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6.1mm"/>
    </style:style>
    <style:style style:name="co2" style:family="table-column">
      <style:table-column-properties fo:break-before="auto" style:column-width="648.78mm"/>
    </style:style>
    <style:style style:name="co3" style:family="table-column">
      <style:table-column-properties fo:break-before="auto" style:column-width="34.27mm"/>
    </style:style>
    <style:style style:name="co4" style:family="table-column">
      <style:table-column-properties fo:break-before="auto" style:column-width="536.86mm"/>
    </style:style>
    <style:style style:name="co5" style:family="table-column">
      <style:table-column-properties fo:break-before="auto" style:column-width="636.8mm"/>
    </style:style>
    <style:style style:name="co6" style:family="table-column">
      <style:table-column-properties fo:break-before="auto" style:column-width="519.15mm"/>
    </style:style>
    <style:style style:name="co7" style:family="table-column">
      <style:table-column-properties fo:break-before="auto" style:column-width="630.26mm"/>
    </style:style>
    <style:style style:name="co8" style:family="table-column">
      <style:table-column-properties fo:break-before="auto" style:column-width="652.8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9.33mm"/>
    </style:style>
    <style:style style:name="co11" style:family="table-column">
      <style:table-column-properties fo:break-before="auto" style:column-width="43.57mm"/>
    </style:style>
    <style:style style:name="co12" style:family="table-column">
      <style:table-column-properties fo:break-before="auto" style:column-width="44.47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63.69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ro7" style:family="table-row">
      <style:table-row-properties style:row-height="28.17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47.91mm" fo:break-before="auto" style:use-optimal-row-height="true"/>
    </style:style>
    <style:style style:name="ro10" style:family="table-row">
      <style:table-row-properties style:row-height="32.1mm" fo:break-before="auto" style:use-optimal-row-height="true"/>
    </style:style>
    <style:style style:name="ro11" style:family="table-row">
      <style:table-row-properties style:row-height="40.01mm" fo:break-before="auto" style:use-optimal-row-height="true"/>
    </style:style>
    <style:style style:name="ro12" style:family="table-row">
      <style:table-row-properties style:row-height="36.05mm" fo:break-before="auto" style:use-optimal-row-height="true"/>
    </style:style>
    <style:style style:name="ro13" style:family="table-row">
      <style:table-row-properties style:row-height="51.86mm" fo:break-before="auto" style:use-optimal-row-height="true"/>
    </style:style>
    <style:style style:name="ro14" style:family="table-row">
      <style:table-row-properties style:row-height="91.35mm" fo:break-before="auto" style:use-optimal-row-height="true"/>
    </style:style>
    <style:style style:name="ro15" style:family="table-row">
      <style:table-row-properties style:row-height="12.21mm" fo:break-before="auto" style:use-optimal-row-height="true"/>
    </style:style>
    <style:style style:name="ro16" style:family="table-row">
      <style:table-row-properties style:row-height="24.06mm" fo:break-before="auto" style:use-optimal-row-height="true"/>
    </style:style>
    <style:style style:name="ro17" style:family="table-row">
      <style:table-row-properties style:row-height="8.27mm" fo:break-before="auto" style:use-optimal-row-height="true"/>
    </style:style>
    <style:style style:name="ro18" style:family="table-row">
      <style:table-row-properties style:row-height="16.16mm" fo:break-before="auto" style:use-optimal-row-height="true"/>
    </style:style>
    <style:style style:name="ro19" style:family="table-row">
      <style:table-row-properties style:row-height="67.5mm" fo:break-before="auto" style:use-optimal-row-height="true"/>
    </style:style>
    <style:style style:name="ro20" style:family="table-row">
      <style:table-row-properties style:row-height="20.11mm" fo:break-before="auto" style:use-optimal-row-height="true"/>
    </style:style>
    <style:style style:name="ro21" style:family="table-row">
      <style:table-row-properties style:row-height="28.01mm" fo:break-before="auto" style:use-optimal-row-height="true"/>
    </style:style>
    <style:style style:name="ro22" style:family="table-row">
      <style:table-row-properties style:row-height="31.96mm" fo:break-before="auto" style:use-optimal-row-height="true"/>
    </style:style>
    <style:style style:name="ro23" style:family="table-row">
      <style:table-row-properties style:row-height="43.82mm" fo:break-before="auto" style:use-optimal-row-height="true"/>
    </style:style>
    <style:style style:name="ro24" style:family="table-row">
      <style:table-row-properties style:row-height="39.86mm" fo:break-before="auto" style:use-optimal-row-height="true"/>
    </style:style>
    <style:style style:name="ro25" style:family="table-row">
      <style:table-row-properties style:row-height="43.96mm" fo:break-before="auto" style:use-optimal-row-height="true"/>
    </style:style>
    <style:style style:name="ro26" style:family="table-row">
      <style:table-row-properties style:row-height="59.6mm" fo:break-before="auto" style:use-optimal-row-height="true"/>
    </style:style>
    <style:style style:name="ro27" style:family="table-row">
      <style:table-row-properties style:row-height="55.65mm" fo:break-before="auto" style:use-optimal-row-height="true"/>
    </style:style>
    <style:style style:name="ro28" style:family="table-row">
      <style:table-row-properties style:row-height="51.7mm" fo:break-before="auto" style:use-optimal-row-height="true"/>
    </style:style>
    <style:style style:name="ro29" style:family="table-row">
      <style:table-row-properties style:row-height="47.75mm" fo:break-before="auto" style:use-optimal-row-height="true"/>
    </style:style>
    <style:style style:name="ro30" style:family="table-row">
      <style:table-row-properties style:row-height="83.29mm" fo:break-before="auto" style:use-optimal-row-height="true"/>
    </style:style>
    <style:style style:name="ro31" style:family="table-row">
      <style:table-row-properties style:row-height="35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3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ize-asian="10pt" style:text-overline-style="none" style:text-overline-color="font-color" style:font-weight-asian="normal" style:font-weight-complex="normal" style:font-style-asian="normal" style:font-style-complex="normal" style:text-emphasize="none" style:font-name="Liberation Sans" style:language-asian="zh" style:country-asian="CN" style:font-size-complex="10pt" style:font-relief="none" style:language-complex="hi" style:country-complex="IN" style:font-name-asian="Noto Sans CJK SC Regular" style:font-name-complex="Lohit Devanagari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fo:font-size="10pt"/>
    </style:style>
    <style:style style:name="T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" style:family="text">
      <style:text-properties style:font-size-complex="10pt" style:font-relief="none" style:font-style-complex="normal" style:font-weight-complex="normal" style:font-name-complex="Lohit Devanagari" style:language-complex="hi" style:country-complex="IN" fo:language="fr" fo:country="FR" fo:text-shadow="none" fo:font-style="normal" style:text-underline-style="none" style:text-underline-color="font-color" fo:font-size="10pt" style:font-name="Liberation Sans" fo:font-weight="normal" style:text-line-through-type="none" style:text-outline="false" style:text-line-through-mode="continuous" style:language-asian="zh" style:country-asian="CN" style:font-name-asian="Noto Sans CJK SC Regular" style:font-size-asian="10pt" style:font-weight-asian="normal" style:font-style-asian="normal" style:text-emphasize="none" style:text-overline-style="none" style:text-overline-color="font-color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precision-as-shown="true" table:automatic-find-labels="false" table:use-regular-expressions="false"/>
      <table:table table:name="pred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703|704</text:p>
          </table:table-cell>
          <table:table-cell office:value-type="string" calcext:value-type="string">
            <text:p>que Lancelos n’est, |si n’en menra il point. —</text:p>
          </table:table-cell>
          <table:table-cell office:value-type="string" calcext:value-type="string">
            <text:p>que lanc̃. nest nen manra il point. </text:p>
          </table:table-cell>
          <table:table-cell office:value-type="string" calcext:value-type="string">
            <text:p>que la lancelot ne soit. |si ne lenmenroit il point </text:p>
          </table:table-cell>
          <table:table-cell office:value-type="string" calcext:value-type="string">
            <text:p>que nest lancelot |si ne lemmenera il point. </text:p>
          </table:table-cell>
          <table:table-cell office:value-type="string" calcext:value-type="string">
            <text:p>Et ceulx dient </text:p>
          </table:table-cell>
          <table:table-cell office:value-type="string" calcext:value-type="string">
            <text:p>quelo no moueria de aqui vn punto agora </text:p>
          </table:table-cell>
          <table:table-cell office:value-type="string" calcext:value-type="string">
            <text:p>che Lancellotto, no ne menerà elli punto. — Or vedrete, diss’ella, </text:p>
          </table:table-cell>
        </table:table-row>
        <table:table-row table:style-name="ro2">
          <table:table-cell office:value-type="string" calcext:value-type="string">
            <text:p>705|706</text:p>
          </table:table-cell>
          <table:table-cell office:value-type="string" calcext:value-type="string">
            <text:p>Or verrons, fet ele, |comment il vos en avendra. » A ces paroles vint laiens Lancelos tos armés </text:p>
          </table:table-cell>
          <table:table-cell office:value-type="string" calcext:value-type="string">
            <text:p>Se uerrez uos fait ele|coment il uos en auanra iusquaa nagaires |A ces paroles uint laiens lanc̃. tous armez </text:p>
          </table:table-cell>
          <table:table-cell office:value-type="string" calcext:value-type="string">
            <text:p>Or uerrois fait elle |comment il vous en lauenra. |ces paroles uient laiens lancelot tous armes </text:p>
          </table:table-cell>
          <table:table-cell office:value-type="string" calcext:value-type="string">
            <text:p>Or uerrons fait elle|comment il uous en prendra |A ces paroles uient leans lancelot tout arme. </text:p>
          </table:table-cell>
          <table:table-cell office:value-type="string" calcext:value-type="string">
            <text:p>que tant quilz seront uifz ne le lesront emporter. A ces parolles uint leans lancelot tout arme. </text:p>
          </table:table-cell>
          <table:table-cell office:value-type="string" calcext:value-type="string">
            <text:p>vere dixo la donçella |como vos auerna |Ellos asi fablando llego ay lançarote Armado de todas armas </text:p>
          </table:table-cell>
          <table:table-cell office:value-type="string" calcext:value-type="string">
            <text:p>come voi averra». |A queste parole entrò là entro Lancellotto tutto armato, 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et quant li chevalier le voient venir, </text:p>
          </table:table-cell>
          <table:table-cell table:number-columns-repeated="2" office:value-type="string" calcext:value-type="string">
            <text:p>Et quant li cheualier le uoient uenir </text:p>
          </table:table-cell>
          <table:table-cell office:value-type="string" calcext:value-type="string">
            <text:p>et quant les cheualiers le uoyent uenir </text:p>
          </table:table-cell>
          <table:table-cell office:value-type="string" calcext:value-type="string">
            <text:p>Et quant les cheualiers le uoyent uenir </text:p>
          </table:table-cell>
          <table:table-cell office:value-type="string" calcext:value-type="string">
            <text:p>e los caualleros |que lo vieron preguntaron </text:p>
          </table:table-cell>
          <table:table-cell office:value-type="string" calcext:value-type="string">
            <text:p>e quando i cavalieri il vidono venire, </text:p>
          </table:table-cell>
        </table:table-row>
        <table:table-row table:style-name="ro3">
          <table:table-cell office:value-type="float" office:value="708" calcext:value-type="float">
            <text:p>708</text:p>
          </table:table-cell>
          <table:table-cell table:number-columns-repeated="2" office:value-type="string" calcext:value-type="string">
            <text:p>si li demandent </text:p>
          </table:table-cell>
          <table:table-cell office:value-type="string" calcext:value-type="string">
            <text:p>si li denandent </text:p>
          </table:table-cell>
          <table:table-cell office:value-type="string" calcext:value-type="string">
            <text:p>si luy demandent</text:p>
          </table:table-cell>
          <table:table-cell office:value-type="string" calcext:value-type="string">
            <text:p>si luy demandent </text:p>
          </table:table-cell>
          <table:table-cell office:value-type="string" calcext:value-type="string">
            <text:p>Que que queria fazer </text:p>
          </table:table-cell>
          <table:table-cell office:value-type="string" calcext:value-type="string">
            <text:p>si l domandano </text:p>
          </table:table-cell>
        </table:table-row>
        <table:table-row table:style-name="ro4">
          <table:table-cell office:value-type="float" office:value="709" calcext:value-type="float">
            <text:p>709</text:p>
          </table:table-cell>
          <table:table-cell office:value-type="string" calcext:value-type="string">
            <text:p>qu’il velt fere. « Je vueil, fet il, avoir le cors </text:p>
          </table:table-cell>
          <table:table-cell office:value-type="string" calcext:value-type="string">
            <text:p>que il wet faire. |ie weil fait il auoir le cors</text:p>
          </table:table-cell>
          <table:table-cell office:value-type="string" calcext:value-type="string">
            <text:p>que il ueullt. ie ueul fait il auoir le cors </text:p>
          </table:table-cell>
          <table:table-cell office:value-type="string" calcext:value-type="string">
            <text:p>quil ueult faire. Ie uueil auoir fait il le corps </text:p>
          </table:table-cell>
          <table:table-cell office:value-type="string" calcext:value-type="string">
            <text:p>que il ueult faire ie uueil auoir fait il le corps </text:p>
          </table:table-cell>
          <table:table-cell office:value-type="string" calcext:value-type="string">
            <text:p>yo quiero dixo el el cuerpo que alla esta Pordios </text:p>
          </table:table-cell>
          <table:table-cell office:value-type="string" calcext:value-type="string">
            <text:p>che vuol fare. |to voglio, diss’elli, avere il corpo</text:p>
          </table:table-cell>
        </table:table-row>
        <table:table-row table:style-name="ro3">
          <table:table-cell office:value-type="float" office:value="710" calcext:value-type="float">
            <text:p>710</text:p>
          </table:table-cell>
          <table:table-cell office:value-type="string" calcext:value-type="string">
            <text:p>qui laiens est. — </text:p>
          </table:table-cell>
          <table:table-cell office:value-type="string" calcext:value-type="string">
            <text:p>qui saiens est. </text:p>
          </table:table-cell>
          <table:table-cell office:value-type="string" calcext:value-type="string">
            <text:p>qui llaiens est. </text:p>
          </table:table-cell>
          <table:table-cell office:value-type="string" calcext:value-type="string">
            <text:p>qui est leans. </text:p>
          </table:table-cell>
          <table:table-cell office:value-type="string" calcext:value-type="string">
            <text:p>qui leans gist. </text:p>
          </table:table-cell>
          <table:table-cell office:value-type="string" calcext:value-type="string">
            <text:p>dixeron ellos </text:p>
          </table:table-cell>
          <table:table-cell office:value-type="string" calcext:value-type="string">
            <text:p>che là entro est inserrato. </text:p>
          </table:table-cell>
        </table:table-row>
        <table:table-row table:style-name="ro4">
          <table:table-cell office:value-type="float" office:value="711" calcext:value-type="float">
            <text:p>711</text:p>
          </table:table-cell>
          <table:table-cell office:value-type="string" calcext:value-type="string">
            <text:p>Par foi, font il, vos ne l’avrois mie por nient. Nos ¡ morrons ançois tuit </text:p>
          </table:table-cell>
          <table:table-cell office:value-type="string" calcext:value-type="string">
            <text:p>Par foi font il uos ne laures pas |por noiant. </text:p>
          </table:table-cell>
          <table:table-cell office:value-type="string" calcext:value-type="string">
            <text:p>Par foi font il vous ne laures mie |pour noient nous y morrons </text:p>
          </table:table-cell>
          <table:table-cell office:value-type="string" calcext:value-type="string">
            <text:p>Certes font ilz uous ne laurez pas |pour neant nous y mourrons auant tous </text:p>
          </table:table-cell>
          <table:table-cell office:value-type="string" calcext:value-type="string">
            <text:p>Par ma foy font il uous ne laures point </text:p>
          </table:table-cell>
          <table:table-cell office:value-type="string" calcext:value-type="string">
            <text:p>vos no lo aueredes |que ante seremos aqui todos muertos </text:p>
          </table:table-cell>
          <table:table-cell office:value-type="string" calcext:value-type="string">
            <text:p>— Per fé, dicono elli, vo' non l’arete passo per niente: noi ci moremo in prima tutt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c i morrons ansois tuit 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712|713|714|715|716|717|718|719|720|721</text:p>
          </table:table-cell>
          <table:table-cell office:value-type="string" calcext:value-type="string">
            <text:p>que vos l’enportois. — A morir, fet il, en estes donc tuit, |puis|que a mains ne vos en volés soffrir !» |Si saut dedens les prones |et il li corent sus, |kar arrieres le cuident fere sailir |por poor de morir; |si le fierent par la ou il le pueent ataindre |et il ot el poing l’espee nue ;|si lor done grans cops et pesans </text:p>
          </table:table-cell>
          <table:table-cell office:value-type="string" calcext:value-type="string">
            <text:p>que uous lemportoit. |Au morir fait il estes uos tuit |puis que au mains ne uos en uolez souffrir. |Lors saut dedens les pronez. |et cil li corrent sus |car arreres le cuident faire flatir por paour de mort |si le fierent par la |ou il pueent ataindre |et il ot el poing lespee nue. |si lor done grant cox et pesans </text:p>
          </table:table-cell>
          <table:table-cell office:value-type="string" calcext:value-type="string">
            <text:p>aincois que vous lenportes. |Au morir fait il estes vous tout uenu |puis que a mainz nen voles passer. |Cil sont dedens les prones. |et il lor cort sus maintenant. |Et cil a lui |quar arriere le quiderent faire flatir pour paor de morir. |si le fierent la |ou il le porent ataindre. |Et il auoit en la main lespee toute nue.|si lor doune grans cops et pesans. </text:p>
          </table:table-cell>
          <table:table-cell office:value-type="string" calcext:value-type="string">
            <text:p>que uous lemportez Mourir uous en fault |puis qui a moons |ne uous en pouez soufrir. |Si sault dedans les prones|et il luy courent sus. |Car arriere le cuident faire flatir pour paour de mourir. |si le fierent par la |ou ilz le peuent actaindre. |et il eut ou poing lespee nue |si leur donne grans coups et pesans </text:p>
          </table:table-cell>
          <table:table-cell office:value-type="string" calcext:value-type="string">
            <text:p>ains y mourrent tous |que uous lemportes. au mourrir estes uous tous uenus |puis que a moins ne uous en uoulles passer |Ceulx sont dedens les prosnes |et il leur court sus incentinent et eulx a luy. lancelot tire son espee toute nue </text:p>
          </table:table-cell>
          <table:table-cell office:value-type="string" calcext:value-type="string">
            <text:p>que vos asi lo lleuar a morir |vos conuiene Dixo lançarote |pues no vos queredes sofrir |e luego salieron los Caualleros delos arcos |do estauan con miedo de ser Muertos |e començaronlo a ferir |por do mas mal lo podian fazer </text:p>
          </table:table-cell>
          <table:table-cell office:value-type="string" calcext:value-type="string">
            <text:p>che voi ne l portiate! |—Al morire ne siete voi venuti, |poscia che a meno non ne potete sofferireb. |i salta di dentro les prone, |ed|e' gli corrono suso, |ch’a terra il credono frattire per paura di morire, |si 'l fegono per là |ov’elli il possono agiugnere. |Ed elli ebbe impugnata la spada ignuda, |si lor dona gran colpi |e pesanti, </text:p>
          </table:table-cell>
        </table:table-row>
        <table:table-row table:style-name="ro4">
          <table:table-cell office:value-type="string" calcext:value-type="string">
            <text:p>722|723</text:p>
          </table:table-cell>
          <table:table-cell office:value-type="string" calcext:value-type="string">
            <text:p>et fiert le premier |qu’il encontre si durement </text:p>
          </table:table-cell>
          <table:table-cell office:value-type="string" calcext:value-type="string">
            <text:p>et fiert le premier|quil puet encontre si durement: </text:p>
          </table:table-cell>
          <table:table-cell office:value-type="string" calcext:value-type="string">
            <text:p>Et fiert si le premier|quil encontre </text:p>
          </table:table-cell>
          <table:table-cell office:value-type="string" calcext:value-type="string">
            <text:p>Et fiert le premier |quil encontre si fort. </text:p>
          </table:table-cell>
          <table:table-cell office:value-type="string" calcext:value-type="string">
            <text:p>et frappe sur eulx en telle maniere </text:p>
          </table:table-cell>
          <table:table-cell office:value-type="string" calcext:value-type="string">
            <text:p>e lançarote metio mano ala espada e firio al primero |que fallo asi duramente </text:p>
          </table:table-cell>
          <table:table-cell office:value-type="string" calcext:value-type="string">
            <text:p>e fiede el primaio si duramente </text:p>
          </table:table-cell>
        </table:table-row>
        <table:table-row table:style-name="ro6">
          <table:table-cell office:value-type="string" calcext:value-type="string">
            <text:p>724|725|726</text:p>
          </table:table-cell>
          <table:table-cell office:value-type="string" calcext:value-type="string">
            <text:p>que por le hialme ne por la coife de fer ne remaint |qu’il ne li mete l’espee |jusqu’al test; </text:p>
          </table:table-cell>
          <table:table-cell office:value-type="string" calcext:value-type="string">
            <text:p>que por hiaume ne por la coiffe ne remaint |que il ne li meste lespee iuscau test. </text:p>
          </table:table-cell>
          <table:table-cell office:value-type="string" calcext:value-type="string">
            <text:p>que por coiffe ne pour heaume ne remainst |que il ne li mete lespee iusques au tesstje. </text:p>
          </table:table-cell>
          <table:table-cell office:value-type="string" calcext:value-type="string">
            <text:p>car pour le heaume |ne pour la coiffe de fer ne demeure |quil|ni luy mecte lespee iucquau test. </text:p>
          </table:table-cell>
          <table:table-cell office:value-type="string" calcext:value-type="string">
            <text:p>que le premier </text:p>
          </table:table-cell>
          <table:table-cell office:value-type="string" calcext:value-type="string">
            <text:p>que porel yelmo ni Porel almofar no finco |quele no metiese la espada porla Cabeça </text:p>
          </table:table-cell>
          <table:table-cell office:value-type="string" calcext:value-type="string">
            <text:p>che per l’elmo né per la cuffia del ferro non rimane |che non gli metta la spada insin qua alla testa, </text:p>
          </table:table-cell>
        </table:table-row>
        <table:table-row table:style-name="ro1">
          <table:table-cell office:value-type="string" calcext:value-type="string">
            <text:p>727|728</text:p>
          </table:table-cell>
          <table:table-cell office:value-type="string" calcext:value-type="string">
            <text:p>et il le hurte de soi, |Si l’abat a terre. </text:p>
          </table:table-cell>
          <table:table-cell office:value-type="string" calcext:value-type="string">
            <text:p>Si le hurte desor |et labat a terre. </text:p>
          </table:table-cell>
          <table:table-cell office:value-type="string" calcext:value-type="string">
            <text:p>Et il le hurte si labat a terre. </text:p>
          </table:table-cell>
          <table:table-cell office:value-type="string" calcext:value-type="string">
            <text:p>Et il le hurte de soy si labas a terre. </text:p>
          </table:table-cell>
          <table:table-cell office:value-type="string" calcext:value-type="string">
            <text:p>quil attaint il le met par terre. </text:p>
          </table:table-cell>
          <table:table-cell office:value-type="string" calcext:value-type="string">
            <text:p>e dio conel en tierra e los otros lo començaron a ferir muy rreçia mente </text:p>
          </table:table-cell>
          <table:table-cell office:value-type="string" calcext:value-type="string">
            <text:p>ed elli il percuote di sé medesimo, |si-llo abatte a terra. </text:p>
          </table:table-cell>
        </table:table-row>
        <table:table-row table:style-name="ro2">
          <table:table-cell office:value-type="string" calcext:value-type="string">
            <text:p>729|730|731</text:p>
          </table:table-cell>
          <table:table-cell office:value-type="string" calcext:value-type="string">
            <text:p>Et lors saillent molt irieement tuit li autre, |si depiecent son escu et son hialme et son hauberc |et le blecent en pluisors lieus. </text:p>
          </table:table-cell>
          <table:table-cell office:value-type="string" calcext:value-type="string">
            <text:p>et lors saillent tuit li autre|si li deprirent son haubert et son escu et son hiaume. et le blecerent en plusors lieus. </text:p>
          </table:table-cell>
          <table:table-cell office:value-type="string" calcext:value-type="string">
            <text:p>Et li autre as lassalent moult ireement. |et le fierent sor son heaume et sor son hauberc. |si quil li derrompent en pluisours lieus. </text:p>
          </table:table-cell>
          <table:table-cell office:value-type="string" calcext:value-type="string">
            <text:p>Et lors lassaillent moult ireement tous les autres.|Si luy depecent son escu et son heaume et son haubert et le blecent en plusieurs lieux. </text:p>
          </table:table-cell>
          <table:table-cell office:value-type="string" calcext:value-type="string">
            <text:p>lors le assaillent les aultres moult uigoureusement: </text:p>
          </table:table-cell>
          <table:table-cell office:value-type="string" calcext:value-type="string">
            <text:p>porel escudo e porel yelmo |e porla loriga |asi que selo quebrantaron |e Ronpieron Por muchos lugares </text:p>
          </table:table-cell>
          <table:table-cell office:value-type="string" calcext:value-type="string">
            <text:p>Allor salgono molto adiratamente tutti gli altri, |si gli dispezano suo scudo e suo elmo, |e suo asbergo gli falsano in più luogora, </text:p>
          </table:table-cell>
        </table:table-row>
        <table:table-row table:style-name="ro7">
          <table:table-cell office:value-type="string" calcext:value-type="string">
            <text:p>732|733|734|735|736|737</text:p>
          </table:table-cell>
          <table:table-cell office:value-type="string" calcext:value-type="string">
            <text:p>Mais il ne li chaut de rien |qu’il li facent, |kar tant est dolens |que nus plus; |si lor laisse corre par grant ire |et lor done de l’espee si grans cops </text:p>
          </table:table-cell>
          <table:table-cell office:value-type="string" calcext:value-type="string">
            <text:p>Mais il ne len chaut de rien.|Car tant est dolens |que nus plus ne puet estre. |Si lor laisse corre par grant ire. |et lordone de lespee si grant cox</text:p>
          </table:table-cell>
          <table:table-cell office:value-type="string" calcext:value-type="string">
            <text:p>Mais il ne li chaut de chose |quil li fachent. |quar tant est dolans que nus plus. |si lor laisse corre par grant ire lor donne de lespee grans cops </text:p>
          </table:table-cell>
          <table:table-cell office:value-type="string" calcext:value-type="string">
            <text:p>mais il ne luy chault de riens|quil luy facent. |car tant est doulent |qui plus ne puet si leur laisse courre de grant ire. |et leur donne de lespee si grans coups </text:p>
          </table:table-cell>
          <table:table-cell office:value-type="string" calcext:value-type="string">
            <text:p>mais peu leur prouffite: |car tant est dolent |que nul plus. |si leur laisse courir par grant ire tant </text:p>
          </table:table-cell>
          <table:table-cell office:value-type="string" calcext:value-type="string">
            <text:p>mas el no daua cosa por aquello quele façian |tanto estaua de sañudo |e dexo de correr aellos |Con gran yra |e dauales dela espada tales Golpes </text:p>
          </table:table-cell>
          <table:table-cell office:value-type="string" calcext:value-type="string">
            <text:p>ma e' non gli è a nulla |che gli facciano, ch’atanto est dolente |che nullo più. |Si lor lascia corere si gran colpi </text:p>
          </table:table-cell>
        </table:table-row>
        <table:table-row table:style-name="ro8">
          <table:table-cell office:value-type="string" calcext:value-type="string">
            <text:p>738|739</text:p>
          </table:table-cell>
          <table:table-cell office:value-type="string" calcext:value-type="string">
            <text:p>que tos les fet guenchir avant lui.|Et lors esgarde celui des IllI. </text:p>
          </table:table-cell>
          <table:table-cell office:value-type="string" calcext:value-type="string">
            <text:p>que toz les fait guenchir auant lui. |Lors esgarde de celui des qͣtre </text:p>
          </table:table-cell>
          <table:table-cell office:value-type="string" calcext:value-type="string">
            <text:p>si que tous les fait guenchir deuant lui. |lors esgarde |et voit vn dez. iiij.</text:p>
          </table:table-cell>
          <table:table-cell office:value-type="string" calcext:value-type="string">
            <text:p>que tous les fait guenchir auant luy |Lors regarde celuy des quatre </text:p>
          </table:table-cell>
          <table:table-cell office:value-type="string" calcext:value-type="string">
            <text:p>que tous les fait reculer de lui. |Lors regarde lun des quatre </text:p>
          </table:table-cell>
          <table:table-cell office:value-type="string" calcext:value-type="string">
            <text:p>asi quelos façia de si arredrar e Lançarote Paro mientes en aquel </text:p>
          </table:table-cell>
          <table:table-cell office:value-type="string" calcext:value-type="string">
            <text:p>che tutti gli fa ischencire davanti lui. |Allora avisa |que' de' quatro </text:p>
          </table:table-cell>
        </table:table-row>
        <table:table-row table:style-name="ro6">
          <table:table-cell office:value-type="float" office:value="740" calcext:value-type="float">
            <text:p>740</text:p>
          </table:table-cell>
          <table:table-cell office:value-type="string" calcext:value-type="string">
            <text:p>qui plus li faisoit mal et cil estoit molt grans et molt fors; </text:p>
          </table:table-cell>
          <table:table-cell office:value-type="string" calcext:value-type="string">
            <text:p>que miex le faissoit a son essianc. |et cil estoit mout grans cheualiers et mout fors. </text:p>
          </table:table-cell>
          <table:table-cell office:value-type="string" calcext:value-type="string">
            <text:p>qui plus li fait mal a son essient. </text:p>
          </table:table-cell>
          <table:table-cell office:value-type="string" calcext:value-type="string">
            <text:p>qui luy faisoit plus de mal a son adius. |et il estoit moult grant et moult fort. </text:p>
          </table:table-cell>
          <table:table-cell office:value-type="string" calcext:value-type="string">
            <text:p>qui plus lui faisoit mal a son auiz </text:p>
          </table:table-cell>
          <table:table-cell office:value-type="string" calcext:value-type="string">
            <text:p>que mas mal le façia |que hera muy grande e muy fuerte </text:p>
          </table:table-cell>
          <table:table-cell office:value-type="string" calcext:value-type="string">
            <text:p>che più gli faceva male a suo aviso, |e quegli era molto grande e molto forte; </text:p>
          </table:table-cell>
        </table:table-row>
        <table:table-row table:style-name="ro7">
          <table:table-cell office:value-type="string" calcext:value-type="string">
            <text:p>741|742|743|744|745</text:p>
          </table:table-cell>
          <table:table-cell office:value-type="string" calcext:value-type="string">
            <text:p>et Lancelos |qui le vient ataignant li done par mi le hialme si grant cop |qu’il en fet le feu saillir, |et l’espee glace |qui de droit ne fu pas ferue. </text:p>
          </table:table-cell>
          <table:table-cell office:value-type="string" calcext:value-type="string">
            <text:p>et lanc̾ qui le uient atangnant li done parmi le hiaume si grant cop. |que il en fait le fen saillir. |et lespee glace |qui droit ne fu pas ferue. </text:p>
          </table:table-cell>
          <table:table-cell office:value-type="string" calcext:value-type="string">
            <text:p>Et il estoit moult grans et moult fors. et lancelos |qui le vient ataignant li donne sor le heaume tel cop |quil en fait le fu saillir. et lespee glache |qui ne fu mie de droit ferue. </text:p>
          </table:table-cell>
          <table:table-cell office:value-type="string" calcext:value-type="string">
            <text:p>et lancelot lactaint par le heaume si grant coup |quil en fait saillir le fer. et lespee glace |qui de droit ne fu pas ferue </text:p>
          </table:table-cell>
          <table:table-cell office:value-type="string" calcext:value-type="string">
            <text:p>si lui donne sur son heaume tel coup |qu il en fait le feu saillir/ |et lespee glace </text:p>
          </table:table-cell>
          <table:table-cell office:value-type="string" calcext:value-type="string">
            <text:p>e diole asi vn golpe tan grande ençima del yelmo |que el fuego fiço salir del |e el golpe desçendio al honbro </text:p>
          </table:table-cell>
          <table:table-cell office:value-type="string" calcext:value-type="string">
            <text:p>e Lancellotto, |che viene agiugnendo, |si l fiede si gran colpo |che n diritto non fu passo fedito, </text:p>
          </table:table-cell>
        </table:table-row>
        <table:table-row table:style-name="ro7">
          <table:table-cell office:value-type="string" calcext:value-type="string">
            <text:p>746|747|748|749</text:p>
          </table:table-cell>
          <table:table-cell office:value-type="string" calcext:value-type="string">
            <text:p>si descent desus la senestre espaule. |Li cops fu grans et par ire ferus, |et bien i parut |que l’espee cola par mi l’espaule a al chevalier, </text:p>
          </table:table-cell>
          <table:table-cell office:value-type="string" calcext:value-type="string">
            <text:p>Si li descent desous la senestre espaule. |et li cox fu grans et par ire feruset bien i parut |que lespee cola parmi lespaule au cheualier. </text:p>
          </table:table-cell>
          <table:table-cell office:value-type="string" calcext:value-type="string">
            <text:p>si descent sor la droite espaulle au cheualier. |si que li bras kai a tout lespee sor le pauement. |Et cil trebuche a terre |qui se pasme de langoisse </text:p>
          </table:table-cell>
          <table:table-cell office:value-type="string" calcext:value-type="string">
            <text:p>si luy descend dessoubz la senestre espaule le coup fu grant et feru par yre. |et bien y parut. |car lespee coula parmy lespaule au cheualier </text:p>
          </table:table-cell>
          <table:table-cell office:value-type="string" calcext:value-type="string">
            <text:p>si descent sur la destre espaulle du cheualier: </text:p>
          </table:table-cell>
          <table:table-cell office:value-type="string" calcext:value-type="string">
            <text:p>e Como fue dado de gran fuerça |asi que porla loriga no finco </text:p>
          </table:table-cell>
          <table:table-cell office:value-type="string" calcext:value-type="string">
            <text:p>si gli discende sopra la sinistra spalla. ll colpo fu grande e per ira fedito e bene aparve |che-lla spada colò per me' la spalla del cavaliere, 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si que li bras a tote l’espaule chiet desus le pavement. </text:p>
          </table:table-cell>
          <table:table-cell office:value-type="string" calcext:value-type="string">
            <text:p>Si que li bras atout lespee chai seur le pauement. et cil trebuche a terre |et se pasme: de langoisse </text:p>
          </table:table-cell>
          <table:table-cell office:value-type="string" calcext:value-type="string">
            <text:p>quil sent. </text:p>
          </table:table-cell>
          <table:table-cell office:value-type="string" calcext:value-type="string">
            <text:p>si qui le braz a toute lespaule chey dessus le pauement.|et il trebuche a terre </text:p>
          </table:table-cell>
          <table:table-cell office:value-type="string" calcext:value-type="string">
            <text:p>si que le bras lui cheut atout lespee sur le pauement. </text:p>
          </table:table-cell>
          <table:table-cell office:value-type="string" calcext:value-type="string">
            <text:p>quele no derribase el braço conla espada en tierra </text:p>
          </table:table-cell>
          <table:table-cell office:value-type="string" calcext:value-type="string">
            <text:p>sicché la spalla con tutto il braccio cadde di sopra lo smalto, |ed e' trabocca a terra, 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si spasima . faceva facevano della angoscia 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et se pasme de langoisse 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qu il sent. 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que il sent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751|752</text:p>
          </table:table-cell>
          <table:table-cell office:value-type="string" calcext:value-type="string">
            <text:p>Et lors sont molt esmaié li autre troi, |si font molt malvés samblant d’els deffendre por le grant cop</text:p>
          </table:table-cell>
          <table:table-cell office:value-type="string" calcext:value-type="string">
            <text:p>Et lors sont mout esmaiet li autre trois. |Si font mout mauuais sanblant daus desfandre. |por le grant cop </text:p>
          </table:table-cell>
          <table:table-cell office:value-type="string" calcext:value-type="string">
            <text:p>Et lors sont moult esmaie li autre troi. |et font moult maluais samblant daus desfendre pour le grant cop </text:p>
          </table:table-cell>
          <table:table-cell office:value-type="string" calcext:value-type="string">
            <text:p>et lor sont moult esmayez les autres troys. |si font moult mauuaiz semblant de deffedre pour le grant coup </text:p>
          </table:table-cell>
          <table:table-cell office:value-type="string" calcext:value-type="string">
            <text:p>Celui trebucha a terre </text:p>
          </table:table-cell>
          <table:table-cell office:value-type="string" calcext:value-type="string">
            <text:p>e el cauallero conel gran dolor cayo luego en tierra amorteçido |e los otros desque aquel golpe vieron fueron muy desmayados |e fiçieron mal senblante dese defender porlos grandes golpes que façia </text:p>
          </table:table-cell>
          <table:table-cell office:value-type="string" calcext:value-type="string">
            <text:p>che sente. |Allora sono molto ismagati tutti gli altri tre, |si si fanno malvagio sembianti di difendere per lo gran colpo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qu’il ont veu et por l’espee </text:p>
          </table:table-cell>
          <table:table-cell office:value-type="string" calcext:value-type="string">
            <text:p>quil ont ueu et por lespee </text:p>
          </table:table-cell>
          <table:table-cell office:value-type="string" calcext:value-type="string">
            <text:p>quil ont veu. et pour lespee </text:p>
          </table:table-cell>
          <table:table-cell office:value-type="string" calcext:value-type="string">
            <text:p>quilz ont eu. et pour lespee </text:p>
          </table:table-cell>
          <table:table-cell office:value-type="string" calcext:value-type="string">
            <text:p>et se pasma de langoisse</text:p>
          </table:table-cell>
          <table:table-cell office:value-type="string" calcext:value-type="string">
            <text:p>e porla espada </text:p>
          </table:table-cell>
          <table:table-cell office:value-type="string" calcext:value-type="string">
            <text:p>ch’egli ànno veduto e per la spada </text:p>
          </table:table-cell>
        </table:table-row>
        <table:table-row table:style-name="ro4">
          <table:table-cell office:value-type="float" office:value="754" calcext:value-type="float">
            <text:p>754</text:p>
          </table:table-cell>
          <table:table-cell office:value-type="string" calcext:value-type="string">
            <text:p>que chescuns d’els a ja sentie jusqu’al sanc. </text:p>
          </table:table-cell>
          <table:table-cell office:value-type="string" calcext:value-type="string">
            <text:p>que chascuns daus a sentie iussqua sanc. et lanceloz </text:p>
          </table:table-cell>
          <table:table-cell office:value-type="string" calcext:value-type="string">
            <text:p>que cascuns de euls a sentue iusques au sanc. </text:p>
          </table:table-cell>
          <table:table-cell office:value-type="string" calcext:value-type="string">
            <text:p>que chascun a sentie icquau sanc </text:p>
          </table:table-cell>
          <table:table-cell office:value-type="string" calcext:value-type="string">
            <text:p>quil sentist. |Lors sont moult esmaiez les autres .iii. </text:p>
          </table:table-cell>
          <table:table-cell office:value-type="string" calcext:value-type="string">
            <text:p>que auia sentido cadavno enlas carnes </text:p>
          </table:table-cell>
          <table:table-cell office:value-type="string" calcext:value-type="string">
            <text:p>ch’egli ànno sentita insin qua alle carni. 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Et Lancelos lor cort sus </text:p>
          </table:table-cell>
          <table:table-cell office:value-type="string" calcext:value-type="string">
            <text:p>qui ne recroit pas lor cor sus. </text:p>
          </table:table-cell>
          <table:table-cell office:value-type="string" calcext:value-type="string">
            <text:p>Et lancelot </text:p>
          </table:table-cell>
          <table:table-cell office:value-type="string" calcext:value-type="string">
            <text:p>Et lancelot |qui oncquez ne recroit leur court sus </text:p>
          </table:table-cell>
          <table:table-cell office:value-type="string" calcext:value-type="string">
            <text:p>et lancelot leur court sus </text:p>
          </table:table-cell>
          <table:table-cell office:value-type="string" calcext:value-type="string">
            <text:p>e lançarote no cato </text:p>
          </table:table-cell>
          <table:table-cell office:value-type="string" calcext:value-type="string">
            <text:p>E Lancellotto, 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et en fiert I. el hialme </text:p>
          </table:table-cell>
          <table:table-cell office:value-type="string" calcext:value-type="string">
            <text:p>et en fiert .i. amont el hiaume</text:p>
          </table:table-cell>
          <table:table-cell office:value-type="string" calcext:value-type="string">
            <text:p>qui pas ne se recroit en fiert vn amont sor le heaume. </text:p>
          </table:table-cell>
          <table:table-cell office:value-type="string" calcext:value-type="string">
            <text:p>et en fiert lun amont ou heaume</text:p>
          </table:table-cell>
          <table:table-cell office:value-type="string" calcext:value-type="string">
            <text:p>et en fiert tellement ung ament le heaume </text:p>
          </table:table-cell>
          <table:table-cell office:value-type="string" calcext:value-type="string">
            <text:p>mas aquel que derribo </text:p>
          </table:table-cell>
          <table:table-cell office:value-type="string" calcext:value-type="string">
            <text:p>ch’unque non si rimuove, lor corre suso e ne fiede l’uno a monte ne l’elmo sì gran colpo </text:p>
          </table:table-cell>
        </table:table-row>
        <table:table-row table:style-name="ro2">
          <table:table-cell office:value-type="string" calcext:value-type="string">
            <text:p>757|758|759|760</text:p>
          </table:table-cell>
          <table:table-cell office:value-type="string" calcext:value-type="string">
            <text:p>si qu’il le fet flatir a terre d’ambesdeus les paumes. |Et|quant li autre dui voient ce, |si tornent en fuies vers l’uis a garison; </text:p>
          </table:table-cell>
          <table:table-cell office:value-type="string" calcext:value-type="string">
            <text:p>si quil le fait flatir a teree. danbedeus les paumes |et quant li autre dui uoient ce: |si corret᷑ uers luis |et uiennent a garison. </text:p>
          </table:table-cell>
          <table:table-cell office:value-type="string" calcext:value-type="string">
            <text:p>quil le fait flatir a terre dambes. ij. lez paumes. |Et quant li autre doi voient chou. |si tornent en fuies. </text:p>
          </table:table-cell>
          <table:table-cell office:value-type="string" calcext:value-type="string">
            <text:p>si quil le fait flatir a terre des deux paumes |Et quant les autres deux uoyent ce |si tournent uers luys |pour fouir a garison. </text:p>
          </table:table-cell>
          <table:table-cell office:value-type="string" calcext:value-type="string">
            <text:p>qu il le fait flatir a terres |Et quant les autres deux uoient ce|si tournent uers luys a garant. </text:p>
          </table:table-cell>
          <table:table-cell office:value-type="string" calcext:value-type="string">
            <text:p>ante dio al otro vn tal golpe por çima del yelmo quele fiço dar con anbas manos en tierra |e desque los otros esto vieron començaron a foir por guaresçer </text:p>
          </table:table-cell>
          <table:table-cell office:value-type="string" calcext:value-type="string">
            <text:p>ch’elli il fa frattire a terra d’amendune le palme. |ME quando gli altri due vidono ciò, |si tornarono inverso per fuggire a guarigione, </text:p>
          </table:table-cell>
        </table:table-row>
        <table:table-row table:style-name="ro8">
          <table:table-cell office:value-type="string" calcext:value-type="string">
            <text:p>761|762</text:p>
          </table:table-cell>
          <table:table-cell office:value-type="string" calcext:value-type="string">
            <text:p>et Lancelos vint ataignant le deerrain, |si le fiert par entre l’escu et le bras </text:p>
          </table:table-cell>
          <table:table-cell office:value-type="string" calcext:value-type="string">
            <text:p>et lanc̃ uient atangnant |et en fiert a grant uue par entre lescu et le bras </text:p>
          </table:table-cell>
          <table:table-cell office:value-type="string" calcext:value-type="string">
            <text:p>Et lancelot ataint le daarrain |si le fiert par entre se lescu et le col. </text:p>
          </table:table-cell>
          <table:table-cell office:value-type="string" calcext:value-type="string">
            <text:p>Et lancelot actaint le derrain |si le fiert entre lescu et le braz </text:p>
          </table:table-cell>
          <table:table-cell office:value-type="string" calcext:value-type="string">
            <text:p>Et lancelot uient attaignant le derrain par entre lescu et le col </text:p>
          </table:table-cell>
          <table:table-cell office:value-type="string" calcext:value-type="string">
            <text:p>e lançarote alcanço |aquel que yua de tras e firiolo asi duramente entre el onbro y el escudo |que tenia enbraçado </text:p>
          </table:table-cell>
          <table:table-cell office:value-type="string" calcext:value-type="string">
            <text:p>e Lancellotto viene agiugnendo il di dietro, |si l fiede intra lo scudo e l braccio, </text:p>
          </table:table-cell>
        </table:table-row>
        <table:table-row table:style-name="ro8">
          <table:table-cell office:value-type="string" calcext:value-type="string">
            <text:p>763|764|765</text:p>
          </table:table-cell>
          <table:table-cell office:value-type="string" calcext:value-type="string">
            <text:p>si qu’il li trenche le poing |et li escus chiet a terre, |et cil torne en fuies </text:p>
          </table:table-cell>
          <table:table-cell office:value-type="string" calcext:value-type="string">
            <text:p>si quil li tranche le poing. et li escus chiet a terre. |et sil torne en fuie </text:p>
          </table:table-cell>
          <table:table-cell office:value-type="string" calcext:value-type="string">
            <text:p>Si quil li trenche le bras|et li escus chiet a terre. |Et cil torne en fuies </text:p>
          </table:table-cell>
          <table:table-cell office:value-type="string" calcext:value-type="string">
            <text:p>si quil luy trenche le poing. |et lescu chiet a terre a cil tourne en fuye </text:p>
          </table:table-cell>
          <table:table-cell office:value-type="string" calcext:value-type="string">
            <text:p>si lui trenche le bras: et lescu chiet a terre. Lancelot court a lautre </text:p>
          </table:table-cell>
          <table:table-cell office:value-type="string" calcext:value-type="string">
            <text:p>que el braço conel escudo le fiço bolar en tierra |e el cauallero fuese fuyendo ansi llagado |como estaua e lançarote fuese enpos el otro </text:p>
          </table:table-cell>
          <table:table-cell office:value-type="string" calcext:value-type="string">
            <text:p>sicché gli trinca il pugno |e lo scudo cade a terra, |e que' torna in fuga </text:p>
          </table:table-cell>
        </table:table-row>
        <table:table-row table:style-name="ro3">
          <table:table-cell office:value-type="float" office:value="766" calcext:value-type="float">
            <text:p>766</text:p>
          </table:table-cell>
          <table:table-cell office:value-type="string" calcext:value-type="string">
            <text:p>qui maheignié se sent. </text:p>
          </table:table-cell>
          <table:table-cell office:value-type="string" calcext:value-type="string">
            <text:p>qui afolez ce sent. </text:p>
          </table:table-cell>
          <table:table-cell office:value-type="string" calcext:value-type="string">
            <text:p>qui mahaignies se sent. </text:p>
          </table:table-cell>
          <table:table-cell office:value-type="string" calcext:value-type="string">
            <text:p>qui se sent mehaigue </text:p>
          </table:table-cell>
          <table:table-cell office:value-type="string" calcext:value-type="string">
            <text:p>qui ia se releuoit</text:p>
          </table:table-cell>
          <table:table-cell office:value-type="string" calcext:value-type="string">
            <text:p>que auia fincado </text:p>
          </table:table-cell>
          <table:table-cell office:value-type="string" calcext:value-type="string">
            <text:p>che magagnato si sente. </text:p>
          </table:table-cell>
        </table:table-row>
        <table:table-row table:style-name="ro8">
          <table:table-cell office:value-type="string" calcext:value-type="string">
            <text:p>767|768</text:p>
          </table:table-cell>
          <table:table-cell office:value-type="string" calcext:value-type="string">
            <text:p>Et Lancelos vient a l’autre |qui ja se relevoit, sel fiert de l’espee si grant cop </text:p>
          </table:table-cell>
          <table:table-cell office:value-type="string" calcext:value-type="string">
            <text:p>et lanc̃ uient a lautre |que ia se releuois. |si le fiert de lespee si grant cop </text:p>
          </table:table-cell>
          <table:table-cell office:value-type="string" calcext:value-type="string">
            <text:p>Et lancelot reuient a lautre |qui ia se releuoit.|si li donne si grant cop </text:p>
          </table:table-cell>
          <table:table-cell office:value-type="string" calcext:value-type="string">
            <text:p>Et lancelot reuient a lautre |qui se releuoit. |si le fiert de lespee si grant coup </text:p>
          </table:table-cell>
          <table:table-cell office:value-type="string" calcext:value-type="string">
            <text:p>et le fiert si grant coup </text:p>
          </table:table-cell>
          <table:table-cell office:value-type="string" calcext:value-type="string">
            <text:p>e firiolo asi enlo alcançado ençima del yelmo </text:p>
          </table:table-cell>
          <table:table-cell office:value-type="string" calcext:value-type="string">
            <text:p>E Lancellotto ritorna a l’altro |che si rilevava, |si l fiede della spada si gran colpo 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qu’il li fet le hialme voler en la place. </text:p>
          </table:table-cell>
          <table:table-cell office:value-type="string" calcext:value-type="string">
            <text:p>que le hiaume li fait uoler en pieces. </text:p>
          </table:table-cell>
          <table:table-cell office:value-type="string" calcext:value-type="string">
            <text:p>que il li fait voler le heaume de la teste en le place. </text:p>
          </table:table-cell>
          <table:table-cell office:value-type="string" calcext:value-type="string">
            <text:p>quil luy. fait uoler le heaume en la place.</text:p>
          </table:table-cell>
          <table:table-cell office:value-type="string" calcext:value-type="string">
            <text:p>qu il lui fait uoler le heaume de la teste en la place. </text:p>
          </table:table-cell>
          <table:table-cell office:value-type="string" calcext:value-type="string">
            <text:p>que selo fiço volar dela cabeza </text:p>
          </table:table-cell>
          <table:table-cell office:value-type="string" calcext:value-type="string">
            <text:p>che gli fa l’elmo volare nella piaza; 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Et quant cil sent son chief nu, </text:p>
          </table:table-cell>
          <table:table-cell office:value-type="string" calcext:value-type="string">
            <text:p>et quant cis sent son chief nu: </text:p>
          </table:table-cell>
          <table:table-cell office:value-type="string" calcext:value-type="string">
            <text:p>Et quant il sent son chief descouuert. </text:p>
          </table:table-cell>
          <table:table-cell office:value-type="string" calcext:value-type="string">
            <text:p>Et quant il sent son chief nu </text:p>
          </table:table-cell>
          <table:table-cell office:value-type="string" calcext:value-type="string">
            <text:p>Quant celui sent sa teste</text:p>
          </table:table-cell>
          <table:table-cell office:value-type="string" calcext:value-type="string">
            <text:p>e el cauallero desque vido su cabeça desarmada Con pauor de muerte </text:p>
          </table:table-cell>
          <table:table-cell office:value-type="string" calcext:value-type="string">
            <text:p>e quando que' sente suo capo ignudo, </text:p>
          </table:table-cell>
        </table:table-row>
        <table:table-row table:style-name="ro3">
          <table:table-cell office:value-type="float" office:value="771" calcext:value-type="float">
            <text:p>771</text:p>
          </table:table-cell>
          <table:table-cell office:value-type="string" calcext:value-type="string">
            <text:p>si cria merci </text:p>
          </table:table-cell>
          <table:table-cell office:value-type="string" calcext:value-type="string">
            <text:p>Si crie merci </text:p>
          </table:table-cell>
          <table:table-cell office:value-type="string" calcext:value-type="string">
            <text:p>si li crie merci </text:p>
          </table:table-cell>
          <table:table-cell office:value-type="string" calcext:value-type="string">
            <text:p>si me mercy </text:p>
          </table:table-cell>
          <table:table-cell office:value-type="string" calcext:value-type="string">
            <text:p>nue il crie mercy </text:p>
          </table:table-cell>
          <table:table-cell office:value-type="string" calcext:value-type="string">
            <text:p>que ovo pidio le merçed </text:p>
          </table:table-cell>
          <table:table-cell office:value-type="string" calcext:value-type="string">
            <text:p>sì grida mercé </text:p>
          </table:table-cell>
        </table:table-row>
        <table:table-row table:style-name="ro3">
          <table:table-cell office:value-type="float" office:value="772" calcext:value-type="float">
            <text:p>772</text:p>
          </table:table-cell>
          <table:table-cell office:value-type="string" calcext:value-type="string">
            <text:p>et dist </text:p>
          </table:table-cell>
          <table:table-cell office:value-type="string" calcext:value-type="string">
            <text:p>et dit </text:p>
          </table:table-cell>
          <table:table-cell office:value-type="string" calcext:value-type="string">
            <text:p>et dist </text:p>
          </table:table-cell>
          <table:table-cell office:value-type="string" calcext:value-type="string">
            <text:p>et dit</text:p>
          </table:table-cell>
          <table:table-cell office:value-type="string" calcext:value-type="string">
            <text:p>et dit </text:p>
          </table:table-cell>
          <table:table-cell office:value-type="string" calcext:value-type="string">
            <text:p>e dixole </text:p>
          </table:table-cell>
          <table:table-cell office:value-type="string" calcext:value-type="string">
            <text:p>e dice </text:p>
          </table:table-cell>
        </table:table-row>
        <table:table-row table:style-name="ro3">
          <table:table-cell office:value-type="float" office:value="773" calcext:value-type="float">
            <text:p>773</text:p>
          </table:table-cell>
          <table:table-cell office:value-type="string" calcext:value-type="string">
            <text:p>qu’il ne l’ocie pas, </text:p>
          </table:table-cell>
          <table:table-cell office:value-type="string" calcext:value-type="string">
            <text:p>quil ne locie pas. </text:p>
          </table:table-cell>
          <table:table-cell office:value-type="string" calcext:value-type="string">
            <text:p>quil ne lochie mie</text:p>
          </table:table-cell>
          <table:table-cell office:value-type="string" calcext:value-type="string">
            <text:p>quil ne loccie pas </text:p>
          </table:table-cell>
          <table:table-cell/>
          <table:table-cell office:value-type="string" calcext:value-type="string">
            <text:p>ay buen cauallero no me matedes </text:p>
          </table:table-cell>
          <table:table-cell office:value-type="string" calcext:value-type="string">
            <text:p>che non l’uccida passo, </text:p>
          </table:table-cell>
        </table:table-row>
        <table:table-row table:style-name="ro6">
          <table:table-cell office:value-type="string" calcext:value-type="string">
            <text:p>774|775</text:p>
          </table:table-cell>
          <table:table-cell office:value-type="string" calcext:value-type="string">
            <text:p>kar il est pres de sa volenté fere. « |Or te covient donc, fet Lancelos, fiancer</text:p>
          </table:table-cell>
          <table:table-cell office:value-type="string" calcext:value-type="string">
            <text:p>Car il est pres de sa uolente faire. sans contredit |Or te couient |dont a fiencier fait lanc̃. </text:p>
          </table:table-cell>
          <table:table-cell office:value-type="string" calcext:value-type="string">
            <text:p>quar il est prest de sa volente faire. |Lors te couuient |dont fai lancelot afiancer fait il </text:p>
          </table:table-cell>
          <table:table-cell office:value-type="string" calcext:value-type="string">
            <text:p>car il est prest de faire sa uolente.|Or te conuent donc fiancer </text:p>
          </table:table-cell>
          <table:table-cell office:value-type="string" calcext:value-type="string">
            <text:p>qu il est prest de faire sa uoulente. Il te conuient denc promettre dit lancelot </text:p>
          </table:table-cell>
          <table:table-cell office:value-type="string" calcext:value-type="string">
            <text:p>que yo fare toda vuestra voluntad |tu me juraras </text:p>
          </table:table-cell>
          <table:table-cell office:value-type="string" calcext:value-type="string">
            <text:p>ch’egli è presto di sua volontà fare. |vOr ti conviene dunque giurare, disse Lancellotto, </text:p>
          </table:table-cell>
        </table:table-row>
        <table:table-row table:style-name="ro8">
          <table:table-cell office:value-type="string" calcext:value-type="string">
            <text:p>776|777</text:p>
          </table:table-cell>
          <table:table-cell office:value-type="string" calcext:value-type="string">
            <text:p>que tu le cors mon seignor Galehout conduiras a la Dolerose Garde|et iluec le feras garder </text:p>
          </table:table-cell>
          <table:table-cell office:value-type="string" calcext:value-type="string">
            <text:p>que tu le cors Galeh̾. condiuras a la dolereuse garde. |et illuec le feras garder </text:p>
          </table:table-cell>
          <table:table-cell office:value-type="string" calcext:value-type="string">
            <text:p>que tu le cors monseignor Galeholt conduiras a la ioieuse garde |Et y soies tant </text:p>
          </table:table-cell>
          <table:table-cell office:value-type="string" calcext:value-type="string">
            <text:p>que tu conduyras le corps de monss galehot a la douloreuse garde. |Et ilecquez le feras garder </text:p>
          </table:table-cell>
          <table:table-cell office:value-type="string" calcext:value-type="string">
            <text:p>que tu conduiras le corps de gallehaut a la douloureuse garde </text:p>
          </table:table-cell>
          <table:table-cell office:value-type="string" calcext:value-type="string">
            <text:p>dixo lançarote que llebes el cuerpo demi señor galeote ala dolorosa guarda </text:p>
          </table:table-cell>
          <table:table-cell office:value-type="string" calcext:value-type="string">
            <text:p>che tu il corpo di monsignosr Galeotto conducerai alla Dolorosa Guardia; |nel luogo il farai guardare tanto </text:p>
          </table:table-cell>
        </table:table-row>
        <table:table-row table:style-name="ro3">
          <table:table-cell office:value-type="float" office:value="778" calcext:value-type="float">
            <text:p>778</text:p>
          </table:table-cell>
          <table:table-cell office:value-type="string" calcext:value-type="string">
            <text:p>tant que je i viegne; </text:p>
          </table:table-cell>
          <table:table-cell office:value-type="string" calcext:value-type="string">
            <text:p>tant que ie i uaigne. </text:p>
          </table:table-cell>
          <table:table-cell office:value-type="string" calcext:value-type="string">
            <text:p>que iou y uiengne. </text:p>
          </table:table-cell>
          <table:table-cell office:value-type="string" calcext:value-type="string">
            <text:p>tant que ie y uiegne. </text:p>
          </table:table-cell>
          <table:table-cell office:value-type="string" calcext:value-type="string">
            <text:p>tant que ie y uiengne/ </text:p>
          </table:table-cell>
          <table:table-cell office:value-type="string" calcext:value-type="string">
            <text:p>e desque |y fueres </text:p>
          </table:table-cell>
          <table:table-cell office:value-type="string" calcext:value-type="string">
            <text:p>ch’io vi vegna,</text:p>
          </table:table-cell>
        </table:table-row>
        <table:table-row table:style-name="ro4">
          <table:table-cell office:value-type="string" calcext:value-type="string">
            <text:p>779|780|781</text:p>
          </table:table-cell>
          <table:table-cell office:value-type="string" calcext:value-type="string">
            <text:p>et se l’en te demande |qui t’i envoie, |si diras « cil </text:p>
          </table:table-cell>
          <table:table-cell office:value-type="string" calcext:value-type="string">
            <text:p>et se lon te demande |qui ti enuoie: |Si diras </text:p>
          </table:table-cell>
          <table:table-cell office:value-type="string" calcext:value-type="string">
            <text:p>Et se on te demande |qui ti envoie. |Si di que cil ti envoie </text:p>
          </table:table-cell>
          <table:table-cell office:value-type="string" calcext:value-type="string">
            <text:p>Et se len te demande |qui te y enuoye. tu diras cil </text:p>
          </table:table-cell>
          <table:table-cell office:value-type="string" calcext:value-type="string">
            <text:p>et se len te demande |qui te y enuoie |si dis: celui </text:p>
          </table:table-cell>
          <table:table-cell office:value-type="string" calcext:value-type="string">
            <text:p>si te preguntaren quien te ymbia |tu les diras </text:p>
          </table:table-cell>
          <table:table-cell office:value-type="string" calcext:value-type="string">
            <text:p>e se l’uomo ti domanda |chi ve l’arà mandato, |e tu lor di quelli </text:p>
          </table:table-cell>
        </table:table-row>
        <table:table-row table:style-name="ro4">
          <table:table-cell office:value-type="float" office:value="782" calcext:value-type="float">
            <text:p>782</text:p>
          </table:table-cell>
          <table:table-cell office:value-type="string" calcext:value-type="string">
            <text:p>qui ot les ames blanches le jor </text:p>
          </table:table-cell>
          <table:table-cell office:value-type="string" calcext:value-type="string">
            <text:p>que cil qui ot les armes blanches. le ior </text:p>
          </table:table-cell>
          <table:table-cell office:value-type="string" calcext:value-type="string">
            <text:p>qui ot lez blanches armes le iour </text:p>
          </table:table-cell>
          <table:table-cell office:value-type="string" calcext:value-type="string">
            <text:p>qui eut les armes blanches le iour </text:p>
          </table:table-cell>
          <table:table-cell office:value-type="string" calcext:value-type="string">
            <text:p>qui eut les blanches armes le iour </text:p>
          </table:table-cell>
          <table:table-cell office:value-type="string" calcext:value-type="string">
            <text:p>que el cauallero delas armas blancas </text:p>
          </table:table-cell>
          <table:table-cell office:value-type="string" calcext:value-type="string">
            <text:p>ch’ebbe l’armi bianche il giorno 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que li chastials fu conquis. » </text:p>
          </table:table-cell>
          <table:table-cell office:value-type="string" calcext:value-type="string">
            <text:p>que li chastiax fu conquis </text:p>
          </table:table-cell>
          <table:table-cell office:value-type="string" calcext:value-type="string">
            <text:p>que li castiaus fu conquis </text:p>
          </table:table-cell>
          <table:table-cell office:value-type="string" calcext:value-type="string">
            <text:p>que le chasteau fut conquis. </text:p>
          </table:table-cell>
          <table:table-cell office:value-type="string" calcext:value-type="string">
            <text:p>que le chasteau fut cenquis </text:p>
          </table:table-cell>
          <table:table-cell office:value-type="string" calcext:value-type="string">
            <text:p>que el castillo conquisto te ymbia alla </text:p>
          </table:table-cell>
          <table:table-cell office:value-type="string" calcext:value-type="string">
            <text:p>che l castello fu conquiso».</text:p>
          </table:table-cell>
        </table:table-row>
        <table:table-row table:style-name="ro1">
          <table:table-cell office:value-type="string" calcext:value-type="string">
            <text:p>784|785</text:p>
          </table:table-cell>
          <table:table-cell office:value-type="string" calcext:value-type="string">
            <text:p>Et il li fiance |que tot ensi le fera il. </text:p>
          </table:table-cell>
          <table:table-cell office:value-type="string" calcext:value-type="string">
            <text:p>et cil li fiance |que tout ainsi le fera il. </text:p>
          </table:table-cell>
          <table:table-cell office:value-type="string" calcext:value-type="string">
            <text:p>Et cil li fiance |que ensi le fera il AN tel maniere </text:p>
          </table:table-cell>
          <table:table-cell office:value-type="string" calcext:value-type="string">
            <text:p>et il luy fiance |que ainsi le fera il.</text:p>
          </table:table-cell>
          <table:table-cell office:value-type="string" calcext:value-type="string">
            <text:p>et cefui lui promet. </text:p>
          </table:table-cell>
          <table:table-cell office:value-type="string" calcext:value-type="string">
            <text:p>e el cauallero selo juro |asi façer |e lançarote se fue luego parala tumba </text:p>
          </table:table-cell>
          <table:table-cell office:value-type="string" calcext:value-type="string">
            <text:p>»E elli il giura |ch’elli insi el farà.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om vous oies conquist lancelot le cors Galeholt.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Et lors y 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786|787|788|789|790</text:p>
          </table:table-cell>
          <table:table-cell office:value-type="string" calcext:value-type="string">
            <text:p>Lors prent Lancelos la lame par le plus gros chief, |si tire de grant force |qu’a pou qu’il ne se deront tos, |si que li sans li vole par mi le nes et par mi la boche et li cors li sue d’anguoisse. |Mais por tote la destrece ne remaint</text:p>
          </table:table-cell>
          <table:table-cell office:value-type="string" calcext:value-type="string">
            <text:p>Lors prent lanc̃. la lemme par le plus gros chief. |si la tire de si grant force|que a pou quil ne se desront tous. |Si que li sans li uole parmi le nes et parmi la boche |et li cors li sue dangoisse |mais portoie la destresce ne remaint </text:p>
          </table:table-cell>
          <table:table-cell office:value-type="string" calcext:value-type="string">
            <text:p>quant il ot au cheualier fait fianchier a faire sa volente. |si prent le lame par le gros chief. |si le tire par si grant force. |que a poi quil ne sest tous derrompus. |Si que li sans vole parmi le nes. et parmi la bouche </text:p>
          </table:table-cell>
          <table:table-cell office:value-type="string" calcext:value-type="string">
            <text:p>Lors prent lancelot la lame par le plus gros bout |si tire de si grant force |qua pou quil ne se derompt tout. |si|que le sang luy uole par le nes et par la bouche.|et le corps luy sue dangoesse. |mais pour toute la destrece ne demeure pas </text:p>
          </table:table-cell>
          <table:table-cell office:value-type="string" calcext:value-type="string">
            <text:p>Lors prent lancelot la lame par le gros chief |et la tire de si graut force |que a peu|quil ne se derompt tout </text:p>
          </table:table-cell>
          <table:table-cell office:value-type="string" calcext:value-type="string">
            <text:p>e tomo a manos el cobertor Porel Cabo |que mas hera grueso asi afuerça |porlo leuantar </text:p>
          </table:table-cell>
          <table:table-cell office:value-type="string" calcext:value-type="string">
            <text:p>Allor prende Lancellotto la lama per lo più grosso capo, |si tira per si gran forza che a poco che non si dirompe tutto, |e sì che l sangue gli dirompe per me' el naso e per me' la bocca|e l corpo gli suda della angoscia, |ma per tutte le distrezze non rimane </text:p>
          </table:table-cell>
        </table:table-row>
        <table:table-row table:style-name="ro4">
          <table:table-cell office:value-type="float" office:value="791" calcext:value-type="float">
            <text:p>791</text:p>
          </table:table-cell>
          <table:table-cell office:value-type="string" calcext:value-type="string">
            <text:p>qu’il n’ait la tombe levee en haut à; mes nule dolors </text:p>
          </table:table-cell>
          <table:table-cell office:value-type="string" calcext:value-type="string">
            <text:p>que il nait la tombe leuee en haut. |mais nule dolors </text:p>
          </table:table-cell>
          <table:table-cell office:value-type="string" calcext:value-type="string">
            <text:p>Et li cors li tressue de langoisse </text:p>
          </table:table-cell>
          <table:table-cell office:value-type="string" calcext:value-type="string">
            <text:p>quil ne leue la tombe en hault. |ne nulle douleur</text:p>
          </table:table-cell>
          <table:table-cell office:value-type="string" calcext:value-type="string">
            <text:p>et tant que le corps lui sue dangoisse/ |mais nulle douleur </text:p>
          </table:table-cell>
          <table:table-cell office:value-type="string" calcext:value-type="string">
            <text:p>quela sangre le quebro porla cabeça </text:p>
          </table:table-cell>
          <table:table-cell office:value-type="string" calcext:value-type="string">
            <text:p>che non abbia la tomba levata in alti. |Ma nullo dolore </text:p>
          </table:table-cell>
        </table:table-row>
        <table:table-row table:style-name="ro4">
          <table:table-cell office:value-type="string" calcext:value-type="string">
            <text:p>792|793</text:p>
          </table:table-cell>
          <table:table-cell office:value-type="string" calcext:value-type="string">
            <text:p>qu’il eust |onques ne monte rien a cele dolor </text:p>
          </table:table-cell>
          <table:table-cell office:value-type="string" calcext:value-type="string">
            <text:p>que il eust onques ne monte sur rien. A cele </text:p>
          </table:table-cell>
          <table:table-cell office:value-type="string" calcext:value-type="string">
            <text:p>que il en a. |Mais nulle dolors |quil ait eue ne monte riens a celi</text:p>
          </table:table-cell>
          <table:table-cell office:value-type="string" calcext:value-type="string">
            <text:p>quil eut oncquez |mais ne fu rien a celle douleur </text:p>
          </table:table-cell>
          <table:table-cell office:value-type="string" calcext:value-type="string">
            <text:p>quil eust |mais ne monte riens a celle douleur </text:p>
          </table:table-cell>
          <table:table-cell office:value-type="string" calcext:value-type="string">
            <text:p>e porlas narizes quelas açerdas de todo el cuerpo se le estendieron muy fuertemente |asi que por fuerça ovo el cobertor a leuantar maguer Mucho hera pesado |Mas nunca el tal duelo ovo como estonçe </text:p>
          </table:table-cell>
          <table:table-cell office:value-type="string" calcext:value-type="string">
            <text:p>ch’elli avesse unque |mai non fu nulla inverso quello dolore</text:p>
          </table:table-cell>
        </table:table-row>
        <table:table-row table:style-name="ro4">
          <table:table-cell office:value-type="string" calcext:value-type="string">
            <text:p>794|795</text:p>
          </table:table-cell>
          <table:table-cell office:value-type="string" calcext:value-type="string">
            <text:p>qu’il ot, |quant il vit le cors Galehout tot ensi armé </text:p>
          </table:table-cell>
          <table:table-cell office:value-type="string" calcext:value-type="string">
            <text:p>que il ot |quant il uit le cors Galehot. |ensi arme </text:p>
          </table:table-cell>
          <table:table-cell office:value-type="string" calcext:value-type="string">
            <text:p>quil ot quant il vit le cors Galeholt arme tout ensi </text:p>
          </table:table-cell>
          <table:table-cell office:value-type="string" calcext:value-type="string">
            <text:p>quil eut|quant il uu le corps galehot tout ainsi arme </text:p>
          </table:table-cell>
          <table:table-cell office:value-type="string" calcext:value-type="string">
            <text:p>qu il eust |quant il uist le corps de gallehaut tout arme ainsi </text:p>
          </table:table-cell>
          <table:table-cell office:value-type="string" calcext:value-type="string">
            <text:p>e tal Pesar |quando el vido el cuerpo de Galeote </text:p>
          </table:table-cell>
          <table:table-cell office:value-type="string" calcext:value-type="string">
            <text:p>quand’e vide il corpo di Galeotto tutto insì armato </text:p>
          </table:table-cell>
        </table:table-row>
        <table:table-row table:style-name="ro3">
          <table:table-cell office:value-type="float" office:value="796" calcext:value-type="float">
            <text:p>796</text:p>
          </table:table-cell>
          <table:table-cell office:value-type="string" calcext:value-type="string">
            <text:p>com il estoit; </text:p>
          </table:table-cell>
          <table:table-cell office:value-type="string" calcext:value-type="string">
            <text:p>con il estoit. </text:p>
          </table:table-cell>
          <table:table-cell office:value-type="string" calcext:value-type="string">
            <text:p>com il estoit. </text:p>
          </table:table-cell>
          <table:table-cell office:value-type="string" calcext:value-type="string">
            <text:p>comme il estoit.</text:p>
          </table:table-cell>
          <table:table-cell office:value-type="string" calcext:value-type="string">
            <text:p>comme il estoit. </text:p>
          </table:table-cell>
          <table:table-cell office:value-type="string" calcext:value-type="string">
            <text:p>e estaua armado de todas armas </text:p>
          </table:table-cell>
          <table:table-cell office:value-type="string" calcext:value-type="string">
            <text:p>com’egli era. 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si trova s’espee delés lui </text:p>
          </table:table-cell>
          <table:table-cell office:value-type="string" calcext:value-type="string">
            <text:p>si troua lespee deles lui </text:p>
          </table:table-cell>
          <table:table-cell office:value-type="string" calcext:value-type="string">
            <text:p>Si troua lespee deles lui </text:p>
          </table:table-cell>
          <table:table-cell office:value-type="string" calcext:value-type="string">
            <text:p>si trouua lespee pres de luy </text:p>
          </table:table-cell>
          <table:table-cell office:value-type="string" calcext:value-type="string">
            <text:p>Si trouua son espee empres lui </text:p>
          </table:table-cell>
          <table:table-cell office:value-type="string" calcext:value-type="string">
            <text:p>e tenia su espada cabe </text:p>
          </table:table-cell>
          <table:table-cell office:value-type="string" calcext:value-type="string">
            <text:p>eSi truova sua spada dallato a- llui </text:p>
          </table:table-cell>
        </table:table-row>
        <table:table-row table:style-name="ro4">
          <table:table-cell office:value-type="string" calcext:value-type="string">
            <text:p>798|799</text:p>
          </table:table-cell>
          <table:table-cell office:value-type="string" calcext:value-type="string">
            <text:p>qui molt estoit et bone et clere; |et sans faille de l’espee meesmes se fust il ocis, </text:p>
          </table:table-cell>
          <table:table-cell office:value-type="string" calcext:value-type="string">
            <text:p>qui mout estoit bele et bone. et sans faille de lespee meismes </text:p>
          </table:table-cell>
          <table:table-cell office:value-type="string" calcext:value-type="string">
            <text:p>qui tant estoit bele et boine et sans faille de lespee </text:p>
          </table:table-cell>
          <table:table-cell office:value-type="string" calcext:value-type="string">
            <text:p>qui moult estoit bonne et bele|Et sans faille de lespee mesmes se fust il occis </text:p>
          </table:table-cell>
          <table:table-cell office:value-type="string" calcext:value-type="string">
            <text:p>qui|tant estoit benne et belle. |et sans faulte il sen eust occiz</text:p>
          </table:table-cell>
          <table:table-cell office:value-type="string" calcext:value-type="string">
            <text:p>si que hera muy buena e clara |e sin falta el se ouiera conella muerto </text:p>
          </table:table-cell>
          <table:table-cell office:value-type="string" calcext:value-type="string">
            <text:p>che molto era buona e bella, e sanza fallo della spada medesima si sarebbe elli ucciso, </text:p>
          </table:table-cell>
        </table:table-row>
        <table:table-row table:style-name="ro4">
          <table:table-cell office:value-type="float" office:value="800" calcext:value-type="float">
            <text:p>800</text:p>
          </table:table-cell>
          <table:table-cell office:value-type="string" calcext:value-type="string">
            <text:p>se la damoisele ne li eust tolue erraument. </text:p>
          </table:table-cell>
          <table:table-cell office:value-type="string" calcext:value-type="string">
            <text:p>ce fust il ocis |se la damoisele ne li eust tolue.</text:p>
          </table:table-cell>
          <table:table-cell office:value-type="string" calcext:value-type="string">
            <text:p>se fust il ocis |se la damoisele ne li eust desfendu </text:p>
          </table:table-cell>
          <table:table-cell office:value-type="string" calcext:value-type="string">
            <text:p>se la damoiscle ne luy eust tollue erraument. </text:p>
          </table:table-cell>
          <table:table-cell office:value-type="string" calcext:value-type="string">
            <text:p>se la damoiselle ne lui eust ostee. </text:p>
          </table:table-cell>
          <table:table-cell office:value-type="string" calcext:value-type="string">
            <text:p>si la donçella |Que del lago auia venido delas manos no sela tirara </text:p>
          </table:table-cell>
          <table:table-cell office:value-type="string" calcext:value-type="string">
            <text:p>se-lla damigella non gliel’avesse tolta, |perciò rimase.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quar elle li osta lespee de sez mains. 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Lors fist Lancelos une biere fere de fust </text:p>
          </table:table-cell>
          <table:table-cell office:value-type="string" calcext:value-type="string">
            <text:p>Lors fait lanc̃. faire une biere de fust </text:p>
          </table:table-cell>
          <table:table-cell office:value-type="string" calcext:value-type="string">
            <text:p>Lors fist lancelot vne biere de fust. </text:p>
          </table:table-cell>
          <table:table-cell office:value-type="string" calcext:value-type="string">
            <text:p>Lors fist lancelot faire une litiere de fust. </text:p>
          </table:table-cell>
          <table:table-cell office:value-type="string" calcext:value-type="string">
            <text:p>Lors fist lancelot une biere de fust </text:p>
          </table:table-cell>
          <table:table-cell office:value-type="string" calcext:value-type="string">
            <text:p>e luego fiço façer lançarote vnas andas </text:p>
          </table:table-cell>
          <table:table-cell office:value-type="string" calcext:value-type="string">
            <text:p>Allor fece Lancellotto fare una lettiera di legno </text:p>
          </table:table-cell>
        </table:table-row>
        <table:table-row table:style-name="ro6">
          <table:table-cell office:value-type="string" calcext:value-type="string">
            <text:p>802|803|804</text:p>
          </table:table-cell>
          <table:table-cell office:value-type="string" calcext:value-type="string">
            <text:p>et la fist covrir des plus riches pailes de laiens, |et|quant il l’ot atornee al plus richement </text:p>
          </table:table-cell>
          <table:table-cell office:value-type="string" calcext:value-type="string">
            <text:p>et la fait courir des plus biax pailes de laiens |et quant il lot atornre au plus richement </text:p>
          </table:table-cell>
          <table:table-cell office:value-type="string" calcext:value-type="string">
            <text:p>et le fist courir del plus riche paile de laiens |Et quant il lot atorne au plus richement </text:p>
          </table:table-cell>
          <table:table-cell office:value-type="string" calcext:value-type="string">
            <text:p>et la fist couurir des plus riches pales de leans.|Et quant il leut atournee au plus richement </text:p>
          </table:table-cell>
          <table:table-cell office:value-type="string" calcext:value-type="string">
            <text:p>et la fist couurir du plus riche drap de leans.|Quant il leust apointe le mieulz </text:p>
          </table:table-cell>
          <table:table-cell office:value-type="string" calcext:value-type="string">
            <text:p>e cobrir de muy Ricos paños |e poner enellas el cuerpo de Galeote </text:p>
          </table:table-cell>
          <table:table-cell office:value-type="string" calcext:value-type="string">
            <text:p>e le facce coprire del più ricco palio di là entro.|E quand’elli l’ebe aconcia al più riccamente </text:p>
          </table:table-cell>
        </table:table-row>
        <table:table-row table:style-name="ro6">
          <table:table-cell office:value-type="string" calcext:value-type="string">
            <text:p>805|806</text:p>
          </table:table-cell>
          <table:table-cell office:value-type="string" calcext:value-type="string">
            <text:p>qu’il pot, li chevaliers prisons li dist: « Sire, fet il, |se l’en movoit tot de nuis, ce seroit sens. — </text:p>
          </table:table-cell>
          <table:table-cell office:value-type="string" calcext:value-type="string">
            <text:p>que il pot. Li cheualiers prisons dit |si fait il|se len mouoit tout de nuit se seroit sens. </text:p>
          </table:table-cell>
          <table:table-cell office:value-type="string" calcext:value-type="string">
            <text:p>quil pot. |si li dist li cheualiers |qui le deuoit mener, Sire fait il. che seroit boin. |que nous mouissons de nuit. </text:p>
          </table:table-cell>
          <table:table-cell office:value-type="string" calcext:value-type="string">
            <text:p>quil peut. le cheualier prisonnier luy dist. sire fait il se len mouuoit de nuyt |ce seroit grant sens. </text:p>
          </table:table-cell>
          <table:table-cell office:value-type="string" calcext:value-type="string">
            <text:p>qu il peut le cheualier prisonnier lui dist. Sire il seroit bon de emporter le corps de nuit.</text:p>
          </table:table-cell>
          <table:table-cell office:value-type="string" calcext:value-type="string">
            <text:p>e el cauallero Dixo a lançarote señor yo vosloaria |si vos plugiese |que luego Mouiese de aqui conel cuerpo de galeote </text:p>
          </table:table-cell>
          <table:table-cell office:value-type="string" calcext:value-type="string">
            <text:p>ch’elli poté, il cavaliere prigione gli disse: «Sire, diss’elli, |se l’uomo movesse di notte, ciò sarebe gran senno. </text:p>
          </table:table-cell>
        </table:table-row>
        <table:table-row table:style-name="ro4">
          <table:table-cell office:value-type="string" calcext:value-type="string">
            <text:p>807|808|809|810</text:p>
          </table:table-cell>
          <table:table-cell office:value-type="string" calcext:value-type="string">
            <text:p>Por quoi ? fet il. — |Por ce|que, |se li chevalier de cest païs savoient </text:p>
          </table:table-cell>
          <table:table-cell office:value-type="string" calcext:value-type="string">
            <text:p>Por ce fait il |que ce li cheualier de cest pais sauoient </text:p>
          </table:table-cell>
          <table:table-cell office:value-type="string" calcext:value-type="string">
            <text:p>pourcoi fait lancelot. |pour chou fait il |que se li cheualier de chest pais le sauoient </text:p>
          </table:table-cell>
          <table:table-cell office:value-type="string" calcext:value-type="string">
            <text:p>pour quoy fait il. par ce |que si les cheualiers de ce pays sauoient </text:p>
          </table:table-cell>
          <table:table-cell office:value-type="string" calcext:value-type="string">
            <text:p>Pour quoy fait lancelot |Pource fait il |que se les cheualiers de ce pais sauoient </text:p>
          </table:table-cell>
          <table:table-cell office:value-type="string" calcext:value-type="string">
            <text:p>Porque dixo lançarote |porque señor dixo el cauallero |porque si los caualleros desta tierra lo supieren </text:p>
          </table:table-cell>
          <table:table-cell office:value-type="string" calcext:value-type="string">
            <text:p>— Perché?, disse Lancellotto. |— Per ciò, diss’elli, |che s’e cavalieri di questo paese sapessono </text:p>
          </table:table-cell>
        </table:table-row>
        <table:table-row table:style-name="ro7">
          <table:table-cell office:value-type="string" calcext:value-type="string">
            <text:p>811|812|813</text:p>
          </table:table-cell>
          <table:table-cell office:value-type="string" calcext:value-type="string">
            <text:p>que l’en len deust porter, il feroient gaitier les trespas |si qu’il seroit arestés en alcun lieu ; |et por ce vos loeroie je </text:p>
          </table:table-cell>
          <table:table-cell office:value-type="string" calcext:value-type="string">
            <text:p>que on le deust laiens porter: il feroient garder les trespas. |si que il seroit arester en aucun lieu. |et porce loeroie ie </text:p>
          </table:table-cell>
          <table:table-cell office:value-type="string" calcext:value-type="string">
            <text:p>que on len deust emporter. il feroient gaitier lez trespas |Si quil seroit arrestes en aucun lieu. |Et pour chou vous loeroie iou </text:p>
          </table:table-cell>
          <table:table-cell office:value-type="string" calcext:value-type="string">
            <text:p>que len le deust la porter ilz feroient guecter les trepas |si quil seroit arreste en aucun lieu. et pour ce uous loueroye ie </text:p>
          </table:table-cell>
          <table:table-cell office:value-type="string" calcext:value-type="string">
            <text:p>que len le deust emporter ilz feroient garder le trespas. |Et pour ce uous conseilleroie </text:p>
          </table:table-cell>
          <table:table-cell office:value-type="string" calcext:value-type="string">
            <text:p>que de aqui lo queredes llebar faran guardar los tres pasos |asi que sera detenido en algund lugar |e poresto seria bien </text:p>
          </table:table-cell>
          <table:table-cell office:value-type="string" calcext:value-type="string">
            <text:p>che l’uomo ne l dovesse portare, elli farebono guardare intra’ passi, |sicché sarebbe arestato in alcuno luogo. |E perciò vo lodere' io </text:p>
          </table:table-cell>
        </table:table-row>
        <table:table-row table:style-name="ro8">
          <table:table-cell office:value-type="string" calcext:value-type="string">
            <text:p>814|815</text:p>
          </table:table-cell>
          <table:table-cell office:value-type="string" calcext:value-type="string">
            <text:p>qu’il meust orendroit, |kar il seroit bien eslongiés, </text:p>
          </table:table-cell>
          <table:table-cell office:value-type="string" calcext:value-type="string">
            <text:p>que il meust orendroit.|Car il seroit bien eslongiez .xx. lieues Galesches </text:p>
          </table:table-cell>
          <table:table-cell office:value-type="string" calcext:value-type="string">
            <text:p>quil meust orendroit. |Car il seroit eslongies. X. lieues </text:p>
          </table:table-cell>
          <table:table-cell office:value-type="string" calcext:value-type="string">
            <text:p>quil meust maintenant |car il sera bien esloigne </text:p>
          </table:table-cell>
          <table:table-cell office:value-type="string" calcext:value-type="string">
            <text:p>que on partist |car il seroit bien eslongnie </text:p>
          </table:table-cell>
          <table:table-cell office:value-type="string" calcext:value-type="string">
            <text:p>que nos alongasemos de aqui esta noche vnas diez leguas bien acordades Dixo lançarote </text:p>
          </table:table-cell>
          <table:table-cell office:value-type="string" calcext:value-type="string">
            <text:p>che vo' movereste oraindiritto, |ché l’uomo sarebbe bene islungato. leghe </text:p>
          </table:table-cell>
        </table:table-row>
        <table:table-row table:style-name="ro3">
          <table:table-cell office:value-type="float" office:value="816" calcext:value-type="float">
            <text:p>816</text:p>
          </table:table-cell>
          <table:table-cell office:value-type="string" calcext:value-type="string">
            <text:p>ains qu’il fust jors, XX. lieues englesches.</text:p>
          </table:table-cell>
          <table:table-cell office:value-type="string" calcext:value-type="string">
            <text:p>ains quil fust iors.</text:p>
          </table:table-cell>
          <table:table-cell office:value-type="string" calcext:value-type="string">
            <text:p>ains quil fust iors. </text:p>
          </table:table-cell>
          <table:table-cell office:value-type="string" calcext:value-type="string">
            <text:p>auant quil soit iour de uingt lieues anglesches. </text:p>
          </table:table-cell>
          <table:table-cell office:value-type="string" calcext:value-type="string">
            <text:p>ains qu il feust iour dix lieues anglesches. </text:p>
          </table:table-cell>
          <table:table-cell office:value-type="string" calcext:value-type="string">
            <text:p>e luego fiço poner las andas sobre dos palafrenes muy andadores </text:p>
          </table:table-cell>
          <table:table-cell office:value-type="string" calcext:value-type="string">
            <text:p>inanzi che fosse giorno». </text:p>
          </table:table-cell>
        </table:table-row>
        <table:table-row table:style-name="ro3">
          <table:table-cell office:value-type="float" office:value="817" calcext:value-type="float">
            <text:p>817</text:p>
          </table:table-cell>
          <table:table-cell office:value-type="string" calcext:value-type="string">
            <text:p>Et il s’i acorde bien; </text:p>
          </table:table-cell>
          <table:table-cell office:value-type="string" calcext:value-type="string">
            <text:p>et il |si acorde bien. </text:p>
          </table:table-cell>
          <table:table-cell office:value-type="string" calcext:value-type="string">
            <text:p>Et il |si acorde bien. </text:p>
          </table:table-cell>
          <table:table-cell office:value-type="string" calcext:value-type="string">
            <text:p>Et il si accorde bien. </text:p>
          </table:table-cell>
          <table:table-cell office:value-type="string" calcext:value-type="string">
            <text:p>Et il se y accorde/ </text:p>
          </table:table-cell>
          <table:table-cell office:value-type="string" calcext:value-type="string">
            <text:p>e lleuarlo asi Mas mucho ouieron gran pesar los frailes quando asi lo vieron lleuar </text:p>
          </table:table-cell>
          <table:table-cell office:value-type="string" calcext:value-type="string">
            <text:p>VEd e' vi s’acorda bene, </text:p>
          </table:table-cell>
        </table:table-row>
        <table:table-row table:style-name="ro6">
          <table:table-cell office:value-type="string" calcext:value-type="string">
            <text:p>818|819</text:p>
          </table:table-cell>
          <table:table-cell office:value-type="string" calcext:value-type="string">
            <text:p>si met la litiere sor Il. palefrois amblans |et enportent ensi Galehout fors de sa region; </text:p>
          </table:table-cell>
          <table:table-cell office:value-type="string" calcext:value-type="string">
            <text:p>Si mestent la biere seur ii cheuaus anblans. |et enportent ainsi Galeh̾. fors de la religion. </text:p>
          </table:table-cell>
          <table:table-cell office:value-type="string" calcext:value-type="string">
            <text:p>si fait mettre le litiere sor. ij. palefrois. |Et emportent ensi Galeholt hors de la maison </text:p>
          </table:table-cell>
          <table:table-cell office:value-type="string" calcext:value-type="string">
            <text:p>si mect la litierie sur deux palefroys amblans. |et emportent ainsi galehot hors de la religion </text:p>
          </table:table-cell>
          <table:table-cell office:value-type="string" calcext:value-type="string">
            <text:p>si met la littiere sur deux pallefrois amblans et emportent ainsi gallehaut hors de la maison. </text:p>
          </table:table-cell>
          <table:table-cell office:value-type="string" calcext:value-type="string">
            <text:p>e lançarote fue gran pieça |llorando conel cuerpo de Galeote |e diçiendo sus proezas e su valor </text:p>
          </table:table-cell>
          <table:table-cell office:value-type="string" calcext:value-type="string">
            <text:p>si mette la lettiera sopra due palafreni ambianti, sinne portano Galeotto fuori della religione, </text:p>
          </table:table-cell>
        </table:table-row>
        <table:table-row table:style-name="ro7">
          <table:table-cell office:value-type="string" calcext:value-type="string">
            <text:p>820|821|822|823</text:p>
          </table:table-cell>
          <table:table-cell office:value-type="string" calcext:value-type="string">
            <text:p>si en font li frere grant duel |et molt en sont corocié et dolenta de ce |que l’en l’enporte. |Et Lancelos le convoie grant piece de nuis, plorant et regretant sa proesce et sa valor </text:p>
          </table:table-cell>
          <table:table-cell office:value-type="string" calcext:value-type="string">
            <text:p>Si en font li frere mout grant duel |et mout en sont dolent. et lanc̃ le conuoie gn̾t piece de nuit plorant et plangnant |et regretant sa proesce. </text:p>
          </table:table-cell>
          <table:table-cell office:value-type="string" calcext:value-type="string">
            <text:p>Si en ont li frere grant doel de ce |que on lemporte. |Et lancelot le conuoie grant piece de la nuit plaignant et plorant sa valour. </text:p>
          </table:table-cell>
          <table:table-cell office:value-type="string" calcext:value-type="string">
            <text:p>si en font les freres grant deul. |et sont moult corroucez et doulans de ce |qui len lemporte.|Et lancelot li conuoye grant piece de nuyt plourant et plaignant et regretant sa prouesce et sa ualeur. </text:p>
          </table:table-cell>
          <table:table-cell office:value-type="string" calcext:value-type="string">
            <text:p>Si en ont les freres grant deul |et sont dolens |que on lemportoit. Lancelot le compartie uoie grant piece de la nuit plourant et plaignant |et regrettant sa prouesse et sa ualeur. </text:p>
          </table:table-cell>
          <table:table-cell office:value-type="string" calcext:value-type="string">
            <text:p>e si no fuese porla donçella |que del lago auia venido |Mucho fiziera mayor duelo </text:p>
          </table:table-cell>
          <table:table-cell office:value-type="string" calcext:value-type="string">
            <text:p>ma molto ne sono |e frati di là entro dolenti e crucciati dell’uomo |che ne l porta. |sE Lancellotto l’acompagna gran peza della notte piagnendo |e facendo duolo e rigratando sua prodeza e suo valore,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2" office:value-type="string" calcext:value-type="string">
            <text:p>et se ne fust la damoisele </text:p>
          </table:table-cell>
          <table:table-cell office:value-type="string" calcext:value-type="string">
            <text:p>Et se ne fust la damoisele</text:p>
          </table:table-cell>
          <table:table-cell office:value-type="string" calcext:value-type="string">
            <text:p>et se ne fust la damoisele</text:p>
          </table:table-cell>
          <table:table-cell office:value-type="string" calcext:value-type="string">
            <text:p>Et se ne feust la damoiselle </text:p>
          </table:table-cell>
          <table:table-cell office:value-type="string" calcext:value-type="string">
            <text:p>mas ella selo estoruaua </text:p>
          </table:table-cell>
          <table:table-cell office:value-type="string" calcext:value-type="string">
            <text:p>e se non fosse la damigella </text:p>
          </table:table-cell>
        </table:table-row>
        <table:table-row table:style-name="ro4">
          <table:table-cell office:value-type="string" calcext:value-type="string">
            <text:p>825|826</text:p>
          </table:table-cell>
          <table:table-cell office:value-type="string" calcext:value-type="string">
            <text:p>qui avec lui estoit molt en eust plus fet|qu’il ne fist, </text:p>
          </table:table-cell>
          <table:table-cell office:value-type="string" calcext:value-type="string">
            <text:p>qui auec lui estoit mout en eust plus fait |quil ne fist. </text:p>
          </table:table-cell>
          <table:table-cell office:value-type="string" calcext:value-type="string">
            <text:p>qui auec lui estoit. moult en eust plus fait. </text:p>
          </table:table-cell>
          <table:table-cell office:value-type="string" calcext:value-type="string">
            <text:p>qui auec luy estoit. |moult en eust plus fait |quelle ne fist</text:p>
          </table:table-cell>
          <table:table-cell office:value-type="string" calcext:value-type="string">
            <text:p>qui auec lui estoit moult en eust fait plus |quil ne faisoit: </text:p>
          </table:table-cell>
          <table:table-cell office:value-type="string" calcext:value-type="string">
            <text:p>e anteque lançarote del cuerpo se tornase |Dixo al cauallero |yo vos defiendo </text:p>
          </table:table-cell>
          <table:table-cell office:value-type="string" calcext:value-type="string">
            <text:p>che con esso lui era, molto n’avesse più fatto |che non fece. |Ma e' se ne distornò</text:p>
          </table:table-cell>
        </table:table-row>
        <table:table-row table:style-name="ro1">
          <table:table-cell office:value-type="string" calcext:value-type="string">
            <text:p>827|828</text:p>
          </table:table-cell>
          <table:table-cell office:value-type="string" calcext:value-type="string">
            <text:p>mais ele l’en detorna, |et il deffendi al chevalier </text:p>
          </table:table-cell>
          <table:table-cell office:value-type="string" calcext:value-type="string">
            <text:p>mais le le desfandi au cheualier </text:p>
          </table:table-cell>
          <table:table-cell office:value-type="string" calcext:value-type="string">
            <text:p>mais cele len destorna. |Et il commanda au cheualier </text:p>
          </table:table-cell>
          <table:table-cell office:value-type="string" calcext:value-type="string">
            <text:p>mais elle len destourna |et il deffendy au cheualier </text:p>
          </table:table-cell>
          <table:table-cell office:value-type="string" calcext:value-type="string">
            <text:p>mais elle len destourna. |Et lancelot commande au cheualier </text:p>
          </table:table-cell>
          <table:table-cell office:value-type="string" calcext:value-type="string">
            <text:p>Que el Cuerpo demi señor galeote no fagades enterrar |fastaque yo mesmo alla vaya |e el Cauallero dixo </text:p>
          </table:table-cell>
          <table:table-cell office:value-type="string" calcext:value-type="string">
            <text:p>quand’e l’à gran peza insì acompagnato, |sì se ne tornò, |ma inanzi difende elli al cavaliere </text:p>
          </table:table-cell>
        </table:table-row>
        <table:table-row table:style-name="ro4">
          <table:table-cell office:value-type="string" calcext:value-type="string">
            <text:p>829|830</text:p>
          </table:table-cell>
          <table:table-cell office:value-type="string" calcext:value-type="string">
            <text:p>que il nel feist en terre metre devant |que il fust venus. </text:p>
          </table:table-cell>
          <table:table-cell office:value-type="string" calcext:value-type="string">
            <text:p>que il ne fust enterres |deuant que lanc᷑. i fust uenus.</text:p>
          </table:table-cell>
          <table:table-cell office:value-type="string" calcext:value-type="string">
            <text:p>quil ne fust enterres deuant chou|quil venist a lui. </text:p>
          </table:table-cell>
          <table:table-cell office:value-type="string" calcext:value-type="string">
            <text:p>quil ne le fist mectre en terre |uicquez a ce que luy mesmes y fust.</text:p>
          </table:table-cell>
          <table:table-cell office:value-type="string" calcext:value-type="string">
            <text:p>qu il ne feust enterre |deuant|quil uenist. </text:p>
          </table:table-cell>
          <table:table-cell office:value-type="string" calcext:value-type="string">
            <text:p>que asi lo faria </text:p>
          </table:table-cell>
          <table:table-cell office:value-type="string" calcext:value-type="string">
            <text:p>che l’uomo nol facesse soppellire nella Gioisosla Guardia inanzi |ch’e' vi fosse venuto, </text:p>
          </table:table-cell>
        </table:table-row>
        <table:table-row table:style-name="ro4">
          <table:table-cell office:value-type="string" calcext:value-type="string">
            <text:p>831|832|833</text:p>
          </table:table-cell>
          <table:table-cell office:value-type="string" calcext:value-type="string">
            <text:p>Si se part atant li uns de l’autre |et il retorne a l’abeie, |si se couche, </text:p>
          </table:table-cell>
          <table:table-cell office:value-type="string" calcext:value-type="string">
            <text:p>Si se partent li un de lautre. |et lanc̃ retorne a labeye|et se coche </text:p>
          </table:table-cell>
          <table:table-cell office:value-type="string" calcext:value-type="string">
            <text:p>A tant sen part |de lui lancelot et retorne a labbaye |si se couche </text:p>
          </table:table-cell>
          <table:table-cell office:value-type="string" calcext:value-type="string">
            <text:p>Si se part atant lun de lautre |et lancelot retourne a labaye|si si couche </text:p>
          </table:table-cell>
          <table:table-cell office:value-type="string" calcext:value-type="string">
            <text:p>Si se depart de lui |et retourne a la religien se couchier </text:p>
          </table:table-cell>
          <table:table-cell office:value-type="string" calcext:value-type="string">
            <text:p>entonçe se partio dellos lançarote |e tornose al abadia </text:p>
          </table:table-cell>
          <table:table-cell office:value-type="string" calcext:value-type="string">
            <text:p>si si parte atanto l’uno da l’altro. Lancellotto ritorna alla badia, |si si coricò, </text:p>
          </table:table-cell>
        </table:table-row>
        <table:table-row table:style-name="ro4">
          <table:table-cell office:value-type="string" calcext:value-type="string">
            <text:p>834|835</text:p>
          </table:table-cell>
          <table:table-cell office:value-type="string" calcext:value-type="string">
            <text:p>c’onques la nuit |ne volt mengier ne boivre por chose </text:p>
          </table:table-cell>
          <table:table-cell office:value-type="string" calcext:value-type="string">
            <text:p>ne onques la nuit |ne uot mangier ne boire por chose </text:p>
          </table:table-cell>
          <table:table-cell office:value-type="string" calcext:value-type="string">
            <text:p>Ne onques la nuit |ne volt mangier ne boire pour chose </text:p>
          </table:table-cell>
          <table:table-cell office:value-type="string" calcext:value-type="string">
            <text:p>ne oncquez la nuit |ne uoult boyre ne manger pour chose </text:p>
          </table:table-cell>
          <table:table-cell office:value-type="string" calcext:value-type="string">
            <text:p>et oncques ne uoulut la boire ne mengier. </text:p>
          </table:table-cell>
          <table:table-cell office:value-type="string" calcext:value-type="string">
            <text:p>mas en toda aquella noche no quiso comer ni veuer </text:p>
          </table:table-cell>
          <table:table-cell office:value-type="string" calcext:value-type="string">
            <text:p>né unque la notte non volle mangiare né bere </text:p>
          </table:table-cell>
        </table:table-row>
        <table:table-row table:style-name="ro4">
          <table:table-cell office:value-type="string" calcext:value-type="string">
            <text:p>836|837|838</text:p>
          </table:table-cell>
          <table:table-cell office:value-type="string" calcext:value-type="string">
            <text:p>que l’en li deist, |ains plora |et dolosa tot adés; </text:p>
          </table:table-cell>
          <table:table-cell office:value-type="string" calcext:value-type="string">
            <text:p>que len li deist. |ains plora |et dolosa tout ades.</text:p>
          </table:table-cell>
          <table:table-cell office:value-type="string" calcext:value-type="string">
            <text:p>que on li deist. |ains ploret dolosa tout ades. </text:p>
          </table:table-cell>
          <table:table-cell office:value-type="string" calcext:value-type="string">
            <text:p>quon luy dist |ains pleura et dolousa </text:p>
          </table:table-cell>
          <table:table-cell office:value-type="string" calcext:value-type="string">
            <text:p>si lui ennuya moult le iour |qui tant demouroit a uenir. </text:p>
          </table:table-cell>
          <table:table-cell office:value-type="string" calcext:value-type="string">
            <text:p>por cosa que le dixesen |e non fazia sino llorar </text:p>
          </table:table-cell>
          <table:table-cell office:value-type="string" calcext:value-type="string">
            <text:p>per cosa |che l’uomo gli dicesse, |anzi piagne e dolora tutto adesso, </text:p>
          </table:table-cell>
        </table:table-row>
        <table:table-row table:style-name="ro4">
          <table:table-cell office:value-type="string" calcext:value-type="string">
            <text:p>839|840</text:p>
          </table:table-cell>
          <table:table-cell office:value-type="string" calcext:value-type="string">
            <text:p>si li anuioit molt li jors |qui tant demoroit a venir. a Al matin, </text:p>
          </table:table-cell>
          <table:table-cell office:value-type="string" calcext:value-type="string">
            <text:p>si li anuia mout li iors |qui tant demora a uenir. Au mation </text:p>
          </table:table-cell>
          <table:table-cell office:value-type="string" calcext:value-type="string">
            <text:p>Si li anoia moult li iors |qui tant demoroit :|Et au matin </text:p>
          </table:table-cell>
          <table:table-cell office:value-type="string" calcext:value-type="string">
            <text:p>si luy ennuyoit moult le iour |qui tant demouroit a uenir. Au matin </text:p>
          </table:table-cell>
          <table:table-cell office:value-type="string" calcext:value-type="string">
            <text:p>Et au matin</text:p>
          </table:table-cell>
          <table:table-cell office:value-type="string" calcext:value-type="string">
            <text:p>e mucho se quexaua |Porque tanto aquella noche le duraba </text:p>
          </table:table-cell>
          <table:table-cell office:value-type="string" calcext:value-type="string">
            <text:p>si gli anoiava molto il giorno |che tanto penava a venire. lsAl mattino, </text:p>
          </table:table-cell>
        </table:table-row>
        <table:table-row table:style-name="ro7">
          <table:table-cell office:value-type="string" calcext:value-type="string">
            <text:p>841|842|843|844</text:p>
          </table:table-cell>
          <table:table-cell office:value-type="string" calcext:value-type="string">
            <text:p>si tost com li jors aparut, se leva|et oi messe entre lui et la damoisele |et puis s’arma. |Lors » li dist ele les noveles de Boort </text:p>
          </table:table-cell>
          <table:table-cell office:value-type="string" calcext:value-type="string">
            <text:p>si tost com li iors aparut se lena lanc̃. |et oi messe entre lui et la damoisele. |et puis sarma |et lors dist ele les nouelles de behort. </text:p>
          </table:table-cell>
          <table:table-cell office:value-type="string" calcext:value-type="string">
            <text:p>si tost com li iors apparut. se leua et oy messe entre lui et la damoisele. |lors li dist elle lez noueles de bohort. </text:p>
          </table:table-cell>
          <table:table-cell office:value-type="string" calcext:value-type="string">
            <text:p>si tost|que le iour apparu |se leua lancelot |et ouy misse luy et la damoisele |et puis sarma. |et lors luy dist elle les nouueles de boort. </text:p>
          </table:table-cell>
          <table:table-cell office:value-type="string" calcext:value-type="string">
            <text:p>si tost comme le iour apparust se leua |et ouist messe lui et la damoiselle. |Lors elle lui dist nouuelles de boort </text:p>
          </table:table-cell>
          <table:table-cell office:value-type="string" calcext:value-type="string">
            <text:p>e luego Que el dia aparesçio lançarote se leuanto |e la donzella otrosi |e fueron a oyr misa |e desque la misa fue aCabada Armose |e despidiose del fraile |e entro ensu camino conla donzella e ellos asi yendo la donçella le conto nuebas de boores </text:p>
          </table:table-cell>
          <table:table-cell office:value-type="string" calcext:value-type="string">
            <text:p>si tosto come il giorno aparve, |si leva Lancellotto |e udi messa intra lui e la damigella e poscia s’armò. |Allor gli disse la damigella novelle di Boordo </text:p>
          </table:table-cell>
        </table:table-row>
        <table:table-row table:style-name="ro4">
          <table:table-cell office:value-type="float" office:value="845" calcext:value-type="float">
            <text:p>845</text:p>
          </table:table-cell>
          <table:table-cell office:value-type="string" calcext:value-type="string">
            <text:p>et ce qu’ele en avoit veu devant Honguefort, </text:p>
          </table:table-cell>
          <table:table-cell office:value-type="string" calcext:value-type="string">
            <text:p>et se quele en auoit uen deuant le chastel de honguefort. </text:p>
          </table:table-cell>
          <table:table-cell office:value-type="string" calcext:value-type="string">
            <text:p>comment elle lauoit veu deuant hongrefort </text:p>
          </table:table-cell>
          <table:table-cell office:value-type="string" calcext:value-type="string">
            <text:p>et ce |quelle en auoit ueu deuant hunguefort. </text:p>
          </table:table-cell>
          <table:table-cell office:value-type="string" calcext:value-type="string">
            <text:p>et que elle lauoit ueu deuant a honguefort |et comment il le fait. </text:p>
          </table:table-cell>
          <table:table-cell office:value-type="string" calcext:value-type="string">
            <text:p>e de como le contesçiera enel castillo de ongeforte </text:p>
          </table:table-cell>
          <table:table-cell office:value-type="string" calcext:value-type="string">
            <text:p>e ciò ch’ella n’avea veduto davanti Unguelforte, </text:p>
          </table:table-cell>
        </table:table-row>
        <table:table-row table:style-name="ro8">
          <table:table-cell office:value-type="string" calcext:value-type="string">
            <text:p>846|847|848</text:p>
          </table:table-cell>
          <table:table-cell office:value-type="string" calcext:value-type="string">
            <text:p>et il en fu molt liés. |Et ele li dist: « Sire, il vos vet querant |ne jamés ne finera</text:p>
          </table:table-cell>
          <table:table-cell office:value-type="string" calcext:value-type="string">
            <text:p>et il en fu mout liez et ele li dist. Sire il uos ua querant |ne ia mais ne finera</text:p>
          </table:table-cell>
          <table:table-cell office:value-type="string" calcext:value-type="string">
            <text:p>et il en fu moult lies. |Et elle li dist. Sire il vous ua querant. ne iamais ne finera deuant ce </text:p>
          </table:table-cell>
          <table:table-cell office:value-type="string" calcext:value-type="string">
            <text:p>et il en fut moult lie |si luy dist. Sire il uous uait querant ne iamais ne finera </text:p>
          </table:table-cell>
          <table:table-cell office:value-type="string" calcext:value-type="string">
            <text:p>et il en fut moult ioyeux. |Aprez elle lui dit. Sire il uous ua querant |ne iamais ne finera </text:p>
          </table:table-cell>
          <table:table-cell office:value-type="string" calcext:value-type="string">
            <text:p>e el fue dello muy alegre |e ella le dixo sabed señor |que vos a buscado |e nunca jamas quedara </text:p>
          </table:table-cell>
          <table:table-cell office:value-type="string" calcext:value-type="string">
            <text:p>ed e' ne fu molto lieto. |Ed ella gli disse: «Sire, |e' vo va cheggendo, |né giamai non finirà infino a tanto 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tant qu’il vos avra trové. — Damoisele, fet il, </text:p>
          </table:table-cell>
          <table:table-cell office:value-type="string" calcext:value-type="string">
            <text:p>tant quil uos ait troue. |ha; damoisele fait il </text:p>
          </table:table-cell>
          <table:table-cell office:value-type="string" calcext:value-type="string">
            <text:p>quil vous aura trouue. Damoisele fait lancelot </text:p>
          </table:table-cell>
          <table:table-cell office:value-type="string" calcext:value-type="string">
            <text:p>iucqua ce quil uous ait trouue. |Haa damoistle fait il </text:p>
          </table:table-cell>
          <table:table-cell office:value-type="string" calcext:value-type="string">
            <text:p>deuant quil uous aura trouue. Damoiselle fait lancelot </text:p>
          </table:table-cell>
          <table:table-cell office:value-type="string" calcext:value-type="string">
            <text:p>fastaque vos falle |Ay donçella dixo lançarote </text:p>
          </table:table-cell>
          <table:table-cell office:value-type="string" calcext:value-type="string">
            <text:p>che voi abbia trovato. |—Hal, damigella, diss’elli, </text:p>
          </table:table-cell>
        </table:table-row>
        <table:table-row table:style-name="ro10">
          <table:table-cell office:value-type="string" calcext:value-type="string">
            <text:p>850|851|852</text:p>
          </table:table-cell>
          <table:table-cell office:value-type="string" calcext:value-type="string">
            <text:p>se vos le cuidiés trover ains de moi, je vos voldroie proier |que vos feissiés tant por moi |que vos li portissiés ceste espee </text:p>
          </table:table-cell>
          <table:table-cell office:value-type="string" calcext:value-type="string">
            <text:p>se uus le cuidiez trouer ains de moi. Ie uous uodroie prier |que uous feissiez tant por amor de moie: |que uos li portissiez ceste espee. </text:p>
          </table:table-cell>
          <table:table-cell office:value-type="string" calcext:value-type="string">
            <text:p>se vous le quidies auant trouuer de moi. iou vous voldroie proier |que vous li portissies ceste espee </text:p>
          </table:table-cell>
          <table:table-cell office:value-type="string" calcext:value-type="string">
            <text:p>se uous le cuidiez trouuer auant moy ie uous uoudroye prier |que uous feissez tant pour amour de moy |que uous luy portassee ceste espee </text:p>
          </table:table-cell>
          <table:table-cell office:value-type="string" calcext:value-type="string">
            <text:p>se uous le trouuez |auant que moy ie uous uouldroie prier |que uous lui porteissiez ceste espee </text:p>
          </table:table-cell>
          <table:table-cell office:value-type="string" calcext:value-type="string">
            <text:p>si vos lo cuidades fallar yo vos querria rrogar |que fiziesedes tanto pormi quele llebasedes esta espada </text:p>
          </table:table-cell>
          <table:table-cell office:value-type="string" calcext:value-type="string">
            <text:p>se voi il credete trovare anzi di me, |i' vo vorrei pregare |che voi faceste tanto, per l’amor di me, |che voi gli portaste questa spada </text:p>
          </table:table-cell>
        </table:table-row>
        <table:table-row table:style-name="ro4">
          <table:table-cell office:value-type="string" calcext:value-type="string">
            <text:p>853|854|855</text:p>
          </table:table-cell>
          <table:table-cell office:value-type="string" calcext:value-type="string">
            <text:p>qui fu mon seignor Galehout, |et li dites |qu’il la DOrt de par moi, </text:p>
          </table:table-cell>
          <table:table-cell office:value-type="string" calcext:value-type="string">
            <text:p>qui fu monsignor Gal̾. |et li dires |quil laport de par moi </text:p>
          </table:table-cell>
          <table:table-cell office:value-type="string" calcext:value-type="string">
            <text:p>qui fu monseignor Galeholt,|Et li dites |quil le port de par moi. </text:p>
          </table:table-cell>
          <table:table-cell office:value-type="string" calcext:value-type="string">
            <text:p>qui fu a messire galehot et luy dices |quil la porte de par moy </text:p>
          </table:table-cell>
          <table:table-cell office:value-type="string" calcext:value-type="string">
            <text:p>qui fut a mon compaignen gallehaut |et lui dictes |quil la porte de par moy </text:p>
          </table:table-cell>
          <table:table-cell office:value-type="string" calcext:value-type="string">
            <text:p>que fue demi señor galeote |e dezilde quela traiga pormi amor </text:p>
          </table:table-cell>
          <table:table-cell office:value-type="string" calcext:value-type="string">
            <text:p>che fu di monsignor Galeotto, |e gli dite |che-lla porti da parte di me, </text:p>
          </table:table-cell>
        </table:table-row>
        <table:table-row table:style-name="ro6">
          <table:table-cell office:value-type="string" calcext:value-type="string">
            <text:p>856|857|858|859</text:p>
          </table:table-cell>
          <table:table-cell office:value-type="string" calcext:value-type="string">
            <text:p>que molt est bone. » |Et ele dist |qu’ele le trovera par tens|et bien fera cest message; </text:p>
          </table:table-cell>
          <table:table-cell office:value-type="string" calcext:value-type="string">
            <text:p>car mout est bone. |et ele dist |que ele le trouera par tans.|et que bien fera cest mesaige . </text:p>
          </table:table-cell>
          <table:table-cell office:value-type="string" calcext:value-type="string">
            <text:p>quar elle est moult bone et moult bele. elle dist |que elle le trouuera bien par tamps |et bien fera ce dist cest message.</text:p>
          </table:table-cell>
          <table:table-cell office:value-type="string" calcext:value-type="string">
            <text:p>car moult est bonne. |Et elle dit|quelle le trouuera tantost |et que bien fera ce message. </text:p>
          </table:table-cell>
          <table:table-cell office:value-type="string" calcext:value-type="string">
            <text:p>car elle est moult bonne et belle. |Et elle dist |que elle le trouuera par temps |et bien fera ce message. </text:p>
          </table:table-cell>
          <table:table-cell office:value-type="string" calcext:value-type="string">
            <text:p>ca mucho es buena e fermosa yo lo fare dixo la donçella de grado Luego se partio el vno del otro |e lançarote se fue contra el castillo de florenga |e andubo tanto </text:p>
          </table:table-cell>
          <table:table-cell office:value-type="string" calcext:value-type="string">
            <text:p>ché molto est buona». |Ed ella dice |ch’ella il troverrà per tempo e bene farà questo mesaggio, </text:p>
          </table:table-cell>
        </table:table-row>
        <table:table-row table:style-name="ro11">
          <table:table-cell office:value-type="string" calcext:value-type="string">
            <text:p>860|861|862|863|864|865</text:p>
          </table:table-cell>
          <table:table-cell office:value-type="string" calcext:value-type="string">
            <text:p>si s’en part atant de lui et il s’en vet droit vers le chastel de Floego, |si i vint a hore de prime. |Et il esgarde es pres defors la vile, |si voit molt grant gent entor le feu |ou l’en devoit ardoir la suer Meleagan», |et quant il aperçoit le feu, </text:p>
          </table:table-cell>
          <table:table-cell office:value-type="string" calcext:value-type="string">
            <text:p>Atant se part de lanc̃. la damoisele. |et il sen ua tout droit uers le chastel de floego. |Si i uint a hore de prime et des garde es pres de fors La uille |si auoit mout de gent entor .i. fe. |Et quant il aparsoit le feu </text:p>
          </table:table-cell>
          <table:table-cell office:value-type="string" calcext:value-type="string">
            <text:p>Si sen part atant de lui. |Et il sen vait uers le castel de florega. |Si y uin entor prime. |Et il regarde en mi lez pres dehors la vile |Si vit moult grant gent entor vn fu. |ou on deuoit ardoir le suer melyagant, CNuant lancelot aperchut le fu </text:p>
          </table:table-cell>
          <table:table-cell office:value-type="string" calcext:value-type="string">
            <text:p>si se part atant de luy. |et il sen ua tout droit. uers le chastel de fleogo |si y uint a heure de prime. |et il regarde es prez dehors la uille. |si uoit moult grant gent entour ung feu. |Et quant il aparceut le feu </text:p>
          </table:table-cell>
          <table:table-cell office:value-type="string" calcext:value-type="string">
            <text:p>Si se part atant de elle |et sen ua uers le chasteau de florega |si y uint entour prime. |et il regarde es prez hors la uille |si y uist moult grant gent entour ung feu |ou len deuoit ardoir la seur de meleagant. |Quant il apperceust le feu </text:p>
          </table:table-cell>
          <table:table-cell office:value-type="string" calcext:value-type="string">
            <text:p>que llego alla ante de prima |e vio ante la villa gran jente alrrededor de vn fuego |e en aquel fuego auian de quemar ala hermanade meliangas </text:p>
          </table:table-cell>
          <table:table-cell office:value-type="string" calcext:value-type="string">
            <text:p>si si parte atanto di lui. |Ed e' se ne va tutto diritto inverso el castello del Flego, |si vi venne a ora di prima. |Ed e' riguarda nel prato di fuori la villa, |si vi vide molto grande gente intorno uno fuoco, |e quando elli apressima al fuoco, </text:p>
          </table:table-cell>
        </table:table-row>
        <table:table-row table:style-name="ro5">
          <table:table-cell office:value-type="string" calcext:value-type="string">
            <text:p>866|867|868|869|870|871|872|873|874|875</text:p>
          </table:table-cell>
          <table:table-cell office:value-type="string" calcext:value-type="string">
            <text:p>si a poor de la damoisele. |Lors broche le cheval |et vint errant cele part |tant com il puet del cheval traire. |Et quant il est venus jusque la, |si esgarde |et voit la damoisele |qui ja estoit amenee al feu |por destruire, |si estoit en pure sa chemise et le tenoient. VI. pautonier, trois d’une part et trois d’autre; </text:p>
          </table:table-cell>
          <table:table-cell office:value-type="string" calcext:value-type="string">
            <text:p>si a paor de la damoisele. |et lors broche li cheual |et uient corant cele part. |tant|comme il puet de cheual traire. |et quant il uien iusque la|si esgarde |et uoit la damoisele |que ia estoit amenee au feu|por destruire. |Si estoit en la pure chemisse |si la tenoien .ui. pautenier trois deuant et trois derier. </text:p>
          </table:table-cell>
          <table:table-cell office:value-type="string" calcext:value-type="string">
            <text:p>si ot moult grant paour de la damoisele |qui y ia estoit menee au fu |pour destruire. |Si estoit en vne poure chemise |et le tenoient. vi. pautonnier. iij. dune part. et. iij. dautre.</text:p>
          </table:table-cell>
          <table:table-cell office:value-type="string" calcext:value-type="string">
            <text:p>si a paour de la damoisele |qui ia estoit amenee au feu pour destruire. |si estoit en sa pure chemise |et la tenoient six pautonniers dune part et troys dautre </text:p>
          </table:table-cell>
          <table:table-cell office:value-type="string" calcext:value-type="string">
            <text:p>si eut grant paour de la damoiselle. |Lors frappe le cheual des esperons |et uient celle part. |et quant il uoit la damoiselle |qui ia estoit amenee au feu |pour destruire |laquelle estoit en une poure chemise |et la tenoient six pautenniers. trois de une part et trois dautre: </text:p>
          </table:table-cell>
          <table:table-cell office:value-type="string" calcext:value-type="string">
            <text:p>e lançarote |que aquello vido dio delas espuelas al cauallo |e llego alla ca bien cuidaua |que ya quemauan la donçella |e quando el y llego vio la donçella estar ante el fuego envna muy pobre camisa |e tenianla seis billanos tres dela vna parte e tres dela otra </text:p>
          </table:table-cell>
          <table:table-cell office:value-type="string" calcext:value-type="string">
            <text:p>si à paura della damigella |che già era menata al fuoco per distrugere. |i brocca il cavallo delli isproni |e viene in quelle parti correndo |tanto |come può del cavallo trarre, |e quand’egli è là venuto, |si vide la damigella |che già era menata al fuoco per liverarla a morte.|Si era in sua pura camicia |e la tenieno vi. paltonieri, tre d’una parte e tre d’altra, </text:p>
          </table:table-cell>
        </table:table-row>
        <table:table-row table:style-name="ro8">
          <table:table-cell office:value-type="float" office:value="876" calcext:value-type="float">
            <text:p>876</text:p>
          </table:table-cell>
          <table:table-cell office:value-type="string" calcext:value-type="string">
            <text:p>si n’atendoient a geter le el feu fors le commandement as juges, </text:p>
          </table:table-cell>
          <table:table-cell office:value-type="string" calcext:value-type="string">
            <text:p>Si natandoient a geter li el feu fort le comandement les menistres. </text:p>
          </table:table-cell>
          <table:table-cell office:value-type="string" calcext:value-type="string">
            <text:p>Si natendoient a geter le |el fu fors le commandement as iuges </text:p>
          </table:table-cell>
          <table:table-cell office:value-type="string" calcext:value-type="string">
            <text:p>si nactendoient a la gecter |ou feu fors le commandement des uiges. </text:p>
          </table:table-cell>
          <table:table-cell office:value-type="string" calcext:value-type="string">
            <text:p>et ne actendent la iecter au feu fors le commandement du iuge </text:p>
          </table:table-cell>
          <table:table-cell office:value-type="string" calcext:value-type="string">
            <text:p>e no esperauan al sino el mandamiento delos juezes |parala hechar enel fuego </text:p>
          </table:table-cell>
          <table:table-cell office:value-type="string" calcext:value-type="string">
            <text:p>sì non atendieno a gittalla nel fuoco forse il comandamento del l giudice, </text:p>
          </table:table-cell>
        </table:table-row>
        <table:table-row table:style-name="ro4">
          <table:table-cell office:value-type="string" calcext:value-type="string">
            <text:p>877|878</text:p>
          </table:table-cell>
          <table:table-cell office:value-type="string" calcext:value-type="string">
            <text:p>et ele ploroit trop durement |et regretoit Lancelot: « </text:p>
          </table:table-cell>
          <table:table-cell office:value-type="string" calcext:value-type="string">
            <text:p>et ele ploroit trop meruilleusement et regretoit lanc̾. </text:p>
          </table:table-cell>
          <table:table-cell office:value-type="string" calcext:value-type="string">
            <text:p>et elle ploroit moult tendrement |et regretoit lancelot </text:p>
          </table:table-cell>
          <table:table-cell office:value-type="string" calcext:value-type="string">
            <text:p>Et elle plouroit merueilleusement |et regretoit lancelot. </text:p>
          </table:table-cell>
          <table:table-cell office:value-type="string" calcext:value-type="string">
            <text:p>Et elle plouroit moult tendrement |et regrettoit lancelot: en disant. </text:p>
          </table:table-cell>
          <table:table-cell office:value-type="string" calcext:value-type="string">
            <text:p>e la donzella lloraua muy fuertemente </text:p>
          </table:table-cell>
          <table:table-cell office:value-type="string" calcext:value-type="string">
            <text:p>ooma ella faceva troppo doloroso pianto|e rigrattava Lancellotto molto pietosamente, |si diceva sovente: 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Ha, gentilx chevaliers Lancelos,</text:p>
          </table:table-cell>
          <table:table-cell office:value-type="string" calcext:value-type="string">
            <text:p>ha gentil cheualiers lanc̃. </text:p>
          </table:table-cell>
          <table:table-cell office:value-type="string" calcext:value-type="string">
            <text:p>et disoit ha : gentiex hom lancelot </text:p>
          </table:table-cell>
          <table:table-cell office:value-type="string" calcext:value-type="string">
            <text:p>Haa lancelot gentilz cheualier De celle mesmes matiere. </text:p>
          </table:table-cell>
          <table:table-cell office:value-type="string" calcext:value-type="string">
            <text:p>Haa gentil homme lancelot </text:p>
          </table:table-cell>
          <table:table-cell office:value-type="string" calcext:value-type="string">
            <text:p>e llamaua a lançarote e deçia ay mi buen cauallero </text:p>
          </table:table-cell>
          <table:table-cell office:value-type="string" calcext:value-type="string">
            <text:p>orHal, gentil cavaliere Lancellotto,</text:p>
          </table:table-cell>
        </table:table-row>
        <table:table-row table:style-name="ro3">
          <table:table-cell office:value-type="float" office:value="880" calcext:value-type="float">
            <text:p>880</text:p>
          </table:table-cell>
          <table:table-cell office:value-type="string" calcext:value-type="string">
            <text:p>kar pleust ore a nostre Salveor </text:p>
          </table:table-cell>
          <table:table-cell office:value-type="string" calcext:value-type="string">
            <text:p>car pleust ore a dieu </text:p>
          </table:table-cell>
          <table:table-cell office:value-type="string" calcext:value-type="string">
            <text:p>quar pleust ore a dieu </text:p>
          </table:table-cell>
          <table:table-cell office:value-type="string" calcext:value-type="string">
            <text:p>que pleust ores a nostre seigneͬ </text:p>
          </table:table-cell>
          <table:table-cell office:value-type="string" calcext:value-type="string">
            <text:p>car pleust a dieu </text:p>
          </table:table-cell>
          <table:table-cell office:value-type="string" calcext:value-type="string">
            <text:p>e pluguiese agora anuestro señor </text:p>
          </table:table-cell>
          <table:table-cell office:value-type="string" calcext:value-type="string">
            <text:p>che or piacesse ora a Nostro Salvatore </text:p>
          </table:table-cell>
        </table:table-row>
        <table:table-row table:style-name="ro8">
          <table:table-cell office:value-type="string" calcext:value-type="string">
            <text:p>881|882</text:p>
          </table:table-cell>
          <table:table-cell office:value-type="string" calcext:value-type="string">
            <text:p>que vos seuissiés ceste novele, |si fuissiés pres de ci a demie lieue! </text:p>
          </table:table-cell>
          <table:table-cell office:value-type="string" calcext:value-type="string">
            <text:p>que uos seussiez ceste nouelle. |et uos fussiez pres de ci a demi lieue. </text:p>
          </table:table-cell>
          <table:table-cell office:value-type="string" calcext:value-type="string">
            <text:p>que vous seussies ceste nouele |et puis vous fuissies chi a demie lieue. </text:p>
          </table:table-cell>
          <table:table-cell office:value-type="string" calcext:value-type="string">
            <text:p>que uous sceussez ceste nouuelle |et que feussez a demye lieue pres de cy. </text:p>
          </table:table-cell>
          <table:table-cell office:value-type="string" calcext:value-type="string">
            <text:p>que uous feussiez prez de cy a demy lieue certes </text:p>
          </table:table-cell>
          <table:table-cell office:value-type="string" calcext:value-type="string">
            <text:p>que supiesedes estas nuebas |e estubiesedes çerca de aqui media legua </text:p>
          </table:table-cell>
          <table:table-cell office:value-type="string" calcext:value-type="string">
            <text:p>che vo' sapeste questa dolorosa novella a mio huopo, per convento |che vo' foste presso di qui a meza lega! </text:p>
          </table:table-cell>
        </table:table-row>
        <table:table-row table:style-name="ro12">
          <table:table-cell office:value-type="string" calcext:value-type="string">
            <text:p>883|884|885|886|887</text:p>
          </table:table-cell>
          <table:table-cell office:value-type="string" calcext:value-type="string">
            <text:p>Certes a l’aide de Dieu|et de la vostre seroie je encore anuit rescosse malgré tos mes enemis. |Mais vos ne le savés pas a, |si me covendra ore morir por la vie |que je vos sauvai emprés Dieu; </text:p>
          </table:table-cell>
          <table:table-cell office:value-type="string" calcext:value-type="string">
            <text:p>Certes a laide de dieu |et ala uostre seroie ie encore ennuit rescouce maugre mes anemis. |Mais uos ne le sauez pas |si me couanra morir. por la uie |que ie uos sauuai apres dieu.</text:p>
          </table:table-cell>
          <table:table-cell office:value-type="string" calcext:value-type="string">
            <text:p>Certes a laide de dieu et de la uostre fuisse iou encore anuit rescousse malgre mes anemis |si men conuendra ore a morir pour la vie|que iou vous saluai apres dieu. </text:p>
          </table:table-cell>
          <table:table-cell office:value-type="string" calcext:value-type="string">
            <text:p>et certes a maide de dieu et de la uostre seroye ie encor ennnuyt rescousse malgre tous mes ennemys. |et si ne li scauez pas. |si me conuiendra ores mourir pour la uie |que ie uous sauuay. </text:p>
          </table:table-cell>
          <table:table-cell office:value-type="string" calcext:value-type="string">
            <text:p>a laide de dieu ie seroie rescous |se malgre tous mes ennemis |si me conuendra mourir pour la uie |que ie uous sauuay aprez dieu </text:p>
          </table:table-cell>
          <table:table-cell office:value-type="string" calcext:value-type="string">
            <text:p>e conla ayuda de dios |e conla vuestra seria yo aCorrida e librada |e mas vos no lo sabedes |e asi me conuerna a morir </text:p>
          </table:table-cell>
          <table:table-cell office:value-type="string" calcext:value-type="string">
            <text:p>osCerto, all’aiuto di Dio e al vostro sarei io ancora stanotte riscossa a mal grado di tutti miei animici, |ma vo' nol saprete mica, |si me ne converrà ora a morire vilmente per ciò |ch’io voi salvai la vita apresso Iddio. |Hal, lassa, </text:p>
          </table:table-cell>
        </table:table-row>
        <table:table-row table:style-name="ro4">
          <table:table-cell office:value-type="string" calcext:value-type="string">
            <text:p>888|889</text:p>
          </table:table-cell>
          <table:table-cell office:value-type="string" calcext:value-type="string">
            <text:p>mais certes il ne m’en poise pas tant |por moi </text:p>
          </table:table-cell>
          <table:table-cell office:value-type="string" calcext:value-type="string">
            <text:p>mais certes il ne men poise pas tant por moi </text:p>
          </table:table-cell>
          <table:table-cell office:value-type="string" calcext:value-type="string">
            <text:p>Mais il ne me poise mie tant pour moi </text:p>
          </table:table-cell>
          <table:table-cell office:value-type="string" calcext:value-type="string">
            <text:p>mais certes il ne men poist pas tant pour moy</text:p>
          </table:table-cell>
          <table:table-cell office:value-type="string" calcext:value-type="string">
            <text:p>mais certes dit elle il ne me poise pas tant pour moy </text:p>
          </table:table-cell>
          <table:table-cell office:value-type="string" calcext:value-type="string">
            <text:p>mas no me pesa tanto pormi como porel pesar </text:p>
          </table:table-cell>
          <table:table-cell office:value-type="string" calcext:value-type="string">
            <text:p>come qui à dolorose novelle a mio huopob. |¡Poscia dice: |«Certo, |e non me ne pesa tanto per me </text:p>
          </table:table-cell>
        </table:table-row>
        <table:table-row table:style-name="ro4">
          <table:table-cell office:value-type="string" calcext:value-type="string">
            <text:p>890|891</text:p>
          </table:table-cell>
          <table:table-cell office:value-type="string" calcext:value-type="string">
            <text:p>com il fet por le coros |que vos en avrois, </text:p>
          </table:table-cell>
          <table:table-cell office:value-type="string" calcext:value-type="string">
            <text:p>comme por uos. por le corrous |que uos en arrois </text:p>
          </table:table-cell>
          <table:table-cell office:value-type="string" calcext:value-type="string">
            <text:p>comme il fait pour le corous |que vous en aures </text:p>
          </table:table-cell>
          <table:table-cell office:value-type="string" calcext:value-type="string">
            <text:p>comme il fait pour le corroux. </text:p>
          </table:table-cell>
          <table:table-cell office:value-type="string" calcext:value-type="string">
            <text:p>comment il fait pour le courroust |que uous aurez </text:p>
          </table:table-cell>
          <table:table-cell office:value-type="string" calcext:value-type="string">
            <text:p>que vos abredes </text:p>
          </table:table-cell>
          <table:table-cell office:value-type="string" calcext:value-type="string">
            <text:p>come fa per lo trascruccio grande |che voi arete di mia morte, </text:p>
          </table:table-cell>
        </table:table-row>
        <table:table-row table:style-name="ro4">
          <table:table-cell office:value-type="string" calcext:value-type="string">
            <text:p>892|893</text:p>
          </table:table-cell>
          <table:table-cell office:value-type="string" calcext:value-type="string">
            <text:p>quant vos le savrois. |Mais ce me reconforte molt </text:p>
          </table:table-cell>
          <table:table-cell office:value-type="string" calcext:value-type="string">
            <text:p>quant uos le saurois.|mais ce me reconforte mout. </text:p>
          </table:table-cell>
          <table:table-cell office:value-type="string" calcext:value-type="string">
            <text:p>quant vous saures ma mort. |Mais ce me conforte moult </text:p>
          </table:table-cell>
          <table:table-cell office:value-type="string" calcext:value-type="string">
            <text:p>Mais ce me reconforte moult. </text:p>
          </table:table-cell>
          <table:table-cell office:value-type="string" calcext:value-type="string">
            <text:p>quant uous le saurez |mais ce me conforte </text:p>
          </table:table-cell>
          <table:table-cell office:value-type="string" calcext:value-type="string">
            <text:p>Quando lo supieredes Mas esto me conorta mucho </text:p>
          </table:table-cell>
          <table:table-cell office:value-type="string" calcext:value-type="string">
            <text:p>quando vo' saprete il martidio |che l’uomo m’arà per voi giudicata. |etMa ciò mi riconforta molto, bel dolze sire,</text:p>
          </table:table-cell>
        </table:table-row>
        <table:table-row table:style-name="ro8">
          <table:table-cell office:value-type="string" calcext:value-type="string">
            <text:p>894|895</text:p>
          </table:table-cell>
          <table:table-cell office:value-type="string" calcext:value-type="string">
            <text:p>que je sai bien |que les damoiseles gaaigneront tant en ma mort </text:p>
          </table:table-cell>
          <table:table-cell office:value-type="string" calcext:value-type="string">
            <text:p>que ie sai bien |queles damoisele gaangneront tant en ma mort </text:p>
          </table:table-cell>
          <table:table-cell office:value-type="string" calcext:value-type="string">
            <text:p>que les puceles gaaigneront en ma mort. </text:p>
          </table:table-cell>
          <table:table-cell office:value-type="string" calcext:value-type="string">
            <text:p>car ie scay bien |que les damoiseles |qui queront tant en ma mort</text:p>
          </table:table-cell>
          <table:table-cell office:value-type="string" calcext:value-type="string">
            <text:p>que ie scay bien |que les damoiselles gaigneront a ma mort </text:p>
          </table:table-cell>
          <table:table-cell office:value-type="string" calcext:value-type="string">
            <text:p>que yo se quelas donçellas ganaran mucho enla my muerte </text:p>
          </table:table-cell>
          <table:table-cell office:value-type="string" calcext:value-type="string">
            <text:p>ch’io so bene |che lla mia morte fia guarento a tutti i giorni di tutte le damigelle del mondo. |esSi so bene 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che lle damigelle guadagnano oggi 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que jamés nule ne vos requerra d’aide </text:p>
          </table:table-cell>
          <table:table-cell office:value-type="string" calcext:value-type="string">
            <text:p>que iamais nule ne uos requerra a aide.</text:p>
          </table:table-cell>
          <table:table-cell office:value-type="string" calcext:value-type="string">
            <text:p>quar iamais nulle ne vous requerra dayde </text:p>
          </table:table-cell>
          <table:table-cell office:value-type="string" calcext:value-type="string">
            <text:p>que iamais nulle ne uous requerra daide. </text:p>
          </table:table-cell>
          <table:table-cell office:value-type="string" calcext:value-type="string">
            <text:p>car iamais nulles ne uous requerrent daide </text:p>
          </table:table-cell>
          <table:table-cell office:value-type="string" calcext:value-type="string">
            <text:p>que jamas donzella no vos rrequirira de ayuda </text:p>
          </table:table-cell>
          <table:table-cell office:value-type="string" calcext:value-type="string">
            <text:p>tanto che giamai non voi ne richiedrà niuna d’aiuto</text:p>
          </table:table-cell>
        </table:table-row>
        <table:table-row table:style-name="ro4">
          <table:table-cell office:value-type="float" office:value="897" calcext:value-type="float">
            <text:p>897</text:p>
          </table:table-cell>
          <table:table-cell office:value-type="string" calcext:value-type="string">
            <text:p>que vos li faillois tant com il vos remenbre de moi, </text:p>
          </table:table-cell>
          <table:table-cell office:value-type="string" calcext:value-type="string">
            <text:p>que uos li faillois tant |comme il uos membera de moi. </text:p>
          </table:table-cell>
          <table:table-cell office:value-type="string" calcext:value-type="string">
            <text:p>que vous ne li aidies tant |comme il vous sousuiegne de moi. </text:p>
          </table:table-cell>
          <table:table-cell office:value-type="string" calcext:value-type="string">
            <text:p>a qui uous faillez tant|quil uous rememberra de moy. </text:p>
          </table:table-cell>
          <table:table-cell office:value-type="string" calcext:value-type="string">
            <text:p>que uous ne les aidez tant |quil uous souuiengne de moy</text:p>
          </table:table-cell>
          <table:table-cell office:value-type="string" calcext:value-type="string">
            <text:p>que le vos non fagades tanto que vos acuerde demi </text:p>
          </table:table-cell>
          <table:table-cell office:value-type="string" calcext:value-type="string">
            <text:p>che vo' le falliate tanto |come vo soverrà di me, </text:p>
          </table:table-cell>
        </table:table-row>
        <table:table-row table:style-name="ro6">
          <table:table-cell office:value-type="string" calcext:value-type="string">
            <text:p>898|899</text:p>
          </table:table-cell>
          <table:table-cell office:value-type="string" calcext:value-type="string">
            <text:p>kar vostre cuers est si frans |qu’il ne puet estre sans trop grant merites rendre a totes celes </text:p>
          </table:table-cell>
          <table:table-cell office:value-type="string" calcext:value-type="string">
            <text:p>Car uostres cuers est si sains |quil ne puet estre sans grant merites rendre a totes celes </text:p>
          </table:table-cell>
          <table:table-cell office:value-type="string" calcext:value-type="string">
            <text:p>Car vostre cuers est si grans |quil ne puet estre sans grant merite rendre a toutes celes </text:p>
          </table:table-cell>
          <table:table-cell office:value-type="string" calcext:value-type="string">
            <text:p>Car uostre cuer est si franc |quil ne puet estre sans trop grant merite rendre a toutes celles </text:p>
          </table:table-cell>
          <table:table-cell office:value-type="string" calcext:value-type="string">
            <text:p>car uren cueur est ainsi franc. </text:p>
          </table:table-cell>
          <table:table-cell office:value-type="string" calcext:value-type="string">
            <text:p>ca vos sodes tan noble e tan franco |que siempre dareis buen galardon a todos aquellos </text:p>
          </table:table-cell>
          <table:table-cell office:value-type="string" calcext:value-type="string">
            <text:p>ché vostro cuore est sì franco |che non può essere sanza troppo grande merito rendere a tutte quelle 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qui de par moi se reclaiment: </text:p>
          </table:table-cell>
          <table:table-cell office:value-type="string" calcext:value-type="string">
            <text:p>qui de par moi se reclameront. </text:p>
          </table:table-cell>
          <table:table-cell office:value-type="string" calcext:value-type="string">
            <text:p>qui de par moi vous reclameront </text:p>
          </table:table-cell>
          <table:table-cell office:value-type="string" calcext:value-type="string">
            <text:p>qui de par moy uous reclament. </text:p>
          </table:table-cell>
          <table:table-cell/>
          <table:table-cell office:value-type="string" calcext:value-type="string">
            <text:p>que demi se lamentaren </text:p>
          </table:table-cell>
          <table:table-cell office:value-type="string" calcext:value-type="string">
            <text:p>che da parte di me si richiameranno. </text:p>
          </table:table-cell>
        </table:table-row>
        <table:table-row table:style-name="ro6">
          <table:table-cell office:value-type="string" calcext:value-type="string">
            <text:p>901|902</text:p>
          </table:table-cell>
          <table:table-cell office:value-type="string" calcext:value-type="string">
            <text:p>si m’est avis|qu’il m’est molt miels a m’ame de morir </text:p>
          </table:table-cell>
          <table:table-cell office:value-type="string" calcext:value-type="string">
            <text:p>Si mest|auis que il est miex a marme de morir por la loiaute faire et por oster de prison </text:p>
          </table:table-cell>
          <table:table-cell office:value-type="string" calcext:value-type="string">
            <text:p>Si mest auis |que il mest moult miex a lame pour la loiaute faire </text:p>
          </table:table-cell>
          <table:table-cell office:value-type="string" calcext:value-type="string">
            <text:p>Si mest adius |quil est moult mieulx a ma uie de mourir </text:p>
          </table:table-cell>
          <table:table-cell office:value-type="string" calcext:value-type="string">
            <text:p>Si mest auiz |quil mest mieulx a lame |pour loiaulle faire </text:p>
          </table:table-cell>
          <table:table-cell office:value-type="string" calcext:value-type="string">
            <text:p>e mucho me sera buena al alma esta muerte que Resçibire </text:p>
          </table:table-cell>
          <table:table-cell office:value-type="string" calcext:value-type="string">
            <text:p>Si m’è aviso |che, per lo profitto |che nascerà di mia morte, |ch’egli è il meglio a mia anima di morire per lealtà fare 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por loialté fere et por geter de prison si vaillant home comme vos </text:p>
          </table:table-cell>
          <table:table-cell office:value-type="string" calcext:value-type="string">
            <text:p>si uaillant home |comme uos estes ; </text:p>
          </table:table-cell>
          <table:table-cell office:value-type="string" calcext:value-type="string">
            <text:p>et pour geter de prison |si uaillant homme comme vous estes. </text:p>
          </table:table-cell>
          <table:table-cell office:value-type="string" calcext:value-type="string">
            <text:p>pour si hault affaire et pour gecter de prison si uaillant homme |comme uous estes </text:p>
          </table:table-cell>
          <table:table-cell office:value-type="string" calcext:value-type="string">
            <text:p>et pour ietter de peril ung si uaillant homme |comment uous/ </text:p>
          </table:table-cell>
          <table:table-cell office:value-type="string" calcext:value-type="string">
            <text:p>porque saque de prision atan noble ome |Como vos que vos fuerades muerto </text:p>
          </table:table-cell>
          <table:table-cell office:value-type="string" calcext:value-type="string">
            <text:p>e per gittare di pregione uno si valente huomo |come vo' siete </text:p>
          </table:table-cell>
        </table:table-row>
        <table:table-row table:style-name="ro4">
          <table:table-cell office:value-type="float" office:value="904" calcext:value-type="float">
            <text:p>904</text:p>
          </table:table-cell>
          <table:table-cell office:value-type="string" calcext:value-type="string">
            <text:p>que vos fuissiés mors par la desloialté de Meleagan </text:p>
          </table:table-cell>
          <table:table-cell office:value-type="string" calcext:value-type="string">
            <text:p>que uos fussiez mors par la desloiaute meleagant </text:p>
          </table:table-cell>
          <table:table-cell office:value-type="string" calcext:value-type="string">
            <text:p>que vous fuissies mors pour la desloiaute melyagant </text:p>
          </table:table-cell>
          <table:table-cell office:value-type="string" calcext:value-type="string">
            <text:p>que uous feussez mort par la desleaute de meleagan </text:p>
          </table:table-cell>
          <table:table-cell office:value-type="string" calcext:value-type="string">
            <text:p>que se uous feussies mort par la desloyaulte melleagant/ </text:p>
          </table:table-cell>
          <table:table-cell office:value-type="string" calcext:value-type="string">
            <text:p>porla deslealtad de meliangas </text:p>
          </table:table-cell>
          <table:table-cell office:value-type="string" calcext:value-type="string">
            <text:p>che vo' foste morto per la dislealtà di Meleagant 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qui en prison vos avoit mis par traïson. » </text:p>
          </table:table-cell>
          <table:table-cell office:value-type="string" calcext:value-type="string">
            <text:p>qui uos auoit mis en prison par traison. </text:p>
          </table:table-cell>
          <table:table-cell office:value-type="string" calcext:value-type="string">
            <text:p>qui en prison vous auoit mis. </text:p>
          </table:table-cell>
          <table:table-cell office:value-type="string" calcext:value-type="string">
            <text:p>qui en prison uous auoit mis par traison. </text:p>
          </table:table-cell>
          <table:table-cell office:value-type="string" calcext:value-type="string">
            <text:p>qui en prison uous auoit mis. </text:p>
          </table:table-cell>
          <table:table-cell office:value-type="string" calcext:value-type="string">
            <text:p>que en prision vos tenia </text:p>
          </table:table-cell>
          <table:table-cell office:value-type="string" calcext:value-type="string">
            <text:p>che n pregione voi avea messo per sua grande tradigione». </text:p>
          </table:table-cell>
        </table:table-row>
        <table:table-row table:style-name="ro6">
          <table:table-cell office:value-type="float" office:value="906" calcext:value-type="float">
            <text:p>906</text:p>
          </table:table-cell>
          <table:table-cell office:value-type="string" calcext:value-type="string">
            <text:p>Ensi disoit la damoisele molt tendrement plorant et lors vint Lancelos poignant cele part </text:p>
          </table:table-cell>
          <table:table-cell office:value-type="string" calcext:value-type="string">
            <text:p>ANsi dissoit la damoisele ml̃t tandrement en plorant. |et lors uint lanc̃. cele part </text:p>
          </table:table-cell>
          <table:table-cell office:value-type="string" calcext:value-type="string">
            <text:p>ANsi disoit la damoisele moult tenrement plorant.|Et lancelot vint durement poignant la </text:p>
          </table:table-cell>
          <table:table-cell office:value-type="string" calcext:value-type="string">
            <text:p>Ainsi disoit la damoisele moult tendement plourant. |Et lors uint lancelot poiguant celle part </text:p>
          </table:table-cell>
          <table:table-cell office:value-type="string" calcext:value-type="string">
            <text:p>AInsi disoit la damoiselle menlt tendrement plourant. |lors uient lancelot poignant celle part </text:p>
          </table:table-cell>
          <table:table-cell office:value-type="string" calcext:value-type="string">
            <text:p>por su gran traiçion e esto deçia la donçella llorando muy dolorosamente </text:p>
          </table:table-cell>
          <table:table-cell office:value-type="string" calcext:value-type="string">
            <text:p>Insi dimentava la damigella molto teneramente piagnendo. |esAllor viene Lancellotto pugnendo in quelle parti </text:p>
          </table:table-cell>
        </table:table-row>
        <table:table-row table:style-name="ro3">
          <table:table-cell office:value-type="float" office:value="907" calcext:value-type="float">
            <text:p>907</text:p>
          </table:table-cell>
          <table:table-cell office:value-type="string" calcext:value-type="string">
            <text:p>ou il la vit: </text:p>
          </table:table-cell>
          <table:table-cell office:value-type="string" calcext:value-type="string">
            <text:p>ou il la uit. </text:p>
          </table:table-cell>
          <table:table-cell office:value-type="string" calcext:value-type="string">
            <text:p>ou il le vit ester. </text:p>
          </table:table-cell>
          <table:table-cell office:value-type="string" calcext:value-type="string">
            <text:p>ou il la uit. </text:p>
          </table:table-cell>
          <table:table-cell/>
          <table:table-cell office:value-type="string" calcext:value-type="string">
            <text:p>e lançarote vino luego aquella parte </text:p>
          </table:table-cell>
          <table:table-cell office:value-type="string" calcext:value-type="string">
            <text:p>ove la vide, </text:p>
          </table:table-cell>
        </table:table-row>
        <table:table-row table:style-name="ro3">
          <table:table-cell office:value-type="float" office:value="908" calcext:value-type="float">
            <text:p>908</text:p>
          </table:table-cell>
          <table:table-cell office:value-type="string" calcext:value-type="string">
            <text:p>si dist a cels </text:p>
          </table:table-cell>
          <table:table-cell office:value-type="string" calcext:value-type="string">
            <text:p>et dit a ciax </text:p>
          </table:table-cell>
          <table:table-cell office:value-type="string" calcext:value-type="string">
            <text:p>Si dist a chiaus </text:p>
          </table:table-cell>
          <table:table-cell table:number-columns-repeated="2" office:value-type="string" calcext:value-type="string">
            <text:p>si dist a ceulx</text:p>
          </table:table-cell>
          <table:table-cell office:value-type="string" calcext:value-type="string">
            <text:p>do la donçella tenian </text:p>
          </table:table-cell>
          <table:table-cell office:value-type="string" calcext:value-type="string">
            <text:p>si disse a quelli </text:p>
          </table:table-cell>
        </table:table-row>
        <table:table-row table:style-name="ro4">
          <table:table-cell office:value-type="float" office:value="909" calcext:value-type="float">
            <text:p>909</text:p>
          </table:table-cell>
          <table:table-cell office:value-type="string" calcext:value-type="string">
            <text:p>qui le tenoient: « Laissiés la damoisele! — </text:p>
          </table:table-cell>
          <table:table-cell office:value-type="string" calcext:value-type="string">
            <text:p>qui la renoient Laissiez la damoisele. </text:p>
          </table:table-cell>
          <table:table-cell office:value-type="string" calcext:value-type="string">
            <text:p>qui le tenoient. </text:p>
          </table:table-cell>
          <table:table-cell office:value-type="string" calcext:value-type="string">
            <text:p>qui la tiennent laissez la damoisele par courtoisie. </text:p>
          </table:table-cell>
          <table:table-cell office:value-type="string" calcext:value-type="string">
            <text:p>qui tenoient la damoiselle/ lessies la damoiselle. </text:p>
          </table:table-cell>
          <table:table-cell office:value-type="string" calcext:value-type="string">
            <text:p>e dixo aquellos que la tenian dexadla donçella </text:p>
          </table:table-cell>
          <table:table-cell office:value-type="string" calcext:value-type="string">
            <text:p>che-lla tenieno: «Lasciate la damigella! </text:p>
          </table:table-cell>
        </table:table-row>
        <table:table-row table:style-name="ro6">
          <table:table-cell office:value-type="string" calcext:value-type="string">
            <text:p>910|911|912</text:p>
          </table:table-cell>
          <table:table-cell office:value-type="string" calcext:value-type="string">
            <text:p>Por quoi, sire, fet J. chevaliers armés |qui avant saut, le lairons nos ? — |Por ce, fet il, </text:p>
          </table:table-cell>
          <table:table-cell office:value-type="string" calcext:value-type="string">
            <text:p>Por qoi sire fait uns cheualiers |qui auant saut |por quoi la lairons nous. |Por ce fait il </text:p>
          </table:table-cell>
          <table:table-cell office:value-type="string" calcext:value-type="string">
            <text:p>Laissies ester la damoisele laissies. pourcoi fait vns cheualiers armes |qui auant saut le lairoit on. pour chou fait il </text:p>
          </table:table-cell>
          <table:table-cell office:value-type="string" calcext:value-type="string">
            <text:p>Et ung cheualier arme sault auant et dist. |pour quoy la lairrons nous. par ce fait il </text:p>
          </table:table-cell>
          <table:table-cell office:value-type="string" calcext:value-type="string">
            <text:p>pour quoy fait ung cheualier arme |qui deuant estoit/ la lesrons ilz. |pour ce fait il </text:p>
          </table:table-cell>
          <table:table-cell office:value-type="string" calcext:value-type="string">
            <text:p>Porque señor dixo vn cauallero que delante salio la dexaran ellos |Porque dixo lançarote </text:p>
          </table:table-cell>
          <table:table-cell office:value-type="string" calcext:value-type="string">
            <text:p>oE perché, sire?, disse uno cavaliere |che si mise immantanente avanti. |Perché la lascerebbono elli? -|Per ciò, disse Lancellotto, 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que vos n’avés droit en li por fere mal. — </text:p>
          </table:table-cell>
          <table:table-cell office:value-type="string" calcext:value-type="string">
            <text:p>que uous ni auez droit en li faire morir.</text:p>
          </table:table-cell>
          <table:table-cell office:value-type="string" calcext:value-type="string">
            <text:p>que vous naues droit de li faire morir. </text:p>
          </table:table-cell>
          <table:table-cell office:value-type="string" calcext:value-type="string">
            <text:p>queͥ uous nauez droit de la faire mourir. </text:p>
          </table:table-cell>
          <table:table-cell office:value-type="string" calcext:value-type="string">
            <text:p>que uous naues nul droit a la faire mourir/ </text:p>
          </table:table-cell>
          <table:table-cell office:value-type="string" calcext:value-type="string">
            <text:p>Porque no auedes derecho |Porque la matar </text:p>
          </table:table-cell>
          <table:table-cell office:value-type="string" calcext:value-type="string">
            <text:p>che vo' non avete diritto in lei far morire. </text:p>
          </table:table-cell>
        </table:table-row>
        <table:table-row table:style-name="ro3">
          <table:table-cell office:value-type="float" office:value="914" calcext:value-type="float">
            <text:p>914</text:p>
          </table:table-cell>
          <table:table-cell office:value-type="string" calcext:value-type="string">
            <text:p>Si avons, fet cil, si grant </text:p>
          </table:table-cell>
          <table:table-cell office:value-type="string" calcext:value-type="string">
            <text:p>Si auons fait cil </text:p>
          </table:table-cell>
          <table:table-cell office:value-type="string" calcext:value-type="string">
            <text:p>Si auons fait cil si grant </text:p>
          </table:table-cell>
          <table:table-cell office:value-type="string" calcext:value-type="string">
            <text:p>Si auons fait il </text:p>
          </table:table-cell>
          <table:table-cell office:value-type="string" calcext:value-type="string">
            <text:p>si auons fait celuy asses grant </text:p>
          </table:table-cell>
          <table:table-cell office:value-type="string" calcext:value-type="string">
            <text:p>si auemos dixo el muy grande </text:p>
          </table:table-cell>
          <table:table-cell office:value-type="string" calcext:value-type="string">
            <text:p>— Si abbiamo, sire, disse quelli, |si grande come coloro </text:p>
          </table:table-cell>
        </table:table-row>
        <table:table-row table:style-name="ro6">
          <table:table-cell office:value-type="string" calcext:value-type="string">
            <text:p>915|916|917</text:p>
          </table:table-cell>
          <table:table-cell office:value-type="string" calcext:value-type="string">
            <text:p>que nos l’avons atainte de murdre |dont je l’apelai, |et ele s’en offri a deffendre,</text:p>
          </table:table-cell>
          <table:table-cell office:value-type="string" calcext:value-type="string">
            <text:p>que nos lauons atainte do mudre |que nos li meciens sus. |et ele sen offri a desfandre. </text:p>
          </table:table-cell>
          <table:table-cell office:value-type="string" calcext:value-type="string">
            <text:p>que nous lauons atainte de murdre. |dont iou lapelai |et elle sen offri a desfendre. </text:p>
          </table:table-cell>
          <table:table-cell office:value-type="string" calcext:value-type="string">
            <text:p>car ie lay actainte dung meurtre |dont ie lapellay. |et elle sen offry deffendre </text:p>
          </table:table-cell>
          <table:table-cell office:value-type="string" calcext:value-type="string">
            <text:p>car nous lauens actainte de meurdre donc ie lappeloie/ |et elle sen offrit a deffendre </text:p>
          </table:table-cell>
          <table:table-cell office:value-type="string" calcext:value-type="string">
            <text:p>ca ella fue acusada de muerte |e ella se ofreçio a defender porvn cauallero </text:p>
          </table:table-cell>
          <table:table-cell office:value-type="string" calcext:value-type="string">
            <text:p>che-ll’ànno agiunta di tradigione |dond’io l’apellai, |ed ella se n’oferea difendere, 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mais ele ne trova onques </text:p>
          </table:table-cell>
          <table:table-cell office:value-type="string" calcext:value-type="string">
            <text:p>Mais ele ne troua onques. cheualier </text:p>
          </table:table-cell>
          <table:table-cell office:value-type="string" calcext:value-type="string">
            <text:p>mais elle ne trouua onques</text:p>
          </table:table-cell>
          <table:table-cell office:value-type="string" calcext:value-type="string">
            <text:p>mais elle ne trouua oncquez </text:p>
          </table:table-cell>
          <table:table-cell office:value-type="string" calcext:value-type="string">
            <text:p>mes elle ne trouua enques cheualier </text:p>
          </table:table-cell>
          <table:table-cell office:value-type="string" calcext:value-type="string">
            <text:p>mas nunca fallo cauallero </text:p>
          </table:table-cell>
          <table:table-cell office:value-type="string" calcext:value-type="string">
            <text:p>ma ella non trovò unque </text:p>
          </table:table-cell>
        </table:table-row>
        <table:table-row table:style-name="ro1">
          <table:table-cell office:value-type="string" calcext:value-type="string">
            <text:p>919|920</text:p>
          </table:table-cell>
          <table:table-cell office:value-type="string" calcext:value-type="string">
            <text:p>qui |por li en prist escu </text:p>
          </table:table-cell>
          <table:table-cell office:value-type="string" calcext:value-type="string">
            <text:p>qui por li enprrist escu. </text:p>
          </table:table-cell>
          <table:table-cell office:value-type="string" calcext:value-type="string">
            <text:p>qui zs escu en portast por li. </text:p>
          </table:table-cell>
          <table:table-cell office:value-type="string" calcext:value-type="string">
            <text:p>qui pour lie en prist escu. </text:p>
          </table:table-cell>
          <table:table-cell office:value-type="string" calcext:value-type="string">
            <text:p>qui pour elle portast escu/ </text:p>
          </table:table-cell>
          <table:table-cell office:value-type="string" calcext:value-type="string">
            <text:p>que porella quisiese tomar escudo </text:p>
          </table:table-cell>
          <table:table-cell office:value-type="string" calcext:value-type="string">
            <text:p>chi per lei prendesse scudo, 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et ce n’est pas merveille, </text:p>
          </table:table-cell>
          <table:table-cell office:value-type="string" calcext:value-type="string">
            <text:p>et se nest pas m̾ueille </text:p>
          </table:table-cell>
          <table:table-cell office:value-type="string" calcext:value-type="string">
            <text:p>Et chou nest mie de meruelle. </text:p>
          </table:table-cell>
          <table:table-cell office:value-type="string" calcext:value-type="string">
            <text:p>et ce nest pas de merueilles. </text:p>
          </table:table-cell>
          <table:table-cell office:value-type="string" calcext:value-type="string">
            <text:p>et ce nest pas de merueille </text:p>
          </table:table-cell>
          <table:table-cell office:value-type="string" calcext:value-type="string">
            <text:p>e no es marauilla </text:p>
          </table:table-cell>
          <table:table-cell office:value-type="string" calcext:value-type="string">
            <text:p>e ciò non è mica maraviglia, 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que chescuns set bien </text:p>
          </table:table-cell>
          <table:table-cell office:value-type="string" calcext:value-type="string">
            <text:p>que chascuns set bien </text:p>
          </table:table-cell>
          <table:table-cell office:value-type="string" calcext:value-type="string">
            <text:p>quar cascuns set bien </text:p>
          </table:table-cell>
          <table:table-cell office:value-type="string" calcext:value-type="string">
            <text:p>car chascun sceit bien</text:p>
          </table:table-cell>
          <table:table-cell office:value-type="string" calcext:value-type="string">
            <text:p>car chascun scait bien </text:p>
          </table:table-cell>
          <table:table-cell office:value-type="string" calcext:value-type="string">
            <text:p>ca cadavno sabe su deslealtad </text:p>
          </table:table-cell>
          <table:table-cell office:value-type="string" calcext:value-type="string">
            <text:p>ché ciascuno sa bene </text:p>
          </table:table-cell>
        </table:table-row>
        <table:table-row table:style-name="ro4">
          <table:table-cell office:value-type="string" calcext:value-type="string">
            <text:p>923|924|925</text:p>
          </table:table-cell>
          <table:table-cell office:value-type="string" calcext:value-type="string">
            <text:p>quele en a desloialment ovré. — |De quoi ? fet Lancelos. — |De ce, fet il,</text:p>
          </table:table-cell>
          <table:table-cell office:value-type="string" calcext:value-type="string">
            <text:p>comment ele en a erer de coi fait lanc̃. |Decce fat cil </text:p>
          </table:table-cell>
          <table:table-cell office:value-type="string" calcext:value-type="string">
            <text:p>que elle a desloiaument oure. |De coi fait lancelot. De chou fait cil </text:p>
          </table:table-cell>
          <table:table-cell office:value-type="string" calcext:value-type="string">
            <text:p>quelle en a desloyaument ouure |de quoy fait lancelot. |De ce fait il </text:p>
          </table:table-cell>
          <table:table-cell office:value-type="string" calcext:value-type="string">
            <text:p>quelle a desloyaument ouure |de quoy fait lancelot/ de oster lancelot de prison </text:p>
          </table:table-cell>
          <table:table-cell office:value-type="string" calcext:value-type="string">
            <text:p>e que es Esta deslealtad dixo lançarote |Que es dixo el Cauallero </text:p>
          </table:table-cell>
          <table:table-cell office:value-type="string" calcext:value-type="string">
            <text:p>ch’ella à malvagiamente operato. |— Di |che?, disse Lancellotto. |— Di ciò, disse quelli, |ch’ella diliverò, |si</text:p>
          </table:table-cell>
        </table:table-row>
        <table:table-row table:style-name="ro4">
          <table:table-cell office:value-type="float" office:value="926" calcext:value-type="float">
            <text:p>926</text:p>
          </table:table-cell>
          <table:table-cell office:value-type="string" calcext:value-type="string">
            <text:p>qu’ele delivra Lancelot por Meleagan ocirre, son frere. — </text:p>
          </table:table-cell>
          <table:table-cell office:value-type="string" calcext:value-type="string">
            <text:p>que ele deliura lanc̃. |por ocirre meleagan son frere. </text:p>
          </table:table-cell>
          <table:table-cell office:value-type="string" calcext:value-type="string">
            <text:p>que elle deliura lancelot de prison.|por ocirre melyagant son frere. </text:p>
          </table:table-cell>
          <table:table-cell office:value-type="string" calcext:value-type="string">
            <text:p>quelle deliura lancelot |pour occire meleagant son frere. </text:p>
          </table:table-cell>
          <table:table-cell office:value-type="string" calcext:value-type="string">
            <text:p>pour occire melleagant son frere |Adenc dit lancelot </text:p>
          </table:table-cell>
          <table:table-cell office:value-type="string" calcext:value-type="string">
            <text:p>que solto De Prision a lançarote |Para matar a meliangas su hermano </text:p>
          </table:table-cell>
          <table:table-cell office:value-type="string" calcext:value-type="string">
            <text:p>come noi sapiamo bene, Lancellotto di Lac di pregione per uccidere Meleagant suo fratello. </text:p>
          </table:table-cell>
        </table:table-row>
        <table:table-row table:style-name="ro6">
          <table:table-cell office:value-type="string" calcext:value-type="string">
            <text:p>927|928|929</text:p>
          </table:table-cell>
          <table:table-cell office:value-type="string" calcext:value-type="string">
            <text:p>Se vos, fet Lancelos, |osiés mostrer |qu’ele eust fet traïson ne murdre, je seroie pres del deffendre. — </text:p>
          </table:table-cell>
          <table:table-cell office:value-type="string" calcext:value-type="string">
            <text:p>Ce uos fait lanc̃. le uoliez mostrer |que ele fist traison ne murdre: Ie seroie pret del desfandre </text:p>
          </table:table-cell>
          <table:table-cell office:value-type="string" calcext:value-type="string">
            <text:p>Se vous fait lancelot voles moustrer |que elle ait fait traison et murdre. de che seroie iou tous pres de la desfendre </text:p>
          </table:table-cell>
          <table:table-cell office:value-type="string" calcext:value-type="string">
            <text:p>Se uous ousiez monstrer fait lancelot |quelle ait fait traison ne murmure. ie suys prest du deffendre. </text:p>
          </table:table-cell>
          <table:table-cell office:value-type="string" calcext:value-type="string">
            <text:p>se uous uoullies dire |quelle aist fait traison |ou meurdre ie suys prest de prouuer a lencontre. |Et pourtant aduises se deffendre le uoulles. </text:p>
          </table:table-cell>
          <table:table-cell office:value-type="string" calcext:value-type="string">
            <text:p>si vos dixo lançarote |osaredes mostrar que hizo deslealtad o traiçion enlo soltar yo so presto dela defender </text:p>
          </table:table-cell>
          <table:table-cell office:value-type="string" calcext:value-type="string">
            <text:p>— Se vo', disse Lancellotto, osate mostrare |ch’ella abbia fatto tradigione o murtre, io son presto di difendella. </text:p>
          </table:table-cell>
        </table:table-row>
        <table:table-row table:style-name="ro4">
          <table:table-cell office:value-type="float" office:value="930" calcext:value-type="float">
            <text:p>930</text:p>
          </table:table-cell>
          <table:table-cell office:value-type="string" calcext:value-type="string">
            <text:p>Qui estes vos? fet cil. — Uns chevaliers sui, fet Lancelos, </text:p>
          </table:table-cell>
          <table:table-cell office:value-type="string" calcext:value-type="string">
            <text:p>Qui estes uos fait cil. uns cheualiers sui fait cil. </text:p>
          </table:table-cell>
          <table:table-cell office:value-type="string" calcext:value-type="string">
            <text:p>Qui estes vous fait cil. Iou sui vns cheualiers fait lancelot </text:p>
          </table:table-cell>
          <table:table-cell office:value-type="string" calcext:value-type="string">
            <text:p>Oui estes uous fait il. Ie suys ung cheualier fait il </text:p>
          </table:table-cell>
          <table:table-cell office:value-type="string" calcext:value-type="string">
            <text:p>Qui estes uous |fa⟦i⟧t celuy/ cheualier suys fait lancelot </text:p>
          </table:table-cell>
          <table:table-cell office:value-type="string" calcext:value-type="string">
            <text:p>Quien sodes vos dixo el cauallero |vn cauallero dixo Lançarote </text:p>
          </table:table-cell>
          <table:table-cell office:value-type="string" calcext:value-type="string">
            <text:p>— Chi siete voi, sire?, disse quelli. |— Uno cavaliere sono io, disse Lancellotto, </text:p>
          </table:table-cell>
        </table:table-row>
        <table:table-row table:style-name="ro3">
          <table:table-cell office:value-type="float" office:value="931" calcext:value-type="float">
            <text:p>931</text:p>
          </table:table-cell>
          <table:table-cell office:value-type="string" calcext:value-type="string">
            <text:p>qui vieng ceste part </text:p>
          </table:table-cell>
          <table:table-cell office:value-type="string" calcext:value-type="string">
            <text:p>Qui uing ceste part </text:p>
          </table:table-cell>
          <table:table-cell office:value-type="string" calcext:value-type="string">
            <text:p>qui chi sui venus </text:p>
          </table:table-cell>
          <table:table-cell office:value-type="string" calcext:value-type="string">
            <text:p>qui uiens ceste part </text:p>
          </table:table-cell>
          <table:table-cell office:value-type="string" calcext:value-type="string">
            <text:p>qui uiens uers ceste part </text:p>
          </table:table-cell>
          <table:table-cell office:value-type="string" calcext:value-type="string">
            <text:p>so que vengo aqui </text:p>
          </table:table-cell>
          <table:table-cell office:value-type="string" calcext:value-type="string">
            <text:p>che vegno in queste parti </text:p>
          </table:table-cell>
        </table:table-row>
        <table:table-row table:style-name="ro6">
          <table:table-cell office:value-type="string" calcext:value-type="string">
            <text:p>932|933|934</text:p>
          </table:table-cell>
          <table:table-cell office:value-type="string" calcext:value-type="string">
            <text:p>por ceste damoisele deffendre. —|Par foi, fet cil, |se je voloie, il ne m’en covendroit ja combatre, </text:p>
          </table:table-cell>
          <table:table-cell office:value-type="string" calcext:value-type="string">
            <text:p>por li desfendre. |Par foi fait cil. |Ce ie uoloie il |ne men conuanroit ia conbatre. </text:p>
          </table:table-cell>
          <table:table-cell office:value-type="string" calcext:value-type="string">
            <text:p>por rescorre ceste damoisele. Desfendre fait cil. |par foy |se iou voloie. il ne men conuendroit pas desfendre.</text:p>
          </table:table-cell>
          <table:table-cell office:value-type="string" calcext:value-type="string">
            <text:p>pour deffendre ceste damoisele. |par foy sire fait il. il ne men conuiendroit ia combatre </text:p>
          </table:table-cell>
          <table:table-cell office:value-type="string" calcext:value-type="string">
            <text:p>pour deffendre la damoiselle. |Par ma foy se ie uoulloie il ne men conuendroit ia deffendre. </text:p>
          </table:table-cell>
          <table:table-cell office:value-type="string" calcext:value-type="string">
            <text:p>poresta donçella defender |Por buena fee dixo el cauallero si yo quisiere no me conbatiria mas sobre esta rrazon </text:p>
          </table:table-cell>
          <table:table-cell office:value-type="string" calcext:value-type="string">
            <text:p>per questa damigella difendere. |—Per fé, disse quelli, |s’i' volessi, |e' non mi converebbe già combattere, 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kar des ier en est ! ele atainte, </text:p>
          </table:table-cell>
          <table:table-cell office:value-type="string" calcext:value-type="string">
            <text:p>Car des ier eu est ele ia atainte. </text:p>
          </table:table-cell>
          <table:table-cell office:value-type="string" calcext:value-type="string">
            <text:p>Car des hier estoit elle atainte </text:p>
          </table:table-cell>
          <table:table-cell office:value-type="string" calcext:value-type="string">
            <text:p>si ie uouloye. |Car ia pieca en est elle ataincte </text:p>
          </table:table-cell>
          <table:table-cell office:value-type="string" calcext:value-type="string">
            <text:p>car des hyer elle estoit attaincte |puis</text:p>
          </table:table-cell>
          <table:table-cell office:value-type="string" calcext:value-type="string">
            <text:p>que ayer se cumplio el plazo </text:p>
          </table:table-cell>
          <table:table-cell office:value-type="string" calcext:value-type="string">
            <text:p>ché nfino ieri ne fu ella agiunta, </text:p>
          </table:table-cell>
        </table:table-row>
        <table:table-row table:style-name="ro4">
          <table:table-cell office:value-type="string" calcext:value-type="string">
            <text:p>936|937</text:p>
          </table:table-cell>
          <table:table-cell office:value-type="string" calcext:value-type="string">
            <text:p>puis qu’ele ne pot trover |qui la deffendist, </text:p>
          </table:table-cell>
          <table:table-cell office:value-type="string" calcext:value-type="string">
            <text:p>puis que ele ne post trouer |qui la desfandist. </text:p>
          </table:table-cell>
          <table:table-cell office:value-type="string" calcext:value-type="string">
            <text:p>puis quele ne pot desfendeor trouuer|qui la desfendist. </text:p>
          </table:table-cell>
          <table:table-cell office:value-type="string" calcext:value-type="string">
            <text:p>puis quelle na peu trouuer |qui la deffende. </text:p>
          </table:table-cell>
          <table:table-cell office:value-type="string" calcext:value-type="string">
            <text:p>quelle ne pouoit deffence trouuer/ </text:p>
          </table:table-cell>
          <table:table-cell office:value-type="string" calcext:value-type="string">
            <text:p>enque ella se auia de defender |mas yo se |que no fallo quien la defendiese </text:p>
          </table:table-cell>
          <table:table-cell office:value-type="string" calcext:value-type="string">
            <text:p>poscia ch’ella no poté trovare |chi-lla difendesse; </text:p>
          </table:table-cell>
        </table:table-row>
        <table:table-row table:style-name="ro4">
          <table:table-cell office:value-type="float" office:value="938" calcext:value-type="float">
            <text:p>938</text:p>
          </table:table-cell>
          <table:table-cell office:value-type="string" calcext:value-type="string">
            <text:p>mais je sent ma querele a si loial et si droituriere </text:p>
          </table:table-cell>
          <table:table-cell office:value-type="string" calcext:value-type="string">
            <text:p>mais ie sen ma querele si aloial. et si a droituriere; </text:p>
          </table:table-cell>
          <table:table-cell office:value-type="string" calcext:value-type="string">
            <text:p>Mais iou y senc ma droiture si loial. </text:p>
          </table:table-cell>
          <table:table-cell office:value-type="string" calcext:value-type="string">
            <text:p>mais ie sens ma querele a si loyal et si droiturier </text:p>
          </table:table-cell>
          <table:table-cell office:value-type="string" calcext:value-type="string">
            <text:p>mes ie sens ma droicture si loyalle</text:p>
          </table:table-cell>
          <table:table-cell office:value-type="string" calcext:value-type="string">
            <text:p>mas yo se |que ella es asi enesto desleal </text:p>
          </table:table-cell>
          <table:table-cell office:value-type="string" calcext:value-type="string">
            <text:p>ma i' so si mia ragione leale e diritta </text:p>
          </table:table-cell>
        </table:table-row>
        <table:table-row table:style-name="ro8">
          <table:table-cell office:value-type="string" calcext:value-type="string">
            <text:p>939|940</text:p>
          </table:table-cell>
          <table:table-cell office:value-type="string" calcext:value-type="string">
            <text:p>qu’il n’a chevalier el monde |vers cui je ne l’osaise bien prover au ? grant droit </text:p>
          </table:table-cell>
          <table:table-cell office:value-type="string" calcext:value-type="string">
            <text:p>quil na cheualier el monde uers|cui ie ne lo fasse bien prouer au grant droit </text:p>
          </table:table-cell>
          <table:table-cell office:value-type="string" calcext:value-type="string">
            <text:p>quil na cheualier el monde uers |qui iou ne losaisse bien moustrer au droit </text:p>
          </table:table-cell>
          <table:table-cell office:value-type="string" calcext:value-type="string">
            <text:p>quil ny a cheualier ou monde uers |qui ie ne losasse bien prouuer au grant droit </text:p>
          </table:table-cell>
          <table:table-cell office:value-type="string" calcext:value-type="string">
            <text:p>quil n y a cheualier eu monde |contre |qui ie ne losasses bien prouuer. </text:p>
          </table:table-cell>
          <table:table-cell office:value-type="string" calcext:value-type="string">
            <text:p>que no a cauallero enel mundo |conquien no me osare conbatir sobre esta Razon </text:p>
          </table:table-cell>
          <table:table-cell office:value-type="string" calcext:value-type="string">
            <text:p>che non à al mondo cavaliere verso cui i' non l’osasse bene mostrare, al gran diritto </text:p>
          </table:table-cell>
        </table:table-row>
        <table:table-row table:style-name="ro13">
          <table:table-cell office:value-type="string" calcext:value-type="string">
            <text:p>941|942|943|944|945|946</text:p>
          </table:table-cell>
          <table:table-cell office:value-type="string" calcext:value-type="string">
            <text:p>que je i ai. — En non Dieu, fet Lancelos, |or i parra, |que je sui pres que je la desfende vers vos. — Voire, fet cil, par mon chief, |et vos en morrois comme traitres et desloials. »|Lors traient la damoisele loins del feu |et li chevalier s’entreslongent li uns de l’autre, </text:p>
          </table:table-cell>
          <table:table-cell office:value-type="string" calcext:value-type="string">
            <text:p>que gi ai. |EN non dieu fait lanc̃. |or i parra. |car ie sui pres que ie la deffande uers uos. Uoire fait cil. par mon chief et uos en morrois comme traites et desloiax. |Lors traient la damoisele ensus del feu |et li cheualier sentͤa longuet li uns de lautre. </text:p>
          </table:table-cell>
          <table:table-cell office:value-type="string" calcext:value-type="string">
            <text:p>que iou y ai. |En non dieu fait lancelot. |Ore y para |quar iou sui tous pres que iou la desfende uers vous. voire fait cil. |Et par mon chief |et vous y morres comme traitres et desloiaus. |Lors traient la damoisele loing del fu. et li cheualiers seslongent li vns de lautre. </text:p>
          </table:table-cell>
          <table:table-cell office:value-type="string" calcext:value-type="string">
            <text:p>que ie y ay. |Certes fait lancelot ores y parra |car ie suys prest de la defendre uers uous uoire fait il. |par mon chef uous en mourres comme traistre |et desleal |Lors tirent la damoisile au dessus du feu. et les cheualiers se esloiguent si tost </text:p>
          </table:table-cell>
          <table:table-cell office:value-type="string" calcext:value-type="string">
            <text:p>Eu nen dieu fait lancelot ie suys tout prest de la deffendre uers uous/ |uoire dist celuy/ par mon chief et uous en moures |comment traictre et desloyal/ |Lors est la damoiselle reculee du feu/ |et les cheualiers se eslongnent |et puys uiennent lun contre laultre</text:p>
          </table:table-cell>
          <table:table-cell office:value-type="string" calcext:value-type="string">
            <text:p>ansi me esfuerço enmi gran derecho enel nombre de dios dixo lançarote agora paresçera |que yo so presto dela defender |de verdad dixo el cauallero |porla mi caueza vos moriredes |porende como traidor e desleal e luego tiraron la donçella del fuego |e los caualleros se dexaron correr el vno contrael otro </text:p>
          </table:table-cell>
          <table:table-cell office:value-type="string" calcext:value-type="string">
            <text:p>ch’io ò. — nome di Dio, disse Lancellotto, |or parrà, |ch’io son presto|ch’io la difenda inverso voi. |— Vere, disse quelli, per mio capo voi ne morete come traditore e dislealeb. |oAllor trae el cavaliere immantanente lungi del fuoco, |e i cavalier si traslungano l’uno da l’altro, </text:p>
          </table:table-cell>
        </table:table-row>
        <table:table-row table:style-name="ro8">
          <table:table-cell office:value-type="string" calcext:value-type="string">
            <text:p>947|948</text:p>
          </table:table-cell>
          <table:table-cell office:value-type="string" calcext:value-type="string">
            <text:p>si s’entrevienent |si tost com li cheval pueent aler</text:p>
          </table:table-cell>
          <table:table-cell office:value-type="string" calcext:value-type="string">
            <text:p>Si sentreuienuent nent |si tost conli cheuaus lor pueent aler. </text:p>
          </table:table-cell>
          <table:table-cell office:value-type="string" calcext:value-type="string">
            <text:p>puis sentrelaissent corre li vns vers lautre. |quanque il porent des cheuax traire. </text:p>
          </table:table-cell>
          <table:table-cell office:value-type="string" calcext:value-type="string">
            <text:p>que les cheuaux peuent courre </text:p>
          </table:table-cell>
          <table:table-cell office:value-type="string" calcext:value-type="string">
            <text:p>tant come cheuaulx peuent courre/ </text:p>
          </table:table-cell>
          <table:table-cell office:value-type="string" calcext:value-type="string">
            <text:p>quanto los cauallos los pudieron lleuar </text:p>
          </table:table-cell>
          <table:table-cell office:value-type="string" calcext:value-type="string">
            <text:p>si si travengono |si tosto come i cavalli possono andare, 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et s’entrefierent des glaives si durement </text:p>
          </table:table-cell>
          <table:table-cell office:value-type="string" calcext:value-type="string">
            <text:p>Si sentrefierent des glaiues si durement </text:p>
          </table:table-cell>
          <table:table-cell office:value-type="string" calcext:value-type="string">
            <text:p>si sentrefierent si durement</text:p>
          </table:table-cell>
          <table:table-cell office:value-type="string" calcext:value-type="string">
            <text:p>et sentrefierent des glayues si fort </text:p>
          </table:table-cell>
          <table:table-cell office:value-type="string" calcext:value-type="string">
            <text:p>et sentrefierent si durement </text:p>
          </table:table-cell>
          <table:table-cell office:value-type="string" calcext:value-type="string">
            <text:p>e firieronse delas lanças tan fieramente </text:p>
          </table:table-cell>
          <table:table-cell office:value-type="string" calcext:value-type="string">
            <text:p>e si trafegono delle lance 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qu’il les font voler en pieces;</text:p>
          </table:table-cell>
          <table:table-cell office:value-type="string" calcext:value-type="string">
            <text:p>quil les font uoler en pieces. </text:p>
          </table:table-cell>
          <table:table-cell office:value-type="string" calcext:value-type="string">
            <text:p>que lor glaiues volent en pieces. </text:p>
          </table:table-cell>
          <table:table-cell office:value-type="string" calcext:value-type="string">
            <text:p>quilz les font uoler en pieces. </text:p>
          </table:table-cell>
          <table:table-cell office:value-type="string" calcext:value-type="string">
            <text:p>que les lances uollent en pieces. </text:p>
          </table:table-cell>
          <table:table-cell office:value-type="string" calcext:value-type="string">
            <text:p>asi que las lanças fiçieron bolar en pieças </text:p>
          </table:table-cell>
          <table:table-cell office:value-type="string" calcext:value-type="string">
            <text:p>sicché le fanno volare in pezzi. </text:p>
          </table:table-cell>
        </table:table-row>
        <table:table-row table:style-name="ro8">
          <table:table-cell office:value-type="string" calcext:value-type="string">
            <text:p>951|952</text:p>
          </table:table-cell>
          <table:table-cell office:value-type="string" calcext:value-type="string">
            <text:p>puis s’entrehurtent si des cors et des visages |qu’il n’i a celui</text:p>
          </table:table-cell>
          <table:table-cell office:value-type="string" calcext:value-type="string">
            <text:p>puis sentrehurtent des cors et des uisages. |Si que il ni a celui</text:p>
          </table:table-cell>
          <table:table-cell office:value-type="string" calcext:value-type="string">
            <text:p>puis sentrehurtent des cors et des uisages si durement |quil ni ot celui </text:p>
          </table:table-cell>
          <table:table-cell office:value-type="string" calcext:value-type="string">
            <text:p>puis sentrehurtent des corps et des uisages |si quil ny a celuy </text:p>
          </table:table-cell>
          <table:table-cell/>
          <table:table-cell office:value-type="string" calcext:value-type="string">
            <text:p>e toparon envno delos cuerpos e delos yelmos </text:p>
          </table:table-cell>
          <table:table-cell office:value-type="string" calcext:value-type="string">
            <text:p>WPoscia si trapercuotono di corpi e di visaggi, |si che non v’à colui </text:p>
          </table:table-cell>
        </table:table-row>
        <table:table-row table:style-name="ro4">
          <table:table-cell office:value-type="float" office:value="953" calcext:value-type="float">
            <text:p>953</text:p>
          </table:table-cell>
          <table:table-cell office:value-type="string" calcext:value-type="string">
            <text:p>qui tos ne soit estordis et desconreez. </text:p>
          </table:table-cell>
          <table:table-cell office:value-type="string" calcext:value-type="string">
            <text:p>qui tous ne soit estordis et desconrares. </text:p>
          </table:table-cell>
          <table:table-cell office:value-type="string" calcext:value-type="string">
            <text:p>quil ne fust desconrees. </text:p>
          </table:table-cell>
          <table:table-cell office:value-type="string" calcext:value-type="string">
            <text:p>qui ne soit tout estourdy et estonne. </text:p>
          </table:table-cell>
          <table:table-cell table:number-columns-repeated="2"/>
          <table:table-cell office:value-type="string" calcext:value-type="string">
            <text:p>che tutto non sia stordito e discassato. </text:p>
          </table:table-cell>
        </table:table-row>
        <table:table-row table:style-name="ro4">
          <table:table-cell office:value-type="string" calcext:value-type="string">
            <text:p>954|955</text:p>
          </table:table-cell>
          <table:table-cell office:value-type="string" calcext:value-type="string">
            <text:p>Mais li chevaliers par est si estonés |qu’il ne se puet tenir en sele, </text:p>
          </table:table-cell>
          <table:table-cell office:value-type="string" calcext:value-type="string">
            <text:p>mais li cheualiers est Si estordis |quil ne se puet tenir en sele </text:p>
          </table:table-cell>
          <table:table-cell office:value-type="string" calcext:value-type="string">
            <text:p>Mais li cheualiers fu si estordis |quil ne se pot tenir es archons de sa sele </text:p>
          </table:table-cell>
          <table:table-cell office:value-type="string" calcext:value-type="string">
            <text:p>mais le cheualier est si estonne |qu il ne puet tenir en sele. </text:p>
          </table:table-cell>
          <table:table-cell office:value-type="string" calcext:value-type="string">
            <text:p>mes le cheualier ne se peult tenir en la selle/ </text:p>
          </table:table-cell>
          <table:table-cell office:value-type="string" calcext:value-type="string">
            <text:p>que el caballero no se pudo tener enla silla </text:p>
          </table:table-cell>
          <table:table-cell office:value-type="string" calcext:value-type="string">
            <text:p>Ma il cavaliere pare sì istordito|che non si può tenere in sella, </text:p>
          </table:table-cell>
        </table:table-row>
        <table:table-row table:style-name="ro2">
          <table:table-cell office:value-type="string" calcext:value-type="string">
            <text:p>956|957|958</text:p>
          </table:table-cell>
          <table:table-cell office:value-type="string" calcext:value-type="string">
            <text:p>ains vole jus del cheval |et al parchaoir feri li quins del hialme en la terre, |si qu’a bien pou qu’il n’a le col brisié. </text:p>
          </table:table-cell>
          <table:table-cell office:value-type="string" calcext:value-type="string">
            <text:p>ains bale a terre. et au parcheoir feri li coins en cͣre del hiame. |Si qua bien pou |que cil na le col brisie. s </text:p>
          </table:table-cell>
          <table:table-cell office:value-type="string" calcext:value-type="string">
            <text:p>Ains uole ius de son cheual, |Et au fn|el chair feri li coins de son heaume en terre. |si|qua poi |quil not le col brisie. </text:p>
          </table:table-cell>
          <table:table-cell office:value-type="string" calcext:value-type="string">
            <text:p>ains uole ius du cheual. et au choir fery li quint du heaume en terre |si qua pou quil na le coul froisse </text:p>
          </table:table-cell>
          <table:table-cell office:value-type="string" calcext:value-type="string">
            <text:p>ains uolle ius du cheual/ |et au choir ferit le coing du feaulme a terre |si que a pou quil na le col brisie. </text:p>
          </table:table-cell>
          <table:table-cell office:value-type="string" calcext:value-type="string">
            <text:p>ante cayo del caballo en tierra |e al caer ouierasele el pesqueço de quebrar </text:p>
          </table:table-cell>
          <table:table-cell office:value-type="string" calcext:value-type="string">
            <text:p>anzi vola giù del cavallo: al cadere fedi il jeru† de l’elmo in terra, |sicché a poco|che non à il collo rotto. </text:p>
          </table:table-cell>
        </table:table-row>
        <table:table-row table:style-name="ro1">
          <table:table-cell office:value-type="string" calcext:value-type="string">
            <text:p>959|960|961</text:p>
          </table:table-cell>
          <table:table-cell office:value-type="string" calcext:value-type="string">
            <text:p>Et|quant Lancelos a fet son tour, |si descent, </text:p>
          </table:table-cell>
          <table:table-cell office:value-type="string" calcext:value-type="string">
            <text:p>quant lanc̃. a fait son cor |si descent </text:p>
          </table:table-cell>
          <table:table-cell office:value-type="string" calcext:value-type="string">
            <text:p>Et quant lancelot ot fait son tor |si descent </text:p>
          </table:table-cell>
          <table:table-cell office:value-type="string" calcext:value-type="string">
            <text:p>Et quant lancelot a fait son tour |si descent. </text:p>
          </table:table-cell>
          <table:table-cell office:value-type="string" calcext:value-type="string">
            <text:p>Et quant lancelot le uoit |si descent a pie </text:p>
          </table:table-cell>
          <table:table-cell office:value-type="string" calcext:value-type="string">
            <text:p>ca dio de cabeça del yelmo en tierra |e quando lançarote torno desçendio </text:p>
          </table:table-cell>
          <table:table-cell office:value-type="string" calcext:value-type="string">
            <text:p>oE quando Lancellotto à fatto suo torno, |si discende, </text:p>
          </table:table-cell>
        </table:table-row>
        <table:table-row table:style-name="ro6">
          <table:table-cell office:value-type="string" calcext:value-type="string">
            <text:p>962|963|964|965</text:p>
          </table:table-cell>
          <table:table-cell office:value-type="string" calcext:value-type="string">
            <text:p>kar honte li seroit de requerre a cheval celui |qui est a pié; |si trait l’espee|et cort sus a celui </text:p>
          </table:table-cell>
          <table:table-cell office:value-type="string" calcext:value-type="string">
            <text:p>Car honte li fust de requerre a cheual celui |qui estoit a pie. |Si trait lespee |et cort sus celui </text:p>
          </table:table-cell>
          <table:table-cell office:value-type="string" calcext:value-type="string">
            <text:p>quar hontes li samble s de requerre a cheual celui |qui estoit a pie. |Si trait lespee |et corut sus a celui </text:p>
          </table:table-cell>
          <table:table-cell office:value-type="string" calcext:value-type="string">
            <text:p>car honte luy seroit de requerre a cheual celuy |qui est a pie. |si trait lespee |et court sus a celuy </text:p>
          </table:table-cell>
          <table:table-cell office:value-type="string" calcext:value-type="string">
            <text:p>et tire son espee |et court sus a celuy </text:p>
          </table:table-cell>
          <table:table-cell office:value-type="string" calcext:value-type="string">
            <text:p>ca el lo no queria acometer de Cauallo |porque el estaua de pie |e metio mano al espada |e fuese parael </text:p>
          </table:table-cell>
          <table:table-cell office:value-type="string" calcext:value-type="string">
            <text:p>ché onta gli sarebbe di richiedere colui a cavallo tanto |come sia a piè discenduto, |e corre suso a colui</text:p>
          </table:table-cell>
        </table:table-row>
        <table:table-row table:style-name="ro3">
          <table:table-cell office:value-type="float" office:value="966" calcext:value-type="float">
            <text:p>966</text:p>
          </table:table-cell>
          <table:table-cell office:value-type="string" calcext:value-type="string">
            <text:p>qui ja se relevoit, </text:p>
          </table:table-cell>
          <table:table-cell office:value-type="string" calcext:value-type="string">
            <text:p>qui ia ce releuoit. </text:p>
          </table:table-cell>
          <table:table-cell table:number-columns-repeated="2" office:value-type="string" calcext:value-type="string">
            <text:p>qui ia se releuoit. </text:p>
          </table:table-cell>
          <table:table-cell office:value-type="string" calcext:value-type="string">
            <text:p>qui ia se releuoit/ </text:p>
          </table:table-cell>
          <table:table-cell office:value-type="string" calcext:value-type="string">
            <text:p>que ya hera leuantado </text:p>
          </table:table-cell>
          <table:table-cell office:value-type="string" calcext:value-type="string">
            <text:p>che si rilevava, 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si li done par mi le hialme tel cop </text:p>
          </table:table-cell>
          <table:table-cell office:value-type="string" calcext:value-type="string">
            <text:p>Si li done si grant cop parmi le hiaume </text:p>
          </table:table-cell>
          <table:table-cell office:value-type="string" calcext:value-type="string">
            <text:p>Si li donne parmi le heaume tel cop </text:p>
          </table:table-cell>
          <table:table-cell office:value-type="string" calcext:value-type="string">
            <text:p>si luy donne si grant cop par my le heaume</text:p>
          </table:table-cell>
          <table:table-cell office:value-type="string" calcext:value-type="string">
            <text:p>si luy denne tel coup sur le chief </text:p>
          </table:table-cell>
          <table:table-cell office:value-type="string" calcext:value-type="string">
            <text:p>e diole tal golpe ençima del yelmo </text:p>
          </table:table-cell>
          <table:table-cell office:value-type="string" calcext:value-type="string">
            <text:p>sì gli dona tal colpo per me l’elmo </text:p>
          </table:table-cell>
        </table:table-row>
        <table:table-row table:style-name="ro13">
          <table:table-cell office:value-type="string" calcext:value-type="string">
            <text:p>968|969|970|971|972|973|974|975|976</text:p>
          </table:table-cell>
          <table:table-cell office:value-type="string" calcext:value-type="string">
            <text:p>qu’il le fet a terre flatir des paumes et des genols ; |puis recuevre I. autre cop |et le fiert |si qu’il le fet tot parchaoir |et le prent par le hialme, |si le traine jusqu’al feu |et le gete dedens.|Et cil estoit si estordis |et tant avoit perdue la force del cors </text:p>
          </table:table-cell>
          <table:table-cell office:value-type="string" calcext:value-type="string">
            <text:p>quil le fait uoler a terre des paumes et des ienos. |Si quil recueure un autre cop |si quil le fait tout parcheoir. |et lors le prent par le hiaume et le traine iuscau feu. et le gecte dedens. |et ciz estoit si estordiz et tant auoit perdu la force dou cors </text:p>
          </table:table-cell>
          <table:table-cell office:value-type="string" calcext:value-type="string">
            <text:p>quil le fait a la terre flatir des palmes et des genouls. |puis recoeure. j. autre cop |si le fiert par tel air |si que il labat a terre tout estordi. |puis le prent au heaume |si le traine uers le fu et le gete dedens.|et cil estoit si estordis. |et si uoit perdu la force de son cors </text:p>
          </table:table-cell>
          <table:table-cell office:value-type="string" calcext:value-type="string">
            <text:p>quil le fait flatir des paumes et des genoux a terre |puis recueuure ung autre cop |et le fiert |si quil le fait tout choir |Et lors le prent par le heaume et le trayne iucquau feu |si le gecte dedans |Et il estoit |si estourdy et tant auoit perdu la force du corps </text:p>
          </table:table-cell>
          <table:table-cell office:value-type="string" calcext:value-type="string">
            <text:p>qui le fist flattir a terre des palmes et des genoulz |puis recouure ung autre coup et le fiert |si quil le fait parchoir/ |apres le prent par le heaulme et le traine iusques au feu/ |si le iette dedens et celuy estoit si estourdi </text:p>
          </table:table-cell>
          <table:table-cell office:value-type="string" calcext:value-type="string">
            <text:p>quele fiço dar de manos en tierra e el que se yua por leuantar |diole otro golpe dela espada |que dio luego conel atordido en tierra |e tomolo Porel yelmo |e tiro tan Reçiamente |que selo arranco dela cabeza |E el finco muy estordido e sin fuelgo |e asi auia perdido la fuerça del cuerpo </text:p>
          </table:table-cell>
          <table:table-cell office:value-type="string" calcext:value-type="string">
            <text:p>ch’elli el fa a terra cadere co-lle palme e co-lle ginocchia. ia ricovera uno altro colpo, |sicch’elli il fa percadere, |si l piglia immantanente a l’elmo, |si l traina infino |qua al fuoco |e 'l vi getta di dentro; le quelli era stordito |e tanto avea la forza perduta del corpo </text:p>
          </table:table-cell>
        </table:table-row>
        <table:table-row table:style-name="ro4">
          <table:table-cell office:value-type="string" calcext:value-type="string">
            <text:p>977|978</text:p>
          </table:table-cell>
          <table:table-cell office:value-type="string" calcext:value-type="string">
            <text:p>que relever ne se pot, |si le covint remanoir el feu</text:p>
          </table:table-cell>
          <table:table-cell office:value-type="string" calcext:value-type="string">
            <text:p>que releuer ne se puet. |si le couint remanoir </text:p>
          </table:table-cell>
          <table:table-cell office:value-type="string" calcext:value-type="string">
            <text:p>quil ne se pot releuer. |si le conuint remanoir el fu </text:p>
          </table:table-cell>
          <table:table-cell office:value-type="string" calcext:value-type="string">
            <text:p>quil ne se peut releuer. si luy conuint demourer ou feu </text:p>
          </table:table-cell>
          <table:table-cell office:value-type="string" calcext:value-type="string">
            <text:p>quil ne se pouoit remuer |si luy conuient demourer au feu/ </text:p>
          </table:table-cell>
          <table:table-cell office:value-type="string" calcext:value-type="string">
            <text:p>Que se no podia rreboluer |e lançarote tomolo porlos braços |e dio conel enel fuego |e dexolo </text:p>
          </table:table-cell>
          <table:table-cell office:value-type="string" calcext:value-type="string">
            <text:p>che rilevare non si poté, |si l covenne rimanere nel fuoco 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3" office:value-type="string" calcext:value-type="string">
            <text:p>et morir en tel maniere. </text:p>
          </table:table-cell>
          <table:table-cell table:number-columns-repeated="2" office:value-type="string" calcext:value-type="string">
            <text:p>et mourir en telle maniere. </text:p>
          </table:table-cell>
          <table:table-cell office:value-type="string" calcext:value-type="string">
            <text:p>ay morir ental manera </text:p>
          </table:table-cell>
          <table:table-cell office:value-type="string" calcext:value-type="string">
            <text:p>e morire in tale maniera. 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Et lors vienent avant cil </text:p>
          </table:table-cell>
          <table:table-cell office:value-type="string" calcext:value-type="string">
            <text:p>Lors uiennent auant cil</text:p>
          </table:table-cell>
          <table:table-cell office:value-type="string" calcext:value-type="string">
            <text:p>Lors vienent auant cil </text:p>
          </table:table-cell>
          <table:table-cell office:value-type="string" calcext:value-type="string">
            <text:p>et lors uiennent auant ceulx </text:p>
          </table:table-cell>
          <table:table-cell office:value-type="string" calcext:value-type="string">
            <text:p>Lors uiennent ceulx </text:p>
          </table:table-cell>
          <table:table-cell office:value-type="string" calcext:value-type="string">
            <text:p>e luego vinieron a lançarote </text:p>
          </table:table-cell>
          <table:table-cell office:value-type="string" calcext:value-type="string">
            <text:p>eAllor vengono avanti quelli </text:p>
          </table:table-cell>
        </table:table-row>
        <table:table-row table:style-name="ro3">
          <table:table-cell office:value-type="float" office:value="981" calcext:value-type="float">
            <text:p>981</text:p>
          </table:table-cell>
          <table:table-cell office:value-type="string" calcext:value-type="string">
            <text:p>qui le champ gardoient, </text:p>
          </table:table-cell>
          <table:table-cell office:value-type="string" calcext:value-type="string">
            <text:p>qui le feu gardoient. </text:p>
          </table:table-cell>
          <table:table-cell office:value-type="string" calcext:value-type="string">
            <text:p>qui le camp gardent </text:p>
          </table:table-cell>
          <table:table-cell office:value-type="string" calcext:value-type="string">
            <text:p>qui le champ gardoient. </text:p>
          </table:table-cell>
          <table:table-cell office:value-type="string" calcext:value-type="string">
            <text:p>qui gardoient le champ </text:p>
          </table:table-cell>
          <table:table-cell office:value-type="string" calcext:value-type="string">
            <text:p>los quela guardauan </text:p>
          </table:table-cell>
          <table:table-cell office:value-type="string" calcext:value-type="string">
            <text:p>che l campo guardavano, </text:p>
          </table:table-cell>
        </table:table-row>
        <table:table-row table:style-name="ro3">
          <table:table-cell office:value-type="float" office:value="982" calcext:value-type="float">
            <text:p>982</text:p>
          </table:table-cell>
          <table:table-cell office:value-type="string" calcext:value-type="string">
            <text:p>si dient a Lancelot </text:p>
          </table:table-cell>
          <table:table-cell office:value-type="string" calcext:value-type="string">
            <text:p>Si dient a lanc̃. </text:p>
          </table:table-cell>
          <table:table-cell office:value-type="string" calcext:value-type="string">
            <text:p>et dient a lancelot. </text:p>
          </table:table-cell>
          <table:table-cell office:value-type="string" calcext:value-type="string">
            <text:p>si dient a lancelot </text:p>
          </table:table-cell>
          <table:table-cell office:value-type="string" calcext:value-type="string">
            <text:p>et dient a lancelot </text:p>
          </table:table-cell>
          <table:table-cell office:value-type="string" calcext:value-type="string">
            <text:p>e dixeronle |señor asaz auedes fecho </text:p>
          </table:table-cell>
          <table:table-cell office:value-type="string" calcext:value-type="string">
            <text:p>si dicono a Lancellotto </text:p>
          </table:table-cell>
        </table:table-row>
        <table:table-row table:style-name="ro10">
          <table:table-cell office:value-type="string" calcext:value-type="string">
            <text:p>983|984|985|986|987</text:p>
          </table:table-cell>
          <table:table-cell office:value-type="string" calcext:value-type="string">
            <text:p>qu’il en a assés fet et li rendent la damoisele saine et haitiee, |et il la fet vestir,|puis li demande |qu’ele velt |qu’il face mes. « Sire, fet ele,</text:p>
          </table:table-cell>
          <table:table-cell office:value-type="string" calcext:value-type="string">
            <text:p>quil auoit assez fait.|et li rendent la damoisele sainne et haitie. |et il la fait uestir. pus Li demande |que ele uet |que il face mais. |SIre fait ele </text:p>
          </table:table-cell>
          <table:table-cell office:value-type="string" calcext:value-type="string">
            <text:p>quil en a asses fait.|si li rendent la damoisele saine |et salue. |Et il la fait uestir: |puis li demande |que eler veult |que il face plus. Sire ce dist la damoisele ie Voel </text:p>
          </table:table-cell>
          <table:table-cell office:value-type="string" calcext:value-type="string">
            <text:p>quil en a assez fait |et luy rendent la damoisele saine et haitie|et il la fait uestir |puis luy demande |quelle ueult |quil luy face |mais Sire fait elle </text:p>
          </table:table-cell>
          <table:table-cell office:value-type="string" calcext:value-type="string">
            <text:p>quil en a asses fait|si luy rendent la damoiselle saine et haictiee |et il a fait uestir |puis luy demande |que elle ueult plus. Sire fait elle ie uueil </text:p>
          </table:table-cell>
          <table:table-cell office:value-type="string" calcext:value-type="string">
            <text:p>e los que tenian la donçella traxeronsela delante e el fizo la vestir |e dixole donçella |que queredes mas que faga </text:p>
          </table:table-cell>
          <table:table-cell office:value-type="string" calcext:value-type="string">
            <text:p>che n’à assai fatto, |si gli rendono la damigella tutta sana ed atata. |sEd e' la fa vestire, |poscia la domanda |che ella vuole |ch’elli faccia da oggimai. |«Hal, sire, diss’ella, 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que vos me menés a salveté a mon chastel. » </text:p>
          </table:table-cell>
          <table:table-cell office:value-type="string" calcext:value-type="string">
            <text:p>que uos me remenez a mon chastel. </text:p>
          </table:table-cell>
          <table:table-cell office:value-type="string" calcext:value-type="string">
            <text:p>que vous me metes a saluete en mon castel. </text:p>
          </table:table-cell>
          <table:table-cell office:value-type="string" calcext:value-type="string">
            <text:p>que uous memmenez en mon chastel. </text:p>
          </table:table-cell>
          <table:table-cell office:value-type="string" calcext:value-type="string">
            <text:p>que uous me mettes a sauuete en mon chastel/ </text:p>
          </table:table-cell>
          <table:table-cell office:value-type="string" calcext:value-type="string">
            <text:p>señor </text:p>
          </table:table-cell>
          <table:table-cell office:value-type="string" calcext:value-type="string">
            <text:p>che voi mi meniate a salvamento in mio castello». </text:p>
          </table:table-cell>
        </table:table-row>
        <table:table-row table:style-name="ro3">
          <table:table-cell office:value-type="float" office:value="989" calcext:value-type="float">
            <text:p>989</text:p>
          </table:table-cell>
          <table:table-cell office:value-type="string" calcext:value-type="string">
            <text:p>Et il dist </text:p>
          </table:table-cell>
          <table:table-cell office:value-type="string" calcext:value-type="string">
            <text:p>et il dit</text:p>
          </table:table-cell>
          <table:table-cell office:value-type="string" calcext:value-type="string">
            <text:p>Et il dist </text:p>
          </table:table-cell>
          <table:table-cell office:value-type="string" calcext:value-type="string">
            <text:p>et il luy dit </text:p>
          </table:table-cell>
          <table:table-cell office:value-type="string" calcext:value-type="string">
            <text:p>et il dist </text:p>
          </table:table-cell>
          <table:table-cell office:value-type="string" calcext:value-type="string">
            <text:p>dixo ella </text:p>
          </table:table-cell>
          <table:table-cell office:value-type="string" calcext:value-type="string">
            <text:p>Ed|e' le dice </text:p>
          </table:table-cell>
        </table:table-row>
        <table:table-row table:style-name="ro1">
          <table:table-cell office:value-type="string" calcext:value-type="string">
            <text:p>990|991</text:p>
          </table:table-cell>
          <table:table-cell office:value-type="string" calcext:value-type="string">
            <text:p>que volentiers: |si le fet monter </text:p>
          </table:table-cell>
          <table:table-cell office:value-type="string" calcext:value-type="string">
            <text:p>si fera il. |Si la fait monter </text:p>
          </table:table-cell>
          <table:table-cell office:value-type="string" calcext:value-type="string">
            <text:p>que chou fera il moult volentiers. </text:p>
          </table:table-cell>
          <table:table-cell office:value-type="string" calcext:value-type="string">
            <text:p>que uoulentiers |si la fait monter </text:p>
          </table:table-cell>
          <table:table-cell office:value-type="string" calcext:value-type="string">
            <text:p>que si fera il uoulentiers </text:p>
          </table:table-cell>
          <table:table-cell office:value-type="string" calcext:value-type="string">
            <text:p>que vaiades con migo |fasta mi castillo Donçella </text:p>
          </table:table-cell>
          <table:table-cell office:value-type="string" calcext:value-type="string">
            <text:p>che volentieri, |si-lla fa montare </text:p>
          </table:table-cell>
        </table:table-row>
        <table:table-row table:style-name="ro12">
          <table:table-cell office:value-type="string" calcext:value-type="string">
            <text:p>992|993|994|995|996|997</text:p>
          </table:table-cell>
          <table:table-cell office:value-type="string" calcext:value-type="string">
            <text:p>et le conduit jusqu’al chastel|ou ele l’ot gardé maint jor. |Li chastials avoit non Galefort|et seoit sor une petite riviere, |si estoit molt aaisiés de totes choses |et fors a merveille, </text:p>
          </table:table-cell>
          <table:table-cell office:value-type="string" calcext:value-type="string">
            <text:p>et la conduit iuscau chastel|oue ele lauoit garde maint ior. |Ciz chastiax auoit non Balefort et seoit sor une petite riuiere. |Si estoit mout aisiez de totes choses:|et fors a merueillens. </text:p>
          </table:table-cell>
          <table:table-cell office:value-type="string" calcext:value-type="string">
            <text:p>puis le conduit au castel |ou elle voloit aler. |et la|ou elle lauoit autre sois garde maint ior. |Et li castiaus auoit non Galafort |et seoit sor vne petite riuiere. |et estoit moult bien assis de toutes choses. |Et estoit fors a merueilles. </text:p>
          </table:table-cell>
          <table:table-cell office:value-type="string" calcext:value-type="string">
            <text:p>et la conduit iucquau chastel |ou elle lauoit garde maint iout De celle mesmes matiere dessusdicte. Le chasteau auoit nom galefort |et seoit sur une petite riuiere.|si estoit moult aise de toutes choses et fort a merueilles </text:p>
          </table:table-cell>
          <table:table-cell office:value-type="string" calcext:value-type="string">
            <text:p>sy la cenduit au chastel |ou elle uoulloit aller. |et ou elle lauoit garde maint iour |et auoit nen gallasfort/ </text:p>
          </table:table-cell>
          <table:table-cell office:value-type="string" calcext:value-type="string">
            <text:p>muy de Grado dixo lançarote e luego se fueron parael castillo |e aquel castillo auia nombre galeforte |e estaua ençima devna pequeña Ribera |e estaua bien asentado de todas partes |e fuerte amarauilla </text:p>
          </table:table-cell>
          <table:table-cell office:value-type="string" calcext:value-type="string">
            <text:p>e la conduce insin qua il castello |ov’ella avea dimorato molte volte. Chel castello avea nome Galifore, |si era sopr’una piccola riviera |e si era molto adagiato di tutte cose, |ed era forte a maraviglia. </text:p>
          </table:table-cell>
        </table:table-row>
        <table:table-row table:style-name="ro8">
          <table:table-cell office:value-type="string" calcext:value-type="string">
            <text:p>998|999</text:p>
          </table:table-cell>
          <table:table-cell office:value-type="string" calcext:value-type="string">
            <text:p>Et quant Lancelos vint la, il ne fet pas a demander |se l’en li fist joie, </text:p>
          </table:table-cell>
          <table:table-cell office:value-type="string" calcext:value-type="string">
            <text:p>et quant lanc̃. uint la il ne fait pas a demander cil en fist ioie. </text:p>
          </table:table-cell>
          <table:table-cell office:value-type="string" calcext:value-type="string">
            <text:p>Et quant lancelot vint |la il ne fait mie a demander |Se on li fist grant ioie </text:p>
          </table:table-cell>
          <table:table-cell office:value-type="string" calcext:value-type="string">
            <text:p>Et|quant lancelot uint la il ne fait pas a demander |si len luy fait ioye. </text:p>
          </table:table-cell>
          <table:table-cell office:value-type="string" calcext:value-type="string">
            <text:p>Et quant lancelot uint la il ne feist mie a demander |se on luy fist grant chere. </text:p>
          </table:table-cell>
          <table:table-cell office:value-type="string" calcext:value-type="string">
            <text:p>e quando lançarote y llego no cale demandar |si conel fizieron gran alegria </text:p>
          </table:table-cell>
          <table:table-cell office:value-type="string" calcext:value-type="string">
            <text:p>eE quando Lancellotto giunse là, |e non fa mica sal domandare |se l’uomo gli fece honore e gioia, 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kar cil del chastel savoient ja bien </text:p>
          </table:table-cell>
          <table:table-cell office:value-type="string" calcext:value-type="string">
            <text:p>Car cil del chastel sauoien ia bien </text:p>
          </table:table-cell>
          <table:table-cell office:value-type="string" calcext:value-type="string">
            <text:p>quar cil del castel sorent ia bien </text:p>
          </table:table-cell>
          <table:table-cell office:value-type="string" calcext:value-type="string">
            <text:p>car ceulx du chastel scauoient bien </text:p>
          </table:table-cell>
          <table:table-cell office:value-type="string" calcext:value-type="string">
            <text:p>Car ceulx du chastel sauoient ia bien </text:p>
          </table:table-cell>
          <table:table-cell office:value-type="string" calcext:value-type="string">
            <text:p>ca los del castillo sabian muy bien </text:p>
          </table:table-cell>
          <table:table-cell office:value-type="string" calcext:value-type="string">
            <text:p>ché quelli del castello sapieno già bene </text:p>
          </table:table-cell>
        </table:table-row>
        <table:table-row table:style-name="ro4">
          <table:table-cell office:value-type="float" office:value="1001" calcext:value-type="float">
            <text:p>1001</text:p>
          </table:table-cell>
          <table:table-cell office:value-type="string" calcext:value-type="string">
            <text:p>que lor dame estoit delivree par I. chevalier</text:p>
          </table:table-cell>
          <table:table-cell office:value-type="string" calcext:value-type="string">
            <text:p>commen lor dame estoit deliuree par .i. cheualier </text:p>
          </table:table-cell>
          <table:table-cell office:value-type="string" calcext:value-type="string">
            <text:p>comment lor dame estoit deliuree par. j. cheualier </text:p>
          </table:table-cell>
          <table:table-cell office:value-type="string" calcext:value-type="string">
            <text:p>que leur dame estoit deliuree par ung cheualier </text:p>
          </table:table-cell>
          <table:table-cell office:value-type="string" calcext:value-type="string">
            <text:p>comment leur dame estoit del iuree par ung cheualier </text:p>
          </table:table-cell>
          <table:table-cell office:value-type="string" calcext:value-type="string">
            <text:p>como su señora hera ya librada |Porvn cauallero </text:p>
          </table:table-cell>
          <table:table-cell office:value-type="string" calcext:value-type="string">
            <text:p>come lor dama era dilivera per uno cavaliere </text:p>
          </table:table-cell>
        </table:table-row>
        <table:table-row table:style-name="ro8">
          <table:table-cell office:value-type="string" calcext:value-type="string">
            <text:p>1002|1003|1004</text:p>
          </table:table-cell>
          <table:table-cell office:value-type="string" calcext:value-type="string">
            <text:p>qui o li venoit. |Et quant il le virent, |si le reçurent a si grant joie </text:p>
          </table:table-cell>
          <table:table-cell office:value-type="string" calcext:value-type="string">
            <text:p>qui o li uenoit |et quant il le uirent |Si le resurent a si grant ioie </text:p>
          </table:table-cell>
          <table:table-cell office:value-type="string" calcext:value-type="string">
            <text:p>qui aueques li venoit. |Et il firent a lui si grant ioie </text:p>
          </table:table-cell>
          <table:table-cell office:value-type="string" calcext:value-type="string">
            <text:p>qui uenoit o lie |Et quant ilz le uirent |si le receurent a si grant ioye </text:p>
          </table:table-cell>
          <table:table-cell office:value-type="string" calcext:value-type="string">
            <text:p>qui|auec elle uenoit |sy le recheurent </text:p>
          </table:table-cell>
          <table:table-cell office:value-type="string" calcext:value-type="string">
            <text:p>que auia venido e quando los del castillo los vieron venir a lançarote |ansi lo Reçiuieron con gran alegria </text:p>
          </table:table-cell>
          <table:table-cell office:value-type="string" calcext:value-type="string">
            <text:p>che con lei ne veniva. |E quand’elli il vidono, |si-llo ricevettono a si gran gioia 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com se ce fust Damedieu meismes </text:p>
          </table:table-cell>
          <table:table-cell office:value-type="string" calcext:value-type="string">
            <text:p>comme ce fudt diex meismes. </text:p>
          </table:table-cell>
          <table:table-cell office:value-type="string" calcext:value-type="string">
            <text:p>comme se chou fust diex meismes. </text:p>
          </table:table-cell>
          <table:table-cell office:value-type="string" calcext:value-type="string">
            <text:p>comme se ce fust dieu. </text:p>
          </table:table-cell>
          <table:table-cell office:value-type="string" calcext:value-type="string">
            <text:p>eomment sil eust este dieu </text:p>
          </table:table-cell>
          <table:table-cell office:value-type="string" calcext:value-type="string">
            <text:p>como si la madre de dios Mesma fuese </text:p>
          </table:table-cell>
          <table:table-cell office:value-type="string" calcext:value-type="string">
            <text:p>come se ciò fosse Domenedio medesimo, 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et s’agenoillent tuit devant lui </text:p>
          </table:table-cell>
          <table:table-cell office:value-type="string" calcext:value-type="string">
            <text:p>et sagenoillent deuant lui par la </text:p>
          </table:table-cell>
          <table:table-cell office:value-type="string" calcext:value-type="string">
            <text:p>et sagenoillent par deuant luj par la </text:p>
          </table:table-cell>
          <table:table-cell office:value-type="string" calcext:value-type="string">
            <text:p>et sagenoillent tous deuant luy. </text:p>
          </table:table-cell>
          <table:table-cell office:value-type="string" calcext:value-type="string">
            <text:p>et se agenoullerent deuant luy </text:p>
          </table:table-cell>
          <table:table-cell office:value-type="string" calcext:value-type="string">
            <text:p>e fincaban los ynojos |por do el venia e deçian todos avna voz </text:p>
          </table:table-cell>
          <table:table-cell office:value-type="string" calcext:value-type="string">
            <text:p>e s’aginocchiano tutti quanti a-llui per me là |ov’elli il vidono, </text:p>
          </table:table-cell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string" calcext:value-type="string">
            <text:p>et crioient a une vois tuit ensamble : « Sire, sor tos cels del monde soiés vos bien venus, </text:p>
          </table:table-cell>
          <table:table-cell office:value-type="string" calcext:value-type="string">
            <text:p>ou il uenoit. |Et crioient a une uois tuit ensanble. Sire sor tous ciax dou monde soiez uous li bien uenus. </text:p>
          </table:table-cell>
          <table:table-cell office:value-type="string" calcext:value-type="string">
            <text:p>ou il uenoit. et crioient Is iet al tuit a vne vois. Sire sour tous chiaus del monde soies vous li bien uenus </text:p>
          </table:table-cell>
          <table:table-cell office:value-type="string" calcext:value-type="string">
            <text:p>et crient a une uoix tous ensemble Sire sur tous ceulx du monde. soyez uous le bien uenu </text:p>
          </table:table-cell>
          <table:table-cell office:value-type="string" calcext:value-type="string">
            <text:p>et crioient tous a une uois. Sire sur tous ceulx du mende uous soyes le bien uenu </text:p>
          </table:table-cell>
          <table:table-cell office:value-type="string" calcext:value-type="string">
            <text:p>bien venga el buen cauallero |sobre todos los omes del mundo </text:p>
          </table:table-cell>
          <table:table-cell office:value-type="string" calcext:value-type="string">
            <text:p>e gridavano tutti a una boce e a uno grido: ¡s «Sire, sopra tutti quelli del mondo siate voi il trasbenvenuto, </text:p>
          </table:table-cell>
        </table:table-row>
        <table:table-row table:style-name="ro8">
          <table:table-cell office:value-type="float" office:value="1008" calcext:value-type="float">
            <text:p>1008</text:p>
          </table:table-cell>
          <table:table-cell office:value-type="string" calcext:value-type="string">
            <text:p>qui nostre grant duel avés torné en grant joie !» A tel feste ont laiens Lancelot receu </text:p>
          </table:table-cell>
          <table:table-cell office:value-type="string" calcext:value-type="string">
            <text:p>Car nostre grant duel auez atorne a ioie. a tous iors mais. A tel Ioie out lanc̃. receut. </text:p>
          </table:table-cell>
          <table:table-cell office:value-type="string" calcext:value-type="string">
            <text:p>qui nostre grant doel aues torne a ioie tel feste |et a tel ioie ont laiens receu lancelot. </text:p>
          </table:table-cell>
          <table:table-cell office:value-type="string" calcext:value-type="string">
            <text:p>qui nostre grant deul auez toͬne en grant ioye telle feste ont leans receu lancelot. </text:p>
          </table:table-cell>
          <table:table-cell office:value-type="string" calcext:value-type="string">
            <text:p>quy nostre grant deul aues tourne en ioye. A telle feste ont leans lancelot receu.</text:p>
          </table:table-cell>
          <table:table-cell office:value-type="string" calcext:value-type="string">
            <text:p>Que nuestro duelo torno en alegria |A tal Plazer y a tal alegria fue lançarote rrescebido enel castillo </text:p>
          </table:table-cell>
          <table:table-cell office:value-type="string" calcext:value-type="string">
            <text:p>ché nostro gran duolo avete menato in nostra gran gioiab». |BoIn tale gioia e in tale festa ânno Lancellotto là entro ritenuto, </text:p>
          </table:table-cell>
        </table:table-row>
        <table:table-row table:style-name="ro4">
          <table:table-cell office:value-type="float" office:value="1009" calcext:value-type="float">
            <text:p>1009</text:p>
          </table:table-cell>
          <table:table-cell office:value-type="string" calcext:value-type="string">
            <text:p>et quant il ont la damoisele descendue devant son mestre palés, </text:p>
          </table:table-cell>
          <table:table-cell office:value-type="string" calcext:value-type="string">
            <text:p>Et quant il ot la damoisele descendue deuant son palais </text:p>
          </table:table-cell>
          <table:table-cell office:value-type="string" calcext:value-type="string">
            <text:p>Et quant il ot la dame PA descendu deuant son maistre palais </text:p>
          </table:table-cell>
          <table:table-cell office:value-type="string" calcext:value-type="string">
            <text:p>Et quant il eut descendu la damoisele deuant son maistre palays. </text:p>
          </table:table-cell>
          <table:table-cell office:value-type="string" calcext:value-type="string">
            <text:p>Et quant il eust cenuoiee la damoyselle iusques deuant son maistre pallais/</text:p>
          </table:table-cell>
          <table:table-cell office:value-type="string" calcext:value-type="string">
            <text:p>como vos digo |e desque la donçella desçendio antesu gran palaçio </text:p>
          </table:table-cell>
          <table:table-cell office:value-type="string" calcext:value-type="string">
            <text:p>e quand’elli ebbe la damigella discenduta davanti suo mastro palagio, </text:p>
          </table:table-cell>
        </table:table-row>
        <table:table-row table:style-name="ro7">
          <table:table-cell office:value-type="string" calcext:value-type="string">
            <text:p>1010|1011|1012|1013</text:p>
          </table:table-cell>
          <table:table-cell office:value-type="string" calcext:value-type="string">
            <text:p>si s’en volt aler maintenant, |kar il n’estoit mie encore plus de tierce. |Mais ele le prist al frain |et le fist descendre a fine force a </text:p>
          </table:table-cell>
          <table:table-cell office:value-type="string" calcext:value-type="string">
            <text:p>Si sen uoloit aler maintenant. |Car il niert encore plus de tierce. |mais ele le print au franc |et le fist descendre a fine force. </text:p>
          </table:table-cell>
          <table:table-cell office:value-type="string" calcext:value-type="string">
            <text:p>si sen volt aler |quar il nestoit mie plus de tierce.|mais elle le prist au frain </text:p>
          </table:table-cell>
          <table:table-cell office:value-type="string" calcext:value-type="string">
            <text:p>si sen uoult maintenant aller. |car il nestoit pas encor plus de tierce. |mais elle le print au fraing |et le fist descendre a fine force </text:p>
          </table:table-cell>
          <table:table-cell office:value-type="string" calcext:value-type="string">
            <text:p>si sen ueult lancelot aller |mes elle le print au fraing et le fist demourer a forche/ </text:p>
          </table:table-cell>
          <table:table-cell office:value-type="string" calcext:value-type="string">
            <text:p>luego se quiso yr don lançarote |que aun no hera mas de terçia mas ella lo tomo porel freno |e lo fiço decender a fina fuerça </text:p>
          </table:table-cell>
          <table:table-cell office:value-type="string" calcext:value-type="string">
            <text:p>si se ne vuole andare Lancellotto, ché non era mica ancor più di terza. |BeMa ella il prese al freno |e l fece discendere a fine forza, </text:p>
          </table:table-cell>
        </table:table-row>
        <table:table-row table:style-name="ro8">
          <table:table-cell office:value-type="string" calcext:value-type="string">
            <text:p>1014|1015</text:p>
          </table:table-cell>
          <table:table-cell office:value-type="string" calcext:value-type="string">
            <text:p>et dist: « |Par Sainte Crois. vos ne m’eschaperois mie ensi. » </text:p>
          </table:table-cell>
          <table:table-cell office:value-type="string" calcext:value-type="string">
            <text:p>et li dist. |Par foi sire cheualiers |ainsi ne meschaperes uos mie. </text:p>
          </table:table-cell>
          <table:table-cell office:value-type="string" calcext:value-type="string">
            <text:p>et li dist par sainte crois sire cheualiers vous ne mescaperes mie ensi. </text:p>
          </table:table-cell>
          <table:table-cell office:value-type="string" calcext:value-type="string">
            <text:p>et luy dist par saincte croix sire cheualier uous ne meschaperez pas ainsi. </text:p>
          </table:table-cell>
          <table:table-cell office:value-type="string" calcext:value-type="string">
            <text:p>et luy dist. |Tresdoulx cheualier uous ne me eschapperes pas ainsy. </text:p>
          </table:table-cell>
          <table:table-cell office:value-type="string" calcext:value-type="string">
            <text:p>e dixole |Por sancta cruz don cauallero vos no me escaparedes ansi </text:p>
          </table:table-cell>
          <table:table-cell office:value-type="string" calcext:value-type="string">
            <text:p>e gli disse:|Per santa croce, sire cavaliere, vo non mi scamperete mica insib. l</text:p>
          </table:table-cell>
        </table:table-row>
        <table:table-row table:style-name="ro8">
          <table:table-cell office:value-type="string" calcext:value-type="string">
            <text:p>1016|1017</text:p>
          </table:table-cell>
          <table:table-cell office:value-type="string" calcext:value-type="string">
            <text:p>Lors le commande a desarmer et vaslet saillent avant |por fere son commandement a; </text:p>
          </table:table-cell>
          <table:table-cell office:value-type="string" calcext:value-type="string">
            <text:p>et lors li comande a desarmer. |et uarles saillent|por faire son coumandement. </text:p>
          </table:table-cell>
          <table:table-cell office:value-type="string" calcext:value-type="string">
            <text:p>Si llele fist descendre et desarmer </text:p>
          </table:table-cell>
          <table:table-cell office:value-type="string" calcext:value-type="string">
            <text:p>Lors le commande a desamer. |et uarletz saillent |pour faire son commandement </text:p>
          </table:table-cell>
          <table:table-cell office:value-type="string" calcext:value-type="string">
            <text:p>Lors commande |quil soit desarme. |Et uarletz saillent pour faire son commandement </text:p>
          </table:table-cell>
          <table:table-cell office:value-type="string" calcext:value-type="string">
            <text:p>e luego lo mando desarmar e los escuderos que y estauan fizieron luego su mandado </text:p>
          </table:table-cell>
          <table:table-cell office:value-type="string" calcext:value-type="string">
            <text:p>MAllor comanda |que di là entro |ch’elli il disarmassono, </text:p>
          </table:table-cell>
        </table:table-row>
        <table:table-row table:style-name="ro3">
          <table:table-cell office:value-type="float" office:value="1018" calcext:value-type="float">
            <text:p>1018</text:p>
          </table:table-cell>
          <table:table-cell office:value-type="string" calcext:value-type="string">
            <text:p>et tantost </text:p>
          </table:table-cell>
          <table:table-cell/>
          <table:table-cell office:value-type="string" calcext:value-type="string">
            <text:p>et tantost </text:p>
          </table:table-cell>
          <table:table-cell office:value-type="string" calcext:value-type="string">
            <text:p>Et tantost </text:p>
          </table:table-cell>
          <table:table-cell office:value-type="string" calcext:value-type="string">
            <text:p>et tantost </text:p>
          </table:table-cell>
          <table:table-cell/>
          <table:table-cell office:value-type="string" calcext:value-type="string">
            <text:p>e' valletti salgono avanti |per fare suo comandamento. </text:p>
          </table:table-cell>
        </table:table-row>
        <table:table-row table:style-name="ro4">
          <table:table-cell office:value-type="string" calcext:value-type="string">
            <text:p>1019|1020</text:p>
          </table:table-cell>
          <table:table-cell office:value-type="string" calcext:value-type="string">
            <text:p>com il ot son hialme osté |et ele le conut, </text:p>
          </table:table-cell>
          <table:table-cell office:value-type="string" calcext:value-type="string">
            <text:p>et tantost comme il a oste son hiamre ele le quenoit. </text:p>
          </table:table-cell>
          <table:table-cell office:value-type="string" calcext:value-type="string">
            <text:p>comme il fu desarmes le connut elle </text:p>
          </table:table-cell>
          <table:table-cell office:value-type="string" calcext:value-type="string">
            <text:p>quil a oste son heaume elle le cognoist. </text:p>
          </table:table-cell>
          <table:table-cell office:value-type="string" calcext:value-type="string">
            <text:p>quil eust son heaulme oste si le cengneust bien </text:p>
          </table:table-cell>
          <table:table-cell office:value-type="string" calcext:value-type="string">
            <text:p>e luego quele tiraron el yelmo la donzella corrio ael </text:p>
          </table:table-cell>
          <table:table-cell office:value-type="string" calcext:value-type="string">
            <text:p>eE tantosto com’egli à suo elmo trat- to, il cognosce la damigella, </text:p>
          </table:table-cell>
        </table:table-row>
        <table:table-row table:style-name="ro8">
          <table:table-cell office:value-type="string" calcext:value-type="string">
            <text:p>1021|1022</text:p>
          </table:table-cell>
          <table:table-cell office:value-type="string" calcext:value-type="string">
            <text:p>si li cort les bras tendus |et le volt baisier en la boche, </text:p>
          </table:table-cell>
          <table:table-cell office:value-type="string" calcext:value-type="string">
            <text:p>Si li cort les bras tandus |et le uet baisier a force en la boche. </text:p>
          </table:table-cell>
          <table:table-cell office:value-type="string" calcext:value-type="string">
            <text:p>et le corut acoler |et baisier le volt elle </text:p>
          </table:table-cell>
          <table:table-cell office:value-type="string" calcext:value-type="string">
            <text:p>si luy coure les braz tenduz et le uoult baiser en la bouche. </text:p>
          </table:table-cell>
          <table:table-cell office:value-type="string" calcext:value-type="string">
            <text:p>si luy sault les bras tenduz |et le uouloit baisier en la bouche </text:p>
          </table:table-cell>
          <table:table-cell office:value-type="string" calcext:value-type="string">
            <text:p>e echole los braços al cuello </text:p>
          </table:table-cell>
          <table:table-cell office:value-type="string" calcext:value-type="string">
            <text:p>si gli corre le braccia tendute e l volea basciare nella bocca, </text:p>
          </table:table-cell>
        </table:table-row>
        <table:table-row table:style-name="ro3">
          <table:table-cell office:value-type="float" office:value="1023" calcext:value-type="float">
            <text:p>1023</text:p>
          </table:table-cell>
          <table:table-cell office:value-type="string" calcext:value-type="string">
            <text:p>quant il li guenchist, </text:p>
          </table:table-cell>
          <table:table-cell office:value-type="string" calcext:value-type="string">
            <text:p>quant il li guenchit </text:p>
          </table:table-cell>
          <table:table-cell office:value-type="string" calcext:value-type="string">
            <text:p>mais il guenchist. </text:p>
          </table:table-cell>
          <table:table-cell office:value-type="string" calcext:value-type="string">
            <text:p>et il guenchist. </text:p>
          </table:table-cell>
          <table:table-cell office:value-type="string" calcext:value-type="string">
            <text:p>quant il se destourna </text:p>
          </table:table-cell>
          <table:table-cell/>
          <table:table-cell office:value-type="string" calcext:value-type="string">
            <text:p>quand’e si storse </text:p>
          </table:table-cell>
        </table:table-row>
        <table:table-row table:style-name="ro12">
          <table:table-cell office:value-type="string" calcext:value-type="string">
            <text:p>1024|1025|1026|1027|1028|1029|1030|1031</text:p>
          </table:table-cell>
          <table:table-cell office:value-type="string" calcext:value-type="string">
            <text:p>et ele li baise la face et le col et le menton, |puis que autre chose n’em puet avoir ; |si plore de pitié |et li dist: « |Ha, gentilx chevaliers, |tant vos avoie desirré a veoir |ains |que je moreuisse! </text:p>
          </table:table-cell>
          <table:table-cell office:value-type="string" calcext:value-type="string">
            <text:p>ele li baise la boche et le col et le menton. |puis que autre chose nen puet auoir. |Si pleure de pitie |et dit |ha: gentiz cheualiers |tant uos auoie desire a ueoir. |ains que ie morisse. </text:p>
          </table:table-cell>
          <table:table-cell office:value-type="string" calcext:value-type="string">
            <text:p>Et elle li baise le col et la face et le menton et pleure de pitie. |Et dist. |Ha : gentiex cheualiers. |tant vous auoie desire a ueoir |aincois que iou morusse. </text:p>
          </table:table-cell>
          <table:table-cell office:value-type="string" calcext:value-type="string">
            <text:p>et elle luy baille la face et le coul et le menton. |puis quautre chose nen puet auoir. |si pleure de pitie |et luy dist haa gentil cheualier|tant uous auoye desire a ueoir auant |que ie mourusse. </text:p>
          </table:table-cell>
          <table:table-cell office:value-type="string" calcext:value-type="string">
            <text:p>et elle luy baise le col/ |et puys pleure de pitie et dist/ Gentil cheualier tant ie uous auoye desire a uoir |auant que ie mourusse/ </text:p>
          </table:table-cell>
          <table:table-cell office:value-type="string" calcext:value-type="string">
            <text:p>e enla faz e començo a llorar con piedad |e dixo |ay señor quanto vos deseaua ver |anteque muriese </text:p>
          </table:table-cell>
          <table:table-cell office:value-type="string" calcext:value-type="string">
            <text:p>ed ella il baciò nel collo e la faccia e l mento, |poscia che altra cosa none può avere. |Si piagne di piatà |e gli disse: |Hal, gentile cavaliere, tanto voi avea disiderato di vedere |inanzi ch’io morisse! </text:p>
          </table:table-cell>
        </table:table-row>
        <table:table-row table:style-name="ro6">
          <table:table-cell office:value-type="string" calcext:value-type="string">
            <text:p>1032|1033</text:p>
          </table:table-cell>
          <table:table-cell office:value-type="string" calcext:value-type="string">
            <text:p>Mais comment l’avez vos puis fet?,|Et il li dist : « Bien, Dieu merci. — </text:p>
          </table:table-cell>
          <table:table-cell office:value-type="string" calcext:value-type="string">
            <text:p>Mais coment lauez uos puis fait |que ie ne uos ui. |et il dit mout bien la dieu merci. </text:p>
          </table:table-cell>
          <table:table-cell office:value-type="string" calcext:value-type="string">
            <text:p>Mais comment laues vous puis fait </text:p>
          </table:table-cell>
          <table:table-cell office:value-type="string" calcext:value-type="string">
            <text:p>mais comment lauez uous puys fait. |et il luy dist. bien dieu merey. et</text:p>
          </table:table-cell>
          <table:table-cell office:value-type="string" calcext:value-type="string">
            <text:p>et comment uenistes ceste part/ </text:p>
          </table:table-cell>
          <table:table-cell office:value-type="string" calcext:value-type="string">
            <text:p>e como vos a ydo despues |que vos vi muy bien dixo lançarote |merçed a dios señor dixo la donçella </text:p>
          </table:table-cell>
          <table:table-cell office:value-type="string" calcext:value-type="string">
            <text:p>Ma come l’avete voi poscia fatto |ch’io non vo vidi?». |Ed e' le disse: Bene, Dio mercé. </text:p>
          </table:table-cell>
        </table:table-row>
        <table:table-row table:style-name="ro8">
          <table:table-cell office:value-type="string" calcext:value-type="string">
            <text:p>1034|1035|1036</text:p>
          </table:table-cell>
          <table:table-cell office:value-type="string" calcext:value-type="string">
            <text:p>Et ceste part, fet ele, |comment venistes vos, |qui avant ier vos en partistes ? — </text:p>
          </table:table-cell>
          <table:table-cell office:value-type="string" calcext:value-type="string">
            <text:p>Et ceste part fait ele |comment uenistes uos |qui auant ier uos en partites. </text:p>
          </table:table-cell>
          <table:table-cell office:value-type="string" calcext:value-type="string">
            <text:p>et comment uenistes vous ceste part. </text:p>
          </table:table-cell>
          <table:table-cell office:value-type="string" calcext:value-type="string">
            <text:p>comment estes uous uenu ceste part |qui auant hier uous en partistes.</text:p>
          </table:table-cell>
          <table:table-cell office:value-type="string" calcext:value-type="string">
            <text:p>car auant hyer uous en partistes. </text:p>
          </table:table-cell>
          <table:table-cell office:value-type="string" calcext:value-type="string">
            <text:p>como vos auino de venir asi contraesta parte |que aun tan poco a |que vos partistes demi </text:p>
          </table:table-cell>
          <table:table-cell office:value-type="string" calcext:value-type="string">
            <text:p>— E n queste parti come veniste voi |ch’uguanno vo ne partiste? 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por buena fee </text:p>
          </table:table-cell>
          <table:table-cell/>
        </table:table-row>
        <table:table-row table:style-name="ro13">
          <table:table-cell office:value-type="string" calcext:value-type="string">
            <text:p>1037|1038|1039|1040</text:p>
          </table:table-cell>
          <table:table-cell office:value-type="string" calcext:value-type="string">
            <text:p>Par foi, fet il, une grant acheison. m’i amena. »|Si li conte |comment. I. chevalier o unes armes vermeilles l’avoit apelé de traïson a la cort le roi Artu por la mort de Meleagan; |si l’en covient a deffendre en la cort le roi Baudemagu. « </text:p>
          </table:table-cell>
          <table:table-cell office:value-type="string" calcext:value-type="string">
            <text:p>Par foi fait il une grant ocoisons mi amena. |Puis li conte coment uns cheualiers a unes armes uermeilles lauoit apele de traisson a la cort le roi artu. por la mort de meleagͣ. |Si li couient a desfandre en la cort le roi bademagu de gorre. </text:p>
          </table:table-cell>
          <table:table-cell office:value-type="string" calcext:value-type="string">
            <text:p>Et il li dist. bien dieu merci. |et vne ocoison mi amena. |Si dist |comment vns cheualiers a vnes armes uermeilles lauoit apele de traison en la cort le roy artu pour la mort melyagant. |si men conuient a desfendre en la cort le roy baudemagu. </text:p>
          </table:table-cell>
          <table:table-cell office:value-type="string" calcext:value-type="string">
            <text:p>Par foy fait il une grande achoison me y amena. |si luy compte |comment ung cheualier unes armes uermeilles lauoit appelle de traison a la court du roy artus pour amour de meleagant |si luy en conuient deffendre en la court du roy bandemagu. </text:p>
          </table:table-cell>
          <table:table-cell office:value-type="string" calcext:value-type="string">
            <text:p>Par ma foy fait il ung cheualier a unes armes uermeilles ma appelle de traison en la court du roy artus. |pour la mort de melleag. si men conuient a deffendre en la court du roy bademagus/ </text:p>
          </table:table-cell>
          <table:table-cell office:value-type="string" calcext:value-type="string">
            <text:p>dixo lançarote |Por buena auentura que me auino |e luego le Conto |como vn cauallero le Recto de traiçion enla corte del Rey artur |Porla muerte de meliangas |e heme a defender enla corte del Rey bandemagus ay señor |dixo ella </text:p>
          </table:table-cell>
          <table:table-cell office:value-type="string" calcext:value-type="string">
            <text:p>-Per fé, diss’elli, una gran cagione mi ci mena».|Si-lle conta |come uno cavaliere a une armi vermiglie l’avea apellato di tradigione nella corte del re Artù per Melegant, |sì me ne convien a andare a difendere nella corte del re Bando di Maguzo». |—</text:p>
          </table:table-cell>
        </table:table-row>
        <table:table-row table:style-name="ro6">
          <table:table-cell office:value-type="string" calcext:value-type="string">
            <text:p>1041|1042|1043</text:p>
          </table:table-cell>
          <table:table-cell office:value-type="string" calcext:value-type="string">
            <text:p>Ha, fet ele, je sai bien |qui il est. |C’est Argodras li Ros et li chevaliers </text:p>
          </table:table-cell>
          <table:table-cell office:value-type="string" calcext:value-type="string">
            <text:p>Ha; fait ele ie sas bien |qui il est. |Cest agodras li rous. et li cheualiers cui uos auez ocis </text:p>
          </table:table-cell>
          <table:table-cell office:value-type="string" calcext:value-type="string">
            <text:p>ha y fait elle iou sai bien |qui il est |Cest argondrass li rous. |Et li cheualiers </text:p>
          </table:table-cell>
          <table:table-cell office:value-type="string" calcext:value-type="string">
            <text:p>Haa sire fait elle ie scay bien |quil est. cest arqodras le roux. et le cheualier</text:p>
          </table:table-cell>
          <table:table-cell office:value-type="string" calcext:value-type="string">
            <text:p>Haa fait elle ie scay bien |qui il est |cest argorindes le roux/ |et le cheualier </text:p>
          </table:table-cell>
          <table:table-cell office:value-type="string" calcext:value-type="string">
            <text:p>yo se quien es cauallero |Ca es argodras el Rubio hermano del cauallero </text:p>
          </table:table-cell>
          <table:table-cell office:value-type="string" calcext:value-type="string">
            <text:p>eHal, diss’ella, |io so bene |chi egli è, |ciò è Argondras il Rosso; il cavaliere 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que vos avés hui ocis et ars estoit ses freres; </text:p>
          </table:table-cell>
          <table:table-cell office:value-type="string" calcext:value-type="string">
            <text:p>et ars hui en cest ior. estoit ses freres.</text:p>
          </table:table-cell>
          <table:table-cell office:value-type="string" calcext:value-type="string">
            <text:p>que vous aues ochis |et ars estoit ses freres. </text:p>
          </table:table-cell>
          <table:table-cell office:value-type="string" calcext:value-type="string">
            <text:p>que uous auez huy occis |et ars estoit son frere. </text:p>
          </table:table-cell>
          <table:table-cell office:value-type="string" calcext:value-type="string">
            <text:p>que uous aues occy |et ars estoit son frere/ </text:p>
          </table:table-cell>
          <table:table-cell office:value-type="string" calcext:value-type="string">
            <text:p>que agora matastes </text:p>
          </table:table-cell>
          <table:table-cell office:value-type="string" calcext:value-type="string">
            <text:p>che voi avete morto e arso era suo fratello,</text:p>
          </table:table-cell>
        </table:table-row>
        <table:table-row table:style-name="ro3">
          <table:table-cell office:value-type="float" office:value="1045" calcext:value-type="float">
            <text:p>1045</text:p>
          </table:table-cell>
          <table:table-cell office:value-type="string" calcext:value-type="string">
            <text:p>si ne sai </text:p>
          </table:table-cell>
          <table:table-cell office:value-type="string" calcext:value-type="string">
            <text:p>Si ne sai </text:p>
          </table:table-cell>
          <table:table-cell office:value-type="string" calcext:value-type="string">
            <text:p>si ne sai </text:p>
          </table:table-cell>
          <table:table-cell table:number-columns-repeated="2" office:value-type="string" calcext:value-type="string">
            <text:p>si ne scay </text:p>
          </table:table-cell>
          <table:table-cell office:value-type="string" calcext:value-type="string">
            <text:p>mas señor no se </text:p>
          </table:table-cell>
          <table:table-cell office:value-type="string" calcext:value-type="string">
            <text:p>sì non so </text:p>
          </table:table-cell>
        </table:table-row>
        <table:table-row table:style-name="ro6">
          <table:table-cell office:value-type="string" calcext:value-type="string">
            <text:p>1046|1047|1048|1049</text:p>
          </table:table-cell>
          <table:table-cell office:value-type="string" calcext:value-type="string">
            <text:p>que vos puissiés fere, |kar se mes peres |set |que vos aiés ocis Meleagan, je criem</text:p>
          </table:table-cell>
          <table:table-cell office:value-type="string" calcext:value-type="string">
            <text:p>que uos en puissiez faire. |Car ce mes peres cest |que uos auez ocis mel̾. mon frere ie crien </text:p>
          </table:table-cell>
          <table:table-cell office:value-type="string" calcext:value-type="string">
            <text:p>que vous puissies faire. |Car se mes peres set vraiement |que vous aues melyagant ocis. Iou criem </text:p>
          </table:table-cell>
          <table:table-cell office:value-type="string" calcext:value-type="string">
            <text:p>que uous puissez faire. |car se mon pere sceit de uray|que uous auez occis meleagant iay paour </text:p>
          </table:table-cell>
          <table:table-cell office:value-type="string" calcext:value-type="string">
            <text:p>que puissies faire/ |car se mon pere scait |que uous aies occis melleagant ie crains </text:p>
          </table:table-cell>
          <table:table-cell office:value-type="string" calcext:value-type="string">
            <text:p>que vos faga ca e miedo |que si mi padre sabe como matastes a meliangas </text:p>
          </table:table-cell>
          <table:table-cell office:value-type="string" calcext:value-type="string">
            <text:p>che voi ve ne possiate fare, |ché se mio padre el re Bando sa veracemente |che voi abiate ucciso Meleagante, io temo </text:p>
          </table:table-cell>
        </table:table-row>
        <table:table-row table:style-name="ro12">
          <table:table-cell office:value-type="string" calcext:value-type="string">
            <text:p>1050|1051|1052|1053|1054|1055</text:p>
          </table:table-cell>
          <table:table-cell office:value-type="string" calcext:value-type="string">
            <text:p>qu’il ne vos face ocirre por le grant duel |qu’il avra des noveles. — |Coment ? fet Lancelos, |nel set il mie encore ? — |Certes, sire, nenil; |si est Meleagans en cest païs aportés plus a de XV. jors </text:p>
          </table:table-cell>
          <table:table-cell office:value-type="string" calcext:value-type="string">
            <text:p>que il ne uos face ocirre por le grant duel |que il en auoi. Coument fait lanc̃. ne le cest il encore pas. |Si maist diex fait ele nenil. |Si est mell. aporte en cest pais bien a .xu. iors. </text:p>
          </table:table-cell>
          <table:table-cell office:value-type="string" calcext:value-type="string">
            <text:p>quil ne vous face ocirre. pour le grant doel |quil en aura. |Comment fait lancelot ne le set il mie encore. |Si mait diex fait elle nenil. |Si est melygant amenez er cest pais. XV. iors a passes. </text:p>
          </table:table-cell>
          <table:table-cell office:value-type="string" calcext:value-type="string">
            <text:p>quil uous face occire pour le grant deul |quil aura des nouuelles. |Comment fait lancelot ne le sceit il encores pas |Si maist dieu fait elle nennil. |si a este meleagant apporte en ce pays plus de .xx. iours a. et est ou chastel des quatre pierres. </text:p>
          </table:table-cell>
          <table:table-cell office:value-type="string" calcext:value-type="string">
            <text:p>quil ne uous fache occire. |comment fait lancelot. ne scait il pas encore |qui se a fait. |se maist dieux nennil fait elle |Si est melleagant apporte en ce pays .xu. iours a passes/ </text:p>
          </table:table-cell>
          <table:table-cell office:value-type="string" calcext:value-type="string">
            <text:p>que vos faga matar porel gran pesar |que abra destas nuebas |como dixo lançarote |no lo sabe ansi me ayude dios dixo ella </text:p>
          </table:table-cell>
          <table:table-cell office:value-type="string" calcext:value-type="string">
            <text:p>che non voi faccia uccidere per lo gran duolo |ch’elli n’arà di suo figliuolo, |ché troppo l’amava. |—Come, disse Lancellotto, |nol sa elli mica ancora? |— Se m’aiuti Iddio, diss’ella, non. |Si è elli recato in questo paese più di Xv. giorni fa 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no maguer </text:p>
          </table:table-cell>
          <table:table-cell/>
        </table:table-row>
        <table:table-row table:style-name="ro4">
          <table:table-cell office:value-type="float" office:value="1056" calcext:value-type="float">
            <text:p>1056</text:p>
          </table:table-cell>
          <table:table-cell office:value-type="string" calcext:value-type="string">
            <text:p>et est el chastel des Illl. Pierres et le gardent iluec si celeement </text:p>
          </table:table-cell>
          <table:table-cell office:value-type="string" calcext:value-type="string">
            <text:p>et est el chastel de .iiii. pierres. |et le gardent la </text:p>
          </table:table-cell>
          <table:table-cell office:value-type="string" calcext:value-type="string">
            <text:p>si gist el castel des. iiij. pierres. |Et le gardent illueques si celeement </text:p>
          </table:table-cell>
          <table:table-cell office:value-type="string" calcext:value-type="string">
            <text:p>et le gardent ilec |si celeement</text:p>
          </table:table-cell>
          <table:table-cell office:value-type="string" calcext:value-type="string">
            <text:p>et est au chastel des quatre pierres. |Et le gardent illec </text:p>
          </table:table-cell>
          <table:table-cell office:value-type="string" calcext:value-type="string">
            <text:p>que a quinze dias |que an traido aesta tierra el cuerpo de meliangas </text:p>
          </table:table-cell>
          <table:table-cell office:value-type="string" calcext:value-type="string">
            <text:p>ed è il corpo con tutto il capo nel castello di Quatro Pieri, |e l guardano nel luogo si celatamente 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i celeement 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1057|1058</text:p>
          </table:table-cell>
          <table:table-cell office:value-type="string" calcext:value-type="string">
            <text:p>que li rois n’en set encore riens:|si en covendra esploitier al plus sagement que vos porrois. </text:p>
          </table:table-cell>
          <table:table-cell office:value-type="string" calcext:value-type="string">
            <text:p>que li rois nen cest encore riens. |si uos en couenra esploitier au plus saigement </text:p>
          </table:table-cell>
          <table:table-cell office:value-type="string" calcext:value-type="string">
            <text:p>que li roys nen set encore noient. |Si vous en conuendra esploitier au plus tost |que vous porres. </text:p>
          </table:table-cell>
          <table:table-cell office:value-type="string" calcext:value-type="string">
            <text:p>que le roy nen scait ores riens |Si uous conuiendra esploicter au plus sagement |que uous pourrez. </text:p>
          </table:table-cell>
          <table:table-cell office:value-type="string" calcext:value-type="string">
            <text:p>si celleement </text:p>
          </table:table-cell>
          <table:table-cell office:value-type="string" calcext:value-type="string">
            <text:p>mas tienenlo enel castillo delas quatro piedras muy encubiertamente |quelo no sepa su Padre |e ansi vos conuiene de vos encubrir muy sabiamente </text:p>
          </table:table-cell>
          <table:table-cell office:value-type="string" calcext:value-type="string">
            <text:p>che il re non ne sa ancora nulla; |si vo ne converà portare al più saggiamente |che vo' potrete.</text:p>
          </table:table-cell>
        </table:table-row>
        <table:table-row table:style-name="ro8">
          <table:table-cell office:value-type="string" calcext:value-type="string">
            <text:p>1059|1060|1061</text:p>
          </table:table-cell>
          <table:table-cell office:value-type="string" calcext:value-type="string">
            <text:p>Mes a|quant est li jors |que vos vos en devés deffendre? » </text:p>
          </table:table-cell>
          <table:table-cell office:value-type="string" calcext:value-type="string">
            <text:p>que uos porrois |Et quant est li iors que uos nous en deuez desfandre. </text:p>
          </table:table-cell>
          <table:table-cell office:value-type="string" calcext:value-type="string">
            <text:p>Mais a quant est li iors. |que vous en baes a desfendre. </text:p>
          </table:table-cell>
          <table:table-cell office:value-type="string" calcext:value-type="string">
            <text:p>mais quant est le iour |que uous uous en deuez deffendre. </text:p>
          </table:table-cell>
          <table:table-cell office:value-type="string" calcext:value-type="string">
            <text:p>que se roy nen scait encores riens: mes dictes moy a |quant est le iour |que uous uous deuez deffendre.</text:p>
          </table:table-cell>
          <table:table-cell office:value-type="string" calcext:value-type="string">
            <text:p>mas quando es el dia |que vos auedes de defender el dia dela magdalena </text:p>
          </table:table-cell>
          <table:table-cell office:value-type="string" calcext:value-type="string">
            <text:p>Ma quando est il giorno |che vo' ve ne dovete difendere?».</text:p>
          </table:table-cell>
        </table:table-row>
        <table:table-row table:style-name="ro8">
          <table:table-cell office:value-type="string" calcext:value-type="string">
            <text:p>1062|1063|1064</text:p>
          </table:table-cell>
          <table:table-cell office:value-type="string" calcext:value-type="string">
            <text:p>Et il dist |que c’est le jor de la Magdalaine. « |Or vos en conseut Diex, fet ele. </text:p>
          </table:table-cell>
          <table:table-cell office:value-type="string" calcext:value-type="string">
            <text:p>et il dit |que cest le ior de la magelainne. |Or uas en consaut fait ele diex. </text:p>
          </table:table-cell>
          <table:table-cell office:value-type="string" calcext:value-type="string">
            <text:p>Et il dist |que chou est le ior de la magdalaine.|Or vous en consaut diex fait elle. </text:p>
          </table:table-cell>
          <table:table-cell office:value-type="string" calcext:value-type="string">
            <text:p>et il luy dit |que cest le iour de la magdalene. |Or uous en conseille dieu fait elle. </text:p>
          </table:table-cell>
          <table:table-cell office:value-type="string" calcext:value-type="string">
            <text:p>Et il dit |que cest au iour de la magdalaine. |Or uous conseille dieu fait elle: </text:p>
          </table:table-cell>
          <table:table-cell office:value-type="string" calcext:value-type="string">
            <text:p>dixo lançarote |si dios me ayude dixo la donçella </text:p>
          </table:table-cell>
          <table:table-cell office:value-type="string" calcext:value-type="string">
            <text:p>Ed e' dice el di della Madalena. |e. |Or vo ne consigli lddio, diss’ella, </text:p>
          </table:table-cell>
        </table:table-row>
        <table:table-row table:style-name="ro3">
          <table:table-cell office:value-type="float" office:value="1065" calcext:value-type="float">
            <text:p>1065</text:p>
          </table:table-cell>
          <table:table-cell office:value-type="string" calcext:value-type="string">
            <text:p>kar j’ai grant poor </text:p>
          </table:table-cell>
          <table:table-cell office:value-type="string" calcext:value-type="string">
            <text:p>que iai grant paour </text:p>
          </table:table-cell>
          <table:table-cell office:value-type="string" calcext:value-type="string">
            <text:p>quar iou ai grant doute</text:p>
          </table:table-cell>
          <table:table-cell office:value-type="string" calcext:value-type="string">
            <text:p>car iay grant doubte </text:p>
          </table:table-cell>
          <table:table-cell office:value-type="string" calcext:value-type="string">
            <text:p>car iay grant paour </text:p>
          </table:table-cell>
          <table:table-cell office:value-type="string" calcext:value-type="string">
            <text:p>yo he gran miedo </text:p>
          </table:table-cell>
          <table:table-cell office:value-type="string" calcext:value-type="string">
            <text:p>ch’i' ò gran dotta </text:p>
          </table:table-cell>
        </table:table-row>
        <table:table-row table:style-name="ro6">
          <table:table-cell office:value-type="string" calcext:value-type="string">
            <text:p>1066|1067</text:p>
          </table:table-cell>
          <table:table-cell office:value-type="string" calcext:value-type="string">
            <text:p>que Argodras ne vos face anui par traïson. — |De ce, fet il, n’aiés ja garde! Tot son pooir en face, </text:p>
          </table:table-cell>
          <table:table-cell office:value-type="string" calcext:value-type="string">
            <text:p>que agodras ne uous face anui par traison. |De ce fait il naiez ia garde tout son pooir en face </text:p>
          </table:table-cell>
          <table:table-cell office:value-type="string" calcext:value-type="string">
            <text:p>que argondras ne vous face anui ou traison |De chou fait il naies ia garde |mais tout son pooir en face </text:p>
          </table:table-cell>
          <table:table-cell office:value-type="string" calcext:value-type="string">
            <text:p>que argodras uous face ennuy par traison. |De ce fait il face tout son pouoir. </text:p>
          </table:table-cell>
          <table:table-cell office:value-type="string" calcext:value-type="string">
            <text:p>que agarindes ne uous face auoir quel que trayson. </text:p>
          </table:table-cell>
          <table:table-cell office:value-type="string" calcext:value-type="string">
            <text:p>que vos el faga matar algodras |por Alguna traiçion deso dixo lançarote |no ayais Miedo |e el faga todo su poder Ca yo me guardare deGuisa </text:p>
          </table:table-cell>
          <table:table-cell office:value-type="string" calcext:value-type="string">
            <text:p>che Argondras non vo faccia invidia o tradigione. |— Di ciò, diss’elli, non abbiate già guardia: tutto suo podere ne faccia, </text:p>
          </table:table-cell>
        </table:table-row>
        <table:table-row table:style-name="ro8">
          <table:table-cell office:value-type="string" calcext:value-type="string">
            <text:p>1068|1069</text:p>
          </table:table-cell>
          <table:table-cell office:value-type="string" calcext:value-type="string">
            <text:p>que je n’en avrai ja poor. » |Assés parlerent cele nuit de maintes choses a </text:p>
          </table:table-cell>
          <table:table-cell office:value-type="string" calcext:value-type="string">
            <text:p>que ie ne le dout pas. Assez parleren cele nuit de maintes chosez. </text:p>
          </table:table-cell>
          <table:table-cell office:value-type="string" calcext:value-type="string">
            <text:p>quar iou nen aurai ia paour . |lele nuit fu lancelot moult a aise</text:p>
          </table:table-cell>
          <table:table-cell office:value-type="string" calcext:value-type="string">
            <text:p>car ie nen auray ia paour ne doute. |Assez parlerent celle nuyt de maintes chosss. </text:p>
          </table:table-cell>
          <table:table-cell office:value-type="string" calcext:value-type="string">
            <text:p>De ce fait il naiez ia paour. Assez parlent celle nuit de plusieurs choses </text:p>
          </table:table-cell>
          <table:table-cell office:value-type="string" calcext:value-type="string">
            <text:p>Que no aya del pabor |Conel ayuda de dios |Asi fablaron toda aquella noche de muchas cosas </text:p>
          </table:table-cell>
          <table:table-cell office:value-type="string" calcext:value-type="string">
            <text:p>ch’io non arò già paurab. |Assai parlarono quella notte di molte cose intra Lancellotto e la damigella, </text:p>
          </table:table-cell>
        </table:table-row>
        <table:table-row table:style-name="ro4">
          <table:table-cell office:value-type="float" office:value="1070" calcext:value-type="float">
            <text:p>1070</text:p>
          </table:table-cell>
          <table:table-cell office:value-type="string" calcext:value-type="string">
            <text:p>et molt firent cil del chastel grant joie de lor dame </text:p>
          </table:table-cell>
          <table:table-cell office:value-type="string" calcext:value-type="string">
            <text:p>et mout firrent cil del chastel grant Ioie de lor dame </text:p>
          </table:table-cell>
          <table:table-cell office:value-type="string" calcext:value-type="string">
            <text:p>et moult firent cil del chastel ioie de lui et de lor dame. </text:p>
          </table:table-cell>
          <table:table-cell office:value-type="string" calcext:value-type="string">
            <text:p>et moult firent ceulx du chastel grant ioye de leur dame </text:p>
          </table:table-cell>
          <table:table-cell office:value-type="string" calcext:value-type="string">
            <text:p>et menlt firent ceulx du chasteau grant feste de lui et de leur dame </text:p>
          </table:table-cell>
          <table:table-cell office:value-type="string" calcext:value-type="string">
            <text:p>e Mucho façian gran alegria los del castillo porque asi auian cobrado a su señora </text:p>
          </table:table-cell>
          <table:table-cell office:value-type="string" calcext:value-type="string">
            <text:p>e molto feciono lquelli del castello! grande gioia di lor dama </text:p>
          </table:table-cell>
        </table:table-row>
        <table:table-row table:style-name="ro4">
          <table:table-cell office:value-type="string" calcext:value-type="string">
            <text:p>1071|1072</text:p>
          </table:table-cell>
          <table:table-cell office:value-type="string" calcext:value-type="string">
            <text:p>qu’il cuidoient avoir perdue, |et or l’ont saine et haîtie </text:p>
          </table:table-cell>
          <table:table-cell office:value-type="string" calcext:value-type="string">
            <text:p>que il cuidoient auoir perdue. |et orlat sainne et haitie. </text:p>
          </table:table-cell>
          <table:table-cell office:value-type="string" calcext:value-type="string">
            <text:p>que il quidoient auoir perdue. </text:p>
          </table:table-cell>
          <table:table-cell office:value-type="string" calcext:value-type="string">
            <text:p>quilz cuidoient auoir perdue. |et ores lont saine et haitie. </text:p>
          </table:table-cell>
          <table:table-cell office:value-type="string" calcext:value-type="string">
            <text:p>quilz cuidoient auoir perdue. </text:p>
          </table:table-cell>
          <table:table-cell office:value-type="string" calcext:value-type="string">
            <text:p>Que ayudauan ental manera Perder </text:p>
          </table:table-cell>
          <table:table-cell office:value-type="string" calcext:value-type="string">
            <text:p>ch’elli credieno aver perduta a tutto giorno mai, |e or l’ânno con esso loro sana e adatata. </text:p>
          </table:table-cell>
        </table:table-row>
        <table:table-row table:style-name="ro8">
          <table:table-cell office:value-type="string" calcext:value-type="string">
            <text:p>1073|1074|1075</text:p>
          </table:table-cell>
          <table:table-cell office:value-type="string" calcext:value-type="string">
            <text:p>Et al matin, |si tost|com li jors parut cler, se leva Lancelos </text:p>
          </table:table-cell>
          <table:table-cell office:value-type="string" calcext:value-type="string">
            <text:p>Et au matin |quant li iors aparut biax |et clers se leua lautre de son lit </text:p>
          </table:table-cell>
          <table:table-cell office:value-type="string" calcext:value-type="string">
            <text:p>Et au matin si tost|com li iors apparut |se leua lancelot et sarma </text:p>
          </table:table-cell>
          <table:table-cell office:value-type="string" calcext:value-type="string">
            <text:p>Et au matin |si tost|que le iour esclarsit |se leua lancelot. </text:p>
          </table:table-cell>
          <table:table-cell office:value-type="string" calcext:value-type="string">
            <text:p>Et au matin |si tost comment le iour apparut </text:p>
          </table:table-cell>
          <table:table-cell office:value-type="string" calcext:value-type="string">
            <text:p>e enla mañana |en quanto el dia aparesçio claro se leuanto lançarote </text:p>
          </table:table-cell>
          <table:table-cell office:value-type="string" calcext:value-type="string">
            <text:p>eAl mattino, |si tosto come il giorno apari chiaro, |si levò Lancellotto </text:p>
          </table:table-cell>
        </table:table-row>
        <table:table-row table:style-name="ro8">
          <table:table-cell office:value-type="string" calcext:value-type="string">
            <text:p>1076|1077|1078</text:p>
          </table:table-cell>
          <table:table-cell office:value-type="string" calcext:value-type="string">
            <text:p>et se parti de la damoisele, |quant il fu armés; |et ele le commande molt a Dieu </text:p>
          </table:table-cell>
          <table:table-cell office:value-type="string" calcext:value-type="string">
            <text:p>et se parti de la damoisele |Quant il fu armez la damoisele comande a </text:p>
          </table:table-cell>
          <table:table-cell office:value-type="string" calcext:value-type="string">
            <text:p>et prist congie a la damoisele. |et elle le commande a dilelu </text:p>
          </table:table-cell>
          <table:table-cell office:value-type="string" calcext:value-type="string">
            <text:p>si se party de la damoisele |quant il fu arme. |et elle le commanda moult a dieu</text:p>
          </table:table-cell>
          <table:table-cell office:value-type="string" calcext:value-type="string">
            <text:p>se leua lancelot et print congie de la damoiselle. |Et elle le commanda a dieu </text:p>
          </table:table-cell>
          <table:table-cell office:value-type="string" calcext:value-type="string">
            <text:p>e se partio dela donçella e des que fue armado |e la acomendo a dios Señor </text:p>
          </table:table-cell>
          <table:table-cell office:value-type="string" calcext:value-type="string">
            <text:p>e si parti dalla damigella |quand'e' fu armato, |ed ella il comandò molto a dDio </text:p>
          </table:table-cell>
        </table:table-row>
        <table:table-row table:style-name="ro3">
          <table:table-cell office:value-type="float" office:value="1079" calcext:value-type="float">
            <text:p>1079</text:p>
          </table:table-cell>
          <table:table-cell office:value-type="string" calcext:value-type="string">
            <text:p>et li pria </text:p>
          </table:table-cell>
          <table:table-cell office:value-type="string" calcext:value-type="string">
            <text:p>dieu.et li prie </text:p>
          </table:table-cell>
          <table:table-cell office:value-type="string" calcext:value-type="string">
            <text:p>et li pria</text:p>
          </table:table-cell>
          <table:table-cell office:value-type="string" calcext:value-type="string">
            <text:p>et le pria </text:p>
          </table:table-cell>
          <table:table-cell office:value-type="string" calcext:value-type="string">
            <text:p>et lui pria </text:p>
          </table:table-cell>
          <table:table-cell office:value-type="string" calcext:value-type="string">
            <text:p>dixo la donçella </text:p>
          </table:table-cell>
          <table:table-cell office:value-type="string" calcext:value-type="string">
            <text:p>e l priega molto dolcemente 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qu’il s’en revenist par li al repairier; </text:p>
          </table:table-cell>
          <table:table-cell office:value-type="string" calcext:value-type="string">
            <text:p>que il sen reuenist par li au repairier. </text:p>
          </table:table-cell>
          <table:table-cell office:value-type="string" calcext:value-type="string">
            <text:p>quil reuenist par li au repairier. </text:p>
          </table:table-cell>
          <table:table-cell office:value-type="string" calcext:value-type="string">
            <text:p>quil sen reuenist par lie. </text:p>
          </table:table-cell>
          <table:table-cell office:value-type="string" calcext:value-type="string">
            <text:p>quil reuenist par elle au repairier. </text:p>
          </table:table-cell>
          <table:table-cell office:value-type="string" calcext:value-type="string">
            <text:p>yo vos Ruego |Que al tornar vengades </text:p>
          </table:table-cell>
          <table:table-cell office:value-type="string" calcext:value-type="string">
            <text:p>che ritornasse per lo luogo a riparare. </text:p>
          </table:table-cell>
        </table:table-row>
        <table:table-row table:style-name="ro7">
          <table:table-cell office:value-type="string" calcext:value-type="string">
            <text:p>1081|1082|1083|1084|1085|1086</text:p>
          </table:table-cell>
          <table:table-cell office:value-type="string" calcext:value-type="string">
            <text:p>et il dist |que si feroit il, |s’il pooit. |Si se remet en son chemin |et eirre tot le jor jusqu’al vespre |et lors aproche d’une riviere </text:p>
          </table:table-cell>
          <table:table-cell office:value-type="string" calcext:value-type="string">
            <text:p>et il dit |que si feroit il se il puet. |et il se remest en son chemin. |et erre iuscau uespre. |et lors aproche une riuiere </text:p>
          </table:table-cell>
          <table:table-cell office:value-type="string" calcext:value-type="string">
            <text:p>Et il li dist |que si feroit il |se il pooit. |si |se met en son chemin et esra toute iour iusques au soir. |Et lors aproche dune riuiere </text:p>
          </table:table-cell>
          <table:table-cell office:value-type="string" calcext:value-type="string">
            <text:p>et il dist |qui|si feroit il |sil pouoit. |si se mect en son chemin |et erre toute iour |iucquau uespre. |Et lors aprouche dune riuiere </text:p>
          </table:table-cell>
          <table:table-cell office:value-type="string" calcext:value-type="string">
            <text:p>Et il dit |que si feroit il sil pouoit. Il se met en son chemin |et erre iusques au soir. |Lors approuche de une riuiere </text:p>
          </table:table-cell>
          <table:table-cell office:value-type="string" calcext:value-type="string">
            <text:p>Por aqui de Grado dixo lançarote |si pudiere |e luego se metio enel camino |e andubo todo aquel dia porvna rribera ayuso fasta visperas </text:p>
          </table:table-cell>
          <table:table-cell office:value-type="string" calcext:value-type="string">
            <text:p>Ed e' dice |che sì farà elli|s’elli potrà, |si si rimette in suo camino |e va tutto giorno insin qua a vespero. |Allora apressima d’una riviera </text:p>
          </table:table-cell>
        </table:table-row>
        <table:table-row table:style-name="ro3">
          <table:table-cell office:value-type="float" office:value="1087" calcext:value-type="float">
            <text:p>1087</text:p>
          </table:table-cell>
          <table:table-cell office:value-type="string" calcext:value-type="string">
            <text:p>que l’en apeloit Aglonde, </text:p>
          </table:table-cell>
          <table:table-cell office:value-type="string" calcext:value-type="string">
            <text:p>que len apele aglode. </text:p>
          </table:table-cell>
          <table:table-cell office:value-type="string" calcext:value-type="string">
            <text:p>que on apeloit agloride. </text:p>
          </table:table-cell>
          <table:table-cell office:value-type="string" calcext:value-type="string">
            <text:p>que len appelloit aglunde. </text:p>
          </table:table-cell>
          <table:table-cell office:value-type="string" calcext:value-type="string">
            <text:p>que len appelloit aglondes/ </text:p>
          </table:table-cell>
          <table:table-cell/>
          <table:table-cell office:value-type="string" calcext:value-type="string">
            <text:p>che l’uom chiamava Aglonda,</text:p>
          </table:table-cell>
        </table:table-row>
        <table:table-row table:style-name="ro4">
          <table:table-cell office:value-type="string" calcext:value-type="string">
            <text:p>1088|1089</text:p>
          </table:table-cell>
          <table:table-cell office:value-type="string" calcext:value-type="string">
            <text:p>si en estoit l’eve molt parfonde|et molt noire. </text:p>
          </table:table-cell>
          <table:table-cell office:value-type="string" calcext:value-type="string">
            <text:p>et si en estoit leue parfonde |et mout noire. </text:p>
          </table:table-cell>
          <table:table-cell office:value-type="string" calcext:value-type="string">
            <text:p>si en estoit laigue moult parfonde. |et moult noire,</text:p>
          </table:table-cell>
          <table:table-cell office:value-type="string" calcext:value-type="string">
            <text:p>si estoit leaue moult parfonde |et moult noire </text:p>
          </table:table-cell>
          <table:table-cell/>
          <table:table-cell office:value-type="string" calcext:value-type="string">
            <text:p>e el agua hera fonda y negra </text:p>
          </table:table-cell>
          <table:table-cell office:value-type="string" calcext:value-type="string">
            <text:p>si era l’acqua molta perfonda e molto nera. </text:p>
          </table:table-cell>
        </table:table-row>
        <table:table-row table:style-name="ro8">
          <table:table-cell office:value-type="string" calcext:value-type="string">
            <text:p>1090|1091</text:p>
          </table:table-cell>
          <table:table-cell office:value-type="string" calcext:value-type="string">
            <text:p>Et quant il vint pres de l’eve, |si vit trois paveillons tendus pres de la rive; </text:p>
          </table:table-cell>
          <table:table-cell office:value-type="string" calcext:value-type="string">
            <text:p>et quant il uint pres de leue |si uit .iii. pauillons. tandus delez la riuiere. </text:p>
          </table:table-cell>
          <table:table-cell office:value-type="string" calcext:value-type="string">
            <text:p>Quant lancelos vint pres de laiglule |si y uit. iij. paueillons tendus.</text:p>
          </table:table-cell>
          <table:table-cell office:value-type="string" calcext:value-type="string">
            <text:p>et quant il uint pres de leans |si uit pres de la riue troys paueillons tenduz </text:p>
          </table:table-cell>
          <table:table-cell office:value-type="string" calcext:value-type="string">
            <text:p>si uoit trois paueillons tendus pres de la riuiere.</text:p>
          </table:table-cell>
          <table:table-cell office:value-type="string" calcext:value-type="string">
            <text:p>e desque fue çerca del agua vio tres tiendas çerca dela rribera </text:p>
          </table:table-cell>
          <table:table-cell office:value-type="string" calcext:value-type="string">
            <text:p>E quand’e venne a l’acqua, |si vide tre padiglioni tenduti presso della riviera, 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si en estoit li uns grans et bials </text:p>
          </table:table-cell>
          <table:table-cell office:value-type="string" calcext:value-type="string">
            <text:p>et en estoit li uns grans et biax. </text:p>
          </table:table-cell>
          <table:table-cell office:value-type="string" calcext:value-type="string">
            <text:p>dont li vns estoit blans. </text:p>
          </table:table-cell>
          <table:table-cell office:value-type="string" calcext:value-type="string">
            <text:p>si y en auoit ung grant et beau. </text:p>
          </table:table-cell>
          <table:table-cell office:value-type="string" calcext:value-type="string">
            <text:p>si en estoit ung grant et blanc </text:p>
          </table:table-cell>
          <table:table-cell office:value-type="string" calcext:value-type="string">
            <text:p>e la vna hera muy grande e muy fermosa </text:p>
          </table:table-cell>
          <table:table-cell office:value-type="string" calcext:value-type="string">
            <text:p>si n’era l’uno molto grande e molto bello, </text:p>
          </table:table-cell>
        </table:table-row>
        <table:table-row table:style-name="ro3">
          <table:table-cell office:value-type="float" office:value="1093" calcext:value-type="float">
            <text:p>1093</text:p>
          </table:table-cell>
          <table:table-cell office:value-type="string" calcext:value-type="string">
            <text:p>et li autre dui estoient moien. </text:p>
          </table:table-cell>
          <table:table-cell office:value-type="string" calcext:value-type="string">
            <text:p>et li autres estoient </text:p>
          </table:table-cell>
          <table:table-cell office:value-type="string" calcext:value-type="string">
            <text:p>et li autre doi moien estoient de autre color. </text:p>
          </table:table-cell>
          <table:table-cell office:value-type="string" calcext:value-type="string">
            <text:p>et les autres deux estoient moyens. </text:p>
          </table:table-cell>
          <table:table-cell office:value-type="string" calcext:value-type="string">
            <text:p>et les autres deux estoient noirs. </text:p>
          </table:table-cell>
          <table:table-cell office:value-type="string" calcext:value-type="string">
            <text:p>e las dos heran mas pequeñas </text:p>
          </table:table-cell>
          <table:table-cell office:value-type="string" calcext:value-type="string">
            <text:p>e gli altri due minori. </text:p>
          </table:table-cell>
        </table:table-row>
        <table:table-row table:style-name="ro8">
          <table:table-cell office:value-type="float" office:value="1094" calcext:value-type="float">
            <text:p>1094</text:p>
          </table:table-cell>
          <table:table-cell office:value-type="string" calcext:value-type="string">
            <text:p>Et lors issi del greignor paveillon I. chevaliers tos desarmés </text:p>
          </table:table-cell>
          <table:table-cell office:value-type="string" calcext:value-type="string">
            <text:p>moien.et lors issi de lun des pauilons uns cheualiers tous armez </text:p>
          </table:table-cell>
          <table:table-cell office:value-type="string" calcext:value-type="string">
            <text:p>Et lors issi del pauellon vns cheualiers tous armes.</text:p>
          </table:table-cell>
          <table:table-cell office:value-type="string" calcext:value-type="string">
            <text:p>Et lors issy du plus grant des paueillons ung cheualier tout desarme </text:p>
          </table:table-cell>
          <table:table-cell office:value-type="string" calcext:value-type="string">
            <text:p>Et lors issist dun paueillen ung cheualier tout arme </text:p>
          </table:table-cell>
          <table:table-cell office:value-type="string" calcext:value-type="string">
            <text:p>e luego que ay llego lançarote vio salir dela mayor tienda vn cauallero desarmado </text:p>
          </table:table-cell>
          <table:table-cell office:value-type="string" calcext:value-type="string">
            <text:p>eAllora usci del padiglione uno cavaliere tutto disarmato </text:p>
          </table:table-cell>
        </table:table-row>
        <table:table-row table:style-name="ro1">
          <table:table-cell office:value-type="string" calcext:value-type="string">
            <text:p>1095|1096</text:p>
          </table:table-cell>
          <table:table-cell office:value-type="string" calcext:value-type="string">
            <text:p>qui li dist |que bien soit il venus, </text:p>
          </table:table-cell>
          <table:table-cell office:value-type="string" calcext:value-type="string">
            <text:p>qui li dit|que bien soit il uenus. </text:p>
          </table:table-cell>
          <table:table-cell office:value-type="string" calcext:value-type="string">
            <text:p>qui li a dit |que bien soit il uenus </text:p>
          </table:table-cell>
          <table:table-cell office:value-type="string" calcext:value-type="string">
            <text:p>qui luy dist |que bien soit il uenu. </text:p>
          </table:table-cell>
          <table:table-cell office:value-type="string" calcext:value-type="string">
            <text:p>qui lui dist |que bien soit il uenu. </text:p>
          </table:table-cell>
          <table:table-cell office:value-type="string" calcext:value-type="string">
            <text:p>quele dixo |señor vien vengades </text:p>
          </table:table-cell>
          <table:table-cell office:value-type="string" calcext:value-type="string">
            <text:p>che gli disse bene sia elli venuto, </text:p>
          </table:table-cell>
        </table:table-row>
        <table:table-row table:style-name="ro6">
          <table:table-cell office:value-type="string" calcext:value-type="string">
            <text:p>1097|1098</text:p>
          </table:table-cell>
          <table:table-cell office:value-type="string" calcext:value-type="string">
            <text:p>et il li rent maintenant son salu. «|Ha, sire, fet il, vos me samblés chevaliers errans </text:p>
          </table:table-cell>
          <table:table-cell office:value-type="string" calcext:value-type="string">
            <text:p>et il li rent tout maintenant son salu. |ha: Sire uos me sanblez cheualiers errans </text:p>
          </table:table-cell>
          <table:table-cell office:value-type="string" calcext:value-type="string">
            <text:p>Et il li rent son salu. |Biau sire ce dist li cheualiers del paueillon vous me sambles vns cheualiers errans. </text:p>
          </table:table-cell>
          <table:table-cell office:value-type="string" calcext:value-type="string">
            <text:p>et il luy rend son salu. |haa sire fait il uous me semblez cheualiers errans </text:p>
          </table:table-cell>
          <table:table-cell office:value-type="string" calcext:value-type="string">
            <text:p>Et il lui rent son salut. Beau sire uous semblez cheualier errant: </text:p>
          </table:table-cell>
          <table:table-cell office:value-type="string" calcext:value-type="string">
            <text:p>e lançarote le torno sus saludes |buen señor dixo el cauallero </text:p>
          </table:table-cell>
          <table:table-cell office:value-type="string" calcext:value-type="string">
            <text:p>ed e' gli rende immantanente suo saluto. |aHal, sire, disse il cavaliere del padiglione a Lancellotto, |vo mi sembiate cavaliere errante, </text:p>
          </table:table-cell>
        </table:table-row>
        <table:table-row table:style-name="ro4">
          <table:table-cell office:value-type="string" calcext:value-type="string">
            <text:p>1099|1100</text:p>
          </table:table-cell>
          <table:table-cell office:value-type="string" calcext:value-type="string">
            <text:p>et je aim tos cels |qui en tel mestier usent lor vie, </text:p>
          </table:table-cell>
          <table:table-cell office:value-type="string" calcext:value-type="string">
            <text:p>et ie ain tous seus |qui en tel maniere ussent lor uie. </text:p>
          </table:table-cell>
          <table:table-cell office:value-type="string" calcext:value-type="string">
            <text:p>et iaim tous chiaus |qui en tel maniere usent lor vie. </text:p>
          </table:table-cell>
          <table:table-cell office:value-type="string" calcext:value-type="string">
            <text:p>et iayme tous ceulx |qui en tel mestier leur uie usaent. </text:p>
          </table:table-cell>
          <table:table-cell office:value-type="string" calcext:value-type="string">
            <text:p>et iayme tous ceulx |qui en telle maniere usent leur uie: </text:p>
          </table:table-cell>
          <table:table-cell office:value-type="string" calcext:value-type="string">
            <text:p>dela tienda </text:p>
          </table:table-cell>
          <table:table-cell office:value-type="string" calcext:value-type="string">
            <text:p>e io amo tutti quelli |che in tale maniera usano lor vita, 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kar je meismes sui chevaliers errans </text:p>
          </table:table-cell>
          <table:table-cell office:value-type="string" calcext:value-type="string">
            <text:p>Et ie meismes sui cheualiers errans </text:p>
          </table:table-cell>
          <table:table-cell office:value-type="string" calcext:value-type="string">
            <text:p>Car iou meismes sui cheualiers errans. </text:p>
          </table:table-cell>
          <table:table-cell office:value-type="string" calcext:value-type="string">
            <text:p>Car ie mesmes suys cheualier errant. </text:p>
          </table:table-cell>
          <table:table-cell office:value-type="string" calcext:value-type="string">
            <text:p>car moy mesmes suis cheualier errant. </text:p>
          </table:table-cell>
          <table:table-cell office:value-type="string" calcext:value-type="string">
            <text:p>vosme semejades Cauallero andante </text:p>
          </table:table-cell>
          <table:table-cell office:value-type="string" calcext:value-type="string">
            <text:p>ch’io medesimo sono cavaliere errante; </text:p>
          </table:table-cell>
        </table:table-row>
        <table:table-row table:style-name="ro8">
          <table:table-cell office:value-type="string" calcext:value-type="string">
            <text:p>1102|1103</text:p>
          </table:table-cell>
          <table:table-cell office:value-type="string" calcext:value-type="string">
            <text:p>et por ce vos vueil je proier |que vos herbergiés anuit mes o moi; </text:p>
          </table:table-cell>
          <table:table-cell office:value-type="string" calcext:value-type="string">
            <text:p>Si uos uoroie prier. |que uos herberresiez hui |mais auec moi ennuit. </text:p>
          </table:table-cell>
          <table:table-cell office:value-type="string" calcext:value-type="string">
            <text:p>et pour chou vous voeil iou proier |que vous vous herbergies hui |mais auec moi. </text:p>
          </table:table-cell>
          <table:table-cell office:value-type="string" calcext:value-type="string">
            <text:p>et pour ce uous uoudroye ie prier |que uous herbregez |mais huy auec moy.</text:p>
          </table:table-cell>
          <table:table-cell office:value-type="string" calcext:value-type="string">
            <text:p>Et pour ce </text:p>
          </table:table-cell>
          <table:table-cell office:value-type="string" calcext:value-type="string">
            <text:p>e porque ya fue tiempo que yo mesmo fui cauallero andante Ruego vos |que esta noche aluerguedes Conmigo </text:p>
          </table:table-cell>
          <table:table-cell office:value-type="string" calcext:value-type="string">
            <text:p>e i' vo vorrei pregare |che voi albergaste stanotte con esso meco, </text:p>
          </table:table-cell>
        </table:table-row>
        <table:table-row table:style-name="ro8">
          <table:table-cell office:value-type="string" calcext:value-type="string">
            <text:p>1104|1105</text:p>
          </table:table-cell>
          <table:table-cell office:value-type="string" calcext:value-type="string">
            <text:p>kar se vos passés avant de ci, vos ne troverois |se forest non, si salvages </text:p>
          </table:table-cell>
          <table:table-cell office:value-type="string" calcext:value-type="string">
            <text:p>Car ce uos passez de ci uos ne trouerois ce fores non si sauuages: </text:p>
          </table:table-cell>
          <table:table-cell office:value-type="string" calcext:value-type="string">
            <text:p>Car se vous vous partes de ci vous ne trouueres hui|mais se fores non saluages. </text:p>
          </table:table-cell>
          <table:table-cell office:value-type="string" calcext:value-type="string">
            <text:p>car se uous passez plus auant uous ne trouuerez mais huy |que fourests si sauuages </text:p>
          </table:table-cell>
          <table:table-cell office:value-type="string" calcext:value-type="string">
            <text:p>quil est temps de se hebergier uous censeille ie </text:p>
          </table:table-cell>
          <table:table-cell office:value-type="string" calcext:value-type="string">
            <text:p>Ca si de aqui partides non fallaredes |sino floresta muy yerma </text:p>
          </table:table-cell>
          <table:table-cell office:value-type="string" calcext:value-type="string">
            <text:p>ché se voi passate di |qui vo' non troverete oggimai se non foresta si salvatica 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que vos i porrois tost desvoier. </text:p>
          </table:table-cell>
          <table:table-cell office:value-type="string" calcext:value-type="string">
            <text:p>que uos i porrois moutost desuoier. </text:p>
          </table:table-cell>
          <table:table-cell office:value-type="string" calcext:value-type="string">
            <text:p>si que vous y porrois bien foruoier.</text:p>
          </table:table-cell>
          <table:table-cell office:value-type="string" calcext:value-type="string">
            <text:p>que uous y porez tost desuoyer. </text:p>
          </table:table-cell>
          <table:table-cell/>
          <table:table-cell office:value-type="string" calcext:value-type="string">
            <text:p>e saluaje |que no fallaredes do aluergar esta noche </text:p>
          </table:table-cell>
          <table:table-cell office:value-type="string" calcext:value-type="string">
            <text:p>che vo potrete molto tosto disviare; 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Et il est bien tens de herbergier, </text:p>
          </table:table-cell>
          <table:table-cell office:value-type="string" calcext:value-type="string">
            <text:p>et il est bien tans de herbreger. </text:p>
          </table:table-cell>
          <table:table-cell office:value-type="string" calcext:value-type="string">
            <text:p>Et il est pres del uespre </text:p>
          </table:table-cell>
          <table:table-cell office:value-type="string" calcext:value-type="string">
            <text:p>et il est bien temps de herbreger </text:p>
          </table:table-cell>
          <table:table-cell/>
          <table:table-cell office:value-type="string" calcext:value-type="string">
            <text:p>e poresto vosloaria </text:p>
          </table:table-cell>
          <table:table-cell office:value-type="string" calcext:value-type="string">
            <text:p>ed egli è bene tempo d’albergare, </text:p>
          </table:table-cell>
        </table:table-row>
        <table:table-row table:style-name="ro4">
          <table:table-cell office:value-type="string" calcext:value-type="string">
            <text:p>1108|1109</text:p>
          </table:table-cell>
          <table:table-cell office:value-type="string" calcext:value-type="string">
            <text:p>ce veés vos bien : |por ce vos lo </text:p>
          </table:table-cell>
          <table:table-cell office:value-type="string" calcext:value-type="string">
            <text:p>ce ueez uus. |Por ce uos loie|que uus remenois </text:p>
          </table:table-cell>
          <table:table-cell office:value-type="string" calcext:value-type="string">
            <text:p>si vous lo |que vous remaignies</text:p>
          </table:table-cell>
          <table:table-cell office:value-type="string" calcext:value-type="string">
            <text:p>comme uous uoyez |par ce uous loue ie</text:p>
          </table:table-cell>
          <table:table-cell office:value-type="string" calcext:value-type="string">
            <text:p>que uous demour⟦e⟧z/ </text:p>
          </table:table-cell>
          <table:table-cell office:value-type="string" calcext:value-type="string">
            <text:p>Que finquedes aqui esta noche </text:p>
          </table:table-cell>
          <table:table-cell office:value-type="string" calcext:value-type="string">
            <text:p>ciò vedete voi bene: |perciò vo lodo in buona fé |che voi rimagniate, </text:p>
          </table:table-cell>
        </table:table-row>
        <table:table-row table:style-name="ro12">
          <table:table-cell office:value-type="string" calcext:value-type="string">
            <text:p>1110|1111|1112|1113|1114|1115|1116</text:p>
          </table:table-cell>
          <table:table-cell office:value-type="string" calcext:value-type="string">
            <text:p>que vos remanois et vos avrois ostel bel |et buen tot a vostre voloir. — |Bials sire, fet Lancelos, |puis qu’il vos plest, je remaindrai et por vostre proiere et|por ce |que vos dites |que vos estes chevaliers errans. a,</text:p>
          </table:table-cell>
          <table:table-cell office:value-type="string" calcext:value-type="string">
            <text:p>et uos aurois ostel et bel et bon au ren chois |Biax sire fait lanc̃ |des |que il uos plait ie remendrai |por uostre proiere |et |por ce que uos me dites |que uos estes cheualiers errans </text:p>
          </table:table-cell>
          <table:table-cell office:value-type="string" calcext:value-type="string">
            <text:p>et vous el aurois ostel tout a uostre uolente. |iau sire fait lancelot |puis que il vous plaist iou remandrai. |Lors descentas Dde son cheual </text:p>
          </table:table-cell>
          <table:table-cell office:value-type="string" calcext:value-type="string">
            <text:p>que uous demourez. |et uous aurez houstel bel et bon tout a uostre uouloir. Beau sire fait lancelot |puis quil uous plaist ie demourray. et pour uostre priere. |et aussi par ce |que uous dictes |que uous estes cheualier errant </text:p>
          </table:table-cell>
          <table:table-cell office:value-type="string" calcext:value-type="string">
            <text:p>et uous aurez hostel tout a uostre uoulente. Beau sire fait lancelot ie demoureray |puis quil uous plaist. |et que uous dictes|que uous estes cheualier errant. </text:p>
          </table:table-cell>
          <table:table-cell office:value-type="string" calcext:value-type="string">
            <text:p>e abredes muy buena Posada a toda vuestra voluntad |buen señor dixo Lançarote |yo fincare |pues vos plaz Porvuestro Amor Pues dezides |Que fuistes cauallero Andante |e luego salieron delas tiendas escuderos </text:p>
          </table:table-cell>
          <table:table-cell office:value-type="string" calcext:value-type="string">
            <text:p>e voi ci areste ostello buono e bello e tutto a vostro volere. |— Bel sire, disse Lancellotto, |e io rimarrò per vostro amore e per ciò |che vo' siete cavaliere erante |come vo' dite». </text:p>
          </table:table-cell>
        </table:table-row>
        <table:table-row table:style-name="ro8">
          <table:table-cell office:value-type="float" office:value="1117" calcext:value-type="float">
            <text:p>1117</text:p>
          </table:table-cell>
          <table:table-cell office:value-type="string" calcext:value-type="string">
            <text:p>Lors descent et vaslés saillent des autres paveillons, </text:p>
          </table:table-cell>
          <table:table-cell office:value-type="string" calcext:value-type="string">
            <text:p>com ie sui Ices descent lancel. |et uarles saillent des autres pauillons. </text:p>
          </table:table-cell>
          <table:table-cell office:value-type="string" calcext:value-type="string">
            <text:p>Et uallet saillent des autres paueillons. </text:p>
          </table:table-cell>
          <table:table-cell office:value-type="string" calcext:value-type="string">
            <text:p>Lors descent. et uarletz saillent des autres paurillons</text:p>
          </table:table-cell>
          <table:table-cell office:value-type="string" calcext:value-type="string">
            <text:p>Lors descent de son cheual/ |et uarletz saillent des autres paueillens </text:p>
          </table:table-cell>
          <table:table-cell office:value-type="string" calcext:value-type="string">
            <text:p>Quelo desarmaron </text:p>
          </table:table-cell>
          <table:table-cell office:value-type="string" calcext:value-type="string">
            <text:p>soAllor discende Lancellotto e' valletti salgono dell’altro padiglione, |si 'l disarmarono </text:p>
          </table:table-cell>
        </table:table-row>
        <table:table-row table:style-name="ro14">
          <table:table-cell office:value-type="string" calcext:value-type="string">
            <text:p>1118|1119|1120|1121|1122|1123|1124|1125|1126|1127|1128|1129|1130|1131</text:p>
          </table:table-cell>
          <table:table-cell office:value-type="string" calcext:value-type="string">
            <text:p>si le desarment et li aportent I. mantel de samit legier a afubler por le chaut|qui grans estoit ; |si le mainent el grant paveillon avec l’autre chevalier. |Et lors parlerent ensamble |et s’entracointierent |et demanda li uns a l’autre de son estre ». |Li chevaliers enquiert a Lancelot |dont il vient |et ou il vet |et quele aventure le maine |si sol,|et il li conte une partie de son estre |et autre l’en çoile e; |et totes voies li dist </text:p>
          </table:table-cell>
          <table:table-cell office:value-type="string" calcext:value-type="string">
            <text:p>si le desarment |et li portent un mantel de samis uermeil legier por le chaut |qui grans estoit |si le mainnent el grant pauillon entre lui et le cheualier. |et lors parolent ensanble entre lui et ses grans cheualiers. et lanc̃. |et satracointent. et demande li uns a lautre de son estre. |Si demande li cheualiers don il uient |et don il ua. |et quel auanture le mainne si seul. |et il li conte une partie de son estre et une partie len soile. |et totesuoie li dit </text:p>
          </table:table-cell>
          <table:table-cell office:value-type="string" calcext:value-type="string">
            <text:p>si le desarment demaintenant. |puis li aportent vn mantel de samit por affubler. |et lors sen uont el grant paueillon entre lui et le cheualier. |et cil li demande|ou il aloit. |Et lancelot li dist </text:p>
          </table:table-cell>
          <table:table-cell office:value-type="string" calcext:value-type="string">
            <text:p>si le desarment |et luy apportent ung legier mantel de samit a affubler pour le chaut |qui estoit grant. |si le mainent ou grant paueillon luy et le cheualier. |lors parlent ensembles ce sentracointent et demandent lun et lautre de son estre. |Si enquiert le cheualier a lancelot |dont il uient |et ou il uait. |et quelle auanture le mainne seul |et il luy en compte une partie |et luy en cele l autre. |Et touteuoyes dist il </text:p>
          </table:table-cell>
          <table:table-cell office:value-type="string" calcext:value-type="string">
            <text:p>si le desarment |et lui apportent ung manteau de samit |pour affubler pour le chault |qui grant estoit. |Si le mainent au grant paueillon. lui |et le cheualier sentreacointerent |et demanda lun a lautre |dont ilz estoient: |et quelle auanture le menoit si seul.|Et il lui compte de son estre une partie |et lautre lui en celle: |et toutesfois dit il </text:p>
          </table:table-cell>
          <table:table-cell office:value-type="string" calcext:value-type="string">
            <text:p>e desque fue desarmado Truxeronle vn manto de xamete |para cubrir Porla calor |que façia grande e entonçe se entraron el cauallero |e lançarote enla tienda |e asentaronse |e començaron a fablar envno |e el cauallero le pregunto e dixo |señor |que auentura os lleba asi solo e lançarote le conto toda su façienda |enpero todavia le dixo |que yua ala corte del Rey bandemagus |aque dixo el |cauallero </text:p>
          </table:table-cell>
          <table:table-cell office:value-type="string" calcext:value-type="string">
            <text:p>e gli aportarono uno mantello di sciamito |per afibiare, per lo caldo |che grande era, |si se ne vanno nel grande padiglione intra lui e l cavaliere; |allor parlarono insieme|e si tracomandarono al domandare l’uno a l’altro di suo essere, |si inchiede il cavaliere a Lancellotto |donde e viene |e dove e' va,|e quale aventura il mena si solo, |ed e' gli conta una partita di suo essere |e una partita ne li |cela;e tutvorebbe essere</text:p>
          </table:table-cell>
        </table:table-row>
        <table:table-row table:style-name="ro6">
          <table:table-cell office:value-type="float" office:value="1132" calcext:value-type="float">
            <text:p>1132</text:p>
          </table:table-cell>
          <table:table-cell office:value-type="string" calcext:value-type="string">
            <text:p>que en la cort al roi Baudemagu voldroit estre por soi deffendre vers un chevalier </text:p>
          </table:table-cell>
          <table:table-cell office:value-type="string" calcext:value-type="string">
            <text:p>que a la cort bademagu: uodroit estre. |por soi desfandre uers un cheualier. </text:p>
          </table:table-cell>
          <table:table-cell office:value-type="string" calcext:value-type="string">
            <text:p>quil volroit estre a la cort le roy baudemagu |pour combatre a. j. cheualier </text:p>
          </table:table-cell>
          <table:table-cell office:value-type="string" calcext:value-type="string">
            <text:p>qu en la court du roy bandemagu uoudroit il estre |pour soy deffendre uers ung cheualier </text:p>
          </table:table-cell>
          <table:table-cell office:value-type="string" calcext:value-type="string">
            <text:p>que en la court du roy bademagus uouldroit il estre pour ung cheualier </text:p>
          </table:table-cell>
          <table:table-cell office:value-type="string" calcext:value-type="string">
            <text:p>ame defender |devn cauallero dixo lançarote </text:p>
          </table:table-cell>
          <table:table-cell office:value-type="string" calcext:value-type="string">
            <text:p>per sé difendere verso d’uno cavaliere |che apellato l’à di tradigione nella corte del re Artù. 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qui l’a apelé de traïson. </text:p>
          </table:table-cell>
          <table:table-cell office:value-type="string" calcext:value-type="string">
            <text:p>qui apelela de traison. EN ce </text:p>
          </table:table-cell>
          <table:table-cell office:value-type="string" calcext:value-type="string">
            <text:p>qui lauait apele de traison. </text:p>
          </table:table-cell>
          <table:table-cell office:value-type="string" calcext:value-type="string">
            <text:p>qui la apelle de traison </text:p>
          </table:table-cell>
          <table:table-cell office:value-type="string" calcext:value-type="string">
            <text:p>qui lauoit appelle de trayson.</text:p>
          </table:table-cell>
          <table:table-cell office:value-type="string" calcext:value-type="string">
            <text:p>que me Recto de traiçion </text:p>
          </table:table-cell>
          <table:table-cell office:value-type="string" calcext:value-type="string">
            <text:p>Seln ciò </text:p>
          </table:table-cell>
        </table:table-row>
        <table:table-row table:style-name="ro8">
          <table:table-cell office:value-type="float" office:value="1134" calcext:value-type="float">
            <text:p>1134</text:p>
          </table:table-cell>
          <table:table-cell office:value-type="string" calcext:value-type="string">
            <text:p>En ce qu’il parloient ensi, orent li escuier mise la table, </text:p>
          </table:table-cell>
          <table:table-cell office:value-type="string" calcext:value-type="string">
            <text:p>quil parloient ensamble. |si ont li escuier misses les tables. </text:p>
          </table:table-cell>
          <table:table-cell office:value-type="string" calcext:value-type="string">
            <text:p>Et en chou |quil a parloient ensi orent li escuier mises lez tables. </text:p>
          </table:table-cell>
          <table:table-cell office:value-type="string" calcext:value-type="string">
            <text:p>Ainsi quilz parloient mistrent les escuiers la table</text:p>
          </table:table-cell>
          <table:table-cell office:value-type="string" calcext:value-type="string">
            <text:p>Et ainsi qu ilz parloient len mist les tables. ilz lauent leurs mains </text:p>
          </table:table-cell>
          <table:table-cell office:value-type="string" calcext:value-type="string">
            <text:p>e ellos asi fablando entro vn escudero |e puso la mesa </text:p>
          </table:table-cell>
          <table:table-cell office:value-type="string" calcext:value-type="string">
            <text:p>che parlavano insi, ebbono i valletti messe le tavole: </text:p>
          </table:table-cell>
        </table:table-row>
        <table:table-row table:style-name="ro12">
          <table:table-cell office:value-type="string" calcext:value-type="string">
            <text:p>1135|1136|1137|1138|1139|1140</text:p>
          </table:table-cell>
          <table:table-cell office:value-type="string" calcext:value-type="string">
            <text:p>si vont laver; |si s’asiet Lancelos et li chevaliers et une damoisele |qui molt ert bele |et estoit amie al seignor de laiens; |si mengierent tuit troi ensamble. |mes cele </text:p>
          </table:table-cell>
          <table:table-cell office:value-type="string" calcext:value-type="string">
            <text:p>Si ont laue. |Si ont assis lanc̃. et le cheualier et une damoisele |qui mout estoit bele. |et estoit amie au signor de Laiens. |Si mengerent cui troi ensenble |mais cele </text:p>
          </table:table-cell>
          <table:table-cell office:value-type="string" calcext:value-type="string">
            <text:p>si vont lauer |si sassistrent li cheualier au mangier |Et vne damoisele |qui moult estoit bele |qui estoit amie au cheualier de laiens. |si mangerent tout. iij. ensamble </text:p>
          </table:table-cell>
          <table:table-cell office:value-type="string" calcext:value-type="string">
            <text:p>si uont lauer. |puis sassiet lancelot et le cheualier. et une damoisele|qui moult estoit belle |et estoit amyx au seigneur de leaus. si mangerent tous troys ensemble. |Mais celle </text:p>
          </table:table-cell>
          <table:table-cell office:value-type="string" calcext:value-type="string">
            <text:p>et puis se assient le cheualier et lancelot: et une damoiselle moult belle/ |laquelle estoit amie au cheualier de leans. |Si mengerent tous trois ensemble: |mais celle </text:p>
          </table:table-cell>
          <table:table-cell office:value-type="string" calcext:value-type="string">
            <text:p>e asentose el cauallero a comer |e lançarote e vna donzella muy fermosa |que hera amiga del cauallero |mas la donçella en quanto vido a lançarote |ansi lo cataua </text:p>
          </table:table-cell>
          <table:table-cell office:value-type="string" calcext:value-type="string">
            <text:p>si si lavarono lor mani |e s’asederono al mangiare intra l cavaliere e Lancellotto e una damigella |che molto fu bella e avenante e fresca, |si era amica del signor di là entro,|si era ella molto gentile femina. |i mangiarono tutti e tre insieme e quella, </text:p>
          </table:table-cell>
        </table:table-row>
        <table:table-row table:style-name="ro12">
          <table:table-cell office:value-type="string" calcext:value-type="string">
            <text:p>1141|1142|1143|1144</text:p>
          </table:table-cell>
          <table:table-cell office:value-type="string" calcext:value-type="string">
            <text:p>qui Lancelot esgarde ne se puet saoler de lui veoir, |Kar tant li samble bials |qu’ele ne prisa onques mes bialté d’ome envers cesti : |si l’esgarde si viselment </text:p>
          </table:table-cell>
          <table:table-cell office:value-type="string" calcext:value-type="string">
            <text:p>qui lanc̃ esgarde ne se puet saouler de lui esgarder. |Car tant li sanble biax: |que ele ne prisa onques mais biaute |a ome enuers la soie nule rieu. |Si le regarde si uiseument </text:p>
          </table:table-cell>
          <table:table-cell office:value-type="string" calcext:value-type="string">
            <text:p>mais moult regarde la damoisele lancelot. |et ne se puet de lui regarder saouler. |Si ne prisa onques mais la biaute domme vers la soie. |Si le regarde si ententieument </text:p>
          </table:table-cell>
          <table:table-cell office:value-type="string" calcext:value-type="string">
            <text:p>qui regarde lancelot ne se puet saouler de le ueoir. |Car tant luy sembla beau |que oncquez ne pasa beaute domme enuers ceste |si le regarda si auiseement </text:p>
          </table:table-cell>
          <table:table-cell office:value-type="string" calcext:value-type="string">
            <text:p>qui lancelot regarde laisse le boire et le mengier pour la grant beaute |que elle uoit en lui/ </text:p>
          </table:table-cell>
          <table:table-cell office:value-type="string" calcext:value-type="string">
            <text:p>que no se hartaua delo ver |enque lo via tan fermoso |e no cuidaua |que tan fermoso ome pudiese auer enel mundo |e asi lo estaua catando </text:p>
          </table:table-cell>
          <table:table-cell office:value-type="string" calcext:value-type="string">
            <text:p>che Lancellotto riguardava tutto adesso, |non si può satollare di lui vedere, |ché tanto le sembia a essere bello |ch’ella non pregia unque biltà d’uomo inverso costui: |isi-llo sguarda si visibilmente </text:p>
          </table:table-cell>
        </table:table-row>
        <table:table-row table:style-name="ro8">
          <table:table-cell office:value-type="float" office:value="1145" calcext:value-type="float">
            <text:p>1145</text:p>
          </table:table-cell>
          <table:table-cell office:value-type="string" calcext:value-type="string">
            <text:p>que tot en laisse le mengier n’a autre chose n’entent. fors a lui remirer. </text:p>
          </table:table-cell>
          <table:table-cell office:value-type="string" calcext:value-type="string">
            <text:p>que tout en laisse le mengier.|Na autre chose nentant fors a lui remirer. </text:p>
          </table:table-cell>
          <table:table-cell office:value-type="string" calcext:value-type="string">
            <text:p>que tout en laisse le boire et le mangier. si|que a autre chose nentent. fors ca lui remirer. </text:p>
          </table:table-cell>
          <table:table-cell office:value-type="string" calcext:value-type="string">
            <text:p>que tout en laisse le manger. </text:p>
          </table:table-cell>
          <table:table-cell office:value-type="string" calcext:value-type="string">
            <text:p>si que a autre chose ne entent. </text:p>
          </table:table-cell>
          <table:table-cell office:value-type="string" calcext:value-type="string">
            <text:p>que no podia comer </text:p>
          </table:table-cell>
          <table:table-cell office:value-type="string" calcext:value-type="string">
            <text:p>che tutto ne lascia suo mangiare, |né ad altra cosa non ne intende fôrse a llui riguardare. i tentivamente il riguardava </text:p>
          </table:table-cell>
        </table:table-row>
        <table:table-row table:style-name="ro4">
          <table:table-cell office:value-type="float" office:value="1146" calcext:value-type="float">
            <text:p>1146</text:p>
          </table:table-cell>
          <table:table-cell office:value-type="string" calcext:value-type="string">
            <text:p>Si ont li escuier osté le premier mes de sor la table </text:p>
          </table:table-cell>
          <table:table-cell office:value-type="string" calcext:value-type="string">
            <text:p>Si ont li escuier oste le premier mes desus la table </text:p>
          </table:table-cell>
          <table:table-cell office:value-type="string" calcext:value-type="string">
            <text:p>Si ont li escuier oste le premier mes. </text:p>
          </table:table-cell>
          <table:table-cell office:value-type="string" calcext:value-type="string">
            <text:p>si ont les escuiers ouste le premier mies de dessus la table </text:p>
          </table:table-cell>
          <table:table-cell office:value-type="string" calcext:value-type="string">
            <text:p>si ont les escuiers oste le premier|mes </text:p>
          </table:table-cell>
          <table:table-cell office:value-type="string" calcext:value-type="string">
            <text:p>que auia el escudero tirado el primero manjar dela mesa </text:p>
          </table:table-cell>
          <table:table-cell office:value-type="string" calcext:value-type="string">
            <text:p>che gli scudieri ebbono levata la prima imbandigione 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c’onques la damoisele n’en tasta, </text:p>
          </table:table-cell>
          <table:table-cell office:value-type="string" calcext:value-type="string">
            <text:p>que onques la damoisele nen tata. </text:p>
          </table:table-cell>
          <table:table-cell office:value-type="string" calcext:value-type="string">
            <text:p>mais onques la damoisele nen gousta. </text:p>
          </table:table-cell>
          <table:table-cell office:value-type="string" calcext:value-type="string">
            <text:p>que oncques la damoisele nen tasta. </text:p>
          </table:table-cell>
          <table:table-cell office:value-type="string" calcext:value-type="string">
            <text:p>que encques la damoiselle nen tasta </text:p>
          </table:table-cell>
          <table:table-cell office:value-type="string" calcext:value-type="string">
            <text:p>e ella no auia metido vocado enla voca |e la donçella </text:p>
          </table:table-cell>
          <table:table-cell office:value-type="string" calcext:value-type="string">
            <text:p>ch’unque la damigella no ne saggiò, 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ché d’altra vivanda avea presa a mangiare 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dond’ella non si satollerà mica leggermente, 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ciò l’è aviso,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ains pensa totes voies.</text:p>
          </table:table-cell>
          <table:table-cell office:value-type="string" calcext:value-type="string">
            <text:p>ains pance totesuoies . </text:p>
          </table:table-cell>
          <table:table-cell office:value-type="string" calcext:value-type="string">
            <text:p>Ains pensa toutes voies a la grant biaute lancelot. </text:p>
          </table:table-cell>
          <table:table-cell office:value-type="string" calcext:value-type="string">
            <text:p>ains peust tousiours. </text:p>
          </table:table-cell>
          <table:table-cell office:value-type="string" calcext:value-type="string">
            <text:p>ains pensa a lancelot: </text:p>
          </table:table-cell>
          <table:table-cell office:value-type="string" calcext:value-type="string">
            <text:p>asi lo catando començo a pensar tan fieramente |que no hera sino marauilla </text:p>
          </table:table-cell>
          <table:table-cell office:value-type="string" calcext:value-type="string">
            <text:p>si farà |s’ella unque potrà. </text:p>
          </table:table-cell>
        </table:table-row>
        <table:table-row table:style-name="ro2">
          <table:table-cell office:value-type="string" calcext:value-type="string">
            <text:p>1149|1150|1151</text:p>
          </table:table-cell>
          <table:table-cell office:value-type="string" calcext:value-type="string">
            <text:p>Et en cel pensé li descent el cuer une si grant amor|qu’ele aime Lancelot outre ce |que feme n’ama mes home; </text:p>
          </table:table-cell>
          <table:table-cell office:value-type="string" calcext:value-type="string">
            <text:p>et en se panser li dessent une|si tresgrant amor |que ele aimme lautͣ. outre ce |que fame nemma mais home. </text:p>
          </table:table-cell>
          <table:table-cell office:value-type="string" calcext:value-type="string">
            <text:p>Et en celui pense li descendoit au cuer vne si grant amor : |que elle ama lancelot outre chou |que femme nama onkes si homme. </text:p>
          </table:table-cell>
          <table:table-cell office:value-type="string" calcext:value-type="string">
            <text:p>et ce penser luy descent ou cuer |tant quelle arme lancelot plus que femme nama iamais home </text:p>
          </table:table-cell>
          <table:table-cell office:value-type="string" calcext:value-type="string">
            <text:p>et en celle pensee lui descendoit une telle amour au cueur |que elle ayma lancelot oultre |que femme ne ayma oncques homme. </text:p>
          </table:table-cell>
          <table:table-cell office:value-type="string" calcext:value-type="string">
            <text:p>e ella ansi pensando cayo vn amor ensu corazon quelo començo ansi a amar a lançarote |que mas muger podia a ome amar </text:p>
          </table:table-cell>
          <table:table-cell office:value-type="string" calcext:value-type="string">
            <text:p>Slnsi pensa la damigella tuttavia, |e n quel pensieri le si ferma nel cuore uno sì grande amore |ch’ella ama Lancellotto oltre ciò |che femina non amò mai uomo. </text:p>
          </table:table-cell>
        </table:table-row>
        <table:table-row table:style-name="ro3">
          <table:table-cell office:value-type="float" office:value="1152" calcext:value-type="float">
            <text:p>1152</text:p>
          </table:table-cell>
          <table:table-cell office:value-type="string" calcext:value-type="string">
            <text:p>si li est avis </text:p>
          </table:table-cell>
          <table:table-cell office:value-type="string" calcext:value-type="string">
            <text:p>Si li est bien auis </text:p>
          </table:table-cell>
          <table:table-cell office:value-type="string" calcext:value-type="string">
            <text:p>Si li est auis </text:p>
          </table:table-cell>
          <table:table-cell office:value-type="string" calcext:value-type="string">
            <text:p>si luy est bien aduis </text:p>
          </table:table-cell>
          <table:table-cell office:value-type="string" calcext:value-type="string">
            <text:p>Si lui est auiz </text:p>
          </table:table-cell>
          <table:table-cell office:value-type="string" calcext:value-type="string">
            <text:p>e deçia entresi mesma </text:p>
          </table:table-cell>
          <table:table-cell office:value-type="string" calcext:value-type="string">
            <text:p>i-ll’è aviso |che se Dio, </text:p>
          </table:table-cell>
        </table:table-row>
        <table:table-row table:style-name="ro3">
          <table:table-cell office:value-type="float" office:value="1153" calcext:value-type="float">
            <text:p>1153</text:p>
          </table:table-cell>
          <table:table-cell office:value-type="string" calcext:value-type="string">
            <text:p>que s’il l’amoit </text:p>
          </table:table-cell>
          <table:table-cell office:value-type="string" calcext:value-type="string">
            <text:p>que ce il lenmoit </text:p>
          </table:table-cell>
          <table:table-cell office:value-type="string" calcext:value-type="string">
            <text:p>que sil lamoit </text:p>
          </table:table-cell>
          <table:table-cell office:value-type="string" calcext:value-type="string">
            <text:p>que selle lamoit elle seroit bieneuree. |Mais cy cy endroit </text:p>
          </table:table-cell>
          <table:table-cell office:value-type="string" calcext:value-type="string">
            <text:p>que sil laymoit </text:p>
          </table:table-cell>
          <table:table-cell office:value-type="string" calcext:value-type="string">
            <text:p>que si la el quisiese amar </text:p>
          </table:table-cell>
          <table:table-cell office:value-type="string" calcext:value-type="string">
            <text:p>che n’à forza, le consentisse |ch’elli l’amasse, </text:p>
          </table:table-cell>
        </table:table-row>
        <table:table-row table:style-name="ro8">
          <table:table-cell office:value-type="string" calcext:value-type="string">
            <text:p>1154|1155</text:p>
          </table:table-cell>
          <table:table-cell office:value-type="string" calcext:value-type="string">
            <text:p>qu'ele seroit beneuree. |Mais ci endroit n’em parole plus li contes, </text:p>
          </table:table-cell>
          <table:table-cell office:value-type="string" calcext:value-type="string">
            <text:p>que ele seroit bone euree. |mais ci endroit nen parole plus li contes.</text:p>
          </table:table-cell>
          <table:table-cell office:value-type="string" calcext:value-type="string">
            <text:p>que elle seroit bone euree. |Mais chi endroit nen parole plus li contes. </text:p>
          </table:table-cell>
          <table:table-cell office:value-type="string" calcext:value-type="string">
            <text:p>pour deuiser une auanture |qui leur aduint |ou paueillon endroit nen parle plus le comte</text:p>
          </table:table-cell>
          <table:table-cell office:value-type="string" calcext:value-type="string">
            <text:p>quelle seroit trop eureuse. |Mais cy endroit plus nen parle le compte </text:p>
          </table:table-cell>
          <table:table-cell office:value-type="string" calcext:value-type="string">
            <text:p>que se ternia porla mas bien auenturada muger del mundo </text:p>
          </table:table-cell>
          <table:table-cell office:value-type="string" calcext:value-type="string">
            <text:p>ch’ella sarebbe in buon'or nata. |Ma qui indiritto non parla più il conto, </text:p>
          </table:table-cell>
        </table:table-row>
        <table:table-row table:style-name="ro7">
          <table:table-cell office:value-type="string" calcext:value-type="string">
            <text:p>1156|1157|1158</text:p>
          </table:table-cell>
          <table:table-cell office:value-type="string" calcext:value-type="string">
            <text:p>kar ça avant le devisera |et comment ele l’ama merveillosement |et comment ele le proia et la merveille </text:p>
          </table:table-cell>
          <table:table-cell office:value-type="string" calcext:value-type="string">
            <text:p>Mais sa auant en la deuine page le uos deuisera il bien.|et coment ele lenma meruilleusement |et coment ele le proia.et la merueille</text:p>
          </table:table-cell>
          <table:table-cell office:value-type="string" calcext:value-type="string">
            <text:p>mais cha auant vous deuisera |comment elle lama merueilleusement. |Et comment elle li pria. et la meruelle </text:p>
          </table:table-cell>
          <table:table-cell office:value-type="string" calcext:value-type="string">
            <text:p>car apres le uous deuisera bien |comment elle lama merueilleusement |et comment elle le pria |et la merueille </text:p>
          </table:table-cell>
          <table:table-cell office:value-type="string" calcext:value-type="string">
            <text:p>car cy aprez le uous deuisera |et comment elle layma merueilleusement. </text:p>
          </table:table-cell>
          <table:table-cell office:value-type="string" calcext:value-type="string">
            <text:p>mas de como ella amo muy afincadamente a lançarote |e delas cosas </text:p>
          </table:table-cell>
          <table:table-cell office:value-type="string" calcext:value-type="string">
            <text:p>ché qua avanti vo diviserà |com’ella l’amò maravigliosamente |e com’ella ne 'l pregò |e richiese d’amore, |e le maraviglie </text:p>
          </table:table-cell>
        </table:table-row>
        <table:table-row table:style-name="ro1">
          <table:table-cell office:value-type="string" calcext:value-type="string">
            <text:p>1159|1160</text:p>
          </table:table-cell>
          <table:table-cell office:value-type="string" calcext:value-type="string">
            <text:p>que ses amis en fist, |quant il sot </text:p>
          </table:table-cell>
          <table:table-cell office:value-type="string" calcext:value-type="string">
            <text:p>que ses amis en fist |quant il sot </text:p>
          </table:table-cell>
          <table:table-cell office:value-type="string" calcext:value-type="string">
            <text:p>que sez amis en fist. |quant il sot </text:p>
          </table:table-cell>
          <table:table-cell office:value-type="string" calcext:value-type="string">
            <text:p>que son amy en fist |quant il scet </text:p>
          </table:table-cell>
          <table:table-cell office:value-type="string" calcext:value-type="string">
            <text:p>et comment elle mourut pource </text:p>
          </table:table-cell>
          <table:table-cell office:value-type="string" calcext:value-type="string">
            <text:p>que su amigo fiço |quando sopo </text:p>
          </table:table-cell>
          <table:table-cell office:value-type="string" calcext:value-type="string">
            <text:p>che suo amico ne fece |quand’e' seppe </text:p>
          </table:table-cell>
        </table:table-row>
        <table:table-row table:style-name="ro7">
          <table:table-cell office:value-type="string" calcext:value-type="string">
            <text:p>1161|1162|1163|1164|1165</text:p>
          </table:table-cell>
          <table:table-cell office:value-type="string" calcext:value-type="string">
            <text:p>qu’ele l’amoit, |et comment cele morut|por ce qu’il la refusa, |tot ce vos trespassera li contes ci endroit |por deviser une aventure </text:p>
          </table:table-cell>
          <table:table-cell office:value-type="string" calcext:value-type="string">
            <text:p>que ele lemmoit. |et coument ele morust porce |que il la refasa. Tout ce nos trespasera li contes ci endroit. |por deuiser une auanture </text:p>
          </table:table-cell>
          <table:table-cell office:value-type="string" calcext:value-type="string">
            <text:p>que elle lama. |Et comment elle morut por chou |quil le refusa, |out ce vous trespassera li contes chi endroit |pour deuiser vne autre auenture </text:p>
          </table:table-cell>
          <table:table-cell office:value-type="string" calcext:value-type="string">
            <text:p>quelle lamoit. |et comment cy endroit |pour deuiser une aunture</text:p>
          </table:table-cell>
          <table:table-cell office:value-type="string" calcext:value-type="string">
            <text:p>quil la refusa |Comment lancelot rescouist le frere du cheualier |qui lauoit logie. </text:p>
          </table:table-cell>
          <table:table-cell office:value-type="string" calcext:value-type="string">
            <text:p>que ella tan desmesuradamjente lo amaua |e de como ella murio quando supo |que lançarote no la queria amar |todo |lo dexa aqui el Cuento de contar |Por contar vna auentura </text:p>
          </table:table-cell>
          <table:table-cell office:value-type="string" calcext:value-type="string">
            <text:p>ch’ella l’amava, |e come elli la rifiutò |e com’ella ne mori. |Tutto vo trapassa ora il conto |qui indiritto per divisare una aventura </text:p>
          </table:table-cell>
        </table:table-row>
        <table:table-row table:style-name="ro4">
          <table:table-cell office:value-type="string" calcext:value-type="string">
            <text:p>1166|1167|1168</text:p>
          </table:table-cell>
          <table:table-cell office:value-type="string" calcext:value-type="string">
            <text:p>qu’il lor avint el paveillon |ou il estoient. |Ci dist li contes </text:p>
          </table:table-cell>
          <table:table-cell office:value-type="string" calcext:value-type="string">
            <text:p>qui lor auint el pauillon. |OR dit li contes </text:p>
          </table:table-cell>
          <table:table-cell office:value-type="string" calcext:value-type="string">
            <text:p>qui lor auint el pauellon ensi |com vous orres. |ANsi entendi la damoisele a regarder lancelot|que onques ne manga </text:p>
          </table:table-cell>
          <table:table-cell office:value-type="string" calcext:value-type="string">
            <text:p>qui leur aduint ou paueillon elle mourut par ce |quil la refusa. Tout ce uous trepassera le conte |Cy dit listoire </text:p>
          </table:table-cell>
          <table:table-cell office:value-type="string" calcext:value-type="string">
            <text:p>Et comment il se deffendist centre argondes. |et puis alla a la douloureuse tour faire enterrer le corps de galle .iiii.xx.xu. LE compte dit </text:p>
          </table:table-cell>
          <table:table-cell office:value-type="string" calcext:value-type="string">
            <text:p>que les auino enla tienda |do estauan comiendo Dize el cuento que ellos estando comiendo </text:p>
          </table:table-cell>
          <table:table-cell office:value-type="string" calcext:value-type="string">
            <text:p>che loro avenne nel padiglione |ove egli erano. |Or dice il conto </text:p>
          </table:table-cell>
        </table:table-row>
        <table:table-row table:style-name="ro13">
          <table:table-cell office:value-type="string" calcext:value-type="string">
            <text:p>1169|1170|1171|1172|1173</text:p>
          </table:table-cell>
          <table:table-cell office:value-type="string" calcext:value-type="string">
            <text:p>que, |quant il orent le secont mes eu, es vos un chevalier armé d’unes armes vermeilles |qui vint corant par devant le paveillon o grant compaignie de chevaliers. |Et cil as armes vermeilles |qui devant venoit entre el paveillon a et voit. I. escuier </text:p>
          </table:table-cell>
          <table:table-cell office:value-type="string" calcext:value-type="string">
            <text:p>que quant il orrent le secont mes eu. E uous un cheualier arme a unes armes uermeilles. |et uuit acorant par deuant le pauillon o grant compangnie de cheualiers. et ciz as armes uermeilles |qui deuant uenoit: entra el pauillon. |et uoit un escuier </text:p>
          </table:table-cell>
          <table:table-cell office:value-type="string" calcext:value-type="string">
            <text:p>Et tant que on dut seruir du secont mes : |Et quant il orent le secont mes es vous. j. cheualier arme dunes armes uermeilles |qui vint corant par deuant le paueillon |et vit el paueillon. j. escuier </text:p>
          </table:table-cell>
          <table:table-cell office:value-type="string" calcext:value-type="string">
            <text:p>qui quant ilz eurent le segond |mes ung cheualier arme dunes armes uermeilles uint courant deuant le paueillen o grant compaignie de cheualiers. |Et cil es armes uermeilles |qui uenoit deuant entre ou paueillon |et uoit ung escuier</text:p>
          </table:table-cell>
          <table:table-cell office:value-type="string" calcext:value-type="string">
            <text:p>que quant ilz eurent eu le second mes uecy ung cheualier arme de armes uermeilles courant |par deuant le paueillon a grant compaignie de cheualiers |et il entra au paueillon |et uist ung escuier </text:p>
          </table:table-cell>
          <table:table-cell office:value-type="string" calcext:value-type="string">
            <text:p>asi como vos digo he aqui |por do viene por antela tienda vn cauallero convnas armas vermejas |con gran conpaña de caualleros e el Cauallero delas armas vermejas |que delante venia entro enla tienda |e vio vn escudero </text:p>
          </table:table-cell>
          <table:table-cell office:value-type="string" calcext:value-type="string">
            <text:p>che quando elli ebbono la seconda messa avuta, |ed|e' vidono uno cavaliere armato d’un’arme vermiglie |che davanti lor venne nel padiglione; |e là ove vide uno scudieri </text:p>
          </table:table-cell>
        </table:table-row>
        <table:table-row table:style-name="ro3">
          <table:table-cell office:value-type="float" office:value="1174" calcext:value-type="float">
            <text:p>1174</text:p>
          </table:table-cell>
          <table:table-cell office:value-type="string" calcext:value-type="string">
            <text:p>qui servoit a la table, </text:p>
          </table:table-cell>
          <table:table-cell office:value-type="string" calcext:value-type="string">
            <text:p>qui seruoit a la table. </text:p>
          </table:table-cell>
          <table:table-cell table:number-columns-repeated="2" office:value-type="string" calcext:value-type="string">
            <text:p>qui seruoit a la table </text:p>
          </table:table-cell>
          <table:table-cell office:value-type="string" calcext:value-type="string">
            <text:p>qui seruoit a la table</text:p>
          </table:table-cell>
          <table:table-cell office:value-type="string" calcext:value-type="string">
            <text:p>que seruia antela mesa </text:p>
          </table:table-cell>
          <table:table-cell office:value-type="string" calcext:value-type="string">
            <text:p>che serviva alla tavola </text:p>
          </table:table-cell>
        </table:table-row>
        <table:table-row table:style-name="ro8">
          <table:table-cell office:value-type="string" calcext:value-type="string">
            <text:p>1175|1176</text:p>
          </table:table-cell>
          <table:table-cell office:value-type="string" calcext:value-type="string">
            <text:p>si estoit freres al chevalier de laiens. |Et il cort maintenant cele part, </text:p>
          </table:table-cell>
          <table:table-cell office:value-type="string" calcext:value-type="string">
            <text:p>et estoit freres au cheualier de laiens. |et il cort maintenant cele part </text:p>
          </table:table-cell>
          <table:table-cell office:value-type="string" calcext:value-type="string">
            <text:p>qui estoit freres au cheualier de laiens. |Et il cort mainte nant </text:p>
          </table:table-cell>
          <table:table-cell office:value-type="string" calcext:value-type="string">
            <text:p>qui estoit frere au cheualier de leans |si court maintenant celle part </text:p>
          </table:table-cell>
          <table:table-cell office:value-type="string" calcext:value-type="string">
            <text:p>qui estoit frere au cheualier de leans. Il le prent par les espaulles </text:p>
          </table:table-cell>
          <table:table-cell office:value-type="string" calcext:value-type="string">
            <text:p>e el cauallero |enque lo vido fue contra el </text:p>
          </table:table-cell>
          <table:table-cell office:value-type="string" calcext:value-type="string">
            <text:p>ed era fratello del cavaliere di là entro, |ed e' corre in quelle parti, </text:p>
          </table:table-cell>
        </table:table-row>
        <table:table-row table:style-name="ro6">
          <table:table-cell office:value-type="string" calcext:value-type="string">
            <text:p>1177|1178</text:p>
          </table:table-cell>
          <table:table-cell office:value-type="string" calcext:value-type="string">
            <text:p>si le prent par les espaules |et le lieve devant lui sor l’arçon de la sele, si s’en torne a tot. </text:p>
          </table:table-cell>
          <table:table-cell office:value-type="string" calcext:value-type="string">
            <text:p>et le prant as espaules|et le trait deuant lui sor larson de sa cele. |Si sen torne atant </text:p>
          </table:table-cell>
          <table:table-cell office:value-type="string" calcext:value-type="string">
            <text:p>si le prent par les espaulles |et le met par deuant lui sor le col de son cheual. |si sen torne a tout. </text:p>
          </table:table-cell>
          <table:table-cell office:value-type="string" calcext:value-type="string">
            <text:p>et le prent par les espaules|et le lieue deuant luy sur larcon de la sele. |si sen tourne atant. </text:p>
          </table:table-cell>
          <table:table-cell office:value-type="string" calcext:value-type="string">
            <text:p>et le met deuant lui es arcons de sa selle si sen ua atout. </text:p>
          </table:table-cell>
          <table:table-cell office:value-type="string" calcext:value-type="string">
            <text:p>e tomolo porlos braços |e pusolo antesi sobre el cuello del cauallo |e salio conel dela tienda </text:p>
          </table:table-cell>
          <table:table-cell office:value-type="string" calcext:value-type="string">
            <text:p>si prende lo scudieri per le spalle e lieva davanti lui sopra l’arcione della sella, 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Et quant cil del paveillon voit ce. </text:p>
          </table:table-cell>
          <table:table-cell office:value-type="string" calcext:value-type="string">
            <text:p>et quant cil del pauillon uoit ce: </text:p>
          </table:table-cell>
          <table:table-cell office:value-type="string" calcext:value-type="string">
            <text:p>Et quant li cheualiers del paueillon vit chou </text:p>
          </table:table-cell>
          <table:table-cell office:value-type="string" calcext:value-type="string">
            <text:p>Et quant cil du paueillon uoit ce </text:p>
          </table:table-cell>
          <table:table-cell office:value-type="string" calcext:value-type="string">
            <text:p>Et quant celui du paueillon uoit ce </text:p>
          </table:table-cell>
          <table:table-cell office:value-type="string" calcext:value-type="string">
            <text:p>e el cauallero </text:p>
          </table:table-cell>
          <table:table-cell office:value-type="string" calcext:value-type="string">
            <text:p>si se ne va con tutto lui broccando.|'E quando il signor del padiglione vide ciò, </text:p>
          </table:table-cell>
        </table:table-row>
        <table:table-row table:style-name="ro8">
          <table:table-cell office:value-type="string" calcext:value-type="string">
            <text:p>1180|1181|1182</text:p>
          </table:table-cell>
          <table:table-cell office:value-type="string" calcext:value-type="string">
            <text:p>si crie a Lancelot: « |Ha, bials sire, je sui mors, |se cil enporte ensi mon frere, </text:p>
          </table:table-cell>
          <table:table-cell office:value-type="string" calcext:value-type="string">
            <text:p>Si crie a lanc̾. |a biax sire ie sui mors ce ciz en porte mon frere. </text:p>
          </table:table-cell>
          <table:table-cell office:value-type="string" calcext:value-type="string">
            <text:p>si crie a lancelot. Sire iou sui mors |sil emporte ensi mon frere. </text:p>
          </table:table-cell>
          <table:table-cell office:value-type="string" calcext:value-type="string">
            <text:p>si crie a lancelot. |Haa beau sire ie suys mort |sil emporte ainsi mon frere</text:p>
          </table:table-cell>
          <table:table-cell office:value-type="string" calcext:value-type="string">
            <text:p>si crie a lancelot. |Haa sire ie suis mort |se celui emporte mon frere/</text:p>
          </table:table-cell>
          <table:table-cell office:value-type="string" calcext:value-type="string">
            <text:p>quelo vio ansi lleuar començo a dar vozes a lançarote |ay señor muerto so si asi me lleba a aquel escudero mi hermano </text:p>
          </table:table-cell>
          <table:table-cell office:value-type="string" calcext:value-type="string">
            <text:p>si isgrida a Lancellotto:|Al, bel sire, io son morto |se que' ne porta insi mio fratello, </text:p>
          </table:table-cell>
        </table:table-row>
        <table:table-row table:style-name="ro3">
          <table:table-cell office:value-type="float" office:value="1183" calcext:value-type="float">
            <text:p>1183</text:p>
          </table:table-cell>
          <table:table-cell office:value-type="string" calcext:value-type="string">
            <text:p>kar il l’ocirra, </text:p>
          </table:table-cell>
          <table:table-cell office:value-type="string" calcext:value-type="string">
            <text:p>Car il locirra ia. </text:p>
          </table:table-cell>
          <table:table-cell office:value-type="string" calcext:value-type="string">
            <text:p>quar il locirra </text:p>
          </table:table-cell>
          <table:table-cell office:value-type="string" calcext:value-type="string">
            <text:p>Car il loccira </text:p>
          </table:table-cell>
          <table:table-cell office:value-type="string" calcext:value-type="string">
            <text:p>car il loccira </text:p>
          </table:table-cell>
          <table:table-cell office:value-type="string" calcext:value-type="string">
            <text:p>Ca lo matara </text:p>
          </table:table-cell>
          <table:table-cell office:value-type="string" calcext:value-type="string">
            <text:p>ché l’uccidrà </text:p>
          </table:table-cell>
        </table:table-row>
        <table:table-row table:style-name="ro3">
          <table:table-cell office:value-type="float" office:value="1184" calcext:value-type="float">
            <text:p>1184</text:p>
          </table:table-cell>
          <table:table-cell office:value-type="string" calcext:value-type="string">
            <text:p>s’il n’est secors: </text:p>
          </table:table-cell>
          <table:table-cell office:value-type="string" calcext:value-type="string">
            <text:p>ce i nest cecorus. </text:p>
          </table:table-cell>
          <table:table-cell office:value-type="string" calcext:value-type="string">
            <text:p>sil nest secorus </text:p>
          </table:table-cell>
          <table:table-cell office:value-type="string" calcext:value-type="string">
            <text:p>sil nest secouru. </text:p>
          </table:table-cell>
          <table:table-cell office:value-type="string" calcext:value-type="string">
            <text:p>sil nest secouru </text:p>
          </table:table-cell>
          <table:table-cell office:value-type="string" calcext:value-type="string">
            <text:p>si lo no acorredes </text:p>
          </table:table-cell>
          <table:table-cell office:value-type="string" calcext:value-type="string">
            <text:p>se nonn-è soccorsol </text:p>
          </table:table-cell>
        </table:table-row>
        <table:table-row table:style-name="ro6">
          <table:table-cell office:value-type="string" calcext:value-type="string">
            <text:p>1185|1186|1187</text:p>
          </table:table-cell>
          <table:table-cell office:value-type="string" calcext:value-type="string">
            <text:p>si vos pri por Dieu |que vos i metés paine. » |Et Lancelos saut de la table </text:p>
          </table:table-cell>
          <table:table-cell office:value-type="string" calcext:value-type="string">
            <text:p>Si uous pri por dieu |que uos metes painne en lui rauoir. |Et lanc̃ saut de la table </text:p>
          </table:table-cell>
          <table:table-cell office:value-type="string" calcext:value-type="string">
            <text:p>Si vous pri pour dieu |que vous metes paine en lui rescorre. |Lors saut maintenant lancelot doutre la table. </text:p>
          </table:table-cell>
          <table:table-cell office:value-type="string" calcext:value-type="string">
            <text:p>si uous pry pour dieu |que uous mectez |et ung escuier uient a luy </text:p>
          </table:table-cell>
          <table:table-cell office:value-type="string" calcext:value-type="string">
            <text:p>Si uous prie pour dieu |que uous mettez paine a le secourir |Et lancelot sault hors de la table </text:p>
          </table:table-cell>
          <table:table-cell office:value-type="string" calcext:value-type="string">
            <text:p>e porende vos Ruego por dios |que me ayudedes alo cobrar e lançarote salio luego dela mesa </text:p>
          </table:table-cell>
          <table:table-cell office:value-type="string" calcext:value-type="string">
            <text:p>Si vo priego, per Dio, che vo' vi mettiate pena in lui riscuotere». |E Lancellotto salta tutto immantanente della tavola </text:p>
          </table:table-cell>
        </table:table-row>
        <table:table-row table:style-name="ro8">
          <table:table-cell office:value-type="string" calcext:value-type="string">
            <text:p>1188|1189|1190</text:p>
          </table:table-cell>
          <table:table-cell office:value-type="string" calcext:value-type="string">
            <text:p>et demande ses armes, |et I. escuiers vint avant,|si li dist : « </text:p>
          </table:table-cell>
          <table:table-cell office:value-type="string" calcext:value-type="string">
            <text:p>et demande ses armes. |et uns escuiers saut auaut|si li dist. </text:p>
          </table:table-cell>
          <table:table-cell office:value-type="string" calcext:value-type="string">
            <text:p>si demande ses armes |Et vns escuiers vint a lui. |si li dist</text:p>
          </table:table-cell>
          <table:table-cell office:value-type="string" calcext:value-type="string">
            <text:p>si luy dist. |Certes fait il. uoz armes |et demourra |que ie ne les suyue. </text:p>
          </table:table-cell>
          <table:table-cell office:value-type="string" calcext:value-type="string">
            <text:p>et demande ses armes, |et ung escuier uint a lui et lui dist. </text:p>
          </table:table-cell>
          <table:table-cell office:value-type="string" calcext:value-type="string">
            <text:p>e pidio sus armas a vn su escudero |Que y estaua le dixo </text:p>
          </table:table-cell>
          <table:table-cell office:value-type="string" calcext:value-type="string">
            <text:p>e domanda sue armi, |e uno scudiere viene avanti|che gli disse: </text:p>
          </table:table-cell>
        </table:table-row>
        <table:table-row table:style-name="ro12">
          <table:table-cell office:value-type="string" calcext:value-type="string">
            <text:p>1191|1192|1193|1194|1195|1196</text:p>
          </table:table-cell>
          <table:table-cell office:value-type="string" calcext:value-type="string">
            <text:p>Par foi, sire, vos armes et vostre cheval enmainent il ! — |Voire, fet il. par mon chief, ja|por ce ne remaindra |que je nes sieve.» |Lors vient fors del paveillon |et li chevaliers o lui </text:p>
          </table:table-cell>
          <table:table-cell office:value-type="string" calcext:value-type="string">
            <text:p>Par foi sire et uos armes et uostre cheual enmainnent il. uoire fait cil: |par mon chief iaporte ne remandra |que ie nes sieue. |Lors uient fors del pauillon et li cheualiers o lui </text:p>
          </table:table-cell>
          <table:table-cell office:value-type="string" calcext:value-type="string">
            <text:p>Par foy sire vos armes |et vostre cheual enmainent il voire fait il : |par mon chief por chou ne remandra il mie |que|ams iou ne lez sieue. |Et lors sen ist hors del paueillon. et li cheualiers aueques lui. </text:p>
          </table:table-cell>
          <table:table-cell office:value-type="string" calcext:value-type="string">
            <text:p>Lors uient hors du paueillon. |et les peine a le rauoir |et lancelot sault de la table |et demande ses armes uostre cheual emmainent ilz. uoire fait il. |Par mon chief pour ce ne cheualiers o luy.</text:p>
          </table:table-cell>
          <table:table-cell office:value-type="string" calcext:value-type="string">
            <text:p>Par ma foy sire uoz armes emportent il. |Par mon chief pour ce ne ne demourra il pas |que ie ne le suiue. |Et lors sault hors du paueillen et le cheualier auec lui Ilz regardent ceulx </text:p>
          </table:table-cell>
          <table:table-cell office:value-type="string" calcext:value-type="string">
            <text:p>señor Por buena fee el cauallero vos a hecho llebar vuestras armas |e vuestro cauallo pormi cabeza dixo lançarote |ni por eso non fincara |quelo non siga |e luego salio lançarote dela tienda |e el cauallero conel </text:p>
          </table:table-cell>
          <table:table-cell office:value-type="string" calcext:value-type="string">
            <text:p>«Per fé, vostre armi e vostro cavallo ne mena elli. |— Vere, diss’elli, per mio capo, già per ciò non rimarrà |ch’io nol seguiti». |Allor va fuori del padiglione |e l cavaliere con lui, </text:p>
          </table:table-cell>
        </table:table-row>
        <table:table-row table:style-name="ro3">
          <table:table-cell office:value-type="float" office:value="1197" calcext:value-type="float">
            <text:p>1197</text:p>
          </table:table-cell>
          <table:table-cell office:value-type="string" calcext:value-type="string">
            <text:p>et il esgarde cels </text:p>
          </table:table-cell>
          <table:table-cell office:value-type="string" calcext:value-type="string">
            <text:p>et regardent cex </text:p>
          </table:table-cell>
          <table:table-cell office:value-type="string" calcext:value-type="string">
            <text:p>et il regarde chiaus </text:p>
          </table:table-cell>
          <table:table-cell office:value-type="string" calcext:value-type="string">
            <text:p>et il regarde ceulx </text:p>
          </table:table-cell>
          <table:table-cell/>
          <table:table-cell office:value-type="string" calcext:value-type="string">
            <text:p>e vieron yr los caualleros pasando el agua Porvna puente de madero señor dixo lançarote </text:p>
          </table:table-cell>
          <table:table-cell office:value-type="string" calcext:value-type="string">
            <text:p>ed e'risguardano quelli </text:p>
          </table:table-cell>
        </table:table-row>
        <table:table-row table:style-name="ro3">
          <table:table-cell office:value-type="float" office:value="1198" calcext:value-type="float">
            <text:p>1198</text:p>
          </table:table-cell>
          <table:table-cell office:value-type="string" calcext:value-type="string">
            <text:p>qui s’en vont </text:p>
          </table:table-cell>
          <table:table-cell office:value-type="string" calcext:value-type="string">
            <text:p>qui sen uont. </text:p>
          </table:table-cell>
          <table:table-cell office:value-type="string" calcext:value-type="string">
            <text:p>qui sen vont</text:p>
          </table:table-cell>
          <table:table-cell table:number-columns-repeated="2" office:value-type="string" calcext:value-type="string">
            <text:p>qui sen uont </text:p>
          </table:table-cell>
          <table:table-cell office:value-type="string" calcext:value-type="string">
            <text:p>al cauallero </text:p>
          </table:table-cell>
          <table:table-cell office:value-type="string" calcext:value-type="string">
            <text:p>che se ne vanno </text:p>
          </table:table-cell>
        </table:table-row>
        <table:table-row table:style-name="ro6">
          <table:table-cell office:value-type="string" calcext:value-type="string">
            <text:p>1199|1200</text:p>
          </table:table-cell>
          <table:table-cell office:value-type="string" calcext:value-type="string">
            <text:p>qui ja avoient passé l’eve par J. pont de fust;|et Lancelos demande al chevalier </text:p>
          </table:table-cell>
          <table:table-cell office:value-type="string" calcext:value-type="string">
            <text:p>qui ia auoiet passe leue par .i. poncel de fust. |et lanc̃. demande au cheualier </text:p>
          </table:table-cell>
          <table:table-cell office:value-type="string" calcext:value-type="string">
            <text:p>qui auoient passe laigue par. j. pont de fust. |Et lancelot demande au cheualier </text:p>
          </table:table-cell>
          <table:table-cell office:value-type="string" calcext:value-type="string">
            <text:p>qui auoient ia passe leaue par ung pont de fust. |Et lancelot demande au cheualier </text:p>
          </table:table-cell>
          <table:table-cell office:value-type="string" calcext:value-type="string">
            <text:p>qui auoient ia passe leaue par ung pont de fust. Lancelot demande au cheualier </text:p>
          </table:table-cell>
          <table:table-cell office:value-type="string" calcext:value-type="string">
            <text:p>fincad vos aqui </text:p>
          </table:table-cell>
          <table:table-cell office:value-type="string" calcext:value-type="string">
            <text:p>che già avieno passato l’acqua per un ponte di legno, |Pe Lancellotto domanda al cavaliere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s’il remaindra. « Sire, fet il, nenil,</text:p>
          </table:table-cell>
          <table:table-cell office:value-type="string" calcext:value-type="string">
            <text:p>ce il remaindra. Sire fait cil non. </text:p>
          </table:table-cell>
          <table:table-cell office:value-type="string" calcext:value-type="string">
            <text:p>sil remandra Sire fait il nenil </text:p>
          </table:table-cell>
          <table:table-cell office:value-type="string" calcext:value-type="string">
            <text:p>sil demourra. sire fait il nennil. </text:p>
          </table:table-cell>
          <table:table-cell office:value-type="string" calcext:value-type="string">
            <text:p>sil demourra. Sire fait il nenny </text:p>
          </table:table-cell>
          <table:table-cell office:value-type="string" calcext:value-type="string">
            <text:p>no fare |dixo el </text:p>
          </table:table-cell>
          <table:table-cell office:value-type="string" calcext:value-type="string">
            <text:p>s’elli rimarrà, |ed e dice: «Sire, non, 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ains vos ferai compaignie </text:p>
          </table:table-cell>
          <table:table-cell office:value-type="string" calcext:value-type="string">
            <text:p>ains uos ferai compangnie. </text:p>
          </table:table-cell>
          <table:table-cell office:value-type="string" calcext:value-type="string">
            <text:p>ains vous tendrai compaignie </text:p>
          </table:table-cell>
          <table:table-cell table:number-columns-repeated="2" office:value-type="string" calcext:value-type="string">
            <text:p>ains uous feray compaignie </text:p>
          </table:table-cell>
          <table:table-cell office:value-type="string" calcext:value-type="string">
            <text:p>mas antes yre con vos </text:p>
          </table:table-cell>
          <table:table-cell office:value-type="string" calcext:value-type="string">
            <text:p>anzi, vo farò compagnia tanto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tant que nos aions trové </text:p>
          </table:table-cell>
          <table:table-cell office:value-type="string" calcext:value-type="string">
            <text:p>tant que nos aions troue </text:p>
          </table:table-cell>
          <table:table-cell office:value-type="string" calcext:value-type="string">
            <text:p>tant que vous aies troue </text:p>
          </table:table-cell>
          <table:table-cell office:value-type="string" calcext:value-type="string">
            <text:p>tant que nous ayons trouue </text:p>
          </table:table-cell>
          <table:table-cell office:value-type="string" calcext:value-type="string">
            <text:p>tant que uous aiez trouue </text:p>
          </table:table-cell>
          <table:table-cell office:value-type="string" calcext:value-type="string">
            <text:p>fasta que falledes </text:p>
          </table:table-cell>
          <table:table-cell office:value-type="string" calcext:value-type="string">
            <text:p>che noi troviamo </text:p>
          </table:table-cell>
        </table:table-row>
        <table:table-row table:style-name="ro3">
          <table:table-cell office:value-type="float" office:value="1204" calcext:value-type="float">
            <text:p>1204</text:p>
          </table:table-cell>
          <table:table-cell office:value-type="string" calcext:value-type="string">
            <text:p>qui armes vos baut. » </text:p>
          </table:table-cell>
          <table:table-cell office:value-type="string" calcext:value-type="string">
            <text:p>qui armes nos baut. </text:p>
          </table:table-cell>
          <table:table-cell office:value-type="string" calcext:value-type="string">
            <text:p>qui armes vous volsist baillier. </text:p>
          </table:table-cell>
          <table:table-cell office:value-type="string" calcext:value-type="string">
            <text:p>qui nous preste armes. </text:p>
          </table:table-cell>
          <table:table-cell office:value-type="string" calcext:value-type="string">
            <text:p>qui armes uous baillera. </text:p>
          </table:table-cell>
          <table:table-cell office:value-type="string" calcext:value-type="string">
            <text:p>quien vos de armas e cauallo </text:p>
          </table:table-cell>
          <table:table-cell office:value-type="string" calcext:value-type="string">
            <text:p>chi armi vo doni». </text:p>
          </table:table-cell>
        </table:table-row>
        <table:table-row table:style-name="ro7">
          <table:table-cell office:value-type="string" calcext:value-type="string">
            <text:p>1205|1206|1207|1208|1209</text:p>
          </table:table-cell>
          <table:table-cell office:value-type="string" calcext:value-type="string">
            <text:p>Lors acueillent lor voie tot a pié |et vienent au pont, |si passent outre |et s’adrecent a I. tertre |par ou li chevalier s’en vont; </text:p>
          </table:table-cell>
          <table:table-cell office:value-type="string" calcext:value-type="string">
            <text:p>Et lors acuellent lor uoie. tout a pie. |et uienent au pont |si passent outre. |et sadrescent au tertre par ou li cheualiers sen ua. </text:p>
          </table:table-cell>
          <table:table-cell office:value-type="string" calcext:value-type="string">
            <text:p>Lors acoillent lor chemin droit au pont |et passent outre. |Et sadrecent a vn tertre |par ou li cheualier vont. </text:p>
          </table:table-cell>
          <table:table-cell office:value-type="string" calcext:value-type="string">
            <text:p>Lors acceillent leur uoye tout a pie|et uiennent au pont |si passerent oultre |et sadrecent au chemin par|ou les cheualiers sen uont. </text:p>
          </table:table-cell>
          <table:table-cell office:value-type="string" calcext:value-type="string">
            <text:p>Lois uiennent au pent tout a pie |et passent oultre |et se adrecent a ung terte |par ou les cheualiers uont.</text:p>
          </table:table-cell>
          <table:table-cell office:value-type="string" calcext:value-type="string">
            <text:p>enque sigades el cauallero |Luego se començaron de yr |e andubieron tanto |fastaque llegaron ala puente de madera |e pasaronla e fueronse contravn otero |Por do los caualleros se yuan e lançarote </text:p>
          </table:table-cell>
          <table:table-cell office:value-type="string" calcext:value-type="string">
            <text:p>Allora accolgono lor camino tutto a |ppiè |e vengono al ponte, |si passano oltre |e s’adirsizlano al poggio |per dove il cavaliere se ne va. </text:p>
          </table:table-cell>
        </table:table-row>
        <table:table-row table:style-name="ro3">
          <table:table-cell office:value-type="float" office:value="1210" calcext:value-type="float">
            <text:p>1210</text:p>
          </table:table-cell>
          <table:table-cell office:value-type="string" calcext:value-type="string">
            <text:p>si n’ont gaires alé </text:p>
          </table:table-cell>
          <table:table-cell table:number-columns-repeated="2" office:value-type="string" calcext:value-type="string">
            <text:p>Si nont gaires ale </text:p>
          </table:table-cell>
          <table:table-cell office:value-type="string" calcext:value-type="string">
            <text:p>si nont gueres alle </text:p>
          </table:table-cell>
          <table:table-cell office:value-type="string" calcext:value-type="string">
            <text:p>Si ne ont gaires alle </text:p>
          </table:table-cell>
          <table:table-cell office:value-type="string" calcext:value-type="string">
            <text:p>e el cauallero fueron tanto enpos ellos </text:p>
          </table:table-cell>
          <table:table-cell office:value-type="string" calcext:value-type="string">
            <text:p>Si non ebbono guari andato </text:p>
          </table:table-cell>
        </table:table-row>
        <table:table-row table:style-name="ro2">
          <table:table-cell office:value-type="string" calcext:value-type="string">
            <text:p>1211|1212</text:p>
          </table:table-cell>
          <table:table-cell office:value-type="string" calcext:value-type="string">
            <text:p>quant il encontrent I. chevalier armé d’unes armes noires |qui venoit al pont par I. chemin de travers. </text:p>
          </table:table-cell>
          <table:table-cell office:value-type="string" calcext:value-type="string">
            <text:p>quant il uoient .i. cheualier arme a unes armes noires. |qui uenoit au pont par .i chemin de de trauers. </text:p>
          </table:table-cell>
          <table:table-cell office:value-type="string" calcext:value-type="string">
            <text:p>quant il ont encontre. j. cheualier a vnes armes noires |qui venoit au pont par. j. Chemin de trauers. </text:p>
          </table:table-cell>
          <table:table-cell office:value-type="string" calcext:value-type="string">
            <text:p>que ilz encontrent ung cheualier arme dunes armes noires |qui uenoit au pont par ung chemin de trauers. </text:p>
          </table:table-cell>
          <table:table-cell office:value-type="string" calcext:value-type="string">
            <text:p>quant ilz encontrent ung cheualier arme dunes armes noires </text:p>
          </table:table-cell>
          <table:table-cell office:value-type="string" calcext:value-type="string">
            <text:p>fastaque encontraron vn cauallero armado devnas armas negras |que venia ala puente |porvn sendero pequeño altrabes </text:p>
          </table:table-cell>
          <table:table-cell office:value-type="string" calcext:value-type="string">
            <text:p>quando elli incontrarono uno cavaliere a une armi nere |che vlenlia al ponte per uno camino di traverso. </text:p>
          </table:table-cell>
        </table:table-row>
        <table:table-row table:style-name="ro1">
          <table:table-cell office:value-type="string" calcext:value-type="string">
            <text:p>1213|1214</text:p>
          </table:table-cell>
          <table:table-cell office:value-type="string" calcext:value-type="string">
            <text:p>Et quant il voit Lancelot, |si s’areste </text:p>
          </table:table-cell>
          <table:table-cell office:value-type="string" calcext:value-type="string">
            <text:p>et quant il uoit lanc̃|si sareste </text:p>
          </table:table-cell>
          <table:table-cell office:value-type="string" calcext:value-type="string">
            <text:p>Et quant il vit lancelot|si sarreste por chou </text:p>
          </table:table-cell>
          <table:table-cell office:value-type="string" calcext:value-type="string">
            <text:p>et quant il uoit lancelot |si se arreste par ce </text:p>
          </table:table-cell>
          <table:table-cell office:value-type="string" calcext:value-type="string">
            <text:p>Quant il uist lancelot il se arresta pource </text:p>
          </table:table-cell>
          <table:table-cell office:value-type="string" calcext:value-type="string">
            <text:p>e quando el vio a lançarote </text:p>
          </table:table-cell>
          <table:table-cell office:value-type="string" calcext:value-type="string">
            <text:p>E quand’e' vide Lancellotto,|si si arestò per ciò 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por ce que bien le conoissoit, </text:p>
          </table:table-cell>
          <table:table-cell office:value-type="string" calcext:value-type="string">
            <text:p>por ce que bien le quenoissoit. </text:p>
          </table:table-cell>
          <table:table-cell office:value-type="string" calcext:value-type="string">
            <text:p>quil le connut bien. </text:p>
          </table:table-cell>
          <table:table-cell office:value-type="string" calcext:value-type="string">
            <text:p>que bien le cognoissoit. </text:p>
          </table:table-cell>
          <table:table-cell office:value-type="string" calcext:value-type="string">
            <text:p>qu il le congnoissoit bien </text:p>
          </table:table-cell>
          <table:table-cell office:value-type="string" calcext:value-type="string">
            <text:p>luego lo conoçio |e estovo quedo </text:p>
          </table:table-cell>
          <table:table-cell office:value-type="string" calcext:value-type="string">
            <text:p>che ben lo conosce, </text:p>
          </table:table-cell>
        </table:table-row>
        <table:table-row table:style-name="ro4">
          <table:table-cell office:value-type="string" calcext:value-type="string">
            <text:p>1216|1217</text:p>
          </table:table-cell>
          <table:table-cell office:value-type="string" calcext:value-type="string">
            <text:p>si li demande |ou il vet ensi a pié tos desammés. « </text:p>
          </table:table-cell>
          <table:table-cell office:value-type="string" calcext:value-type="string">
            <text:p>Si li demande ou il ua |Si a pie et ansi desarmes </text:p>
          </table:table-cell>
          <table:table-cell office:value-type="string" calcext:value-type="string">
            <text:p>Si li demande ou il aloit ensi tout a pie et desarmes. </text:p>
          </table:table-cell>
          <table:table-cell office:value-type="string" calcext:value-type="string">
            <text:p>si luy demande |ou il ua ainsi a pie et tout desarme. </text:p>
          </table:table-cell>
          <table:table-cell office:value-type="string" calcext:value-type="string">
            <text:p>et lui demanda |ou il alloit ainsi |a pie tout desarme. </text:p>
          </table:table-cell>
          <table:table-cell office:value-type="string" calcext:value-type="string">
            <text:p>fastaque llego |e dixole </text:p>
          </table:table-cell>
          <table:table-cell office:value-type="string" calcext:value-type="string">
            <text:p>si gli domanda|ov’elli va insi a piede e tutto disarmato. 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Qui estes vos, sire chevaliers, fet Lancelos, </text:p>
          </table:table-cell>
          <table:table-cell office:value-type="string" calcext:value-type="string">
            <text:p>Qui estes uos fait il sire cheualiers </text:p>
          </table:table-cell>
          <table:table-cell office:value-type="string" calcext:value-type="string">
            <text:p>Qui estes vous fait lancelot </text:p>
          </table:table-cell>
          <table:table-cell office:value-type="string" calcext:value-type="string">
            <text:p>Qui estes uous fait lancelot sur cheualier. </text:p>
          </table:table-cell>
          <table:table-cell office:value-type="string" calcext:value-type="string">
            <text:p>Quest ce fait lancelot demandez uous </text:p>
          </table:table-cell>
          <table:table-cell office:value-type="string" calcext:value-type="string">
            <text:p>señor do ydes asi de pie e desarmado </text:p>
          </table:table-cell>
          <table:table-cell office:value-type="string" calcext:value-type="string">
            <text:p>PeChi siete voi, disse Lancellotto, sire, </text:p>
          </table:table-cell>
        </table:table-row>
        <table:table-row table:style-name="ro3">
          <table:table-cell office:value-type="float" office:value="1219" calcext:value-type="float">
            <text:p>1219</text:p>
          </table:table-cell>
          <table:table-cell office:value-type="string" calcext:value-type="string">
            <text:p>qui me demandés </text:p>
          </table:table-cell>
          <table:table-cell table:number-columns-repeated="2" office:value-type="string" calcext:value-type="string">
            <text:p>qui me demandes </text:p>
          </table:table-cell>
          <table:table-cell office:value-type="string" calcext:value-type="string">
            <text:p>qui me denandez </text:p>
          </table:table-cell>
          <table:table-cell office:value-type="string" calcext:value-type="string">
            <text:p>ou ie uois. </text:p>
          </table:table-cell>
          <table:table-cell office:value-type="string" calcext:value-type="string">
            <text:p>e quien sodes vos dixo </text:p>
          </table:table-cell>
          <table:table-cell office:value-type="string" calcext:value-type="string">
            <text:p>che mi domandate 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ov’io vò? </text:p>
          </table:table-cell>
        </table:table-row>
        <table:table-row table:style-name="ro4">
          <table:table-cell office:value-type="float" office:value="1220" calcext:value-type="float">
            <text:p>1220</text:p>
          </table:table-cell>
          <table:table-cell office:value-type="string" calcext:value-type="string">
            <text:p>ou je vois ? — Je sui, fet il, I. chevaliers d’estrange païs, </text:p>
          </table:table-cell>
          <table:table-cell office:value-type="string" calcext:value-type="string">
            <text:p>ou ie uois. Ie sui fait il de cest estrange pais. </text:p>
          </table:table-cell>
          <table:table-cell office:value-type="string" calcext:value-type="string">
            <text:p>ou ie vois. Iou sui fait il vns cheualiers destrange pais </text:p>
          </table:table-cell>
          <table:table-cell office:value-type="string" calcext:value-type="string">
            <text:p>ou ie uoys. Ie suys fait il ung cheualier estrange. </text:p>
          </table:table-cell>
          <table:table-cell office:value-type="string" calcext:value-type="string">
            <text:p>Oy sire |si suis ung cheualier destrange pais </text:p>
          </table:table-cell>
          <table:table-cell office:value-type="string" calcext:value-type="string">
            <text:p>lançarote yo so dixo el vn cauallero destraña tierra </text:p>
          </table:table-cell>
          <table:table-cell office:value-type="string" calcext:value-type="string">
            <text:p>- l’ son, diss’elli, |uno cavaliere di stran paese </text:p>
          </table:table-cell>
        </table:table-row>
        <table:table-row table:style-name="ro4">
          <table:table-cell office:value-type="string" calcext:value-type="string">
            <text:p>1221|1222</text:p>
          </table:table-cell>
          <table:table-cell office:value-type="string" calcext:value-type="string">
            <text:p>mais molt me merveil de ce |que je vos voi ensi aler. » </text:p>
          </table:table-cell>
          <table:table-cell office:value-type="string" calcext:value-type="string">
            <text:p>mais mout me merueil de ce |que ainsi uos uoi aler. </text:p>
          </table:table-cell>
          <table:table-cell office:value-type="string" calcext:value-type="string">
            <text:p>qui moult mesmerueil de chou |que iou vous voi ensi aler. </text:p>
          </table:table-cell>
          <table:table-cell office:value-type="string" calcext:value-type="string">
            <text:p>mais moult me merueille de ce |que ie uous uoy ainsi aller. </text:p>
          </table:table-cell>
          <table:table-cell office:value-type="string" calcext:value-type="string">
            <text:p>qui moult me merueille de uous uoir aller ainsi. </text:p>
          </table:table-cell>
          <table:table-cell office:value-type="string" calcext:value-type="string">
            <text:p>que mucho me marauillo |porque vos veo yr asi |e apie e lançarote lo conoçio </text:p>
          </table:table-cell>
          <table:table-cell office:value-type="string" calcext:value-type="string">
            <text:p>che molto mi maraviglio di ciò |ch’io vi veggio insì andare». </text:p>
          </table:table-cell>
        </table:table-row>
        <table:table-row table:style-name="ro3">
          <table:table-cell office:value-type="float" office:value="1223" calcext:value-type="float">
            <text:p>1223</text:p>
          </table:table-cell>
          <table:table-cell office:value-type="string" calcext:value-type="string">
            <text:p>Et Lancelos li conte </text:p>
          </table:table-cell>
          <table:table-cell office:value-type="string" calcext:value-type="string">
            <text:p>et lanc̃. li conte </text:p>
          </table:table-cell>
          <table:table-cell office:value-type="string" calcext:value-type="string">
            <text:p>Et lancelot li conte </text:p>
          </table:table-cell>
          <table:table-cell office:value-type="string" calcext:value-type="string">
            <text:p>et lancelot luy comte </text:p>
          </table:table-cell>
          <table:table-cell office:value-type="string" calcext:value-type="string">
            <text:p>Et lancelot lui compte </text:p>
          </table:table-cell>
          <table:table-cell office:value-type="string" calcext:value-type="string">
            <text:p>e començole a contar </text:p>
          </table:table-cell>
          <table:table-cell office:value-type="string" calcext:value-type="string">
            <text:p>E Lancellotto gli conta </text:p>
          </table:table-cell>
        </table:table-row>
        <table:table-row table:style-name="ro7">
          <table:table-cell office:value-type="string" calcext:value-type="string">
            <text:p>1224|1225|1226|1227|1228|1229|1230</text:p>
          </table:table-cell>
          <table:table-cell office:value-type="string" calcext:value-type="string">
            <text:p>comment il estoit herbergiés et|comment I. chevaliers vint laiens |ou il menjoit, |qui prist a force I. vaslet |et le mist sor le col de son cheval. «|Et encore m’a il plus meffet, fet Lancelos, |kar cil </text:p>
          </table:table-cell>
          <table:table-cell office:value-type="string" calcext:value-type="string">
            <text:p>comment il estoit ainsi herbregiez. |et coment li cheualiers enporte lescuier. |et encor ma il plus mesfait fait fait lanceloz. |Car cil </text:p>
          </table:table-cell>
          <table:table-cell office:value-type="string" calcext:value-type="string">
            <text:p>comment il estoit herbergies. et|comment li valles fu pris |et sez armes </text:p>
          </table:table-cell>
          <table:table-cell office:value-type="string" calcext:value-type="string">
            <text:p>comment il estoit herberge. |et comment ung cheualier uint leans |qui print a force ung uarlet et le mist sur le coul de son cheual. |et encor ma il plus meffait. |Car ceulx </text:p>
          </table:table-cell>
          <table:table-cell office:value-type="string" calcext:value-type="string">
            <text:p>comment il estoit hebergie:|et comment ung cheualier uint la |ou il mengoit |qui print a force ung uarlet |et le mist sur le col de son cheual.|Et encores y a il plus fait lancelot |car ceulx </text:p>
          </table:table-cell>
          <table:table-cell office:value-type="string" calcext:value-type="string">
            <text:p>como el cauallero lo aluergara e como el otro les llebo el escudero |que ala mesa seruia afuerça ençima del cauallo |e como le fiço llebar sus armas |Que galardon me daredes dixo el cauallero </text:p>
          </table:table-cell>
          <table:table-cell office:value-type="string" calcext:value-type="string">
            <text:p>com’egli era albergato |e|come uno cavaliere venne là entro |ov’elli mangiavano, |e prese uno scudieri a forza davanti noi |e l mise sopra l collo di suo cavallo, |e ancor m’à elli più misfatto, disse Lancellotto, |ché quelli </text:p>
          </table:table-cell>
        </table:table-row>
        <table:table-row table:style-name="ro6">
          <table:table-cell office:value-type="string" calcext:value-type="string">
            <text:p>1231|1232</text:p>
          </table:table-cell>
          <table:table-cell office:value-type="string" calcext:value-type="string">
            <text:p>qui avec lui vindrent enporterent mes armes |et enmenerent mon cheval. — </text:p>
          </table:table-cell>
          <table:table-cell office:value-type="string" calcext:value-type="string">
            <text:p>qui auec lui uindrent enportent mes armes. |et en mainnent mon cheual. </text:p>
          </table:table-cell>
          <table:table-cell office:value-type="string" calcext:value-type="string">
            <text:p>et ses cheuals emportees.</text:p>
          </table:table-cell>
          <table:table-cell office:value-type="string" calcext:value-type="string">
            <text:p>qui uindrent auec luy emporterent mes armes et emmenerent mon cheual </text:p>
          </table:table-cell>
          <table:table-cell office:value-type="string" calcext:value-type="string">
            <text:p>qui auec luy sont emportent mes armes |et emmainent mon cheual/ </text:p>
          </table:table-cell>
          <table:table-cell office:value-type="string" calcext:value-type="string">
            <text:p>si vos diese mis armas e mi cauallo porçierto dixo lançarote </text:p>
          </table:table-cell>
          <table:table-cell office:value-type="string" calcext:value-type="string">
            <text:p>che con esso lui venono ne portano mie armi |e ne menano mio cavallo. </text:p>
          </table:table-cell>
        </table:table-row>
        <table:table-row table:style-name="ro1">
          <table:table-cell office:value-type="string" calcext:value-type="string">
            <text:p>1233|1234</text:p>
          </table:table-cell>
          <table:table-cell office:value-type="string" calcext:value-type="string">
            <text:p>Quel guerredon, fet cil, |porroie je atendre de vos, </text:p>
          </table:table-cell>
          <table:table-cell office:value-type="string" calcext:value-type="string">
            <text:p>Quel guerredon porroi ge atandre de</text:p>
          </table:table-cell>
          <table:table-cell office:value-type="string" calcext:value-type="string">
            <text:p>Quel guerredon fait cil porroie iou de vous atendre : </text:p>
          </table:table-cell>
          <table:table-cell office:value-type="string" calcext:value-type="string">
            <text:p>Quel guerdon pourroye ie actendre de uous. </text:p>
          </table:table-cell>
          <table:table-cell office:value-type="string" calcext:value-type="string">
            <text:p>quel guerdon fait celuy pouroie ie auoir de uous </text:p>
          </table:table-cell>
          <table:table-cell office:value-type="string" calcext:value-type="string">
            <text:p>tal qual vos supieredes deuisar </text:p>
          </table:table-cell>
          <table:table-cell office:value-type="string" calcext:value-type="string">
            <text:p>—E quale guiderdone potre io di voi atendere, </text:p>
          </table:table-cell>
        </table:table-row>
        <table:table-row table:style-name="ro7">
          <table:table-cell office:value-type="string" calcext:value-type="string">
            <text:p>1235|1236|1237|1238|1239</text:p>
          </table:table-cell>
          <table:table-cell office:value-type="string" calcext:value-type="string">
            <text:p>se je por vos me desarmoie |et vos bailloie mes armes et mon cheval ? — |Certes, fet Lancelos, |tel com vos deviseriés. — |Se vos, fet il, el premier lieu </text:p>
          </table:table-cell>
          <table:table-cell office:value-type="string" calcext:value-type="string">
            <text:p>uus se ie uos bailloie mes armes et mon cheual. |Certes fait lanc̃. tel |com uous deuiserois. |Ce uous fait cil me creantes |que el premier lieu </text:p>
          </table:table-cell>
          <table:table-cell office:value-type="string" calcext:value-type="string">
            <text:p>se ie|por vous me desarmoie |et vous bailloie mes armes et mon cheual.|Certes fait lancelot tel |comme vous deuiseres. |Se vous fait cil el premier lieu </text:p>
          </table:table-cell>
          <table:table-cell office:value-type="string" calcext:value-type="string">
            <text:p>si ie pour uous me desarmoye |et uous balloye mes armes et mon cheual. |Certes fait lancelot tel |comme uous deuiseriez |Se uous me creancez que ou premier lieu </text:p>
          </table:table-cell>
          <table:table-cell office:value-type="string" calcext:value-type="string">
            <text:p>se ie me desarmoye |et uous bailloie mes armes |et mon cheual/ |certes fait lancelot: tel comme uous deuiseres/ |se fait il au premier lieu </text:p>
          </table:table-cell>
          <table:table-cell office:value-type="string" calcext:value-type="string">
            <text:p>si vos me juraredes |dixo el Cauallero |que enel primer lugar </text:p>
          </table:table-cell>
          <table:table-cell office:value-type="string" calcext:value-type="string">
            <text:p>s’io per voi mi disarmasse |e vo donasse mio cavallo e mie armi? |—|Certo, sire, disse Lancellotto, |tale come diviserete. |— e vo', disse il cavaliere a l’arme nere, nel primaio luogo </text:p>
          </table:table-cell>
        </table:table-row>
        <table:table-row table:style-name="ro2">
          <table:table-cell office:value-type="string" calcext:value-type="string">
            <text:p>1240|1241</text:p>
          </table:table-cell>
          <table:table-cell office:value-type="string" calcext:value-type="string">
            <text:p>ou je vos troverai armé, |por que je soie desarmés, me creantés a doner vos armes » Ie vos bailleroie les moies. — </text:p>
          </table:table-cell>
          <table:table-cell office:value-type="string" calcext:value-type="string">
            <text:p>ou ie uos troueroie arme |puis que ie fusse desarmes me donriez uos armes. le uous bailleroie les moiees. </text:p>
          </table:table-cell>
          <table:table-cell office:value-type="string" calcext:value-type="string">
            <text:p>ou iou vous trouerai arme me creantissies a baillier vos armes Iou vous bailleroie lez moies </text:p>
          </table:table-cell>
          <table:table-cell office:value-type="string" calcext:value-type="string">
            <text:p>que ie uous trouueray arme par ainsi que ie soye desarme |que uous me baillerez uoz armes ie uous bailleray les moyes. </text:p>
          </table:table-cell>
          <table:table-cell office:value-type="string" calcext:value-type="string">
            <text:p>ou ie uous trouueray arme me promettes a bailler uos armes ie uous bailleray les miennes </text:p>
          </table:table-cell>
          <table:table-cell office:value-type="string" calcext:value-type="string">
            <text:p>que vos fallare armado e yo fuere desarmado |me dedes vuestras armas |yo vos dare estas mis armas e mi cauallo </text:p>
          </table:table-cell>
          <table:table-cell office:value-type="string" calcext:value-type="string">
            <text:p>ov’io vo troverò armato per|ch’io sia disarmato mi volete dare vostre armi, |e ciò mi volete impromettere, io vo donerò le mie 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che molto sono buone e difensaboli.</text:p>
          </table:table-cell>
        </table:table-row>
        <table:table-row table:style-name="ro1">
          <table:table-cell office:value-type="string" calcext:value-type="string">
            <text:p>1242|1243</text:p>
          </table:table-cell>
          <table:table-cell office:value-type="string" calcext:value-type="string">
            <text:p>Certes, fet Lancelos, |si ferai je, </text:p>
          </table:table-cell>
          <table:table-cell office:value-type="string" calcext:value-type="string">
            <text:p>Certes fait cil |si ferai ge </text:p>
          </table:table-cell>
          <table:table-cell office:value-type="string" calcext:value-type="string">
            <text:p>Certes fait lancelot volentiers par ensi</text:p>
          </table:table-cell>
          <table:table-cell office:value-type="string" calcext:value-type="string">
            <text:p>Certes fait lancelot |si feray ie </text:p>
          </table:table-cell>
          <table:table-cell office:value-type="string" calcext:value-type="string">
            <text:p>Certes fait lancelot |si feray ie pourtant </text:p>
          </table:table-cell>
          <table:table-cell office:value-type="string" calcext:value-type="string">
            <text:p>Muy de grado |dixo lançarote </text:p>
          </table:table-cell>
          <table:table-cell office:value-type="string" calcext:value-type="string">
            <text:p>— Certo, disse Lancellotto, |si farò io, </text:p>
          </table:table-cell>
        </table:table-row>
        <table:table-row table:style-name="ro8">
          <table:table-cell office:value-type="string" calcext:value-type="string">
            <text:p>1244|1245</text:p>
          </table:table-cell>
          <table:table-cell office:value-type="string" calcext:value-type="string">
            <text:p>por que vos ne me truisiés combatant. » |Et cil descent maintenant, </text:p>
          </table:table-cell>
          <table:table-cell office:value-type="string" calcext:value-type="string">
            <text:p>puis que uos ne me trussiez conbatant. et cil descent maintenant </text:p>
          </table:table-cell>
          <table:table-cell office:value-type="string" calcext:value-type="string">
            <text:p>que vous ne me truisies combatant. |Et cil descent maintenant </text:p>
          </table:table-cell>
          <table:table-cell office:value-type="string" calcext:value-type="string">
            <text:p>mais que uous ne me trouuez combatant. |Et il descent </text:p>
          </table:table-cell>
          <table:table-cell office:value-type="string" calcext:value-type="string">
            <text:p>que uous ne me trouues combatant/|et celuy deschent maintenant </text:p>
          </table:table-cell>
          <table:table-cell office:value-type="string" calcext:value-type="string">
            <text:p>ental que me non falledes conuatiendo |e luego selo juro entonçe desçendio el cauallero desu cauallo </text:p>
          </table:table-cell>
          <table:table-cell office:value-type="string" calcext:value-type="string">
            <text:p>purché voi non mi troviate combattendo». |E que' dice |che si, dic’elli, 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e Lancellotto gliel promette immantanente a donare. 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sImmantanente discende il cavaliere </text:p>
          </table:table-cell>
        </table:table-row>
        <table:table-row table:style-name="ro4">
          <table:table-cell office:value-type="float" office:value="1246" calcext:value-type="float">
            <text:p>1246</text:p>
          </table:table-cell>
          <table:table-cell office:value-type="string" calcext:value-type="string">
            <text:p>si se desarme et baille a Lancelot tot son hernois, </text:p>
          </table:table-cell>
          <table:table-cell office:value-type="string" calcext:value-type="string">
            <text:p>si se desarme. |et baille a lanc̃ son harnois.</text:p>
          </table:table-cell>
          <table:table-cell office:value-type="string" calcext:value-type="string">
            <text:p>si se desarme |et baille a lancelot tout son harnois. </text:p>
          </table:table-cell>
          <table:table-cell office:value-type="string" calcext:value-type="string">
            <text:p>si se desarme |et baille a lancelot tout son harnoys. </text:p>
          </table:table-cell>
          <table:table-cell/>
          <table:table-cell office:value-type="string" calcext:value-type="string">
            <text:p>e desarmose e dio todas sus armas |e su Cauallo a Lançarote </text:p>
          </table:table-cell>
          <table:table-cell office:value-type="string" calcext:value-type="string">
            <text:p>e disarma |e dona a Lancellotto sue armi e suo arnese, </text:p>
          </table:table-cell>
        </table:table-row>
        <table:table-row table:style-name="ro3">
          <table:table-cell office:value-type="float" office:value="1247" calcext:value-type="float">
            <text:p>1247</text:p>
          </table:table-cell>
          <table:table-cell office:value-type="string" calcext:value-type="string">
            <text:p>et il s’en appareille </text:p>
          </table:table-cell>
          <table:table-cell office:value-type="string" calcext:value-type="string">
            <text:p>et il sarme </text:p>
          </table:table-cell>
          <table:table-cell office:value-type="string" calcext:value-type="string">
            <text:p>Et il sen appareille tout maintenant </text:p>
          </table:table-cell>
          <table:table-cell office:value-type="string" calcext:value-type="string">
            <text:p>et il sappareille </text:p>
          </table:table-cell>
          <table:table-cell office:value-type="string" calcext:value-type="string">
            <text:p>sy se desarme </text:p>
          </table:table-cell>
          <table:table-cell office:value-type="string" calcext:value-type="string">
            <text:p>e Lançarote se armo </text:p>
          </table:table-cell>
          <table:table-cell office:value-type="string" calcext:value-type="string">
            <text:p>ed e'se n’aparecchia, </text:p>
          </table:table-cell>
        </table:table-row>
        <table:table-row table:style-name="ro6">
          <table:table-cell office:value-type="string" calcext:value-type="string">
            <text:p>1248|1249|1250|1251</text:p>
          </table:table-cell>
          <table:table-cell office:value-type="string" calcext:value-type="string">
            <text:p>et monte en son cheval, |puis dist a son oste |qu’il s’en retort; Imes il dist |que non fera. « </text:p>
          </table:table-cell>
          <table:table-cell office:value-type="string" calcext:value-type="string">
            <text:p>et monte en son cheual. |Puis dit a son oste |quil sen retort |et il dit |que non fera. </text:p>
          </table:table-cell>
          <table:table-cell office:value-type="string" calcext:value-type="string">
            <text:p>et monte sor le cheual |et dist a son oste|quil sen retort </text:p>
          </table:table-cell>
          <table:table-cell office:value-type="string" calcext:value-type="string">
            <text:p>et monte a cheual puis dist a son hoste |quil sen retourne. |mais il dit |que non fera </text:p>
          </table:table-cell>
          <table:table-cell office:value-type="string" calcext:value-type="string">
            <text:p>et baille tout son harnois a lancelot </text:p>
          </table:table-cell>
          <table:table-cell office:value-type="string" calcext:value-type="string">
            <text:p>e subio enel cauallo |e dixo asu huesped que se tornase |No fare dixo el huesped </text:p>
          </table:table-cell>
          <table:table-cell office:value-type="string" calcext:value-type="string">
            <text:p>si monta in suo cavallo, |poscia dice a suo oste |ch’elli |si ritorni, |e que' dice|che non farà. </text:p>
          </table:table-cell>
        </table:table-row>
        <table:table-row table:style-name="ro4">
          <table:table-cell office:value-type="float" office:value="1252" calcext:value-type="float">
            <text:p>1252</text:p>
          </table:table-cell>
          <table:table-cell office:value-type="string" calcext:value-type="string">
            <text:p>Si ferois, fet Lancelos a lar je conoistrai bien les armes a celui </text:p>
          </table:table-cell>
          <table:table-cell office:value-type="string" calcext:value-type="string">
            <text:p>Si ferois fait lanc̃. |Car ie quenoistrai bien ciax as armes </text:p>
          </table:table-cell>
          <table:table-cell office:value-type="string" calcext:value-type="string">
            <text:p>quar iou connistera bien lez armes a celui </text:p>
          </table:table-cell>
          <table:table-cell office:value-type="string" calcext:value-type="string">
            <text:p>si ferez fait lancelot, |car ie cognoistray bien les armes de ceulx </text:p>
          </table:table-cell>
          <table:table-cell/>
          <table:table-cell office:value-type="string" calcext:value-type="string">
            <text:p>si faredes dixo lançarote |que yo conoçere vien el cauallero enlas armas </text:p>
          </table:table-cell>
          <table:table-cell office:value-type="string" calcext:value-type="string">
            <text:p>Si farete, disse Lancellotto, |ch’io conoscerò bene l’armi di colui a cui io vo cheggendo in quale che luogo </text:p>
          </table:table-cell>
        </table:table-row>
        <table:table-row table:style-name="ro6">
          <table:table-cell office:value-type="string" calcext:value-type="string">
            <text:p>1253|1254|1255|1256</text:p>
          </table:table-cell>
          <table:table-cell office:value-type="string" calcext:value-type="string">
            <text:p>que je vois querant en quelque lieu je les truisse. |Et cil dist, |puis qu’il velt, |s’en retornera: </text:p>
          </table:table-cell>
          <table:table-cell office:value-type="string" calcext:value-type="string">
            <text:p>que ie uois querant en quel que lieu |que ie les truisse. |et cil dit|puis quil le ueit il sen retornera. </text:p>
          </table:table-cell>
          <table:table-cell office:value-type="string" calcext:value-type="string">
            <text:p>qui iou vois querant. |Etr cil dist |que dont sen retornera il puis</text:p>
          </table:table-cell>
          <table:table-cell office:value-type="string" calcext:value-type="string">
            <text:p>que ie uoys querant en quelque lieu |que ie les trouue.|Et il dit |quil retournera </text:p>
          </table:table-cell>
          <table:table-cell office:value-type="string" calcext:value-type="string">
            <text:p>et il sen appareille </text:p>
          </table:table-cell>
          <table:table-cell office:value-type="string" calcext:value-type="string">
            <text:p>que lleba en qualquier lugar |que el vaya yo me tornare dixo el huesped </text:p>
          </table:table-cell>
          <table:table-cell office:value-type="string" calcext:value-type="string">
            <text:p>ch’io il trovasse». |VE que' dice |che, poscia ch’elli vuole, |ch’elli si tornerà: </text:p>
          </table:table-cell>
        </table:table-row>
        <table:table-row table:style-name="ro3">
          <table:table-cell office:value-type="float" office:value="1257" calcext:value-type="float">
            <text:p>1257</text:p>
          </table:table-cell>
          <table:table-cell office:value-type="string" calcext:value-type="string">
            <text:p>si s’en vet </text:p>
          </table:table-cell>
          <table:table-cell office:value-type="string" calcext:value-type="string">
            <text:p>Si sen ua </text:p>
          </table:table-cell>
          <table:table-cell office:value-type="string" calcext:value-type="string">
            <text:p>quil le veult. </text:p>
          </table:table-cell>
          <table:table-cell office:value-type="string" calcext:value-type="string">
            <text:p>puis quil le ueult. |si sen ua</text:p>
          </table:table-cell>
          <table:table-cell/>
          <table:table-cell office:value-type="string" calcext:value-type="string">
            <text:p>pues vos plaz </text:p>
          </table:table-cell>
          <table:table-cell office:value-type="string" calcext:value-type="string">
            <text:p>si se ne va </text:p>
          </table:table-cell>
        </table:table-row>
        <table:table-row table:style-name="ro7">
          <table:table-cell office:value-type="string" calcext:value-type="string">
            <text:p>1258|1259|1260|1261</text:p>
          </table:table-cell>
          <table:table-cell office:value-type="string" calcext:value-type="string">
            <text:p>et enmaine o lui le chevalier |qui molt est liés de ce |que Lancelos li doit I. guerredon. |Et Lancelos aquelt son chemin aprés cels </text:p>
          </table:table-cell>
          <table:table-cell office:value-type="string" calcext:value-type="string">
            <text:p>et enmainne le cheualier auecque lui. |qui mout est liez de ce |que lanc̃ li doit guerredoner. |Et lanc̃ aquiet son chemin apres ciax </text:p>
          </table:table-cell>
          <table:table-cell office:value-type="string" calcext:value-type="string">
            <text:p>Si sen retorne atant et enmaine aueques lui le cheualier |qui moult est lies de ce |que lancelot! doit. j. guerredon. |Et lancelot |si acuelle son chemin |por aler apres chiaus </text:p>
          </table:table-cell>
          <table:table-cell office:value-type="string" calcext:value-type="string">
            <text:p>et emmaine auec luy le cheualier |qui est moult lie de ce |que lancelot luy doit ung. guerdon. |Et lancelot preut son chemin apres ceulx </text:p>
          </table:table-cell>
          <table:table-cell office:value-type="string" calcext:value-type="string">
            <text:p>et mente sus le cheual et fait retourner son hoste |et prent congie de luy. lancelot print son chemin apres ceulx </text:p>
          </table:table-cell>
          <table:table-cell office:value-type="string" calcext:value-type="string">
            <text:p>E luego se torno |e llebo consigo el cauallero |quelas armas auia dado a lançarote |que yua muy alegre de aquello que lançarote le auia prometido |e lançarote se fue porel camino |enpos el cauallero </text:p>
          </table:table-cell>
          <table:table-cell office:value-type="string" calcext:value-type="string">
            <text:p>e mena con esso lui il cavaliere |che molto est lieto di ciò |che Lancellotto gli dee uno guiderdone. |E Lancellotto accoglie suo camino apresso coloro </text:p>
          </table:table-cell>
        </table:table-row>
        <table:table-row table:style-name="ro4">
          <table:table-cell office:value-type="string" calcext:value-type="string">
            <text:p>1262|1263|1264</text:p>
          </table:table-cell>
          <table:table-cell office:value-type="string" calcext:value-type="string">
            <text:p>que ? il sieut |tant |qu’il est venus el tertre en haut </text:p>
          </table:table-cell>
          <table:table-cell office:value-type="string" calcext:value-type="string">
            <text:p>que il sieut. |tant que il est uenus el haut tertre. </text:p>
          </table:table-cell>
          <table:table-cell office:value-type="string" calcext:value-type="string">
            <text:p>quil sieut. |Tant quil est uenus el tertre en haut. </text:p>
          </table:table-cell>
          <table:table-cell office:value-type="string" calcext:value-type="string">
            <text:p>quil suyt |tant |quil est uenu |ou tertre en hault.</text:p>
          </table:table-cell>
          <table:table-cell office:value-type="string" calcext:value-type="string">
            <text:p>qui sen uont tant |quil est uenu eu tertre en hault/ </text:p>
          </table:table-cell>
          <table:table-cell office:value-type="string" calcext:value-type="string">
            <text:p>e andubo tanto |fasta que paso porel otero </text:p>
          </table:table-cell>
          <table:table-cell office:value-type="string" calcext:value-type="string">
            <text:p>che seguita, |tanto ch’egli è Purchél penurche . Vjenhaj via venuto al poggio in alti. </text:p>
          </table:table-cell>
        </table:table-row>
        <table:table-row table:style-name="ro2">
          <table:table-cell office:value-type="string" calcext:value-type="string">
            <text:p>1265|1266|1267|1268</text:p>
          </table:table-cell>
          <table:table-cell office:value-type="string" calcext:value-type="string">
            <text:p>et lors voit devant lui la forest|que l’en apele la forest des Trois Perilx, |et ce |por quoi ele fu ensi apelee devisera bien li contes ça avant. </text:p>
          </table:table-cell>
          <table:table-cell office:value-type="string" calcext:value-type="string">
            <text:p>et lors uoit deuant lui la forest des trois perilx. |et ce porquoi ele fu|ainsi apelee ce deuissera li contes sa auant. </text:p>
          </table:table-cell>
          <table:table-cell office:value-type="string" calcext:value-type="string">
            <text:p>Et lors uoit deuant lui la forest dez. iij. perieus:. |Et chou porcoi elle est ensi apelee deuisera bien li contes cha auant. </text:p>
          </table:table-cell>
          <table:table-cell office:value-type="string" calcext:value-type="string">
            <text:p>Et lors uoit deuant luy la fourest |quon appelle la fourest des troys perilz. |Et pour quoy elle fu ansi appellec uous deuisera bien le comte |cy apres. </text:p>
          </table:table-cell>
          <table:table-cell office:value-type="string" calcext:value-type="string">
            <text:p>et lors uoit deuant luy la forest des trois perilz|et ce |pour quoy elle est ainsy appellee deuisera bien le compte cy en auant. </text:p>
          </table:table-cell>
          <table:table-cell office:value-type="string" calcext:value-type="string">
            <text:p>e llego avna floresta |que llamauan la floresta delos tres pilares |e porque fue ella asi llamada este cuento lo deuisara aca adelante </text:p>
          </table:table-cell>
          <table:table-cell office:value-type="string" calcext:value-type="string">
            <text:p>Allora isguarda davanti lui,|si vide la foresta |che l’uomo chiama la foresta de' Tre Perigli, e ciò |perch’ella fu insi chiamata |vo diviserà il conto ben qua avanti. </text:p>
          </table:table-cell>
        </table:table-row>
        <table:table-row table:style-name="ro6">
          <table:table-cell office:value-type="string" calcext:value-type="string">
            <text:p>1269|1270|1271|1272</text:p>
          </table:table-cell>
          <table:table-cell office:value-type="string" calcext:value-type="string">
            <text:p>Quant il fu amont el tertre, |si esgarde devant lui, |mais il ne voit nul de cels |que il queroit, </text:p>
          </table:table-cell>
          <table:table-cell office:value-type="string" calcext:value-type="string">
            <text:p>Quant lanc̃. fu amon el tertre |si regarde |Mais il ne uoit deuant lui nus de ciax |que il guiert. </text:p>
          </table:table-cell>
          <table:table-cell office:value-type="string" calcext:value-type="string">
            <text:p>Quant lancelot fu amont el tertre |si regarda deuant lui |mais il ni uit nul de ceaus |que il queroit </text:p>
          </table:table-cell>
          <table:table-cell office:value-type="string" calcext:value-type="string">
            <text:p>Quant il fu amont ou tertre |si regarde deuant luy. |et il ne uoit nul de ceulx |quil queroit. </text:p>
          </table:table-cell>
          <table:table-cell office:value-type="string" calcext:value-type="string">
            <text:p>QUant il fust amonlt eu tertre |si regarde deuant luy </text:p>
          </table:table-cell>
          <table:table-cell office:value-type="string" calcext:value-type="string">
            <text:p>Quando el llego ala floresta |e no vido aquel enpos </text:p>
          </table:table-cell>
          <table:table-cell office:value-type="string" calcext:value-type="string">
            <text:p>Sl oQuand’e fu montato nel poggio, |si isguarda davanti lui.|ma elli non vide nullo di quelli |ch’elli chiedea, </text:p>
          </table:table-cell>
        </table:table-row>
        <table:table-row table:style-name="ro8">
          <table:table-cell office:value-type="string" calcext:value-type="string">
            <text:p>1273|1274</text:p>
          </table:table-cell>
          <table:table-cell office:value-type="string" calcext:value-type="string">
            <text:p>kar il s’estoient ja ferus en la forest. |Et totes voies sieut il les esclos des chevals</text:p>
          </table:table-cell>
          <table:table-cell office:value-type="string" calcext:value-type="string">
            <text:p>Car il cestoient ia feru en la forest.|et totesuoiez sieut il les escloz des cheuaus. </text:p>
          </table:table-cell>
          <table:table-cell office:value-type="string" calcext:value-type="string">
            <text:p>quar il sestoient ia feru en la forest.|Et toutes voies sieut il lez esclos dez cheuaus </text:p>
          </table:table-cell>
          <table:table-cell office:value-type="string" calcext:value-type="string">
            <text:p>car ilz sestoient ia feruz en la foueest. a touteuoyes suyt il les escloz Des cheuaux </text:p>
          </table:table-cell>
          <table:table-cell office:value-type="string" calcext:value-type="string">
            <text:p>et suyst les pas des cheuaulx </text:p>
          </table:table-cell>
          <table:table-cell office:value-type="string" calcext:value-type="string">
            <text:p>quien yua </text:p>
          </table:table-cell>
          <table:table-cell office:value-type="string" calcext:value-type="string">
            <text:p>ché s’erano già messi nella foresta. |E nonperquanto tuttavia segue elli li scrosci de' cavalli </text:p>
          </table:table-cell>
        </table:table-row>
        <table:table-row table:style-name="ro8">
          <table:table-cell office:value-type="string" calcext:value-type="string">
            <text:p>1275|1276</text:p>
          </table:table-cell>
          <table:table-cell office:value-type="string" calcext:value-type="string">
            <text:p>tant que il vient a l’entree de la forest; |et lors encontre une damoisele tote chenue </text:p>
          </table:table-cell>
          <table:table-cell office:value-type="string" calcext:value-type="string">
            <text:p>tant que il uient en lentree |et lors encontre une dame tote chenuee. </text:p>
          </table:table-cell>
          <table:table-cell office:value-type="string" calcext:value-type="string">
            <text:p>tant quil est uenus a lentree de la ; forest. |Et lors encontra vne damoisele toute kenue </text:p>
          </table:table-cell>
          <table:table-cell office:value-type="string" calcext:value-type="string">
            <text:p>tant quil uient a lentree |Et lors encontra une dame toute chenue </text:p>
          </table:table-cell>
          <table:table-cell office:value-type="string" calcext:value-type="string">
            <text:p>tant quil uint a lentree de la forest/ |et lors encentra une damoiselle toute chanue </text:p>
          </table:table-cell>
          <table:table-cell office:value-type="string" calcext:value-type="string">
            <text:p>e fue entonçe porende muy triste entonçe encontro vna donçella envn muy fermoso palafren </text:p>
          </table:table-cell>
          <table:table-cell office:value-type="string" calcext:value-type="string">
            <text:p>tanto ch’egli è venuto all’entrata della foresta. |Allora incontrò elli una dama tutta canuta </text:p>
          </table:table-cell>
        </table:table-row>
        <table:table-row table:style-name="ro11">
          <table:table-cell office:value-type="string" calcext:value-type="string">
            <text:p>1277|1278|1279|1280</text:p>
          </table:table-cell>
          <table:table-cell office:value-type="string" calcext:value-type="string">
            <text:p>qui chevalchoit molt cointement |et estoit tote deslie, ses treces par ses espaules comme pucele |et avoit en son chief l. chapel de roses, |kar c’estoit entor la Saint Johan. Il le salue </text:p>
          </table:table-cell>
          <table:table-cell office:value-type="string" calcext:value-type="string">
            <text:p>qui cheuauchyt mout coitement. |et ert tote desliie.ses tresces par ses espaules comme pucele. et auoit en son chief un chapelat de rosez. |Car cestoit Entor la feste saint iehen. Il la salue </text:p>
          </table:table-cell>
          <table:table-cell office:value-type="string" calcext:value-type="string">
            <text:p>qui cheualchoit moult noblement. |et auoit sez treches toutes desloies par sez espaulles comme pucele. |Et auoit en son chief chapel de roses |quar ce estoit entor la saint iehan : Il le salue|maintenant </text:p>
          </table:table-cell>
          <table:table-cell office:value-type="string" calcext:value-type="string">
            <text:p>qui cheuauchoit moult cointement. |et estoit toute desliee les treces sur les espaules comme pucelle. |et auoit en son chef ung chapel de |soucique |car cestoit entour la saint iehan Il la salue.</text:p>
          </table:table-cell>
          <table:table-cell office:value-type="string" calcext:value-type="string">
            <text:p>qui cheuauchoit menlt coinctement toute descheuelee/ ses tresches entre ses espaulles |comment une pucelle|et auoit sur son chief ung chapiau de roses/ il la sallue</text:p>
          </table:table-cell>
          <table:table-cell office:value-type="string" calcext:value-type="string">
            <text:p>que hera toda cana |e lleuaua los cauellos tendidos porlas espaldas |como si fuese muy moça |e traia vn capillejo de Rosas enla cabeça |Ca hera entonçe |por sant juan </text:p>
          </table:table-cell>
          <table:table-cell office:value-type="string" calcext:value-type="string">
            <text:p>che cavalcava molto contamente, suo capelli isparti per sue spalle com’una pulcella, |e avea in suo capo uno capello di rose,|ché ciò era intorno il Santo Giovanni. Elli saluta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quil la uit. </text:p>
          </table:table-cell>
          <table:table-cell table:number-columns-repeated="4"/>
        </table:table-row>
        <table:table-row table:style-name="ro3">
          <table:table-cell office:value-type="float" office:value="1281" calcext:value-type="float">
            <text:p>1281</text:p>
          </table:table-cell>
          <table:table-cell table:number-columns-repeated="2" office:value-type="string" calcext:value-type="string">
            <text:p>et ele li dist </text:p>
          </table:table-cell>
          <table:table-cell office:value-type="string" calcext:value-type="string">
            <text:p>Et elle dist </text:p>
          </table:table-cell>
          <table:table-cell table:number-columns-repeated="2" office:value-type="string" calcext:value-type="string">
            <text:p>et elle luy dist </text:p>
          </table:table-cell>
          <table:table-cell office:value-type="string" calcext:value-type="string">
            <text:p>e lançarote lo saluo |e ella lo torno sus saludes </text:p>
          </table:table-cell>
          <table:table-cell office:value-type="string" calcext:value-type="string">
            <text:p>ed ella gli dice </text:p>
          </table:table-cell>
        </table:table-row>
        <table:table-row table:style-name="ro7">
          <table:table-cell office:value-type="string" calcext:value-type="string">
            <text:p>1282|1283</text:p>
          </table:table-cell>
          <table:table-cell office:value-type="string" calcext:value-type="string">
            <text:p>que bone aventure li doinst Diex. « Damoisele, fet il, me savriés vos a dire |quel part uns chevaliers o unes armes vermeilles s’en vet ? — </text:p>
          </table:table-cell>
          <table:table-cell office:value-type="string" calcext:value-type="string">
            <text:p>que bone auauture li doint diex. Dame fait lanc̃. me saurrez uos adire |quel part uns cheualiers a unes armes uermeilles sen ua. </text:p>
          </table:table-cell>
          <table:table-cell office:value-type="string" calcext:value-type="string">
            <text:p>que diex li donnast boine auenture. Damsolisele fait |sil me sauries vous enseignier |quel part vns cheualiers sen uait </text:p>
          </table:table-cell>
          <table:table-cell office:value-type="string" calcext:value-type="string">
            <text:p>que bonne auanture luy doint dieu damoisele fait il me scauriez uous a dire |quelle part sen ua ung cheualier a unes armes uermeilles </text:p>
          </table:table-cell>
          <table:table-cell office:value-type="string" calcext:value-type="string">
            <text:p>que bonne aduanture luy dennast dieu damoiselle fait il aues uous point ueu passer par cy ung cheualier a unes armes uermeilles. Eu nom dieu fait elle </text:p>
          </table:table-cell>
          <table:table-cell office:value-type="string" calcext:value-type="string">
            <text:p>Donçella dixo lançarote |saberme yades enseñar |por do va vn Cauallero devnas armas bermejas </text:p>
          </table:table-cell>
          <table:table-cell office:value-type="string" calcext:value-type="string">
            <text:p>che buona aventura gli doni lddio. Dama, disse Lancellotto, mi sapreste vo' dire in quale parti uno cavaliere a une armi vermiglie |se ne va? </text:p>
          </table:table-cell>
        </table:table-row>
        <table:table-row table:style-name="ro7">
          <table:table-cell office:value-type="string" calcext:value-type="string">
            <text:p>1284|1285|1286|1287|1288</text:p>
          </table:table-cell>
          <table:table-cell office:value-type="string" calcext:value-type="string">
            <text:p>En non Diex, fet ele, je le vos enseigneroie bien, |se je voloie. — |Dites le moi, fet il, |par covent |que je soie vostre chevaliers el premier lieu </text:p>
          </table:table-cell>
          <table:table-cell office:value-type="string" calcext:value-type="string">
            <text:p>En nodieu fait ele ie le uos ensangneroie bien |ce ie uoloie. |Dites le moi fut il par couent |que ie soie uostres cheualiers el premier lieu</text:p>
          </table:table-cell>
          <table:table-cell office:value-type="string" calcext:value-type="string">
            <text:p>qui porte vnes armes uermeilles. Enon dieu fait elle iou le vous enseigneroie bien |se iou voloie. |Dites le moi fait il par tel couuent |que iou soie vos cheualiers el premier lieu</text:p>
          </table:table-cell>
          <table:table-cell office:value-type="string" calcext:value-type="string">
            <text:p>Certes fait elle ie le uous enseigneroye bien|si ie uouloye. Dictez le moy fait il par conuent |que ie soye uostre cheualier ou premier lieu </text:p>
          </table:table-cell>
          <table:table-cell office:value-type="string" calcext:value-type="string">
            <text:p>se ie uoulloie ie uous lenseigneroie bien dictes le moy fait il par tel conuenant |que ie soie uostre cheualier au premier lieu </text:p>
          </table:table-cell>
          <table:table-cell office:value-type="string" calcext:value-type="string">
            <text:p>Por dios dixo ella |yo voslo enseñare bien |si quisiere |dezidme dixo lançarote |Por tal conuenençia |que yo sea vuestro cauallero enel Primer lugar </text:p>
          </table:table-cell>
          <table:table-cell office:value-type="string" calcext:value-type="string">
            <text:p>—Al nome di Dio, diss’ella, |il voi insegnerei bene, |s’i' volesse. |— Ditelme, disse Lancellotto, |per convento |che sia vostro cavaliere nel primaio luogo </text:p>
          </table:table-cell>
        </table:table-row>
        <table:table-row table:style-name="ro3">
          <table:table-cell office:value-type="float" office:value="1289" calcext:value-type="float">
            <text:p>1289</text:p>
          </table:table-cell>
          <table:table-cell office:value-type="string" calcext:value-type="string">
            <text:p>ou vos me requerrois. — </text:p>
          </table:table-cell>
          <table:table-cell office:value-type="string" calcext:value-type="string">
            <text:p>ou ie buos trouerai. </text:p>
          </table:table-cell>
          <table:table-cell office:value-type="string" calcext:value-type="string">
            <text:p>ou vous me requerres. </text:p>
          </table:table-cell>
          <table:table-cell office:value-type="string" calcext:value-type="string">
            <text:p>que uous me requerrez. </text:p>
          </table:table-cell>
          <table:table-cell office:value-type="string" calcext:value-type="string">
            <text:p>que uous me requerres/ </text:p>
          </table:table-cell>
          <table:table-cell office:value-type="string" calcext:value-type="string">
            <text:p>que me rrequerades </text:p>
          </table:table-cell>
          <table:table-cell office:value-type="string" calcext:value-type="string">
            <text:p>che vo me ne richiederete. 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Se vos me creantés, fet ele,</text:p>
          </table:table-cell>
          <table:table-cell office:value-type="string" calcext:value-type="string">
            <text:p>Se uous me uoles creanter </text:p>
          </table:table-cell>
          <table:table-cell office:value-type="string" calcext:value-type="string">
            <text:p>Se vous me creantes fait elle </text:p>
          </table:table-cell>
          <table:table-cell office:value-type="string" calcext:value-type="string">
            <text:p>Se uous me creancez fait elle </text:p>
          </table:table-cell>
          <table:table-cell office:value-type="string" calcext:value-type="string">
            <text:p>se uous me promettes </text:p>
          </table:table-cell>
          <table:table-cell office:value-type="string" calcext:value-type="string">
            <text:p>Si vosme jurades |dixo la donçella </text:p>
          </table:table-cell>
          <table:table-cell office:value-type="string" calcext:value-type="string">
            <text:p>—?Se vo' mi giurate, disse la vecchia, 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que vos me sievrois de quel hore </text:p>
          </table:table-cell>
          <table:table-cell office:value-type="string" calcext:value-type="string">
            <text:p>que uos me siere de quel hore </text:p>
          </table:table-cell>
          <table:table-cell office:value-type="string" calcext:value-type="string">
            <text:p>que vous me sieurres el premier lieu </text:p>
          </table:table-cell>
          <table:table-cell office:value-type="string" calcext:value-type="string">
            <text:p>que uous me suyurez a quelque heure</text:p>
          </table:table-cell>
          <table:table-cell office:value-type="string" calcext:value-type="string">
            <text:p>que au pre/ mier lieu </text:p>
          </table:table-cell>
          <table:table-cell office:value-type="string" calcext:value-type="string">
            <text:p>que vayades conmigo luego enla ora |que vos llamare </text:p>
          </table:table-cell>
          <table:table-cell office:value-type="string" calcext:value-type="string">
            <text:p>che vo'mi seguirete di qualche ora </text:p>
          </table:table-cell>
        </table:table-row>
        <table:table-row table:style-name="ro4">
          <table:table-cell office:value-type="float" office:value="1292" calcext:value-type="float">
            <text:p>1292</text:p>
          </table:table-cell>
          <table:table-cell office:value-type="string" calcext:value-type="string">
            <text:p>que vos en semoigne, je le vos enseignerai. » </text:p>
          </table:table-cell>
          <table:table-cell office:value-type="string" calcext:value-type="string">
            <text:p>que ie uus en semongne ; ie le uos en sangnerai. </text:p>
          </table:table-cell>
          <table:table-cell office:value-type="string" calcext:value-type="string">
            <text:p>ou iou vous en semondrai. iou le vous enseignerai. </text:p>
          </table:table-cell>
          <table:table-cell office:value-type="string" calcext:value-type="string">
            <text:p>que ie uous semondray. ie le uous enseigneray. </text:p>
          </table:table-cell>
          <table:table-cell office:value-type="string" calcext:value-type="string">
            <text:p>ou ie uous requesray uous me aideres ie uous lenseigneray/ </text:p>
          </table:table-cell>
          <table:table-cell office:value-type="string" calcext:value-type="string">
            <text:p>yo voslo mostrare |e lanzarote lo juro luego </text:p>
          </table:table-cell>
          <table:table-cell office:value-type="string" calcext:value-type="string">
            <text:p>ch’i vo ne riglia, io il vo insegnerò». </text:p>
          </table:table-cell>
        </table:table-row>
        <table:table-row table:style-name="ro4">
          <table:table-cell office:value-type="string" calcext:value-type="string">
            <text:p>1293|1294</text:p>
          </table:table-cell>
          <table:table-cell office:value-type="string" calcext:value-type="string">
            <text:p>Et cil li creante, |dont il se repenti puis molt durement tel hore fu. « </text:p>
          </table:table-cell>
          <table:table-cell office:value-type="string" calcext:value-type="string">
            <text:p>et il li creante. |dont il se repanti |puis mout durement tel hore fu. </text:p>
          </table:table-cell>
          <table:table-cell office:value-type="string" calcext:value-type="string">
            <text:p>Et il li creante maintenant : |dont il fu|puis corocies |et moult se repenti tele heure fu. </text:p>
          </table:table-cell>
          <table:table-cell office:value-type="string" calcext:value-type="string">
            <text:p>Et il luy creance.|dont il se repenty |puis moult fort. </text:p>
          </table:table-cell>
          <table:table-cell office:value-type="string" calcext:value-type="string">
            <text:p>et il luy promet/ |denc depuys sen repentist/ </text:p>
          </table:table-cell>
          <table:table-cell office:value-type="string" calcext:value-type="string">
            <text:p>donde el se arrepintio despues muy duramente tal ora fue Vos yredes </text:p>
          </table:table-cell>
          <table:table-cell office:value-type="string" calcext:value-type="string">
            <text:p>Ed e' lel giura immantanente, |donde si penté|poscia duramente tale ora fu. </text:p>
          </table:table-cell>
        </table:table-row>
        <table:table-row table:style-name="ro2">
          <table:table-cell office:value-type="string" calcext:value-type="string">
            <text:p>1295|1296|1297|1298</text:p>
          </table:table-cell>
          <table:table-cell office:value-type="string" calcext:value-type="string">
            <text:p>Or alés, fet ele, tot cest chemin», |si li mostre I. sentier estroit |qui aloit al travers de la forest. « |Si ne tornés, fet ele, de nule part </text:p>
          </table:table-cell>
          <table:table-cell office:value-type="string" calcext:value-type="string">
            <text:p>Or uos en alez fait ele par|ci |si li mostre .i. estroit santier |qui aloit outre uers de la forest. |Si ne tornez de nule part. </text:p>
          </table:table-cell>
          <table:table-cell office:value-type="string" calcext:value-type="string">
            <text:p>Ore ales fait elle tout chest chemin |si li moustre. j. sentier estroit |qui aloit dentrauers la forest. |si ne tornes nulle part. </text:p>
          </table:table-cell>
          <table:table-cell office:value-type="string" calcext:value-type="string">
            <text:p>Se allez fait elle tout ce chenin. |si luy monstre ung sentier moult estroit |qui aloit a trauers de la fourest. |et luy dist |quil ne tourne </text:p>
          </table:table-cell>
          <table:table-cell office:value-type="string" calcext:value-type="string">
            <text:p>Or alles fait elle tout ce chemyn en trauers de la forest |sans tourner de nulle part. </text:p>
          </table:table-cell>
          <table:table-cell office:value-type="string" calcext:value-type="string">
            <text:p>poreste camino |dixo la donzella |fasta que falledes vn sendero atrauieso dela floresta |e entonçe tomaredes aquel sendero </text:p>
          </table:table-cell>
          <table:table-cell office:value-type="string" calcext:value-type="string">
            <text:p>“Or andate, diss’ella, tutto questo camino», |si gli mostra uno sentieri stretto |ch’andava in traverso della foresta, |«sì non vi volgete, diss’ella, |i'nulla 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ca ne la. 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299|1300|1301</text:p>
          </table:table-cell>
          <table:table-cell office:value-type="string" calcext:value-type="string">
            <text:p>et quant vos avrois alé entor demie lieue, |si verrois delés I. vivier trois paveillons tendus. |La dedens troverois le chevalier </text:p>
          </table:table-cell>
          <table:table-cell office:value-type="string" calcext:value-type="string">
            <text:p>et quant uos aures ale entor demie lieue : |si uerres delez .i. uanier aux pauillons tandus. |La dedens troueres le cheualier </text:p>
          </table:table-cell>
          <table:table-cell office:value-type="string" calcext:value-type="string">
            <text:p>Et quant vous aures erre demie lieue. |si troueres. iiij. pauellons sor. j. uiuier tendus. et la dedens troueres le cheualier </text:p>
          </table:table-cell>
          <table:table-cell office:value-type="string" calcext:value-type="string">
            <text:p>Et quent uous serez fait elle alle entour demye lieue si uerrez de la ung mont quatre paueillons tenduz. |La dedans trouuerez le cheualier </text:p>
          </table:table-cell>
          <table:table-cell office:value-type="string" calcext:value-type="string">
            <text:p>Quant uous aures cheuauche enuiron demye lieue |si uerres de les une riuiere trois pauillons la dedens trouueres le cheualier </text:p>
          </table:table-cell>
          <table:table-cell office:value-type="string" calcext:value-type="string">
            <text:p>e desque hubieredes porel andado quanto vna legua fallaredes antevn nogal tres tiendas Armadas |e enla vna dellas fallaredes el Cauallero </text:p>
          </table:table-cell>
          <table:table-cell office:value-type="string" calcext:value-type="string">
            <text:p>parte,Se quando voi arete andato intorno a meza lega, |si vedrete dallato uno vivaio intorniati quatro padiglioni tenduti: di dentro troverete il cavaliere </text:p>
          </table:table-cell>
        </table:table-row>
        <table:table-row table:style-name="ro4">
          <table:table-cell office:value-type="string" calcext:value-type="string">
            <text:p>1302|1303</text:p>
          </table:table-cell>
          <table:table-cell office:value-type="string" calcext:value-type="string">
            <text:p>que vos querés |que l’en apele Arramant le Gros; </text:p>
          </table:table-cell>
          <table:table-cell office:value-type="string" calcext:value-type="string">
            <text:p>que uos queres |que len apele arramant le gros. </text:p>
          </table:table-cell>
          <table:table-cell office:value-type="string" calcext:value-type="string">
            <text:p>que vous queres |que on apele atramant le gros. </text:p>
          </table:table-cell>
          <table:table-cell office:value-type="string" calcext:value-type="string">
            <text:p>que uous querez |que len appelle arramant le grec. </text:p>
          </table:table-cell>
          <table:table-cell office:value-type="string" calcext:value-type="string">
            <text:p>que uous demandes |et len lappelle arrement le gras </text:p>
          </table:table-cell>
          <table:table-cell office:value-type="string" calcext:value-type="string">
            <text:p>que buscades aque llaman aramante el grueso </text:p>
          </table:table-cell>
          <table:table-cell office:value-type="string" calcext:value-type="string">
            <text:p>che vo' chiedete, |che l’uomo chiama Aramonte il Grosso,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si le conoistrois a ces enseignes </text:p>
          </table:table-cell>
          <table:table-cell office:value-type="string" calcext:value-type="string">
            <text:p>Si le quenoistres a ses ansangnes </text:p>
          </table:table-cell>
          <table:table-cell office:value-type="string" calcext:value-type="string">
            <text:p>si le connistres a ces enseignes </text:p>
          </table:table-cell>
          <table:table-cell office:value-type="string" calcext:value-type="string">
            <text:p>si le cognoistrez a ces enseignes </text:p>
          </table:table-cell>
          <table:table-cell office:value-type="string" calcext:value-type="string">
            <text:p>et le cengnoistres a telles enseignes </text:p>
          </table:table-cell>
          <table:table-cell office:value-type="string" calcext:value-type="string">
            <text:p>e vos lo conoçeredes </text:p>
          </table:table-cell>
          <table:table-cell office:value-type="string" calcext:value-type="string">
            <text:p>si 'l conoscerete a queste insegne, </text:p>
          </table:table-cell>
        </table:table-row>
        <table:table-row table:style-name="ro4">
          <table:table-cell office:value-type="string" calcext:value-type="string">
            <text:p>1305|1306</text:p>
          </table:table-cell>
          <table:table-cell office:value-type="string" calcext:value-type="string">
            <text:p>qu’il a en mi le front II. plaies. |Or vos en poés aler, </text:p>
          </table:table-cell>
          <table:table-cell office:value-type="string" calcext:value-type="string">
            <text:p>quil a el fronc .ii. plaieez. |Or uos en poez aler </text:p>
          </table:table-cell>
          <table:table-cell office:value-type="string" calcext:value-type="string">
            <text:p>quil a en mi le front. ij. plaies. |Or vous en poes aler fait elle</text:p>
          </table:table-cell>
          <table:table-cell office:value-type="string" calcext:value-type="string">
            <text:p>quil a deux playes enmy le front. |Se uous en pouez aller </text:p>
          </table:table-cell>
          <table:table-cell office:value-type="string" calcext:value-type="string">
            <text:p>quil ha deux playes au frent/ |or uous en poues aller </text:p>
          </table:table-cell>
          <table:table-cell office:value-type="string" calcext:value-type="string">
            <text:p>porestas señales en medio dela frente ados llagas agora vos podedes yr </text:p>
          </table:table-cell>
          <table:table-cell office:value-type="string" calcext:value-type="string">
            <text:p>ch’egli à nel miluogo del viso due colpi. |Or vo ne potete andare, 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mais que vos m’aiés dit vostre nom. » </text:p>
          </table:table-cell>
          <table:table-cell office:value-type="string" calcext:value-type="string">
            <text:p>mais que uos mauez dit uostre non. </text:p>
          </table:table-cell>
          <table:table-cell office:value-type="string" calcext:value-type="string">
            <text:p>mais que vous me dites vostre non. </text:p>
          </table:table-cell>
          <table:table-cell office:value-type="string" calcext:value-type="string">
            <text:p>mais que uous mayez dit uostre nom. </text:p>
          </table:table-cell>
          <table:table-cell office:value-type="string" calcext:value-type="string">
            <text:p>mes que mayes dist uostre nen/ </text:p>
          </table:table-cell>
          <table:table-cell office:value-type="string" calcext:value-type="string">
            <text:p>mas anteme deçid como auedes nombre </text:p>
          </table:table-cell>
          <table:table-cell office:value-type="string" calcext:value-type="string">
            <text:p>ma' che vo' m’abiate detto vostro nome». </text:p>
          </table:table-cell>
        </table:table-row>
        <table:table-row table:style-name="ro4">
          <table:table-cell office:value-type="string" calcext:value-type="string">
            <text:p>1308|1309</text:p>
          </table:table-cell>
          <table:table-cell office:value-type="string" calcext:value-type="string">
            <text:p>Et il se nome molt a envis |et totes voies li dist </text:p>
          </table:table-cell>
          <table:table-cell office:value-type="string" calcext:value-type="string">
            <text:p>et il se nome mout a enuiz et totesuoiez dit il </text:p>
          </table:table-cell>
          <table:table-cell office:value-type="string" calcext:value-type="string">
            <text:p>Et il se nomme moult a enuis. |mais toutes voies li dist il </text:p>
          </table:table-cell>
          <table:table-cell office:value-type="string" calcext:value-type="string">
            <text:p>Et il se nomme a moult grant peine. |Et toutesuoyes luy dit il</text:p>
          </table:table-cell>
          <table:table-cell office:value-type="string" calcext:value-type="string">
            <text:p>et il se nomme monlt enuiz |et dist </text:p>
          </table:table-cell>
          <table:table-cell office:value-type="string" calcext:value-type="string">
            <text:p>e el se nombro mucho amidos |e dixo yo </text:p>
          </table:table-cell>
          <table:table-cell office:value-type="string" calcext:value-type="string">
            <text:p>Ed e' si noma molto ad invidia, |e tuttavia le diss’elli </text:p>
          </table:table-cell>
        </table:table-row>
        <table:table-row table:style-name="ro8">
          <table:table-cell office:value-type="string" calcext:value-type="string">
            <text:p>1310|1311|1312</text:p>
          </table:table-cell>
          <table:table-cell office:value-type="string" calcext:value-type="string">
            <text:p>qu’il a non Lancelot del Lac. « Alez a Dieu », fet ele.|Atant s’en part |et s’en vet tot le chemin </text:p>
          </table:table-cell>
          <table:table-cell office:value-type="string" calcext:value-type="string">
            <text:p>quil a non lanc̃ del lac. |si sen part atant.|et sen ua tout le chemin </text:p>
          </table:table-cell>
          <table:table-cell office:value-type="string" calcext:value-type="string">
            <text:p>quil a a non lancelot del lac. |A tant sen uait lancelot tout le chemin </text:p>
          </table:table-cell>
          <table:table-cell office:value-type="string" calcext:value-type="string">
            <text:p>quil a nom lancelot du lac. |Et il sem part a tant|et sen uait tout le chemin </text:p>
          </table:table-cell>
          <table:table-cell office:value-type="string" calcext:value-type="string">
            <text:p>quil a a nen lancelot du lac. |A tant sen ua lancelot tout le chemyn </text:p>
          </table:table-cell>
          <table:table-cell office:value-type="string" calcext:value-type="string">
            <text:p>he nombre Lançarote del lago Lançarote se partio luego dela donçella |e fuese Porel camino </text:p>
          </table:table-cell>
          <table:table-cell office:value-type="string" calcext:value-type="string">
            <text:p>ch’egli à nome Lancellotto di Lac. |Atanto si parte dalla vecchia |e se ne va tutto suo camino </text:p>
          </table:table-cell>
        </table:table-row>
        <table:table-row table:style-name="ro8">
          <table:table-cell office:value-type="string" calcext:value-type="string">
            <text:p>1313|1314</text:p>
          </table:table-cell>
          <table:table-cell office:value-type="string" calcext:value-type="string">
            <text:p>qu’ele li avoit enseigné, si grant aleure |com il plus puet del cheval traire,</text:p>
          </table:table-cell>
          <table:table-cell office:value-type="string" calcext:value-type="string">
            <text:p>que cele li auoit ensangnie. |Si grant aleure |comme il puet del cheual traire. </text:p>
          </table:table-cell>
          <table:table-cell office:value-type="string" calcext:value-type="string">
            <text:p>que elle li ot enseignie. si grant aleure |comme il puet del cheual traire. </text:p>
          </table:table-cell>
          <table:table-cell office:value-type="string" calcext:value-type="string">
            <text:p>quelle luy auoit enseigne si grant aleure </text:p>
          </table:table-cell>
          <table:table-cell office:value-type="string" calcext:value-type="string">
            <text:p>quelle luy a enseigne/ </text:p>
          </table:table-cell>
          <table:table-cell office:value-type="string" calcext:value-type="string">
            <text:p>que ella hauia mostrado |e yua tan apriesa |quanto el cauallo podia andar |e andubo asi </text:p>
          </table:table-cell>
          <table:table-cell office:value-type="string" calcext:value-type="string">
            <text:p>ch’ella l’avea insegnato, </text:p>
          </table:table-cell>
        </table:table-row>
        <table:table-row table:style-name="ro4">
          <table:table-cell office:value-type="string" calcext:value-type="string">
            <text:p>1315|1316</text:p>
          </table:table-cell>
          <table:table-cell office:value-type="string" calcext:value-type="string">
            <text:p>tant que il atainst les chevaliers |que il sievoit. </text:p>
          </table:table-cell>
          <table:table-cell office:value-type="string" calcext:value-type="string">
            <text:p>Et tantost ataint les cheualiers |que il suoit. </text:p>
          </table:table-cell>
          <table:table-cell office:value-type="string" calcext:value-type="string">
            <text:p>tant quil ataint lez cheualiers |as quil sieuoit. </text:p>
          </table:table-cell>
          <table:table-cell office:value-type="string" calcext:value-type="string">
            <text:p>tant quil ataint les cheualiers |qu il suyuoit. </text:p>
          </table:table-cell>
          <table:table-cell office:value-type="string" calcext:value-type="string">
            <text:p>tant quil attaint le cheualiee </text:p>
          </table:table-cell>
          <table:table-cell office:value-type="string" calcext:value-type="string">
            <text:p>fasta que alcanço los caualleros depos quien yba </text:p>
          </table:table-cell>
          <table:table-cell/>
        </table:table-row>
        <table:table-row table:style-name="ro3">
          <table:table-cell office:value-type="float" office:value="1317" calcext:value-type="float">
            <text:p>1317</text:p>
          </table:table-cell>
          <table:table-cell office:value-type="string" calcext:value-type="string">
            <text:p>Et cil lor i escrie si haut </text:p>
          </table:table-cell>
          <table:table-cell office:value-type="string" calcext:value-type="string">
            <text:p>et il les escrie si haut </text:p>
          </table:table-cell>
          <table:table-cell office:value-type="string" calcext:value-type="string">
            <text:p>si lor escrie si haut </text:p>
          </table:table-cell>
          <table:table-cell office:value-type="string" calcext:value-type="string">
            <text:p>Et il leur escrie si hault </text:p>
          </table:table-cell>
          <table:table-cell office:value-type="string" calcext:value-type="string">
            <text:p>si luy escrie si hault </text:p>
          </table:table-cell>
          <table:table-cell office:value-type="string" calcext:value-type="string">
            <text:p>e el les començo a dar vozes 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que bien porent oîr, </text:p>
          </table:table-cell>
          <table:table-cell office:value-type="string" calcext:value-type="string">
            <text:p>que bien le pueent entandre </text:p>
          </table:table-cell>
          <table:table-cell office:value-type="string" calcext:value-type="string">
            <text:p>que tout le porent bien oir. </text:p>
          </table:table-cell>
          <table:table-cell office:value-type="string" calcext:value-type="string">
            <text:p>que bien le peurent ouyr </text:p>
          </table:table-cell>
          <table:table-cell office:value-type="string" calcext:value-type="string">
            <text:p>que bien le peult ouir </text:p>
          </table:table-cell>
          <table:table-cell office:value-type="string" calcext:value-type="string">
            <text:p>de quanto vido |que le podian oyr </text:p>
          </table:table-cell>
          <table:table-cell/>
        </table:table-row>
        <table:table-row table:style-name="ro10">
          <table:table-cell office:value-type="string" calcext:value-type="string">
            <text:p>1319|1320|1321|1322</text:p>
          </table:table-cell>
          <table:table-cell office:value-type="string" calcext:value-type="string">
            <text:p>et maintenant li vient acorant li uns d’eus, l’escu al col, le lance el poing, |et fu armés de totes armes. |Et Lancelos le fiert |si que pour le hauberc ne remaint </text:p>
          </table:table-cell>
          <table:table-cell office:value-type="string" calcext:value-type="string">
            <text:p>et maintenant li uient acorant li uns daus lescu au col la lance el poing. |et fu armes de toutes armes.|et lanc̃ le fiert |si que por le haubert ne remaint: </text:p>
          </table:table-cell>
          <table:table-cell office:value-type="string" calcext:value-type="string">
            <text:p>Et maintenant li vint a lencontre li vns daus a cheual lescu au col la lance el poing |et fu bien armes de toutes armes. |Et lancelot le fiert si durement. |que |por le hauberc ne remaint il mie </text:p>
          </table:table-cell>
          <table:table-cell office:value-type="string" calcext:value-type="string">
            <text:p>Et adonc luy uient courant lun deulx lescu au coul la lance ou poing. |et fu arme de toutes armes |Et lancelot le fiert |si que pour le haubert ne demeure </text:p>
          </table:table-cell>
          <table:table-cell office:value-type="string" calcext:value-type="string">
            <text:p>maintenant luy uient a lencontre lun de lautre lescu au col la lance au poing armes de toutes pieces/ |et lancelot le fiert si durement </text:p>
          </table:table-cell>
          <table:table-cell office:value-type="string" calcext:value-type="string">
            <text:p>e luego vino contrael vno delos caualleros el escudo al cuello |e la lança enla mano armado de todas armas |e lançarote lo yryo asi tan duramente </text:p>
          </table:table-cell>
          <table:table-cell/>
        </table:table-row>
        <table:table-row table:style-name="ro6">
          <table:table-cell office:value-type="string" calcext:value-type="string">
            <text:p>1323|1324</text:p>
          </table:table-cell>
          <table:table-cell office:value-type="string" calcext:value-type="string">
            <text:p>qu’il ne li met par mi le cors le fer del glaive |si l’empaint bien com cil </text:p>
          </table:table-cell>
          <table:table-cell office:value-type="string" calcext:value-type="string">
            <text:p>que il ne li meste parmi le cors et le fer et la glauie. |Si lenpant bien comme cil </text:p>
          </table:table-cell>
          <table:table-cell office:value-type="string" calcext:value-type="string">
            <text:p>quil ne li mete parmi le cors le fer del glaiue. |si lempaint bien comme cil </text:p>
          </table:table-cell>
          <table:table-cell office:value-type="string" calcext:value-type="string">
            <text:p>quil ne luy mecte le fer du glayue parmy le corps. Il lempanit bien comme cil </text:p>
          </table:table-cell>
          <table:table-cell office:value-type="string" calcext:value-type="string">
            <text:p>quil luy met le fer du glaiue parmy le coprs </text:p>
          </table:table-cell>
          <table:table-cell office:value-type="string" calcext:value-type="string">
            <text:p>que porel escudo ni porla loriga no finco </text:p>
          </table:table-cell>
          <table:table-cell/>
        </table:table-row>
        <table:table-row table:style-name="ro8">
          <table:table-cell office:value-type="string" calcext:value-type="string">
            <text:p>1325|1326</text:p>
          </table:table-cell>
          <table:table-cell office:value-type="string" calcext:value-type="string">
            <text:p>qui assés ot et cuer et force: |si le porte del cheval a terre et retrait son glaive a lui; </text:p>
          </table:table-cell>
          <table:table-cell office:value-type="string" calcext:value-type="string">
            <text:p>qui auoit assez cuer |et force|Si le porte a terre. |et retrait son glaiue a lui. </text:p>
          </table:table-cell>
          <table:table-cell office:value-type="string" calcext:value-type="string">
            <text:p>qui ot asses cuer et force. |si le porte del cheual a terre. |puis traist son glaiue a soi. </text:p>
          </table:table-cell>
          <table:table-cell office:value-type="string" calcext:value-type="string">
            <text:p>qui auoit assez cuer et force |si le porte du cheual a terre |et retraict son glaiue a luy </text:p>
          </table:table-cell>
          <table:table-cell office:value-type="string" calcext:value-type="string">
            <text:p>si le porte a terre/ </text:p>
          </table:table-cell>
          <table:table-cell office:value-type="string" calcext:value-type="string">
            <text:p>quele no metiese la lança |pormedio del cuerpo e dio conel gran cayda en tierra |Como aquel que hera de Gran fuerça </text:p>
          </table:table-cell>
          <table:table-cell/>
        </table:table-row>
        <table:table-row table:style-name="ro6">
          <table:table-cell office:value-type="string" calcext:value-type="string">
            <text:p>1327|1328|1329</text:p>
          </table:table-cell>
          <table:table-cell office:value-type="string" calcext:value-type="string">
            <text:p>si voit I. autre venir tot appareillié de joster |et il nel refuse pas, |ains li torne le chief del cheval, </text:p>
          </table:table-cell>
          <table:table-cell office:value-type="string" calcext:value-type="string">
            <text:p>Si uoit un autre uenir a lui tout aparillie de ioster. |et il nel refuse pas. |ains li torne le chief del cheual. </text:p>
          </table:table-cell>
          <table:table-cell office:value-type="string" calcext:value-type="string">
            <text:p>si en reuoit vn autre venir tout apreste de iouster. |et il li torne le cheual. </text:p>
          </table:table-cell>
          <table:table-cell office:value-type="string" calcext:value-type="string">
            <text:p>Si uoit ueniir ung autre tout appareille de iouster. et il ne li refuse pas |ains luy tourne le chief du cheual.</text:p>
          </table:table-cell>
          <table:table-cell office:value-type="string" calcext:value-type="string">
            <text:p>et uoit ung aultre uenir tout prest de iouster |et il ne le reffuse pas/ </text:p>
          </table:table-cell>
          <table:table-cell office:value-type="string" calcext:value-type="string">
            <text:p>e Luego vino otro contrael aparejado de Justar |e lançarote no Rehuso |ante boluio la Cabeza del cauallo alla do lo vyo venir </text:p>
          </table:table-cell>
          <table:table-cell/>
        </table:table-row>
        <table:table-row table:style-name="ro3">
          <table:table-cell office:value-type="float" office:value="1330" calcext:value-type="float">
            <text:p>1330</text:p>
          </table:table-cell>
          <table:table-cell office:value-type="string" calcext:value-type="string">
            <text:p>et cil </text:p>
          </table:table-cell>
          <table:table-cell office:value-type="string" calcext:value-type="string">
            <text:p>et cil</text:p>
          </table:table-cell>
          <table:table-cell table:number-columns-repeated="2" office:value-type="string" calcext:value-type="string">
            <text:p>et cil </text:p>
          </table:table-cell>
          <table:table-cell office:value-type="string" calcext:value-type="string">
            <text:p>et celuy </text:p>
          </table:table-cell>
          <table:table-cell office:value-type="string" calcext:value-type="string">
            <text:p>e el cauallero lo firio </text:p>
          </table:table-cell>
          <table:table-cell/>
        </table:table-row>
        <table:table-row table:style-name="ro10">
          <table:table-cell office:value-type="string" calcext:value-type="string">
            <text:p>1331|1332|1333|1334</text:p>
          </table:table-cell>
          <table:table-cell office:value-type="string" calcext:value-type="string">
            <text:p>qui vint acorant li done tel cop en l’escu |que tote sa lance vole en pieces. |Et Lancelos, |qui un poi porta sa lance bas. l'ataint par desus l’arcon de la sele,</text:p>
          </table:table-cell>
          <table:table-cell office:value-type="string" calcext:value-type="string">
            <text:p>qui uint acorant li done tel cop sor lescu |que la lance uole tote en pieces. |et lanc̃. |qui tuit sa lance .i. pou bas le fiert par desus larson de la sele. </text:p>
          </table:table-cell>
          <table:table-cell office:value-type="string" calcext:value-type="string">
            <text:p>qui uenoit acorant li donne tel cop sor son escu |que sa lance vole em pieces. |Et il aporte la soie j. poi plus bas </text:p>
          </table:table-cell>
          <table:table-cell office:value-type="string" calcext:value-type="string">
            <text:p>qui uient courant luy donne tel cop sur lescu |que toute sa lance uole en pieces |Et lancelot |qui ung pou porta sa lance bas lactant par dessus larcon de la sele </text:p>
          </table:table-cell>
          <table:table-cell office:value-type="string" calcext:value-type="string">
            <text:p>qui uient accourant luy donne tel coup sur son escu |que sa lance uolle en pieces. |et lancelot porte la sienne ung pou plus bas |si la actaint </text:p>
          </table:table-cell>
          <table:table-cell office:value-type="string" calcext:value-type="string">
            <text:p>ansi que su lança le quebro En medio del escudo |e lançarote lo hirio |ansi vn poco baxo asi ençima del arçon dela silla </text:p>
          </table:table-cell>
          <table:table-cell/>
        </table:table-row>
        <table:table-row table:style-name="ro8">
          <table:table-cell office:value-type="string" calcext:value-type="string">
            <text:p>1335|1336</text:p>
          </table:table-cell>
          <table:table-cell office:value-type="string" calcext:value-type="string">
            <text:p>si le fiert |si que les mailes del hauberc ne pueent soffrir le grant cop </text:p>
          </table:table-cell>
          <table:table-cell office:value-type="string" calcext:value-type="string">
            <text:p>Et le fiert|si que les maillez de haubert ne pue en soufrir le grant cop. </text:p>
          </table:table-cell>
          <table:table-cell office:value-type="string" calcext:value-type="string">
            <text:p>si le fiert si durement |que lez mailles del hauberc ne porent soffrir le cop. </text:p>
          </table:table-cell>
          <table:table-cell office:value-type="string" calcext:value-type="string">
            <text:p>si le fiert |si que les mailles du haubert ne peuent souffrir le grant coup. </text:p>
          </table:table-cell>
          <table:table-cell office:value-type="string" calcext:value-type="string">
            <text:p>et le fiert si durement |que les mailles du haubers ne peurent le coup souffrir </text:p>
          </table:table-cell>
          <table:table-cell office:value-type="string" calcext:value-type="string">
            <text:p>asi quela loriga no lo pudo defender </text:p>
          </table:table-cell>
          <table:table-cell office:value-type="string" calcext:value-type="string">
            <text:p>sì grande andatura </text:p>
          </table:table-cell>
        </table:table-row>
        <table:table-row table:style-name="ro1">
          <table:table-cell office:value-type="string" calcext:value-type="string">
            <text:p>1337|1338</text:p>
          </table:table-cell>
          <table:table-cell office:value-type="string" calcext:value-type="string">
            <text:p>que li glaives ne li voist par mi le cors |si que li fers pert d’autre part; </text:p>
          </table:table-cell>
          <table:table-cell office:value-type="string" calcext:value-type="string">
            <text:p>et li glaiuez li pert de lautre part. </text:p>
          </table:table-cell>
          <table:table-cell office:value-type="string" calcext:value-type="string">
            <text:p>que li glaiues ne li voist parmi le cors. |si quil pert de lautre part. </text:p>
          </table:table-cell>
          <table:table-cell office:value-type="string" calcext:value-type="string">
            <text:p>Et le glayue luy ua parmy oultre le corps. |si que le fer pert de lautre part. </text:p>
          </table:table-cell>
          <table:table-cell office:value-type="string" calcext:value-type="string">
            <text:p>que le glaiue ne lui uoit parmi le corps </text:p>
          </table:table-cell>
          <table:table-cell office:value-type="string" calcext:value-type="string">
            <text:p>quela lança no le metiese pormedio del cuerpo |asi que la Lança paresçio dela otra parte </text:p>
          </table:table-cell>
          <table:table-cell/>
        </table:table-row>
        <table:table-row table:style-name="ro6">
          <table:table-cell office:value-type="string" calcext:value-type="string">
            <text:p>1339|1340|1341|1342</text:p>
          </table:table-cell>
          <table:table-cell office:value-type="string" calcext:value-type="string">
            <text:p>si l’empainst si durement|qu’il le porte a terre et lui et le cheval. |Et|lors dient cil </text:p>
          </table:table-cell>
          <table:table-cell office:value-type="string" calcext:value-type="string">
            <text:p>et il len paine si durement |que il porte et lui et le cheual ensanble a terre. |Et lors dient cil </text:p>
          </table:table-cell>
          <table:table-cell office:value-type="string" calcext:value-type="string">
            <text:p>Et il lempaint si durement |quil porte lui et le cheual a terre tout en. j. mont. |Lors dient cil </text:p>
          </table:table-cell>
          <table:table-cell office:value-type="string" calcext:value-type="string">
            <text:p>et il lempaint si fort |quil porte a terre luy et le cheual ensemble. |Et lors dient ceulx</text:p>
          </table:table-cell>
          <table:table-cell office:value-type="string" calcext:value-type="string">
            <text:p>si quil porte luy et le cheual a terre. |Et lors dient ceulx </text:p>
          </table:table-cell>
          <table:table-cell office:value-type="string" calcext:value-type="string">
            <text:p>e Dio conel e conel Cauallo envno en tierra |Mucho se Marauillaron los otros Caualleros desto </text:p>
          </table:table-cell>
          <table:table-cell office:value-type="string" calcext:value-type="string">
            <text:p>come può del cavallo trarre, </text:p>
          </table:table-cell>
        </table:table-row>
        <table:table-row table:style-name="ro4">
          <table:table-cell office:value-type="string" calcext:value-type="string">
            <text:p>1343|1344</text:p>
          </table:table-cell>
          <table:table-cell office:value-type="string" calcext:value-type="string">
            <text:p>qui devant s’en aloient |que molt joste bien li chevaliers, </text:p>
          </table:table-cell>
          <table:table-cell office:value-type="string" calcext:value-type="string">
            <text:p>qui deuant sen aloret |que mout ioste bel li chrł </text:p>
          </table:table-cell>
          <table:table-cell office:value-type="string" calcext:value-type="string">
            <text:p>qui deuant sen uont |que bien iouste li cheualiers </text:p>
          </table:table-cell>
          <table:table-cell office:value-type="string" calcext:value-type="string">
            <text:p>qui deuant sen aloient |que moult iouste bien le cheualier </text:p>
          </table:table-cell>
          <table:table-cell office:value-type="string" calcext:value-type="string">
            <text:p>qui deuant sen alloient |que monlt iouste bien le cheualier. </text:p>
          </table:table-cell>
          <table:table-cell office:value-type="string" calcext:value-type="string">
            <text:p>e dixeron |que mucho Justaua bien el Cauallero </text:p>
          </table:table-cell>
          <table:table-cell office:value-type="string" calcext:value-type="string">
            <text:p>e tanto ch’elli agiugne il cavaliere </text:p>
          </table:table-cell>
        </table:table-row>
        <table:table-row table:style-name="ro8">
          <table:table-cell office:value-type="string" calcext:value-type="string">
            <text:p>1345|1346</text:p>
          </table:table-cell>
          <table:table-cell office:value-type="string" calcext:value-type="string">
            <text:p>quant. Il. de lor meillors compaignons a ensi abatus. |Et Lancelos laisse corre a els tos </text:p>
          </table:table-cell>
          <table:table-cell office:value-type="string" calcext:value-type="string">
            <text:p>que deus de nos mallors cheualiers a abatus.|et lanc̃ lait corre a aus </text:p>
          </table:table-cell>
          <table:table-cell office:value-type="string" calcext:value-type="string">
            <text:p>qui. ij . de lor compaignons a abatus. |Et lancelot laisse corre a aus tous </text:p>
          </table:table-cell>
          <table:table-cell office:value-type="string" calcext:value-type="string">
            <text:p>qui a ainsi abatu deux de leurs compaignons. |Et lancelot laisse courre es autres </text:p>
          </table:table-cell>
          <table:table-cell office:value-type="string" calcext:value-type="string">
            <text:p>Quant lancelot eust rompu sa lance il mest la maina lespee </text:p>
          </table:table-cell>
          <table:table-cell office:value-type="string" calcext:value-type="string">
            <text:p>Que dos delos mejores Conpañeros auia derribado e lanzarote se lanço entonçe entre ellos </text:p>
          </table:table-cell>
          <table:table-cell/>
        </table:table-row>
        <table:table-row table:style-name="ro8">
          <table:table-cell office:value-type="string" calcext:value-type="string">
            <text:p>1347|1348|1349</text:p>
          </table:table-cell>
          <table:table-cell office:value-type="string" calcext:value-type="string">
            <text:p>qui encore estoient nuef; |si ot l’espee traite, |por ce que ses glaives estoit brisiés al chevalier </text:p>
          </table:table-cell>
          <table:table-cell office:value-type="string" calcext:value-type="string">
            <text:p>qui encor estoient .ix. |Si trait lespee |que ses glaiues estoit abatus </text:p>
          </table:table-cell>
          <table:table-cell office:value-type="string" calcext:value-type="string">
            <text:p>quencore estoient. xij.|Si trait lespee |quar ses glaiues iert brisies au cheualier </text:p>
          </table:table-cell>
          <table:table-cell office:value-type="string" calcext:value-type="string">
            <text:p>qui estoient encor neuf |si eut lespee traicte par ce |que son glayue estoit brise au cheualier </text:p>
          </table:table-cell>
          <table:table-cell office:value-type="string" calcext:value-type="string">
            <text:p>et lesse courre uers les aultres </text:p>
          </table:table-cell>
          <table:table-cell office:value-type="string" calcext:value-type="string">
            <text:p>que heran veinte |e el conla espada enla mano </text:p>
          </table:table-cell>
          <table:table-cell office:value-type="string" calcext:value-type="string">
            <text:p>ch’elli seguia. 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qu’il ot derrainement abatu ; </text:p>
          </table:table-cell>
          <table:table-cell office:value-type="string" calcext:value-type="string">
            <text:p>et brisiez au daurien cheualier. </text:p>
          </table:table-cell>
          <table:table-cell office:value-type="string" calcext:value-type="string">
            <text:p>quil auoit daarrainement abatu. </text:p>
          </table:table-cell>
          <table:table-cell office:value-type="string" calcext:value-type="string">
            <text:p>quil auoit dernierement abatu </text:p>
          </table:table-cell>
          <table:table-cell office:value-type="string" calcext:value-type="string">
            <text:p>qui estoient uingt.</text:p>
          </table:table-cell>
          <table:table-cell office:value-type="string" calcext:value-type="string">
            <text:p>que la lança hera quebrada 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si lor detrenche lor escus </text:p>
          </table:table-cell>
          <table:table-cell office:value-type="string" calcext:value-type="string">
            <text:p>Si lor detranche lor hiaumes </text:p>
          </table:table-cell>
          <table:table-cell office:value-type="string" calcext:value-type="string">
            <text:p>Si lor detrence escus </text:p>
          </table:table-cell>
          <table:table-cell office:value-type="string" calcext:value-type="string">
            <text:p>si leur detranche les escuz </text:p>
          </table:table-cell>
          <table:table-cell office:value-type="string" calcext:value-type="string">
            <text:p>si leur despiece escus </text:p>
          </table:table-cell>
          <table:table-cell office:value-type="string" calcext:value-type="string">
            <text:p>e començo a derribar escudos </text:p>
          </table:table-cell>
          <table:table-cell/>
        </table:table-row>
        <table:table-row table:style-name="ro4">
          <table:table-cell office:value-type="string" calcext:value-type="string">
            <text:p>1352|1353</text:p>
          </table:table-cell>
          <table:table-cell office:value-type="string" calcext:value-type="string">
            <text:p>et lor depiece lor hialmes |et lor ront les haubers sor les bras et sor les espaules; </text:p>
          </table:table-cell>
          <table:table-cell office:value-type="string" calcext:value-type="string">
            <text:p>et lor uont Lor haubers sor. Les bras et sor les espaulez. </text:p>
          </table:table-cell>
          <table:table-cell office:value-type="string" calcext:value-type="string">
            <text:p>et lor pechoie heaumes. |et derront haubers. </text:p>
          </table:table-cell>
          <table:table-cell office:value-type="string" calcext:value-type="string">
            <text:p>et leur depiece leurs heaumes. |et leur derompt les haubers sur les braz et sur les espaules </text:p>
          </table:table-cell>
          <table:table-cell office:value-type="string" calcext:value-type="string">
            <text:p>et detrenche leurs heaulmes/ </text:p>
          </table:table-cell>
          <table:table-cell office:value-type="string" calcext:value-type="string">
            <text:p>e a cortar yelmos e lorigas ençima de braços e de espaldas </text:p>
          </table:table-cell>
          <table:table-cell/>
        </table:table-row>
        <table:table-row table:style-name="ro6">
          <table:table-cell office:value-type="string" calcext:value-type="string">
            <text:p>1354|1355|1356</text:p>
          </table:table-cell>
          <table:table-cell office:value-type="string" calcext:value-type="string">
            <text:p>si fet tant par sa proesce |que tuit cil |qui le voient s’en merveillent. </text:p>
          </table:table-cell>
          <table:table-cell office:value-type="string" calcext:value-type="string">
            <text:p>Si fait tant par sa proesce |que tuit cil |qui le uoient sen esmaient et merueillent </text:p>
          </table:table-cell>
          <table:table-cell office:value-type="string" calcext:value-type="string">
            <text:p>si fait tant par sa proece |que tuit cil |qui Ie voient sen esmerueillent. </text:p>
          </table:table-cell>
          <table:table-cell office:value-type="string" calcext:value-type="string">
            <text:p>Si fait tant par sa prouesce |que tous ceulx |qui le uoyent sen merueillent. </text:p>
          </table:table-cell>
          <table:table-cell office:value-type="string" calcext:value-type="string">
            <text:p>et fist tant par sa proesse |que tous ceulx |qni le uoient en sont esmerueillies. </text:p>
          </table:table-cell>
          <table:table-cell office:value-type="string" calcext:value-type="string">
            <text:p>asi que tanto hizo Porsu proeza |que quantos lo vian se marauillauan ende mucho </text:p>
          </table:table-cell>
          <table:table-cell office:value-type="string" calcext:value-type="string">
            <text:p>donde loro piaga gran colpi là </text:p>
          </table:table-cell>
        </table:table-row>
        <table:table-row table:style-name="ro12">
          <table:table-cell office:value-type="string" calcext:value-type="string">
            <text:p>1357|1358|1359|1360|1361</text:p>
          </table:table-cell>
          <table:table-cell office:value-type="string" calcext:value-type="string">
            <text:p>Et la ou il voit le chevalier as armes vermeilles, |si nel mesconoist pas, |ains li adresce par mi els tos|et li done si grant cop par mi le hialme |que cil est si estordis </text:p>
          </table:table-cell>
          <table:table-cell office:value-type="string" calcext:value-type="string">
            <text:p>Et la ou il uoit le cheualier as armes uermeilles: |Si ne le mesquenoit pas ains li adresce parmi aus cous. |et li done si grant cop parmi le hiaume |que cil est si estordiz </text:p>
          </table:table-cell>
          <table:table-cell office:value-type="string" calcext:value-type="string">
            <text:p>Et la ou il voit le cheualier as armes uermeilles |si ne le mesconnut mie |ains li adrece le cheual parmi euls tous. |et li donne si grant cop parmi le heaume </text:p>
          </table:table-cell>
          <table:table-cell office:value-type="string" calcext:value-type="string">
            <text:p>et la|ou il uoit li cheualier es armes uermeilles |si ne le mescognoist pas |ains luy adrece parmy eulx tous |et luy donne si grant coup par le heaume |quil est si estourdy </text:p>
          </table:table-cell>
          <table:table-cell office:value-type="string" calcext:value-type="string">
            <text:p>Et la |ou il uoit le cheualier aux armes uermeilles |si luy adreche son cheual parmy tous eulx/ |et luy donne tel coup sus le heaulme </text:p>
          </table:table-cell>
          <table:table-cell office:value-type="string" calcext:value-type="string">
            <text:p>e Quando vido el Cauallero delas armas vermejas ende endereço contrael |e dixo esperad Cauallero |e diole vn tal golpe dela espada |de toda su fuerça sobre el yelmo </text:p>
          </table:table-cell>
          <table:table-cell office:value-type="string" calcext:value-type="string">
            <text:p>ov'elli l’agiungono, |ené unque per podere </text:p>
          </table:table-cell>
        </table:table-row>
        <table:table-row table:style-name="ro4">
          <table:table-cell office:value-type="string" calcext:value-type="string">
            <text:p>1362|1363</text:p>
          </table:table-cell>
          <table:table-cell office:value-type="string" calcext:value-type="string">
            <text:p>qu’il ne se puet es arçons tenir, |ains vole a terre. </text:p>
          </table:table-cell>
          <table:table-cell office:value-type="string" calcext:value-type="string">
            <text:p>quil ne se puet es arsos tenir ains uole a terre. </text:p>
          </table:table-cell>
          <table:table-cell office:value-type="string" calcext:value-type="string">
            <text:p>quil ne se puet tenir es archons. |ains cai a terre </text:p>
          </table:table-cell>
          <table:table-cell office:value-type="string" calcext:value-type="string">
            <text:p>quil ne puet tenir es arcons |ains uolt a terre. </text:p>
          </table:table-cell>
          <table:table-cell office:value-type="string" calcext:value-type="string">
            <text:p>quil ne se peult tenir aux archons/ |mes uolle a terre</text:p>
          </table:table-cell>
          <table:table-cell office:value-type="string" calcext:value-type="string">
            <text:p>que dio conel en tierra estendido </text:p>
          </table:table-cell>
          <table:table-cell office:value-type="string" calcext:value-type="string">
            <text:p>ch’elli abbiano no-lli possono torre terra, </text:p>
          </table:table-cell>
        </table:table-row>
        <table:table-row table:style-name="ro2">
          <table:table-cell office:value-type="string" calcext:value-type="string">
            <text:p>1364|1365</text:p>
          </table:table-cell>
          <table:table-cell office:value-type="string" calcext:value-type="string">
            <text:p>Et Lancelos li va par desus le cors a cheval|tant que cil pert la vertu et la force tote. </text:p>
          </table:table-cell>
          <table:table-cell office:value-type="string" calcext:value-type="string">
            <text:p>et lanc̃ li ua par desus le cors A cheual |si que tout le cors li debrise. |et li faut la uertus et li forte tote </text:p>
          </table:table-cell>
          <table:table-cell office:value-type="string" calcext:value-type="string">
            <text:p>Et lancelot li uait par desor le cors. |tant que tout le debrise. </text:p>
          </table:table-cell>
          <table:table-cell office:value-type="string" calcext:value-type="string">
            <text:p>Et lancelot luy uait par dessus le corps tout a cheual. |tant quil par sa uertu et son alanie. </text:p>
          </table:table-cell>
          <table:table-cell office:value-type="string" calcext:value-type="string">
            <text:p>et lancelot luy ua denner si grant coup sus le col |tant|quil pert sa forche et sa uertu/ </text:p>
          </table:table-cell>
          <table:table-cell office:value-type="string" calcext:value-type="string">
            <text:p>e traxo al cauallo tantas vezes sobre el quelo dexo medio muerto </text:p>
          </table:table-cell>
          <table:table-cell/>
        </table:table-row>
        <table:table-row table:style-name="ro4">
          <table:table-cell office:value-type="string" calcext:value-type="string">
            <text:p>1366|1367|1368</text:p>
          </table:table-cell>
          <table:table-cell office:value-type="string" calcext:value-type="string">
            <text:p>Et|lors sont li autre molt esmaié, |kar bien cuident </text:p>
          </table:table-cell>
          <table:table-cell office:value-type="string" calcext:value-type="string">
            <text:p>Lors sont tuit li autre esmaiet. |Car bien cuident </text:p>
          </table:table-cell>
          <table:table-cell office:value-type="string" calcext:value-type="string">
            <text:p>Lors sont li autre moult esmaie. |quar il quident </text:p>
          </table:table-cell>
          <table:table-cell office:value-type="string" calcext:value-type="string">
            <text:p>Et lors sont tous les autres moult esmayez. |car bien cuident </text:p>
          </table:table-cell>
          <table:table-cell office:value-type="string" calcext:value-type="string">
            <text:p>Lors sont les aultres bien esmayes |car il cuident </text:p>
          </table:table-cell>
          <table:table-cell office:value-type="string" calcext:value-type="string">
            <text:p>e quando los otros caualleros esto uieron fueron muy escaidos |Ca bien Cuydauan </text:p>
          </table:table-cell>
          <table:table-cell office:value-type="string" calcext:value-type="string">
            <text:p>anzi si va per me' loro molte fiate, qualche grado </text:p>
          </table:table-cell>
        </table:table-row>
        <table:table-row table:style-name="ro1">
          <table:table-cell office:value-type="string" calcext:value-type="string">
            <text:p>1369|1370</text:p>
          </table:table-cell>
          <table:table-cell office:value-type="string" calcext:value-type="string">
            <text:p>que cil soit mors |qui lor sires estoit; </text:p>
          </table:table-cell>
          <table:table-cell office:value-type="string" calcext:value-type="string">
            <text:p>que cil soit mors |qui lor sires estoit. </text:p>
          </table:table-cell>
          <table:table-cell office:value-type="string" calcext:value-type="string">
            <text:p>quil soit mors. |Et il estoit lor sires </text:p>
          </table:table-cell>
          <table:table-cell office:value-type="string" calcext:value-type="string">
            <text:p>que leur sire soit mort. </text:p>
          </table:table-cell>
          <table:table-cell office:value-type="string" calcext:value-type="string">
            <text:p>que leur maistre soit mort. </text:p>
          </table:table-cell>
          <table:table-cell office:value-type="string" calcext:value-type="string">
            <text:p>que su señor hera muerto 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si se metent en paine del vengier</text:p>
          </table:table-cell>
          <table:table-cell office:value-type="string" calcext:value-type="string">
            <text:p>Si ce mestent en painne de lui uangier. </text:p>
          </table:table-cell>
          <table:table-cell office:value-type="string" calcext:value-type="string">
            <text:p>si se metent en paine de lui uengier.</text:p>
          </table:table-cell>
          <table:table-cell office:value-type="string" calcext:value-type="string">
            <text:p>si se mectent en peine de le uanger </text:p>
          </table:table-cell>
          <table:table-cell office:value-type="string" calcext:value-type="string">
            <text:p>Si se mettent en paine de le uenger </text:p>
          </table:table-cell>
          <table:table-cell office:value-type="string" calcext:value-type="string">
            <text:p>e metieronse en auentura de muerte lo vengar 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et corent sus a Lancelot tuit ensamble. </text:p>
          </table:table-cell>
          <table:table-cell office:value-type="string" calcext:value-type="string">
            <text:p>et courent sus lanc̃. tuit. ensanble. </text:p>
          </table:table-cell>
          <table:table-cell office:value-type="string" calcext:value-type="string">
            <text:p>Si corent sus a lancelot </text:p>
          </table:table-cell>
          <table:table-cell office:value-type="string" calcext:value-type="string">
            <text:p>et courent sus a lancelot. </text:p>
          </table:table-cell>
          <table:table-cell office:value-type="string" calcext:value-type="string">
            <text:p>et courent sus a lancelot/ </text:p>
          </table:table-cell>
          <table:table-cell office:value-type="string" calcext:value-type="string">
            <text:p>e dexaronse yr ael muy determinadamente |e lançarote 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Mais il nel truevent pas si esbahi </text:p>
          </table:table-cell>
          <table:table-cell office:value-type="string" calcext:value-type="string">
            <text:p>Mais ne le trueuent pas si esbahit : </text:p>
          </table:table-cell>
          <table:table-cell office:value-type="string" calcext:value-type="string">
            <text:p>mais il ne le trueuent pas esbahi.</text:p>
          </table:table-cell>
          <table:table-cell office:value-type="string" calcext:value-type="string">
            <text:p>mais ilz ne le treuuent pas si esbahy </text:p>
          </table:table-cell>
          <table:table-cell office:value-type="string" calcext:value-type="string">
            <text:p>mes ilz ne le treuuent pas esbahy </text:p>
          </table:table-cell>
          <table:table-cell office:value-type="string" calcext:value-type="string">
            <text:p>que desto no se espanto ni vn poco </text:p>
          </table:table-cell>
          <table:table-cell/>
        </table:table-row>
        <table:table-row table:style-name="ro2">
          <table:table-cell office:value-type="string" calcext:value-type="string">
            <text:p>1374|1375|1376|1377</text:p>
          </table:table-cell>
          <table:table-cell office:value-type="string" calcext:value-type="string">
            <text:p>qu’il ne soit tos pres de soi deffendre; |si lor abandone son escu |et tient l’espee |dont il lor done grans cops par la </text:p>
          </table:table-cell>
          <table:table-cell office:value-type="string" calcext:value-type="string">
            <text:p>que il ne soit tous pres de lui desfandre. |Si lor abandone son escu. |et ci ot lespec |dont il lor done grans cox. par la </text:p>
          </table:table-cell>
          <table:table-cell office:value-type="string" calcext:value-type="string">
            <text:p>Ains est pres de lui desfendre. |si lor abandonne son escu et lor donne grans cols la </text:p>
          </table:table-cell>
          <table:table-cell office:value-type="string" calcext:value-type="string">
            <text:p>quil ne soit tout pest de soy desfandre |si leur habandonne son escu |et tient lespee |dont il leur donne grans coups par la </text:p>
          </table:table-cell>
          <table:table-cell office:value-type="string" calcext:value-type="string">
            <text:p>mes est prest de se deffendre si leur habandonne son escu/ |et il ne a censuict cheualier a coup</text:p>
          </table:table-cell>
          <table:table-cell office:value-type="string" calcext:value-type="string">
            <text:p>Ca bien se cuydaua defender baldonaua a todos su escudo |e daba tales Golpes consu espada </text:p>
          </table:table-cell>
          <table:table-cell/>
        </table:table-row>
        <table:table-row table:style-name="ro8">
          <table:table-cell office:value-type="string" calcext:value-type="string">
            <text:p>1378|1379|1380</text:p>
          </table:table-cell>
          <table:table-cell office:value-type="string" calcext:value-type="string">
            <text:p>ou il les ataint, |ne onques por pooir |qu’il aient ne li porent tolir terre, </text:p>
          </table:table-cell>
          <table:table-cell office:value-type="string" calcext:value-type="string">
            <text:p>ou il les ataint. |et onques por pooir |quil aient ne li purent tolir terre </text:p>
          </table:table-cell>
          <table:table-cell office:value-type="string" calcext:value-type="string">
            <text:p>ou il lez puet ataindre. |Ne onques por pooir |que il eussent ne li porent tolir terre.</text:p>
          </table:table-cell>
          <table:table-cell office:value-type="string" calcext:value-type="string">
            <text:p>ou il les actaint. ne oncques pour pouoir |quilz ayent ne luy peurent tollir place. </text:p>
          </table:table-cell>
          <table:table-cell office:value-type="string" calcext:value-type="string">
            <text:p>quil ne luy face lespee sentir iusques en la char </text:p>
          </table:table-cell>
          <table:table-cell office:value-type="string" calcext:value-type="string">
            <text:p>Que aquel que alcançaua aderecho golpe le fazia sentir la espada enla carne desnuda |e daua conel del cauallo en tierra </text:p>
          </table:table-cell>
          <table:table-cell/>
        </table:table-row>
        <table:table-row table:style-name="ro6">
          <table:table-cell office:value-type="string" calcext:value-type="string">
            <text:p>1381|1382|1383|1384</text:p>
          </table:table-cell>
          <table:table-cell office:value-type="string" calcext:value-type="string">
            <text:p>ains se met par mi els maintes fois, |quel gré |qu’il en aient. |Et de tant li avient il bien </text:p>
          </table:table-cell>
          <table:table-cell office:value-type="string" calcext:value-type="string">
            <text:p>ains sen ua parmi aus tous maintes fois. quel gre |que il auient. |et detant li auient il bien </text:p>
          </table:table-cell>
          <table:table-cell office:value-type="string" calcext:value-type="string">
            <text:p>Ains ua sor aus a force et mal gre auls. |Et de tant li auint il bien </text:p>
          </table:table-cell>
          <table:table-cell office:value-type="string" calcext:value-type="string">
            <text:p>ains sen uait manitefoiz parmy eulx quelque gre |quilz en ayent. |Et de tant luy aduient il bien</text:p>
          </table:table-cell>
          <table:table-cell office:value-type="string" calcext:value-type="string">
            <text:p>ou quil ne le porte du cheual a terre. |Et les a si bien attournes </text:p>
          </table:table-cell>
          <table:table-cell office:value-type="string" calcext:value-type="string">
            <text:p>e les quebranto los yelmos enlas cabeças |e les cortaba piernas e braços |e asi que quanto alcançaua todo lisiaba </text:p>
          </table:table-cell>
          <table:table-cell office:value-type="string" calcext:value-type="string">
            <text:p>che n’abbino. |E di tanto gli avenne elli bene </text:p>
          </table:table-cell>
        </table:table-row>
        <table:table-row table:style-name="ro13">
          <table:table-cell office:value-type="string" calcext:value-type="string">
            <text:p>1385|1386|1387|1388|1389|1390</text:p>
          </table:table-cell>
          <table:table-cell office:value-type="string" calcext:value-type="string">
            <text:p>qu’il n’aconsieut chevalier a droit cop |qu’il ne face s’espee sentir en char nue |ou il nel port del cheval a terre: |si lor esrache les escus des cols et les hialmes des testes et lor decoupe poins et bras a |et se hurte en els de cors et de cheval »; |si en a V. si atornés </text:p>
          </table:table-cell>
          <table:table-cell office:value-type="string" calcext:value-type="string">
            <text:p>quil nataint cheualier a droit cop; |quil nel face santir en char nue. |ou il ne le port del cheual a terre |si lor esrache les escuz des cox et les hiaumes des testes |et lor decope et poins et bras |et se hurte en aus. de cors et de manbres. |Si en a .u. si accenes </text:p>
          </table:table-cell>
          <table:table-cell office:value-type="string" calcext:value-type="string">
            <text:p>quil nataint cheualier |a cop |quil ne li face lespee sentir en car nue. |ou il le porte del cheual a terre. |Si lor arache lez heaumes des testes et se hurte entreuls de cors et de cheual. |si en a. y. tels atornes </text:p>
          </table:table-cell>
          <table:table-cell office:value-type="string" calcext:value-type="string">
            <text:p>quil naconsuyt cheualier adroit cop |a qui il ne face sentir sespee en la char nue |ou quil ne le porte du cheual a terre |si leur arrache les escuz des couls et les heaumes des testes |et leͬ decoupe poins et braz. |Et se hurte a eulx de corps et de membres et du pis du cheual. |si en a u. |si atournez </text:p>
          </table:table-cell>
          <table:table-cell office:value-type="string" calcext:value-type="string">
            <text:p>quil en y a cinq gisans sur terre |tellement </text:p>
          </table:table-cell>
          <table:table-cell office:value-type="string" calcext:value-type="string">
            <text:p>Que delos golpes dela espada |que delos Pechos del caballo |e asi abia los çinco a tales partido </text:p>
          </table:table-cell>
          <table:table-cell office:value-type="string" calcext:value-type="string">
            <text:p>che non agiugne cavaliere a colpo |che non gli faccia sentire la spada nella carne ignuda, |e elli il porta del cavallo a terra: |si loro arappa gli scudi di collo e gli elmi di testa, |e lor colpa pugna e braccia, |e si percuote in loro di corpo e di cavallo e di braccia, |si n’à tali cinque atornati </text:p>
          </table:table-cell>
        </table:table-row>
        <table:table-row table:style-name="ro1">
          <table:table-cell office:value-type="string" calcext:value-type="string">
            <text:p>1391|1392</text:p>
          </table:table-cell>
          <table:table-cell office:value-type="string" calcext:value-type="string">
            <text:p>qu’il gisent a terre si conreé |qu’il n’ont pooir de relever. </text:p>
          </table:table-cell>
          <table:table-cell office:value-type="string" calcext:value-type="string">
            <text:p>quil non pooir de leuer eux. </text:p>
          </table:table-cell>
          <table:table-cell office:value-type="string" calcext:value-type="string">
            <text:p>que il gisent a terre. |et nont pooir de euls releuer. </text:p>
          </table:table-cell>
          <table:table-cell office:value-type="string" calcext:value-type="string">
            <text:p>quilz gisent a terre. |si conreez |quilz nont pouoir de soy releuer. </text:p>
          </table:table-cell>
          <table:table-cell office:value-type="string" calcext:value-type="string">
            <text:p>quilz ne se peuent releuer. </text:p>
          </table:table-cell>
          <table:table-cell office:value-type="string" calcext:value-type="string">
            <text:p>que non podian bollir pie ni mano tales yazian en tierra </text:p>
          </table:table-cell>
          <table:table-cell office:value-type="string" calcext:value-type="string">
            <text:p>che giacciono in terra si conci |che non ânno podere di lor rilevare. </text:p>
          </table:table-cell>
        </table:table-row>
        <table:table-row table:style-name="ro4">
          <table:table-cell office:value-type="string" calcext:value-type="string">
            <text:p>1393|1394</text:p>
          </table:table-cell>
          <table:table-cell office:value-type="string" calcext:value-type="string">
            <text:p>Quant li autre voient ce, |si lor est avis </text:p>
          </table:table-cell>
          <table:table-cell office:value-type="string" calcext:value-type="string">
            <text:p>Et quant li autre uoient ce; |si lor est auis </text:p>
          </table:table-cell>
          <table:table-cell office:value-type="string" calcext:value-type="string">
            <text:p>Et quant li autre uirent chou |si lor est auis. que</text:p>
          </table:table-cell>
          <table:table-cell office:value-type="string" calcext:value-type="string">
            <text:p>Et quant les autres uoyent ce |si leur est aduis </text:p>
          </table:table-cell>
          <table:table-cell office:value-type="string" calcext:value-type="string">
            <text:p>Et quant les aultres uoient |que leurs compaignons sont</text:p>
          </table:table-cell>
          <table:table-cell office:value-type="string" calcext:value-type="string">
            <text:p>e quando los Caualleros vieron las marauillas de armas </text:p>
          </table:table-cell>
          <table:table-cell office:value-type="string" calcext:value-type="string">
            <text:p>E quando gli altri vidono ciò, |si loro est aviso </text:p>
          </table:table-cell>
        </table:table-row>
        <table:table-row table:style-name="ro2">
          <table:table-cell office:value-type="string" calcext:value-type="string">
            <text:p>1395|1396|1397</text:p>
          </table:table-cell>
          <table:table-cell office:value-type="string" calcext:value-type="string">
            <text:p>que, s’il i demorent plus, il n’em pueent eschaper sans morir |et por ce s’enfuient al plus tost |qu’il pueent vers la forest </text:p>
          </table:table-cell>
          <table:table-cell office:value-type="string" calcext:value-type="string">
            <text:p>que ce il i demeuret plus |quil nen pueent eschaper |sans mort. |Et por ce sen fuient au plus tost |que il pueent uers la </text:p>
          </table:table-cell>
          <table:table-cell office:value-type="string" calcext:value-type="string">
            <text:p>sil y demoroient plus |quil mi porroient durer sans mort. |si senfuient au plus tost |quil pueent vers la forest la </text:p>
          </table:table-cell>
          <table:table-cell office:value-type="string" calcext:value-type="string">
            <text:p>que silz y demouroient plus |quilz nen pourroient eschaper sans mourir. |Et par ce senfuyent ilz au plus test |quilz peuent uers la fourest la </text:p>
          </table:table-cell>
          <table:table-cell office:value-type="string" calcext:value-type="string">
            <text:p>ainsy traicties ilz sen fuyent au plus tost |quil peuent uers la forest la </text:p>
          </table:table-cell>
          <table:table-cell office:value-type="string" calcext:value-type="string">
            <text:p>Que el façia luego vieron queles conuenia morir |si mas ay porfiasen entonçes començaron todos a fuir contrala floresta </text:p>
          </table:table-cell>
          <table:table-cell office:value-type="string" calcext:value-type="string">
            <text:p>che, s’elli vi dimorassono più, |e' non potranno scampare sanza morte: |perciò tornarono elli in fuga al più tosto |ch’elli poterono inverso la foresta, là 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ou il la voient plus espesse. </text:p>
          </table:table-cell>
          <table:table-cell office:value-type="string" calcext:value-type="string">
            <text:p>ou il uoient plus espesce la forest. </text:p>
          </table:table-cell>
          <table:table-cell office:value-type="string" calcext:value-type="string">
            <text:p>ou il le virent plus espesse. </text:p>
          </table:table-cell>
          <table:table-cell office:value-type="string" calcext:value-type="string">
            <text:p>ou ilz la uoyent la plus espesse. </text:p>
          </table:table-cell>
          <table:table-cell office:value-type="string" calcext:value-type="string">
            <text:p>ou il la uirent plus espesse/ </text:p>
          </table:table-cell>
          <table:table-cell office:value-type="string" calcext:value-type="string">
            <text:p>ado vian la mayor espesura </text:p>
          </table:table-cell>
          <table:table-cell office:value-type="string" calcext:value-type="string">
            <text:p>ov'elli la vidono più spessa. 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Et Lancelos ne les sieut mie granment, </text:p>
          </table:table-cell>
          <table:table-cell office:value-type="string" calcext:value-type="string">
            <text:p>et lanc̃. ne les sieut mie grant piece </text:p>
          </table:table-cell>
          <table:table-cell office:value-type="string" calcext:value-type="string">
            <text:p>Et lancelot ne lez porsieut mie. </text:p>
          </table:table-cell>
          <table:table-cell office:value-type="string" calcext:value-type="string">
            <text:p>Et lancelot ne les suyt pas granment </text:p>
          </table:table-cell>
          <table:table-cell office:value-type="string" calcext:value-type="string">
            <text:p>et lancelot ne les poursuyuist pas </text:p>
          </table:table-cell>
          <table:table-cell office:value-type="string" calcext:value-type="string">
            <text:p>Quanto los cauallos los podian llebar |Mas lan-çarote no los quiso seguir </text:p>
          </table:table-cell>
          <table:table-cell office:value-type="string" calcext:value-type="string">
            <text:p>E Lancellotto no gli segue mica gravemente, </text:p>
          </table:table-cell>
        </table:table-row>
        <table:table-row table:style-name="ro8">
          <table:table-cell office:value-type="string" calcext:value-type="string">
            <text:p>1400|1401</text:p>
          </table:table-cell>
          <table:table-cell office:value-type="string" calcext:value-type="string">
            <text:p>ains retorne al chevalier|qu’il ot abatu, celui as armes vermeilles, </text:p>
          </table:table-cell>
          <table:table-cell office:value-type="string" calcext:value-type="string">
            <text:p>ains sen retorne au cheualier |quil ot abatu. Celui as armes uermeilles. </text:p>
          </table:table-cell>
          <table:table-cell office:value-type="string" calcext:value-type="string">
            <text:p>ains sen retorne au cheualier |qui auoit lez armes uermelles. </text:p>
          </table:table-cell>
          <table:table-cell office:value-type="string" calcext:value-type="string">
            <text:p>ains retourne au cheualier aux armes uermeilles|quil auoit abatu. </text:p>
          </table:table-cell>
          <table:table-cell office:value-type="string" calcext:value-type="string">
            <text:p>ains retourne au cheualier |qui portoit les armes uermeilles/ </text:p>
          </table:table-cell>
          <table:table-cell office:value-type="string" calcext:value-type="string">
            <text:p>mas antes se fue al cauallero delas armas vermejas </text:p>
          </table:table-cell>
          <table:table-cell office:value-type="string" calcext:value-type="string">
            <text:p>anzi ritorna al cavaliere |ch’elli ebbe abatuto, quelli alle armi vermiglie, </text:p>
          </table:table-cell>
        </table:table-row>
        <table:table-row table:style-name="ro3">
          <table:table-cell office:value-type="float" office:value="1402" calcext:value-type="float">
            <text:p>1402</text:p>
          </table:table-cell>
          <table:table-cell office:value-type="string" calcext:value-type="string">
            <text:p>kar il voldra savoir </text:p>
          </table:table-cell>
          <table:table-cell office:value-type="string" calcext:value-type="string">
            <text:p>Car il uodra sauoir </text:p>
          </table:table-cell>
          <table:table-cell office:value-type="string" calcext:value-type="string">
            <text:p>Car il uaudra sauoir</text:p>
          </table:table-cell>
          <table:table-cell table:number-columns-repeated="2" office:value-type="string" calcext:value-type="string">
            <text:p>car il ueult scauoir </text:p>
          </table:table-cell>
          <table:table-cell office:value-type="string" calcext:value-type="string">
            <text:p>que auia derribado </text:p>
          </table:table-cell>
          <table:table-cell office:value-type="string" calcext:value-type="string">
            <text:p>ch’elli vorà sapere </text:p>
          </table:table-cell>
        </table:table-row>
        <table:table-row table:style-name="ro3">
          <table:table-cell office:value-type="float" office:value="1403" calcext:value-type="float">
            <text:p>1403</text:p>
          </table:table-cell>
          <table:table-cell office:value-type="string" calcext:value-type="string">
            <text:p>qui il est. </text:p>
          </table:table-cell>
          <table:table-cell office:value-type="string" calcext:value-type="string">
            <text:p>qui il est</text:p>
          </table:table-cell>
          <table:table-cell office:value-type="string" calcext:value-type="string">
            <text:p>qui il est. </text:p>
          </table:table-cell>
          <table:table-cell office:value-type="string" calcext:value-type="string">
            <text:p>quil est. </text:p>
          </table:table-cell>
          <table:table-cell office:value-type="string" calcext:value-type="string">
            <text:p>qui il est/ </text:p>
          </table:table-cell>
          <table:table-cell office:value-type="string" calcext:value-type="string">
            <text:p>Por saber quien hera </text:p>
          </table:table-cell>
          <table:table-cell office:value-type="string" calcext:value-type="string">
            <text:p>chi egli è. </text:p>
          </table:table-cell>
        </table:table-row>
        <table:table-row table:style-name="ro1">
          <table:table-cell office:value-type="string" calcext:value-type="string">
            <text:p>1404|1405</text:p>
          </table:table-cell>
          <table:table-cell office:value-type="string" calcext:value-type="string">
            <text:p>Et quant il i est venus, |si trueve l’escuier </text:p>
          </table:table-cell>
          <table:table-cell office:value-type="string" calcext:value-type="string">
            <text:p>Et quant il i est uenu |si trueue lescuier </text:p>
          </table:table-cell>
          <table:table-cell office:value-type="string" calcext:value-type="string">
            <text:p>Et quant il y est uenus |si trueue lescuier</text:p>
          </table:table-cell>
          <table:table-cell office:value-type="string" calcext:value-type="string">
            <text:p>Et quant il est uenu |si treuue lescuier </text:p>
          </table:table-cell>
          <table:table-cell office:value-type="string" calcext:value-type="string">
            <text:p>et quant il est uenu il treuue lescuyer </text:p>
          </table:table-cell>
          <table:table-cell office:value-type="string" calcext:value-type="string">
            <text:p>e quando lançarote ay llego |luego fallo el escudero </text:p>
          </table:table-cell>
          <table:table-cell office:value-type="string" calcext:value-type="string">
            <text:p>E quand’e v’è venuto, |si vi truova lo scudieri 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que ante el estaua enla tienda </text:p>
          </table:table-cell>
          <table:table-cell/>
        </table:table-row>
        <table:table-row table:style-name="ro6">
          <table:table-cell office:value-type="string" calcext:value-type="string">
            <text:p>1406|1407</text:p>
          </table:table-cell>
          <table:table-cell office:value-type="string" calcext:value-type="string">
            <text:p>que il queroit, |que on avoit mis sor I. roncin, les mains liies triés le dos, </text:p>
          </table:table-cell>
          <table:table-cell office:value-type="string" calcext:value-type="string">
            <text:p>que il |que il queroit |que len auoit mis seur .i. roncin: les mains liees derier le dos . </text:p>
          </table:table-cell>
          <table:table-cell office:value-type="string" calcext:value-type="string">
            <text:p>quil queroit |et auoit lez mains loiies derriere son dos. </text:p>
          </table:table-cell>
          <table:table-cell office:value-type="string" calcext:value-type="string">
            <text:p>quil queroit |que len auoit mis sur ung roucin les mains liees derriere le dos. </text:p>
          </table:table-cell>
          <table:table-cell office:value-type="string" calcext:value-type="string">
            <text:p>quil queroit monte sus ung rouchin les mains liees derriere le dos. </text:p>
          </table:table-cell>
          <table:table-cell office:value-type="string" calcext:value-type="string">
            <text:p>que auia tomado |e estaua envn rroçin las manos atadas atras </text:p>
          </table:table-cell>
          <table:table-cell office:value-type="string" calcext:value-type="string">
            <text:p>ch’elli chiedea, |che l’uomo avea già messo sopr’un ronzino, le mani legate di dietro il dosso, </text:p>
          </table:table-cell>
        </table:table-row>
        <table:table-row table:style-name="ro3">
          <table:table-cell office:value-type="float" office:value="1408" calcext:value-type="float">
            <text:p>1408</text:p>
          </table:table-cell>
          <table:table-cell office:value-type="string" calcext:value-type="string">
            <text:p>et vient a lui, </text:p>
          </table:table-cell>
          <table:table-cell office:value-type="string" calcext:value-type="string">
            <text:p>et il uient a lui </text:p>
          </table:table-cell>
          <table:table-cell office:value-type="string" calcext:value-type="string">
            <text:p>Et il vint a lui </text:p>
          </table:table-cell>
          <table:table-cell office:value-type="string" calcext:value-type="string">
            <text:p>et il uient a luy </text:p>
          </table:table-cell>
          <table:table-cell office:value-type="string" calcext:value-type="string">
            <text:p>sy uint a lui </text:p>
          </table:table-cell>
          <table:table-cell office:value-type="string" calcext:value-type="string">
            <text:p>e fue luego alo desatar </text:p>
          </table:table-cell>
          <table:table-cell office:value-type="string" calcext:value-type="string">
            <text:p>ed|e' viene a-llui, </text:p>
          </table:table-cell>
        </table:table-row>
        <table:table-row table:style-name="ro3">
          <table:table-cell office:value-type="float" office:value="1409" calcext:value-type="float">
            <text:p>1409</text:p>
          </table:table-cell>
          <table:table-cell office:value-type="string" calcext:value-type="string">
            <text:p>si le deslie. </text:p>
          </table:table-cell>
          <table:table-cell office:value-type="string" calcext:value-type="string">
            <text:p>si les deslie.</text:p>
          </table:table-cell>
          <table:table-cell office:value-type="string" calcext:value-type="string">
            <text:p>si li desloie. </text:p>
          </table:table-cell>
          <table:table-cell office:value-type="string" calcext:value-type="string">
            <text:p>si le deslie. </text:p>
          </table:table-cell>
          <table:table-cell office:value-type="string" calcext:value-type="string">
            <text:p>et le deslie/ </text:p>
          </table:table-cell>
          <table:table-cell office:value-type="string" calcext:value-type="string">
            <text:p>e el escudero </text:p>
          </table:table-cell>
          <table:table-cell office:value-type="string" calcext:value-type="string">
            <text:p>si 'l dislega. 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Et quant il se sent delivrés, </text:p>
          </table:table-cell>
          <table:table-cell office:value-type="string" calcext:value-type="string">
            <text:p>et quant ciz ce sent deliures </text:p>
          </table:table-cell>
          <table:table-cell office:value-type="string" calcext:value-type="string">
            <text:p>Quant li escuiers se sent deliures </text:p>
          </table:table-cell>
          <table:table-cell office:value-type="string" calcext:value-type="string">
            <text:p>Et quant il se sent deliure </text:p>
          </table:table-cell>
          <table:table-cell office:value-type="string" calcext:value-type="string">
            <text:p>et quant il est deliure </text:p>
          </table:table-cell>
          <table:table-cell office:value-type="string" calcext:value-type="string">
            <text:p>enque se vio libre hecho sele alos pies e agradesçio mucho a dios </text:p>
          </table:table-cell>
          <table:table-cell office:value-type="string" calcext:value-type="string">
            <text:p>E quand’egli è dilivero.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i sen uient uers lancelot </text:p>
          </table:table-cell>
          <table:table-cell table:number-columns-repeated="4"/>
        </table:table-row>
        <table:table-row table:style-name="ro3">
          <table:table-cell office:value-type="float" office:value="1411" calcext:value-type="float">
            <text:p>1411</text:p>
          </table:table-cell>
          <table:table-cell office:value-type="string" calcext:value-type="string">
            <text:p>si li chiet as piés </text:p>
          </table:table-cell>
          <table:table-cell office:value-type="string" calcext:value-type="string">
            <text:p>si li chiet as piez. </text:p>
          </table:table-cell>
          <table:table-cell office:value-type="string" calcext:value-type="string">
            <text:p>si li chiet as pies</text:p>
          </table:table-cell>
          <table:table-cell office:value-type="string" calcext:value-type="string">
            <text:p>si luy cheit es piez </text:p>
          </table:table-cell>
          <table:table-cell office:value-type="string" calcext:value-type="string">
            <text:p>si le mercie menlt </text:p>
          </table:table-cell>
          <table:table-cell office:value-type="string" calcext:value-type="string">
            <text:p>porque asi lo auia librado </text:p>
          </table:table-cell>
          <table:table-cell office:value-type="string" calcext:value-type="string">
            <text:p>si gli cade immantanente a' piedi, </text:p>
          </table:table-cell>
        </table:table-row>
        <table:table-row table:style-name="ro1">
          <table:table-cell office:value-type="string" calcext:value-type="string">
            <text:p>1412|1413</text:p>
          </table:table-cell>
          <table:table-cell office:value-type="string" calcext:value-type="string">
            <text:p>et le mercie de Dieu ; |et Lancelos descent, </text:p>
          </table:table-cell>
          <table:table-cell office:value-type="string" calcext:value-type="string">
            <text:p>et le mercie de dieu. |et lanc̃ dessent </text:p>
          </table:table-cell>
          <table:table-cell office:value-type="string" calcext:value-type="string">
            <text:p>et le mercie moult de dieu de la cortoisie |quil li auoit faite. |Et lancelot descent a pie </text:p>
          </table:table-cell>
          <table:table-cell office:value-type="string" calcext:value-type="string">
            <text:p>et le mercie Lancelot descent </text:p>
          </table:table-cell>
          <table:table-cell office:value-type="string" calcext:value-type="string">
            <text:p>et lance. descent a terre </text:p>
          </table:table-cell>
          <table:table-cell office:value-type="string" calcext:value-type="string">
            <text:p>e lançarote desçendio del cauallo </text:p>
          </table:table-cell>
          <table:table-cell office:value-type="string" calcext:value-type="string">
            <text:p>si ne l merceda molto; |e Lancellotto|si discende a ppiè, 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si li baille son cheval a garder. </text:p>
          </table:table-cell>
          <table:table-cell table:number-columns-repeated="2" office:value-type="string" calcext:value-type="string">
            <text:p>si li baille son cheual a garder. </text:p>
          </table:table-cell>
          <table:table-cell office:value-type="string" calcext:value-type="string">
            <text:p>et luy baille son cheual a garder. </text:p>
          </table:table-cell>
          <table:table-cell office:value-type="string" calcext:value-type="string">
            <text:p>et luy baille son cheual a garder/ </text:p>
          </table:table-cell>
          <table:table-cell office:value-type="string" calcext:value-type="string">
            <text:p>e diolo al escudero </text:p>
          </table:table-cell>
          <table:table-cell office:value-type="string" calcext:value-type="string">
            <text:p>si gli baglia suo cavallo a guardare; </text:p>
          </table:table-cell>
        </table:table-row>
        <table:table-row table:style-name="ro3">
          <table:table-cell office:value-type="float" office:value="1415" calcext:value-type="float">
            <text:p>1415</text:p>
          </table:table-cell>
          <table:table-cell office:value-type="string" calcext:value-type="string">
            <text:p>puis vet al chevalier </text:p>
          </table:table-cell>
          <table:table-cell office:value-type="string" calcext:value-type="string">
            <text:p>et ua au cheualier </text:p>
          </table:table-cell>
          <table:table-cell office:value-type="string" calcext:value-type="string">
            <text:p>puis vint au cheualier </text:p>
          </table:table-cell>
          <table:table-cell office:value-type="string" calcext:value-type="string">
            <text:p>puis uait au cheualier </text:p>
          </table:table-cell>
          <table:table-cell office:value-type="string" calcext:value-type="string">
            <text:p>puys sen ua au cheualier </text:p>
          </table:table-cell>
          <table:table-cell office:value-type="string" calcext:value-type="string">
            <text:p>e fuese al cauallero </text:p>
          </table:table-cell>
          <table:table-cell office:value-type="string" calcext:value-type="string">
            <text:p>poscia va al cavaliere </text:p>
          </table:table-cell>
        </table:table-row>
        <table:table-row table:style-name="ro4">
          <table:table-cell office:value-type="float" office:value="1416" calcext:value-type="float">
            <text:p>1416</text:p>
          </table:table-cell>
          <table:table-cell office:value-type="string" calcext:value-type="string">
            <text:p>qui ja s’estoit relevés en son seant, si estordis </text:p>
          </table:table-cell>
          <table:table-cell office:value-type="string" calcext:value-type="string">
            <text:p>qui ia cestoit releues en son ceant. |Si estordis </text:p>
          </table:table-cell>
          <table:table-cell office:value-type="string" calcext:value-type="string">
            <text:p>qui ia sestoit releues en son seant.|et estoit si estordis </text:p>
          </table:table-cell>
          <table:table-cell office:value-type="string" calcext:value-type="string">
            <text:p>qui ia sestoit releue en son seant si estourdy </text:p>
          </table:table-cell>
          <table:table-cell office:value-type="string" calcext:value-type="string">
            <text:p>qui ia estoit redrechie en son seant/ |si estourdy </text:p>
          </table:table-cell>
          <table:table-cell office:value-type="string" calcext:value-type="string">
            <text:p>que estaua ya ensu acuerdo |e se Reuoluia porse leuantar enpero estaua aun atordido </text:p>
          </table:table-cell>
          <table:table-cell office:value-type="string" calcext:value-type="string">
            <text:p>che già s’era rilevato in suo sedente, si stordito</text:p>
          </table:table-cell>
        </table:table-row>
        <table:table-row table:style-name="ro3">
          <table:table-cell office:value-type="float" office:value="1417" calcext:value-type="float">
            <text:p>1417</text:p>
          </table:table-cell>
          <table:table-cell office:value-type="string" calcext:value-type="string">
            <text:p>qu’il ne veoit gote. </text:p>
          </table:table-cell>
          <table:table-cell office:value-type="string" calcext:value-type="string">
            <text:p>quil ne ueoit goute. </text:p>
          </table:table-cell>
          <table:table-cell office:value-type="string" calcext:value-type="string">
            <text:p>quil ne veoit goute. </text:p>
          </table:table-cell>
          <table:table-cell office:value-type="string" calcext:value-type="string">
            <text:p>qu il ne ueoit goute. </text:p>
          </table:table-cell>
          <table:table-cell office:value-type="string" calcext:value-type="string">
            <text:p>quil ne uoit goutte.</text:p>
          </table:table-cell>
          <table:table-cell office:value-type="string" calcext:value-type="string">
            <text:p>que no via ni aun gota </text:p>
          </table:table-cell>
          <table:table-cell office:value-type="string" calcext:value-type="string">
            <text:p>che non vedea nulla. </text:p>
          </table:table-cell>
        </table:table-row>
        <table:table-row table:style-name="ro4">
          <table:table-cell office:value-type="float" office:value="1418" calcext:value-type="float">
            <text:p>1418</text:p>
          </table:table-cell>
          <table:table-cell office:value-type="string" calcext:value-type="string">
            <text:p>Et Lancelos li esrache le hialme de la teste si felenessement </text:p>
          </table:table-cell>
          <table:table-cell office:value-type="string" calcext:value-type="string">
            <text:p>Et lanc̃. li errache le hiaume de la teste si felenescement : </text:p>
          </table:table-cell>
          <table:table-cell office:value-type="string" calcext:value-type="string">
            <text:p>Et lancelot li errache le heaume de la teste si felenessement </text:p>
          </table:table-cell>
          <table:table-cell office:value-type="string" calcext:value-type="string">
            <text:p>Et lancelot luy errache le heaume de la teste si felonnessement </text:p>
          </table:table-cell>
          <table:table-cell office:value-type="string" calcext:value-type="string">
            <text:p>et lancelot luy arrache le heaulme de la teste si fellennessement </text:p>
          </table:table-cell>
          <table:table-cell office:value-type="string" calcext:value-type="string">
            <text:p>e lançarote quitole el yelmo dela cabeça tan rreçio </text:p>
          </table:table-cell>
          <table:table-cell office:value-type="string" calcext:value-type="string">
            <text:p>E Lancellotto gli arappa l’elmo della testa |si fellonessamente </text:p>
          </table:table-cell>
        </table:table-row>
        <table:table-row table:style-name="ro12">
          <table:table-cell office:value-type="string" calcext:value-type="string">
            <text:p>1419|1420|1421|1422|1423|1424</text:p>
          </table:table-cell>
          <table:table-cell office:value-type="string" calcext:value-type="string">
            <text:p>que cil flatist à terre des paumes et de tot le viaire; |si saine del nes et del front trop durement. |Et Lancelos dist |qu’il l’ocirra, |s’i ne se tient por outré; |et cil est si esmaiés a </text:p>
          </table:table-cell>
          <table:table-cell office:value-type="string" calcext:value-type="string">
            <text:p>que ciz flatit a terre des paumes: et de tout le uiaire. |Si sainne dou nes et dou front trop durement. |et lanc̃. dit |quil locirra cil ne se tient por outres. |et cil tantost se repasme </text:p>
          </table:table-cell>
          <table:table-cell office:value-type="string" calcext:value-type="string">
            <text:p>quil flatist a terre tous pasmes. |Et lancelot le redrece |et le voit si sanglent </text:p>
          </table:table-cell>
          <table:table-cell office:value-type="string" calcext:value-type="string">
            <text:p>quil flatist a terre dis paumes et de tout son uiaire |si seigne du front et du nes trop fort. |Et lancelot dit |qu il loccira|sil ne se tient pour oultre. |et il est si esuanouy </text:p>
          </table:table-cell>
          <table:table-cell office:value-type="string" calcext:value-type="string">
            <text:p>que celui flatist a terre des pausmes et des genoulx |et lui dit|quil le occira |sil ne se rent |Et celui est si esuanouy</text:p>
          </table:table-cell>
          <table:table-cell office:value-type="string" calcext:value-type="string">
            <text:p>que dio conel en tierra delas manos |e delas Rodillas |e al arrancar desollole las narizes e la frente |que la sangre le hizo ende salir muy fieramente |e dixole |si te no tienes por vencido |yo te matare |e el cauallero estaua atal </text:p>
          </table:table-cell>
          <table:table-cell office:value-type="string" calcext:value-type="string">
            <text:p>che quelli fretisce a terra d’amendune le palme e di tutta sua faccia, |si sanguina del naso e della fronte molto duramente. |E Lancellotto gli dice |che gli colperà il capo |se non si tiene per oltrato, |e quelli est si isvenuto </text:p>
          </table:table-cell>
        </table:table-row>
        <table:table-row table:style-name="ro6">
          <table:table-cell office:value-type="string" calcext:value-type="string">
            <text:p>1425|1426|1427</text:p>
          </table:table-cell>
          <table:table-cell office:value-type="string" calcext:value-type="string">
            <text:p>qu’il ne li puet respondre, |ains gist pasmés adens |Et Lancelos le redrece, </text:p>
          </table:table-cell>
          <table:table-cell office:value-type="string" calcext:value-type="string">
            <text:p>que il ne li pot respondre ne dire mot auis iut toz pasmes endans. |et lanc̃. le redresce </text:p>
          </table:table-cell>
          <table:table-cell/>
          <table:table-cell office:value-type="string" calcext:value-type="string">
            <text:p>qu il ne luy puet respondre. |si ne dist mot, |ains gist tout pasme adens. |Et lancelot |si le redrece et le treuue </text:p>
          </table:table-cell>
          <table:table-cell office:value-type="string" calcext:value-type="string">
            <text:p>qu il ne lui peut respondre mot |ains gist tout pasme Lancelot le redrece </text:p>
          </table:table-cell>
          <table:table-cell office:value-type="string" calcext:value-type="string">
            <text:p>quele no podia rresponder |e asi estaua amortesçido |e lançarote catolo </text:p>
          </table:table-cell>
          <table:table-cell office:value-type="string" calcext:value-type="string">
            <text:p>che non gli può rispondere:|si non dice motto, |anzi giace tutto ispasimato, |Se Lancellotto il ridirizza,</text:p>
          </table:table-cell>
        </table:table-row>
        <table:table-row table:style-name="ro4">
          <table:table-cell office:value-type="string" calcext:value-type="string">
            <text:p>1428|1429</text:p>
          </table:table-cell>
          <table:table-cell office:value-type="string" calcext:value-type="string">
            <text:p>si le trueve si ensanglenté |qu’il cuide bien </text:p>
          </table:table-cell>
          <table:table-cell office:value-type="string" calcext:value-type="string">
            <text:p>si le trueue. |Si ensanglantez |que il cuide bien </text:p>
          </table:table-cell>
          <table:table-cell office:value-type="string" calcext:value-type="string">
            <text:p>quil quide vraiement </text:p>
          </table:table-cell>
          <table:table-cell office:value-type="string" calcext:value-type="string">
            <text:p>si ensanglante|quil cuide bien </text:p>
          </table:table-cell>
          <table:table-cell office:value-type="string" calcext:value-type="string">
            <text:p>si le treuue si senglant |que bien cuide </text:p>
          </table:table-cell>
          <table:table-cell office:value-type="string" calcext:value-type="string">
            <text:p>e fallolo todo sangriento |e bien cuydo </text:p>
          </table:table-cell>
          <table:table-cell office:value-type="string" calcext:value-type="string">
            <text:p>si l truova si insanguinato |ch’elli crede bene </text:p>
          </table:table-cell>
        </table:table-row>
        <table:table-row table:style-name="ro3">
          <table:table-cell office:value-type="float" office:value="1430" calcext:value-type="float">
            <text:p>1430</text:p>
          </table:table-cell>
          <table:table-cell office:value-type="string" calcext:value-type="string">
            <text:p>que il soit mors, </text:p>
          </table:table-cell>
          <table:table-cell office:value-type="string" calcext:value-type="string">
            <text:p>que il soit mors </text:p>
          </table:table-cell>
          <table:table-cell office:value-type="string" calcext:value-type="string">
            <text:p>quil soit mors. </text:p>
          </table:table-cell>
          <table:table-cell table:number-columns-repeated="2" office:value-type="string" calcext:value-type="string">
            <text:p>quil soit mort. </text:p>
          </table:table-cell>
          <table:table-cell office:value-type="string" calcext:value-type="string">
            <text:p>que hera muerto </text:p>
          </table:table-cell>
          <table:table-cell office:value-type="string" calcext:value-type="string">
            <text:p>ch’elli sia morto. 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et lors se repent de ce </text:p>
          </table:table-cell>
          <table:table-cell office:value-type="string" calcext:value-type="string">
            <text:p>Et lors se repent de ce </text:p>
          </table:table-cell>
          <table:table-cell office:value-type="string" calcext:value-type="string">
            <text:p>Lors se repent de chou </text:p>
          </table:table-cell>
          <table:table-cell office:value-type="string" calcext:value-type="string">
            <text:p>Et lors si repent de ce</text:p>
          </table:table-cell>
          <table:table-cell office:value-type="string" calcext:value-type="string">
            <text:p>Lors se repent de ce </text:p>
          </table:table-cell>
          <table:table-cell office:value-type="string" calcext:value-type="string">
            <text:p>e mucho se arrepintio </text:p>
          </table:table-cell>
          <table:table-cell office:value-type="string" calcext:value-type="string">
            <text:p>eAllor|si ripente di ciò </text:p>
          </table:table-cell>
        </table:table-row>
        <table:table-row table:style-name="ro3">
          <table:table-cell office:value-type="float" office:value="1432" calcext:value-type="float">
            <text:p>1432</text:p>
          </table:table-cell>
          <table:table-cell office:value-type="string" calcext:value-type="string">
            <text:p>que tant li avoit fet mal; </text:p>
          </table:table-cell>
          <table:table-cell office:value-type="string" calcext:value-type="string">
            <text:p>que tat li a fait mal. </text:p>
          </table:table-cell>
          <table:table-cell office:value-type="string" calcext:value-type="string">
            <text:p>que tant de mal li auoit fait. </text:p>
          </table:table-cell>
          <table:table-cell office:value-type="string" calcext:value-type="string">
            <text:p>que tant luy en a fait. </text:p>
          </table:table-cell>
          <table:table-cell office:value-type="string" calcext:value-type="string">
            <text:p>que il lui a tant meffait.</text:p>
          </table:table-cell>
          <table:table-cell office:value-type="string" calcext:value-type="string">
            <text:p>porque tan mal lo auia fecho </text:p>
          </table:table-cell>
          <table:table-cell office:value-type="string" calcext:value-type="string">
            <text:p>che tanto gli à mal fatto, 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si s’asiet les lui por veoir </text:p>
          </table:table-cell>
          <table:table-cell office:value-type="string" calcext:value-type="string">
            <text:p>si saciet deles lui |por uoir </text:p>
          </table:table-cell>
          <table:table-cell office:value-type="string" calcext:value-type="string">
            <text:p>Si sassiet lez lui |pour sauoir </text:p>
          </table:table-cell>
          <table:table-cell office:value-type="string" calcext:value-type="string">
            <text:p>si sassiet pres de luy po᷑ ueoir </text:p>
          </table:table-cell>
          <table:table-cell office:value-type="string" calcext:value-type="string">
            <text:p>Si se rassiet emprez lui |pour ueoir </text:p>
          </table:table-cell>
          <table:table-cell office:value-type="string" calcext:value-type="string">
            <text:p>e tirose del todo |por verlo que aria </text:p>
          </table:table-cell>
          <table:table-cell office:value-type="string" calcext:value-type="string">
            <text:p>si s’asiede dallato a lui |per vedere </text:p>
          </table:table-cell>
        </table:table-row>
        <table:table-row table:style-name="ro3">
          <table:table-cell office:value-type="float" office:value="1434" calcext:value-type="float">
            <text:p>1434</text:p>
          </table:table-cell>
          <table:table-cell office:value-type="string" calcext:value-type="string">
            <text:p>que il fera. </text:p>
          </table:table-cell>
          <table:table-cell office:value-type="string" calcext:value-type="string">
            <text:p>que il fera.</text:p>
          </table:table-cell>
          <table:table-cell office:value-type="string" calcext:value-type="string">
            <text:p>que il fera. </text:p>
          </table:table-cell>
          <table:table-cell table:number-columns-repeated="2" office:value-type="string" calcext:value-type="string">
            <text:p>quil fera. </text:p>
          </table:table-cell>
          <table:table-cell office:value-type="string" calcext:value-type="string">
            <text:p>e los tres caualleros </text:p>
          </table:table-cell>
          <table:table-cell office:value-type="string" calcext:value-type="string">
            <text:p>ch’elli farà, 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Et ja se relevoient troi de cels </text:p>
          </table:table-cell>
          <table:table-cell office:value-type="string" calcext:value-type="string">
            <text:p>et ia se releuoient trois de ciax </text:p>
          </table:table-cell>
          <table:table-cell office:value-type="string" calcext:value-type="string">
            <text:p>Et ia se releuoient. iiij. de chiaus </text:p>
          </table:table-cell>
          <table:table-cell office:value-type="string" calcext:value-type="string">
            <text:p>et ia se releuoient troys de ceulx </text:p>
          </table:table-cell>
          <table:table-cell office:value-type="string" calcext:value-type="string">
            <text:p>et ia se releuoient trois de ceulx </text:p>
          </table:table-cell>
          <table:table-cell office:value-type="string" calcext:value-type="string">
            <text:p>que ante derribara començaronse a Reboluer </text:p>
          </table:table-cell>
          <table:table-cell office:value-type="string" calcext:value-type="string">
            <text:p>e già si rilevavano tre di quelli </text:p>
          </table:table-cell>
        </table:table-row>
        <table:table-row table:style-name="ro4">
          <table:table-cell office:value-type="string" calcext:value-type="string">
            <text:p>1436|1437|1438</text:p>
          </table:table-cell>
          <table:table-cell office:value-type="string" calcext:value-type="string">
            <text:p>qui a terre avoient geu, |et Lancelos lor laisse core|et dit </text:p>
          </table:table-cell>
          <table:table-cell office:value-type="string" calcext:value-type="string">
            <text:p>qui a terre auoient ieu.|et lanc̃. lor laisse corre |et dit </text:p>
          </table:table-cell>
          <table:table-cell office:value-type="string" calcext:value-type="string">
            <text:p>qui auoient este abatu. |Et lancelot lor cort sus et dist </text:p>
          </table:table-cell>
          <table:table-cell office:value-type="string" calcext:value-type="string">
            <text:p>qui auoient geu a terre. |Et lancelot leur laisse courre |et dit </text:p>
          </table:table-cell>
          <table:table-cell office:value-type="string" calcext:value-type="string">
            <text:p>qui estoient a terre |et lors leur court sus lanceloi |et leur dit </text:p>
          </table:table-cell>
          <table:table-cell office:value-type="string" calcext:value-type="string">
            <text:p>e lançarote enquelo vido fue alla |e dixoles </text:p>
          </table:table-cell>
          <table:table-cell office:value-type="string" calcext:value-type="string">
            <text:p>che n terra avieno giaciuto. |E Lancellotto lor lascia correre |e dice </text:p>
          </table:table-cell>
        </table:table-row>
        <table:table-row table:style-name="ro4">
          <table:table-cell office:value-type="float" office:value="1439" calcext:value-type="float">
            <text:p>1439</text:p>
          </table:table-cell>
          <table:table-cell office:value-type="string" calcext:value-type="string">
            <text:p>que mort sont</text:p>
          </table:table-cell>
          <table:table-cell office:value-type="string" calcext:value-type="string">
            <text:p>que mors sont cil ne se randent. |et quant cil le uoien uenir </text:p>
          </table:table-cell>
          <table:table-cell office:value-type="string" calcext:value-type="string">
            <text:p>que tout y morront</text:p>
          </table:table-cell>
          <table:table-cell office:value-type="string" calcext:value-type="string">
            <text:p>quil se rendent |ou il les occira.</text:p>
          </table:table-cell>
          <table:table-cell office:value-type="string" calcext:value-type="string">
            <text:p>que mors sont |se ilz </text:p>
          </table:table-cell>
          <table:table-cell office:value-type="string" calcext:value-type="string">
            <text:p>si vos no tenedes por vençidos yo vos matare</text:p>
          </table:table-cell>
          <table:table-cell office:value-type="string" calcext:value-type="string">
            <text:p>che morti</text:p>
          </table:table-cell>
        </table:table-row>
      </table:table>
      <table:table table:name="GT" table:style-name="ta1">
        <table:table-column table:style-name="co10" table:number-columns-repeated="6" table:default-cell-style-name="ce1"/>
        <table:table-column table:style-name="co11" table:default-cell-style-name="ce1"/>
        <table:table-column table:style-name="co12" table:default-cell-style-name="ce1"/>
        <table:table-column table:style-name="co10" table:number-columns-repeated="1016" table:default-cell-style-name="ce1"/>
        <table:table-row table:style-name="ro15">
          <table:table-cell office:value-type="string" calcext:value-type="string">
            <text:p>n</text:p>
          </table:table-cell>
          <table:table-cell office:value-type="string" calcext:value-type="string">
            <text:p>que Lancelos n’est, |si n’en menra il point. —</text:p>
          </table:table-cell>
          <table:table-cell office:value-type="string" calcext:value-type="string">
            <text:p>que lanc̃. nest nen manra il point. </text:p>
          </table:table-cell>
          <table:table-cell office:value-type="string" calcext:value-type="string">
            <text:p>que la lancelot ne soit. |si ne lenmenroit il point </text:p>
          </table:table-cell>
          <table:table-cell office:value-type="string" calcext:value-type="string">
            <text:p>que nest lancelot |si ne lemmenera il point. </text:p>
          </table:table-cell>
          <table:table-cell/>
          <table:table-cell office:value-type="string" calcext:value-type="string">
            <text:p>quelo no moueria de aqui vn punto agora </text:p>
          </table:table-cell>
          <table:table-cell office:value-type="string" calcext:value-type="string">
            <text:p>che Lancellotto, no ne menerà elli punto. — Or vedrete, diss’ella, </text:p>
          </table:table-cell>
          <table:table-cell table:number-columns-repeated="1016"/>
        </table:table-row>
        <table:table-row table:style-name="ro16">
          <table:table-cell office:value-type="string" calcext:value-type="string">
            <text:p>705|706</text:p>
          </table:table-cell>
          <table:table-cell office:value-type="string" calcext:value-type="string">
            <text:p>Or verrons, fet ele, |comment il vos en avendra. » A ces paroles vint laiens Lancelos tos armés </text:p>
          </table:table-cell>
          <table:table-cell office:value-type="string" calcext:value-type="string">
            <text:p>Se uerrez uos fait ele|coment il uos en auanra iusquaa nagaires |A ces paroles uint laiens lanc̃. tous armez </text:p>
          </table:table-cell>
          <table:table-cell office:value-type="string" calcext:value-type="string">
            <text:p>Or uerrois fait elle |comment il vous en lauenra. |ces paroles uient laiens lancelot tous armes </text:p>
          </table:table-cell>
          <table:table-cell office:value-type="string" calcext:value-type="string">
            <text:p>Or uerrons fait elle|comment il uous en prendra |A ces paroles uient leans lancelot tout arme. </text:p>
          </table:table-cell>
          <table:table-cell office:value-type="string" calcext:value-type="string">
            <text:p>A ces parolles uint leans lancelot tout arme. </text:p>
          </table:table-cell>
          <table:table-cell office:value-type="string" calcext:value-type="string">
            <text:p>vere dixo la donçella |como vos auerna |Ellos asi fablando llego ay lançarote Armado de todas armas </text:p>
          </table:table-cell>
          <table:table-cell office:value-type="string" calcext:value-type="string">
            <text:p>come voi averra». |A queste parole entrò là entro Lancellotto tutto armato, </text:p>
          </table:table-cell>
          <table:table-cell table:number-columns-repeated="1016"/>
        </table:table-row>
        <table:table-row table:style-name="ro17">
          <table:table-cell office:value-type="float" office:value="707" calcext:value-type="float">
            <text:p>707</text:p>
          </table:table-cell>
          <table:table-cell office:value-type="string" calcext:value-type="string">
            <text:p>et quant li chevalier le voient venir, </text:p>
          </table:table-cell>
          <table:table-cell table:number-columns-repeated="2" office:value-type="string" calcext:value-type="string">
            <text:p>Et quant li cheualier le uoient uenir </text:p>
          </table:table-cell>
          <table:table-cell office:value-type="string" calcext:value-type="string">
            <text:p>et quant les cheualiers le uoyent uenir </text:p>
          </table:table-cell>
          <table:table-cell office:value-type="string" calcext:value-type="string">
            <text:p>Et quant les cheualiers le uoyent uenir </text:p>
          </table:table-cell>
          <table:table-cell office:value-type="string" calcext:value-type="string">
            <text:p>e los caualleros |que lo vieron preguntaron </text:p>
          </table:table-cell>
          <table:table-cell office:value-type="string" calcext:value-type="string">
            <text:p>e quando i cavalieri il vidono venire, </text:p>
          </table:table-cell>
          <table:table-cell table:number-columns-repeated="1016"/>
        </table:table-row>
        <table:table-row table:style-name="ro3">
          <table:table-cell office:value-type="float" office:value="708" calcext:value-type="float">
            <text:p>708</text:p>
          </table:table-cell>
          <table:table-cell table:number-columns-repeated="2" office:value-type="string" calcext:value-type="string">
            <text:p>si li demandent </text:p>
          </table:table-cell>
          <table:table-cell office:value-type="string" calcext:value-type="string">
            <text:p>si li denandent </text:p>
          </table:table-cell>
          <table:table-cell office:value-type="string" calcext:value-type="string">
            <text:p>si luy demandent</text:p>
          </table:table-cell>
          <table:table-cell office:value-type="string" calcext:value-type="string">
            <text:p>si luy demandent </text:p>
          </table:table-cell>
          <table:table-cell/>
          <table:table-cell office:value-type="string" calcext:value-type="string">
            <text:p>si l domandano </text:p>
          </table:table-cell>
          <table:table-cell table:number-columns-repeated="1016"/>
        </table:table-row>
        <table:table-row table:style-name="ro15">
          <table:table-cell office:value-type="float" office:value="709" calcext:value-type="float">
            <text:p>709</text:p>
          </table:table-cell>
          <table:table-cell office:value-type="string" calcext:value-type="string">
            <text:p>qu’il velt fere. « Je vueil, fet il, avoir le cors </text:p>
          </table:table-cell>
          <table:table-cell office:value-type="string" calcext:value-type="string">
            <text:p>que il wet faire. |ie weil fait il auoir le cors</text:p>
          </table:table-cell>
          <table:table-cell office:value-type="string" calcext:value-type="string">
            <text:p>que il ueullt. ie ueul fait il auoir le cors </text:p>
          </table:table-cell>
          <table:table-cell office:value-type="string" calcext:value-type="string">
            <text:p>quil ueult faire. Ie uueil auoir fait il le corps </text:p>
          </table:table-cell>
          <table:table-cell office:value-type="string" calcext:value-type="string">
            <text:p>que il ueult faire ie uueil auoir fait il le corps </text:p>
          </table:table-cell>
          <table:table-cell office:value-type="string" calcext:value-type="string">
            <text:p><text:span text:style-name="T1">Que que queria fazer |</text:span>yo quiero dixo el el cuerpo </text:p>
          </table:table-cell>
          <table:table-cell office:value-type="string" calcext:value-type="string">
            <text:p>che vuol fare. |to voglio, diss’elli, avere il corpo</text:p>
          </table:table-cell>
          <table:table-cell table:number-columns-repeated="1016"/>
        </table:table-row>
        <table:table-row table:style-name="ro3">
          <table:table-cell office:value-type="float" office:value="710" calcext:value-type="float">
            <text:p>710</text:p>
          </table:table-cell>
          <table:table-cell office:value-type="string" calcext:value-type="string">
            <text:p>qui laiens est. — </text:p>
          </table:table-cell>
          <table:table-cell office:value-type="string" calcext:value-type="string">
            <text:p>qui saiens est. </text:p>
          </table:table-cell>
          <table:table-cell office:value-type="string" calcext:value-type="string">
            <text:p>qui llaiens est. </text:p>
          </table:table-cell>
          <table:table-cell office:value-type="string" calcext:value-type="string">
            <text:p>qui est leans. </text:p>
          </table:table-cell>
          <table:table-cell office:value-type="string" calcext:value-type="string">
            <text:p>qui leans gist. </text:p>
          </table:table-cell>
          <table:table-cell office:value-type="string" calcext:value-type="string">
            <text:p>que alla esta <text:s/></text:p>
          </table:table-cell>
          <table:table-cell office:value-type="string" calcext:value-type="string">
            <text:p>che là entro est inserrato. </text:p>
          </table:table-cell>
          <table:table-cell table:number-columns-repeated="1016"/>
        </table:table-row>
        <table:table-row table:style-name="ro18">
          <table:table-cell office:value-type="float" office:value="711" calcext:value-type="float">
            <text:p>711</text:p>
          </table:table-cell>
          <table:table-cell office:value-type="string" calcext:value-type="string">
            <text:p>Par foi, font il, vos ne l’avrois mie por nient. Nos ¡ morrons ançois tuit </text:p>
          </table:table-cell>
          <table:table-cell office:value-type="string" calcext:value-type="string">
            <text:p>Par foi font il uos ne laures pas |por noiant. |donc i morrons ansois tuit </text:p>
          </table:table-cell>
          <table:table-cell office:value-type="string" calcext:value-type="string">
            <text:p>Par foi font il vous ne laures mie |pour noient nous y morrons </text:p>
          </table:table-cell>
          <table:table-cell office:value-type="string" calcext:value-type="string">
            <text:p>Certes font ilz uous ne laurez pas |pour neant nous y mourrons auant tous </text:p>
          </table:table-cell>
          <table:table-cell office:value-type="string" calcext:value-type="string">
            <text:p>Par ma foy font il uous ne laures point </text:p>
          </table:table-cell>
          <table:table-cell office:value-type="string" calcext:value-type="string">
            <text:p><text:span text:style-name="T1">Pordios dixeron ellos  | </text:span>vos no lo aueredes |que ante seremos aqui todos muertos </text:p>
          </table:table-cell>
          <table:table-cell office:value-type="string" calcext:value-type="string">
            <text:p>— Per fé, dicono elli, vo' non l’arete passo per niente: noi ci moremo in prima tutti 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19">
          <table:table-cell office:value-type="string" calcext:value-type="string">
            <text:p>712|713|714|715|716|717|718|719|720|721</text:p>
          </table:table-cell>
          <table:table-cell office:value-type="string" calcext:value-type="string">
            <text:p>que vos l’enportois. — A morir, fet il, en estes donc tuit, |puis|que a mains ne vos en volés soffrir !» |Si saut dedens les prones |et il li corent sus, |kar arrieres le cuident fere sailir |por poor de morir; |si le fierent par la ou il le pueent ataindre |et il ot el poing l’espee nue ;|si lor done grans cops et pesans </text:p>
          </table:table-cell>
          <table:table-cell office:value-type="string" calcext:value-type="string">
            <text:p>que uous lemportoit. |Au morir fait il estes uos tuit |puis que au mains ne uos en uolez souffrir. |Lors saut dedens les pronez. |et cil li corrent sus |car arreres le cuident faire flatir por paour de mort |si le fierent par la |ou il pueent ataindre |et il ot el poing lespee nue. |si lor done grant cox et pesans </text:p>
          </table:table-cell>
          <table:table-cell office:value-type="string" calcext:value-type="string">
            <text:p>aincois que vous lenportes. |Au morir fait il estes vous tout uenu |puis que a mainz nen voles passer. |Cil sont dedens les prones. |et il lor cort sus maintenant. |Et cil a lui |quar arriere le quiderent faire flatir pour paor de morir. |si le fierent la |ou il le porent ataindre. |Et il auoit en la main lespee toute nue.|si lor doune grans cops et pesans. </text:p>
          </table:table-cell>
          <table:table-cell office:value-type="string" calcext:value-type="string">
            <text:p>que uous lemportez Mourir uous en fault |puis qui a moons |ne uous en pouez soufrir. |Si sault dedans les prones|et il luy courent sus. |Car arriere le cuident faire flatir pour paour de mourir. |si le fierent par la |ou ilz le peuent actaindre. |et il eut ou poing lespee nue |si leur donne grans coups et pesans </text:p>
          </table:table-cell>
          <table:table-cell office:value-type="string" calcext:value-type="string">
            <text:p>ains y mourrent tous |que uous lemportes. au mourrir estes uous tous uenus |puis que a moins ne uous en uoulles passer |Ceulx sont dedens les prosnes |et il leur court sus incentinent et eulx a luy. lancelot tire son espee toute nue </text:p>
          </table:table-cell>
          <table:table-cell office:value-type="string" calcext:value-type="string">
            <text:p>que vos asi lo lleuar a morir |vos conuiene Dixo lançarote |pues no vos queredes sofrir |e luego salieron los Caualleros delos arcos |do estauan con miedo de ser Muertos |e començaronlo a ferir |por do mas mal lo podian fazer e lançarote metio mano ala espada</text:p>
          </table:table-cell>
          <table:table-cell office:value-type="string" calcext:value-type="string">
            <text:p>che voi ne l portiate! |—Al morire ne siete voi venuti, |poscia che a meno non ne potete sofferireb. |i salta di dentro les prone, |ed|e' gli corrono suso, |ch’a terra il credono frattire per paura di morire, |si 'l fegono per là |ov’elli il possono agiugnere. |Ed elli ebbe impugnata la spada ignuda, |si lor dona gran colpi |e pesanti, 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722|723</text:p>
          </table:table-cell>
          <table:table-cell office:value-type="string" calcext:value-type="string">
            <text:p>et fiert le premier |qu’il encontre si durement </text:p>
          </table:table-cell>
          <table:table-cell office:value-type="string" calcext:value-type="string">
            <text:p>et fiert le premier|quil puet encontre si durement: </text:p>
          </table:table-cell>
          <table:table-cell office:value-type="string" calcext:value-type="string">
            <text:p>Et fiert si le premier|quil encontre </text:p>
          </table:table-cell>
          <table:table-cell office:value-type="string" calcext:value-type="string">
            <text:p>Et fiert le premier |quil encontre si fort. </text:p>
          </table:table-cell>
          <table:table-cell office:value-type="string" calcext:value-type="string">
            <text:p>et frappe sur eulx en telle maniere </text:p>
          </table:table-cell>
          <table:table-cell office:value-type="string" calcext:value-type="string">
            <text:p><text:s/>e firio al primero |que fallo asi duramente </text:p>
          </table:table-cell>
          <table:table-cell office:value-type="string" calcext:value-type="string">
            <text:p>e fiede el primaio si duramente 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724|725|726</text:p>
          </table:table-cell>
          <table:table-cell office:value-type="string" calcext:value-type="string">
            <text:p>que por le hialme ne por la coife de fer ne remaint |qu’il ne li mete l’espee |jusqu’al test; </text:p>
          </table:table-cell>
          <table:table-cell office:value-type="string" calcext:value-type="string">
            <text:p>que por hiaume ne por la coiffe ne remaint |que il ne li meste lespee iuscau test. </text:p>
          </table:table-cell>
          <table:table-cell office:value-type="string" calcext:value-type="string">
            <text:p>que por coiffe ne pour heaume ne remainst |que il ne li mete lespee iusques au tesstje. </text:p>
          </table:table-cell>
          <table:table-cell office:value-type="string" calcext:value-type="string">
            <text:p>car pour le heaume |ne pour la coiffe de fer ne demeure |quil|ni luy mecte lespee iucquau test. </text:p>
          </table:table-cell>
          <table:table-cell office:value-type="string" calcext:value-type="string">
            <text:p>que le premier </text:p>
          </table:table-cell>
          <table:table-cell office:value-type="string" calcext:value-type="string">
            <text:p>que porel yelmo ni Porel almofar no finco |quele no metiese la espada porla Cabeça </text:p>
          </table:table-cell>
          <table:table-cell office:value-type="string" calcext:value-type="string">
            <text:p>che per l’elmo né per la cuffia del ferro non rimane |che non gli metta la spada insin qua alla testa, 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727|728</text:p>
          </table:table-cell>
          <table:table-cell office:value-type="string" calcext:value-type="string">
            <text:p>et il le hurte de soi, |Si l’abat a terre. </text:p>
          </table:table-cell>
          <table:table-cell office:value-type="string" calcext:value-type="string">
            <text:p>Si le hurte desor |et labat a terre. </text:p>
          </table:table-cell>
          <table:table-cell office:value-type="string" calcext:value-type="string">
            <text:p>Et il le hurte si labat a terre. </text:p>
          </table:table-cell>
          <table:table-cell office:value-type="string" calcext:value-type="string">
            <text:p>Et il le hurte de soy si labas a terre. </text:p>
          </table:table-cell>
          <table:table-cell office:value-type="string" calcext:value-type="string">
            <text:p>quil attaint il le met par terre. </text:p>
          </table:table-cell>
          <table:table-cell office:value-type="string" calcext:value-type="string">
            <text:p>e dio conel en tierra e los otros lo començaron a ferir muy rreçia mente </text:p>
          </table:table-cell>
          <table:table-cell office:value-type="string" calcext:value-type="string">
            <text:p>ed elli il percuote di sé medesimo, |si-llo abatte a terra. </text:p>
          </table:table-cell>
          <table:table-cell table:number-columns-repeated="1016"/>
        </table:table-row>
        <table:table-row table:style-name="ro21">
          <table:table-cell office:value-type="string" calcext:value-type="string">
            <text:p>729|730|731</text:p>
          </table:table-cell>
          <table:table-cell office:value-type="string" calcext:value-type="string">
            <text:p>Et lors saillent molt irieement tuit li autre, |si depiecent son escu et son hialme et son hauberc |et le blecent en pluisors lieus. </text:p>
          </table:table-cell>
          <table:table-cell office:value-type="string" calcext:value-type="string">
            <text:p>et lors saillent tuit li autre|si li deprirent son haubert et son escu et son hiaume. et le blecerent en plusors lieus. </text:p>
          </table:table-cell>
          <table:table-cell office:value-type="string" calcext:value-type="string">
            <text:p>Et li autre as lassalent moult ireement. |et le fierent sor son heaume et sor son hauberc. |si quil li derrompent en pluisours lieus. </text:p>
          </table:table-cell>
          <table:table-cell office:value-type="string" calcext:value-type="string">
            <text:p>Et lors lassaillent moult ireement tous les autres.|Si luy depecent son escu et son heaume et son haubert et le blecent en plusieurs lieux. </text:p>
          </table:table-cell>
          <table:table-cell office:value-type="string" calcext:value-type="string">
            <text:p>lors le assaillent les aultres moult uigoureusement: </text:p>
          </table:table-cell>
          <table:table-cell office:value-type="string" calcext:value-type="string">
            <text:p>porel escudo e porel yelmo |e porla loriga |asi que selo quebrantaron |e Ronpieron Por muchos lugares </text:p>
          </table:table-cell>
          <table:table-cell office:value-type="string" calcext:value-type="string">
            <text:p>Allor salgono molto adiratamente tutti gli altri, |si gli dispezano suo scudo e suo elmo, |e suo asbergo gli falsano in più luogora, </text:p>
          </table:table-cell>
          <table:table-cell table:number-columns-repeated="1016"/>
        </table:table-row>
        <table:table-row table:style-name="ro21">
          <table:table-cell office:value-type="string" calcext:value-type="string">
            <text:p>732|733|734|735|736|737</text:p>
          </table:table-cell>
          <table:table-cell office:value-type="string" calcext:value-type="string">
            <text:p>Mais il ne li chaut de rien |qu’il li facent, |kar tant est dolens |que nus plus; |si lor laisse corre par grant ire |et lor done de l’espee si grans cops </text:p>
          </table:table-cell>
          <table:table-cell office:value-type="string" calcext:value-type="string">
            <text:p>Mais il ne len chaut de rien.|Car tant est dolens |que nus plus ne puet estre. |Si lor laisse corre par grant ire. |et lordone de lespee si grant cox</text:p>
          </table:table-cell>
          <table:table-cell office:value-type="string" calcext:value-type="string">
            <text:p>Mais il ne li chaut de chose |quil li fachent. |quar tant est dolans que nus plus. |si lor laisse corre par grant ire lor donne de lespee grans cops </text:p>
          </table:table-cell>
          <table:table-cell office:value-type="string" calcext:value-type="string">
            <text:p>mais il ne luy chault de riens|quil luy facent. |car tant est doulent |qui plus ne puet si leur laisse courre de grant ire. |et leur donne de lespee si grans coups </text:p>
          </table:table-cell>
          <table:table-cell office:value-type="string" calcext:value-type="string">
            <text:p>mais peu leur prouffite: |car tant est dolent |que nul plus. |si leur laisse courir par grant ire tant </text:p>
          </table:table-cell>
          <table:table-cell office:value-type="string" calcext:value-type="string">
            <text:p>mas el no daua cosa por aquello quele façian |tanto estaua de sañudo |e dexo de correr aellos |Con gran yra |e dauales dela espada tales Golpes </text:p>
          </table:table-cell>
          <table:table-cell office:value-type="string" calcext:value-type="string">
            <text:p>ma e' non gli è a nulla |che gli facciano, ch’atanto est dolente |che nullo più. |Si lor lascia corere si gran colpi 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738|739</text:p>
          </table:table-cell>
          <table:table-cell office:value-type="string" calcext:value-type="string">
            <text:p>que tos les fet guenchir avant lui.|Et lors esgarde celui des IllI. </text:p>
          </table:table-cell>
          <table:table-cell office:value-type="string" calcext:value-type="string">
            <text:p>que toz les fait guenchir auant lui. |Lors esgarde de celui des qͣtre </text:p>
          </table:table-cell>
          <table:table-cell office:value-type="string" calcext:value-type="string">
            <text:p>si que tous les fait guenchir deuant lui. |lors esgarde |et voit vn dez. iiij.</text:p>
          </table:table-cell>
          <table:table-cell office:value-type="string" calcext:value-type="string">
            <text:p>que tous les fait guenchir auant luy |Lors regarde celuy des quatre </text:p>
          </table:table-cell>
          <table:table-cell office:value-type="string" calcext:value-type="string">
            <text:p>que tous les fait reculer de lui. |Lors regarde lun des quatre </text:p>
          </table:table-cell>
          <table:table-cell office:value-type="string" calcext:value-type="string">
            <text:p>asi quelos façia de si arredrar e Lançarote Paro mientes en aquel </text:p>
          </table:table-cell>
          <table:table-cell office:value-type="string" calcext:value-type="string">
            <text:p>che tutti gli fa ischencire davanti lui. |Allora avisa |que' de' quatro </text:p>
          </table:table-cell>
          <table:table-cell table:number-columns-repeated="1016"/>
        </table:table-row>
        <table:table-row table:style-name="ro20">
          <table:table-cell office:value-type="float" office:value="740" calcext:value-type="float">
            <text:p>740</text:p>
          </table:table-cell>
          <table:table-cell office:value-type="string" calcext:value-type="string">
            <text:p>qui plus li faisoit mal et cil estoit molt grans et molt fors; </text:p>
          </table:table-cell>
          <table:table-cell office:value-type="string" calcext:value-type="string">
            <text:p>que miex le faissoit a son essianc. |et cil estoit mout grans cheualiers et mout fors. </text:p>
          </table:table-cell>
          <table:table-cell office:value-type="string" calcext:value-type="string">
            <text:p>qui plus li fait mal a son essient. </text:p>
          </table:table-cell>
          <table:table-cell office:value-type="string" calcext:value-type="string">
            <text:p>qui luy faisoit plus de mal a son adius. |et il estoit moult grant et moult fort. </text:p>
          </table:table-cell>
          <table:table-cell office:value-type="string" calcext:value-type="string">
            <text:p>qui plus lui faisoit mal a son auiz </text:p>
          </table:table-cell>
          <table:table-cell office:value-type="string" calcext:value-type="string">
            <text:p>que mas mal le façia |que hera muy grande e muy fuerte </text:p>
          </table:table-cell>
          <table:table-cell office:value-type="string" calcext:value-type="string">
            <text:p>che più gli faceva male a suo aviso, |e quegli era molto grande e molto forte; </text:p>
          </table:table-cell>
          <table:table-cell table:number-columns-repeated="1016"/>
        </table:table-row>
        <table:table-row table:style-name="ro22">
          <table:table-cell office:value-type="string" calcext:value-type="string">
            <text:p>741|742|743|744|745</text:p>
          </table:table-cell>
          <table:table-cell office:value-type="string" calcext:value-type="string">
            <text:p>et Lancelos |qui le vient ataignant li done par mi le hialme si grant cop |qu’il en fet le feu saillir, |et l’espee glace |qui de droit ne fu pas ferue. </text:p>
          </table:table-cell>
          <table:table-cell office:value-type="string" calcext:value-type="string">
            <text:p>et lanc̾ qui le uient atangnant li done parmi le hiaume si grant cop. |que il en fait le fen saillir. |et lespee glace |qui droit ne fu pas ferue. </text:p>
          </table:table-cell>
          <table:table-cell office:value-type="string" calcext:value-type="string">
            <text:p>Et il estoit moult grans et moult fors. et lancelos |qui le vient ataignant li donne sor le heaume tel cop |quil en fait le fu saillir. et lespee glache |qui ne fu mie de droit ferue. </text:p>
          </table:table-cell>
          <table:table-cell office:value-type="string" calcext:value-type="string">
            <text:p>et lancelot lactaint par le heaume si grant coup |quil en fait saillir le fer. et lespee glace |qui de droit ne fu pas ferue </text:p>
          </table:table-cell>
          <table:table-cell office:value-type="string" calcext:value-type="string">
            <text:p>si lui donne sur son heaume tel coup |qu il en fait le feu saillir/ |et lespee glace </text:p>
          </table:table-cell>
          <table:table-cell office:value-type="string" calcext:value-type="string">
            <text:p>e diole asi vn golpe tan grande ençima del yelmo |que el fuego fiço salir del |e el golpe desçendio al honbro </text:p>
          </table:table-cell>
          <table:table-cell office:value-type="string" calcext:value-type="string">
            <text:p>e Lancellotto, |che viene agiugnendo, |si l fiede si gran colpo |che n diritto non fu passo fedito, </text:p>
          </table:table-cell>
          <table:table-cell table:number-columns-repeated="1016"/>
        </table:table-row>
        <table:table-row table:style-name="ro21">
          <table:table-cell office:value-type="string" calcext:value-type="string">
            <text:p>746|747|748|749</text:p>
          </table:table-cell>
          <table:table-cell office:value-type="string" calcext:value-type="string">
            <text:p>si descent desus la senestre espaule. |Li cops fu grans et par ire ferus, |et bien i parut |que l’espee cola par mi l’espaule a al chevalier, </text:p>
          </table:table-cell>
          <table:table-cell office:value-type="string" calcext:value-type="string">
            <text:p>Si li descent desous la senestre espaule. |et li cox fu grans et par ire feruset bien i parut |que lespee cola parmi lespaule au cheualier. </text:p>
          </table:table-cell>
          <table:table-cell office:value-type="string" calcext:value-type="string">
            <text:p>si descent sor la droite espaulle au cheualier. |si que li bras kai a tout lespee sor le pauement. |Et cil trebuche a terre</text:p>
          </table:table-cell>
          <table:table-cell office:value-type="string" calcext:value-type="string">
            <text:p>si luy descend dessoubz la senestre espaule le coup fu grant et feru par yre. |et bien y parut. |car lespee coula parmy lespaule au cheualier </text:p>
          </table:table-cell>
          <table:table-cell office:value-type="string" calcext:value-type="string">
            <text:p>si descent sur la destre espaulle du cheualier: </text:p>
          </table:table-cell>
          <table:table-cell office:value-type="string" calcext:value-type="string">
            <text:p>e Como fue dado de gran fuerça |asi que porla loriga no finco </text:p>
          </table:table-cell>
          <table:table-cell office:value-type="string" calcext:value-type="string">
            <text:p>si gli discende sopra la sinistra spalla. ll colpo fu grande e per ira fedito e bene aparve |che-lla spada colò per me' la spalla del cavaliere, </text:p>
          </table:table-cell>
          <table:table-cell table:number-columns-repeated="1016"/>
        </table:table-row>
        <table:table-row table:style-name="ro16">
          <table:table-cell office:value-type="float" office:value="750" calcext:value-type="float">
            <text:p>750</text:p>
          </table:table-cell>
          <table:table-cell office:value-type="string" calcext:value-type="string">
            <text:p>si que li bras a tote l’espaule chiet desus le pavement. </text:p>
          </table:table-cell>
          <table:table-cell office:value-type="string" calcext:value-type="string">
            <text:p>Si que li bras atout lespee chai seur le pauement. et cil trebuche a terre</text:p>
          </table:table-cell>
          <table:table-cell/>
          <table:table-cell office:value-type="string" calcext:value-type="string">
            <text:p>si qui le braz a toute lespaule chey dessus le pauement.|et il trebuche a terre </text:p>
          </table:table-cell>
          <table:table-cell office:value-type="string" calcext:value-type="string">
            <text:p>si que le bras lui cheut atout lespee sur le pauement. | Celui trebucha a terre </text:p>
          </table:table-cell>
          <table:table-cell office:value-type="string" calcext:value-type="string">
            <text:p>quele no derribase el braço conla espada en tierra | e el cauallero conel gran dolor cayo luego en tierra amorteçido</text:p>
          </table:table-cell>
          <table:table-cell office:value-type="string" calcext:value-type="string">
            <text:p>sicché la spalla con tutto il braccio cadde di sopra lo smalto, |ed e' trabocca a terra, </text:p>
          </table:table-cell>
          <table:table-cell table:number-columns-repeated="1016"/>
        </table:table-row>
        <table:table-row table:style-name="ro17">
          <table:table-cell table:number-columns-repeated="2"/>
          <table:table-cell office:value-type="string" calcext:value-type="string">
            <text:p>et se pasme: de langoisse | que il sent.</text:p>
          </table:table-cell>
          <table:table-cell office:value-type="string" calcext:value-type="string">
            <text:p><text:span text:style-name="T1">qui se pasme de langoisse  | </text:span>quil sent. </text:p>
          </table:table-cell>
          <table:table-cell office:value-type="string" calcext:value-type="string">
            <text:p>et se pasme de langoisse | qu il sent. </text:p>
          </table:table-cell>
          <table:table-cell office:value-type="string" calcext:value-type="string">
            <text:p>et se pasma de langoisse | quil sentist. </text:p>
          </table:table-cell>
          <table:table-cell/>
          <table:table-cell office:value-type="string" calcext:value-type="string">
            <text:p>si spasima . faceva facevano della angoscia 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" table:number-columns-repeated="6"/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16">
          <table:table-cell office:value-type="string" calcext:value-type="string">
            <text:p>751|752</text:p>
          </table:table-cell>
          <table:table-cell office:value-type="string" calcext:value-type="string">
            <text:p>Et lors sont molt esmaié li autre troi, |si font molt malvés samblant d’els deffendre por le grant cop</text:p>
          </table:table-cell>
          <table:table-cell office:value-type="string" calcext:value-type="string">
            <text:p>Et lors sont mout esmaiet li autre trois. |Si font mout mauuais sanblant daus desfandre. |por le grant cop </text:p>
          </table:table-cell>
          <table:table-cell office:value-type="string" calcext:value-type="string">
            <text:p>Et lors sont moult esmaie li autre troi. |et font moult maluais samblant daus desfendre pour le grant cop </text:p>
          </table:table-cell>
          <table:table-cell office:value-type="string" calcext:value-type="string">
            <text:p>et lor sont moult esmayez les autres troys. |si font moult mauuaiz semblant de deffedre pour le grant coup </text:p>
          </table:table-cell>
          <table:table-cell office:value-type="string" calcext:value-type="string">
            <text:p>Lors sont moult esmaiez les autres .iii. </text:p>
          </table:table-cell>
          <table:table-cell office:value-type="string" calcext:value-type="string">
            <text:p><text:s/>e los otros desque aquel golpe vieron fueron muy desmayados |e fiçieron mal senblante dese defender porlos grandes golpes que façia </text:p>
          </table:table-cell>
          <table:table-cell office:value-type="string" calcext:value-type="string">
            <text:p>che sente. |Allora sono molto ismagati tutti gli altri tre, |si si fanno malvagio sembianti di difendere per lo gran colpo</text:p>
          </table:table-cell>
          <table:table-cell table:number-columns-repeated="1016"/>
        </table:table-row>
        <table:table-row table:style-name="ro17">
          <table:table-cell office:value-type="float" office:value="753" calcext:value-type="float">
            <text:p>753</text:p>
          </table:table-cell>
          <table:table-cell office:value-type="string" calcext:value-type="string">
            <text:p>qu’il ont veu et por l’espee </text:p>
          </table:table-cell>
          <table:table-cell office:value-type="string" calcext:value-type="string">
            <text:p>quil ont ueu et por lespee </text:p>
          </table:table-cell>
          <table:table-cell office:value-type="string" calcext:value-type="string">
            <text:p>quil ont veu. et pour lespee </text:p>
          </table:table-cell>
          <table:table-cell office:value-type="string" calcext:value-type="string">
            <text:p>quilz ont eu. et pour lespee </text:p>
          </table:table-cell>
          <table:table-cell/>
          <table:table-cell office:value-type="string" calcext:value-type="string">
            <text:p>e porla espada </text:p>
          </table:table-cell>
          <table:table-cell office:value-type="string" calcext:value-type="string">
            <text:p>ch’egli ànno veduto e per la spada </text:p>
          </table:table-cell>
          <table:table-cell table:number-columns-repeated="1016"/>
        </table:table-row>
        <table:table-row table:style-name="ro15">
          <table:table-cell office:value-type="float" office:value="754" calcext:value-type="float">
            <text:p>754</text:p>
          </table:table-cell>
          <table:table-cell office:value-type="string" calcext:value-type="string">
            <text:p>que chescuns d’els a ja sentie jusqu’al sanc. </text:p>
          </table:table-cell>
          <table:table-cell office:value-type="string" calcext:value-type="string">
            <text:p>que chascuns daus a sentie iussqua sanc. et lanceloz </text:p>
          </table:table-cell>
          <table:table-cell office:value-type="string" calcext:value-type="string">
            <text:p>que cascuns de euls a sentue iusques au sanc. </text:p>
          </table:table-cell>
          <table:table-cell office:value-type="string" calcext:value-type="string">
            <text:p>que chascun a sentie icquau sanc </text:p>
          </table:table-cell>
          <table:table-cell/>
          <table:table-cell office:value-type="string" calcext:value-type="string">
            <text:p>que auia sentido cadavno enlas carnes </text:p>
          </table:table-cell>
          <table:table-cell office:value-type="string" calcext:value-type="string">
            <text:p>ch’egli ànno sentita insin qua alle carni. </text:p>
          </table:table-cell>
          <table:table-cell table:number-columns-repeated="1016"/>
        </table:table-row>
        <table:table-row table:style-name="ro20">
          <table:table-cell office:value-type="float" office:value="755" calcext:value-type="float">
            <text:p>755</text:p>
          </table:table-cell>
          <table:table-cell office:value-type="string" calcext:value-type="string">
            <text:p>Et Lancelos lor cort sus | et en fiert I. el hialme </text:p>
          </table:table-cell>
          <table:table-cell office:value-type="string" calcext:value-type="string">
            <text:p>qui ne recroit pas lor cor sus. | et en fiert .i. amont el hiaume</text:p>
          </table:table-cell>
          <table:table-cell office:value-type="string" calcext:value-type="string">
            <text:p>Et lancelot | qui pas ne se recroit en fiert vn amont sor le heaume. </text:p>
          </table:table-cell>
          <table:table-cell office:value-type="string" calcext:value-type="string">
            <text:p>Et lancelot |qui oncquez ne recroit leur court sus | et en fiert lun amont ou heaume</text:p>
          </table:table-cell>
          <table:table-cell office:value-type="string" calcext:value-type="string">
            <text:p>et lancelot leur court sus | et en fiert tellement ung ament le heaume </text:p>
          </table:table-cell>
          <table:table-cell office:value-type="string" calcext:value-type="string">
            <text:p>e lançarote no cato | mas aquel que derribo </text:p>
          </table:table-cell>
          <table:table-cell office:value-type="string" calcext:value-type="string">
            <text:p>E Lancellotto, | ch’unque non si rimuove, lor corre suso e ne fiede l’uno a monte ne l’elmo sì gran colpo </text:p>
          </table:table-cell>
          <table:table-cell table:number-columns-repeated="1016"/>
        </table:table-row>
        <table:table-row table:style-name="ro3">
          <table:table-cell office:value-type="float" office:value="756" calcext:value-type="float">
            <text:p>756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757|758|759|760</text:p>
          </table:table-cell>
          <table:table-cell office:value-type="string" calcext:value-type="string">
            <text:p>si qu’il le fet flatir a terre d’ambesdeus les paumes. |Et|quant li autre dui voient ce, |si tornent en fuies vers l’uis a garison; </text:p>
          </table:table-cell>
          <table:table-cell office:value-type="string" calcext:value-type="string">
            <text:p>si quil le fait flatir a teree. danbedeus les paumes |et quant li autre dui uoient ce: |si corret᷑ uers luis |et uiennent a garison. </text:p>
          </table:table-cell>
          <table:table-cell office:value-type="string" calcext:value-type="string">
            <text:p>quil le fait flatir a terre dambes. ij. lez paumes. |Et quant li autre doi voient chou. |si tornent en fuies. </text:p>
          </table:table-cell>
          <table:table-cell office:value-type="string" calcext:value-type="string">
            <text:p>si quil le fait flatir a terre des deux paumes |Et quant les autres deux uoyent ce |si tournent uers luys |pour fouir a garison. </text:p>
          </table:table-cell>
          <table:table-cell office:value-type="string" calcext:value-type="string">
            <text:p>qu il le fait flatir a terres |Et quant les autres deux uoient ce|si tournent uers luys a garant. </text:p>
          </table:table-cell>
          <table:table-cell office:value-type="string" calcext:value-type="string">
            <text:p>ante dio al otro vn tal golpe por çima del yelmo quele fiço dar con anbas manos en tierra |e desque los otros esto vieron començaron a foir por guaresçer </text:p>
          </table:table-cell>
          <table:table-cell office:value-type="string" calcext:value-type="string">
            <text:p>ch’elli il fa frattire a terra d’amendune le palme. |ME quando gli altri due vidono ciò, |si tornarono inverso per fuggire a guarigione, </text:p>
          </table:table-cell>
          <table:table-cell table:number-columns-repeated="1016"/>
        </table:table-row>
        <table:table-row table:style-name="ro16">
          <table:table-cell office:value-type="string" calcext:value-type="string">
            <text:p>761|762</text:p>
          </table:table-cell>
          <table:table-cell office:value-type="string" calcext:value-type="string">
            <text:p>et Lancelos vint ataignant le deerrain, |si le fiert par entre l’escu et le bras </text:p>
          </table:table-cell>
          <table:table-cell office:value-type="string" calcext:value-type="string">
            <text:p>et lanc̃ uient atangnant |et en fiert a grant uue par entre lescu et le bras </text:p>
          </table:table-cell>
          <table:table-cell office:value-type="string" calcext:value-type="string">
            <text:p>Et lancelot ataint le daarrain |si le fiert par entre se lescu et le col. </text:p>
          </table:table-cell>
          <table:table-cell office:value-type="string" calcext:value-type="string">
            <text:p>Et lancelot actaint le derrain |si le fiert entre lescu et le braz </text:p>
          </table:table-cell>
          <table:table-cell office:value-type="string" calcext:value-type="string">
            <text:p>Et lancelot uient attaignant le derrain par entre lescu et le col </text:p>
          </table:table-cell>
          <table:table-cell office:value-type="string" calcext:value-type="string">
            <text:p>e lançarote alcanço |aquel que yua de tras e firiolo asi duramente entre el onbro y el escudo |que tenia enbraçado </text:p>
          </table:table-cell>
          <table:table-cell office:value-type="string" calcext:value-type="string">
            <text:p>e Lancellotto viene agiugnendo il di dietro, |si l fiede intra lo scudo e l braccio, 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763|764|765</text:p>
          </table:table-cell>
          <table:table-cell office:value-type="string" calcext:value-type="string">
            <text:p>si qu’il li trenche le poing |et li escus chiet a terre, |et cil torne en fuies </text:p>
          </table:table-cell>
          <table:table-cell office:value-type="string" calcext:value-type="string">
            <text:p>si quil li tranche le poing. et li escus chiet a terre. |et sil torne en fuie </text:p>
          </table:table-cell>
          <table:table-cell office:value-type="string" calcext:value-type="string">
            <text:p>Si quil li trenche le bras|et li escus chiet a terre. |Et cil torne en fuies </text:p>
          </table:table-cell>
          <table:table-cell office:value-type="string" calcext:value-type="string">
            <text:p>si quil luy trenche le poing. |et lescu chiet a terre a cil tourne en fuye </text:p>
          </table:table-cell>
          <table:table-cell office:value-type="string" calcext:value-type="string">
            <text:p>si lui trenche le bras: et lescu chiet a terre. Lancelot court a lautre </text:p>
          </table:table-cell>
          <table:table-cell office:value-type="string" calcext:value-type="string">
            <text:p>que el braço conel escudo le fiço bolar en tierra |e el cauallero fuese fuyendo ansi llagado </text:p>
          </table:table-cell>
          <table:table-cell office:value-type="string" calcext:value-type="string">
            <text:p>sicché gli trinca il pugno |e lo scudo cade a terra, |e que' torna in fuga </text:p>
          </table:table-cell>
          <table:table-cell table:number-columns-repeated="1016"/>
        </table:table-row>
        <table:table-row table:style-name="ro17">
          <table:table-cell office:value-type="float" office:value="766" calcext:value-type="float">
            <text:p>766</text:p>
          </table:table-cell>
          <table:table-cell office:value-type="string" calcext:value-type="string">
            <text:p>qui maheignié se sent. </text:p>
          </table:table-cell>
          <table:table-cell office:value-type="string" calcext:value-type="string">
            <text:p>qui afolez ce sent. </text:p>
          </table:table-cell>
          <table:table-cell office:value-type="string" calcext:value-type="string">
            <text:p>qui mahaignies se sent. </text:p>
          </table:table-cell>
          <table:table-cell office:value-type="string" calcext:value-type="string">
            <text:p>qui se sent mehaigue </text:p>
          </table:table-cell>
          <table:table-cell table:style-name="ce3"/>
          <table:table-cell/>
          <table:table-cell office:value-type="string" calcext:value-type="string">
            <text:p>che magagnato si sente. 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767|768</text:p>
          </table:table-cell>
          <table:table-cell office:value-type="string" calcext:value-type="string">
            <text:p>Et Lancelos vient a l’autre |qui ja se relevoit, sel fiert de l’espee si grant cop </text:p>
          </table:table-cell>
          <table:table-cell office:value-type="string" calcext:value-type="string">
            <text:p>et lanc̃ uient a lautre |que ia se releuois. |si le fiert de lespee si grant cop </text:p>
          </table:table-cell>
          <table:table-cell office:value-type="string" calcext:value-type="string">
            <text:p>Et lancelot reuient a lautre |qui ia se releuoit.|si li donne si grant cop </text:p>
          </table:table-cell>
          <table:table-cell office:value-type="string" calcext:value-type="string">
            <text:p>Et lancelot reuient a lautre |qui se releuoit. |si le fiert de lespee si grant coup </text:p>
          </table:table-cell>
          <table:table-cell office:value-type="string" calcext:value-type="string">
            <text:p><text:span text:style-name="T1">qui ia se releuoit | </text:span>et le fiert si grant coup </text:p>
          </table:table-cell>
          <table:table-cell office:value-type="string" calcext:value-type="string">
            <text:p><text:span text:style-name="T2">como estaua e lançarote fuese enpos el otro | que auia fincado | </text:span>e firiolo asi enlo alcançado ençima del yelmo </text:p>
          </table:table-cell>
          <table:table-cell office:value-type="string" calcext:value-type="string">
            <text:p>E Lancellotto ritorna a l’altro |che si rilevava, |si l fiede della spada si gran colpo </text:p>
          </table:table-cell>
          <table:table-cell table:number-columns-repeated="1016"/>
        </table:table-row>
        <table:table-row table:style-name="ro15">
          <table:table-cell office:value-type="float" office:value="769" calcext:value-type="float">
            <text:p>769</text:p>
          </table:table-cell>
          <table:table-cell office:value-type="string" calcext:value-type="string">
            <text:p>qu’il li fet le hialme voler en la place. </text:p>
          </table:table-cell>
          <table:table-cell office:value-type="string" calcext:value-type="string">
            <text:p>que le hiaume li fait uoler en pieces. </text:p>
          </table:table-cell>
          <table:table-cell office:value-type="string" calcext:value-type="string">
            <text:p>que il li fait voler le heaume de la teste en le place. </text:p>
          </table:table-cell>
          <table:table-cell office:value-type="string" calcext:value-type="string">
            <text:p>quil luy. fait uoler le heaume en la place.</text:p>
          </table:table-cell>
          <table:table-cell office:value-type="string" calcext:value-type="string">
            <text:p>qu il lui fait uoler le heaume de la teste en la place. </text:p>
          </table:table-cell>
          <table:table-cell office:value-type="string" calcext:value-type="string">
            <text:p>que selo fiço volar dela cabeza </text:p>
          </table:table-cell>
          <table:table-cell office:value-type="string" calcext:value-type="string">
            <text:p>che gli fa l’elmo volare nella piaza; </text:p>
          </table:table-cell>
          <table:table-cell table:number-columns-repeated="1016"/>
        </table:table-row>
        <table:table-row table:style-name="ro15">
          <table:table-cell office:value-type="float" office:value="770" calcext:value-type="float">
            <text:p>770</text:p>
          </table:table-cell>
          <table:table-cell office:value-type="string" calcext:value-type="string">
            <text:p>Et quant cil sent son chief nu, </text:p>
          </table:table-cell>
          <table:table-cell office:value-type="string" calcext:value-type="string">
            <text:p>et quant cis sent son chief nu: </text:p>
          </table:table-cell>
          <table:table-cell office:value-type="string" calcext:value-type="string">
            <text:p>Et quant il sent son chief descouuert. </text:p>
          </table:table-cell>
          <table:table-cell office:value-type="string" calcext:value-type="string">
            <text:p>Et quant il sent son chief nu </text:p>
          </table:table-cell>
          <table:table-cell office:value-type="string" calcext:value-type="string">
            <text:p>Quant celui sent sa teste</text:p>
          </table:table-cell>
          <table:table-cell office:value-type="string" calcext:value-type="string">
            <text:p>e el cauallero desque vido su cabeça desarmada </text:p>
          </table:table-cell>
          <table:table-cell office:value-type="string" calcext:value-type="string">
            <text:p>e quando que' sente suo capo ignudo, </text:p>
          </table:table-cell>
          <table:table-cell table:number-columns-repeated="1016"/>
        </table:table-row>
        <table:table-row table:style-name="ro17">
          <table:table-cell office:value-type="float" office:value="771" calcext:value-type="float">
            <text:p>771</text:p>
          </table:table-cell>
          <table:table-cell office:value-type="string" calcext:value-type="string">
            <text:p>si cria merci </text:p>
          </table:table-cell>
          <table:table-cell office:value-type="string" calcext:value-type="string">
            <text:p>Si crie merci </text:p>
          </table:table-cell>
          <table:table-cell office:value-type="string" calcext:value-type="string">
            <text:p>si li crie merci </text:p>
          </table:table-cell>
          <table:table-cell office:value-type="string" calcext:value-type="string">
            <text:p>si me mercy </text:p>
          </table:table-cell>
          <table:table-cell office:value-type="string" calcext:value-type="string">
            <text:p>nue il crie mercy </text:p>
          </table:table-cell>
          <table:table-cell office:value-type="string" calcext:value-type="string">
            <text:p><text:span text:style-name="T1">Con pauor de muerte  | </text:span>que ovo pidio le merçed </text:p>
          </table:table-cell>
          <table:table-cell office:value-type="string" calcext:value-type="string">
            <text:p>sì grida mercé </text:p>
          </table:table-cell>
          <table:table-cell table:number-columns-repeated="1016"/>
        </table:table-row>
        <table:table-row table:style-name="ro3">
          <table:table-cell office:value-type="float" office:value="772" calcext:value-type="float">
            <text:p>772</text:p>
          </table:table-cell>
          <table:table-cell office:value-type="string" calcext:value-type="string">
            <text:p>et dist </text:p>
          </table:table-cell>
          <table:table-cell office:value-type="string" calcext:value-type="string">
            <text:p>et dit </text:p>
          </table:table-cell>
          <table:table-cell office:value-type="string" calcext:value-type="string">
            <text:p>et dist </text:p>
          </table:table-cell>
          <table:table-cell office:value-type="string" calcext:value-type="string">
            <text:p>et dit</text:p>
          </table:table-cell>
          <table:table-cell office:value-type="string" calcext:value-type="string">
            <text:p>et dit </text:p>
          </table:table-cell>
          <table:table-cell office:value-type="string" calcext:value-type="string">
            <text:p>e dixole </text:p>
          </table:table-cell>
          <table:table-cell office:value-type="string" calcext:value-type="string">
            <text:p>e dice </text:p>
          </table:table-cell>
          <table:table-cell table:number-columns-repeated="1016"/>
        </table:table-row>
        <table:table-row table:style-name="ro17">
          <table:table-cell office:value-type="float" office:value="773" calcext:value-type="float">
            <text:p>773</text:p>
          </table:table-cell>
          <table:table-cell office:value-type="string" calcext:value-type="string">
            <text:p>qu’il ne l’ocie pas, </text:p>
          </table:table-cell>
          <table:table-cell office:value-type="string" calcext:value-type="string">
            <text:p>quil ne locie pas. </text:p>
          </table:table-cell>
          <table:table-cell office:value-type="string" calcext:value-type="string">
            <text:p>quil ne lochie mie</text:p>
          </table:table-cell>
          <table:table-cell office:value-type="string" calcext:value-type="string">
            <text:p>quil ne loccie pas </text:p>
          </table:table-cell>
          <table:table-cell/>
          <table:table-cell office:value-type="string" calcext:value-type="string">
            <text:p>ay buen cauallero no me matedes </text:p>
          </table:table-cell>
          <table:table-cell office:value-type="string" calcext:value-type="string">
            <text:p>che non l’uccida passo, 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774|775</text:p>
          </table:table-cell>
          <table:table-cell office:value-type="string" calcext:value-type="string">
            <text:p>kar il est pres de sa volenté fere. « |Or te covient donc, fet Lancelos, fiancer</text:p>
          </table:table-cell>
          <table:table-cell office:value-type="string" calcext:value-type="string">
            <text:p>Car il est pres de sa uolente faire. sans contredit |Or te couient |dont a fiencier fait lanc̃. </text:p>
          </table:table-cell>
          <table:table-cell office:value-type="string" calcext:value-type="string">
            <text:p>quar il est prest de sa volente faire. |Lors te couuient |dont fai lancelot afiancer fait il </text:p>
          </table:table-cell>
          <table:table-cell office:value-type="string" calcext:value-type="string">
            <text:p>car il est prest de faire sa uolente.|Or te conuent donc fiancer </text:p>
          </table:table-cell>
          <table:table-cell office:value-type="string" calcext:value-type="string">
            <text:p>qu il est prest de faire sa uoulente. Il te conuient denc promettre dit lancelot </text:p>
          </table:table-cell>
          <table:table-cell office:value-type="string" calcext:value-type="string">
            <text:p>que yo fare toda vuestra voluntad |tu me juraras | <text:s/>dixo lançarote</text:p>
          </table:table-cell>
          <table:table-cell office:value-type="string" calcext:value-type="string">
            <text:p>ch’egli è presto di sua volontà fare. |vOr ti conviene dunque giurare, disse Lancellotto, </text:p>
          </table:table-cell>
          <table:table-cell table:number-columns-repeated="1016"/>
        </table:table-row>
        <table:table-row table:style-name="ro16">
          <table:table-cell office:value-type="string" calcext:value-type="string">
            <text:p>776|777</text:p>
          </table:table-cell>
          <table:table-cell office:value-type="string" calcext:value-type="string">
            <text:p>que tu le cors mon seignor Galehout conduiras a la Dolerose Garde|et iluec le feras garder </text:p>
          </table:table-cell>
          <table:table-cell office:value-type="string" calcext:value-type="string">
            <text:p>que tu le cors Galeh̾. condiuras a la dolereuse garde. |et illuec le feras garder </text:p>
          </table:table-cell>
          <table:table-cell office:value-type="string" calcext:value-type="string">
            <text:p>que tu le cors monseignor Galeholt conduiras a la ioieuse garde |Et y soies tant </text:p>
          </table:table-cell>
          <table:table-cell office:value-type="string" calcext:value-type="string">
            <text:p>que tu conduyras le corps de monss galehot a la douloreuse garde. |Et ilecquez le feras garder </text:p>
          </table:table-cell>
          <table:table-cell office:value-type="string" calcext:value-type="string">
            <text:p>que tu conduiras le corps de gallehaut a la douloureuse garde </text:p>
          </table:table-cell>
          <table:table-cell office:value-type="string" calcext:value-type="string">
            <text:p><text:s/>que llebes el cuerpo demi señor galeote ala dolorosa guarda </text:p>
          </table:table-cell>
          <table:table-cell office:value-type="string" calcext:value-type="string">
            <text:p>che tu il corpo di monsignosr Galeotto conducerai alla Dolorosa Guardia; |nel luogo il farai guardare tanto </text:p>
          </table:table-cell>
          <table:table-cell table:number-columns-repeated="1016"/>
        </table:table-row>
        <table:table-row table:style-name="ro3">
          <table:table-cell office:value-type="float" office:value="778" calcext:value-type="float">
            <text:p>778</text:p>
          </table:table-cell>
          <table:table-cell office:value-type="string" calcext:value-type="string">
            <text:p>tant que je i viegne; </text:p>
          </table:table-cell>
          <table:table-cell office:value-type="string" calcext:value-type="string">
            <text:p>tant que ie i uaigne. </text:p>
          </table:table-cell>
          <table:table-cell office:value-type="string" calcext:value-type="string">
            <text:p>que iou y uiengne. </text:p>
          </table:table-cell>
          <table:table-cell office:value-type="string" calcext:value-type="string">
            <text:p>tant que ie y uiegne. </text:p>
          </table:table-cell>
          <table:table-cell office:value-type="string" calcext:value-type="string">
            <text:p>tant que ie y uiengne/ </text:p>
          </table:table-cell>
          <table:table-cell office:value-type="string" calcext:value-type="string">
            <text:p>e desque |y fueres </text:p>
          </table:table-cell>
          <table:table-cell office:value-type="string" calcext:value-type="string">
            <text:p>ch’io vi vegna,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779|780|781</text:p>
          </table:table-cell>
          <table:table-cell office:value-type="string" calcext:value-type="string">
            <text:p>et se l’en te demande |qui t’i envoie, |si diras « cil </text:p>
          </table:table-cell>
          <table:table-cell office:value-type="string" calcext:value-type="string">
            <text:p>et se lon te demande |qui ti enuoie: |Si diras </text:p>
          </table:table-cell>
          <table:table-cell office:value-type="string" calcext:value-type="string">
            <text:p>Et se on te demande |qui ti envoie. |Si di que cil ti envoie </text:p>
          </table:table-cell>
          <table:table-cell office:value-type="string" calcext:value-type="string">
            <text:p>Et se len te demande |qui te y enuoye. tu diras cil </text:p>
          </table:table-cell>
          <table:table-cell office:value-type="string" calcext:value-type="string">
            <text:p>et se len te demande |qui te y enuoie |si dis: celui </text:p>
          </table:table-cell>
          <table:table-cell office:value-type="string" calcext:value-type="string">
            <text:p>si te preguntaren quien te ymbia |tu les diras </text:p>
          </table:table-cell>
          <table:table-cell office:value-type="string" calcext:value-type="string">
            <text:p>e se l’uomo ti domanda |chi ve l’arà mandato, |e tu lor di quelli </text:p>
          </table:table-cell>
          <table:table-cell table:number-columns-repeated="1016"/>
        </table:table-row>
        <table:table-row table:style-name="ro17">
          <table:table-cell office:value-type="float" office:value="782" calcext:value-type="float">
            <text:p>782</text:p>
          </table:table-cell>
          <table:table-cell office:value-type="string" calcext:value-type="string">
            <text:p>qui ot les ames blanches le jor </text:p>
          </table:table-cell>
          <table:table-cell office:value-type="string" calcext:value-type="string">
            <text:p>que cil qui ot les armes blanches. le ior </text:p>
          </table:table-cell>
          <table:table-cell office:value-type="string" calcext:value-type="string">
            <text:p>qui ot lez blanches armes le iour </text:p>
          </table:table-cell>
          <table:table-cell office:value-type="string" calcext:value-type="string">
            <text:p>qui eut les armes blanches le iour </text:p>
          </table:table-cell>
          <table:table-cell office:value-type="string" calcext:value-type="string">
            <text:p>qui eut les blanches armes le iour </text:p>
          </table:table-cell>
          <table:table-cell office:value-type="string" calcext:value-type="string">
            <text:p>que el cauallero delas armas blancas </text:p>
          </table:table-cell>
          <table:table-cell office:value-type="string" calcext:value-type="string">
            <text:p>ch’ebbe l’armi bianche il giorno </text:p>
          </table:table-cell>
          <table:table-cell table:number-columns-repeated="1016"/>
        </table:table-row>
        <table:table-row table:style-name="ro17">
          <table:table-cell office:value-type="float" office:value="783" calcext:value-type="float">
            <text:p>783</text:p>
          </table:table-cell>
          <table:table-cell office:value-type="string" calcext:value-type="string">
            <text:p>que li chastials fu conquis. » </text:p>
          </table:table-cell>
          <table:table-cell office:value-type="string" calcext:value-type="string">
            <text:p>que li chastiax fu conquis </text:p>
          </table:table-cell>
          <table:table-cell office:value-type="string" calcext:value-type="string">
            <text:p>que li castiaus fu conquis </text:p>
          </table:table-cell>
          <table:table-cell office:value-type="string" calcext:value-type="string">
            <text:p>que le chasteau fut conquis. </text:p>
          </table:table-cell>
          <table:table-cell office:value-type="string" calcext:value-type="string">
            <text:p>que le chasteau fut cenquis </text:p>
          </table:table-cell>
          <table:table-cell office:value-type="string" calcext:value-type="string">
            <text:p>que el castillo conquisto te ymbia alla </text:p>
          </table:table-cell>
          <table:table-cell office:value-type="string" calcext:value-type="string">
            <text:p>che l castello fu conquiso».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784|785</text:p>
          </table:table-cell>
          <table:table-cell office:value-type="string" calcext:value-type="string">
            <text:p>Et il li fiance |que tot ensi le fera il. </text:p>
          </table:table-cell>
          <table:table-cell office:value-type="string" calcext:value-type="string">
            <text:p>et cil li fiance |que tout ainsi le fera il. </text:p>
          </table:table-cell>
          <table:table-cell office:value-type="string" calcext:value-type="string">
            <text:p>Et cil li fiance |que ensi le fera il AN tel maniere </text:p>
          </table:table-cell>
          <table:table-cell office:value-type="string" calcext:value-type="string">
            <text:p>et il luy fiance |que ainsi le fera il.</text:p>
          </table:table-cell>
          <table:table-cell office:value-type="string" calcext:value-type="string">
            <text:p>et cefui lui promet. </text:p>
          </table:table-cell>
          <table:table-cell office:value-type="string" calcext:value-type="string">
            <text:p>e el cauallero selo juro |asi façer |e lançarote se fue luego parala tumba </text:p>
          </table:table-cell>
          <table:table-cell office:value-type="string" calcext:value-type="string">
            <text:p>»E elli il giura |ch’elli insi el farà. </text:p>
          </table:table-cell>
          <table:table-cell table:number-columns-repeated="1016"/>
        </table:table-row>
        <table:table-row table:style-name="ro15">
          <table:table-cell table:number-columns-repeated="3"/>
          <table:table-cell office:value-type="string" calcext:value-type="string">
            <text:p>com vous oies conquist lancelot le cors Galeholt.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3"/>
          <table:table-cell table:number-columns-repeated="1020"/>
        </table:table-row>
        <table:table-row table:style-name="ro23">
          <table:table-cell office:value-type="string" calcext:value-type="string">
            <text:p>786|787|788|789|790</text:p>
          </table:table-cell>
          <table:table-cell office:value-type="string" calcext:value-type="string">
            <text:p>Lors prent Lancelos la lame par le plus gros chief, |si tire de grant force |qu’a pou qu’il ne se deront tos, |si que li sans li vole par mi le nes et par mi la boche et li cors li sue d’anguoisse. |Mais por tote la destrece ne remaint</text:p>
          </table:table-cell>
          <table:table-cell office:value-type="string" calcext:value-type="string">
            <text:p>Lors prent lanc̃. la lemme par le plus gros chief. |si la tire de si grant force|que a pou quil ne se desront tous. |Si que li sans li uole parmi le nes et parmi la boche |et li cors li sue dangoisse |mais portoie la destresce ne remaint </text:p>
          </table:table-cell>
          <table:table-cell office:value-type="string" calcext:value-type="string">
            <text:p><text:span text:style-name="T1">Et lors y  | </text:span>quant il ot au cheualier fait fianchier a faire sa volente. |si prent le lame par le gros chief. |si le tire par si grant force. |que a poi quil ne sest tous derrompus. |Si que li sans vole parmi le nes. et parmi la bouche </text:p>
          </table:table-cell>
          <table:table-cell office:value-type="string" calcext:value-type="string">
            <text:p>Lors prent lancelot la lame par le plus gros bout |si tire de si grant force |qua pou quil ne se derompt tout. |si|que le sang luy uole par le nes et par la bouche.|et le corps luy sue dangoesse. |mais pour toute la destrece ne demeure pas </text:p>
          </table:table-cell>
          <table:table-cell office:value-type="string" calcext:value-type="string">
            <text:p>Lors prent lancelot la lame par le gros chief |et la tire de si graut force |que a peu|quil ne se derompt tout </text:p>
          </table:table-cell>
          <table:table-cell office:value-type="string" calcext:value-type="string">
            <text:p>e tomo a manos el cobertor Porel Cabo |que mas hera grueso asi afuerça |porlo leuantar | quela sangre le quebro porla cabeça | e porlas narizes quelas açerdas de todo el cuerpo se le estendieron muy fuertemente</text:p>
          </table:table-cell>
          <table:table-cell office:value-type="string" calcext:value-type="string">
            <text:p>Allor prende Lancellotto la lama per lo più grosso capo, |si tira per si gran forza che a poco che non si dirompe tutto, |e sì che l sangue gli dirompe per me' el naso e per me' la bocca|e l corpo gli suda della angoscia, |ma per tutte le distrezze non rimane </text:p>
          </table:table-cell>
          <table:table-cell table:number-columns-repeated="1016"/>
        </table:table-row>
        <table:table-row table:style-name="ro20">
          <table:table-cell office:value-type="float" office:value="791" calcext:value-type="float">
            <text:p>791</text:p>
          </table:table-cell>
          <table:table-cell office:value-type="string" calcext:value-type="string">
            <text:p>qu’il n’ait la tombe levee en haut à; mes nule dolors </text:p>
          </table:table-cell>
          <table:table-cell office:value-type="string" calcext:value-type="string">
            <text:p>que il nait la tombe leuee en haut. |mais nule dolors </text:p>
          </table:table-cell>
          <table:table-cell office:value-type="string" calcext:value-type="string">
            <text:p>Et li cors li tressue de langoisse </text:p>
          </table:table-cell>
          <table:table-cell office:value-type="string" calcext:value-type="string">
            <text:p>quil ne leue la tombe en hault. |ne nulle douleur</text:p>
          </table:table-cell>
          <table:table-cell office:value-type="string" calcext:value-type="string">
            <text:p>et tant que le corps lui sue dangoisse/ |mais nulle douleur </text:p>
          </table:table-cell>
          <table:table-cell office:value-type="string" calcext:value-type="string">
            <text:p>asi que por fuerça ovo el cobertor a leuantar maguer Mucho hera pesado | Mas nunca el tal duelo</text:p>
          </table:table-cell>
          <table:table-cell office:value-type="string" calcext:value-type="string">
            <text:p>che non abbia la tomba levata in alti. |Ma nullo dolore 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792|793</text:p>
          </table:table-cell>
          <table:table-cell office:value-type="string" calcext:value-type="string">
            <text:p>qu’il eust |onques ne monte rien a cele dolor </text:p>
          </table:table-cell>
          <table:table-cell office:value-type="string" calcext:value-type="string">
            <text:p>que il eust onques ne monte sur rien. A cele </text:p>
          </table:table-cell>
          <table:table-cell office:value-type="string" calcext:value-type="string">
            <text:p>que il en a. |Mais nulle dolors |quil ait eue ne monte riens a celi</text:p>
          </table:table-cell>
          <table:table-cell office:value-type="string" calcext:value-type="string">
            <text:p>quil eut oncquez |mais ne fu rien a celle douleur </text:p>
          </table:table-cell>
          <table:table-cell office:value-type="string" calcext:value-type="string">
            <text:p>quil eust |mais ne monte riens a celle douleur </text:p>
          </table:table-cell>
          <table:table-cell office:value-type="string" calcext:value-type="string">
            <text:p><text:s/>ovo como estonçe | e tal Pesar</text:p>
          </table:table-cell>
          <table:table-cell office:value-type="string" calcext:value-type="string">
            <text:p>ch’elli avesse unque |mai non fu nulla inverso quello dolore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794|795</text:p>
          </table:table-cell>
          <table:table-cell office:value-type="string" calcext:value-type="string">
            <text:p>qu’il ot, |quant il vit le cors Galehout tot ensi armé </text:p>
          </table:table-cell>
          <table:table-cell office:value-type="string" calcext:value-type="string">
            <text:p>que il ot |quant il uit le cors Galehot. |ensi arme </text:p>
          </table:table-cell>
          <table:table-cell office:value-type="string" calcext:value-type="string">
            <text:p>quil ot quant il vit le cors Galeholt arme tout ensi </text:p>
          </table:table-cell>
          <table:table-cell office:value-type="string" calcext:value-type="string">
            <text:p>quil eut|quant il uu le corps galehot tout ainsi arme </text:p>
          </table:table-cell>
          <table:table-cell office:value-type="string" calcext:value-type="string">
            <text:p>qu il eust |quant il uist le corps de gallehaut tout arme ainsi </text:p>
          </table:table-cell>
          <table:table-cell office:value-type="string" calcext:value-type="string">
            <text:p>quando el vido el cuerpo de Galeote | e estaua armado de todas armas </text:p>
          </table:table-cell>
          <table:table-cell office:value-type="string" calcext:value-type="string">
            <text:p>quand’e vide il corpo di Galeotto tutto insì armato </text:p>
          </table:table-cell>
          <table:table-cell table:number-columns-repeated="1016"/>
        </table:table-row>
        <table:table-row table:style-name="ro3">
          <table:table-cell office:value-type="float" office:value="796" calcext:value-type="float">
            <text:p>796</text:p>
          </table:table-cell>
          <table:table-cell office:value-type="string" calcext:value-type="string">
            <text:p>com il estoit; </text:p>
          </table:table-cell>
          <table:table-cell office:value-type="string" calcext:value-type="string">
            <text:p>con il estoit. </text:p>
          </table:table-cell>
          <table:table-cell office:value-type="string" calcext:value-type="string">
            <text:p>com il estoit. </text:p>
          </table:table-cell>
          <table:table-cell office:value-type="string" calcext:value-type="string">
            <text:p>comme il estoit.</text:p>
          </table:table-cell>
          <table:table-cell office:value-type="string" calcext:value-type="string">
            <text:p>comme il estoit. </text:p>
          </table:table-cell>
          <table:table-cell/>
          <table:table-cell office:value-type="string" calcext:value-type="string">
            <text:p>com’egli era. </text:p>
          </table:table-cell>
          <table:table-cell table:number-columns-repeated="1016"/>
        </table:table-row>
        <table:table-row table:style-name="ro17">
          <table:table-cell office:value-type="float" office:value="797" calcext:value-type="float">
            <text:p>797</text:p>
          </table:table-cell>
          <table:table-cell office:value-type="string" calcext:value-type="string">
            <text:p>si trova s’espee delés lui </text:p>
          </table:table-cell>
          <table:table-cell office:value-type="string" calcext:value-type="string">
            <text:p>si troua lespee deles lui </text:p>
          </table:table-cell>
          <table:table-cell office:value-type="string" calcext:value-type="string">
            <text:p>Si troua lespee deles lui </text:p>
          </table:table-cell>
          <table:table-cell office:value-type="string" calcext:value-type="string">
            <text:p>si trouua lespee pres de luy </text:p>
          </table:table-cell>
          <table:table-cell office:value-type="string" calcext:value-type="string">
            <text:p>Si trouua son espee empres lui </text:p>
          </table:table-cell>
          <table:table-cell office:value-type="string" calcext:value-type="string">
            <text:p>e tenia su espada cabe </text:p>
          </table:table-cell>
          <table:table-cell office:value-type="string" calcext:value-type="string">
            <text:p>eSi truova sua spada dallato a- llui 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798|799</text:p>
          </table:table-cell>
          <table:table-cell office:value-type="string" calcext:value-type="string">
            <text:p>qui molt estoit et bone et clere; |et sans faille de l’espee meesmes se fust il ocis, </text:p>
          </table:table-cell>
          <table:table-cell office:value-type="string" calcext:value-type="string">
            <text:p>qui mout estoit bele et bone. et sans faille de lespee meismes | ce fust il ocis </text:p>
          </table:table-cell>
          <table:table-cell office:value-type="string" calcext:value-type="string">
            <text:p>qui tant estoit bele et boine et sans faille de lespee | se fust il ocis </text:p>
          </table:table-cell>
          <table:table-cell office:value-type="string" calcext:value-type="string">
            <text:p>qui moult estoit bonne et bele|Et sans faille de lespee mesmes se fust il occis </text:p>
          </table:table-cell>
          <table:table-cell office:value-type="string" calcext:value-type="string">
            <text:p>qui|tant estoit benne et belle. |et sans faulte il sen eust occiz</text:p>
          </table:table-cell>
          <table:table-cell office:value-type="string" calcext:value-type="string">
            <text:p>si que hera muy buena e clara |e sin falta el se ouiera conella muerto </text:p>
          </table:table-cell>
          <table:table-cell office:value-type="string" calcext:value-type="string">
            <text:p>che molto era buona e bella, e sanza fallo della spada medesima si sarebbe elli ucciso, </text:p>
          </table:table-cell>
          <table:table-cell table:number-columns-repeated="1016"/>
        </table:table-row>
        <table:table-row table:style-name="ro18">
          <table:table-cell office:value-type="float" office:value="800" calcext:value-type="float">
            <text:p>800</text:p>
          </table:table-cell>
          <table:table-cell office:value-type="string" calcext:value-type="string">
            <text:p>se la damoisele ne li eust tolue erraument. </text:p>
          </table:table-cell>
          <table:table-cell office:value-type="string" calcext:value-type="string">
            <text:p>se la damoisele ne li eust tolue.</text:p>
          </table:table-cell>
          <table:table-cell office:value-type="string" calcext:value-type="string">
            <text:p>se la damoisele ne li eust desfendu | quar elle li osta lespee de sez mains. </text:p>
          </table:table-cell>
          <table:table-cell office:value-type="string" calcext:value-type="string">
            <text:p>se la damoiscle ne luy eust tollue erraument. </text:p>
          </table:table-cell>
          <table:table-cell office:value-type="string" calcext:value-type="string">
            <text:p>se la damoiselle ne lui eust ostee. </text:p>
          </table:table-cell>
          <table:table-cell office:value-type="string" calcext:value-type="string">
            <text:p>si la donçella |Que del lago auia venido delas manos no sela tirara </text:p>
          </table:table-cell>
          <table:table-cell office:value-type="string" calcext:value-type="string">
            <text:p>se-lla damigella non gliel’avesse tolta, |perciò rimase. 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17">
          <table:table-cell office:value-type="float" office:value="801" calcext:value-type="float">
            <text:p>801</text:p>
          </table:table-cell>
          <table:table-cell office:value-type="string" calcext:value-type="string">
            <text:p>Lors fist Lancelos une biere fere de fust </text:p>
          </table:table-cell>
          <table:table-cell office:value-type="string" calcext:value-type="string">
            <text:p>Lors fait lanc̃. faire une biere de fust </text:p>
          </table:table-cell>
          <table:table-cell office:value-type="string" calcext:value-type="string">
            <text:p>Lors fist lancelot vne biere de fust. </text:p>
          </table:table-cell>
          <table:table-cell office:value-type="string" calcext:value-type="string">
            <text:p>Lors fist lancelot faire une litiere de fust. </text:p>
          </table:table-cell>
          <table:table-cell office:value-type="string" calcext:value-type="string">
            <text:p>Lors fist lancelot une biere de fust </text:p>
          </table:table-cell>
          <table:table-cell office:value-type="string" calcext:value-type="string">
            <text:p>e luego fiço façer lançarote vnas andas </text:p>
          </table:table-cell>
          <table:table-cell office:value-type="string" calcext:value-type="string">
            <text:p>Allor fece Lancellotto fare una lettiera di legno 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802|803|804</text:p>
          </table:table-cell>
          <table:table-cell office:value-type="string" calcext:value-type="string">
            <text:p>et la fist covrir des plus riches pailes de laiens, |et|quant il l’ot atornee al plus richement </text:p>
          </table:table-cell>
          <table:table-cell office:value-type="string" calcext:value-type="string">
            <text:p>et la fait courir des plus biax pailes de laiens |et quant il lot atornre au plus richement </text:p>
          </table:table-cell>
          <table:table-cell office:value-type="string" calcext:value-type="string">
            <text:p>et le fist courir del plus riche paile de laiens |Et quant il lot atorne au plus richement </text:p>
          </table:table-cell>
          <table:table-cell office:value-type="string" calcext:value-type="string">
            <text:p>et la fist couurir des plus riches pales de leans.|Et quant il leut atournee au plus richement </text:p>
          </table:table-cell>
          <table:table-cell office:value-type="string" calcext:value-type="string">
            <text:p>et la fist couurir du plus riche drap de leans.|Quant il leust apointe le mieulz </text:p>
          </table:table-cell>
          <table:table-cell office:value-type="string" calcext:value-type="string">
            <text:p>e cobrir de muy Ricos paños |e poner enellas el cuerpo de Galeote </text:p>
          </table:table-cell>
          <table:table-cell office:value-type="string" calcext:value-type="string">
            <text:p>e le facce coprire del più ricco palio di là entro.|E quand’elli l’ebe aconcia al più riccamente </text:p>
          </table:table-cell>
          <table:table-cell table:number-columns-repeated="1016"/>
        </table:table-row>
        <table:table-row table:style-name="ro16">
          <table:table-cell office:value-type="string" calcext:value-type="string">
            <text:p>805|806</text:p>
          </table:table-cell>
          <table:table-cell office:value-type="string" calcext:value-type="string">
            <text:p>qu’il pot, li chevaliers prisons li dist: « Sire, fet il, |se l’en movoit tot de nuis, ce seroit sens. — </text:p>
          </table:table-cell>
          <table:table-cell office:value-type="string" calcext:value-type="string">
            <text:p>que il pot. Li cheualiers prisons dit |si fait il|se len mouoit tout de nuit se seroit sens. </text:p>
          </table:table-cell>
          <table:table-cell office:value-type="string" calcext:value-type="string">
            <text:p>quil pot. |si li dist li cheualiers |qui le deuoit mener, Sire fait il. che seroit boin. |que nous mouissons de nuit. </text:p>
          </table:table-cell>
          <table:table-cell office:value-type="string" calcext:value-type="string">
            <text:p>quil peut. le cheualier prisonnier luy dist. sire fait il se len mouuoit de nuyt |ce seroit grant sens. </text:p>
          </table:table-cell>
          <table:table-cell office:value-type="string" calcext:value-type="string">
            <text:p>qu il peut le cheualier prisonnier lui dist. Sire il seroit bon de emporter le corps de nuit.</text:p>
          </table:table-cell>
          <table:table-cell office:value-type="string" calcext:value-type="string">
            <text:p>e el cauallero Dixo a lançarote señor yo vosloaria |si vos plugiese |que luego Mouiese de aqui conel cuerpo de galeote </text:p>
          </table:table-cell>
          <table:table-cell office:value-type="string" calcext:value-type="string">
            <text:p>ch’elli poté, il cavaliere prigione gli disse: «Sire, diss’elli, |se l’uomo movesse di notte, ciò sarebe gran senno. 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807|808|809|810</text:p>
          </table:table-cell>
          <table:table-cell office:value-type="string" calcext:value-type="string">
            <text:p>Por quoi ? fet il. — |Por ce|que, |se li chevalier de cest païs savoient </text:p>
          </table:table-cell>
          <table:table-cell office:value-type="string" calcext:value-type="string">
            <text:p>Por ce fait il |que ce li cheualier de cest pais sauoient </text:p>
          </table:table-cell>
          <table:table-cell office:value-type="string" calcext:value-type="string">
            <text:p>pourcoi fait lancelot. |pour chou fait il |que se li cheualier de chest pais le sauoient </text:p>
          </table:table-cell>
          <table:table-cell office:value-type="string" calcext:value-type="string">
            <text:p>pour quoy fait il. par ce |que si les cheualiers de ce pays sauoient </text:p>
          </table:table-cell>
          <table:table-cell office:value-type="string" calcext:value-type="string">
            <text:p>Pour quoy fait lancelot |Pource fait il |que se les cheualiers de ce pais sauoient </text:p>
          </table:table-cell>
          <table:table-cell office:value-type="string" calcext:value-type="string">
            <text:p>Porque dixo lançarote |porque señor dixo el cauallero |porque si los caualleros desta tierra lo supieren </text:p>
          </table:table-cell>
          <table:table-cell office:value-type="string" calcext:value-type="string">
            <text:p>— Perché?, disse Lancellotto. |— Per ciò, diss’elli, |che s’e cavalieri di questo paese sapessono </text:p>
          </table:table-cell>
          <table:table-cell table:number-columns-repeated="1016"/>
        </table:table-row>
        <table:table-row table:style-name="ro16">
          <table:table-cell office:value-type="string" calcext:value-type="string">
            <text:p>811|812|813</text:p>
          </table:table-cell>
          <table:table-cell office:value-type="string" calcext:value-type="string">
            <text:p>que l’en len deust porter, il feroient gaitier les trespas |si qu’il seroit arestés en alcun lieu ; |et por ce vos loeroie je </text:p>
          </table:table-cell>
          <table:table-cell office:value-type="string" calcext:value-type="string">
            <text:p>que on le deust laiens porter: il feroient garder les trespas. |si que il seroit arester en aucun lieu. |et porce loeroie ie </text:p>
          </table:table-cell>
          <table:table-cell office:value-type="string" calcext:value-type="string">
            <text:p>que on len deust emporter. il feroient gaitier lez trespas |Si quil seroit arrestes en aucun lieu. |Et pour chou vous loeroie iou </text:p>
          </table:table-cell>
          <table:table-cell office:value-type="string" calcext:value-type="string">
            <text:p>que len le deust la porter ilz feroient guecter les trepas |si quil seroit arreste en aucun lieu. et pour ce uous loueroye ie </text:p>
          </table:table-cell>
          <table:table-cell office:value-type="string" calcext:value-type="string">
            <text:p>que len le deust emporter ilz feroient garder le trespas. |Et pour ce uous conseilleroie </text:p>
          </table:table-cell>
          <table:table-cell office:value-type="string" calcext:value-type="string">
            <text:p>que de aqui lo queredes llebar faran guardar los tres pasos |asi que sera detenido en algund lugar |e poresto seria bien </text:p>
          </table:table-cell>
          <table:table-cell office:value-type="string" calcext:value-type="string">
            <text:p>che l’uomo ne l dovesse portare, elli farebono guardare intra’ passi, |sicché sarebbe arestato in alcuno luogo. |E perciò vo lodere' io 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814|815</text:p>
          </table:table-cell>
          <table:table-cell office:value-type="string" calcext:value-type="string">
            <text:p>qu’il meust orendroit, |kar il seroit bien eslongiés, </text:p>
          </table:table-cell>
          <table:table-cell office:value-type="string" calcext:value-type="string">
            <text:p>que il meust orendroit.|Car il seroit bien eslongiez .xx. lieues Galesches </text:p>
          </table:table-cell>
          <table:table-cell office:value-type="string" calcext:value-type="string">
            <text:p>quil meust orendroit. |Car il seroit eslongies. X. lieues </text:p>
          </table:table-cell>
          <table:table-cell office:value-type="string" calcext:value-type="string">
            <text:p>quil meust maintenant |car il sera bien esloigne </text:p>
          </table:table-cell>
          <table:table-cell office:value-type="string" calcext:value-type="string">
            <text:p>que on partist |car il seroit bien eslongnie </text:p>
          </table:table-cell>
          <table:table-cell office:value-type="string" calcext:value-type="string">
            <text:p>que nos alongasemos de aqui esta noche vnas diez leguas </text:p>
          </table:table-cell>
          <table:table-cell office:value-type="string" calcext:value-type="string">
            <text:p>che vo' movereste oraindiritto, |ché l’uomo sarebbe bene islungato. leghe </text:p>
          </table:table-cell>
          <table:table-cell table:number-columns-repeated="1016"/>
        </table:table-row>
        <table:table-row table:style-name="ro15">
          <table:table-cell office:value-type="float" office:value="816" calcext:value-type="float">
            <text:p>816</text:p>
          </table:table-cell>
          <table:table-cell office:value-type="string" calcext:value-type="string">
            <text:p>ains qu’il fust jors, XX. lieues englesches.</text:p>
          </table:table-cell>
          <table:table-cell office:value-type="string" calcext:value-type="string">
            <text:p>ains quil fust iors.</text:p>
          </table:table-cell>
          <table:table-cell office:value-type="string" calcext:value-type="string">
            <text:p>ains quil fust iors. </text:p>
          </table:table-cell>
          <table:table-cell office:value-type="string" calcext:value-type="string">
            <text:p>auant quil soit iour de uingt lieues anglesches. </text:p>
          </table:table-cell>
          <table:table-cell office:value-type="string" calcext:value-type="string">
            <text:p>ains qu il feust iour dix lieues anglesches. </text:p>
          </table:table-cell>
          <table:table-cell/>
          <table:table-cell office:value-type="string" calcext:value-type="string">
            <text:p>inanzi che fosse giorno». </text:p>
          </table:table-cell>
          <table:table-cell table:number-columns-repeated="1016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Et il s’i acorde bien; </text:p>
          </table:table-cell>
          <table:table-cell office:value-type="string" calcext:value-type="string">
            <text:p>et il |si acorde bien. </text:p>
          </table:table-cell>
          <table:table-cell office:value-type="string" calcext:value-type="string">
            <text:p>Et il |si acorde bien. </text:p>
          </table:table-cell>
          <table:table-cell office:value-type="string" calcext:value-type="string">
            <text:p>Et il si accorde bien. </text:p>
          </table:table-cell>
          <table:table-cell office:value-type="string" calcext:value-type="string">
            <text:p>Et il se y accorde/ </text:p>
          </table:table-cell>
          <table:table-cell office:value-type="string" calcext:value-type="string">
            <text:p>bien acordades Dixo lançarote </text:p>
          </table:table-cell>
          <table:table-cell office:value-type="string" calcext:value-type="string">
            <text:p>VEd e' vi s’acorda bene, 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818|819</text:p>
          </table:table-cell>
          <table:table-cell office:value-type="string" calcext:value-type="string">
            <text:p>si met la litiere sor Il. palefrois amblans |et enportent ensi Galehout fors de sa region; </text:p>
          </table:table-cell>
          <table:table-cell office:value-type="string" calcext:value-type="string">
            <text:p>Si mestent la biere seur ii cheuaus anblans. |et enportent ainsi Galeh̾. fors de la religion. </text:p>
          </table:table-cell>
          <table:table-cell office:value-type="string" calcext:value-type="string">
            <text:p>si fait mettre le litiere sor. ij. palefrois. |Et emportent ensi Galeholt hors de la maison </text:p>
          </table:table-cell>
          <table:table-cell office:value-type="string" calcext:value-type="string">
            <text:p>si mect la litierie sur deux palefroys amblans. |et emportent ainsi galehot hors de la religion </text:p>
          </table:table-cell>
          <table:table-cell office:value-type="string" calcext:value-type="string">
            <text:p>si met la littiere sur deux pallefrois amblans et emportent ainsi gallehaut hors de la maison. </text:p>
          </table:table-cell>
          <table:table-cell office:value-type="string" calcext:value-type="string">
            <text:p>e luego fiço poner las andas sobre dos palafrenes muy andadores | e lleuarlo asi</text:p>
          </table:table-cell>
          <table:table-cell office:value-type="string" calcext:value-type="string">
            <text:p>si mette la lettiera sopra due palafreni ambianti, sinne portano Galeotto fuori della religione, </text:p>
          </table:table-cell>
          <table:table-cell table:number-columns-repeated="1016"/>
        </table:table-row>
        <table:table-row table:style-name="ro24">
          <table:table-cell office:value-type="string" calcext:value-type="string">
            <text:p>820|821|822|823</text:p>
          </table:table-cell>
          <table:table-cell office:value-type="string" calcext:value-type="string">
            <text:p>si en font li frere grant duel |et molt en sont corocié et dolenta de ce |que l’en l’enporte. |Et Lancelos le convoie grant piece de nuis, plorant et regretant sa proesce et sa valor </text:p>
          </table:table-cell>
          <table:table-cell office:value-type="string" calcext:value-type="string">
            <text:p>Si en font li frere mout grant duel |et mout en sont dolent. et lanc̃ le conuoie gn̾t piece de nuit plorant et plangnant |et regretant sa proesce. </text:p>
          </table:table-cell>
          <table:table-cell office:value-type="string" calcext:value-type="string">
            <text:p>Si en ont li frere grant doel de ce |que on lemporte. |Et lancelot le conuoie grant piece de la nuit plaignant et plorant sa valour. </text:p>
          </table:table-cell>
          <table:table-cell office:value-type="string" calcext:value-type="string">
            <text:p>si en font les freres grant deul. |et sont moult corroucez et doulans de ce |qui len lemporte.|Et lancelot li conuoye grant piece de nuyt plourant et plaignant et regretant sa prouesce et sa ualeur. </text:p>
          </table:table-cell>
          <table:table-cell office:value-type="string" calcext:value-type="string">
            <text:p>Si en ont les freres grant deul |et sont dolens |que on lemportoit. Lancelot le compartie uoie grant piece de la nuit plourant et plaignant |et regrettant sa prouesse et sa ualeur. </text:p>
          </table:table-cell>
          <table:table-cell office:value-type="string" calcext:value-type="string">
            <text:p><text:span text:style-name="T1"> Mas mucho ouieron gran pesar los frailes quando asi lo vieron lleuar  | </text:span>e lançarote fue gran pieça |llorando conel cuerpo de Galeote |e diçiendo sus proezas e su valor </text:p>
          </table:table-cell>
          <table:table-cell office:value-type="string" calcext:value-type="string">
            <text:p>ma molto ne sono |e frati di là entro dolenti e crucciati dell’uomo |che ne l porta. |sE Lancellotto l’acompagna gran peza della notte piagnendo |e facendo duolo e rigratando sua prodeza e suo valore,</text:p>
          </table:table-cell>
          <table:table-cell table:number-columns-repeated="1016"/>
        </table:table-row>
        <table:table-row table:style-name="ro17">
          <table:table-cell office:value-type="float" office:value="824" calcext:value-type="float">
            <text:p>824</text:p>
          </table:table-cell>
          <table:table-cell table:number-columns-repeated="2" office:value-type="string" calcext:value-type="string">
            <text:p>et se ne fust la damoisele </text:p>
          </table:table-cell>
          <table:table-cell office:value-type="string" calcext:value-type="string">
            <text:p>Et se ne fust la damoisele</text:p>
          </table:table-cell>
          <table:table-cell office:value-type="string" calcext:value-type="string">
            <text:p>et se ne fust la damoisele</text:p>
          </table:table-cell>
          <table:table-cell office:value-type="string" calcext:value-type="string">
            <text:p>Et se ne feust la damoiselle </text:p>
          </table:table-cell>
          <table:table-cell office:value-type="string" calcext:value-type="string">
            <text:p>e si no fuese porla donçella</text:p>
          </table:table-cell>
          <table:table-cell office:value-type="string" calcext:value-type="string">
            <text:p>e se non fosse la damigella 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825|826</text:p>
          </table:table-cell>
          <table:table-cell office:value-type="string" calcext:value-type="string">
            <text:p>qui avec lui estoit molt en eust plus fet|qu’il ne fist, </text:p>
          </table:table-cell>
          <table:table-cell office:value-type="string" calcext:value-type="string">
            <text:p>qui auec lui estoit mout en eust plus fait |quil ne fist. </text:p>
          </table:table-cell>
          <table:table-cell office:value-type="string" calcext:value-type="string">
            <text:p>qui auec lui estoit. moult en eust plus fait. </text:p>
          </table:table-cell>
          <table:table-cell office:value-type="string" calcext:value-type="string">
            <text:p>qui auec luy estoit. |moult en eust plus fait |quelle ne fist</text:p>
          </table:table-cell>
          <table:table-cell office:value-type="string" calcext:value-type="string">
            <text:p>qui auec lui estoit moult en eust fait plus |quil ne faisoit: </text:p>
          </table:table-cell>
          <table:table-cell office:value-type="string" calcext:value-type="string">
            <text:p><text:span text:style-name="T3">que del lago auia venido |Mucho fiziera mayor duelo  | mas ella selo estoruaua </text:span></text:p>
          </table:table-cell>
          <table:table-cell office:value-type="string" calcext:value-type="string">
            <text:p>che con esso lui era, molto n’avesse più fatto |che non fece. |Ma e' se ne distornò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827|828</text:p>
          </table:table-cell>
          <table:table-cell office:value-type="string" calcext:value-type="string">
            <text:p>mais ele l’en detorna, |et il deffendi al chevalier </text:p>
          </table:table-cell>
          <table:table-cell office:value-type="string" calcext:value-type="string">
            <text:p>mais le le desfandi au cheualier </text:p>
          </table:table-cell>
          <table:table-cell office:value-type="string" calcext:value-type="string">
            <text:p>mais cele len destorna. |Et il commanda au cheualier </text:p>
          </table:table-cell>
          <table:table-cell office:value-type="string" calcext:value-type="string">
            <text:p>mais elle len destourna |et il deffendy au cheualier </text:p>
          </table:table-cell>
          <table:table-cell office:value-type="string" calcext:value-type="string">
            <text:p>mais elle len destourna. |Et lancelot commande au cheualier </text:p>
          </table:table-cell>
          <table:table-cell office:value-type="string" calcext:value-type="string">
            <text:p>e anteque lançarote del cuerpo se tornase |Dixo al cauallero | yo vos defiendo</text:p>
          </table:table-cell>
          <table:table-cell office:value-type="string" calcext:value-type="string">
            <text:p>quand’e l’à gran peza insì acompagnato, |sì se ne tornò, |ma inanzi difende elli al cavaliere </text:p>
          </table:table-cell>
          <table:table-cell table:number-columns-repeated="1016"/>
        </table:table-row>
        <table:table-row table:style-name="ro16">
          <table:table-cell office:value-type="string" calcext:value-type="string">
            <text:p>829|830</text:p>
          </table:table-cell>
          <table:table-cell office:value-type="string" calcext:value-type="string">
            <text:p>que il nel feist en terre metre devant |que il fust venus. </text:p>
          </table:table-cell>
          <table:table-cell office:value-type="string" calcext:value-type="string">
            <text:p>que il ne fust enterres |deuant que lanc᷑. i fust uenus.</text:p>
          </table:table-cell>
          <table:table-cell office:value-type="string" calcext:value-type="string">
            <text:p>quil ne fust enterres deuant chou|quil venist a lui. </text:p>
          </table:table-cell>
          <table:table-cell office:value-type="string" calcext:value-type="string">
            <text:p>quil ne le fist mectre en terre |uicquez a ce que luy mesmes y fust.</text:p>
          </table:table-cell>
          <table:table-cell office:value-type="string" calcext:value-type="string">
            <text:p>qu il ne feust enterre |deuant|quil uenist. </text:p>
          </table:table-cell>
          <table:table-cell office:value-type="string" calcext:value-type="string">
            <text:p><text:span text:style-name="T1"> Que el Cuerpo demi señor galeote no fagades enterrar |fastaque yo mesmo alla vaya |e el Cauallero dixo  | </text:span>que asi lo faria </text:p>
          </table:table-cell>
          <table:table-cell office:value-type="string" calcext:value-type="string">
            <text:p>che l’uomo nol facesse soppellire nella Gioisosla Guardia inanzi |ch’e' vi fosse venuto, 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831|832|833</text:p>
          </table:table-cell>
          <table:table-cell office:value-type="string" calcext:value-type="string">
            <text:p>Si se part atant li uns de l’autre |et il retorne a l’abeie, |si se couche, </text:p>
          </table:table-cell>
          <table:table-cell office:value-type="string" calcext:value-type="string">
            <text:p>Si se partent li un de lautre. |et lanc̃ retorne a labeye|et se coche </text:p>
          </table:table-cell>
          <table:table-cell office:value-type="string" calcext:value-type="string">
            <text:p>A tant sen part |de lui lancelot et retorne a labbaye |si se couche </text:p>
          </table:table-cell>
          <table:table-cell office:value-type="string" calcext:value-type="string">
            <text:p>Si se part atant lun de lautre |et lancelot retourne a labaye|si si couche </text:p>
          </table:table-cell>
          <table:table-cell office:value-type="string" calcext:value-type="string">
            <text:p>Si se depart de lui |et retourne a la religien se couchier </text:p>
          </table:table-cell>
          <table:table-cell office:value-type="string" calcext:value-type="string">
            <text:p>entonçe se partio dellos lançarote |e tornose al abadia </text:p>
          </table:table-cell>
          <table:table-cell office:value-type="string" calcext:value-type="string">
            <text:p>si si parte atanto l’uno da l’altro. Lancellotto ritorna alla badia, |si si coricò, 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834|835</text:p>
          </table:table-cell>
          <table:table-cell office:value-type="string" calcext:value-type="string">
            <text:p>c’onques la nuit |ne volt mengier ne boivre por chose </text:p>
          </table:table-cell>
          <table:table-cell office:value-type="string" calcext:value-type="string">
            <text:p>ne onques la nuit |ne uot mangier ne boire por chose </text:p>
          </table:table-cell>
          <table:table-cell office:value-type="string" calcext:value-type="string">
            <text:p>Ne onques la nuit |ne volt mangier ne boire pour chose </text:p>
          </table:table-cell>
          <table:table-cell office:value-type="string" calcext:value-type="string">
            <text:p>ne oncquez la nuit |ne uoult boyre ne manger pour chose </text:p>
          </table:table-cell>
          <table:table-cell office:value-type="string" calcext:value-type="string">
            <text:p>et oncques ne uoulut la boire ne mengier. </text:p>
          </table:table-cell>
          <table:table-cell office:value-type="string" calcext:value-type="string">
            <text:p>mas en toda aquella noche no quiso comer ni veuer </text:p>
          </table:table-cell>
          <table:table-cell office:value-type="string" calcext:value-type="string">
            <text:p>né unque la notte non volle mangiare né bere 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836|837|838</text:p>
          </table:table-cell>
          <table:table-cell office:value-type="string" calcext:value-type="string">
            <text:p>que l’en li deist, |ains plora |et dolosa tot adés; </text:p>
          </table:table-cell>
          <table:table-cell office:value-type="string" calcext:value-type="string">
            <text:p>que len li deist. |ains plora |et dolosa tout ades.</text:p>
          </table:table-cell>
          <table:table-cell office:value-type="string" calcext:value-type="string">
            <text:p>que on li deist. |ains ploret dolosa tout ades. </text:p>
          </table:table-cell>
          <table:table-cell office:value-type="string" calcext:value-type="string">
            <text:p>quon luy dist |ains pleura et dolousa </text:p>
          </table:table-cell>
          <table:table-cell/>
          <table:table-cell office:value-type="string" calcext:value-type="string">
            <text:p>por cosa que le dixesen |e non fazia sino llorar </text:p>
          </table:table-cell>
          <table:table-cell office:value-type="string" calcext:value-type="string">
            <text:p>per cosa |che l’uomo gli dicesse, |anzi piagne e dolora tutto adesso, 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839|840</text:p>
          </table:table-cell>
          <table:table-cell office:value-type="string" calcext:value-type="string">
            <text:p>si li anuioit molt li jors |qui tant demoroit a venir. a Al matin, </text:p>
          </table:table-cell>
          <table:table-cell office:value-type="string" calcext:value-type="string">
            <text:p>si li anuia mout li iors |qui tant demora a uenir. Au mation </text:p>
          </table:table-cell>
          <table:table-cell office:value-type="string" calcext:value-type="string">
            <text:p>Si li anoia moult li iors |qui tant demoroit :|Et au matin </text:p>
          </table:table-cell>
          <table:table-cell office:value-type="string" calcext:value-type="string">
            <text:p>si luy ennuyoit moult le iour |qui tant demouroit a uenir. Au matin </text:p>
          </table:table-cell>
          <table:table-cell office:value-type="string" calcext:value-type="string">
            <text:p><text:span text:style-name="T1">si lui ennuya moult le iour |qui tant demouroit a uenir. | </text:span>Et au matin</text:p>
          </table:table-cell>
          <table:table-cell office:value-type="string" calcext:value-type="string">
            <text:p>e mucho se quexaua |Porque tanto aquella noche le duraba </text:p>
          </table:table-cell>
          <table:table-cell office:value-type="string" calcext:value-type="string">
            <text:p>si gli anoiava molto il giorno |che tanto penava a venire. lsAl mattino, </text:p>
          </table:table-cell>
          <table:table-cell table:number-columns-repeated="1016"/>
        </table:table-row>
        <table:table-row table:style-name="ro25">
          <table:table-cell office:value-type="string" calcext:value-type="string">
            <text:p>841|842|843|844</text:p>
          </table:table-cell>
          <table:table-cell office:value-type="string" calcext:value-type="string">
            <text:p>si tost com li jors aparut, se leva|et oi messe entre lui et la damoisele |et puis s’arma. |Lors » li dist ele les noveles de Boort </text:p>
          </table:table-cell>
          <table:table-cell office:value-type="string" calcext:value-type="string">
            <text:p>si tost com li iors aparut se lena lanc̃. |et oi messe entre lui et la damoisele. |et puis sarma |et lors dist ele les nouelles de behort. </text:p>
          </table:table-cell>
          <table:table-cell office:value-type="string" calcext:value-type="string">
            <text:p>si tost com li iors apparut. se leua et oy messe entre lui et la damoisele. |lors li dist elle lez noueles de bohort. </text:p>
          </table:table-cell>
          <table:table-cell office:value-type="string" calcext:value-type="string">
            <text:p>si tost|que le iour apparu |se leua lancelot |et ouy misse luy et la damoisele |et puis sarma. |et lors luy dist elle les nouueles de boort. </text:p>
          </table:table-cell>
          <table:table-cell office:value-type="string" calcext:value-type="string">
            <text:p>si tost comme le iour apparust se leua |et ouist messe lui et la damoiselle. |Lors elle lui dist nouuelles de boort </text:p>
          </table:table-cell>
          <table:table-cell office:value-type="string" calcext:value-type="string">
            <text:p>e luego Que el dia aparesçio lançarote se leuanto |e la donzella otrosi |e fueron a oyr misa |e desque la misa fue aCabada Armose |e despidiose del fraile |e entro ensu camino conla donzella e ellos asi yendo la donçella le conto nuebas de boores </text:p>
          </table:table-cell>
          <table:table-cell office:value-type="string" calcext:value-type="string">
            <text:p>si tosto come il giorno aparve, |si leva Lancellotto |e udi messa intra lui e la damigella e poscia s’armò. |Allor gli disse la damigella novelle di Boordo </text:p>
          </table:table-cell>
          <table:table-cell table:number-columns-repeated="1016"/>
        </table:table-row>
        <table:table-row table:style-name="ro15">
          <table:table-cell office:value-type="float" office:value="845" calcext:value-type="float">
            <text:p>845</text:p>
          </table:table-cell>
          <table:table-cell office:value-type="string" calcext:value-type="string">
            <text:p>et ce qu’ele en avoit veu devant Honguefort, </text:p>
          </table:table-cell>
          <table:table-cell office:value-type="string" calcext:value-type="string">
            <text:p>et se quele en auoit uen deuant le chastel de honguefort. </text:p>
          </table:table-cell>
          <table:table-cell office:value-type="string" calcext:value-type="string">
            <text:p>comment elle lauoit veu deuant hongrefort </text:p>
          </table:table-cell>
          <table:table-cell office:value-type="string" calcext:value-type="string">
            <text:p>et ce |quelle en auoit ueu deuant hunguefort. </text:p>
          </table:table-cell>
          <table:table-cell office:value-type="string" calcext:value-type="string">
            <text:p>et que elle lauoit ueu deuant a honguefort |et comment il le fait. </text:p>
          </table:table-cell>
          <table:table-cell office:value-type="string" calcext:value-type="string">
            <text:p>e de como le contesçiera enel castillo de ongeforte </text:p>
          </table:table-cell>
          <table:table-cell office:value-type="string" calcext:value-type="string">
            <text:p>e ciò ch’ella n’avea veduto davanti Unguelforte, 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846|847|848</text:p>
          </table:table-cell>
          <table:table-cell office:value-type="string" calcext:value-type="string">
            <text:p>et il en fu molt liés. |Et ele li dist: « Sire, il vos vet querant |ne jamés ne finera</text:p>
          </table:table-cell>
          <table:table-cell office:value-type="string" calcext:value-type="string">
            <text:p>et il en fu mout liez et ele li dist. Sire il uos ua querant |ne ia mais ne finera</text:p>
          </table:table-cell>
          <table:table-cell office:value-type="string" calcext:value-type="string">
            <text:p>et il en fu moult lies. |Et elle li dist. Sire il vous ua querant. ne iamais ne finera deuant ce </text:p>
          </table:table-cell>
          <table:table-cell office:value-type="string" calcext:value-type="string">
            <text:p>et il en fut moult lie |si luy dist. Sire il uous uait querant ne iamais ne finera </text:p>
          </table:table-cell>
          <table:table-cell office:value-type="string" calcext:value-type="string">
            <text:p>et il en fut moult ioyeux. |Aprez elle lui dit. Sire il uous ua querant |ne iamais ne finera </text:p>
          </table:table-cell>
          <table:table-cell office:value-type="string" calcext:value-type="string">
            <text:p>e el fue dello muy alegre |e ella le dixo sabed señor |que vos a buscado |e nunca jamas quedara </text:p>
          </table:table-cell>
          <table:table-cell office:value-type="string" calcext:value-type="string">
            <text:p>ed e' ne fu molto lieto. |Ed ella gli disse: «Sire, |e' vo va cheggendo, |né giamai non finirà infino a tanto </text:p>
          </table:table-cell>
          <table:table-cell table:number-columns-repeated="1016"/>
        </table:table-row>
        <table:table-row table:style-name="ro15">
          <table:table-cell office:value-type="float" office:value="849" calcext:value-type="float">
            <text:p>849</text:p>
          </table:table-cell>
          <table:table-cell office:value-type="string" calcext:value-type="string">
            <text:p>tant qu’il vos avra trové. — Damoisele, fet il, </text:p>
          </table:table-cell>
          <table:table-cell office:value-type="string" calcext:value-type="string">
            <text:p>tant quil uos ait troue. |ha; damoisele fait il </text:p>
          </table:table-cell>
          <table:table-cell office:value-type="string" calcext:value-type="string">
            <text:p>quil vous aura trouue. Damoisele fait lancelot </text:p>
          </table:table-cell>
          <table:table-cell office:value-type="string" calcext:value-type="string">
            <text:p>iucqua ce quil uous ait trouue. |Haa damoistle fait il </text:p>
          </table:table-cell>
          <table:table-cell office:value-type="string" calcext:value-type="string">
            <text:p>deuant quil uous aura trouue. Damoiselle fait lancelot </text:p>
          </table:table-cell>
          <table:table-cell office:value-type="string" calcext:value-type="string">
            <text:p>fastaque vos falle |Ay donçella dixo lançarote </text:p>
          </table:table-cell>
          <table:table-cell office:value-type="string" calcext:value-type="string">
            <text:p>che voi abbia trovato. |—Hal, damigella, diss’elli, </text:p>
          </table:table-cell>
          <table:table-cell table:number-columns-repeated="1016"/>
        </table:table-row>
        <table:table-row table:style-name="ro21">
          <table:table-cell office:value-type="string" calcext:value-type="string">
            <text:p>850|851|852</text:p>
          </table:table-cell>
          <table:table-cell office:value-type="string" calcext:value-type="string">
            <text:p>se vos le cuidiés trover ains de moi, je vos voldroie proier |que vos feissiés tant por moi |que vos li portissiés ceste espee </text:p>
          </table:table-cell>
          <table:table-cell office:value-type="string" calcext:value-type="string">
            <text:p>se uus le cuidiez trouer ains de moi. Ie uous uodroie prier |que uous feissiez tant por amor de moie: |que uos li portissiez ceste espee. </text:p>
          </table:table-cell>
          <table:table-cell office:value-type="string" calcext:value-type="string">
            <text:p>se vous le quidies auant trouuer de moi. iou vous voldroie proier |que vous li portissies ceste espee </text:p>
          </table:table-cell>
          <table:table-cell office:value-type="string" calcext:value-type="string">
            <text:p>se uous le cuidiez trouuer auant moy ie uous uoudroye prier |que uous feissez tant pour amour de moy |que uous luy portassee ceste espee </text:p>
          </table:table-cell>
          <table:table-cell office:value-type="string" calcext:value-type="string">
            <text:p>se uous le trouuez |auant que moy ie uous uouldroie prier |que uous lui porteissiez ceste espee </text:p>
          </table:table-cell>
          <table:table-cell office:value-type="string" calcext:value-type="string">
            <text:p>si vos lo cuidades fallar yo vos querria rrogar |que fiziesedes tanto pormi quele llebasedes esta espada </text:p>
          </table:table-cell>
          <table:table-cell office:value-type="string" calcext:value-type="string">
            <text:p>se voi il credete trovare anzi di me, |i' vo vorrei pregare |che voi faceste tanto, per l’amor di me, |che voi gli portaste questa spada 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853|854|855</text:p>
          </table:table-cell>
          <table:table-cell office:value-type="string" calcext:value-type="string">
            <text:p>qui fu mon seignor Galehout, |et li dites |qu’il la DOrt de par moi, </text:p>
          </table:table-cell>
          <table:table-cell office:value-type="string" calcext:value-type="string">
            <text:p>qui fu monsignor Gal̾. |et li dires |quil laport de par moi </text:p>
          </table:table-cell>
          <table:table-cell office:value-type="string" calcext:value-type="string">
            <text:p>qui fu monseignor Galeholt,|Et li dites |quil le port de par moi. </text:p>
          </table:table-cell>
          <table:table-cell office:value-type="string" calcext:value-type="string">
            <text:p>qui fu a messire galehot et luy dices |quil la porte de par moy </text:p>
          </table:table-cell>
          <table:table-cell office:value-type="string" calcext:value-type="string">
            <text:p>qui fut a mon compaignen gallehaut |et lui dictes |quil la porte de par moy </text:p>
          </table:table-cell>
          <table:table-cell office:value-type="string" calcext:value-type="string">
            <text:p>que fue demi señor galeote |e dezilde quela traiga pormi amor </text:p>
          </table:table-cell>
          <table:table-cell office:value-type="string" calcext:value-type="string">
            <text:p>che fu di monsignor Galeotto, |e gli dite |che-lla porti da parte di me, 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856|857|858|859</text:p>
          </table:table-cell>
          <table:table-cell office:value-type="string" calcext:value-type="string">
            <text:p>que molt est bone. » |Et ele dist |qu’ele le trovera par tens|et bien fera cest message; </text:p>
          </table:table-cell>
          <table:table-cell office:value-type="string" calcext:value-type="string">
            <text:p>car mout est bone. |et ele dist |que ele le trouera par tans.|et que bien fera cest mesaige . </text:p>
          </table:table-cell>
          <table:table-cell office:value-type="string" calcext:value-type="string">
            <text:p>quar elle est moult bone et moult bele. elle dist |que elle le trouuera bien par tamps |et bien fera ce dist cest message.</text:p>
          </table:table-cell>
          <table:table-cell office:value-type="string" calcext:value-type="string">
            <text:p>car moult est bonne. |Et elle dit|quelle le trouuera tantost |et que bien fera ce message. </text:p>
          </table:table-cell>
          <table:table-cell office:value-type="string" calcext:value-type="string">
            <text:p>car elle est moult bonne et belle. |Et elle dist |que elle le trouuera par temps |et bien fera ce message. </text:p>
          </table:table-cell>
          <table:table-cell office:value-type="string" calcext:value-type="string">
            <text:p>ca mucho es buena e fermosa yo lo fare dixo la donçella de grado</text:p>
          </table:table-cell>
          <table:table-cell office:value-type="string" calcext:value-type="string">
            <text:p>ché molto est buona». |Ed ella dice |ch’ella il troverrà per tempo e bene farà questo mesaggio, 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860|861|862|863|864|865</text:p>
          </table:table-cell>
          <table:table-cell office:value-type="string" calcext:value-type="string">
            <text:p>si s’en part atant de lui et il s’en vet droit vers le chastel de Floego, |si i vint a hore de prime. |Et il esgarde es pres defors la vile, |si voit molt grant gent entor le feu |ou l’en devoit ardoir la suer Meleagan», |et quant il aperçoit le feu, </text:p>
          </table:table-cell>
          <table:table-cell office:value-type="string" calcext:value-type="string">
            <text:p>Atant se part de lanc̃. la damoisele. |et il sen ua tout droit uers le chastel de floego. |Si i uint a hore de prime et des garde es pres de fors La uille |si auoit mout de gent entor .i. fe. |Et quant il aparsoit le feu </text:p>
          </table:table-cell>
          <table:table-cell office:value-type="string" calcext:value-type="string">
            <text:p>Si sen part atant de lui. |Et il sen vait uers le castel de florega. |Si y uin entor prime. |Et il regarde en mi lez pres dehors la vile |Si vit moult grant gent entor vn fu. |ou on deuoit ardoir le suer melyagant, CNuant lancelot aperchut le fu </text:p>
          </table:table-cell>
          <table:table-cell office:value-type="string" calcext:value-type="string">
            <text:p>si se part atant de luy. |et il sen ua tout droit. uers le chastel de fleogo |si y uint a heure de prime. |et il regarde es prez dehors la uille. |si uoit moult grant gent entour ung feu. |Et quant il aparceut le feu </text:p>
          </table:table-cell>
          <table:table-cell office:value-type="string" calcext:value-type="string">
            <text:p>Si se part atant de elle |et sen ua uers le chasteau de florega |si y uint entour prime. |et il regarde es prez hors la uille |si y uist moult grant gent entour ung feu |ou len deuoit ardoir la seur de meleagant. |Quant il apperceust le feu </text:p>
          </table:table-cell>
          <table:table-cell office:value-type="string" calcext:value-type="string">
            <text:p><text:span text:style-name="T4"> Luego se partio el vno del otro e lançarote se fue contra el castillo de florenga |e andubo tanto  | </text:span>que llego alla ante de prima |e vio ante la villa gran jente alrrededor de vn fuego |e en aquel fuego auian de quemar ala hermanade meliangas </text:p>
          </table:table-cell>
          <table:table-cell office:value-type="string" calcext:value-type="string">
            <text:p>si si parte atanto di lui. |Ed e' se ne va tutto diritto inverso el castello del Flego, |si vi venne a ora di prima. |Ed e' riguarda nel prato di fuori la villa, |si vi vide molto grande gente intorno uno fuoco, |e quando elli apressima al fuoco, </text:p>
          </table:table-cell>
          <table:table-cell table:number-columns-repeated="1016"/>
        </table:table-row>
        <table:table-row table:style-name="ro26">
          <table:table-cell office:value-type="string" calcext:value-type="string">
            <text:p>866|867|868|869|870|871|872|873|874|875</text:p>
          </table:table-cell>
          <table:table-cell office:value-type="string" calcext:value-type="string">
            <text:p>si a poor de la damoisele. |Lors broche le cheval |et vint errant cele part |tant com il puet del cheval traire. |Et quant il est venus jusque la, |si esgarde |et voit la damoisele |qui ja estoit amenee al feu |por destruire, |si estoit en pure sa chemise et le tenoient. VI. pautonier, trois d’une part et trois d’autre; </text:p>
          </table:table-cell>
          <table:table-cell office:value-type="string" calcext:value-type="string">
            <text:p>si a paor de la damoisele. |et lors broche li cheual |et uient corant cele part. |tant|comme il puet de cheual traire. |et quant il uien iusque la|si esgarde |et uoit la damoisele |que ia estoit amenee au feu|por destruire. |Si estoit en la pure chemisse |si la tenoien .ui. pautenier trois deuant et trois derier. </text:p>
          </table:table-cell>
          <table:table-cell office:value-type="string" calcext:value-type="string">
            <text:p>si ot moult grant paour de la damoisele |qui y ia estoit menee au fu |pour destruire. |Si estoit en vne poure chemise |et le tenoient. vi. pautonnier. iij. dune part. et. iij. dautre.</text:p>
          </table:table-cell>
          <table:table-cell office:value-type="string" calcext:value-type="string">
            <text:p>si a paour de la damoisele |qui ia estoit amenee au feu pour destruire. |si estoit en sa pure chemise |et la tenoient six pautonniers dune part et troys dautre </text:p>
          </table:table-cell>
          <table:table-cell office:value-type="string" calcext:value-type="string">
            <text:p>si eut grant paour de la damoiselle. |Lors frappe le cheual des esperons |et uient celle part. |et quant il uoit la damoiselle |qui ia estoit amenee au feu |pour destruire |laquelle estoit en une poure chemise |et la tenoient six pautenniers. trois de une part et trois dautre: </text:p>
          </table:table-cell>
          <table:table-cell office:value-type="string" calcext:value-type="string">
            <text:p>e lançarote |que aquello vido dio delas espuelas al cauallo |e llego alla ca bien cuidaua |que ya quemauan la donçella |e quando el y llego vio la donçella estar ante el fuego envna muy pobre camisa |e tenianla seis billanos tres dela vna parte e tres dela otra </text:p>
          </table:table-cell>
          <table:table-cell office:value-type="string" calcext:value-type="string">
            <text:p>si à paura della damigella |che già era menata al fuoco per distrugere. |i brocca il cavallo delli isproni |e viene in quelle parti correndo |tanto |come può del cavallo trarre, |e quand’egli è là venuto, |si vide la damigella |che già era menata al fuoco per liverarla a morte.|Si era in sua pura camicia |e la tenieno vi. paltonieri, tre d’una parte e tre d’altra, </text:p>
          </table:table-cell>
          <table:table-cell table:number-columns-repeated="1016"/>
        </table:table-row>
        <table:table-row table:style-name="ro18">
          <table:table-cell office:value-type="float" office:value="876" calcext:value-type="float">
            <text:p>876</text:p>
          </table:table-cell>
          <table:table-cell office:value-type="string" calcext:value-type="string">
            <text:p>si n’atendoient a geter le el feu fors le commandement as juges, </text:p>
          </table:table-cell>
          <table:table-cell office:value-type="string" calcext:value-type="string">
            <text:p>Si natandoient a geter li el feu fort le comandement les menistres. </text:p>
          </table:table-cell>
          <table:table-cell office:value-type="string" calcext:value-type="string">
            <text:p>Si natendoient a geter le |el fu fors le commandement as iuges </text:p>
          </table:table-cell>
          <table:table-cell office:value-type="string" calcext:value-type="string">
            <text:p>si nactendoient a la gecter |ou feu fors le commandement des uiges. </text:p>
          </table:table-cell>
          <table:table-cell office:value-type="string" calcext:value-type="string">
            <text:p>et ne actendent la iecter au feu fors le commandement du iuge </text:p>
          </table:table-cell>
          <table:table-cell office:value-type="string" calcext:value-type="string">
            <text:p>e no esperauan al sino el mandamiento delos juezes |parala hechar enel fuego </text:p>
          </table:table-cell>
          <table:table-cell office:value-type="string" calcext:value-type="string">
            <text:p>sì non atendieno a gittalla nel fuoco forse il comandamento del l giudice, 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877|878</text:p>
          </table:table-cell>
          <table:table-cell office:value-type="string" calcext:value-type="string">
            <text:p>et ele ploroit trop durement |et regretoit Lancelot: « </text:p>
          </table:table-cell>
          <table:table-cell office:value-type="string" calcext:value-type="string">
            <text:p>et ele ploroit trop meruilleusement et regretoit lanc̾. </text:p>
          </table:table-cell>
          <table:table-cell office:value-type="string" calcext:value-type="string">
            <text:p>et elle ploroit moult tendrement |et regretoit lancelot </text:p>
          </table:table-cell>
          <table:table-cell office:value-type="string" calcext:value-type="string">
            <text:p>Et elle plouroit merueilleusement |et regretoit lancelot. </text:p>
          </table:table-cell>
          <table:table-cell office:value-type="string" calcext:value-type="string">
            <text:p>Et elle plouroit moult tendrement |et regrettoit lancelot: en disant. </text:p>
          </table:table-cell>
          <table:table-cell office:value-type="string" calcext:value-type="string">
            <text:p>e la donzella lloraua muy fuertemente | e llamaua a lançarote e deçia </text:p>
          </table:table-cell>
          <table:table-cell office:value-type="string" calcext:value-type="string">
            <text:p>ooma ella faceva troppo doloroso pianto|e rigrattava Lancellotto molto pietosamente, |si diceva sovente: </text:p>
          </table:table-cell>
          <table:table-cell table:number-columns-repeated="1016"/>
        </table:table-row>
        <table:table-row table:style-name="ro4">
          <table:table-cell office:value-type="float" office:value="879" calcext:value-type="float">
            <text:p>879</text:p>
          </table:table-cell>
          <table:table-cell office:value-type="string" calcext:value-type="string">
            <text:p>Ha, gentilx chevaliers Lancelos,</text:p>
          </table:table-cell>
          <table:table-cell office:value-type="string" calcext:value-type="string">
            <text:p>ha gentil cheualiers lanc̃. </text:p>
          </table:table-cell>
          <table:table-cell office:value-type="string" calcext:value-type="string">
            <text:p>et disoit ha : gentiex hom lancelot </text:p>
          </table:table-cell>
          <table:table-cell office:value-type="string" calcext:value-type="string">
            <text:p>Haa lancelot gentilz cheualier De celle mesmes matiere. </text:p>
          </table:table-cell>
          <table:table-cell office:value-type="string" calcext:value-type="string">
            <text:p>Haa gentil homme lancelot </text:p>
          </table:table-cell>
          <table:table-cell office:value-type="string" calcext:value-type="string">
            <text:p>ay mi buen cauallero </text:p>
          </table:table-cell>
          <table:table-cell office:value-type="string" calcext:value-type="string">
            <text:p>orHal, gentil cavaliere Lancellotto,</text:p>
          </table:table-cell>
          <table:table-cell table:number-columns-repeated="1016"/>
        </table:table-row>
        <table:table-row table:style-name="ro17">
          <table:table-cell office:value-type="float" office:value="880" calcext:value-type="float">
            <text:p>880</text:p>
          </table:table-cell>
          <table:table-cell office:value-type="string" calcext:value-type="string">
            <text:p>kar pleust ore a nostre Salveor </text:p>
          </table:table-cell>
          <table:table-cell office:value-type="string" calcext:value-type="string">
            <text:p>car pleust ore a dieu </text:p>
          </table:table-cell>
          <table:table-cell office:value-type="string" calcext:value-type="string">
            <text:p>quar pleust ore a dieu </text:p>
          </table:table-cell>
          <table:table-cell office:value-type="string" calcext:value-type="string">
            <text:p>que pleust ores a nostre seigneͬ </text:p>
          </table:table-cell>
          <table:table-cell office:value-type="string" calcext:value-type="string">
            <text:p>car pleust a dieu </text:p>
          </table:table-cell>
          <table:table-cell office:value-type="string" calcext:value-type="string">
            <text:p>e pluguiese agora anuestro señor </text:p>
          </table:table-cell>
          <table:table-cell office:value-type="string" calcext:value-type="string">
            <text:p>che or piacesse ora a Nostro Salvatore 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881|882</text:p>
          </table:table-cell>
          <table:table-cell office:value-type="string" calcext:value-type="string">
            <text:p>que vos seuissiés ceste novele, |si fuissiés pres de ci a demie lieue! </text:p>
          </table:table-cell>
          <table:table-cell office:value-type="string" calcext:value-type="string">
            <text:p>que uos seussiez ceste nouelle. |et uos fussiez pres de ci a demi lieue. </text:p>
          </table:table-cell>
          <table:table-cell office:value-type="string" calcext:value-type="string">
            <text:p>que vous seussies ceste nouele |et puis vous fuissies chi a demie lieue. </text:p>
          </table:table-cell>
          <table:table-cell office:value-type="string" calcext:value-type="string">
            <text:p>que uous sceussez ceste nouuelle |et que feussez a demye lieue pres de cy. </text:p>
          </table:table-cell>
          <table:table-cell office:value-type="string" calcext:value-type="string">
            <text:p>que uous feussiez prez de cy a demy lieue certes </text:p>
          </table:table-cell>
          <table:table-cell office:value-type="string" calcext:value-type="string">
            <text:p>que supiesedes estas nuebas |e estubiesedes çerca de aqui media legua </text:p>
          </table:table-cell>
          <table:table-cell office:value-type="string" calcext:value-type="string">
            <text:p>che vo' sapeste questa dolorosa novella a mio huopo, per convento |che vo' foste presso di qui a meza lega! 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883|884|885|886|887</text:p>
          </table:table-cell>
          <table:table-cell office:value-type="string" calcext:value-type="string">
            <text:p>Certes a l’aide de Dieu|et de la vostre seroie je encore anuit rescosse malgré tos mes enemis. |Mais vos ne le savés pas a, |si me covendra ore morir por la vie |que je vos sauvai emprés Dieu; </text:p>
          </table:table-cell>
          <table:table-cell office:value-type="string" calcext:value-type="string">
            <text:p>Certes a laide de dieu |et ala uostre seroie ie encore ennuit rescouce maugre mes anemis. |Mais uos ne le sauez pas |si me couanra morir. por la uie |que ie uos sauuai apres dieu.</text:p>
          </table:table-cell>
          <table:table-cell office:value-type="string" calcext:value-type="string">
            <text:p>Certes a laide de dieu et de la uostre fuisse iou encore anuit rescousse malgre mes anemis |si men conuendra ore a morir pour la vie|que iou vous saluai apres dieu. </text:p>
          </table:table-cell>
          <table:table-cell office:value-type="string" calcext:value-type="string">
            <text:p>et certes a maide de dieu et de la uostre seroye ie encor ennnuyt rescousse malgre tous mes ennemys. |et si ne li scauez pas. |si me conuiendra ores mourir pour la uie |que ie uous sauuay. </text:p>
          </table:table-cell>
          <table:table-cell office:value-type="string" calcext:value-type="string">
            <text:p>a laide de dieu ie seroie rescous |se malgre tous mes ennemis |si me conuendra mourir pour la uie |que ie uous sauuay aprez dieu </text:p>
          </table:table-cell>
          <table:table-cell office:value-type="string" calcext:value-type="string">
            <text:p>e conla ayuda de dios |e conla vuestra seria yo aCorrida e librada |e mas vos no lo sabedes |e asi me conuerna a morir </text:p>
          </table:table-cell>
          <table:table-cell office:value-type="string" calcext:value-type="string">
            <text:p>osCerto, all’aiuto di Dio e al vostro sarei io ancora stanotte riscossa a mal grado di tutti miei animici, |ma vo' nol saprete mica, |si me ne converrà ora a morire vilmente per ciò |ch’io voi salvai la vita apresso Iddio.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888|889</text:p>
          </table:table-cell>
          <table:table-cell office:value-type="string" calcext:value-type="string">
            <text:p>mais certes il ne m’en poise pas tant |por moi </text:p>
          </table:table-cell>
          <table:table-cell office:value-type="string" calcext:value-type="string">
            <text:p>mais certes il ne men poise pas tant por moi </text:p>
          </table:table-cell>
          <table:table-cell office:value-type="string" calcext:value-type="string">
            <text:p>Mais il ne me poise mie tant pour moi </text:p>
          </table:table-cell>
          <table:table-cell office:value-type="string" calcext:value-type="string">
            <text:p>mais certes il ne men poist pas tant pour moy</text:p>
          </table:table-cell>
          <table:table-cell office:value-type="string" calcext:value-type="string">
            <text:p>mais certes dit elle il ne me poise pas tant pour moy </text:p>
          </table:table-cell>
          <table:table-cell office:value-type="string" calcext:value-type="string">
            <text:p>mas no me pesa tanto pormi</text:p>
          </table:table-cell>
          <table:table-cell office:value-type="string" calcext:value-type="string">
            <text:p><text:span text:style-name="T1">Hal, lassa,  </text:span>come qui à dolorose novelle a mio huopob. |¡Poscia dice: |«Certo, |e non me ne pesa tanto per me 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890|891</text:p>
          </table:table-cell>
          <table:table-cell office:value-type="string" calcext:value-type="string">
            <text:p>com il fet por le coros |que vos en avrois, </text:p>
          </table:table-cell>
          <table:table-cell office:value-type="string" calcext:value-type="string">
            <text:p>comme por uos. por le corrous |que uos en arrois </text:p>
          </table:table-cell>
          <table:table-cell office:value-type="string" calcext:value-type="string">
            <text:p>comme il fait pour le corous |que vous en aures </text:p>
          </table:table-cell>
          <table:table-cell office:value-type="string" calcext:value-type="string">
            <text:p>comme il fait pour le corroux. </text:p>
          </table:table-cell>
          <table:table-cell office:value-type="string" calcext:value-type="string">
            <text:p>comment il fait pour le courroust |que uous aurez </text:p>
          </table:table-cell>
          <table:table-cell office:value-type="string" calcext:value-type="string">
            <text:p><text:span text:style-name="T1"> como porel pesar </text:span>que vos abredes </text:p>
          </table:table-cell>
          <table:table-cell office:value-type="string" calcext:value-type="string">
            <text:p>come fa per lo trascruccio grande |che voi arete di mia morte, 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892|893</text:p>
          </table:table-cell>
          <table:table-cell office:value-type="string" calcext:value-type="string">
            <text:p>quant vos le savrois. |Mais ce me reconforte molt </text:p>
          </table:table-cell>
          <table:table-cell office:value-type="string" calcext:value-type="string">
            <text:p>quant uos le saurois.|mais ce me reconforte mout. </text:p>
          </table:table-cell>
          <table:table-cell office:value-type="string" calcext:value-type="string">
            <text:p>quant vous saures ma mort. |Mais ce me conforte moult </text:p>
          </table:table-cell>
          <table:table-cell office:value-type="string" calcext:value-type="string">
            <text:p>Mais ce me reconforte moult. </text:p>
          </table:table-cell>
          <table:table-cell office:value-type="string" calcext:value-type="string">
            <text:p>quant uous le saurez |mais ce me conforte </text:p>
          </table:table-cell>
          <table:table-cell office:value-type="string" calcext:value-type="string">
            <text:p>Quando lo supieredes Mas esto me conorta mucho </text:p>
          </table:table-cell>
          <table:table-cell office:value-type="string" calcext:value-type="string">
            <text:p>quando vo' saprete il martidio |che l’uomo m’arà per voi giudicata. |etMa ciò mi riconforta molto, bel dolze sire,</text:p>
          </table:table-cell>
          <table:table-cell table:number-columns-repeated="1016"/>
        </table:table-row>
        <table:table-row table:style-name="ro16">
          <table:table-cell office:value-type="string" calcext:value-type="string">
            <text:p>894|895</text:p>
          </table:table-cell>
          <table:table-cell office:value-type="string" calcext:value-type="string">
            <text:p>que je sai bien |que les damoiseles gaaigneront tant en ma mort </text:p>
          </table:table-cell>
          <table:table-cell office:value-type="string" calcext:value-type="string">
            <text:p>que ie sai bien |queles damoisele gaangneront tant en ma mort </text:p>
          </table:table-cell>
          <table:table-cell office:value-type="string" calcext:value-type="string">
            <text:p>que les puceles gaaigneront en ma mort. </text:p>
          </table:table-cell>
          <table:table-cell office:value-type="string" calcext:value-type="string">
            <text:p>car ie scay bien |que les damoiseles |qui queront tant en ma mort</text:p>
          </table:table-cell>
          <table:table-cell office:value-type="string" calcext:value-type="string">
            <text:p>que ie scay bien |que les damoiselles gaigneront a ma mort </text:p>
          </table:table-cell>
          <table:table-cell office:value-type="string" calcext:value-type="string">
            <text:p>que yo se quelas donçellas ganaran mucho enla my muerte </text:p>
          </table:table-cell>
          <table:table-cell office:value-type="string" calcext:value-type="string">
            <text:p>ch’io so bene |che lla mia morte fia guarento a tutti i giorni di tutte le damigelle del mondo. |esSi so bene <text:s/>| che lle damigelle guadagnano oggi 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17">
          <table:table-cell office:value-type="float" office:value="896" calcext:value-type="float">
            <text:p>896</text:p>
          </table:table-cell>
          <table:table-cell office:value-type="string" calcext:value-type="string">
            <text:p>que jamés nule ne vos requerra d’aide </text:p>
          </table:table-cell>
          <table:table-cell office:value-type="string" calcext:value-type="string">
            <text:p>que iamais nule ne uos requerra a aide.</text:p>
          </table:table-cell>
          <table:table-cell office:value-type="string" calcext:value-type="string">
            <text:p>quar iamais nulle ne vous requerra dayde </text:p>
          </table:table-cell>
          <table:table-cell office:value-type="string" calcext:value-type="string">
            <text:p>que iamais nulle ne uous requerra daide. </text:p>
          </table:table-cell>
          <table:table-cell office:value-type="string" calcext:value-type="string">
            <text:p>car iamais nulles ne uous requerrent daide </text:p>
          </table:table-cell>
          <table:table-cell office:value-type="string" calcext:value-type="string">
            <text:p>que jamas donzella no vos rrequirira de ayuda </text:p>
          </table:table-cell>
          <table:table-cell office:value-type="string" calcext:value-type="string">
            <text:p>tanto che giamai non voi ne richiedrà niuna d’aiuto</text:p>
          </table:table-cell>
          <table:table-cell table:number-columns-repeated="1016"/>
        </table:table-row>
        <table:table-row table:style-name="ro15">
          <table:table-cell office:value-type="float" office:value="897" calcext:value-type="float">
            <text:p>897</text:p>
          </table:table-cell>
          <table:table-cell office:value-type="string" calcext:value-type="string">
            <text:p>que vos li faillois tant com il vos remenbre de moi, </text:p>
          </table:table-cell>
          <table:table-cell office:value-type="string" calcext:value-type="string">
            <text:p>que uos li faillois tant |comme il uos membera de moi. </text:p>
          </table:table-cell>
          <table:table-cell office:value-type="string" calcext:value-type="string">
            <text:p>que vous ne li aidies tant |comme il vous sousuiegne de moi. </text:p>
          </table:table-cell>
          <table:table-cell office:value-type="string" calcext:value-type="string">
            <text:p>a qui uous faillez tant|quil uous rememberra de moy. </text:p>
          </table:table-cell>
          <table:table-cell office:value-type="string" calcext:value-type="string">
            <text:p>que uous ne les aidez tant |quil uous souuiengne de moy</text:p>
          </table:table-cell>
          <table:table-cell office:value-type="string" calcext:value-type="string">
            <text:p>que le vos non fagades tanto que vos acuerde demi </text:p>
          </table:table-cell>
          <table:table-cell office:value-type="string" calcext:value-type="string">
            <text:p>che vo' le falliate tanto |come vo soverrà di me, 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898|899</text:p>
          </table:table-cell>
          <table:table-cell office:value-type="string" calcext:value-type="string">
            <text:p>kar vostre cuers est si frans |qu’il ne puet estre sans trop grant merites rendre a totes celes </text:p>
          </table:table-cell>
          <table:table-cell office:value-type="string" calcext:value-type="string">
            <text:p>Car uostres cuers est si sains |quil ne puet estre sans grant merites rendre a totes celes </text:p>
          </table:table-cell>
          <table:table-cell office:value-type="string" calcext:value-type="string">
            <text:p>Car vostre cuers est si grans |quil ne puet estre sans grant merite rendre a toutes celes </text:p>
          </table:table-cell>
          <table:table-cell office:value-type="string" calcext:value-type="string">
            <text:p>Car uostre cuer est si franc |quil ne puet estre sans trop grant merite rendre a toutes celles </text:p>
          </table:table-cell>
          <table:table-cell office:value-type="string" calcext:value-type="string">
            <text:p>car uren cueur est ainsi franc. </text:p>
          </table:table-cell>
          <table:table-cell office:value-type="string" calcext:value-type="string">
            <text:p>ca vos sodes tan noble e tan franco |que siempre dareis buen galardon a todos aquellos </text:p>
          </table:table-cell>
          <table:table-cell office:value-type="string" calcext:value-type="string">
            <text:p>ché vostro cuore est sì franco |che non può essere sanza troppo grande merito rendere a tutte quelle </text:p>
          </table:table-cell>
          <table:table-cell table:number-columns-repeated="1016"/>
        </table:table-row>
        <table:table-row table:style-name="ro17">
          <table:table-cell office:value-type="float" office:value="900" calcext:value-type="float">
            <text:p>900</text:p>
          </table:table-cell>
          <table:table-cell office:value-type="string" calcext:value-type="string">
            <text:p>qui de par moi se reclaiment: </text:p>
          </table:table-cell>
          <table:table-cell office:value-type="string" calcext:value-type="string">
            <text:p>qui de par moi se reclameront. </text:p>
          </table:table-cell>
          <table:table-cell office:value-type="string" calcext:value-type="string">
            <text:p>qui de par moi vous reclameront </text:p>
          </table:table-cell>
          <table:table-cell office:value-type="string" calcext:value-type="string">
            <text:p>qui de par moy uous reclament. </text:p>
          </table:table-cell>
          <table:table-cell/>
          <table:table-cell office:value-type="string" calcext:value-type="string">
            <text:p>que demi se lamentaren </text:p>
          </table:table-cell>
          <table:table-cell office:value-type="string" calcext:value-type="string">
            <text:p>che da parte di me si richiameranno. 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901|902</text:p>
          </table:table-cell>
          <table:table-cell office:value-type="string" calcext:value-type="string">
            <text:p>si m’est avis|qu’il m’est molt miels a m’ame de morir </text:p>
          </table:table-cell>
          <table:table-cell office:value-type="string" calcext:value-type="string">
            <text:p>Si mest|auis que il est miex a marme de morir </text:p>
          </table:table-cell>
          <table:table-cell office:value-type="string" calcext:value-type="string">
            <text:p>Si mest auis |que il mest moult miex a lame pour la loiaute faire </text:p>
          </table:table-cell>
          <table:table-cell office:value-type="string" calcext:value-type="string">
            <text:p>Si mest adius |quil est moult mieulx a ma uie de mourir </text:p>
          </table:table-cell>
          <table:table-cell office:value-type="string" calcext:value-type="string">
            <text:p>Si mest auiz |quil mest mieulx a lame |pour loiaulle faire </text:p>
          </table:table-cell>
          <table:table-cell office:value-type="string" calcext:value-type="string">
            <text:p>e mucho me sera buena al alma esta muerte que Resçibire </text:p>
          </table:table-cell>
          <table:table-cell office:value-type="string" calcext:value-type="string">
            <text:p>Si m’è aviso |che, per lo profitto |che nascerà di mia morte, |ch’egli è il meglio a mia anima di morire per lealtà fare </text:p>
          </table:table-cell>
          <table:table-cell table:number-columns-repeated="1016"/>
        </table:table-row>
        <table:table-row table:style-name="ro8">
          <table:table-cell office:value-type="float" office:value="903" calcext:value-type="float">
            <text:p>903</text:p>
          </table:table-cell>
          <table:table-cell office:value-type="string" calcext:value-type="string">
            <text:p>por loialté fere et por geter de prison si vaillant home comme vos </text:p>
          </table:table-cell>
          <table:table-cell office:value-type="string" calcext:value-type="string">
            <text:p><text:span text:style-name="T1">por la loiaute faire et por oster de prison  </text:span>si uaillant home |comme uos estes ; </text:p>
          </table:table-cell>
          <table:table-cell office:value-type="string" calcext:value-type="string">
            <text:p>et pour geter de prison |si uaillant homme comme vous estes. </text:p>
          </table:table-cell>
          <table:table-cell office:value-type="string" calcext:value-type="string">
            <text:p>pour si hault affaire et pour gecter de prison si uaillant homme |comme uous estes </text:p>
          </table:table-cell>
          <table:table-cell office:value-type="string" calcext:value-type="string">
            <text:p>et pour ietter de peril ung si uaillant homme |comment uous/ </text:p>
          </table:table-cell>
          <table:table-cell office:value-type="string" calcext:value-type="string">
            <text:p>porque saque de prision atan noble ome |Como vos que vos fuerades muerto </text:p>
          </table:table-cell>
          <table:table-cell office:value-type="string" calcext:value-type="string">
            <text:p>e per gittare di pregione uno si valente huomo |come vo' siete </text:p>
          </table:table-cell>
          <table:table-cell table:number-columns-repeated="1016"/>
        </table:table-row>
        <table:table-row table:style-name="ro15">
          <table:table-cell office:value-type="float" office:value="904" calcext:value-type="float">
            <text:p>904</text:p>
          </table:table-cell>
          <table:table-cell office:value-type="string" calcext:value-type="string">
            <text:p>que vos fuissiés mors par la desloialté de Meleagan </text:p>
          </table:table-cell>
          <table:table-cell office:value-type="string" calcext:value-type="string">
            <text:p>que uos fussiez mors par la desloiaute meleagant </text:p>
          </table:table-cell>
          <table:table-cell office:value-type="string" calcext:value-type="string">
            <text:p>que vous fuissies mors pour la desloiaute melyagant </text:p>
          </table:table-cell>
          <table:table-cell office:value-type="string" calcext:value-type="string">
            <text:p>que uous feussez mort par la desleaute de meleagan </text:p>
          </table:table-cell>
          <table:table-cell office:value-type="string" calcext:value-type="string">
            <text:p>que se uous feussies mort par la desloyaulte melleagant/ </text:p>
          </table:table-cell>
          <table:table-cell office:value-type="string" calcext:value-type="string">
            <text:p>porla deslealtad de meliangas </text:p>
          </table:table-cell>
          <table:table-cell office:value-type="string" calcext:value-type="string">
            <text:p>che vo' foste morto per la dislealtà di Meleagant </text:p>
          </table:table-cell>
          <table:table-cell table:number-columns-repeated="1016"/>
        </table:table-row>
        <table:table-row table:style-name="ro15">
          <table:table-cell office:value-type="float" office:value="905" calcext:value-type="float">
            <text:p>905</text:p>
          </table:table-cell>
          <table:table-cell office:value-type="string" calcext:value-type="string">
            <text:p>qui en prison vos avoit mis par traïson. » </text:p>
          </table:table-cell>
          <table:table-cell office:value-type="string" calcext:value-type="string">
            <text:p>qui uos auoit mis en prison par traison. </text:p>
          </table:table-cell>
          <table:table-cell office:value-type="string" calcext:value-type="string">
            <text:p>qui en prison vous auoit mis. </text:p>
          </table:table-cell>
          <table:table-cell office:value-type="string" calcext:value-type="string">
            <text:p>qui en prison uous auoit mis par traison. </text:p>
          </table:table-cell>
          <table:table-cell office:value-type="string" calcext:value-type="string">
            <text:p>qui en prison uous auoit mis. </text:p>
          </table:table-cell>
          <table:table-cell office:value-type="string" calcext:value-type="string">
            <text:p>que en prision vos tenia por su gran traiçion</text:p>
          </table:table-cell>
          <table:table-cell office:value-type="string" calcext:value-type="string">
            <text:p>che n pregione voi avea messo per sua grande tradigione». </text:p>
          </table:table-cell>
          <table:table-cell table:number-columns-repeated="1016"/>
        </table:table-row>
        <table:table-row table:style-name="ro20">
          <table:table-cell office:value-type="float" office:value="906" calcext:value-type="float">
            <text:p>906</text:p>
          </table:table-cell>
          <table:table-cell office:value-type="string" calcext:value-type="string">
            <text:p>Ensi disoit la damoisele molt tendrement plorant et lors vint Lancelos poignant cele part </text:p>
          </table:table-cell>
          <table:table-cell office:value-type="string" calcext:value-type="string">
            <text:p>ANsi dissoit la damoisele ml̃t tandrement en plorant. |et lors uint lanc̃. cele part </text:p>
          </table:table-cell>
          <table:table-cell office:value-type="string" calcext:value-type="string">
            <text:p>ANsi disoit la damoisele moult tenrement plorant.|Et lancelot vint durement poignant la </text:p>
          </table:table-cell>
          <table:table-cell office:value-type="string" calcext:value-type="string">
            <text:p>Ainsi disoit la damoisele moult tendement plourant. |Et lors uint lancelot poiguant celle part </text:p>
          </table:table-cell>
          <table:table-cell office:value-type="string" calcext:value-type="string">
            <text:p>AInsi disoit la damoiselle menlt tendrement plourant. |lors uient lancelot poignant celle part </text:p>
          </table:table-cell>
          <table:table-cell office:value-type="string" calcext:value-type="string">
            <text:p><text:s/>e esto deçia la donçella llorando muy dolorosamente e lançarote vino luego aquella parte </text:p>
          </table:table-cell>
          <table:table-cell office:value-type="string" calcext:value-type="string">
            <text:p>Insi dimentava la damigella molto teneramente piagnendo. |esAllor viene Lancellotto pugnendo in quelle parti </text:p>
          </table:table-cell>
          <table:table-cell table:number-columns-repeated="1016"/>
        </table:table-row>
        <table:table-row table:style-name="ro3">
          <table:table-cell office:value-type="float" office:value="907" calcext:value-type="float">
            <text:p>907</text:p>
          </table:table-cell>
          <table:table-cell office:value-type="string" calcext:value-type="string">
            <text:p>ou il la vit: </text:p>
          </table:table-cell>
          <table:table-cell office:value-type="string" calcext:value-type="string">
            <text:p>ou il la uit. </text:p>
          </table:table-cell>
          <table:table-cell office:value-type="string" calcext:value-type="string">
            <text:p>ou il le vit ester. </text:p>
          </table:table-cell>
          <table:table-cell office:value-type="string" calcext:value-type="string">
            <text:p>ou il la uit. </text:p>
          </table:table-cell>
          <table:table-cell/>
          <table:table-cell office:value-type="string" calcext:value-type="string">
            <text:p>do la donçella tenian </text:p>
          </table:table-cell>
          <table:table-cell office:value-type="string" calcext:value-type="string">
            <text:p>ove la vide, </text:p>
          </table:table-cell>
          <table:table-cell table:number-columns-repeated="1016"/>
        </table:table-row>
        <table:table-row table:style-name="ro3">
          <table:table-cell office:value-type="float" office:value="908" calcext:value-type="float">
            <text:p>908</text:p>
          </table:table-cell>
          <table:table-cell office:value-type="string" calcext:value-type="string">
            <text:p>si dist a cels </text:p>
          </table:table-cell>
          <table:table-cell office:value-type="string" calcext:value-type="string">
            <text:p>et dit a ciax </text:p>
          </table:table-cell>
          <table:table-cell office:value-type="string" calcext:value-type="string">
            <text:p>Si dist a chiaus </text:p>
          </table:table-cell>
          <table:table-cell table:number-columns-repeated="2" office:value-type="string" calcext:value-type="string">
            <text:p>si dist a ceulx</text:p>
          </table:table-cell>
          <table:table-cell office:value-type="string" calcext:value-type="string">
            <text:p>e dixo </text:p>
          </table:table-cell>
          <table:table-cell office:value-type="string" calcext:value-type="string">
            <text:p>si disse a quelli </text:p>
          </table:table-cell>
          <table:table-cell table:number-columns-repeated="1016"/>
        </table:table-row>
        <table:table-row table:style-name="ro15">
          <table:table-cell office:value-type="float" office:value="909" calcext:value-type="float">
            <text:p>909</text:p>
          </table:table-cell>
          <table:table-cell office:value-type="string" calcext:value-type="string">
            <text:p>qui le tenoient: « Laissiés la damoisele! — </text:p>
          </table:table-cell>
          <table:table-cell office:value-type="string" calcext:value-type="string">
            <text:p>qui la renoient Laissiez la damoisele. </text:p>
          </table:table-cell>
          <table:table-cell office:value-type="string" calcext:value-type="string">
            <text:p>qui le tenoient. </text:p>
          </table:table-cell>
          <table:table-cell office:value-type="string" calcext:value-type="string">
            <text:p>qui la tiennent laissez la damoisele par courtoisie. </text:p>
          </table:table-cell>
          <table:table-cell office:value-type="string" calcext:value-type="string">
            <text:p>qui tenoient la damoiselle/ lessies la damoiselle. </text:p>
          </table:table-cell>
          <table:table-cell office:value-type="string" calcext:value-type="string">
            <text:p>aquellos que la tenian dexadla donçella </text:p>
          </table:table-cell>
          <table:table-cell office:value-type="string" calcext:value-type="string">
            <text:p>che-lla tenieno: «Lasciate la damigella! </text:p>
          </table:table-cell>
          <table:table-cell table:number-columns-repeated="1016"/>
        </table:table-row>
        <table:table-row table:style-name="ro16">
          <table:table-cell office:value-type="string" calcext:value-type="string">
            <text:p>910|911|912</text:p>
          </table:table-cell>
          <table:table-cell office:value-type="string" calcext:value-type="string">
            <text:p>Por quoi, sire, fet J. chevaliers armés |qui avant saut, le lairons nos ? — |Por ce, fet il, </text:p>
          </table:table-cell>
          <table:table-cell office:value-type="string" calcext:value-type="string">
            <text:p>Por qoi sire fait uns cheualiers |qui auant saut |por quoi la lairons nous. |Por ce fait il </text:p>
          </table:table-cell>
          <table:table-cell office:value-type="string" calcext:value-type="string">
            <text:p>Laissies ester la damoisele laissies. pourcoi fait vns cheualiers armes |qui auant saut le lairoit on. pour chou fait il </text:p>
          </table:table-cell>
          <table:table-cell office:value-type="string" calcext:value-type="string">
            <text:p>Et ung cheualier arme sault auant et dist. |pour quoy la lairrons nous. par ce fait il </text:p>
          </table:table-cell>
          <table:table-cell office:value-type="string" calcext:value-type="string">
            <text:p>pour quoy fait ung cheualier arme |qui deuant estoit/ la lesrons ilz. |pour ce fait il </text:p>
          </table:table-cell>
          <table:table-cell office:value-type="string" calcext:value-type="string">
            <text:p>Porque señor dixo vn cauallero que delante salio la dexaran ellos |Porque dixo lançarote </text:p>
          </table:table-cell>
          <table:table-cell office:value-type="string" calcext:value-type="string">
            <text:p>oE perché, sire?, disse uno cavaliere |che si mise immantanente avanti. |Perché la lascerebbono elli? -|Per ciò, disse Lancellotto, </text:p>
          </table:table-cell>
          <table:table-cell table:number-columns-repeated="1016"/>
        </table:table-row>
        <table:table-row table:style-name="ro17">
          <table:table-cell office:value-type="float" office:value="913" calcext:value-type="float">
            <text:p>913</text:p>
          </table:table-cell>
          <table:table-cell office:value-type="string" calcext:value-type="string">
            <text:p>que vos n’avés droit en li por fere mal. — </text:p>
          </table:table-cell>
          <table:table-cell office:value-type="string" calcext:value-type="string">
            <text:p>que uous ni auez droit en li faire morir.</text:p>
          </table:table-cell>
          <table:table-cell office:value-type="string" calcext:value-type="string">
            <text:p>que vous naues droit de li faire morir. </text:p>
          </table:table-cell>
          <table:table-cell office:value-type="string" calcext:value-type="string">
            <text:p>queͥ uous nauez droit de la faire mourir. </text:p>
          </table:table-cell>
          <table:table-cell office:value-type="string" calcext:value-type="string">
            <text:p>que uous naues nul droit a la faire mourir/ </text:p>
          </table:table-cell>
          <table:table-cell office:value-type="string" calcext:value-type="string">
            <text:p>Porque no auedes derecho |Porque la matar </text:p>
          </table:table-cell>
          <table:table-cell office:value-type="string" calcext:value-type="string">
            <text:p>che vo' non avete diritto in lei far morire. </text:p>
          </table:table-cell>
          <table:table-cell table:number-columns-repeated="1016"/>
        </table:table-row>
        <table:table-row table:style-name="ro15">
          <table:table-cell office:value-type="float" office:value="914" calcext:value-type="float">
            <text:p>914</text:p>
          </table:table-cell>
          <table:table-cell office:value-type="string" calcext:value-type="string">
            <text:p>Si avons, fet cil, si grant </text:p>
          </table:table-cell>
          <table:table-cell office:value-type="string" calcext:value-type="string">
            <text:p>Si auons fait cil </text:p>
          </table:table-cell>
          <table:table-cell office:value-type="string" calcext:value-type="string">
            <text:p>Si auons fait cil si grant </text:p>
          </table:table-cell>
          <table:table-cell office:value-type="string" calcext:value-type="string">
            <text:p>Si auons fait il </text:p>
          </table:table-cell>
          <table:table-cell office:value-type="string" calcext:value-type="string">
            <text:p>si auons fait celuy asses grant </text:p>
          </table:table-cell>
          <table:table-cell office:value-type="string" calcext:value-type="string">
            <text:p>si auemos dixo el muy grande </text:p>
          </table:table-cell>
          <table:table-cell office:value-type="string" calcext:value-type="string">
            <text:p>— Si abbiamo, sire, disse quelli, |si grande come coloro 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915|916|917</text:p>
          </table:table-cell>
          <table:table-cell office:value-type="string" calcext:value-type="string">
            <text:p>que nos l’avons atainte de murdre |dont je l’apelai, |et ele s’en offri a deffendre,</text:p>
          </table:table-cell>
          <table:table-cell office:value-type="string" calcext:value-type="string">
            <text:p>que nos lauons atainte do mudre |que nos li meciens sus. |et ele sen offri a desfandre. </text:p>
          </table:table-cell>
          <table:table-cell office:value-type="string" calcext:value-type="string">
            <text:p>que nous lauons atainte de murdre. |dont iou lapelai |et elle sen offri a desfendre. </text:p>
          </table:table-cell>
          <table:table-cell office:value-type="string" calcext:value-type="string">
            <text:p>car ie lay actainte dung meurtre |dont ie lapellay. |et elle sen offry deffendre </text:p>
          </table:table-cell>
          <table:table-cell office:value-type="string" calcext:value-type="string">
            <text:p>car nous lauens actainte de meurdre donc ie lappeloie/ |et elle sen offrit a deffendre </text:p>
          </table:table-cell>
          <table:table-cell office:value-type="string" calcext:value-type="string">
            <text:p>ca ella fue acusada de muerte |e ella se ofreçio a defender porvn cauallero </text:p>
          </table:table-cell>
          <table:table-cell office:value-type="string" calcext:value-type="string">
            <text:p>che-ll’ànno agiunta di tradigione |dond’io l’apellai, |ed ella se n’oferea difendere, </text:p>
          </table:table-cell>
          <table:table-cell table:number-columns-repeated="1016"/>
        </table:table-row>
        <table:table-row table:style-name="ro17">
          <table:table-cell office:value-type="float" office:value="918" calcext:value-type="float">
            <text:p>918</text:p>
          </table:table-cell>
          <table:table-cell office:value-type="string" calcext:value-type="string">
            <text:p>mais ele ne trova onques </text:p>
          </table:table-cell>
          <table:table-cell office:value-type="string" calcext:value-type="string">
            <text:p>Mais ele ne troua onques. cheualier </text:p>
          </table:table-cell>
          <table:table-cell office:value-type="string" calcext:value-type="string">
            <text:p>mais elle ne trouua onques</text:p>
          </table:table-cell>
          <table:table-cell office:value-type="string" calcext:value-type="string">
            <text:p>mais elle ne trouua oncquez </text:p>
          </table:table-cell>
          <table:table-cell office:value-type="string" calcext:value-type="string">
            <text:p>mes elle ne trouua enques cheualier </text:p>
          </table:table-cell>
          <table:table-cell office:value-type="string" calcext:value-type="string">
            <text:p>mas nunca fallo cauallero </text:p>
          </table:table-cell>
          <table:table-cell office:value-type="string" calcext:value-type="string">
            <text:p>ma ella non trovò unque </text:p>
          </table:table-cell>
          <table:table-cell table:number-columns-repeated="1016"/>
        </table:table-row>
        <table:table-row table:style-name="ro17">
          <table:table-cell office:value-type="string" calcext:value-type="string">
            <text:p>919|920</text:p>
          </table:table-cell>
          <table:table-cell office:value-type="string" calcext:value-type="string">
            <text:p>qui |por li en prist escu </text:p>
          </table:table-cell>
          <table:table-cell office:value-type="string" calcext:value-type="string">
            <text:p>qui por li enprrist escu. </text:p>
          </table:table-cell>
          <table:table-cell office:value-type="string" calcext:value-type="string">
            <text:p>qui zs escu en portast por li. </text:p>
          </table:table-cell>
          <table:table-cell office:value-type="string" calcext:value-type="string">
            <text:p>qui pour lie en prist escu. </text:p>
          </table:table-cell>
          <table:table-cell office:value-type="string" calcext:value-type="string">
            <text:p>qui pour elle portast escu/ </text:p>
          </table:table-cell>
          <table:table-cell office:value-type="string" calcext:value-type="string">
            <text:p>que porella quisiese tomar escudo </text:p>
          </table:table-cell>
          <table:table-cell office:value-type="string" calcext:value-type="string">
            <text:p>chi per lei prendesse scudo, </text:p>
          </table:table-cell>
          <table:table-cell table:number-columns-repeated="1016"/>
        </table:table-row>
        <table:table-row table:style-name="ro17">
          <table:table-cell office:value-type="float" office:value="921" calcext:value-type="float">
            <text:p>921</text:p>
          </table:table-cell>
          <table:table-cell office:value-type="string" calcext:value-type="string">
            <text:p>et ce n’est pas merveille, </text:p>
          </table:table-cell>
          <table:table-cell office:value-type="string" calcext:value-type="string">
            <text:p>et se nest pas m̾ueille </text:p>
          </table:table-cell>
          <table:table-cell office:value-type="string" calcext:value-type="string">
            <text:p>Et chou nest mie de meruelle. </text:p>
          </table:table-cell>
          <table:table-cell office:value-type="string" calcext:value-type="string">
            <text:p>et ce nest pas de merueilles. </text:p>
          </table:table-cell>
          <table:table-cell office:value-type="string" calcext:value-type="string">
            <text:p>et ce nest pas de merueille </text:p>
          </table:table-cell>
          <table:table-cell office:value-type="string" calcext:value-type="string">
            <text:p>e no es marauilla </text:p>
          </table:table-cell>
          <table:table-cell office:value-type="string" calcext:value-type="string">
            <text:p>e ciò non è mica maraviglia, </text:p>
          </table:table-cell>
          <table:table-cell table:number-columns-repeated="1016"/>
        </table:table-row>
        <table:table-row table:style-name="ro3">
          <table:table-cell office:value-type="float" office:value="922" calcext:value-type="float">
            <text:p>922</text:p>
          </table:table-cell>
          <table:table-cell office:value-type="string" calcext:value-type="string">
            <text:p>que chescuns set bien </text:p>
          </table:table-cell>
          <table:table-cell office:value-type="string" calcext:value-type="string">
            <text:p>que chascuns set bien </text:p>
          </table:table-cell>
          <table:table-cell office:value-type="string" calcext:value-type="string">
            <text:p>quar cascuns set bien </text:p>
          </table:table-cell>
          <table:table-cell office:value-type="string" calcext:value-type="string">
            <text:p>car chascun sceit bien</text:p>
          </table:table-cell>
          <table:table-cell office:value-type="string" calcext:value-type="string">
            <text:p>car chascun scait bien </text:p>
          </table:table-cell>
          <table:table-cell office:value-type="string" calcext:value-type="string">
            <text:p>ca cadavno sabe </text:p>
          </table:table-cell>
          <table:table-cell office:value-type="string" calcext:value-type="string">
            <text:p>ché ciascuno sa bene 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923|924|925</text:p>
          </table:table-cell>
          <table:table-cell office:value-type="string" calcext:value-type="string">
            <text:p>quele en a desloialment ovré. — |De quoi ? fet Lancelos. — |De ce, fet il,</text:p>
          </table:table-cell>
          <table:table-cell office:value-type="string" calcext:value-type="string">
            <text:p>comment ele en a erer de coi fait lanc̃. |Decce fat cil </text:p>
          </table:table-cell>
          <table:table-cell office:value-type="string" calcext:value-type="string">
            <text:p>que elle a desloiaument oure. |De coi fait lancelot. De chou fait cil </text:p>
          </table:table-cell>
          <table:table-cell office:value-type="string" calcext:value-type="string">
            <text:p>quelle en a desloyaument ouure |de quoy fait lancelot. |De ce fait il </text:p>
          </table:table-cell>
          <table:table-cell office:value-type="string" calcext:value-type="string">
            <text:p>quelle a desloyaument ouure |de quoy fait lancelot/ de oster lancelot de prison </text:p>
          </table:table-cell>
          <table:table-cell office:value-type="string" calcext:value-type="string">
            <text:p><text:span text:style-name="T1">su deslealtad </text:span>e que es Esta deslealtad dixo lançarote |Que es dixo el Cauallero </text:p>
          </table:table-cell>
          <table:table-cell office:value-type="string" calcext:value-type="string">
            <text:p>ch’ella à malvagiamente operato. |— Di |che?, disse Lancellotto. |— Di ciò, disse quelli, |ch’ella diliverò, |si</text:p>
          </table:table-cell>
          <table:table-cell table:number-columns-repeated="1016"/>
        </table:table-row>
        <table:table-row table:style-name="ro18">
          <table:table-cell office:value-type="float" office:value="926" calcext:value-type="float">
            <text:p>926</text:p>
          </table:table-cell>
          <table:table-cell office:value-type="string" calcext:value-type="string">
            <text:p>qu’ele delivra Lancelot por Meleagan ocirre, son frere. — </text:p>
          </table:table-cell>
          <table:table-cell office:value-type="string" calcext:value-type="string">
            <text:p>que ele deliura lanc̃. |por ocirre meleagan son frere. </text:p>
          </table:table-cell>
          <table:table-cell office:value-type="string" calcext:value-type="string">
            <text:p>que elle deliura lancelot de prison.|por ocirre melyagant son frere. </text:p>
          </table:table-cell>
          <table:table-cell office:value-type="string" calcext:value-type="string">
            <text:p>quelle deliura lancelot |pour occire meleagant son frere. </text:p>
          </table:table-cell>
          <table:table-cell office:value-type="string" calcext:value-type="string">
            <text:p>pour occire melleagant son frere |Adenc dit lancelot </text:p>
          </table:table-cell>
          <table:table-cell office:value-type="string" calcext:value-type="string">
            <text:p>que solto De Prision a lançarote |Para matar a meliangas su hermano </text:p>
          </table:table-cell>
          <table:table-cell office:value-type="string" calcext:value-type="string">
            <text:p>come noi sapiamo bene, Lancellotto di Lac di pregione per uccidere Meleagant suo fratello. </text:p>
          </table:table-cell>
          <table:table-cell table:number-columns-repeated="1016"/>
        </table:table-row>
        <table:table-row table:style-name="ro21">
          <table:table-cell office:value-type="string" calcext:value-type="string">
            <text:p>927|928|929</text:p>
          </table:table-cell>
          <table:table-cell office:value-type="string" calcext:value-type="string">
            <text:p>Se vos, fet Lancelos, |osiés mostrer |qu’ele eust fet traïson ne murdre, je seroie pres del deffendre. — </text:p>
          </table:table-cell>
          <table:table-cell office:value-type="string" calcext:value-type="string">
            <text:p>Ce uos fait lanc̃. le uoliez mostrer |que ele fist traison ne murdre: Ie seroie pret del desfandre </text:p>
          </table:table-cell>
          <table:table-cell office:value-type="string" calcext:value-type="string">
            <text:p>Se vous fait lancelot voles moustrer |que elle ait fait traison et murdre. de che seroie iou tous pres de la desfendre </text:p>
          </table:table-cell>
          <table:table-cell office:value-type="string" calcext:value-type="string">
            <text:p>Se uous ousiez monstrer fait lancelot |quelle ait fait traison ne murmure. ie suys prest du deffendre. </text:p>
          </table:table-cell>
          <table:table-cell office:value-type="string" calcext:value-type="string">
            <text:p>se uous uoullies dire |quelle aist fait traison |ou meurdre ie suys prest de prouuer a lencontre. |Et pourtant aduises se deffendre le uoulles. </text:p>
          </table:table-cell>
          <table:table-cell office:value-type="string" calcext:value-type="string">
            <text:p>si vos dixo lançarote |osaredes mostrar que hizo deslealtad o traiçion enlo soltar yo so presto dela defender </text:p>
          </table:table-cell>
          <table:table-cell office:value-type="string" calcext:value-type="string">
            <text:p>— Se vo', disse Lancellotto, osate mostrare |ch’ella abbia fatto tradigione o murtre, io son presto di difendella. </text:p>
          </table:table-cell>
          <table:table-cell table:number-columns-repeated="1016"/>
        </table:table-row>
        <table:table-row table:style-name="ro18">
          <table:table-cell office:value-type="float" office:value="930" calcext:value-type="float">
            <text:p>930</text:p>
          </table:table-cell>
          <table:table-cell office:value-type="string" calcext:value-type="string">
            <text:p>Qui estes vos? fet cil. — Uns chevaliers sui, fet Lancelos, </text:p>
          </table:table-cell>
          <table:table-cell office:value-type="string" calcext:value-type="string">
            <text:p>Qui estes uos fait cil. uns cheualiers sui fait cil. </text:p>
          </table:table-cell>
          <table:table-cell office:value-type="string" calcext:value-type="string">
            <text:p>Qui estes vous fait cil. Iou sui vns cheualiers fait lancelot </text:p>
          </table:table-cell>
          <table:table-cell office:value-type="string" calcext:value-type="string">
            <text:p>Oui estes uous fait il. Ie suys ung cheualier fait il </text:p>
          </table:table-cell>
          <table:table-cell office:value-type="string" calcext:value-type="string">
            <text:p>Qui estes uous |fa⟦i⟧t celuy/ cheualier suys fait lancelot </text:p>
          </table:table-cell>
          <table:table-cell office:value-type="string" calcext:value-type="string">
            <text:p>Quien sodes vos dixo el cauallero |vn cauallero dixo Lançarote </text:p>
          </table:table-cell>
          <table:table-cell office:value-type="string" calcext:value-type="string">
            <text:p>— Chi siete voi, sire?, disse quelli. |— Uno cavaliere sono io, disse Lancellotto, </text:p>
          </table:table-cell>
          <table:table-cell table:number-columns-repeated="1016"/>
        </table:table-row>
        <table:table-row table:style-name="ro17">
          <table:table-cell office:value-type="float" office:value="931" calcext:value-type="float">
            <text:p>931</text:p>
          </table:table-cell>
          <table:table-cell office:value-type="string" calcext:value-type="string">
            <text:p>qui vieng ceste part </text:p>
          </table:table-cell>
          <table:table-cell office:value-type="string" calcext:value-type="string">
            <text:p>Qui uing ceste part </text:p>
          </table:table-cell>
          <table:table-cell office:value-type="string" calcext:value-type="string">
            <text:p>qui chi sui venus </text:p>
          </table:table-cell>
          <table:table-cell office:value-type="string" calcext:value-type="string">
            <text:p>qui uiens ceste part </text:p>
          </table:table-cell>
          <table:table-cell office:value-type="string" calcext:value-type="string">
            <text:p>qui uiens uers ceste part </text:p>
          </table:table-cell>
          <table:table-cell office:value-type="string" calcext:value-type="string">
            <text:p>so que vengo aqui </text:p>
          </table:table-cell>
          <table:table-cell office:value-type="string" calcext:value-type="string">
            <text:p>che vegno in queste parti </text:p>
          </table:table-cell>
          <table:table-cell table:number-columns-repeated="1016"/>
        </table:table-row>
        <table:table-row table:style-name="ro16">
          <table:table-cell office:value-type="string" calcext:value-type="string">
            <text:p>932|933|934</text:p>
          </table:table-cell>
          <table:table-cell office:value-type="string" calcext:value-type="string">
            <text:p>por ceste damoisele deffendre. —|Par foi, fet cil, |se je voloie, il ne m’en covendroit ja combatre, </text:p>
          </table:table-cell>
          <table:table-cell office:value-type="string" calcext:value-type="string">
            <text:p>por li desfendre. |Par foi fait cil. |Ce ie uoloie il |ne men conuanroit ia conbatre. </text:p>
          </table:table-cell>
          <table:table-cell office:value-type="string" calcext:value-type="string">
            <text:p>por rescorre ceste damoisele. Desfendre fait cil. |par foy |se iou voloie. il ne men conuendroit pas desfendre.</text:p>
          </table:table-cell>
          <table:table-cell office:value-type="string" calcext:value-type="string">
            <text:p>pour deffendre ceste damoisele. |par foy sire fait il. il ne men conuiendroit ia combatre </text:p>
          </table:table-cell>
          <table:table-cell office:value-type="string" calcext:value-type="string">
            <text:p>pour deffendre la damoiselle. |Par ma foy se ie uoulloie il ne men conuendroit ia deffendre. </text:p>
          </table:table-cell>
          <table:table-cell office:value-type="string" calcext:value-type="string">
            <text:p>poresta donçella defender |Por buena fee dixo el cauallero si yo quisiere no me conbatiria mas sobre esta rrazon </text:p>
          </table:table-cell>
          <table:table-cell office:value-type="string" calcext:value-type="string">
            <text:p>per questa damigella difendere. |—Per fé, disse quelli, |s’i' volessi, |e' non mi converebbe già combattere, </text:p>
          </table:table-cell>
          <table:table-cell table:number-columns-repeated="1016"/>
        </table:table-row>
        <table:table-row table:style-name="ro15">
          <table:table-cell office:value-type="float" office:value="935" calcext:value-type="float">
            <text:p>935</text:p>
          </table:table-cell>
          <table:table-cell office:value-type="string" calcext:value-type="string">
            <text:p>kar des ier en est ! ele atainte, </text:p>
          </table:table-cell>
          <table:table-cell office:value-type="string" calcext:value-type="string">
            <text:p>Car des ier eu est ele ia atainte. </text:p>
          </table:table-cell>
          <table:table-cell office:value-type="string" calcext:value-type="string">
            <text:p>Car des hier estoit elle atainte </text:p>
          </table:table-cell>
          <table:table-cell office:value-type="string" calcext:value-type="string">
            <text:p>si ie uouloye. |Car ia pieca en est elle ataincte </text:p>
          </table:table-cell>
          <table:table-cell office:value-type="string" calcext:value-type="string">
            <text:p>car des hyer elle estoit attaincte |puis</text:p>
          </table:table-cell>
          <table:table-cell office:value-type="string" calcext:value-type="string">
            <text:p>que ayer se cumplio el plazo </text:p>
          </table:table-cell>
          <table:table-cell office:value-type="string" calcext:value-type="string">
            <text:p>ché nfino ieri ne fu ella agiunta, 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936|937</text:p>
          </table:table-cell>
          <table:table-cell office:value-type="string" calcext:value-type="string">
            <text:p>puis qu’ele ne pot trover |qui la deffendist, </text:p>
          </table:table-cell>
          <table:table-cell office:value-type="string" calcext:value-type="string">
            <text:p>puis que ele ne post trouer |qui la desfandist. </text:p>
          </table:table-cell>
          <table:table-cell office:value-type="string" calcext:value-type="string">
            <text:p>puis quele ne pot desfendeor trouuer|qui la desfendist. </text:p>
          </table:table-cell>
          <table:table-cell office:value-type="string" calcext:value-type="string">
            <text:p>puis quelle na peu trouuer |qui la deffende. </text:p>
          </table:table-cell>
          <table:table-cell office:value-type="string" calcext:value-type="string">
            <text:p>quelle ne pouoit deffence trouuer/ </text:p>
          </table:table-cell>
          <table:table-cell office:value-type="string" calcext:value-type="string">
            <text:p>enque ella se auia de defender |mas yo se |que no fallo quien la defendiese </text:p>
          </table:table-cell>
          <table:table-cell office:value-type="string" calcext:value-type="string">
            <text:p>poscia ch’ella no poté trovare |chi-lla difendesse; </text:p>
          </table:table-cell>
          <table:table-cell table:number-columns-repeated="1016"/>
        </table:table-row>
        <table:table-row table:style-name="ro15">
          <table:table-cell office:value-type="float" office:value="938" calcext:value-type="float">
            <text:p>938</text:p>
          </table:table-cell>
          <table:table-cell office:value-type="string" calcext:value-type="string">
            <text:p>mais je sent ma querele a si loial et si droituriere </text:p>
          </table:table-cell>
          <table:table-cell office:value-type="string" calcext:value-type="string">
            <text:p>mais ie sen ma querele si aloial. et si a droituriere; </text:p>
          </table:table-cell>
          <table:table-cell office:value-type="string" calcext:value-type="string">
            <text:p>Mais iou y senc ma droiture si loial. </text:p>
          </table:table-cell>
          <table:table-cell office:value-type="string" calcext:value-type="string">
            <text:p>mais ie sens ma querele a si loyal et si droiturier </text:p>
          </table:table-cell>
          <table:table-cell office:value-type="string" calcext:value-type="string">
            <text:p>mes ie sens ma droicture si loyalle</text:p>
          </table:table-cell>
          <table:table-cell office:value-type="string" calcext:value-type="string">
            <text:p>mas yo se |que ella es asi enesto desleal </text:p>
          </table:table-cell>
          <table:table-cell office:value-type="string" calcext:value-type="string">
            <text:p>ma i' so si mia ragione leale e diritta 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939|940</text:p>
          </table:table-cell>
          <table:table-cell office:value-type="string" calcext:value-type="string">
            <text:p>qu’il n’a chevalier el monde |vers cui je ne l’osaise bien prover au ? grant droit </text:p>
          </table:table-cell>
          <table:table-cell office:value-type="string" calcext:value-type="string">
            <text:p>quil na cheualier el monde uers|cui ie ne lo fasse bien prouer au grant droit </text:p>
          </table:table-cell>
          <table:table-cell office:value-type="string" calcext:value-type="string">
            <text:p>quil na cheualier el monde uers |qui iou ne losaisse bien moustrer au droit </text:p>
          </table:table-cell>
          <table:table-cell office:value-type="string" calcext:value-type="string">
            <text:p>quil ny a cheualier ou monde uers |qui ie ne losasse bien prouuer au grant droit </text:p>
          </table:table-cell>
          <table:table-cell office:value-type="string" calcext:value-type="string">
            <text:p>quil n y a cheualier eu monde |contre |qui ie ne losasses bien prouuer. </text:p>
          </table:table-cell>
          <table:table-cell office:value-type="string" calcext:value-type="string">
            <text:p>que no a cauallero enel mundo |conquien no me osare conbatir sobre esta Razon </text:p>
          </table:table-cell>
          <table:table-cell office:value-type="string" calcext:value-type="string">
            <text:p>che non à al mondo cavaliere verso cui i' non l’osasse bene mostrare, al gran diritto </text:p>
          </table:table-cell>
          <table:table-cell table:number-columns-repeated="1016"/>
        </table:table-row>
        <table:table-row table:style-name="ro27">
          <table:table-cell office:value-type="string" calcext:value-type="string">
            <text:p>941|942|943|944|945|946</text:p>
          </table:table-cell>
          <table:table-cell office:value-type="string" calcext:value-type="string">
            <text:p>que je i ai. — En non Dieu, fet Lancelos, |or i parra, |que je sui pres que je la desfende vers vos. — Voire, fet cil, par mon chief, |et vos en morrois comme traitres et desloials. »|Lors traient la damoisele loins del feu |et li chevalier s’entreslongent li uns de l’autre, </text:p>
          </table:table-cell>
          <table:table-cell office:value-type="string" calcext:value-type="string">
            <text:p>que gi ai. |EN non dieu fait lanc̃. |or i parra. |car ie sui pres que ie la deffande uers uos. Uoire fait cil. par mon chief et uos en morrois comme traites et desloiax. |Lors traient la damoisele ensus del feu |et li cheualier sentͤa longuet li uns de lautre. </text:p>
          </table:table-cell>
          <table:table-cell office:value-type="string" calcext:value-type="string">
            <text:p>que iou y ai. |En non dieu fait lancelot. |Ore y para |quar iou sui tous pres que iou la desfende uers vous. voire fait cil. |Et par mon chief |et vous y morres comme traitres et desloiaus. |Lors traient la damoisele loing del fu. et li cheualiers seslongent li vns de lautre. </text:p>
          </table:table-cell>
          <table:table-cell office:value-type="string" calcext:value-type="string">
            <text:p>que ie y ay. |Certes fait lancelot ores y parra |car ie suys prest de la defendre uers uous uoire fait il. |par mon chef uous en mourres comme traistre |et desleal |Lors tirent la damoisile au dessus du feu. et les cheualiers se esloiguent si tost </text:p>
          </table:table-cell>
          <table:table-cell office:value-type="string" calcext:value-type="string">
            <text:p>Eu nen dieu fait lancelot ie suys tout prest de la deffendre uers uous/ |uoire dist celuy/ par mon chief et uous en moures |comment traictre et desloyal/ |Lors est la damoiselle reculee du feu/ |et les cheualiers se eslongnent |et puys uiennent lun contre laultre</text:p>
          </table:table-cell>
          <table:table-cell office:value-type="string" calcext:value-type="string">
            <text:p>ansi me esfuerço enmi gran derecho enel nombre de dios dixo lançarote agora paresçera |que yo so presto dela defender |de verdad dixo el cauallero |porla mi caueza vos moriredes |porende como traidor e desleal e luego tiraron la donçella del fuego |e los caualleros se dexaron correr el vno contrael otro </text:p>
          </table:table-cell>
          <table:table-cell office:value-type="string" calcext:value-type="string">
            <text:p>ch’io ò. — nome di Dio, disse Lancellotto, |or parrà, |ch’io son presto|ch’io la difenda inverso voi. |— Vere, disse quelli, per mio capo voi ne morete come traditore e dislealeb. |oAllor trae el cavaliere immantanente lungi del fuoco, |e i cavalier si traslungano l’uno da l’altro, 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947|948</text:p>
          </table:table-cell>
          <table:table-cell office:value-type="string" calcext:value-type="string">
            <text:p>si s’entrevienent |si tost com li cheval pueent aler</text:p>
          </table:table-cell>
          <table:table-cell office:value-type="string" calcext:value-type="string">
            <text:p>Si sentreuienuent nent |si tost conli cheuaus lor pueent aler. </text:p>
          </table:table-cell>
          <table:table-cell office:value-type="string" calcext:value-type="string">
            <text:p>puis sentrelaissent corre li vns vers lautre. |quanque il porent des cheuax traire. </text:p>
          </table:table-cell>
          <table:table-cell office:value-type="string" calcext:value-type="string">
            <text:p>que les cheuaux peuent courre </text:p>
          </table:table-cell>
          <table:table-cell office:value-type="string" calcext:value-type="string">
            <text:p>tant come cheuaulx peuent courre/ </text:p>
          </table:table-cell>
          <table:table-cell office:value-type="string" calcext:value-type="string">
            <text:p>quanto los cauallos los pudieron lleuar </text:p>
          </table:table-cell>
          <table:table-cell office:value-type="string" calcext:value-type="string">
            <text:p>si si travengono |si tosto come i cavalli possono andare, </text:p>
          </table:table-cell>
          <table:table-cell table:number-columns-repeated="1016"/>
        </table:table-row>
        <table:table-row table:style-name="ro17">
          <table:table-cell office:value-type="float" office:value="949" calcext:value-type="float">
            <text:p>949</text:p>
          </table:table-cell>
          <table:table-cell office:value-type="string" calcext:value-type="string">
            <text:p>et s’entrefierent des glaives si durement </text:p>
          </table:table-cell>
          <table:table-cell office:value-type="string" calcext:value-type="string">
            <text:p>Si sentrefierent des glaiues si durement </text:p>
          </table:table-cell>
          <table:table-cell office:value-type="string" calcext:value-type="string">
            <text:p>si sentrefierent si durement</text:p>
          </table:table-cell>
          <table:table-cell office:value-type="string" calcext:value-type="string">
            <text:p>et sentrefierent des glayues si fort </text:p>
          </table:table-cell>
          <table:table-cell office:value-type="string" calcext:value-type="string">
            <text:p>et sentrefierent si durement </text:p>
          </table:table-cell>
          <table:table-cell office:value-type="string" calcext:value-type="string">
            <text:p>e firieronse delas lanças tan fieramente </text:p>
          </table:table-cell>
          <table:table-cell office:value-type="string" calcext:value-type="string">
            <text:p>e si trafegono delle lance </text:p>
          </table:table-cell>
          <table:table-cell table:number-columns-repeated="1016"/>
        </table:table-row>
        <table:table-row table:style-name="ro17">
          <table:table-cell office:value-type="float" office:value="950" calcext:value-type="float">
            <text:p>950</text:p>
          </table:table-cell>
          <table:table-cell office:value-type="string" calcext:value-type="string">
            <text:p>qu’il les font voler en pieces;</text:p>
          </table:table-cell>
          <table:table-cell office:value-type="string" calcext:value-type="string">
            <text:p>quil les font uoler en pieces. </text:p>
          </table:table-cell>
          <table:table-cell office:value-type="string" calcext:value-type="string">
            <text:p>que lor glaiues volent en pieces. </text:p>
          </table:table-cell>
          <table:table-cell office:value-type="string" calcext:value-type="string">
            <text:p>quilz les font uoler en pieces. </text:p>
          </table:table-cell>
          <table:table-cell office:value-type="string" calcext:value-type="string">
            <text:p>que les lances uollent en pieces. </text:p>
          </table:table-cell>
          <table:table-cell office:value-type="string" calcext:value-type="string">
            <text:p>asi que las lanças fiçieron bolar en pieças </text:p>
          </table:table-cell>
          <table:table-cell office:value-type="string" calcext:value-type="string">
            <text:p>sicché le fanno volare in pezzi. 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951|952</text:p>
          </table:table-cell>
          <table:table-cell office:value-type="string" calcext:value-type="string">
            <text:p>puis s’entrehurtent si des cors et des visages |qu’il n’i a celui</text:p>
          </table:table-cell>
          <table:table-cell office:value-type="string" calcext:value-type="string">
            <text:p>puis sentrehurtent des cors et des uisages. |Si que il ni a celui</text:p>
          </table:table-cell>
          <table:table-cell office:value-type="string" calcext:value-type="string">
            <text:p>puis sentrehurtent des cors et des uisages si durement |quil ni ot celui </text:p>
          </table:table-cell>
          <table:table-cell office:value-type="string" calcext:value-type="string">
            <text:p>puis sentrehurtent des corps et des uisages |si quil ny a celuy </text:p>
          </table:table-cell>
          <table:table-cell/>
          <table:table-cell office:value-type="string" calcext:value-type="string">
            <text:p>e toparon envno delos cuerpos e delos yelmos </text:p>
          </table:table-cell>
          <table:table-cell office:value-type="string" calcext:value-type="string">
            <text:p>WPoscia si trapercuotono di corpi e di visaggi, |si che non v’à colui </text:p>
          </table:table-cell>
          <table:table-cell table:number-columns-repeated="1016"/>
        </table:table-row>
        <table:table-row table:style-name="ro15">
          <table:table-cell office:value-type="float" office:value="953" calcext:value-type="float">
            <text:p>953</text:p>
          </table:table-cell>
          <table:table-cell office:value-type="string" calcext:value-type="string">
            <text:p>qui tos ne soit estordis et desconreez. </text:p>
          </table:table-cell>
          <table:table-cell office:value-type="string" calcext:value-type="string">
            <text:p>qui tous ne soit estordis et desconrares. </text:p>
          </table:table-cell>
          <table:table-cell office:value-type="string" calcext:value-type="string">
            <text:p>quil ne fust desconrees. </text:p>
          </table:table-cell>
          <table:table-cell office:value-type="string" calcext:value-type="string">
            <text:p>qui ne soit tout estourdy et estonne. </text:p>
          </table:table-cell>
          <table:table-cell table:number-columns-repeated="2"/>
          <table:table-cell office:value-type="string" calcext:value-type="string">
            <text:p>che tutto non sia stordito e discassato. 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954|955</text:p>
          </table:table-cell>
          <table:table-cell office:value-type="string" calcext:value-type="string">
            <text:p>Mais li chevaliers par est si estonés |qu’il ne se puet tenir en sele, </text:p>
          </table:table-cell>
          <table:table-cell office:value-type="string" calcext:value-type="string">
            <text:p>mais li cheualiers est Si estordis |quil ne se puet tenir en sele </text:p>
          </table:table-cell>
          <table:table-cell office:value-type="string" calcext:value-type="string">
            <text:p>Mais li cheualiers fu si estordis |quil ne se pot tenir es archons de sa sele </text:p>
          </table:table-cell>
          <table:table-cell office:value-type="string" calcext:value-type="string">
            <text:p>mais le cheualier est si estonne |qu il ne puet tenir en sele. </text:p>
          </table:table-cell>
          <table:table-cell office:value-type="string" calcext:value-type="string">
            <text:p>mes le cheualier ne se peult tenir en la selle/ </text:p>
          </table:table-cell>
          <table:table-cell office:value-type="string" calcext:value-type="string">
            <text:p>que el caballero no se pudo tener enla silla </text:p>
          </table:table-cell>
          <table:table-cell office:value-type="string" calcext:value-type="string">
            <text:p>Ma il cavaliere pare sì istordito|che non si può tenere in sella, </text:p>
          </table:table-cell>
          <table:table-cell table:number-columns-repeated="1016"/>
        </table:table-row>
        <table:table-row table:style-name="ro16">
          <table:table-cell office:value-type="string" calcext:value-type="string">
            <text:p>956|957|958</text:p>
          </table:table-cell>
          <table:table-cell office:value-type="string" calcext:value-type="string">
            <text:p>ains vole jus del cheval |et al parchaoir feri li quins del hialme en la terre, |si qu’a bien pou qu’il n’a le col brisié. </text:p>
          </table:table-cell>
          <table:table-cell office:value-type="string" calcext:value-type="string">
            <text:p>ains bale a terre. et au parcheoir feri li coins en cͣre del hiame. |Si qua bien pou |que cil na le col brisie. s </text:p>
          </table:table-cell>
          <table:table-cell office:value-type="string" calcext:value-type="string">
            <text:p>Ains uole ius de son cheual, |Et au fn|el chair feri li coins de son heaume en terre. |si|qua poi |quil not le col brisie. </text:p>
          </table:table-cell>
          <table:table-cell office:value-type="string" calcext:value-type="string">
            <text:p>ains uole ius du cheual. et au choir fery li quint du heaume en terre |si qua pou quil na le coul froisse </text:p>
          </table:table-cell>
          <table:table-cell office:value-type="string" calcext:value-type="string">
            <text:p>ains uolle ius du cheual/ |et au choir ferit le coing du feaulme a terre |si que a pou quil na le col brisie. </text:p>
          </table:table-cell>
          <table:table-cell office:value-type="string" calcext:value-type="string">
            <text:p>ante cayo del caballo en tierra |e al caer ouierasele el pesqueço de quebrar | ca dio de cabeça del yelmo en tierra </text:p>
          </table:table-cell>
          <table:table-cell office:value-type="string" calcext:value-type="string">
            <text:p>anzi vola giù del cavallo: al cadere fedi il jeru† de l’elmo in terra, |sicché a poco|che non à il collo rotto. 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959|960|961</text:p>
          </table:table-cell>
          <table:table-cell office:value-type="string" calcext:value-type="string">
            <text:p>Et|quant Lancelos a fet son tour, |si descent, </text:p>
          </table:table-cell>
          <table:table-cell office:value-type="string" calcext:value-type="string">
            <text:p>quant lanc̃. a fait son cor |si descent </text:p>
          </table:table-cell>
          <table:table-cell office:value-type="string" calcext:value-type="string">
            <text:p>Et quant lancelot ot fait son tor |si descent </text:p>
          </table:table-cell>
          <table:table-cell office:value-type="string" calcext:value-type="string">
            <text:p>Et quant lancelot a fait son tour |si descent. </text:p>
          </table:table-cell>
          <table:table-cell office:value-type="string" calcext:value-type="string">
            <text:p>Et quant lancelot le uoit |si descent a pie </text:p>
          </table:table-cell>
          <table:table-cell office:value-type="string" calcext:value-type="string">
            <text:p>e quando lançarote torno desçendio </text:p>
          </table:table-cell>
          <table:table-cell office:value-type="string" calcext:value-type="string">
            <text:p>oE quando Lancellotto à fatto suo torno, |si discende, 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962|963|964|965</text:p>
          </table:table-cell>
          <table:table-cell office:value-type="string" calcext:value-type="string">
            <text:p>kar honte li seroit de requerre a cheval celui |qui est a pié; |si trait l’espee|et cort sus a celui </text:p>
          </table:table-cell>
          <table:table-cell office:value-type="string" calcext:value-type="string">
            <text:p>Car honte li fust de requerre a cheual celui |qui estoit a pie. |Si trait lespee |et cort sus celui </text:p>
          </table:table-cell>
          <table:table-cell office:value-type="string" calcext:value-type="string">
            <text:p>quar hontes li samble s de requerre a cheual celui |qui estoit a pie. |Si trait lespee |et corut sus a celui </text:p>
          </table:table-cell>
          <table:table-cell office:value-type="string" calcext:value-type="string">
            <text:p>car honte luy seroit de requerre a cheual celuy |qui est a pie. |si trait lespee |et court sus a celuy </text:p>
          </table:table-cell>
          <table:table-cell office:value-type="string" calcext:value-type="string">
            <text:p>et tire son espee |et court sus a celuy </text:p>
          </table:table-cell>
          <table:table-cell office:value-type="string" calcext:value-type="string">
            <text:p>ca el lo no queria acometer de Cauallo |porque el estaua de pie |e metio mano al espada |e fuese parael </text:p>
          </table:table-cell>
          <table:table-cell office:value-type="string" calcext:value-type="string">
            <text:p>ché onta gli sarebbe di richiedere colui a cavallo tanto |come sia a piè discenduto, |e corre suso a colui</text:p>
          </table:table-cell>
          <table:table-cell table:number-columns-repeated="1016"/>
        </table:table-row>
        <table:table-row table:style-name="ro3">
          <table:table-cell office:value-type="float" office:value="966" calcext:value-type="float">
            <text:p>966</text:p>
          </table:table-cell>
          <table:table-cell office:value-type="string" calcext:value-type="string">
            <text:p>qui ja se relevoit, </text:p>
          </table:table-cell>
          <table:table-cell office:value-type="string" calcext:value-type="string">
            <text:p>qui ia ce releuoit. </text:p>
          </table:table-cell>
          <table:table-cell table:number-columns-repeated="2" office:value-type="string" calcext:value-type="string">
            <text:p>qui ia se releuoit. </text:p>
          </table:table-cell>
          <table:table-cell office:value-type="string" calcext:value-type="string">
            <text:p>qui ia se releuoit/ </text:p>
          </table:table-cell>
          <table:table-cell office:value-type="string" calcext:value-type="string">
            <text:p>que ya hera leuantado </text:p>
          </table:table-cell>
          <table:table-cell office:value-type="string" calcext:value-type="string">
            <text:p>che si rilevava, </text:p>
          </table:table-cell>
          <table:table-cell table:number-columns-repeated="1016"/>
        </table:table-row>
        <table:table-row table:style-name="ro17">
          <table:table-cell office:value-type="float" office:value="967" calcext:value-type="float">
            <text:p>967</text:p>
          </table:table-cell>
          <table:table-cell office:value-type="string" calcext:value-type="string">
            <text:p>si li done par mi le hialme tel cop </text:p>
          </table:table-cell>
          <table:table-cell office:value-type="string" calcext:value-type="string">
            <text:p>Si li done si grant cop parmi le hiaume </text:p>
          </table:table-cell>
          <table:table-cell office:value-type="string" calcext:value-type="string">
            <text:p>Si li donne parmi le heaume tel cop </text:p>
          </table:table-cell>
          <table:table-cell office:value-type="string" calcext:value-type="string">
            <text:p>si luy donne si grant cop par my le heaume</text:p>
          </table:table-cell>
          <table:table-cell office:value-type="string" calcext:value-type="string">
            <text:p>si luy denne tel coup sur le chief </text:p>
          </table:table-cell>
          <table:table-cell office:value-type="string" calcext:value-type="string">
            <text:p>e diole tal golpe ençima del yelmo </text:p>
          </table:table-cell>
          <table:table-cell office:value-type="string" calcext:value-type="string">
            <text:p>sì gli dona tal colpo per me l’elmo </text:p>
          </table:table-cell>
          <table:table-cell table:number-columns-repeated="1016"/>
        </table:table-row>
        <table:table-row table:style-name="ro28">
          <table:table-cell office:value-type="string" calcext:value-type="string">
            <text:p>968|969|970|971|972|973|974|975|976</text:p>
          </table:table-cell>
          <table:table-cell office:value-type="string" calcext:value-type="string">
            <text:p>qu’il le fet a terre flatir des paumes et des genols ; |puis recuevre I. autre cop |et le fiert |si qu’il le fet tot parchaoir |et le prent par le hialme, |si le traine jusqu’al feu |et le gete dedens.|Et cil estoit si estordis |et tant avoit perdue la force del cors </text:p>
          </table:table-cell>
          <table:table-cell office:value-type="string" calcext:value-type="string">
            <text:p>quil le fait uoler a terre des paumes et des ienos. |Si quil recueure un autre cop |si quil le fait tout parcheoir. |et lors le prent par le hiaume et le traine iuscau feu. et le gecte dedens. |et ciz estoit si estordiz et tant auoit perdu la force dou cors </text:p>
          </table:table-cell>
          <table:table-cell office:value-type="string" calcext:value-type="string">
            <text:p>quil le fait a la terre flatir des palmes et des genouls. |puis recoeure. j. autre cop |si le fiert par tel air |si que il labat a terre tout estordi. |puis le prent au heaume |si le traine uers le fu et le gete dedens.|et cil estoit si estordis. |et si uoit perdu la force de son cors </text:p>
          </table:table-cell>
          <table:table-cell office:value-type="string" calcext:value-type="string">
            <text:p>quil le fait flatir des paumes et des genoux a terre |puis recueuure ung autre cop |et le fiert |si quil le fait tout choir |Et lors le prent par le heaume et le trayne iucquau feu |si le gecte dedans |Et il estoit |si estourdy et tant auoit perdu la force du corps </text:p>
          </table:table-cell>
          <table:table-cell office:value-type="string" calcext:value-type="string">
            <text:p>qui le fist flattir a terre des palmes et des genoulz |puis recouure ung autre coup et le fiert |si quil le fait parchoir/ |apres le prent par le heaulme et le traine iusques au feu/ |si le iette dedens et celuy estoit si estourdi </text:p>
          </table:table-cell>
          <table:table-cell office:value-type="string" calcext:value-type="string">
            <text:p>quele fiço dar de manos en tierra e el que se yua por leuantar |diole otro golpe dela espada |que dio luego conel atordido en tierra |e tomolo Porel yelmo |e tiro tan Reçiamente |que selo arranco dela cabeza |E el finco muy estordido e sin fuelgo |e asi auia perdido la fuerça del cuerpo </text:p>
          </table:table-cell>
          <table:table-cell office:value-type="string" calcext:value-type="string">
            <text:p>ch’elli el fa a terra cadere co-lle palme e co-lle ginocchia. ia ricovera uno altro colpo, |sicch’elli il fa percadere, |si l piglia immantanente a l’elmo, |si l traina infino |qua al fuoco |e 'l vi getta di dentro; le quelli era stordito |e tanto avea la forza perduta del corpo 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977|978</text:p>
          </table:table-cell>
          <table:table-cell office:value-type="string" calcext:value-type="string">
            <text:p>que relever ne se pot, |si le covint remanoir el feu</text:p>
          </table:table-cell>
          <table:table-cell office:value-type="string" calcext:value-type="string">
            <text:p>que releuer ne se puet. |si le couint remanoir </text:p>
          </table:table-cell>
          <table:table-cell office:value-type="string" calcext:value-type="string">
            <text:p>quil ne se pot releuer. |si le conuint remanoir el fu </text:p>
          </table:table-cell>
          <table:table-cell office:value-type="string" calcext:value-type="string">
            <text:p>quil ne se peut releuer. si luy conuint demourer ou feu </text:p>
          </table:table-cell>
          <table:table-cell office:value-type="string" calcext:value-type="string">
            <text:p>quil ne se pouoit remuer |si luy conuient demourer au feu/ </text:p>
          </table:table-cell>
          <table:table-cell office:value-type="string" calcext:value-type="string">
            <text:p>Que se no podia rreboluer |e lançarote tomolo porlos braços |e dio conel enel fuego |e dexolo </text:p>
          </table:table-cell>
          <table:table-cell office:value-type="string" calcext:value-type="string">
            <text:p>che rilevare non si poté, |si l covenne rimanere nel fuoco </text:p>
          </table:table-cell>
          <table:table-cell table:number-columns-repeated="1016"/>
        </table:table-row>
        <table:table-row table:style-name="ro17">
          <table:table-cell office:value-type="float" office:value="979" calcext:value-type="float">
            <text:p>979</text:p>
          </table:table-cell>
          <table:table-cell table:number-columns-repeated="3" office:value-type="string" calcext:value-type="string">
            <text:p>et morir en tel maniere. </text:p>
          </table:table-cell>
          <table:table-cell table:number-columns-repeated="2" office:value-type="string" calcext:value-type="string">
            <text:p>et mourir en telle maniere. </text:p>
          </table:table-cell>
          <table:table-cell office:value-type="string" calcext:value-type="string">
            <text:p>ay morir ental manera </text:p>
          </table:table-cell>
          <table:table-cell office:value-type="string" calcext:value-type="string">
            <text:p>e morire in tale maniera. </text:p>
          </table:table-cell>
          <table:table-cell table:number-columns-repeated="1016"/>
        </table:table-row>
        <table:table-row table:style-name="ro17">
          <table:table-cell office:value-type="float" office:value="980" calcext:value-type="float">
            <text:p>980</text:p>
          </table:table-cell>
          <table:table-cell office:value-type="string" calcext:value-type="string">
            <text:p>Et lors vienent avant cil </text:p>
          </table:table-cell>
          <table:table-cell office:value-type="string" calcext:value-type="string">
            <text:p>Lors uiennent auant cil</text:p>
          </table:table-cell>
          <table:table-cell office:value-type="string" calcext:value-type="string">
            <text:p>Lors vienent auant cil </text:p>
          </table:table-cell>
          <table:table-cell office:value-type="string" calcext:value-type="string">
            <text:p>et lors uiennent auant ceulx </text:p>
          </table:table-cell>
          <table:table-cell office:value-type="string" calcext:value-type="string">
            <text:p>Lors uiennent ceulx </text:p>
          </table:table-cell>
          <table:table-cell office:value-type="string" calcext:value-type="string">
            <text:p>e luego vinieron a lançarote </text:p>
          </table:table-cell>
          <table:table-cell office:value-type="string" calcext:value-type="string">
            <text:p>eAllor vengono avanti quelli </text:p>
          </table:table-cell>
          <table:table-cell table:number-columns-repeated="1016"/>
        </table:table-row>
        <table:table-row table:style-name="ro17">
          <table:table-cell office:value-type="float" office:value="981" calcext:value-type="float">
            <text:p>981</text:p>
          </table:table-cell>
          <table:table-cell office:value-type="string" calcext:value-type="string">
            <text:p>qui le champ gardoient, </text:p>
          </table:table-cell>
          <table:table-cell office:value-type="string" calcext:value-type="string">
            <text:p>qui le feu gardoient. </text:p>
          </table:table-cell>
          <table:table-cell office:value-type="string" calcext:value-type="string">
            <text:p>qui le camp gardent </text:p>
          </table:table-cell>
          <table:table-cell office:value-type="string" calcext:value-type="string">
            <text:p>qui le champ gardoient. </text:p>
          </table:table-cell>
          <table:table-cell office:value-type="string" calcext:value-type="string">
            <text:p>qui gardoient le champ </text:p>
          </table:table-cell>
          <table:table-cell office:value-type="string" calcext:value-type="string">
            <text:p>los quela guardauan </text:p>
          </table:table-cell>
          <table:table-cell office:value-type="string" calcext:value-type="string">
            <text:p>che l campo guardavano, </text:p>
          </table:table-cell>
          <table:table-cell table:number-columns-repeated="1016"/>
        </table:table-row>
        <table:table-row table:style-name="ro3">
          <table:table-cell office:value-type="float" office:value="982" calcext:value-type="float">
            <text:p>982</text:p>
          </table:table-cell>
          <table:table-cell office:value-type="string" calcext:value-type="string">
            <text:p>si dient a Lancelot </text:p>
          </table:table-cell>
          <table:table-cell office:value-type="string" calcext:value-type="string">
            <text:p>Si dient a lanc̃. </text:p>
          </table:table-cell>
          <table:table-cell office:value-type="string" calcext:value-type="string">
            <text:p>et dient a lancelot. </text:p>
          </table:table-cell>
          <table:table-cell office:value-type="string" calcext:value-type="string">
            <text:p>si dient a lancelot </text:p>
          </table:table-cell>
          <table:table-cell office:value-type="string" calcext:value-type="string">
            <text:p>et dient a lancelot </text:p>
          </table:table-cell>
          <table:table-cell office:value-type="string" calcext:value-type="string">
            <text:p>e dixeronle</text:p>
          </table:table-cell>
          <table:table-cell office:value-type="string" calcext:value-type="string">
            <text:p>si dicono a Lancellotto </text:p>
          </table:table-cell>
          <table:table-cell table:number-columns-repeated="1016"/>
        </table:table-row>
        <table:table-row table:style-name="ro22">
          <table:table-cell office:value-type="string" calcext:value-type="string">
            <text:p>983|984|985|986|987</text:p>
          </table:table-cell>
          <table:table-cell office:value-type="string" calcext:value-type="string">
            <text:p>qu’il en a assés fet et li rendent la damoisele saine et haitiee, |et il la fet vestir,|puis li demande |qu’ele velt |qu’il face mes. « Sire, fet ele,</text:p>
          </table:table-cell>
          <table:table-cell office:value-type="string" calcext:value-type="string">
            <text:p>quil auoit assez fait.|et li rendent la damoisele sainne et haitie. |et il la fait uestir. pus Li demande |que ele uet |que il face mais. |SIre fait ele </text:p>
          </table:table-cell>
          <table:table-cell office:value-type="string" calcext:value-type="string">
            <text:p>quil en a asses fait.|si li rendent la damoisele saine |et salue. |Et il la fait uestir: |puis li demande |que eler veult |que il face plus. Sire ce dist la damoisele ie Voel </text:p>
          </table:table-cell>
          <table:table-cell office:value-type="string" calcext:value-type="string">
            <text:p>quil en a assez fait |et luy rendent la damoisele saine et haitie|et il la fait uestir |puis luy demande |quelle ueult |quil luy face |mais Sire fait elle </text:p>
          </table:table-cell>
          <table:table-cell office:value-type="string" calcext:value-type="string">
            <text:p>quil en a asses fait|si luy rendent la damoiselle saine et haictiee |et il a fait uestir |puis luy demande |que elle ueult plus. Sire fait elle ie uueil </text:p>
          </table:table-cell>
          <table:table-cell office:value-type="string" calcext:value-type="string">
            <text:p><text:span text:style-name="T1">señor asaz auedes fecho  | </text:span>e los que tenian la donçella traxeronsela delante e el fizo la vestir |e dixole donçella |que queredes mas que faga </text:p>
          </table:table-cell>
          <table:table-cell office:value-type="string" calcext:value-type="string">
            <text:p>che n’à assai fatto, |si gli rendono la damigella tutta sana ed atata. |sEd e' la fa vestire, |poscia la domanda |che ella vuole |ch’elli faccia da oggimai. |«Hal, sire, diss’ella, </text:p>
          </table:table-cell>
          <table:table-cell table:number-columns-repeated="1016"/>
        </table:table-row>
        <table:table-row table:style-name="ro15">
          <table:table-cell office:value-type="float" office:value="988" calcext:value-type="float">
            <text:p>988</text:p>
          </table:table-cell>
          <table:table-cell office:value-type="string" calcext:value-type="string">
            <text:p>que vos me menés a salveté a mon chastel. » </text:p>
          </table:table-cell>
          <table:table-cell office:value-type="string" calcext:value-type="string">
            <text:p>que uos me remenez a mon chastel. </text:p>
          </table:table-cell>
          <table:table-cell office:value-type="string" calcext:value-type="string">
            <text:p>que vous me metes a saluete en mon castel. </text:p>
          </table:table-cell>
          <table:table-cell office:value-type="string" calcext:value-type="string">
            <text:p>que uous memmenez en mon chastel. </text:p>
          </table:table-cell>
          <table:table-cell office:value-type="string" calcext:value-type="string">
            <text:p>que uous me mettes a sauuete en mon chastel/ </text:p>
          </table:table-cell>
          <table:table-cell office:value-type="string" calcext:value-type="string">
            <text:p>señor dixo ella que vaiades con migo |fasta mi castillo</text:p>
          </table:table-cell>
          <table:table-cell office:value-type="string" calcext:value-type="string">
            <text:p>che voi mi meniate a salvamento in mio castello». </text:p>
          </table:table-cell>
          <table:table-cell table:number-columns-repeated="1016"/>
        </table:table-row>
        <table:table-row table:style-name="ro3">
          <table:table-cell office:value-type="float" office:value="989" calcext:value-type="float">
            <text:p>989</text:p>
          </table:table-cell>
          <table:table-cell office:value-type="string" calcext:value-type="string">
            <text:p>Et il dist </text:p>
          </table:table-cell>
          <table:table-cell office:value-type="string" calcext:value-type="string">
            <text:p>et il dit</text:p>
          </table:table-cell>
          <table:table-cell office:value-type="string" calcext:value-type="string">
            <text:p>Et il dist </text:p>
          </table:table-cell>
          <table:table-cell office:value-type="string" calcext:value-type="string">
            <text:p>et il luy dit </text:p>
          </table:table-cell>
          <table:table-cell office:value-type="string" calcext:value-type="string">
            <text:p>et il dist </text:p>
          </table:table-cell>
          <table:table-cell/>
          <table:table-cell office:value-type="string" calcext:value-type="string">
            <text:p>Ed|e' le dice </text:p>
          </table:table-cell>
          <table:table-cell table:number-columns-repeated="1016"/>
        </table:table-row>
        <table:table-row table:style-name="ro17">
          <table:table-cell office:value-type="string" calcext:value-type="string">
            <text:p>990|991</text:p>
          </table:table-cell>
          <table:table-cell office:value-type="string" calcext:value-type="string">
            <text:p>que volentiers: |si le fet monter </text:p>
          </table:table-cell>
          <table:table-cell office:value-type="string" calcext:value-type="string">
            <text:p>si fera il. |Si la fait monter </text:p>
          </table:table-cell>
          <table:table-cell office:value-type="string" calcext:value-type="string">
            <text:p>que chou fera il moult volentiers. </text:p>
          </table:table-cell>
          <table:table-cell office:value-type="string" calcext:value-type="string">
            <text:p>que uoulentiers |si la fait monter </text:p>
          </table:table-cell>
          <table:table-cell office:value-type="string" calcext:value-type="string">
            <text:p>que si fera il uoulentiers </text:p>
          </table:table-cell>
          <table:table-cell office:value-type="string" calcext:value-type="string">
            <text:p><text:s/>Donçella muy de Grado dixo lançarote</text:p>
          </table:table-cell>
          <table:table-cell office:value-type="string" calcext:value-type="string">
            <text:p>che volentieri, |si-lla fa montare 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992|993|994|995|996|997</text:p>
          </table:table-cell>
          <table:table-cell office:value-type="string" calcext:value-type="string">
            <text:p>et le conduit jusqu’al chastel|ou ele l’ot gardé maint jor. |Li chastials avoit non Galefort|et seoit sor une petite riviere, |si estoit molt aaisiés de totes choses |et fors a merveille, </text:p>
          </table:table-cell>
          <table:table-cell office:value-type="string" calcext:value-type="string">
            <text:p>et la conduit iuscau chastel|oue ele lauoit garde maint ior. |Ciz chastiax auoit non Balefort et seoit sor une petite riuiere. |Si estoit mout aisiez de totes choses:|et fors a merueillens. </text:p>
          </table:table-cell>
          <table:table-cell office:value-type="string" calcext:value-type="string">
            <text:p>puis le conduit au castel |ou elle voloit aler. |et la|ou elle lauoit autre sois garde maint ior. |Et li castiaus auoit non Galafort |et seoit sor vne petite riuiere. |et estoit moult bien assis de toutes choses. |Et estoit fors a merueilles. </text:p>
          </table:table-cell>
          <table:table-cell office:value-type="string" calcext:value-type="string">
            <text:p>et la conduit iucquau chastel |ou elle lauoit garde maint iout De celle mesmes matiere dessusdicte. Le chasteau auoit nom galefort |et seoit sur une petite riuiere.|si estoit moult aise de toutes choses et fort a merueilles </text:p>
          </table:table-cell>
          <table:table-cell office:value-type="string" calcext:value-type="string">
            <text:p>sy la cenduit au chastel |ou elle uoulloit aller. |et ou elle lauoit garde maint iour |et auoit nen gallasfort/ </text:p>
          </table:table-cell>
          <table:table-cell office:value-type="string" calcext:value-type="string">
            <text:p><text:s/>e luego se fueron parael castillo |e aquel castillo auia nombre galeforte |e estaua ençima devna pequeña Ribera |e estaua bien asentado de todas partes |e fuerte amarauilla </text:p>
          </table:table-cell>
          <table:table-cell office:value-type="string" calcext:value-type="string">
            <text:p>e la conduce insin qua il castello |ov’ella avea dimorato molte volte. Chel castello avea nome Galifore, |si era sopr’una piccola riviera |e si era molto adagiato di tutte cose, |ed era forte a maraviglia. 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998|999</text:p>
          </table:table-cell>
          <table:table-cell office:value-type="string" calcext:value-type="string">
            <text:p>Et quant Lancelos vint la, il ne fet pas a demander |se l’en li fist joie, </text:p>
          </table:table-cell>
          <table:table-cell office:value-type="string" calcext:value-type="string">
            <text:p>et quant lanc̃. uint la il ne fait pas a demander cil en fist ioie. </text:p>
          </table:table-cell>
          <table:table-cell office:value-type="string" calcext:value-type="string">
            <text:p>Et quant lancelot vint |la il ne fait mie a demander |Se on li fist grant ioie </text:p>
          </table:table-cell>
          <table:table-cell office:value-type="string" calcext:value-type="string">
            <text:p>Et|quant lancelot uint la il ne fait pas a demander |si len luy fait ioye. </text:p>
          </table:table-cell>
          <table:table-cell office:value-type="string" calcext:value-type="string">
            <text:p>Et quant lancelot uint la il ne feist mie a demander |se on luy fist grant chere. </text:p>
          </table:table-cell>
          <table:table-cell office:value-type="string" calcext:value-type="string">
            <text:p>e quando lançarote y llego no cale demandar |si conel fizieron gran alegria </text:p>
          </table:table-cell>
          <table:table-cell office:value-type="string" calcext:value-type="string">
            <text:p>eE quando Lancellotto giunse là, |e non fa mica sal domandare |se l’uomo gli fece honore e gioia, </text:p>
          </table:table-cell>
          <table:table-cell table:number-columns-repeated="1016"/>
        </table:table-row>
        <table:table-row table:style-name="ro17">
          <table:table-cell office:value-type="float" office:value="1000" calcext:value-type="float">
            <text:p>1000</text:p>
          </table:table-cell>
          <table:table-cell office:value-type="string" calcext:value-type="string">
            <text:p>kar cil del chastel savoient ja bien </text:p>
          </table:table-cell>
          <table:table-cell office:value-type="string" calcext:value-type="string">
            <text:p>Car cil del chastel sauoien ia bien </text:p>
          </table:table-cell>
          <table:table-cell office:value-type="string" calcext:value-type="string">
            <text:p>quar cil del castel sorent ia bien </text:p>
          </table:table-cell>
          <table:table-cell office:value-type="string" calcext:value-type="string">
            <text:p>car ceulx du chastel scauoient bien </text:p>
          </table:table-cell>
          <table:table-cell office:value-type="string" calcext:value-type="string">
            <text:p>Car ceulx du chastel sauoient ia bien </text:p>
          </table:table-cell>
          <table:table-cell office:value-type="string" calcext:value-type="string">
            <text:p>ca los del castillo sabian muy bien </text:p>
          </table:table-cell>
          <table:table-cell office:value-type="string" calcext:value-type="string">
            <text:p>ché quelli del castello sapieno già bene </text:p>
          </table:table-cell>
          <table:table-cell table:number-columns-repeated="1016"/>
        </table:table-row>
        <table:table-row table:style-name="ro15">
          <table:table-cell office:value-type="float" office:value="1001" calcext:value-type="float">
            <text:p>1001</text:p>
          </table:table-cell>
          <table:table-cell office:value-type="string" calcext:value-type="string">
            <text:p>que lor dame estoit delivree par I. chevalier</text:p>
          </table:table-cell>
          <table:table-cell office:value-type="string" calcext:value-type="string">
            <text:p>commen lor dame estoit deliuree par .i. cheualier </text:p>
          </table:table-cell>
          <table:table-cell office:value-type="string" calcext:value-type="string">
            <text:p>comment lor dame estoit deliuree par. j. cheualier </text:p>
          </table:table-cell>
          <table:table-cell office:value-type="string" calcext:value-type="string">
            <text:p>que leur dame estoit deliuree par ung cheualier </text:p>
          </table:table-cell>
          <table:table-cell office:value-type="string" calcext:value-type="string">
            <text:p>comment leur dame estoit del iuree par ung cheualier </text:p>
          </table:table-cell>
          <table:table-cell office:value-type="string" calcext:value-type="string">
            <text:p>como su señora hera ya librada |Porvn cauallero </text:p>
          </table:table-cell>
          <table:table-cell office:value-type="string" calcext:value-type="string">
            <text:p>come lor dama era dilivera per uno cavaliere </text:p>
          </table:table-cell>
          <table:table-cell table:number-columns-repeated="1016"/>
        </table:table-row>
        <table:table-row table:style-name="ro16">
          <table:table-cell office:value-type="string" calcext:value-type="string">
            <text:p>1002|1003|1004</text:p>
          </table:table-cell>
          <table:table-cell office:value-type="string" calcext:value-type="string">
            <text:p>qui o li venoit. |Et quant il le virent, |si le reçurent a si grant joie </text:p>
          </table:table-cell>
          <table:table-cell office:value-type="string" calcext:value-type="string">
            <text:p>qui o li uenoit |et quant il le uirent |Si le resurent a si grant ioie </text:p>
          </table:table-cell>
          <table:table-cell office:value-type="string" calcext:value-type="string">
            <text:p>qui aueques li venoit. |Et il firent a lui si grant ioie </text:p>
          </table:table-cell>
          <table:table-cell office:value-type="string" calcext:value-type="string">
            <text:p>qui uenoit o lie |Et quant ilz le uirent |si le receurent a si grant ioye </text:p>
          </table:table-cell>
          <table:table-cell office:value-type="string" calcext:value-type="string">
            <text:p>qui|auec elle uenoit |sy le recheurent </text:p>
          </table:table-cell>
          <table:table-cell office:value-type="string" calcext:value-type="string">
            <text:p>que auia venido e quando los del castillo los vieron venir a lançarote |ansi lo Reçiuieron con gran alegria </text:p>
          </table:table-cell>
          <table:table-cell office:value-type="string" calcext:value-type="string">
            <text:p>che con lei ne veniva. |E quand’elli il vidono, |si-llo ricevettono a si gran gioia </text:p>
          </table:table-cell>
          <table:table-cell table:number-columns-repeated="1016"/>
        </table:table-row>
        <table:table-row table:style-name="ro17">
          <table:table-cell office:value-type="float" office:value="1005" calcext:value-type="float">
            <text:p>1005</text:p>
          </table:table-cell>
          <table:table-cell office:value-type="string" calcext:value-type="string">
            <text:p>com se ce fust Damedieu meismes </text:p>
          </table:table-cell>
          <table:table-cell office:value-type="string" calcext:value-type="string">
            <text:p>comme ce fudt diex meismes. </text:p>
          </table:table-cell>
          <table:table-cell office:value-type="string" calcext:value-type="string">
            <text:p>comme se chou fust diex meismes. </text:p>
          </table:table-cell>
          <table:table-cell office:value-type="string" calcext:value-type="string">
            <text:p>comme se ce fust dieu. </text:p>
          </table:table-cell>
          <table:table-cell office:value-type="string" calcext:value-type="string">
            <text:p>eomment sil eust este dieu </text:p>
          </table:table-cell>
          <table:table-cell office:value-type="string" calcext:value-type="string">
            <text:p>como si la madre de dios Mesma fuese </text:p>
          </table:table-cell>
          <table:table-cell office:value-type="string" calcext:value-type="string">
            <text:p>come se ciò fosse Domenedio medesimo, </text:p>
          </table:table-cell>
          <table:table-cell table:number-columns-repeated="1016"/>
        </table:table-row>
        <table:table-row table:style-name="ro15">
          <table:table-cell office:value-type="float" office:value="1006" calcext:value-type="float">
            <text:p>1006</text:p>
          </table:table-cell>
          <table:table-cell office:value-type="string" calcext:value-type="string">
            <text:p>et s’agenoillent tuit devant lui </text:p>
          </table:table-cell>
          <table:table-cell office:value-type="string" calcext:value-type="string">
            <text:p>et sagenoillent deuant lui par la </text:p>
          </table:table-cell>
          <table:table-cell office:value-type="string" calcext:value-type="string">
            <text:p>et sagenoillent par deuant luj par la </text:p>
          </table:table-cell>
          <table:table-cell office:value-type="string" calcext:value-type="string">
            <text:p>et sagenoillent tous deuant luy. </text:p>
          </table:table-cell>
          <table:table-cell office:value-type="string" calcext:value-type="string">
            <text:p>et se agenoullerent deuant luy </text:p>
          </table:table-cell>
          <table:table-cell office:value-type="string" calcext:value-type="string">
            <text:p>e fincaban los ynojos |por do el venia e deçian todos avna voz </text:p>
          </table:table-cell>
          <table:table-cell office:value-type="string" calcext:value-type="string">
            <text:p>e s’aginocchiano tutti quanti a-llui per me là |ov’elli il vidono, </text:p>
          </table:table-cell>
          <table:table-cell table:number-columns-repeated="1016"/>
        </table:table-row>
        <table:table-row table:style-name="ro20">
          <table:table-cell office:value-type="float" office:value="1007" calcext:value-type="float">
            <text:p>1007</text:p>
          </table:table-cell>
          <table:table-cell office:value-type="string" calcext:value-type="string">
            <text:p>et crioient a une vois tuit ensamble : « Sire, sor tos cels del monde soiés vos bien venus, </text:p>
          </table:table-cell>
          <table:table-cell office:value-type="string" calcext:value-type="string">
            <text:p>ou il uenoit. |Et crioient a une uois tuit ensanble. Sire sor tous ciax dou monde soiez uous li bien uenus. </text:p>
          </table:table-cell>
          <table:table-cell office:value-type="string" calcext:value-type="string">
            <text:p>ou il uenoit. et crioient Is iet al tuit a vne vois. Sire sour tous chiaus del monde soies vous li bien uenus </text:p>
          </table:table-cell>
          <table:table-cell office:value-type="string" calcext:value-type="string">
            <text:p>et crient a une uoix tous ensemble Sire sur tous ceulx du monde. soyez uous le bien uenu </text:p>
          </table:table-cell>
          <table:table-cell office:value-type="string" calcext:value-type="string">
            <text:p>et crioient tous a une uois. Sire sur tous ceulx du mende uous soyes le bien uenu </text:p>
          </table:table-cell>
          <table:table-cell office:value-type="string" calcext:value-type="string">
            <text:p>bien venga el buen cauallero |sobre todos los omes del mundo </text:p>
          </table:table-cell>
          <table:table-cell office:value-type="string" calcext:value-type="string">
            <text:p>e gridavano tutti a una boce e a uno grido: ¡s «Sire, sopra tutti quelli del mondo siate voi il trasbenvenuto, </text:p>
          </table:table-cell>
          <table:table-cell table:number-columns-repeated="1016"/>
        </table:table-row>
        <table:table-row table:style-name="ro16">
          <table:table-cell office:value-type="float" office:value="1008" calcext:value-type="float">
            <text:p>1008</text:p>
          </table:table-cell>
          <table:table-cell office:value-type="string" calcext:value-type="string">
            <text:p>qui nostre grant duel avés torné en grant joie !» A tel feste ont laiens Lancelot receu </text:p>
          </table:table-cell>
          <table:table-cell office:value-type="string" calcext:value-type="string">
            <text:p>Car nostre grant duel auez atorne a ioie. a tous iors mais. A tel Ioie out lanc̃. receut. </text:p>
          </table:table-cell>
          <table:table-cell office:value-type="string" calcext:value-type="string">
            <text:p>qui nostre grant doel aues torne a ioie tel feste |et a tel ioie ont laiens receu lancelot. </text:p>
          </table:table-cell>
          <table:table-cell office:value-type="string" calcext:value-type="string">
            <text:p>qui nostre grant deul auez toͬne en grant ioye telle feste ont leans receu lancelot. </text:p>
          </table:table-cell>
          <table:table-cell office:value-type="string" calcext:value-type="string">
            <text:p>quy nostre grant deul aues tourne en ioye. A telle feste ont leans lancelot receu.</text:p>
          </table:table-cell>
          <table:table-cell office:value-type="string" calcext:value-type="string">
            <text:p>Que nuestro duelo torno en alegria |A tal Plazer y a tal alegria fue lançarote rrescebido enel castillo </text:p>
          </table:table-cell>
          <table:table-cell office:value-type="string" calcext:value-type="string">
            <text:p>ché nostro gran duolo avete menato in nostra gran gioiab». |BoIn tale gioia e in tale festa ânno Lancellotto là entro ritenuto, </text:p>
          </table:table-cell>
          <table:table-cell table:number-columns-repeated="1016"/>
        </table:table-row>
        <table:table-row table:style-name="ro20">
          <table:table-cell office:value-type="float" office:value="1009" calcext:value-type="float">
            <text:p>1009</text:p>
          </table:table-cell>
          <table:table-cell office:value-type="string" calcext:value-type="string">
            <text:p>et quant il ont la damoisele descendue devant son mestre palés, </text:p>
          </table:table-cell>
          <table:table-cell office:value-type="string" calcext:value-type="string">
            <text:p>Et quant il ot la damoisele descendue deuant son palais </text:p>
          </table:table-cell>
          <table:table-cell office:value-type="string" calcext:value-type="string">
            <text:p>Et quant il ot la dame PA descendu deuant son maistre palais </text:p>
          </table:table-cell>
          <table:table-cell office:value-type="string" calcext:value-type="string">
            <text:p>Et quant il eut descendu la damoisele deuant son maistre palays. </text:p>
          </table:table-cell>
          <table:table-cell office:value-type="string" calcext:value-type="string">
            <text:p>Et quant il eust cenuoiee la damoyselle iusques deuant son maistre pallais/</text:p>
          </table:table-cell>
          <table:table-cell office:value-type="string" calcext:value-type="string">
            <text:p>como vos digo |e desque la donçella desçendio antesu gran palaçio </text:p>
          </table:table-cell>
          <table:table-cell office:value-type="string" calcext:value-type="string">
            <text:p>e quand’elli ebbe la damigella discenduta davanti suo mastro palagio, </text:p>
          </table:table-cell>
          <table:table-cell table:number-columns-repeated="1016"/>
        </table:table-row>
        <table:table-row table:style-name="ro21">
          <table:table-cell office:value-type="string" calcext:value-type="string">
            <text:p>1010|1011|1012|1013</text:p>
          </table:table-cell>
          <table:table-cell office:value-type="string" calcext:value-type="string">
            <text:p>si s’en volt aler maintenant, |kar il n’estoit mie encore plus de tierce. |Mais ele le prist al frain |et le fist descendre a fine force a </text:p>
          </table:table-cell>
          <table:table-cell office:value-type="string" calcext:value-type="string">
            <text:p>Si sen uoloit aler maintenant. |Car il niert encore plus de tierce. |mais ele le print au franc |et le fist descendre a fine force. </text:p>
          </table:table-cell>
          <table:table-cell office:value-type="string" calcext:value-type="string">
            <text:p>si sen volt aler |quar il nestoit mie plus de tierce.|mais elle le prist au frain </text:p>
          </table:table-cell>
          <table:table-cell office:value-type="string" calcext:value-type="string">
            <text:p>si sen uoult maintenant aller. |car il nestoit pas encor plus de tierce. |mais elle le print au fraing |et le fist descendre a fine force </text:p>
          </table:table-cell>
          <table:table-cell office:value-type="string" calcext:value-type="string">
            <text:p>si sen ueult lancelot aller |mes elle le print au fraing et le fist demourer a forche/ </text:p>
          </table:table-cell>
          <table:table-cell office:value-type="string" calcext:value-type="string">
            <text:p>luego se quiso yr don lançarote |que aun no hera mas de terçia mas ella lo tomo porel freno |e lo fiço decender a fina fuerça </text:p>
          </table:table-cell>
          <table:table-cell office:value-type="string" calcext:value-type="string">
            <text:p>si se ne vuole andare Lancellotto, ché non era mica ancor più di terza. |BeMa ella il prese al freno |e l fece discendere a fine forza, 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1014|1015</text:p>
          </table:table-cell>
          <table:table-cell office:value-type="string" calcext:value-type="string">
            <text:p>et dist: « |Par Sainte Crois. vos ne m’eschaperois mie ensi. » </text:p>
          </table:table-cell>
          <table:table-cell office:value-type="string" calcext:value-type="string">
            <text:p>et li dist. |Par foi sire cheualiers |ainsi ne meschaperes uos mie. </text:p>
          </table:table-cell>
          <table:table-cell office:value-type="string" calcext:value-type="string">
            <text:p>et li dist par sainte crois sire cheualiers vous ne mescaperes mie ensi. </text:p>
          </table:table-cell>
          <table:table-cell office:value-type="string" calcext:value-type="string">
            <text:p>et luy dist par saincte croix sire cheualier uous ne meschaperez pas ainsi. </text:p>
          </table:table-cell>
          <table:table-cell office:value-type="string" calcext:value-type="string">
            <text:p>et luy dist. |Tresdoulx cheualier uous ne me eschapperes pas ainsy. </text:p>
          </table:table-cell>
          <table:table-cell office:value-type="string" calcext:value-type="string">
            <text:p>e dixole |Por sancta cruz don cauallero vos no me escaparedes ansi </text:p>
          </table:table-cell>
          <table:table-cell office:value-type="string" calcext:value-type="string">
            <text:p>e gli disse:|Per santa croce, sire cavaliere, vo non mi scamperete mica insib. l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1016|1017</text:p>
          </table:table-cell>
          <table:table-cell office:value-type="string" calcext:value-type="string">
            <text:p>Lors le commande a desarmer et vaslet saillent avant |por fere son commandement a; </text:p>
          </table:table-cell>
          <table:table-cell office:value-type="string" calcext:value-type="string">
            <text:p>et lors li comande a desarmer. |et uarles saillent|por faire son coumandement. </text:p>
          </table:table-cell>
          <table:table-cell office:value-type="string" calcext:value-type="string">
            <text:p>Si llele fist descendre et desarmer </text:p>
          </table:table-cell>
          <table:table-cell office:value-type="string" calcext:value-type="string">
            <text:p>Lors le commande a desamer. |et uarletz saillent |pour faire son commandement </text:p>
          </table:table-cell>
          <table:table-cell office:value-type="string" calcext:value-type="string">
            <text:p>Lors commande |quil soit desarme. |Et uarletz saillent pour faire son commandement </text:p>
          </table:table-cell>
          <table:table-cell office:value-type="string" calcext:value-type="string">
            <text:p>e luego lo mando desarmar e los escuderos que y estauan fizieron luego su mandado </text:p>
          </table:table-cell>
          <table:table-cell office:value-type="string" calcext:value-type="string">
            <text:p>MAllor comanda |que di là entro |ch’elli il disarmassono, |e' valletti salgono avanti |per fare suo comandamento. </text:p>
          </table:table-cell>
          <table:table-cell table:number-columns-repeated="1016"/>
        </table:table-row>
        <table:table-row table:style-name="ro3">
          <table:table-cell office:value-type="float" office:value="1018" calcext:value-type="float">
            <text:p>1018</text:p>
          </table:table-cell>
          <table:table-cell table:number-columns-repeated="4"/>
          <table:table-cell table:style-name="ce3"/>
          <table:table-cell table:number-columns-repeated="1018"/>
        </table:table-row>
        <table:table-row table:style-name="ro15">
          <table:table-cell office:value-type="string" calcext:value-type="string">
            <text:p>1019|1020</text:p>
          </table:table-cell>
          <table:table-cell office:value-type="string" calcext:value-type="string">
            <text:p><text:span text:style-name="T1">et tantost  | </text:span>com il ot son hialme osté |et ele le conut, </text:p>
          </table:table-cell>
          <table:table-cell office:value-type="string" calcext:value-type="string">
            <text:p>et tantost comme il a oste son hiamre ele le quenoit. </text:p>
          </table:table-cell>
          <table:table-cell office:value-type="string" calcext:value-type="string">
            <text:p><text:span text:style-name="T1">et tantost | </text:span>comme il fu desarmes le connut elle </text:p>
          </table:table-cell>
          <table:table-cell office:value-type="string" calcext:value-type="string">
            <text:p><text:span text:style-name="T1">Et tantost  | </text:span>quil a oste son heaume elle le cognoist. </text:p>
          </table:table-cell>
          <table:table-cell office:value-type="string" calcext:value-type="string">
            <text:p><text:span text:style-name="T1">et tantost | </text:span>quil eust son heaulme oste si le cengneust bien </text:p>
          </table:table-cell>
          <table:table-cell office:value-type="string" calcext:value-type="string">
            <text:p>e luego quele tiraron el yelmo la donzella corrio ael </text:p>
          </table:table-cell>
          <table:table-cell office:value-type="string" calcext:value-type="string">
            <text:p>eE tantosto com’egli à suo elmo trat- to, il cognosce la damigella, 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1021|1022</text:p>
          </table:table-cell>
          <table:table-cell office:value-type="string" calcext:value-type="string">
            <text:p>si li cort les bras tendus |et le volt baisier en la boche, </text:p>
          </table:table-cell>
          <table:table-cell office:value-type="string" calcext:value-type="string">
            <text:p>Si li cort les bras tandus |et le uet baisier a force en la boche. </text:p>
          </table:table-cell>
          <table:table-cell office:value-type="string" calcext:value-type="string">
            <text:p>et le corut acoler |et baisier le volt elle </text:p>
          </table:table-cell>
          <table:table-cell office:value-type="string" calcext:value-type="string">
            <text:p>si luy coure les braz tenduz et le uoult baiser en la bouche. </text:p>
          </table:table-cell>
          <table:table-cell office:value-type="string" calcext:value-type="string">
            <text:p>si luy sault les bras tenduz |et le uouloit baisier en la bouche </text:p>
          </table:table-cell>
          <table:table-cell office:value-type="string" calcext:value-type="string">
            <text:p>e echole los braços al cuello </text:p>
          </table:table-cell>
          <table:table-cell office:value-type="string" calcext:value-type="string">
            <text:p>si gli corre le braccia tendute e l volea basciare nella bocca, </text:p>
          </table:table-cell>
          <table:table-cell table:number-columns-repeated="1016"/>
        </table:table-row>
        <table:table-row table:style-name="ro3">
          <table:table-cell office:value-type="float" office:value="1023" calcext:value-type="float">
            <text:p>1023</text:p>
          </table:table-cell>
          <table:table-cell office:value-type="string" calcext:value-type="string">
            <text:p>quant il li guenchist, </text:p>
          </table:table-cell>
          <table:table-cell office:value-type="string" calcext:value-type="string">
            <text:p>quant il li guenchit </text:p>
          </table:table-cell>
          <table:table-cell office:value-type="string" calcext:value-type="string">
            <text:p>mais il guenchist. </text:p>
          </table:table-cell>
          <table:table-cell office:value-type="string" calcext:value-type="string">
            <text:p>et il guenchist. </text:p>
          </table:table-cell>
          <table:table-cell office:value-type="string" calcext:value-type="string">
            <text:p>quant il se destourna </text:p>
          </table:table-cell>
          <table:table-cell/>
          <table:table-cell office:value-type="string" calcext:value-type="string">
            <text:p>quand’e si storse </text:p>
          </table:table-cell>
          <table:table-cell table:number-columns-repeated="1016"/>
        </table:table-row>
        <table:table-row table:style-name="ro24">
          <table:table-cell office:value-type="string" calcext:value-type="string">
            <text:p>1024|1025|1026|1027|1028|1029|1030|1031</text:p>
          </table:table-cell>
          <table:table-cell office:value-type="string" calcext:value-type="string">
            <text:p>et ele li baise la face et le col et le menton, |puis que autre chose n’em puet avoir ; |si plore de pitié |et li dist: « |Ha, gentilx chevaliers, |tant vos avoie desirré a veoir |ains |que je moreuisse! </text:p>
          </table:table-cell>
          <table:table-cell office:value-type="string" calcext:value-type="string">
            <text:p>ele li baise la boche et le col et le menton. |puis que autre chose nen puet auoir. |Si pleure de pitie |et dit |ha: gentiz cheualiers |tant uos auoie desire a ueoir. |ains que ie morisse. </text:p>
          </table:table-cell>
          <table:table-cell office:value-type="string" calcext:value-type="string">
            <text:p>Et elle li baise le col et la face et le menton et pleure de pitie. |Et dist. |Ha : gentiex cheualiers. |tant vous auoie desire a ueoir |aincois que iou morusse. </text:p>
          </table:table-cell>
          <table:table-cell office:value-type="string" calcext:value-type="string">
            <text:p>et elle luy baille la face et le coul et le menton. |puis quautre chose nen puet auoir. |si pleure de pitie |et luy dist haa gentil cheualier|tant uous auoye desire a ueoir auant |que ie mourusse. </text:p>
          </table:table-cell>
          <table:table-cell office:value-type="string" calcext:value-type="string">
            <text:p>et elle luy baise le col/ |et puys pleure de pitie et dist/ Gentil cheualier tant ie uous auoye desire a uoir |auant que ie mourusse/ </text:p>
          </table:table-cell>
          <table:table-cell office:value-type="string" calcext:value-type="string">
            <text:p>e enla faz e començo a llorar con piedad |e dixo |ay señor quanto vos deseaua ver |anteque muriese </text:p>
          </table:table-cell>
          <table:table-cell office:value-type="string" calcext:value-type="string">
            <text:p>ed ella il baciò nel collo e la faccia e l mento, |poscia che altra cosa none può avere. |Si piagne di piatà |e gli disse: |Hal, gentile cavaliere, tanto voi avea disiderato di vedere |inanzi ch’io morisse! 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1032|1033</text:p>
          </table:table-cell>
          <table:table-cell office:value-type="string" calcext:value-type="string">
            <text:p>Mais comment l’avez vos puis fet?,|Et il li dist : « Bien, Dieu merci. — </text:p>
          </table:table-cell>
          <table:table-cell office:value-type="string" calcext:value-type="string">
            <text:p>Mais coment lauez uos puis fait |que ie ne uos ui. |et il dit mout bien la dieu merci. </text:p>
          </table:table-cell>
          <table:table-cell office:value-type="string" calcext:value-type="string">
            <text:p>Mais comment laues vous puis fait </text:p>
          </table:table-cell>
          <table:table-cell office:value-type="string" calcext:value-type="string">
            <text:p>mais comment lauez uous puys fait. |et il luy dist. bien dieu merey. et</text:p>
          </table:table-cell>
          <table:table-cell office:value-type="string" calcext:value-type="string">
            <text:p>et comment uenistes ceste part/ </text:p>
          </table:table-cell>
          <table:table-cell office:value-type="string" calcext:value-type="string">
            <text:p>e como vos a ydo despues |que vos vi muy bien dixo lançarote |merçed a dios señor dixo la donçella </text:p>
          </table:table-cell>
          <table:table-cell office:value-type="string" calcext:value-type="string">
            <text:p>Ma come l’avete voi poscia fatto |ch’io non vo vidi?». |Ed e' le disse: Bene, Dio mercé. 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1034|1035|1036</text:p>
          </table:table-cell>
          <table:table-cell office:value-type="string" calcext:value-type="string">
            <text:p>Et ceste part, fet ele, |comment venistes vos, |qui avant ier vos en partistes ? — </text:p>
          </table:table-cell>
          <table:table-cell office:value-type="string" calcext:value-type="string">
            <text:p>Et ceste part fait ele |comment uenistes uos |qui auant ier uos en partites. </text:p>
          </table:table-cell>
          <table:table-cell office:value-type="string" calcext:value-type="string">
            <text:p>et comment uenistes vous ceste part. </text:p>
          </table:table-cell>
          <table:table-cell office:value-type="string" calcext:value-type="string">
            <text:p>comment estes uous uenu ceste part |qui auant hier uous en partistes.</text:p>
          </table:table-cell>
          <table:table-cell office:value-type="string" calcext:value-type="string">
            <text:p>car auant hyer uous en partistes. </text:p>
          </table:table-cell>
          <table:table-cell office:value-type="string" calcext:value-type="string">
            <text:p>como vos auino de venir asi contraesta parte |que aun tan poco a |que vos partistes demi </text:p>
          </table:table-cell>
          <table:table-cell office:value-type="string" calcext:value-type="string">
            <text:p>— E n queste parti come veniste voi |ch’uguanno vo ne partiste? </text:p>
          </table:table-cell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por buena fee </text:p>
          </table:table-cell>
          <table:table-cell table:number-columns-repeated="1017"/>
        </table:table-row>
        <table:table-row table:style-name="ro29">
          <table:table-cell office:value-type="string" calcext:value-type="string">
            <text:p>1037|1038|1039|1040</text:p>
          </table:table-cell>
          <table:table-cell office:value-type="string" calcext:value-type="string">
            <text:p>Par foi, fet il, une grant acheison. m’i amena. »|Si li conte |comment. I. chevalier o unes armes vermeilles l’avoit apelé de traïson a la cort le roi Artu por la mort de Meleagan; |si l’en covient a deffendre en la cort le roi Baudemagu. « </text:p>
          </table:table-cell>
          <table:table-cell office:value-type="string" calcext:value-type="string">
            <text:p>Par foi fait il une grant ocoisons mi amena. |Puis li conte coment uns cheualiers a unes armes uermeilles lauoit apele de traisson a la cort le roi artu. por la mort de meleagͣ. |Si li couient a desfandre en la cort le roi bademagu de gorre. </text:p>
          </table:table-cell>
          <table:table-cell office:value-type="string" calcext:value-type="string">
            <text:p>Et il li dist. bien dieu merci. |et vne ocoison mi amena. |Si dist |comment vns cheualiers a vnes armes uermeilles lauoit apele de traison en la cort le roy artu pour la mort melyagant. |si men conuient a desfendre en la cort le roy baudemagu. </text:p>
          </table:table-cell>
          <table:table-cell office:value-type="string" calcext:value-type="string">
            <text:p>Par foy fait il une grande achoison me y amena. |si luy compte |comment ung cheualier unes armes uermeilles lauoit appelle de traison a la court du roy artus pour amour de meleagant |si luy en conuient deffendre en la court du roy bandemagu. </text:p>
          </table:table-cell>
          <table:table-cell office:value-type="string" calcext:value-type="string">
            <text:p>Par ma foy fait il ung cheualier a unes armes uermeilles ma appelle de traison en la court du roy artus. |pour la mort de melleag. si men conuient a deffendre en la court du roy bademagus/ </text:p>
          </table:table-cell>
          <table:table-cell office:value-type="string" calcext:value-type="string">
            <text:p>dixo lançarote |Por buena auentura que me auino |e luego le Conto |como vn cauallero le Recto de traiçion enla corte del Rey artur |Porla muerte de meliangas |e heme a defender enla corte del Rey bandemagus ay señor |dixo ella </text:p>
          </table:table-cell>
          <table:table-cell office:value-type="string" calcext:value-type="string">
            <text:p>-Per fé, diss’elli, una gran cagione mi ci mena».|Si-lle conta |come uno cavaliere a une armi vermiglie l’avea apellato di tradigione nella corte del re Artù per Melegant, |sì me ne convien a andare a difendere nella corte del re Bando di Maguzo». |—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1041|1042|1043</text:p>
          </table:table-cell>
          <table:table-cell office:value-type="string" calcext:value-type="string">
            <text:p>Ha, fet ele, je sai bien |qui il est. |C’est Argodras li Ros et li chevaliers </text:p>
          </table:table-cell>
          <table:table-cell office:value-type="string" calcext:value-type="string">
            <text:p>Ha; fait ele ie sas bien |qui il est. |Cest agodras li rous. et li cheualiers cui uos auez ocis </text:p>
          </table:table-cell>
          <table:table-cell office:value-type="string" calcext:value-type="string">
            <text:p>ha y fait elle iou sai bien |qui il est |Cest argondrass li rous. |Et li cheualiers </text:p>
          </table:table-cell>
          <table:table-cell office:value-type="string" calcext:value-type="string">
            <text:p>Haa sire fait elle ie scay bien |quil est. cest arqodras le roux. et le cheualier</text:p>
          </table:table-cell>
          <table:table-cell office:value-type="string" calcext:value-type="string">
            <text:p>Haa fait elle ie scay bien |qui il est |cest argorindes le roux/ |et le cheualier </text:p>
          </table:table-cell>
          <table:table-cell office:value-type="string" calcext:value-type="string">
            <text:p>yo se quien es cauallero |Ca es argodras el Rubio hermano del cauallero </text:p>
          </table:table-cell>
          <table:table-cell office:value-type="string" calcext:value-type="string">
            <text:p>eHal, diss’ella, |io so bene |chi egli è, |ciò è Argondras il Rosso; il cavaliere </text:p>
          </table:table-cell>
          <table:table-cell table:number-columns-repeated="1016"/>
        </table:table-row>
        <table:table-row table:style-name="ro15">
          <table:table-cell office:value-type="float" office:value="1044" calcext:value-type="float">
            <text:p>1044</text:p>
          </table:table-cell>
          <table:table-cell office:value-type="string" calcext:value-type="string">
            <text:p>que vos avés hui ocis et ars estoit ses freres; </text:p>
          </table:table-cell>
          <table:table-cell office:value-type="string" calcext:value-type="string">
            <text:p>et ars hui en cest ior. estoit ses freres.</text:p>
          </table:table-cell>
          <table:table-cell office:value-type="string" calcext:value-type="string">
            <text:p>que vous aues ochis |et ars estoit ses freres. </text:p>
          </table:table-cell>
          <table:table-cell office:value-type="string" calcext:value-type="string">
            <text:p>que uous auez huy occis |et ars estoit son frere. </text:p>
          </table:table-cell>
          <table:table-cell office:value-type="string" calcext:value-type="string">
            <text:p>que uous aues occy |et ars estoit son frere/ </text:p>
          </table:table-cell>
          <table:table-cell office:value-type="string" calcext:value-type="string">
            <text:p>que agora matastes </text:p>
          </table:table-cell>
          <table:table-cell office:value-type="string" calcext:value-type="string">
            <text:p>che voi avete morto e arso era suo fratello,</text:p>
          </table:table-cell>
          <table:table-cell table:number-columns-repeated="1016"/>
        </table:table-row>
        <table:table-row table:style-name="ro3">
          <table:table-cell office:value-type="float" office:value="1045" calcext:value-type="float">
            <text:p>1045</text:p>
          </table:table-cell>
          <table:table-cell office:value-type="string" calcext:value-type="string">
            <text:p>si ne sai </text:p>
          </table:table-cell>
          <table:table-cell office:value-type="string" calcext:value-type="string">
            <text:p>Si ne sai </text:p>
          </table:table-cell>
          <table:table-cell office:value-type="string" calcext:value-type="string">
            <text:p>si ne sai </text:p>
          </table:table-cell>
          <table:table-cell table:number-columns-repeated="2" office:value-type="string" calcext:value-type="string">
            <text:p>si ne scay </text:p>
          </table:table-cell>
          <table:table-cell office:value-type="string" calcext:value-type="string">
            <text:p>mas señor no se </text:p>
          </table:table-cell>
          <table:table-cell office:value-type="string" calcext:value-type="string">
            <text:p>sì non so </text:p>
          </table:table-cell>
          <table:table-cell table:number-columns-repeated="1016"/>
        </table:table-row>
        <table:table-row table:style-name="ro16">
          <table:table-cell office:value-type="string" calcext:value-type="string">
            <text:p>1046|1047|1048|1049</text:p>
          </table:table-cell>
          <table:table-cell office:value-type="string" calcext:value-type="string">
            <text:p>que vos puissiés fere, |kar se mes peres |set |que vos aiés ocis Meleagan, je criem</text:p>
          </table:table-cell>
          <table:table-cell office:value-type="string" calcext:value-type="string">
            <text:p>que uos en puissiez faire. |Car ce mes peres cest |que uos auez ocis mel̾. mon frere ie crien </text:p>
          </table:table-cell>
          <table:table-cell office:value-type="string" calcext:value-type="string">
            <text:p>que vous puissies faire. |Car se mes peres set vraiement |que vous aues melyagant ocis. Iou criem </text:p>
          </table:table-cell>
          <table:table-cell office:value-type="string" calcext:value-type="string">
            <text:p>que uous puissez faire. |car se mon pere sceit de uray|que uous auez occis meleagant iay paour </text:p>
          </table:table-cell>
          <table:table-cell office:value-type="string" calcext:value-type="string">
            <text:p>que puissies faire/ |car se mon pere scait |que uous aies occis melleagant ie crains </text:p>
          </table:table-cell>
          <table:table-cell office:value-type="string" calcext:value-type="string">
            <text:p>que vos faga ca e miedo |que si mi padre sabe como matastes a meliangas </text:p>
          </table:table-cell>
          <table:table-cell office:value-type="string" calcext:value-type="string">
            <text:p>che voi ve ne possiate fare, |ché se mio padre el re Bando sa veracemente |che voi abiate ucciso Meleagante, io temo 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1050|1051|1052|1053|1054|1055</text:p>
          </table:table-cell>
          <table:table-cell office:value-type="string" calcext:value-type="string">
            <text:p>qu’il ne vos face ocirre por le grant duel |qu’il avra des noveles. — |Coment ? fet Lancelos, |nel set il mie encore ? — |Certes, sire, nenil; |si est Meleagans en cest païs aportés plus a de XV. jors </text:p>
          </table:table-cell>
          <table:table-cell office:value-type="string" calcext:value-type="string">
            <text:p>que il ne uos face ocirre por le grant duel |que il en auoi. Coument fait lanc̃. ne le cest il encore pas. |Si maist diex fait ele nenil. |Si est mell. aporte en cest pais bien a .xu. iors. </text:p>
          </table:table-cell>
          <table:table-cell office:value-type="string" calcext:value-type="string">
            <text:p>quil ne vous face ocirre. pour le grant doel |quil en aura. |Comment fait lancelot ne le set il mie encore. |Si mait diex fait elle nenil. |Si est melygant amenez er cest pais. XV. iors a passes. </text:p>
          </table:table-cell>
          <table:table-cell office:value-type="string" calcext:value-type="string">
            <text:p>quil uous face occire pour le grant deul |quil aura des nouuelles. |Comment fait lancelot ne le sceit il encores pas |Si maist dieu fait elle nennil. |si a este meleagant apporte en ce pays plus de .xx. iours a. </text:p>
          </table:table-cell>
          <table:table-cell office:value-type="string" calcext:value-type="string">
            <text:p>quil ne uous fache occire. |comment fait lancelot. ne scait il pas encore |qui se a fait. |se maist dieux nennil fait elle |Si est melleagant apporte en ce pays .xu. iours a passes/ </text:p>
          </table:table-cell>
          <table:table-cell office:value-type="string" calcext:value-type="string">
            <text:p>que vos faga matar porel gran pesar |que abra destas nuebas |como dixo lançarote |no lo sabe ansi me ayude dios dixo ella | no maguer | que a quinze dias | que an traido aesta tierra el cuerpo de meliangas </text:p>
          </table:table-cell>
          <table:table-cell office:value-type="string" calcext:value-type="string">
            <text:p>che non voi faccia uccidere per lo gran duolo |ch’elli n’arà di suo figliuolo, |ché troppo l’amava. |—Come, disse Lancellotto, |nol sa elli mica ancora? |— Se m’aiuti Iddio, diss’ella, non. |Si è elli recato in questo paese più di Xv. giorni fa 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0">
          <table:table-cell office:value-type="float" office:value="1056" calcext:value-type="float">
            <text:p>1056</text:p>
          </table:table-cell>
          <table:table-cell office:value-type="string" calcext:value-type="string">
            <text:p>et est el chastel des Illl. Pierres et le gardent iluec si celeement </text:p>
          </table:table-cell>
          <table:table-cell office:value-type="string" calcext:value-type="string">
            <text:p>et est el chastel de .iiii. pierres. |et le gardent la | si celeement </text:p>
          </table:table-cell>
          <table:table-cell office:value-type="string" calcext:value-type="string">
            <text:p>si gist el castel des. iiij. pierres. |Et le gardent illueques si celeement </text:p>
          </table:table-cell>
          <table:table-cell office:value-type="string" calcext:value-type="string">
            <text:p><text:span text:style-name="T1">et est ou chastel des quatre pierres.  | </text:span>et le gardent ilec |si celeement</text:p>
          </table:table-cell>
          <table:table-cell office:value-type="string" calcext:value-type="string">
            <text:p>et est au chastel des quatre pierres. |Et le gardent illec | si celleement </text:p>
          </table:table-cell>
          <table:table-cell office:value-type="string" calcext:value-type="string">
            <text:p>mas tienenlo enel castillo delas quatro piedras muy encubiertamente </text:p>
          </table:table-cell>
          <table:table-cell office:value-type="string" calcext:value-type="string">
            <text:p>ed è il corpo con tutto il capo nel castello di Quatro Pieri, |e l guardano nel luogo si celatamente 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0">
          <table:table-cell office:value-type="string" calcext:value-type="string">
            <text:p>1057|1058</text:p>
          </table:table-cell>
          <table:table-cell office:value-type="string" calcext:value-type="string">
            <text:p>que li rois n’en set encore riens:|si en covendra esploitier al plus sagement que vos porrois. </text:p>
          </table:table-cell>
          <table:table-cell office:value-type="string" calcext:value-type="string">
            <text:p>que li rois nen cest encore riens. |si uos en couenra esploitier au plus saigement | que uos porrois</text:p>
          </table:table-cell>
          <table:table-cell office:value-type="string" calcext:value-type="string">
            <text:p>que li roys nen set encore noient. |Si vous en conuendra esploitier au plus tost |que vous porres. </text:p>
          </table:table-cell>
          <table:table-cell office:value-type="string" calcext:value-type="string">
            <text:p>que le roy nen scait ores riens |Si uous conuiendra esploicter au plus sagement |que uous pourrez. </text:p>
          </table:table-cell>
          <table:table-cell office:value-type="string" calcext:value-type="string">
            <text:p>que se roy nen scait encores riens:</text:p>
          </table:table-cell>
          <table:table-cell office:value-type="string" calcext:value-type="string">
            <text:p>|quelo no sepa su Padre |e ansi vos conuiene de vos encubrir muy sabiamente </text:p>
          </table:table-cell>
          <table:table-cell office:value-type="string" calcext:value-type="string">
            <text:p>che il re non ne sa ancora nulla; |si vo ne converà portare al più saggiamente |che vo' potrete.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1059|1060|1061</text:p>
          </table:table-cell>
          <table:table-cell office:value-type="string" calcext:value-type="string">
            <text:p>Mes a|quant est li jors |que vos vos en devés deffendre? » </text:p>
          </table:table-cell>
          <table:table-cell office:value-type="string" calcext:value-type="string">
            <text:p>Et quant est li iors que uos nous en deuez desfandre. </text:p>
          </table:table-cell>
          <table:table-cell office:value-type="string" calcext:value-type="string">
            <text:p>Mais a quant est li iors. |que vous en baes a desfendre. </text:p>
          </table:table-cell>
          <table:table-cell office:value-type="string" calcext:value-type="string">
            <text:p>mais quant est le iour |que uous uous en deuez deffendre. </text:p>
          </table:table-cell>
          <table:table-cell office:value-type="string" calcext:value-type="string">
            <text:p><text:s/>mes dictes moy a |quant est le iour |que uous uous deuez deffendre.</text:p>
          </table:table-cell>
          <table:table-cell office:value-type="string" calcext:value-type="string">
            <text:p>mas quando es el dia |que vos auedes de defender el dia dela magdalena </text:p>
          </table:table-cell>
          <table:table-cell office:value-type="string" calcext:value-type="string">
            <text:p>Ma quando est il giorno |che vo' ve ne dovete difendere?».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1062|1063|1064</text:p>
          </table:table-cell>
          <table:table-cell office:value-type="string" calcext:value-type="string">
            <text:p>Et il dist |que c’est le jor de la Magdalaine. « |Or vos en conseut Diex, fet ele. </text:p>
          </table:table-cell>
          <table:table-cell office:value-type="string" calcext:value-type="string">
            <text:p>et il dit |que cest le ior de la magelainne. |Or uas en consaut fait ele diex. </text:p>
          </table:table-cell>
          <table:table-cell office:value-type="string" calcext:value-type="string">
            <text:p>Et il dist |que chou est le ior de la magdalaine.|Or vous en consaut diex fait elle. </text:p>
          </table:table-cell>
          <table:table-cell office:value-type="string" calcext:value-type="string">
            <text:p>et il luy dit |que cest le iour de la magdalene. |Or uous en conseille dieu fait elle. </text:p>
          </table:table-cell>
          <table:table-cell office:value-type="string" calcext:value-type="string">
            <text:p>Et il dit |que cest au iour de la magdalaine. |Or uous conseille dieu fait elle: </text:p>
          </table:table-cell>
          <table:table-cell office:value-type="string" calcext:value-type="string">
            <text:p>dixo lançarote |si dios me ayude dixo la donçella </text:p>
          </table:table-cell>
          <table:table-cell office:value-type="string" calcext:value-type="string">
            <text:p>Ed e' dice el di della Madalena. |e. |Or vo ne consigli lddio, diss’ella, </text:p>
          </table:table-cell>
          <table:table-cell table:number-columns-repeated="1016"/>
        </table:table-row>
        <table:table-row table:style-name="ro3">
          <table:table-cell office:value-type="float" office:value="1065" calcext:value-type="float">
            <text:p>1065</text:p>
          </table:table-cell>
          <table:table-cell office:value-type="string" calcext:value-type="string">
            <text:p>kar j’ai grant poor </text:p>
          </table:table-cell>
          <table:table-cell office:value-type="string" calcext:value-type="string">
            <text:p>que iai grant paour </text:p>
          </table:table-cell>
          <table:table-cell office:value-type="string" calcext:value-type="string">
            <text:p>quar iou ai grant doute</text:p>
          </table:table-cell>
          <table:table-cell office:value-type="string" calcext:value-type="string">
            <text:p>car iay grant doubte </text:p>
          </table:table-cell>
          <table:table-cell office:value-type="string" calcext:value-type="string">
            <text:p>car iay grant paour </text:p>
          </table:table-cell>
          <table:table-cell office:value-type="string" calcext:value-type="string">
            <text:p>yo he gran miedo </text:p>
          </table:table-cell>
          <table:table-cell office:value-type="string" calcext:value-type="string">
            <text:p>ch’i' ò gran dotta </text:p>
          </table:table-cell>
          <table:table-cell table:number-columns-repeated="1016"/>
        </table:table-row>
        <table:table-row table:style-name="ro21">
          <table:table-cell office:value-type="string" calcext:value-type="string">
            <text:p>1066|1067</text:p>
          </table:table-cell>
          <table:table-cell office:value-type="string" calcext:value-type="string">
            <text:p>que Argodras ne vos face anui par traïson. — |De ce, fet il, n’aiés ja garde! Tot son pooir en face, </text:p>
          </table:table-cell>
          <table:table-cell office:value-type="string" calcext:value-type="string">
            <text:p>que agodras ne uous face anui par traison. |De ce fait il naiez ia garde tout son pooir en face </text:p>
          </table:table-cell>
          <table:table-cell office:value-type="string" calcext:value-type="string">
            <text:p>que argondras ne vous face anui ou traison |De chou fait il naies ia garde |mais tout son pooir en face </text:p>
          </table:table-cell>
          <table:table-cell office:value-type="string" calcext:value-type="string">
            <text:p>que argodras uous face ennuy par traison. |De ce fait il face tout son pouoir. </text:p>
          </table:table-cell>
          <table:table-cell office:value-type="string" calcext:value-type="string">
            <text:p>que agarindes ne uous face auoir quel que trayson. </text:p>
          </table:table-cell>
          <table:table-cell office:value-type="string" calcext:value-type="string">
            <text:p>que vos el faga matar algodras |por Alguna traiçion deso dixo lançarote |no ayais Miedo |e el faga todo su poder Ca yo me guardare deGuisa </text:p>
          </table:table-cell>
          <table:table-cell office:value-type="string" calcext:value-type="string">
            <text:p>che Argondras non vo faccia invidia o tradigione. |— Di ciò, diss’elli, non abbiate già guardia: tutto suo podere ne faccia, 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1068|1069</text:p>
          </table:table-cell>
          <table:table-cell office:value-type="string" calcext:value-type="string">
            <text:p>que je n’en avrai ja poor. » |Assés parlerent cele nuit de maintes choses a </text:p>
          </table:table-cell>
          <table:table-cell office:value-type="string" calcext:value-type="string">
            <text:p>que ie ne le dout pas. Assez parleren cele nuit de maintes chosez. </text:p>
          </table:table-cell>
          <table:table-cell office:value-type="string" calcext:value-type="string">
            <text:p>quar iou nen aurai ia paour . |lele nuit fu lancelot moult a aise</text:p>
          </table:table-cell>
          <table:table-cell office:value-type="string" calcext:value-type="string">
            <text:p>car ie nen auray ia paour ne doute. |Assez parlerent celle nuyt de maintes chosss. </text:p>
          </table:table-cell>
          <table:table-cell office:value-type="string" calcext:value-type="string">
            <text:p>De ce fait il naiez ia paour. Assez parlent celle nuit de plusieurs choses </text:p>
          </table:table-cell>
          <table:table-cell office:value-type="string" calcext:value-type="string">
            <text:p>Que no aya del pabor |Conel ayuda de dios |Asi fablaron toda aquella noche de muchas cosas </text:p>
          </table:table-cell>
          <table:table-cell office:value-type="string" calcext:value-type="string">
            <text:p>ch’io non arò già paurab. |Assai parlarono quella notte di molte cose intra Lancellotto e la damigella, </text:p>
          </table:table-cell>
          <table:table-cell table:number-columns-repeated="1016"/>
        </table:table-row>
        <table:table-row table:style-name="ro18">
          <table:table-cell office:value-type="float" office:value="1070" calcext:value-type="float">
            <text:p>1070</text:p>
          </table:table-cell>
          <table:table-cell office:value-type="string" calcext:value-type="string">
            <text:p>et molt firent cil del chastel grant joie de lor dame </text:p>
          </table:table-cell>
          <table:table-cell office:value-type="string" calcext:value-type="string">
            <text:p>et mout firrent cil del chastel grant Ioie de lor dame </text:p>
          </table:table-cell>
          <table:table-cell office:value-type="string" calcext:value-type="string">
            <text:p>et moult firent cil del chastel ioie de lui et de lor dame. </text:p>
          </table:table-cell>
          <table:table-cell office:value-type="string" calcext:value-type="string">
            <text:p>et moult firent ceulx du chastel grant ioye de leur dame </text:p>
          </table:table-cell>
          <table:table-cell office:value-type="string" calcext:value-type="string">
            <text:p>et menlt firent ceulx du chasteau grant feste de lui et de leur dame </text:p>
          </table:table-cell>
          <table:table-cell office:value-type="string" calcext:value-type="string">
            <text:p>e Mucho façian gran alegria los del castillo porque asi auian cobrado a su señora </text:p>
          </table:table-cell>
          <table:table-cell office:value-type="string" calcext:value-type="string">
            <text:p>e molto feciono lquelli del castello! grande gioia di lor dama 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1071|1072</text:p>
          </table:table-cell>
          <table:table-cell office:value-type="string" calcext:value-type="string">
            <text:p>qu’il cuidoient avoir perdue, |et or l’ont saine et haîtie </text:p>
          </table:table-cell>
          <table:table-cell office:value-type="string" calcext:value-type="string">
            <text:p>que il cuidoient auoir perdue. |et orlat sainne et haitie. </text:p>
          </table:table-cell>
          <table:table-cell office:value-type="string" calcext:value-type="string">
            <text:p>que il quidoient auoir perdue. </text:p>
          </table:table-cell>
          <table:table-cell office:value-type="string" calcext:value-type="string">
            <text:p>quilz cuidoient auoir perdue. |et ores lont saine et haitie. </text:p>
          </table:table-cell>
          <table:table-cell office:value-type="string" calcext:value-type="string">
            <text:p>quilz cuidoient auoir perdue. </text:p>
          </table:table-cell>
          <table:table-cell office:value-type="string" calcext:value-type="string">
            <text:p>Que ayudauan ental manera Perder </text:p>
          </table:table-cell>
          <table:table-cell office:value-type="string" calcext:value-type="string">
            <text:p>ch’elli credieno aver perduta a tutto giorno mai, |e or l’ânno con esso loro sana e adatata. 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1073|1074|1075</text:p>
          </table:table-cell>
          <table:table-cell office:value-type="string" calcext:value-type="string">
            <text:p>Et al matin, |si tost|com li jors parut cler, se leva Lancelos </text:p>
          </table:table-cell>
          <table:table-cell office:value-type="string" calcext:value-type="string">
            <text:p>Et au matin |quant li iors aparut biax |et clers se leua lautre de son lit </text:p>
          </table:table-cell>
          <table:table-cell office:value-type="string" calcext:value-type="string">
            <text:p>Et au matin si tost|com li iors apparut |se leua lancelot et sarma </text:p>
          </table:table-cell>
          <table:table-cell office:value-type="string" calcext:value-type="string">
            <text:p>Et au matin |si tost|que le iour esclarsit |se leua lancelot. </text:p>
          </table:table-cell>
          <table:table-cell office:value-type="string" calcext:value-type="string">
            <text:p>Et au matin |si tost comment le iour apparut </text:p>
          </table:table-cell>
          <table:table-cell office:value-type="string" calcext:value-type="string">
            <text:p>e enla mañana |en quanto el dia aparesçio claro se leuanto lançarote </text:p>
          </table:table-cell>
          <table:table-cell office:value-type="string" calcext:value-type="string">
            <text:p>eAl mattino, |si tosto come il giorno apari chiaro, |si levò Lancellotto 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1076|1077|1078</text:p>
          </table:table-cell>
          <table:table-cell office:value-type="string" calcext:value-type="string">
            <text:p>et se parti de la damoisele, |quant il fu armés; |et ele le commande molt a Dieu </text:p>
          </table:table-cell>
          <table:table-cell office:value-type="string" calcext:value-type="string">
            <text:p>et se parti de la damoisele |Quant il fu armez la damoisele comande a </text:p>
          </table:table-cell>
          <table:table-cell office:value-type="string" calcext:value-type="string">
            <text:p>et prist congie a la damoisele. |et elle le commande a dilelu </text:p>
          </table:table-cell>
          <table:table-cell office:value-type="string" calcext:value-type="string">
            <text:p>si se party de la damoisele |quant il fu arme. |et elle le commanda moult a dieu</text:p>
          </table:table-cell>
          <table:table-cell office:value-type="string" calcext:value-type="string">
            <text:p>se leua lancelot et print congie de la damoiselle. |Et elle le commanda a dieu </text:p>
          </table:table-cell>
          <table:table-cell office:value-type="string" calcext:value-type="string">
            <text:p>e se partio dela donçella e des que fue armado |e la acomendo a dios Señor </text:p>
          </table:table-cell>
          <table:table-cell office:value-type="string" calcext:value-type="string">
            <text:p>e si parti dalla damigella |quand'e' fu armato, |ed ella il comandò molto a dDio </text:p>
          </table:table-cell>
          <table:table-cell table:number-columns-repeated="1016"/>
        </table:table-row>
        <table:table-row table:style-name="ro17">
          <table:table-cell office:value-type="float" office:value="1079" calcext:value-type="float">
            <text:p>1079</text:p>
          </table:table-cell>
          <table:table-cell office:value-type="string" calcext:value-type="string">
            <text:p>et li pria </text:p>
          </table:table-cell>
          <table:table-cell office:value-type="string" calcext:value-type="string">
            <text:p>dieu.et li prie </text:p>
          </table:table-cell>
          <table:table-cell office:value-type="string" calcext:value-type="string">
            <text:p>et li pria</text:p>
          </table:table-cell>
          <table:table-cell office:value-type="string" calcext:value-type="string">
            <text:p>et le pria </text:p>
          </table:table-cell>
          <table:table-cell office:value-type="string" calcext:value-type="string">
            <text:p>et lui pria </text:p>
          </table:table-cell>
          <table:table-cell office:value-type="string" calcext:value-type="string">
            <text:p>dixo la donçella | yo vos Ruego</text:p>
          </table:table-cell>
          <table:table-cell office:value-type="string" calcext:value-type="string">
            <text:p>e l priega molto dolcemente </text:p>
          </table:table-cell>
          <table:table-cell table:number-columns-repeated="1016"/>
        </table:table-row>
        <table:table-row table:style-name="ro17">
          <table:table-cell office:value-type="float" office:value="1080" calcext:value-type="float">
            <text:p>1080</text:p>
          </table:table-cell>
          <table:table-cell office:value-type="string" calcext:value-type="string">
            <text:p>qu’il s’en revenist par li al repairier; </text:p>
          </table:table-cell>
          <table:table-cell office:value-type="string" calcext:value-type="string">
            <text:p>que il sen reuenist par li au repairier. </text:p>
          </table:table-cell>
          <table:table-cell office:value-type="string" calcext:value-type="string">
            <text:p>quil reuenist par li au repairier. </text:p>
          </table:table-cell>
          <table:table-cell office:value-type="string" calcext:value-type="string">
            <text:p>quil sen reuenist par lie. </text:p>
          </table:table-cell>
          <table:table-cell office:value-type="string" calcext:value-type="string">
            <text:p>quil reuenist par elle au repairier. </text:p>
          </table:table-cell>
          <table:table-cell office:value-type="string" calcext:value-type="string">
            <text:p>Que al tornar vengades </text:p>
          </table:table-cell>
          <table:table-cell office:value-type="string" calcext:value-type="string">
            <text:p>che ritornasse per lo luogo a riparare. </text:p>
          </table:table-cell>
          <table:table-cell table:number-columns-repeated="1016"/>
        </table:table-row>
        <table:table-row table:style-name="ro16">
          <table:table-cell office:value-type="string" calcext:value-type="string">
            <text:p>1081|1082|1083|1084|1085|1086</text:p>
          </table:table-cell>
          <table:table-cell office:value-type="string" calcext:value-type="string">
            <text:p>et il dist |que si feroit il, |s’il pooit. |Si se remet en son chemin |et eirre tot le jor jusqu’al vespre |et lors aproche d’une riviere </text:p>
          </table:table-cell>
          <table:table-cell office:value-type="string" calcext:value-type="string">
            <text:p>et il dit |que si feroit il se il puet. |et il se remest en son chemin. |et erre iuscau uespre. |et lors aproche une riuiere </text:p>
          </table:table-cell>
          <table:table-cell office:value-type="string" calcext:value-type="string">
            <text:p>Et il li dist |que si feroit il |se il pooit. |si |se met en son chemin et esra toute iour iusques au soir. |Et lors aproche dune riuiere </text:p>
          </table:table-cell>
          <table:table-cell office:value-type="string" calcext:value-type="string">
            <text:p>et il dist |qui|si feroit il |sil pouoit. |si se mect en son chemin |et erre toute iour |iucquau uespre. |Et lors aprouche dune riuiere </text:p>
          </table:table-cell>
          <table:table-cell office:value-type="string" calcext:value-type="string">
            <text:p>Et il dit |que si feroit il sil pouoit. Il se met en son chemin |et erre iusques au soir. |Lors approuche de une riuiere </text:p>
          </table:table-cell>
          <table:table-cell office:value-type="string" calcext:value-type="string">
            <text:p>Por aqui de Grado dixo lançarote |si pudiere |e luego se metio enel camino |e andubo todo aquel dia porvna rribera ayuso fasta visperas </text:p>
          </table:table-cell>
          <table:table-cell office:value-type="string" calcext:value-type="string">
            <text:p>Ed e' dice |che sì farà elli|s’elli potrà, |si si rimette in suo camino |e va tutto giorno insin qua a vespero. |Allora apressima d’una riviera </text:p>
          </table:table-cell>
          <table:table-cell table:number-columns-repeated="1016"/>
        </table:table-row>
        <table:table-row table:style-name="ro17">
          <table:table-cell office:value-type="float" office:value="1087" calcext:value-type="float">
            <text:p>1087</text:p>
          </table:table-cell>
          <table:table-cell office:value-type="string" calcext:value-type="string">
            <text:p>que l’en apeloit Aglonde, </text:p>
          </table:table-cell>
          <table:table-cell office:value-type="string" calcext:value-type="string">
            <text:p>que len apele aglode. </text:p>
          </table:table-cell>
          <table:table-cell office:value-type="string" calcext:value-type="string">
            <text:p>que on apeloit agloride. </text:p>
          </table:table-cell>
          <table:table-cell office:value-type="string" calcext:value-type="string">
            <text:p>que len appelloit aglunde. </text:p>
          </table:table-cell>
          <table:table-cell office:value-type="string" calcext:value-type="string">
            <text:p>que len appelloit aglondes/ </text:p>
          </table:table-cell>
          <table:table-cell/>
          <table:table-cell office:value-type="string" calcext:value-type="string">
            <text:p>che l’uom chiamava Aglonda,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1088|1089</text:p>
          </table:table-cell>
          <table:table-cell office:value-type="string" calcext:value-type="string">
            <text:p>si en estoit l’eve molt parfonde|et molt noire. </text:p>
          </table:table-cell>
          <table:table-cell office:value-type="string" calcext:value-type="string">
            <text:p>et si en estoit leue parfonde |et mout noire. </text:p>
          </table:table-cell>
          <table:table-cell office:value-type="string" calcext:value-type="string">
            <text:p>si en estoit laigue moult parfonde. |et moult noire,</text:p>
          </table:table-cell>
          <table:table-cell office:value-type="string" calcext:value-type="string">
            <text:p>si estoit leaue moult parfonde |et moult noire </text:p>
          </table:table-cell>
          <table:table-cell/>
          <table:table-cell office:value-type="string" calcext:value-type="string">
            <text:p>e el agua hera fonda y negra </text:p>
          </table:table-cell>
          <table:table-cell office:value-type="string" calcext:value-type="string">
            <text:p>si era l’acqua molta perfonda e molto nera. 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1090|1091</text:p>
          </table:table-cell>
          <table:table-cell office:value-type="string" calcext:value-type="string">
            <text:p>Et quant il vint pres de l’eve, |si vit trois paveillons tendus pres de la rive; </text:p>
          </table:table-cell>
          <table:table-cell office:value-type="string" calcext:value-type="string">
            <text:p>et quant il uint pres de leue |si uit .iii. pauillons. tandus delez la riuiere. </text:p>
          </table:table-cell>
          <table:table-cell office:value-type="string" calcext:value-type="string">
            <text:p>Quant lancelos vint pres de laiglule |si y uit. iij. paueillons tendus.</text:p>
          </table:table-cell>
          <table:table-cell office:value-type="string" calcext:value-type="string">
            <text:p>et quant il uint pres de leans |si uit pres de la riue troys paueillons tenduz </text:p>
          </table:table-cell>
          <table:table-cell office:value-type="string" calcext:value-type="string">
            <text:p>si uoit trois paueillons tendus pres de la riuiere.</text:p>
          </table:table-cell>
          <table:table-cell office:value-type="string" calcext:value-type="string">
            <text:p>e desque fue çerca del agua vio tres tiendas çerca dela rribera </text:p>
          </table:table-cell>
          <table:table-cell office:value-type="string" calcext:value-type="string">
            <text:p>E quand’e venne a l’acqua, |si vide tre padiglioni tenduti presso della riviera, </text:p>
          </table:table-cell>
          <table:table-cell table:number-columns-repeated="1016"/>
        </table:table-row>
        <table:table-row table:style-name="ro17">
          <table:table-cell office:value-type="float" office:value="1092" calcext:value-type="float">
            <text:p>1092</text:p>
          </table:table-cell>
          <table:table-cell office:value-type="string" calcext:value-type="string">
            <text:p>si en estoit li uns grans et bials </text:p>
          </table:table-cell>
          <table:table-cell office:value-type="string" calcext:value-type="string">
            <text:p>et en estoit li uns grans et biax. </text:p>
          </table:table-cell>
          <table:table-cell office:value-type="string" calcext:value-type="string">
            <text:p>dont li vns estoit blans. </text:p>
          </table:table-cell>
          <table:table-cell office:value-type="string" calcext:value-type="string">
            <text:p>si y en auoit ung grant et beau. </text:p>
          </table:table-cell>
          <table:table-cell office:value-type="string" calcext:value-type="string">
            <text:p>si en estoit ung grant et blanc </text:p>
          </table:table-cell>
          <table:table-cell office:value-type="string" calcext:value-type="string">
            <text:p>e la vna hera muy grande e muy fermosa </text:p>
          </table:table-cell>
          <table:table-cell office:value-type="string" calcext:value-type="string">
            <text:p>si n’era l’uno molto grande e molto bello, </text:p>
          </table:table-cell>
          <table:table-cell table:number-columns-repeated="1016"/>
        </table:table-row>
        <table:table-row table:style-name="ro17">
          <table:table-cell office:value-type="float" office:value="1093" calcext:value-type="float">
            <text:p>1093</text:p>
          </table:table-cell>
          <table:table-cell office:value-type="string" calcext:value-type="string">
            <text:p>et li autre dui estoient moien. </text:p>
          </table:table-cell>
          <table:table-cell office:value-type="string" calcext:value-type="string">
            <text:p>et li autres estoient </text:p>
          </table:table-cell>
          <table:table-cell office:value-type="string" calcext:value-type="string">
            <text:p>et li autre doi moien estoient de autre color. </text:p>
          </table:table-cell>
          <table:table-cell office:value-type="string" calcext:value-type="string">
            <text:p>et les autres deux estoient moyens. </text:p>
          </table:table-cell>
          <table:table-cell office:value-type="string" calcext:value-type="string">
            <text:p>et les autres deux estoient noirs. </text:p>
          </table:table-cell>
          <table:table-cell office:value-type="string" calcext:value-type="string">
            <text:p>e las dos heran mas pequeñas </text:p>
          </table:table-cell>
          <table:table-cell office:value-type="string" calcext:value-type="string">
            <text:p>e gli altri due minori. </text:p>
          </table:table-cell>
          <table:table-cell table:number-columns-repeated="1016"/>
        </table:table-row>
        <table:table-row table:style-name="ro18">
          <table:table-cell office:value-type="float" office:value="1094" calcext:value-type="float">
            <text:p>1094</text:p>
          </table:table-cell>
          <table:table-cell office:value-type="string" calcext:value-type="string">
            <text:p>Et lors issi del greignor paveillon I. chevaliers tos desarmés </text:p>
          </table:table-cell>
          <table:table-cell office:value-type="string" calcext:value-type="string">
            <text:p>moien.et lors issi de lun des pauilons uns cheualiers tous armez </text:p>
          </table:table-cell>
          <table:table-cell office:value-type="string" calcext:value-type="string">
            <text:p>Et lors issi del pauellon vns cheualiers tous armes.</text:p>
          </table:table-cell>
          <table:table-cell office:value-type="string" calcext:value-type="string">
            <text:p>Et lors issy du plus grant des paueillons ung cheualier tout desarme </text:p>
          </table:table-cell>
          <table:table-cell office:value-type="string" calcext:value-type="string">
            <text:p>Et lors issist dun paueillen ung cheualier tout arme </text:p>
          </table:table-cell>
          <table:table-cell office:value-type="string" calcext:value-type="string">
            <text:p>e luego que ay llego lançarote vio salir dela mayor tienda vn cauallero desarmado </text:p>
          </table:table-cell>
          <table:table-cell office:value-type="string" calcext:value-type="string">
            <text:p>eAllora usci del padiglione uno cavaliere tutto disarmato </text:p>
          </table:table-cell>
          <table:table-cell table:number-columns-repeated="1016"/>
        </table:table-row>
        <table:table-row table:style-name="ro17">
          <table:table-cell office:value-type="string" calcext:value-type="string">
            <text:p>1095|1096</text:p>
          </table:table-cell>
          <table:table-cell office:value-type="string" calcext:value-type="string">
            <text:p>qui li dist |que bien soit il venus, </text:p>
          </table:table-cell>
          <table:table-cell office:value-type="string" calcext:value-type="string">
            <text:p>qui li dit|que bien soit il uenus. </text:p>
          </table:table-cell>
          <table:table-cell office:value-type="string" calcext:value-type="string">
            <text:p>qui li a dit |que bien soit il uenus </text:p>
          </table:table-cell>
          <table:table-cell office:value-type="string" calcext:value-type="string">
            <text:p>qui luy dist |que bien soit il uenu. </text:p>
          </table:table-cell>
          <table:table-cell office:value-type="string" calcext:value-type="string">
            <text:p>qui lui dist |que bien soit il uenu. </text:p>
          </table:table-cell>
          <table:table-cell office:value-type="string" calcext:value-type="string">
            <text:p>quele dixo |señor vien vengades </text:p>
          </table:table-cell>
          <table:table-cell office:value-type="string" calcext:value-type="string">
            <text:p>che gli disse bene sia elli venuto, </text:p>
          </table:table-cell>
          <table:table-cell table:number-columns-repeated="1016"/>
        </table:table-row>
        <table:table-row table:style-name="ro21">
          <table:table-cell office:value-type="string" calcext:value-type="string">
            <text:p>1097|1098</text:p>
          </table:table-cell>
          <table:table-cell office:value-type="string" calcext:value-type="string">
            <text:p>et il li rent maintenant son salu. «|Ha, sire, fet il, vos me samblés chevaliers errans </text:p>
          </table:table-cell>
          <table:table-cell office:value-type="string" calcext:value-type="string">
            <text:p>et il li rent tout maintenant son salu. |ha: Sire uos me sanblez cheualiers errans </text:p>
          </table:table-cell>
          <table:table-cell office:value-type="string" calcext:value-type="string">
            <text:p>Et il li rent son salu. |Biau sire ce dist li cheualiers del paueillon vous me sambles vns cheualiers errans. </text:p>
          </table:table-cell>
          <table:table-cell office:value-type="string" calcext:value-type="string">
            <text:p>et il luy rend son salu. |haa sire fait il uous me semblez cheualiers errans </text:p>
          </table:table-cell>
          <table:table-cell office:value-type="string" calcext:value-type="string">
            <text:p>Et il lui rent son salut. Beau sire uous semblez cheualier errant: </text:p>
          </table:table-cell>
          <table:table-cell office:value-type="string" calcext:value-type="string">
            <text:p>e lançarote le torno sus saludes |buen señor dixo el cauallero | <text:s/>dela tienda | vosme semejades Cauallero andante </text:p>
          </table:table-cell>
          <table:table-cell office:value-type="string" calcext:value-type="string">
            <text:p>ed e' gli rende immantanente suo saluto. |aHal, sire, disse il cavaliere del padiglione a Lancellotto, |vo mi sembiate cavaliere errante, 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1099|1100</text:p>
          </table:table-cell>
          <table:table-cell office:value-type="string" calcext:value-type="string">
            <text:p>et je aim tos cels |qui en tel mestier usent lor vie, </text:p>
          </table:table-cell>
          <table:table-cell office:value-type="string" calcext:value-type="string">
            <text:p>et ie ain tous seus |qui en tel maniere ussent lor uie. </text:p>
          </table:table-cell>
          <table:table-cell office:value-type="string" calcext:value-type="string">
            <text:p>et iaim tous chiaus |qui en tel maniere usent lor vie. </text:p>
          </table:table-cell>
          <table:table-cell office:value-type="string" calcext:value-type="string">
            <text:p>et iayme tous ceulx |qui en tel mestier leur uie usaent. </text:p>
          </table:table-cell>
          <table:table-cell office:value-type="string" calcext:value-type="string">
            <text:p>et iayme tous ceulx |qui en telle maniere usent leur uie: </text:p>
          </table:table-cell>
          <table:table-cell/>
          <table:table-cell office:value-type="string" calcext:value-type="string">
            <text:p>e io amo tutti quelli |che in tale maniera usano lor vita, </text:p>
          </table:table-cell>
          <table:table-cell table:number-columns-repeated="1016"/>
        </table:table-row>
        <table:table-row table:style-name="ro17">
          <table:table-cell office:value-type="float" office:value="1101" calcext:value-type="float">
            <text:p>1101</text:p>
          </table:table-cell>
          <table:table-cell office:value-type="string" calcext:value-type="string">
            <text:p>kar je meismes sui chevaliers errans </text:p>
          </table:table-cell>
          <table:table-cell office:value-type="string" calcext:value-type="string">
            <text:p>Et ie meismes sui cheualiers errans </text:p>
          </table:table-cell>
          <table:table-cell office:value-type="string" calcext:value-type="string">
            <text:p>Car iou meismes sui cheualiers errans. </text:p>
          </table:table-cell>
          <table:table-cell office:value-type="string" calcext:value-type="string">
            <text:p>Car ie mesmes suys cheualier errant. </text:p>
          </table:table-cell>
          <table:table-cell office:value-type="string" calcext:value-type="string">
            <text:p>car moy mesmes suis cheualier errant. </text:p>
          </table:table-cell>
          <table:table-cell/>
          <table:table-cell office:value-type="string" calcext:value-type="string">
            <text:p>ch’io medesimo sono cavaliere errante; 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1102|1103</text:p>
          </table:table-cell>
          <table:table-cell office:value-type="string" calcext:value-type="string">
            <text:p>et por ce vos vueil je proier |que vos herbergiés anuit mes o moi; </text:p>
          </table:table-cell>
          <table:table-cell office:value-type="string" calcext:value-type="string">
            <text:p>Si uos uoroie prier. |que uos herberresiez hui |mais auec moi ennuit. </text:p>
          </table:table-cell>
          <table:table-cell office:value-type="string" calcext:value-type="string">
            <text:p>et pour chou vous voeil iou proier |que vous vous herbergies hui |mais auec moi. </text:p>
          </table:table-cell>
          <table:table-cell office:value-type="string" calcext:value-type="string">
            <text:p>et pour ce uous uoudroye ie prier |que uous herbregez |mais huy auec moy.</text:p>
          </table:table-cell>
          <table:table-cell office:value-type="string" calcext:value-type="string">
            <text:p>Et pour ce | quil est temps de se hebergier uous censeille ie </text:p>
          </table:table-cell>
          <table:table-cell office:value-type="string" calcext:value-type="string">
            <text:p>e porque ya fue tiempo que yo mesmo fui cauallero andante Ruego vos |que esta noche aluerguedes Conmigo </text:p>
          </table:table-cell>
          <table:table-cell office:value-type="string" calcext:value-type="string">
            <text:p>e i' vo vorrei pregare |che voi albergaste stanotte con esso meco, 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1104|1105</text:p>
          </table:table-cell>
          <table:table-cell office:value-type="string" calcext:value-type="string">
            <text:p>kar se vos passés avant de ci, vos ne troverois |se forest non, si salvages </text:p>
          </table:table-cell>
          <table:table-cell office:value-type="string" calcext:value-type="string">
            <text:p>Car ce uos passez de ci uos ne trouerois ce fores non si sauuages: </text:p>
          </table:table-cell>
          <table:table-cell office:value-type="string" calcext:value-type="string">
            <text:p>Car se vous vous partes de ci vous ne trouueres hui|mais se fores non saluages. </text:p>
          </table:table-cell>
          <table:table-cell office:value-type="string" calcext:value-type="string">
            <text:p>car se uous passez plus auant uous ne trouuerez mais huy |que fourests si sauuages </text:p>
          </table:table-cell>
          <table:table-cell table:style-name="ce3"/>
          <table:table-cell office:value-type="string" calcext:value-type="string">
            <text:p>Ca si de aqui partides non fallaredes |sino floresta muy yerma | e saluaje</text:p>
          </table:table-cell>
          <table:table-cell office:value-type="string" calcext:value-type="string">
            <text:p>ché se voi passate di |qui vo' non troverete oggimai se non foresta si salvatica </text:p>
          </table:table-cell>
          <table:table-cell table:number-columns-repeated="1016"/>
        </table:table-row>
        <table:table-row table:style-name="ro17">
          <table:table-cell office:value-type="float" office:value="1106" calcext:value-type="float">
            <text:p>1106</text:p>
          </table:table-cell>
          <table:table-cell office:value-type="string" calcext:value-type="string">
            <text:p>que vos i porrois tost desvoier. </text:p>
          </table:table-cell>
          <table:table-cell office:value-type="string" calcext:value-type="string">
            <text:p>que uos i porrois moutost desuoier. </text:p>
          </table:table-cell>
          <table:table-cell office:value-type="string" calcext:value-type="string">
            <text:p>si que vous y porrois bien foruoier.</text:p>
          </table:table-cell>
          <table:table-cell office:value-type="string" calcext:value-type="string">
            <text:p>que uous y porez tost desuoyer. </text:p>
          </table:table-cell>
          <table:table-cell/>
          <table:table-cell office:value-type="string" calcext:value-type="string">
            <text:p>que no fallaredes do aluergar esta noche </text:p>
          </table:table-cell>
          <table:table-cell office:value-type="string" calcext:value-type="string">
            <text:p>che vo potrete molto tosto disviare; </text:p>
          </table:table-cell>
          <table:table-cell table:number-columns-repeated="1016"/>
        </table:table-row>
        <table:table-row table:style-name="ro17">
          <table:table-cell office:value-type="float" office:value="1107" calcext:value-type="float">
            <text:p>1107</text:p>
          </table:table-cell>
          <table:table-cell office:value-type="string" calcext:value-type="string">
            <text:p>Et il est bien tens de herbergier, </text:p>
          </table:table-cell>
          <table:table-cell office:value-type="string" calcext:value-type="string">
            <text:p>et il est bien tans de herbreger. </text:p>
          </table:table-cell>
          <table:table-cell office:value-type="string" calcext:value-type="string">
            <text:p>Et il est pres del uespre </text:p>
          </table:table-cell>
          <table:table-cell office:value-type="string" calcext:value-type="string">
            <text:p>et il est bien temps de herbreger </text:p>
          </table:table-cell>
          <table:table-cell table:number-columns-repeated="2"/>
          <table:table-cell office:value-type="string" calcext:value-type="string">
            <text:p>ed egli è bene tempo d’albergare, 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1108|1109</text:p>
          </table:table-cell>
          <table:table-cell office:value-type="string" calcext:value-type="string">
            <text:p>ce veés vos bien : |por ce vos lo </text:p>
          </table:table-cell>
          <table:table-cell office:value-type="string" calcext:value-type="string">
            <text:p>ce ueez uus. |Por ce uos loie|</text:p>
          </table:table-cell>
          <table:table-cell office:value-type="string" calcext:value-type="string">
            <text:p>si vous lo</text:p>
          </table:table-cell>
          <table:table-cell office:value-type="string" calcext:value-type="string">
            <text:p>comme uous uoyez |par ce uous loue ie</text:p>
          </table:table-cell>
          <table:table-cell/>
          <table:table-cell office:value-type="string" calcext:value-type="string">
            <text:p>e poresto vosloaria</text:p>
          </table:table-cell>
          <table:table-cell office:value-type="string" calcext:value-type="string">
            <text:p>ciò vedete voi bene: |perciò vo lodo in buona fé |che voi rimagniate, 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1110|1111|1112|1113|1114|1115|1116</text:p>
          </table:table-cell>
          <table:table-cell office:value-type="string" calcext:value-type="string">
            <text:p>que vos remanois et vos avrois ostel bel |et buen tot a vostre voloir. — |Bials sire, fet Lancelos, |puis qu’il vos plest, je remaindrai et por vostre proiere et|por ce |que vos dites |que vos estes chevaliers errans. a,</text:p>
          </table:table-cell>
          <table:table-cell office:value-type="string" calcext:value-type="string">
            <text:p><text:span text:style-name="T1">que uus remenois | </text:span>et uos aurois ostel et bel et bon au ren chois |Biax sire fait lanc̃ |des |que il uos plait ie remendrai |por uostre proiere |et |por ce que uos me dites |que uos estes cheualiers errans </text:p>
          </table:table-cell>
          <table:table-cell office:value-type="string" calcext:value-type="string">
            <text:p><text:span text:style-name="T1">que vous remaignies | </text:span>et vous el aurois ostel tout a uostre uolente. |iau sire fait lancelot |puis que il vous plaist iou remandrai. |Lors descentas Dde son cheual </text:p>
          </table:table-cell>
          <table:table-cell office:value-type="string" calcext:value-type="string">
            <text:p>que uous demourez. |et uous aurez houstel bel et bon tout a uostre uouloir. Beau sire fait lancelot |puis quil uous plaist ie demourray. et pour uostre priere. |et aussi par ce |que uous dictes |que uous estes cheualier errant </text:p>
          </table:table-cell>
          <table:table-cell office:value-type="string" calcext:value-type="string">
            <text:p><text:span text:style-name="T1">que uous demour⟦e⟧z/  | </text:span>et uous aurez hostel tout a uostre uoulente. Beau sire fait lancelot ie demoureray |puis quil uous plaist. |et que uous dictes|que uous estes cheualier errant. </text:p>
          </table:table-cell>
          <table:table-cell office:value-type="string" calcext:value-type="string">
            <text:p><text:span text:style-name="T1">Que finquedes aqui esta noche  | </text:span>e abredes muy buena Posada a toda vuestra voluntad |buen señor dixo Lançarote |yo fincare |pues vos plaz Porvuestro Amor Pues dezides |Que fuistes cauallero Andante |e luego salieron delas tiendas escuderos </text:p>
          </table:table-cell>
          <table:table-cell office:value-type="string" calcext:value-type="string">
            <text:p>e voi ci areste ostello buono e bello e tutto a vostro volere. |— Bel sire, disse Lancellotto, |e io rimarrò per vostro amore e per ciò |che vo' siete cavaliere erante |come vo' dite». </text:p>
          </table:table-cell>
          <table:table-cell table:number-columns-repeated="1016"/>
        </table:table-row>
        <table:table-row table:style-name="ro20">
          <table:table-cell office:value-type="float" office:value="1117" calcext:value-type="float">
            <text:p>1117</text:p>
          </table:table-cell>
          <table:table-cell office:value-type="string" calcext:value-type="string">
            <text:p>Lors descent et vaslés saillent des autres paveillons, </text:p>
          </table:table-cell>
          <table:table-cell office:value-type="string" calcext:value-type="string">
            <text:p>com ie sui Ices descent lancel. |et uarles saillent des autres pauillons. </text:p>
          </table:table-cell>
          <table:table-cell office:value-type="string" calcext:value-type="string">
            <text:p>Et uallet saillent des autres paueillons. </text:p>
          </table:table-cell>
          <table:table-cell office:value-type="string" calcext:value-type="string">
            <text:p>Lors descent. et uarletz saillent des autres paurillons</text:p>
          </table:table-cell>
          <table:table-cell office:value-type="string" calcext:value-type="string">
            <text:p>Lors descent de son cheual/ |et uarletz saillent des autres paueillens </text:p>
          </table:table-cell>
          <table:table-cell office:value-type="string" calcext:value-type="string">
            <text:p>Quelo desarmaron </text:p>
          </table:table-cell>
          <table:table-cell office:value-type="string" calcext:value-type="string">
            <text:p>soAllor discende Lancellotto e' valletti salgono dell’altro padiglione, |si 'l disarmarono </text:p>
          </table:table-cell>
          <table:table-cell table:number-columns-repeated="1016"/>
        </table:table-row>
        <table:table-row table:style-name="ro30">
          <table:table-cell office:value-type="string" calcext:value-type="string">
            <text:p>1118|1119|1120|1121|1122|1123|1124|1125|1126|1127|1128|1129|1130|1131</text:p>
          </table:table-cell>
          <table:table-cell office:value-type="string" calcext:value-type="string">
            <text:p>si le desarment et li aportent I. mantel de samit legier a afubler por le chaut|qui grans estoit ; |si le mainent el grant paveillon avec l’autre chevalier. |Et lors parlerent ensamble |et s’entracointierent |et demanda li uns a l’autre de son estre ». |Li chevaliers enquiert a Lancelot |dont il vient |et ou il vet |et quele aventure le maine |si sol,|et il li conte une partie de son estre |et autre l’en çoile e; |et totes voies li dist </text:p>
          </table:table-cell>
          <table:table-cell office:value-type="string" calcext:value-type="string">
            <text:p>si le desarment |et li portent un mantel de samis uermeil legier por le chaut |qui grans estoit |si le mainnent el grant pauillon entre lui et le cheualier. |et lors parolent ensanble entre lui et ses grans cheualiers. et lanc̃. |et satracointent. et demande li uns a lautre de son estre. |Si demande li cheualiers don il uient |et don il ua. |et quel auanture le mainne si seul. |et il li conte une partie de son estre et une partie len soile. |et totesuoie li dit </text:p>
          </table:table-cell>
          <table:table-cell office:value-type="string" calcext:value-type="string">
            <text:p>si le desarment demaintenant. |puis li aportent vn mantel de samit por affubler. |et lors sen uont el grant paueillon entre lui et le cheualier. |et cil li demande|ou il aloit. |Et lancelot li dist </text:p>
          </table:table-cell>
          <table:table-cell office:value-type="string" calcext:value-type="string">
            <text:p>si le desarment |et luy apportent ung legier mantel de samit a affubler pour le chaut |qui estoit grant. |si le mainent ou grant paueillon luy et le cheualier. |lors parlent ensembles ce sentracointent et demandent lun et lautre de son estre. |Si enquiert le cheualier a lancelot |dont il uient |et ou il uait. |et quelle auanture le mainne seul |et il luy en compte une partie |et luy en cele l autre. |Et touteuoyes dist il </text:p>
          </table:table-cell>
          <table:table-cell office:value-type="string" calcext:value-type="string">
            <text:p>si le desarment |et lui apportent ung manteau de samit |pour affubler pour le chault |qui grant estoit. |Si le mainent au grant paueillon. lui |et le cheualier sentreacointerent |et demanda lun a lautre |dont ilz estoient: |et quelle auanture le menoit si seul.|Et il lui compte de son estre une partie |et lautre lui en celle: |et toutesfois dit il </text:p>
          </table:table-cell>
          <table:table-cell office:value-type="string" calcext:value-type="string">
            <text:p>e desque fue desarmado Truxeronle vn manto de xamete |para cubrir Porla calor |que façia grande e entonçe se entraron el cauallero |e lançarote enla tienda |e asentaronse |e començaron a fablar envno |e el cauallero le pregunto e dixo |señor |que auentura os lleba asi solo e lançarote le conto toda su façienda |enpero todavia le dixo |que yua ala corte del Rey bandemagus |aque dixo el |cauallero </text:p>
          </table:table-cell>
          <table:table-cell office:value-type="string" calcext:value-type="string">
            <text:p>e gli aportarono uno mantello di sciamito |per afibiare, per lo caldo |che grande era, |si se ne vanno nel grande padiglione intra lui e l cavaliere; |allor parlarono insieme|e si tracomandarono al domandare l’uno a l’altro di suo essere, |si inchiede il cavaliere a Lancellotto |donde e viene |e dove e' va,|e quale aventura il mena si solo, |ed e' gli conta una partita di suo essere |e una partita ne li |cela;e tutvorebbe essere</text:p>
          </table:table-cell>
          <table:table-cell table:number-columns-repeated="1016"/>
        </table:table-row>
        <table:table-row table:style-name="ro20">
          <table:table-cell office:value-type="float" office:value="1132" calcext:value-type="float">
            <text:p>1132</text:p>
          </table:table-cell>
          <table:table-cell office:value-type="string" calcext:value-type="string">
            <text:p>que en la cort al roi Baudemagu voldroit estre por soi deffendre vers un chevalier </text:p>
          </table:table-cell>
          <table:table-cell office:value-type="string" calcext:value-type="string">
            <text:p>que a la cort bademagu: uodroit estre. |por soi desfandre uers un cheualier. </text:p>
          </table:table-cell>
          <table:table-cell office:value-type="string" calcext:value-type="string">
            <text:p>quil volroit estre a la cort le roy baudemagu |pour combatre a. j. cheualier </text:p>
          </table:table-cell>
          <table:table-cell office:value-type="string" calcext:value-type="string">
            <text:p>qu en la court du roy bandemagu uoudroit il estre |pour soy deffendre uers ung cheualier </text:p>
          </table:table-cell>
          <table:table-cell office:value-type="string" calcext:value-type="string">
            <text:p>que en la court du roy bademagus uouldroit il estre pour ung cheualier </text:p>
          </table:table-cell>
          <table:table-cell office:value-type="string" calcext:value-type="string">
            <text:p>ame defender |devn cauallero dixo lançarote </text:p>
          </table:table-cell>
          <table:table-cell office:value-type="string" calcext:value-type="string">
            <text:p>per sé difendere verso d’uno cavaliere |</text:p>
          </table:table-cell>
          <table:table-cell table:number-columns-repeated="1016"/>
        </table:table-row>
        <table:table-row table:style-name="ro15">
          <table:table-cell office:value-type="float" office:value="1133" calcext:value-type="float">
            <text:p>1133</text:p>
          </table:table-cell>
          <table:table-cell office:value-type="string" calcext:value-type="string">
            <text:p>qui l’a apelé de traïson. </text:p>
          </table:table-cell>
          <table:table-cell office:value-type="string" calcext:value-type="string">
            <text:p>qui apelela de traison. EN ce </text:p>
          </table:table-cell>
          <table:table-cell office:value-type="string" calcext:value-type="string">
            <text:p>qui lauait apele de traison. </text:p>
          </table:table-cell>
          <table:table-cell office:value-type="string" calcext:value-type="string">
            <text:p>qui la apelle de traison </text:p>
          </table:table-cell>
          <table:table-cell office:value-type="string" calcext:value-type="string">
            <text:p>qui lauoit appelle de trayson.</text:p>
          </table:table-cell>
          <table:table-cell office:value-type="string" calcext:value-type="string">
            <text:p>que me Recto de traiçion </text:p>
          </table:table-cell>
          <table:table-cell office:value-type="string" calcext:value-type="string">
            <text:p>che apellato l’à di tradigione nella corte del re Artù. </text:p>
          </table:table-cell>
          <table:table-cell table:number-columns-repeated="1016"/>
        </table:table-row>
        <table:table-row table:style-name="ro18">
          <table:table-cell office:value-type="float" office:value="1134" calcext:value-type="float">
            <text:p>1134</text:p>
          </table:table-cell>
          <table:table-cell office:value-type="string" calcext:value-type="string">
            <text:p>En ce qu’il parloient ensi, orent li escuier mise la table, </text:p>
          </table:table-cell>
          <table:table-cell office:value-type="string" calcext:value-type="string">
            <text:p>quil parloient ensamble. |si ont li escuier misses les tables. </text:p>
          </table:table-cell>
          <table:table-cell office:value-type="string" calcext:value-type="string">
            <text:p>Et en chou |quil a parloient ensi orent li escuier mises lez tables. </text:p>
          </table:table-cell>
          <table:table-cell office:value-type="string" calcext:value-type="string">
            <text:p>Ainsi quilz parloient mistrent les escuiers la table</text:p>
          </table:table-cell>
          <table:table-cell office:value-type="string" calcext:value-type="string">
            <text:p>Et ainsi qu ilz parloient len mist les tables. <text:s/></text:p>
          </table:table-cell>
          <table:table-cell office:value-type="string" calcext:value-type="string">
            <text:p>e ellos asi fablando entro vn escudero |e puso la mesa </text:p>
          </table:table-cell>
          <table:table-cell office:value-type="string" calcext:value-type="string">
            <text:p><text:span text:style-name="T1">Seln ciò  | </text:span>che parlavano insi, ebbono i valletti messe le tavole: 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1135|1136|1137|1138|1139|1140</text:p>
          </table:table-cell>
          <table:table-cell office:value-type="string" calcext:value-type="string">
            <text:p>si vont laver; |si s’asiet Lancelos et li chevaliers et une damoisele |qui molt ert bele |et estoit amie al seignor de laiens; |si mengierent tuit troi ensamble. |mes cele </text:p>
          </table:table-cell>
          <table:table-cell office:value-type="string" calcext:value-type="string">
            <text:p>Si ont laue. |Si ont assis lanc̃. et le cheualier et une damoisele |qui mout estoit bele. |et estoit amie au signor de Laiens. |Si mengerent cui troi ensenble |mais cele </text:p>
          </table:table-cell>
          <table:table-cell office:value-type="string" calcext:value-type="string">
            <text:p>si vont lauer |si sassistrent li cheualier au mangier |Et vne damoisele |qui moult estoit bele |qui estoit amie au cheualier de laiens. |si mangerent tout. iij. ensamble </text:p>
          </table:table-cell>
          <table:table-cell office:value-type="string" calcext:value-type="string">
            <text:p>si uont lauer. |puis sassiet lancelot et le cheualier. et une damoisele|qui moult estoit belle |et estoit amyx au seigneur de leaus. si mangerent tous troys ensemble. |Mais celle </text:p>
          </table:table-cell>
          <table:table-cell office:value-type="string" calcext:value-type="string">
            <text:p><text:span text:style-name="T1">ilz lauent leurs mains  | </text:span>et puis se assient le cheualier et lancelot: et une damoiselle moult belle/ |laquelle estoit amie au cheualier de leans. |Si mengerent tous trois ensemble: |mais celle </text:p>
          </table:table-cell>
          <table:table-cell office:value-type="string" calcext:value-type="string">
            <text:p>e asentose el cauallero a comer |e lançarote e vna donzella muy fermosa |que hera amiga del cauallero |mas la donçella en quanto vido a lançarote |ansi lo cataua </text:p>
          </table:table-cell>
          <table:table-cell office:value-type="string" calcext:value-type="string">
            <text:p>si si lavarono lor mani |e s’asederono al mangiare intra l cavaliere e Lancellotto e una damigella |che molto fu bella e avenante e fresca, |si era amica del signor di là entro,|si era ella molto gentile femina. |i mangiarono tutti e tre insieme e quella, </text:p>
          </table:table-cell>
          <table:table-cell table:number-columns-repeated="1016"/>
        </table:table-row>
        <table:table-row table:style-name="ro31">
          <table:table-cell office:value-type="string" calcext:value-type="string">
            <text:p>1141|1142|1143|1144</text:p>
          </table:table-cell>
          <table:table-cell office:value-type="string" calcext:value-type="string">
            <text:p>qui Lancelot esgarde ne se puet saoler de lui veoir, |Kar tant li samble bials |qu’ele ne prisa onques mes bialté d’ome envers cesti : |si l’esgarde si viselment </text:p>
          </table:table-cell>
          <table:table-cell office:value-type="string" calcext:value-type="string">
            <text:p>qui lanc̃ esgarde ne se puet saouler de lui esgarder. |Car tant li sanble biax: |que ele ne prisa onques mais biaute |a ome enuers la soie nule rieu. |Si le regarde si uiseument </text:p>
          </table:table-cell>
          <table:table-cell office:value-type="string" calcext:value-type="string">
            <text:p>mais moult regarde la damoisele lancelot. |et ne se puet de lui regarder saouler. |Si ne prisa onques mais la biaute domme vers la soie. |Si le regarde si ententieument </text:p>
          </table:table-cell>
          <table:table-cell office:value-type="string" calcext:value-type="string">
            <text:p>qui regarde lancelot ne se puet saouler de le ueoir. |Car tant luy sembla beau |que oncquez ne pasa beaute domme enuers ceste |si le regarda si auiseement </text:p>
          </table:table-cell>
          <table:table-cell office:value-type="string" calcext:value-type="string">
            <text:p>qui lancelot regarde laisse le boire et le mengier pour la grant beaute |que elle uoit en lui/ </text:p>
          </table:table-cell>
          <table:table-cell office:value-type="string" calcext:value-type="string">
            <text:p>que no se hartaua delo ver |enque lo via tan fermoso |e no cuidaua |que tan fermoso ome pudiese auer enel mundo |e asi lo estaua catando </text:p>
          </table:table-cell>
          <table:table-cell office:value-type="string" calcext:value-type="string">
            <text:p>che Lancellotto riguardava tutto adesso, |non si può satollare di lui vedere, |ché tanto le sembia a essere bello |ch’ella non pregia unque biltà d’uomo inverso costui: |isi-llo sguarda si visibilmente </text:p>
          </table:table-cell>
          <table:table-cell table:number-columns-repeated="1016"/>
        </table:table-row>
        <table:table-row table:style-name="ro20">
          <table:table-cell office:value-type="float" office:value="1145" calcext:value-type="float">
            <text:p>1145</text:p>
          </table:table-cell>
          <table:table-cell office:value-type="string" calcext:value-type="string">
            <text:p>que tot en laisse le mengier n’a autre chose n’entent. fors a lui remirer. </text:p>
          </table:table-cell>
          <table:table-cell office:value-type="string" calcext:value-type="string">
            <text:p>que tout en laisse le mengier.|Na autre chose nentant fors a lui remirer. </text:p>
          </table:table-cell>
          <table:table-cell office:value-type="string" calcext:value-type="string">
            <text:p>que tout en laisse le boire et le mangier. si|que a autre chose nentent. fors ca lui remirer. </text:p>
          </table:table-cell>
          <table:table-cell office:value-type="string" calcext:value-type="string">
            <text:p>que tout en laisse le manger. </text:p>
          </table:table-cell>
          <table:table-cell office:value-type="string" calcext:value-type="string">
            <text:p>si que a autre chose ne entent. </text:p>
          </table:table-cell>
          <table:table-cell office:value-type="string" calcext:value-type="string">
            <text:p>que no podia comer </text:p>
          </table:table-cell>
          <table:table-cell office:value-type="string" calcext:value-type="string">
            <text:p>che tutto ne lascia suo mangiare, |né ad altra cosa non ne intende fôrse a llui riguardare. i tentivamente il riguardava </text:p>
          </table:table-cell>
          <table:table-cell table:number-columns-repeated="1016"/>
        </table:table-row>
        <table:table-row table:style-name="ro15">
          <table:table-cell office:value-type="float" office:value="1146" calcext:value-type="float">
            <text:p>1146</text:p>
          </table:table-cell>
          <table:table-cell office:value-type="string" calcext:value-type="string">
            <text:p>Si ont li escuier osté le premier mes de sor la table </text:p>
          </table:table-cell>
          <table:table-cell office:value-type="string" calcext:value-type="string">
            <text:p>Si ont li escuier oste le premier mes desus la table </text:p>
          </table:table-cell>
          <table:table-cell office:value-type="string" calcext:value-type="string">
            <text:p>Si ont li escuier oste le premier mes. </text:p>
          </table:table-cell>
          <table:table-cell office:value-type="string" calcext:value-type="string">
            <text:p>si ont les escuiers ouste le premier mies de dessus la table </text:p>
          </table:table-cell>
          <table:table-cell office:value-type="string" calcext:value-type="string">
            <text:p>si ont les escuiers oste le premier|mes </text:p>
          </table:table-cell>
          <table:table-cell office:value-type="string" calcext:value-type="string">
            <text:p>que auia el escudero tirado el primero manjar dela mesa </text:p>
          </table:table-cell>
          <table:table-cell office:value-type="string" calcext:value-type="string">
            <text:p>che gli scudieri ebbono levata la prima imbandigione </text:p>
          </table:table-cell>
          <table:table-cell table:number-columns-repeated="1016"/>
        </table:table-row>
        <table:table-row table:style-name="ro15">
          <table:table-cell office:value-type="float" office:value="1147" calcext:value-type="float">
            <text:p>1147</text:p>
          </table:table-cell>
          <table:table-cell office:value-type="string" calcext:value-type="string">
            <text:p>c’onques la damoisele n’en tasta, </text:p>
          </table:table-cell>
          <table:table-cell office:value-type="string" calcext:value-type="string">
            <text:p>que onques la damoisele nen tata. </text:p>
          </table:table-cell>
          <table:table-cell office:value-type="string" calcext:value-type="string">
            <text:p>mais onques la damoisele nen gousta. </text:p>
          </table:table-cell>
          <table:table-cell office:value-type="string" calcext:value-type="string">
            <text:p>que oncques la damoisele nen tasta. </text:p>
          </table:table-cell>
          <table:table-cell office:value-type="string" calcext:value-type="string">
            <text:p>que encques la damoiselle nen tasta </text:p>
          </table:table-cell>
          <table:table-cell office:value-type="string" calcext:value-type="string">
            <text:p>e ella no auia metido vocado enla voca |e la donçella </text:p>
          </table:table-cell>
          <table:table-cell office:value-type="string" calcext:value-type="string">
            <text:p>ch’unque la damigella no ne saggiò, </text:p>
          </table:table-cell>
          <table:table-cell table:number-columns-repeated="1016"/>
        </table:table-row>
        <table:table-row table:style-name="ro17">
          <table:table-cell table:number-columns-repeated="7"/>
          <table:table-cell office:value-type="string" calcext:value-type="string">
            <text:p>ché d’altra vivanda avea presa a mangiare </text:p>
          </table:table-cell>
          <table:table-cell table:number-columns-repeated="1016"/>
        </table:table-row>
        <table:table-row table:style-name="ro17">
          <table:table-cell table:number-columns-repeated="7"/>
          <table:table-cell office:value-type="string" calcext:value-type="string">
            <text:p>dond’ella non si satollerà mica leggermente, </text:p>
          </table:table-cell>
          <table:table-cell table:number-columns-repeated="1016"/>
        </table:table-row>
        <table:table-row table:style-name="ro3">
          <table:table-cell table:number-columns-repeated="7"/>
          <table:table-cell office:value-type="string" calcext:value-type="string">
            <text:p>ciò l’è aviso,</text:p>
          </table:table-cell>
          <table:table-cell table:number-columns-repeated="1016"/>
        </table:table-row>
        <table:table-row table:style-name="ro18">
          <table:table-cell office:value-type="float" office:value="1148" calcext:value-type="float">
            <text:p>1148</text:p>
          </table:table-cell>
          <table:table-cell office:value-type="string" calcext:value-type="string">
            <text:p>ains pensa totes voies.</text:p>
          </table:table-cell>
          <table:table-cell office:value-type="string" calcext:value-type="string">
            <text:p>ains pance totesuoies . </text:p>
          </table:table-cell>
          <table:table-cell office:value-type="string" calcext:value-type="string">
            <text:p>Ains pensa toutes voies a la grant biaute lancelot. </text:p>
          </table:table-cell>
          <table:table-cell office:value-type="string" calcext:value-type="string">
            <text:p>ains peust tousiours. </text:p>
          </table:table-cell>
          <table:table-cell office:value-type="string" calcext:value-type="string">
            <text:p>ains pensa a lancelot: </text:p>
          </table:table-cell>
          <table:table-cell office:value-type="string" calcext:value-type="string">
            <text:p>asi lo catando començo a pensar tan fieramente |que no hera sino marauilla </text:p>
          </table:table-cell>
          <table:table-cell office:value-type="string" calcext:value-type="string">
            <text:p>si farà |s’ella unque potrà. </text:p>
          </table:table-cell>
          <table:table-cell table:number-columns-repeated="1016"/>
        </table:table-row>
        <table:table-row table:style-name="ro21">
          <table:table-cell office:value-type="string" calcext:value-type="string">
            <text:p>1149|1150|1151</text:p>
          </table:table-cell>
          <table:table-cell office:value-type="string" calcext:value-type="string">
            <text:p>Et en cel pensé li descent el cuer une si grant amor|qu’ele aime Lancelot outre ce |que feme n’ama mes home; </text:p>
          </table:table-cell>
          <table:table-cell office:value-type="string" calcext:value-type="string">
            <text:p>et en se panser li dessent une|si tresgrant amor |que ele aimme lautͣ. outre ce |que fame nemma mais home. </text:p>
          </table:table-cell>
          <table:table-cell office:value-type="string" calcext:value-type="string">
            <text:p>Et en celui pense li descendoit au cuer vne si grant amor : |que elle ama lancelot outre chou |que femme nama onkes si homme. </text:p>
          </table:table-cell>
          <table:table-cell office:value-type="string" calcext:value-type="string">
            <text:p>et ce penser luy descent ou cuer |tant quelle arme lancelot plus que femme nama iamais home </text:p>
          </table:table-cell>
          <table:table-cell office:value-type="string" calcext:value-type="string">
            <text:p>et en celle pensee lui descendoit une telle amour au cueur |que elle ayma lancelot oultre |que femme ne ayma oncques homme. </text:p>
          </table:table-cell>
          <table:table-cell office:value-type="string" calcext:value-type="string">
            <text:p>e ella ansi pensando cayo vn amor ensu corazon quelo començo ansi a amar a lançarote |que mas muger podia a ome amar </text:p>
          </table:table-cell>
          <table:table-cell office:value-type="string" calcext:value-type="string">
            <text:p>Slnsi pensa la damigella tuttavia, |e n quel pensieri le si ferma nel cuore uno sì grande amore |ch’ella ama Lancellotto oltre ciò |che femina non amò mai uomo. </text:p>
          </table:table-cell>
          <table:table-cell table:number-columns-repeated="1016"/>
        </table:table-row>
        <table:table-row table:style-name="ro3">
          <table:table-cell office:value-type="float" office:value="1152" calcext:value-type="float">
            <text:p>1152</text:p>
          </table:table-cell>
          <table:table-cell office:value-type="string" calcext:value-type="string">
            <text:p>si li est avis </text:p>
          </table:table-cell>
          <table:table-cell office:value-type="string" calcext:value-type="string">
            <text:p>Si li est bien auis </text:p>
          </table:table-cell>
          <table:table-cell office:value-type="string" calcext:value-type="string">
            <text:p>Si li est auis </text:p>
          </table:table-cell>
          <table:table-cell office:value-type="string" calcext:value-type="string">
            <text:p>si luy est bien aduis </text:p>
          </table:table-cell>
          <table:table-cell office:value-type="string" calcext:value-type="string">
            <text:p>Si lui est auiz </text:p>
          </table:table-cell>
          <table:table-cell office:value-type="string" calcext:value-type="string">
            <text:p>e deçia entresi mesma </text:p>
          </table:table-cell>
          <table:table-cell office:value-type="string" calcext:value-type="string">
            <text:p>i-ll’è aviso |che se Dio, </text:p>
          </table:table-cell>
          <table:table-cell table:number-columns-repeated="1016"/>
        </table:table-row>
        <table:table-row table:style-name="ro15">
          <table:table-cell office:value-type="float" office:value="1153" calcext:value-type="float">
            <text:p>1153</text:p>
          </table:table-cell>
          <table:table-cell office:value-type="string" calcext:value-type="string">
            <text:p>que s’il l’amoit </text:p>
          </table:table-cell>
          <table:table-cell office:value-type="string" calcext:value-type="string">
            <text:p>que ce il lenmoit </text:p>
          </table:table-cell>
          <table:table-cell office:value-type="string" calcext:value-type="string">
            <text:p>que sil lamoit </text:p>
          </table:table-cell>
          <table:table-cell office:value-type="string" calcext:value-type="string">
            <text:p>que selle lamoit </text:p>
          </table:table-cell>
          <table:table-cell office:value-type="string" calcext:value-type="string">
            <text:p>que sil laymoit </text:p>
          </table:table-cell>
          <table:table-cell office:value-type="string" calcext:value-type="string">
            <text:p>que si la el quisiese amar </text:p>
          </table:table-cell>
          <table:table-cell office:value-type="string" calcext:value-type="string">
            <text:p>che n’à forza, le consentisse |ch’elli l’amasse, </text:p>
          </table:table-cell>
          <table:table-cell table:number-columns-repeated="1016"/>
        </table:table-row>
        <table:table-row table:style-name="ro21">
          <table:table-cell office:value-type="string" calcext:value-type="string">
            <text:p>1154|1155</text:p>
          </table:table-cell>
          <table:table-cell office:value-type="string" calcext:value-type="string">
            <text:p>qu'ele seroit beneuree. |Mais ci endroit n’em parole plus li contes, </text:p>
          </table:table-cell>
          <table:table-cell office:value-type="string" calcext:value-type="string">
            <text:p>que ele seroit bone euree. |mais ci endroit nen parole plus li contes.</text:p>
          </table:table-cell>
          <table:table-cell office:value-type="string" calcext:value-type="string">
            <text:p>que elle seroit bone euree. |Mais chi endroit nen parole plus li contes. </text:p>
          </table:table-cell>
          <table:table-cell office:value-type="string" calcext:value-type="string">
            <text:p><text:span text:style-name="T1">elle seroit bieneuree. |Mais cy cy endroit  | </text:span>pour deuiser une auanture |qui leur aduint |ou paueillon endroit nen parle plus le comte</text:p>
          </table:table-cell>
          <table:table-cell office:value-type="string" calcext:value-type="string">
            <text:p>quelle seroit trop eureuse. |Mais cy endroit plus nen parle le compte </text:p>
          </table:table-cell>
          <table:table-cell office:value-type="string" calcext:value-type="string">
            <text:p>que se ternia porla mas bien auenturada muger del mundo </text:p>
          </table:table-cell>
          <table:table-cell office:value-type="string" calcext:value-type="string">
            <text:p>ch’ella sarebbe in buon'or nata. |Ma qui indiritto non parla più il conto, </text:p>
          </table:table-cell>
          <table:table-cell table:number-columns-repeated="1016"/>
        </table:table-row>
        <table:table-row table:style-name="ro21">
          <table:table-cell office:value-type="string" calcext:value-type="string">
            <text:p>1156|1157|1158</text:p>
          </table:table-cell>
          <table:table-cell office:value-type="string" calcext:value-type="string">
            <text:p>kar ça avant le devisera |et comment ele l’ama merveillosement |et comment ele le proia et la merveille </text:p>
          </table:table-cell>
          <table:table-cell office:value-type="string" calcext:value-type="string">
            <text:p>Mais sa auant en la deuine page le uos deuisera il bien.|et coment ele lenma meruilleusement |et coment ele le proia.et la merueille</text:p>
          </table:table-cell>
          <table:table-cell office:value-type="string" calcext:value-type="string">
            <text:p>mais cha auant vous deuisera |comment elle lama merueilleusement. |Et comment elle li pria. et la meruelle </text:p>
          </table:table-cell>
          <table:table-cell office:value-type="string" calcext:value-type="string">
            <text:p>car apres le uous deuisera bien |comment elle lama merueilleusement |et comment elle le pria |et la merueille </text:p>
          </table:table-cell>
          <table:table-cell office:value-type="string" calcext:value-type="string">
            <text:p>car cy aprez le uous deuisera |et comment elle layma merueilleusement. </text:p>
          </table:table-cell>
          <table:table-cell office:value-type="string" calcext:value-type="string">
            <text:p>mas de como ella amo muy afincadamente a lançarote |e delas cosas </text:p>
          </table:table-cell>
          <table:table-cell office:value-type="string" calcext:value-type="string">
            <text:p>ché qua avanti vo diviserà |com’ella l’amò maravigliosamente |e com’ella ne 'l pregò |e richiese d’amore, |e le maraviglie </text:p>
          </table:table-cell>
          <table:table-cell table:number-columns-repeated="1016"/>
        </table:table-row>
        <table:table-row table:style-name="ro17">
          <table:table-cell office:value-type="string" calcext:value-type="string">
            <text:p>1159|1160</text:p>
          </table:table-cell>
          <table:table-cell office:value-type="string" calcext:value-type="string">
            <text:p>que ses amis en fist, |quant il sot </text:p>
          </table:table-cell>
          <table:table-cell office:value-type="string" calcext:value-type="string">
            <text:p>que ses amis en fist |quant il sot </text:p>
          </table:table-cell>
          <table:table-cell office:value-type="string" calcext:value-type="string">
            <text:p>que sez amis en fist. |quant il sot </text:p>
          </table:table-cell>
          <table:table-cell office:value-type="string" calcext:value-type="string">
            <text:p>que son amy en fist |quant il scet </text:p>
          </table:table-cell>
          <table:table-cell table:style-name="ce3"/>
          <table:table-cell office:value-type="string" calcext:value-type="string">
            <text:p>que su amigo fiço |quando sopo </text:p>
          </table:table-cell>
          <table:table-cell office:value-type="string" calcext:value-type="string">
            <text:p>che suo amico ne fece |quand’e' seppe </text:p>
          </table:table-cell>
          <table:table-cell table:number-columns-repeated="1016"/>
        </table:table-row>
        <table:table-row table:style-name="ro22">
          <table:table-cell office:value-type="string" calcext:value-type="string">
            <text:p>1161|1162|1163|1164|1165</text:p>
          </table:table-cell>
          <table:table-cell office:value-type="string" calcext:value-type="string">
            <text:p>qu’ele l’amoit, |et comment cele morut|por ce qu’il la refusa, |tot ce vos trespassera li contes ci endroit |por deviser une aventure </text:p>
          </table:table-cell>
          <table:table-cell office:value-type="string" calcext:value-type="string">
            <text:p>que ele lemmoit. |et coument ele morust porce |que il la refasa. Tout ce nos trespasera li contes ci endroit. |por deuiser une auanture </text:p>
          </table:table-cell>
          <table:table-cell office:value-type="string" calcext:value-type="string">
            <text:p>que elle lama. |Et comment elle morut por chou |quil le refusa, |out ce vous trespassera li contes chi endroit |pour deuiser vne autre auenture </text:p>
          </table:table-cell>
          <table:table-cell office:value-type="string" calcext:value-type="string">
            <text:p>quelle lamoit. |et comment cy endroit |pour deuiser une aunture</text:p>
          </table:table-cell>
          <table:table-cell office:value-type="string" calcext:value-type="string">
            <text:p><text:span text:style-name="T1">et comment elle mourut pource  | </text:span>quil la refusa |Comment lancelot rescouist le frere du cheualier |qui lauoit logie. </text:p>
          </table:table-cell>
          <table:table-cell office:value-type="string" calcext:value-type="string">
            <text:p>que ella tan desmesuradamjente lo amaua |e de como ella murio quando supo |que lançarote no la queria amar |todo |lo dexa aqui el Cuento de contar |Por contar vna auentura </text:p>
          </table:table-cell>
          <table:table-cell office:value-type="string" calcext:value-type="string">
            <text:p>ch’ella l’amava, |e come elli la rifiutò |e com’ella ne mori. |Tutto vo trapassa ora il conto |qui indiritto per divisare una aventura </text:p>
          </table:table-cell>
          <table:table-cell table:number-columns-repeated="1016"/>
        </table:table-row>
        <table:table-row table:style-name="ro21">
          <table:table-cell office:value-type="string" calcext:value-type="string">
            <text:p>1166|1167|1168</text:p>
          </table:table-cell>
          <table:table-cell office:value-type="string" calcext:value-type="string">
            <text:p>qu’il lor avint el paveillon |ou il estoient. |Ci dist li contes </text:p>
          </table:table-cell>
          <table:table-cell office:value-type="string" calcext:value-type="string">
            <text:p>qui lor auint el pauillon. |OR dit li contes </text:p>
          </table:table-cell>
          <table:table-cell office:value-type="string" calcext:value-type="string">
            <text:p>qui lor auint el pauellon ensi |com vous orres. |ANsi entendi la damoisele a regarder lancelot|que onques ne manga </text:p>
          </table:table-cell>
          <table:table-cell office:value-type="string" calcext:value-type="string">
            <text:p>qui leur aduint ou paueillon elle mourut par ce |quil la refusa. Tout ce uous trepassera le conte |Cy dit listoire </text:p>
          </table:table-cell>
          <table:table-cell office:value-type="string" calcext:value-type="string">
            <text:p>Et comment il se deffendist centre argondes. |et puis alla a la douloureuse tour faire enterrer le corps de galle .iiii.xx.xu. LE compte dit </text:p>
          </table:table-cell>
          <table:table-cell office:value-type="string" calcext:value-type="string">
            <text:p>que les auino enla tienda |do estauan comiendo Dize el cuento que ellos estando comiendo </text:p>
          </table:table-cell>
          <table:table-cell office:value-type="string" calcext:value-type="string">
            <text:p>che loro avenne nel padiglione |ove egli erano. |Or dice il conto </text:p>
          </table:table-cell>
          <table:table-cell table:number-columns-repeated="1016"/>
        </table:table-row>
        <table:table-row table:style-name="ro28">
          <table:table-cell office:value-type="string" calcext:value-type="string">
            <text:p>1169|1170|1171|1172|1173</text:p>
          </table:table-cell>
          <table:table-cell office:value-type="string" calcext:value-type="string">
            <text:p>que, |quant il orent le secont mes eu, es vos un chevalier armé d’unes armes vermeilles |qui vint corant par devant le paveillon o grant compaignie de chevaliers. |Et cil as armes vermeilles |qui devant venoit entre el paveillon a et voit. I. escuier </text:p>
          </table:table-cell>
          <table:table-cell office:value-type="string" calcext:value-type="string">
            <text:p>que quant il orrent le secont mes eu. E uous un cheualier arme a unes armes uermeilles. |et uuit acorant par deuant le pauillon o grant compangnie de cheualiers. et ciz as armes uermeilles |qui deuant uenoit: entra el pauillon. |et uoit un escuier </text:p>
          </table:table-cell>
          <table:table-cell office:value-type="string" calcext:value-type="string">
            <text:p>Et tant que on dut seruir du secont mes : |Et quant il orent le secont mes es vous. j. cheualier arme dunes armes uermeilles |qui vint corant par deuant le paueillon |et vit el paueillon. j. escuier </text:p>
          </table:table-cell>
          <table:table-cell office:value-type="string" calcext:value-type="string">
            <text:p>qui quant ilz eurent le segond |mes ung cheualier arme dunes armes uermeilles uint courant deuant le paueillen o grant compaignie de cheualiers. |Et cil es armes uermeilles |qui uenoit deuant entre ou paueillon |et uoit ung escuier</text:p>
          </table:table-cell>
          <table:table-cell office:value-type="string" calcext:value-type="string">
            <text:p>que quant ilz eurent eu le second mes uecy ung cheualier arme de armes uermeilles courant |par deuant le paueillon a grant compaignie de cheualiers |et il entra au paueillon |et uist ung escuier </text:p>
          </table:table-cell>
          <table:table-cell office:value-type="string" calcext:value-type="string">
            <text:p>asi como vos digo he aqui |por do viene por antela tienda vn cauallero convnas armas vermejas |con gran conpaña de caualleros e el Cauallero delas armas vermejas |que delante venia entro enla tienda |e vio vn escudero </text:p>
          </table:table-cell>
          <table:table-cell office:value-type="string" calcext:value-type="string">
            <text:p>che quando elli ebbono la seconda messa avuta, |ed|e' vidono uno cavaliere armato d’un’arme vermiglie |che davanti lor venne nel padiglione; |e là ove vide uno scudieri </text:p>
          </table:table-cell>
          <table:table-cell table:number-columns-repeated="1016"/>
        </table:table-row>
        <table:table-row table:style-name="ro3">
          <table:table-cell office:value-type="float" office:value="1174" calcext:value-type="float">
            <text:p>1174</text:p>
          </table:table-cell>
          <table:table-cell office:value-type="string" calcext:value-type="string">
            <text:p>qui servoit a la table, </text:p>
          </table:table-cell>
          <table:table-cell office:value-type="string" calcext:value-type="string">
            <text:p>qui seruoit a la table. </text:p>
          </table:table-cell>
          <table:table-cell table:number-columns-repeated="2" office:value-type="string" calcext:value-type="string">
            <text:p>qui seruoit a la table </text:p>
          </table:table-cell>
          <table:table-cell office:value-type="string" calcext:value-type="string">
            <text:p>qui seruoit a la table</text:p>
          </table:table-cell>
          <table:table-cell office:value-type="string" calcext:value-type="string">
            <text:p>que seruia antela mesa </text:p>
          </table:table-cell>
          <table:table-cell office:value-type="string" calcext:value-type="string">
            <text:p>che serviva alla tavola 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1175|1176</text:p>
          </table:table-cell>
          <table:table-cell office:value-type="string" calcext:value-type="string">
            <text:p>si estoit freres al chevalier de laiens. |Et il cort maintenant cele part, </text:p>
          </table:table-cell>
          <table:table-cell office:value-type="string" calcext:value-type="string">
            <text:p>et estoit freres au cheualier de laiens. |et il cort maintenant cele part </text:p>
          </table:table-cell>
          <table:table-cell office:value-type="string" calcext:value-type="string">
            <text:p>qui estoit freres au cheualier de laiens. |Et il cort mainte nant </text:p>
          </table:table-cell>
          <table:table-cell office:value-type="string" calcext:value-type="string">
            <text:p>qui estoit frere au cheualier de leans |si court maintenant celle part </text:p>
          </table:table-cell>
          <table:table-cell office:value-type="string" calcext:value-type="string">
            <text:p>qui estoit frere au cheualier de leans. Il le prent par les espaulles </text:p>
          </table:table-cell>
          <table:table-cell office:value-type="string" calcext:value-type="string">
            <text:p>e el cauallero |enque lo vido fue contra el </text:p>
          </table:table-cell>
          <table:table-cell office:value-type="string" calcext:value-type="string">
            <text:p>ed era fratello del cavaliere di là entro, |ed e' corre in quelle parti, 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1177|1178</text:p>
          </table:table-cell>
          <table:table-cell office:value-type="string" calcext:value-type="string">
            <text:p>si le prent par les espaules |et le lieve devant lui sor l’arçon de la sele, si s’en torne a tot. </text:p>
          </table:table-cell>
          <table:table-cell office:value-type="string" calcext:value-type="string">
            <text:p>et le prant as espaules|et le trait deuant lui sor larson de sa cele. |Si sen torne atant </text:p>
          </table:table-cell>
          <table:table-cell office:value-type="string" calcext:value-type="string">
            <text:p>si le prent par les espaulles |et le met par deuant lui sor le col de son cheual. |si sen torne a tout. </text:p>
          </table:table-cell>
          <table:table-cell office:value-type="string" calcext:value-type="string">
            <text:p>et le prent par les espaules|et le lieue deuant luy sur larcon de la sele. |si sen tourne atant. </text:p>
          </table:table-cell>
          <table:table-cell office:value-type="string" calcext:value-type="string">
            <text:p>et le met deuant lui es arcons de sa selle si sen ua atout. </text:p>
          </table:table-cell>
          <table:table-cell office:value-type="string" calcext:value-type="string">
            <text:p>e tomolo porlos braços |e pusolo antesi sobre el cuello del cauallo |e salio conel dela tienda </text:p>
          </table:table-cell>
          <table:table-cell office:value-type="string" calcext:value-type="string">
            <text:p>si prende lo scudieri per le spalle e lieva davanti lui sopra l’arcione della sella, <text:s/>| si se ne va con tutto lui broccando.</text:p>
          </table:table-cell>
          <table:table-cell table:number-columns-repeated="1016"/>
        </table:table-row>
        <table:table-row table:style-name="ro17">
          <table:table-cell office:value-type="float" office:value="1179" calcext:value-type="float">
            <text:p>1179</text:p>
          </table:table-cell>
          <table:table-cell office:value-type="string" calcext:value-type="string">
            <text:p>Et quant cil del paveillon voit ce. </text:p>
          </table:table-cell>
          <table:table-cell office:value-type="string" calcext:value-type="string">
            <text:p>et quant cil del pauillon uoit ce: </text:p>
          </table:table-cell>
          <table:table-cell office:value-type="string" calcext:value-type="string">
            <text:p>Et quant li cheualiers del paueillon vit chou </text:p>
          </table:table-cell>
          <table:table-cell office:value-type="string" calcext:value-type="string">
            <text:p>Et quant cil du paueillon uoit ce </text:p>
          </table:table-cell>
          <table:table-cell office:value-type="string" calcext:value-type="string">
            <text:p>Et quant celui du paueillon uoit ce </text:p>
          </table:table-cell>
          <table:table-cell office:value-type="string" calcext:value-type="string">
            <text:p>e el cauallero | quelo vio ansi lleuar</text:p>
          </table:table-cell>
          <table:table-cell office:value-type="string" calcext:value-type="string">
            <text:p>'E quando il signor del padiglione vide ciò, 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1180|1181|1182</text:p>
          </table:table-cell>
          <table:table-cell office:value-type="string" calcext:value-type="string">
            <text:p>si crie a Lancelot: « |Ha, bials sire, je sui mors, |se cil enporte ensi mon frere, </text:p>
          </table:table-cell>
          <table:table-cell office:value-type="string" calcext:value-type="string">
            <text:p>Si crie a lanc̾. |a biax sire ie sui mors ce ciz en porte mon frere. </text:p>
          </table:table-cell>
          <table:table-cell office:value-type="string" calcext:value-type="string">
            <text:p>si crie a lancelot. Sire iou sui mors |sil emporte ensi mon frere. </text:p>
          </table:table-cell>
          <table:table-cell office:value-type="string" calcext:value-type="string">
            <text:p>si crie a lancelot. |Haa beau sire ie suys mort |sil emporte ainsi mon frere</text:p>
          </table:table-cell>
          <table:table-cell office:value-type="string" calcext:value-type="string">
            <text:p>si crie a lancelot. |Haa sire ie suis mort |se celui emporte mon frere/</text:p>
          </table:table-cell>
          <table:table-cell office:value-type="string" calcext:value-type="string">
            <text:p><text:s/>començo a dar vozes a lançarote |ay señor muerto so si asi me lleba a aquel escudero mi hermano </text:p>
          </table:table-cell>
          <table:table-cell office:value-type="string" calcext:value-type="string">
            <text:p>si isgrida a Lancellotto:|Al, bel sire, io son morto |se que' ne porta insi mio fratello, </text:p>
          </table:table-cell>
          <table:table-cell table:number-columns-repeated="1016"/>
        </table:table-row>
        <table:table-row table:style-name="ro3">
          <table:table-cell office:value-type="float" office:value="1183" calcext:value-type="float">
            <text:p>1183</text:p>
          </table:table-cell>
          <table:table-cell office:value-type="string" calcext:value-type="string">
            <text:p>kar il l’ocirra, </text:p>
          </table:table-cell>
          <table:table-cell office:value-type="string" calcext:value-type="string">
            <text:p>Car il locirra ia. </text:p>
          </table:table-cell>
          <table:table-cell office:value-type="string" calcext:value-type="string">
            <text:p>quar il locirra </text:p>
          </table:table-cell>
          <table:table-cell office:value-type="string" calcext:value-type="string">
            <text:p>Car il loccira </text:p>
          </table:table-cell>
          <table:table-cell office:value-type="string" calcext:value-type="string">
            <text:p>car il loccira </text:p>
          </table:table-cell>
          <table:table-cell office:value-type="string" calcext:value-type="string">
            <text:p>Ca lo matara </text:p>
          </table:table-cell>
          <table:table-cell office:value-type="string" calcext:value-type="string">
            <text:p>ché l’uccidrà </text:p>
          </table:table-cell>
          <table:table-cell table:number-columns-repeated="1016"/>
        </table:table-row>
        <table:table-row table:style-name="ro3">
          <table:table-cell office:value-type="float" office:value="1184" calcext:value-type="float">
            <text:p>1184</text:p>
          </table:table-cell>
          <table:table-cell office:value-type="string" calcext:value-type="string">
            <text:p>s’il n’est secors: </text:p>
          </table:table-cell>
          <table:table-cell office:value-type="string" calcext:value-type="string">
            <text:p>ce i nest cecorus. </text:p>
          </table:table-cell>
          <table:table-cell office:value-type="string" calcext:value-type="string">
            <text:p>sil nest secorus </text:p>
          </table:table-cell>
          <table:table-cell office:value-type="string" calcext:value-type="string">
            <text:p>sil nest secouru. </text:p>
          </table:table-cell>
          <table:table-cell office:value-type="string" calcext:value-type="string">
            <text:p>sil nest secouru </text:p>
          </table:table-cell>
          <table:table-cell office:value-type="string" calcext:value-type="string">
            <text:p>si lo no acorredes </text:p>
          </table:table-cell>
          <table:table-cell office:value-type="string" calcext:value-type="string">
            <text:p>se nonn-è soccorsol </text:p>
          </table:table-cell>
          <table:table-cell table:number-columns-repeated="1016"/>
        </table:table-row>
        <table:table-row table:style-name="ro16">
          <table:table-cell office:value-type="string" calcext:value-type="string">
            <text:p>1185|1186|1187</text:p>
          </table:table-cell>
          <table:table-cell office:value-type="string" calcext:value-type="string">
            <text:p>si vos pri por Dieu |que vos i metés paine. » |Et Lancelos saut de la table </text:p>
          </table:table-cell>
          <table:table-cell office:value-type="string" calcext:value-type="string">
            <text:p>Si uous pri por dieu |que uos metes painne en lui rauoir. |Et lanc̃ saut de la table </text:p>
          </table:table-cell>
          <table:table-cell office:value-type="string" calcext:value-type="string">
            <text:p>Si vous pri pour dieu |que vous metes paine en lui rescorre. |Lors saut maintenant lancelot doutre la table. </text:p>
          </table:table-cell>
          <table:table-cell office:value-type="string" calcext:value-type="string">
            <text:p>si uous pry pour dieu |que uous mectez |et ung escuier uient a luy </text:p>
          </table:table-cell>
          <table:table-cell office:value-type="string" calcext:value-type="string">
            <text:p>Si uous prie pour dieu |que uous mettez paine a le secourir |Et lancelot sault hors de la table </text:p>
          </table:table-cell>
          <table:table-cell office:value-type="string" calcext:value-type="string">
            <text:p>e porende vos Ruego por dios |que me ayudedes alo cobrar e lançarote salio luego dela mesa </text:p>
          </table:table-cell>
          <table:table-cell office:value-type="string" calcext:value-type="string">
            <text:p>Si vo priego, per Dio, che vo' vi mettiate pena in lui riscuotere». |E Lancellotto salta tutto immantanente della tavola 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1188|1189|1190</text:p>
          </table:table-cell>
          <table:table-cell office:value-type="string" calcext:value-type="string">
            <text:p>et demande ses armes, |et I. escuiers vint avant,|si li dist : « </text:p>
          </table:table-cell>
          <table:table-cell office:value-type="string" calcext:value-type="string">
            <text:p>et demande ses armes. |et uns escuiers saut auaut|si li dist. </text:p>
          </table:table-cell>
          <table:table-cell office:value-type="string" calcext:value-type="string">
            <text:p>si demande ses armes |Et vns escuiers vint a lui. |si li dist</text:p>
          </table:table-cell>
          <table:table-cell office:value-type="string" calcext:value-type="string">
            <text:p>si luy dist. |Certes fait il. uoz armes |et demourra |que ie ne les suyue. </text:p>
          </table:table-cell>
          <table:table-cell office:value-type="string" calcext:value-type="string">
            <text:p>et demande ses armes, |et ung escuier uint a lui et lui dist. </text:p>
          </table:table-cell>
          <table:table-cell office:value-type="string" calcext:value-type="string">
            <text:p>e pidio sus armas a vn su escudero |Que y estaua le dixo </text:p>
          </table:table-cell>
          <table:table-cell office:value-type="string" calcext:value-type="string">
            <text:p>e domanda sue armi, |e uno scudiere viene avanti|che gli disse: </text:p>
          </table:table-cell>
          <table:table-cell table:number-columns-repeated="1016"/>
        </table:table-row>
        <table:table-row table:style-name="ro24">
          <table:table-cell office:value-type="string" calcext:value-type="string">
            <text:p>1191|1192|1193|1194|1195|1196</text:p>
          </table:table-cell>
          <table:table-cell office:value-type="string" calcext:value-type="string">
            <text:p>Par foi, sire, vos armes et vostre cheval enmainent il ! — |Voire, fet il. par mon chief, ja|por ce ne remaindra |que je nes sieve.» |Lors vient fors del paveillon |et li chevaliers o lui </text:p>
          </table:table-cell>
          <table:table-cell office:value-type="string" calcext:value-type="string">
            <text:p>Par foi sire et uos armes et uostre cheual enmainnent il. uoire fait cil: |par mon chief iaporte ne remandra |que ie nes sieue. |Lors uient fors del pauillon et li cheualiers o lui </text:p>
          </table:table-cell>
          <table:table-cell office:value-type="string" calcext:value-type="string">
            <text:p>Par foy sire vos armes |et vostre cheual enmainent il voire fait il : |par mon chief por chou ne remandra il mie |que|ams iou ne lez sieue. |Et lors sen ist hors del paueillon. et li cheualiers aueques lui. </text:p>
          </table:table-cell>
          <table:table-cell office:value-type="string" calcext:value-type="string">
            <text:p>Lors uient hors du paueillon. |et les peine a le rauoir |et lancelot sault de la table |et demande ses armes uostre cheual emmainent ilz. uoire fait il. |Par mon chief pour ce ne cheualiers o luy.</text:p>
          </table:table-cell>
          <table:table-cell office:value-type="string" calcext:value-type="string">
            <text:p>Par ma foy sire uoz armes emportent il. |Par mon chief pour ce ne ne demourra il pas |que ie ne le suiue. |Et lors sault hors du paueillen et le cheualier auec lui Ilz regardent ceulx </text:p>
          </table:table-cell>
          <table:table-cell office:value-type="string" calcext:value-type="string">
            <text:p>señor Por buena fee el cauallero vos a hecho llebar vuestras armas |e vuestro cauallo pormi cabeza dixo lançarote |ni por eso non fincara |quelo non siga |e luego salio lançarote dela tienda |e el cauallero conel </text:p>
          </table:table-cell>
          <table:table-cell office:value-type="string" calcext:value-type="string">
            <text:p>«Per fé, vostre armi e vostro cavallo ne mena elli. |— Vere, diss’elli, per mio capo, già per ciò non rimarrà |ch’io nol seguiti». |Allor va fuori del padiglione |e l cavaliere con lui, </text:p>
          </table:table-cell>
          <table:table-cell table:number-columns-repeated="1016"/>
        </table:table-row>
        <table:table-row table:style-name="ro3">
          <table:table-cell office:value-type="float" office:value="1197" calcext:value-type="float">
            <text:p>1197</text:p>
          </table:table-cell>
          <table:table-cell office:value-type="string" calcext:value-type="string">
            <text:p>et il esgarde cels </text:p>
          </table:table-cell>
          <table:table-cell office:value-type="string" calcext:value-type="string">
            <text:p>et regardent cex </text:p>
          </table:table-cell>
          <table:table-cell office:value-type="string" calcext:value-type="string">
            <text:p>et il regarde chiaus </text:p>
          </table:table-cell>
          <table:table-cell office:value-type="string" calcext:value-type="string">
            <text:p>et il regarde ceulx </text:p>
          </table:table-cell>
          <table:table-cell/>
          <table:table-cell office:value-type="string" calcext:value-type="string">
            <text:p>e vieron <text:s/></text:p>
          </table:table-cell>
          <table:table-cell office:value-type="string" calcext:value-type="string">
            <text:p>ed e'risguardano quelli </text:p>
          </table:table-cell>
          <table:table-cell table:number-columns-repeated="1016"/>
        </table:table-row>
        <table:table-row table:style-name="ro3">
          <table:table-cell office:value-type="float" office:value="1198" calcext:value-type="float">
            <text:p>1198</text:p>
          </table:table-cell>
          <table:table-cell office:value-type="string" calcext:value-type="string">
            <text:p>qui s’en vont </text:p>
          </table:table-cell>
          <table:table-cell office:value-type="string" calcext:value-type="string">
            <text:p>qui sen uont. </text:p>
          </table:table-cell>
          <table:table-cell office:value-type="string" calcext:value-type="string">
            <text:p>qui sen vont</text:p>
          </table:table-cell>
          <table:table-cell table:number-columns-repeated="2" office:value-type="string" calcext:value-type="string">
            <text:p>qui sen uont </text:p>
          </table:table-cell>
          <table:table-cell office:value-type="string" calcext:value-type="string">
            <text:p>yr los caualleros</text:p>
          </table:table-cell>
          <table:table-cell office:value-type="string" calcext:value-type="string">
            <text:p>che se ne vanno 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1199|1200</text:p>
          </table:table-cell>
          <table:table-cell office:value-type="string" calcext:value-type="string">
            <text:p>qui ja avoient passé l’eve par J. pont de fust;|et Lancelos demande al chevalier </text:p>
          </table:table-cell>
          <table:table-cell office:value-type="string" calcext:value-type="string">
            <text:p>qui ia auoiet passe leue par .i. poncel de fust. |et lanc̃. demande au cheualier </text:p>
          </table:table-cell>
          <table:table-cell office:value-type="string" calcext:value-type="string">
            <text:p>qui auoient passe laigue par. j. pont de fust. |Et lancelot demande au cheualier </text:p>
          </table:table-cell>
          <table:table-cell office:value-type="string" calcext:value-type="string">
            <text:p>qui auoient ia passe leaue par ung pont de fust. |Et lancelot demande au cheualier </text:p>
          </table:table-cell>
          <table:table-cell office:value-type="string" calcext:value-type="string">
            <text:p>qui auoient ia passe leaue par ung pont de fust. Lancelot demande au cheualier </text:p>
          </table:table-cell>
          <table:table-cell office:value-type="string" calcext:value-type="string">
            <text:p>pasando el agua Porvna puente de madero señor dixo lançarote | al cauallero</text:p>
          </table:table-cell>
          <table:table-cell office:value-type="string" calcext:value-type="string">
            <text:p>che già avieno passato l’acqua per un ponte di legno, |Pe Lancellotto domanda al cavaliere</text:p>
          </table:table-cell>
          <table:table-cell table:number-columns-repeated="1016"/>
        </table:table-row>
        <table:table-row table:style-name="ro17">
          <table:table-cell office:value-type="float" office:value="1201" calcext:value-type="float">
            <text:p>1201</text:p>
          </table:table-cell>
          <table:table-cell office:value-type="string" calcext:value-type="string">
            <text:p>s’il remaindra. « Sire, fet il, nenil,</text:p>
          </table:table-cell>
          <table:table-cell office:value-type="string" calcext:value-type="string">
            <text:p>ce il remaindra. Sire fait cil non. </text:p>
          </table:table-cell>
          <table:table-cell office:value-type="string" calcext:value-type="string">
            <text:p>sil remandra Sire fait il nenil </text:p>
          </table:table-cell>
          <table:table-cell office:value-type="string" calcext:value-type="string">
            <text:p>sil demourra. sire fait il nennil. </text:p>
          </table:table-cell>
          <table:table-cell office:value-type="string" calcext:value-type="string">
            <text:p>sil demourra. Sire fait il nenny </text:p>
          </table:table-cell>
          <table:table-cell office:value-type="string" calcext:value-type="string">
            <text:p><text:span text:style-name="T5">fincad vos aqui | </text:span>no fare |dixo el </text:p>
          </table:table-cell>
          <table:table-cell office:value-type="string" calcext:value-type="string">
            <text:p>s’elli rimarrà, |ed e dice: «Sire, non, </text:p>
          </table:table-cell>
          <table:table-cell table:number-columns-repeated="1016"/>
        </table:table-row>
        <table:table-row table:style-name="ro17">
          <table:table-cell office:value-type="float" office:value="1202" calcext:value-type="float">
            <text:p>1202</text:p>
          </table:table-cell>
          <table:table-cell office:value-type="string" calcext:value-type="string">
            <text:p>ains vos ferai compaignie </text:p>
          </table:table-cell>
          <table:table-cell office:value-type="string" calcext:value-type="string">
            <text:p>ains uos ferai compangnie. </text:p>
          </table:table-cell>
          <table:table-cell office:value-type="string" calcext:value-type="string">
            <text:p>ains vous tendrai compaignie </text:p>
          </table:table-cell>
          <table:table-cell table:number-columns-repeated="2" office:value-type="string" calcext:value-type="string">
            <text:p>ains uous feray compaignie </text:p>
          </table:table-cell>
          <table:table-cell office:value-type="string" calcext:value-type="string">
            <text:p>mas antes yre con vos </text:p>
          </table:table-cell>
          <table:table-cell office:value-type="string" calcext:value-type="string">
            <text:p>anzi, vo farò compagnia tanto</text:p>
          </table:table-cell>
          <table:table-cell table:number-columns-repeated="1016"/>
        </table:table-row>
        <table:table-row table:style-name="ro17">
          <table:table-cell office:value-type="float" office:value="1203" calcext:value-type="float">
            <text:p>1203</text:p>
          </table:table-cell>
          <table:table-cell office:value-type="string" calcext:value-type="string">
            <text:p>tant que nos aions trové </text:p>
          </table:table-cell>
          <table:table-cell office:value-type="string" calcext:value-type="string">
            <text:p>tant que nos aions troue </text:p>
          </table:table-cell>
          <table:table-cell office:value-type="string" calcext:value-type="string">
            <text:p>tant que vous aies troue </text:p>
          </table:table-cell>
          <table:table-cell office:value-type="string" calcext:value-type="string">
            <text:p>tant que nous ayons trouue </text:p>
          </table:table-cell>
          <table:table-cell office:value-type="string" calcext:value-type="string">
            <text:p>tant que uous aiez trouue </text:p>
          </table:table-cell>
          <table:table-cell office:value-type="string" calcext:value-type="string">
            <text:p>fasta que falledes </text:p>
          </table:table-cell>
          <table:table-cell office:value-type="string" calcext:value-type="string">
            <text:p>che noi troviamo </text:p>
          </table:table-cell>
          <table:table-cell table:number-columns-repeated="1016"/>
        </table:table-row>
        <table:table-row table:style-name="ro17">
          <table:table-cell office:value-type="float" office:value="1204" calcext:value-type="float">
            <text:p>1204</text:p>
          </table:table-cell>
          <table:table-cell office:value-type="string" calcext:value-type="string">
            <text:p>qui armes vos baut. » </text:p>
          </table:table-cell>
          <table:table-cell office:value-type="string" calcext:value-type="string">
            <text:p>qui armes nos baut. </text:p>
          </table:table-cell>
          <table:table-cell office:value-type="string" calcext:value-type="string">
            <text:p>qui armes vous volsist baillier. </text:p>
          </table:table-cell>
          <table:table-cell office:value-type="string" calcext:value-type="string">
            <text:p>qui nous preste armes. </text:p>
          </table:table-cell>
          <table:table-cell office:value-type="string" calcext:value-type="string">
            <text:p>qui armes uous baillera. </text:p>
          </table:table-cell>
          <table:table-cell office:value-type="string" calcext:value-type="string">
            <text:p>quien vos de armas e cauallo </text:p>
          </table:table-cell>
          <table:table-cell office:value-type="string" calcext:value-type="string">
            <text:p>chi armi vo doni». </text:p>
          </table:table-cell>
          <table:table-cell table:number-columns-repeated="1016"/>
        </table:table-row>
        <table:table-row table:style-name="ro24">
          <table:table-cell office:value-type="string" calcext:value-type="string">
            <text:p>1205|1206|1207|1208|1209</text:p>
          </table:table-cell>
          <table:table-cell office:value-type="string" calcext:value-type="string">
            <text:p>Lors acueillent lor voie tot a pié |et vienent au pont, |si passent outre |et s’adrecent a I. tertre |par ou li chevalier s’en vont; </text:p>
          </table:table-cell>
          <table:table-cell office:value-type="string" calcext:value-type="string">
            <text:p>Et lors acuellent lor uoie. tout a pie. |et uienent au pont |si passent outre. |et sadrescent au tertre par ou li cheualiers sen ua. </text:p>
          </table:table-cell>
          <table:table-cell office:value-type="string" calcext:value-type="string">
            <text:p>Lors acoillent lor chemin droit au pont |et passent outre. |Et sadrecent a vn tertre |par ou li cheualier vont. </text:p>
          </table:table-cell>
          <table:table-cell office:value-type="string" calcext:value-type="string">
            <text:p>Lors acceillent leur uoye tout a pie|et uiennent au pont |si passerent oultre |et sadrecent au chemin par|ou les cheualiers sen uont. </text:p>
          </table:table-cell>
          <table:table-cell office:value-type="string" calcext:value-type="string">
            <text:p>Lois uiennent au pent tout a pie |et passent oultre |et se adrecent a ung terte |par ou les cheualiers uont.</text:p>
          </table:table-cell>
          <table:table-cell office:value-type="string" calcext:value-type="string">
            <text:p>enque sigades el cauallero |Luego se començaron de yr |e andubieron tanto |fastaque llegaron ala puente de madera |e pasaronla e fueronse contravn otero |Por do los caualleros se yuan e lançarote </text:p>
          </table:table-cell>
          <table:table-cell office:value-type="string" calcext:value-type="string">
            <text:p>Allora accolgono lor camino tutto a |ppiè |e vengono al ponte, |si passano oltre |e s’adirsizlano al poggio |per dove il cavaliere se ne va. </text:p>
          </table:table-cell>
          <table:table-cell table:number-columns-repeated="1016"/>
        </table:table-row>
        <table:table-row table:style-name="ro17">
          <table:table-cell office:value-type="float" office:value="1210" calcext:value-type="float">
            <text:p>1210</text:p>
          </table:table-cell>
          <table:table-cell office:value-type="string" calcext:value-type="string">
            <text:p>si n’ont gaires alé </text:p>
          </table:table-cell>
          <table:table-cell table:number-columns-repeated="2" office:value-type="string" calcext:value-type="string">
            <text:p>Si nont gaires ale </text:p>
          </table:table-cell>
          <table:table-cell office:value-type="string" calcext:value-type="string">
            <text:p>si nont gueres alle </text:p>
          </table:table-cell>
          <table:table-cell office:value-type="string" calcext:value-type="string">
            <text:p>Si ne ont gaires alle </text:p>
          </table:table-cell>
          <table:table-cell office:value-type="string" calcext:value-type="string">
            <text:p>e el cauallero fueron tanto enpos ellos </text:p>
          </table:table-cell>
          <table:table-cell office:value-type="string" calcext:value-type="string">
            <text:p>Si non ebbono guari andato </text:p>
          </table:table-cell>
          <table:table-cell table:number-columns-repeated="1016"/>
        </table:table-row>
        <table:table-row table:style-name="ro16">
          <table:table-cell office:value-type="string" calcext:value-type="string">
            <text:p>1211|1212</text:p>
          </table:table-cell>
          <table:table-cell office:value-type="string" calcext:value-type="string">
            <text:p>quant il encontrent I. chevalier armé d’unes armes noires |qui venoit al pont par I. chemin de travers. </text:p>
          </table:table-cell>
          <table:table-cell office:value-type="string" calcext:value-type="string">
            <text:p>quant il uoient .i. cheualier arme a unes armes noires. |qui uenoit au pont par .i chemin de de trauers. </text:p>
          </table:table-cell>
          <table:table-cell office:value-type="string" calcext:value-type="string">
            <text:p>quant il ont encontre. j. cheualier a vnes armes noires |qui venoit au pont par. j. Chemin de trauers. </text:p>
          </table:table-cell>
          <table:table-cell office:value-type="string" calcext:value-type="string">
            <text:p>que ilz encontrent ung cheualier arme dunes armes noires |qui uenoit au pont par ung chemin de trauers. </text:p>
          </table:table-cell>
          <table:table-cell office:value-type="string" calcext:value-type="string">
            <text:p>quant ilz encontrent ung cheualier arme dunes armes noires </text:p>
          </table:table-cell>
          <table:table-cell office:value-type="string" calcext:value-type="string">
            <text:p>fastaque encontraron vn cauallero armado devnas armas negras |que venia ala puente |porvn sendero pequeño altrabes </text:p>
          </table:table-cell>
          <table:table-cell office:value-type="string" calcext:value-type="string">
            <text:p>quando elli incontrarono uno cavaliere a une armi nere |che vlenlia al ponte per uno camino di traverso. 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1213|1214</text:p>
          </table:table-cell>
          <table:table-cell office:value-type="string" calcext:value-type="string">
            <text:p>Et quant il voit Lancelot, |si s’areste </text:p>
          </table:table-cell>
          <table:table-cell office:value-type="string" calcext:value-type="string">
            <text:p>et quant il uoit lanc̃|si sareste </text:p>
          </table:table-cell>
          <table:table-cell office:value-type="string" calcext:value-type="string">
            <text:p>Et quant il vit lancelot|si sarreste por chou </text:p>
          </table:table-cell>
          <table:table-cell office:value-type="string" calcext:value-type="string">
            <text:p>et quant il uoit lancelot |si se arreste par ce </text:p>
          </table:table-cell>
          <table:table-cell office:value-type="string" calcext:value-type="string">
            <text:p>Quant il uist lancelot il se arresta pource </text:p>
          </table:table-cell>
          <table:table-cell office:value-type="string" calcext:value-type="string">
            <text:p>e quando el vio a lançarote </text:p>
          </table:table-cell>
          <table:table-cell office:value-type="string" calcext:value-type="string">
            <text:p>E quand’e' vide Lancellotto,|si si arestò per ciò </text:p>
          </table:table-cell>
          <table:table-cell table:number-columns-repeated="1016"/>
        </table:table-row>
        <table:table-row table:style-name="ro17">
          <table:table-cell office:value-type="float" office:value="1215" calcext:value-type="float">
            <text:p>1215</text:p>
          </table:table-cell>
          <table:table-cell office:value-type="string" calcext:value-type="string">
            <text:p>por ce que bien le conoissoit, </text:p>
          </table:table-cell>
          <table:table-cell office:value-type="string" calcext:value-type="string">
            <text:p>por ce que bien le quenoissoit. </text:p>
          </table:table-cell>
          <table:table-cell office:value-type="string" calcext:value-type="string">
            <text:p>quil le connut bien. </text:p>
          </table:table-cell>
          <table:table-cell office:value-type="string" calcext:value-type="string">
            <text:p>que bien le cognoissoit. </text:p>
          </table:table-cell>
          <table:table-cell office:value-type="string" calcext:value-type="string">
            <text:p>qu il le congnoissoit bien </text:p>
          </table:table-cell>
          <table:table-cell office:value-type="string" calcext:value-type="string">
            <text:p>luego lo conoçio |e estovo quedo </text:p>
          </table:table-cell>
          <table:table-cell office:value-type="string" calcext:value-type="string">
            <text:p>che ben lo conosce, 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1216|1217</text:p>
          </table:table-cell>
          <table:table-cell office:value-type="string" calcext:value-type="string">
            <text:p>si li demande |ou il vet ensi a pié tos desammés. « </text:p>
          </table:table-cell>
          <table:table-cell office:value-type="string" calcext:value-type="string">
            <text:p>Si li demande ou il ua |Si a pie et ansi desarmes </text:p>
          </table:table-cell>
          <table:table-cell office:value-type="string" calcext:value-type="string">
            <text:p>Si li demande ou il aloit ensi tout a pie et desarmes. </text:p>
          </table:table-cell>
          <table:table-cell office:value-type="string" calcext:value-type="string">
            <text:p>si luy demande |ou il ua ainsi a pie et tout desarme. </text:p>
          </table:table-cell>
          <table:table-cell office:value-type="string" calcext:value-type="string">
            <text:p>et lui demanda |ou il alloit ainsi |a pie tout desarme. </text:p>
          </table:table-cell>
          <table:table-cell office:value-type="string" calcext:value-type="string">
            <text:p>fastaque llego |e dixole | señor do ydes asi de pie e desarmado </text:p>
          </table:table-cell>
          <table:table-cell office:value-type="string" calcext:value-type="string">
            <text:p>si gli domanda|ov’elli va insi a piede e tutto disarmato. </text:p>
          </table:table-cell>
          <table:table-cell table:number-columns-repeated="1016"/>
        </table:table-row>
        <table:table-row table:style-name="ro15">
          <table:table-cell office:value-type="float" office:value="1218" calcext:value-type="float">
            <text:p>1218</text:p>
          </table:table-cell>
          <table:table-cell office:value-type="string" calcext:value-type="string">
            <text:p>Qui estes vos, sire chevaliers, fet Lancelos, </text:p>
          </table:table-cell>
          <table:table-cell office:value-type="string" calcext:value-type="string">
            <text:p>Qui estes uos fait il sire cheualiers </text:p>
          </table:table-cell>
          <table:table-cell office:value-type="string" calcext:value-type="string">
            <text:p>Qui estes vous fait lancelot </text:p>
          </table:table-cell>
          <table:table-cell office:value-type="string" calcext:value-type="string">
            <text:p>Qui estes uous fait lancelot sur cheualier. </text:p>
          </table:table-cell>
          <table:table-cell office:value-type="string" calcext:value-type="string">
            <text:p>Quest ce fait lancelot demandez uous </text:p>
          </table:table-cell>
          <table:table-cell office:value-type="string" calcext:value-type="string">
            <text:p>e quien sodes vos dixo lançarote</text:p>
          </table:table-cell>
          <table:table-cell office:value-type="string" calcext:value-type="string">
            <text:p>PeChi siete voi, disse Lancellotto, sire, </text:p>
          </table:table-cell>
          <table:table-cell table:number-columns-repeated="1016"/>
        </table:table-row>
        <table:table-row table:style-name="ro3">
          <table:table-cell office:value-type="float" office:value="1219" calcext:value-type="float">
            <text:p>1219</text:p>
          </table:table-cell>
          <table:table-cell office:value-type="string" calcext:value-type="string">
            <text:p>qui me demandés </text:p>
          </table:table-cell>
          <table:table-cell table:number-columns-repeated="2" office:value-type="string" calcext:value-type="string">
            <text:p>qui me demandes </text:p>
          </table:table-cell>
          <table:table-cell office:value-type="string" calcext:value-type="string">
            <text:p>qui me denandez </text:p>
          </table:table-cell>
          <table:table-cell office:value-type="string" calcext:value-type="string">
            <text:p>ou ie uois. </text:p>
          </table:table-cell>
          <table:table-cell table:style-name="ce3"/>
          <table:table-cell office:value-type="string" calcext:value-type="string">
            <text:p>che mi domandate </text:p>
          </table:table-cell>
          <table:table-cell table:number-columns-repeated="1016"/>
        </table:table-row>
        <table:table-row table:style-name="ro3">
          <table:table-cell table:number-columns-repeated="7"/>
          <table:table-cell office:value-type="string" calcext:value-type="string">
            <text:p>ov’io vò? </text:p>
          </table:table-cell>
          <table:table-cell table:number-columns-repeated="1016"/>
        </table:table-row>
        <table:table-row table:style-name="ro15">
          <table:table-cell office:value-type="float" office:value="1220" calcext:value-type="float">
            <text:p>1220</text:p>
          </table:table-cell>
          <table:table-cell office:value-type="string" calcext:value-type="string">
            <text:p>ou je vois ? — Je sui, fet il, I. chevaliers d’estrange païs, </text:p>
          </table:table-cell>
          <table:table-cell office:value-type="string" calcext:value-type="string">
            <text:p>ou ie uois. Ie sui fait il de cest estrange pais. </text:p>
          </table:table-cell>
          <table:table-cell office:value-type="string" calcext:value-type="string">
            <text:p>ou ie vois. Iou sui fait il vns cheualiers destrange pais </text:p>
          </table:table-cell>
          <table:table-cell office:value-type="string" calcext:value-type="string">
            <text:p>ou ie uoys. Ie suys fait il ung cheualier estrange. </text:p>
          </table:table-cell>
          <table:table-cell office:value-type="string" calcext:value-type="string">
            <text:p>Oy sire |si suis ung cheualier destrange pais </text:p>
          </table:table-cell>
          <table:table-cell office:value-type="string" calcext:value-type="string">
            <text:p><text:s/>yo so dixo el vn cauallero destraña tierra </text:p>
          </table:table-cell>
          <table:table-cell office:value-type="string" calcext:value-type="string">
            <text:p>- l’ son, diss’elli, |uno cavaliere di stran paese 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1221|1222</text:p>
          </table:table-cell>
          <table:table-cell office:value-type="string" calcext:value-type="string">
            <text:p>mais molt me merveil de ce |que je vos voi ensi aler. » </text:p>
          </table:table-cell>
          <table:table-cell office:value-type="string" calcext:value-type="string">
            <text:p>mais mout me merueil de ce |que ainsi uos uoi aler. </text:p>
          </table:table-cell>
          <table:table-cell office:value-type="string" calcext:value-type="string">
            <text:p>qui moult mesmerueil de chou |que iou vous voi ensi aler. </text:p>
          </table:table-cell>
          <table:table-cell office:value-type="string" calcext:value-type="string">
            <text:p>mais moult me merueille de ce |que ie uous uoy ainsi aller. </text:p>
          </table:table-cell>
          <table:table-cell office:value-type="string" calcext:value-type="string">
            <text:p>qui moult me merueille de uous uoir aller ainsi. </text:p>
          </table:table-cell>
          <table:table-cell office:value-type="string" calcext:value-type="string">
            <text:p>que mucho me marauillo |porque vos veo yr asi |e apie e lançarote lo conoçio </text:p>
          </table:table-cell>
          <table:table-cell office:value-type="string" calcext:value-type="string">
            <text:p>che molto mi maraviglio di ciò |ch’io vi veggio insì andare». </text:p>
          </table:table-cell>
          <table:table-cell table:number-columns-repeated="1016"/>
        </table:table-row>
        <table:table-row table:style-name="ro3">
          <table:table-cell office:value-type="float" office:value="1223" calcext:value-type="float">
            <text:p>1223</text:p>
          </table:table-cell>
          <table:table-cell office:value-type="string" calcext:value-type="string">
            <text:p>Et Lancelos li conte </text:p>
          </table:table-cell>
          <table:table-cell office:value-type="string" calcext:value-type="string">
            <text:p>et lanc̃. li conte </text:p>
          </table:table-cell>
          <table:table-cell office:value-type="string" calcext:value-type="string">
            <text:p>Et lancelot li conte </text:p>
          </table:table-cell>
          <table:table-cell office:value-type="string" calcext:value-type="string">
            <text:p>et lancelot luy comte </text:p>
          </table:table-cell>
          <table:table-cell office:value-type="string" calcext:value-type="string">
            <text:p>Et lancelot lui compte </text:p>
          </table:table-cell>
          <table:table-cell office:value-type="string" calcext:value-type="string">
            <text:p>e començole a contar </text:p>
          </table:table-cell>
          <table:table-cell office:value-type="string" calcext:value-type="string">
            <text:p>E Lancellotto gli conta </text:p>
          </table:table-cell>
          <table:table-cell table:number-columns-repeated="1016"/>
        </table:table-row>
        <table:table-row table:style-name="ro24">
          <table:table-cell office:value-type="string" calcext:value-type="string">
            <text:p>1224|1225|1226|1227|1228|1229|1230</text:p>
          </table:table-cell>
          <table:table-cell office:value-type="string" calcext:value-type="string">
            <text:p>comment il estoit herbergiés et|comment I. chevaliers vint laiens |ou il menjoit, |qui prist a force I. vaslet |et le mist sor le col de son cheval. «|Et encore m’a il plus meffet, fet Lancelos, |kar cil </text:p>
          </table:table-cell>
          <table:table-cell office:value-type="string" calcext:value-type="string">
            <text:p>comment il estoit ainsi herbregiez. |et coment li cheualiers enporte lescuier. |et encor ma il plus mesfait fait fait lanceloz. |Car cil </text:p>
          </table:table-cell>
          <table:table-cell office:value-type="string" calcext:value-type="string">
            <text:p>comment il estoit herbergies. et|comment li valles fu pris |</text:p>
          </table:table-cell>
          <table:table-cell office:value-type="string" calcext:value-type="string">
            <text:p>comment il estoit herberge. |et comment ung cheualier uint leans |qui print a force ung uarlet et le mist sur le coul de son cheual. |et encor ma il plus meffait. |Car ceulx </text:p>
          </table:table-cell>
          <table:table-cell office:value-type="string" calcext:value-type="string">
            <text:p>comment il estoit hebergie:|et comment ung cheualier uint la |ou il mengoit |qui print a force ung uarlet |et le mist sur le col de son cheual.|Et encores y a il plus fait lancelot |car ceulx </text:p>
          </table:table-cell>
          <table:table-cell office:value-type="string" calcext:value-type="string">
            <text:p>como el cauallero lo aluergara e como el otro les llebo el escudero | que ala mesa seruia afuerça ençima del cauallo</text:p>
          </table:table-cell>
          <table:table-cell office:value-type="string" calcext:value-type="string">
            <text:p>com’egli era albergato |e|come uno cavaliere venne là entro |ov’elli mangiavano, |e prese uno scudieri a forza davanti noi |e l mise sopra l collo di suo cavallo, |e ancor m’à elli più misfatto, disse Lancellotto, |ché quelli 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1231|1232</text:p>
          </table:table-cell>
          <table:table-cell office:value-type="string" calcext:value-type="string">
            <text:p>qui avec lui vindrent enporterent mes armes |et enmenerent mon cheval. — </text:p>
          </table:table-cell>
          <table:table-cell office:value-type="string" calcext:value-type="string">
            <text:p>qui auec lui uindrent enportent mes armes. |et en mainnent mon cheual. </text:p>
          </table:table-cell>
          <table:table-cell office:value-type="string" calcext:value-type="string">
            <text:p><text:span text:style-name="T1">et sez armes | </text:span>et ses cheuals emportees.</text:p>
          </table:table-cell>
          <table:table-cell office:value-type="string" calcext:value-type="string">
            <text:p>qui uindrent auec luy emporterent mes armes et emmenerent mon cheual </text:p>
          </table:table-cell>
          <table:table-cell office:value-type="string" calcext:value-type="string">
            <text:p>qui auec luy sont emportent mes armes |et emmainent mon cheual/ </text:p>
          </table:table-cell>
          <table:table-cell office:value-type="string" calcext:value-type="string">
            <text:p>e como le fiço llebar sus armas |</text:p>
          </table:table-cell>
          <table:table-cell office:value-type="string" calcext:value-type="string">
            <text:p>che con esso lui venono ne portano mie armi |e ne menano mio cavallo. 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1233|1234</text:p>
          </table:table-cell>
          <table:table-cell office:value-type="string" calcext:value-type="string">
            <text:p>Quel guerredon, fet cil, |porroie je atendre de vos, </text:p>
          </table:table-cell>
          <table:table-cell office:value-type="string" calcext:value-type="string">
            <text:p>Quel guerredon porroi ge atandre de</text:p>
          </table:table-cell>
          <table:table-cell office:value-type="string" calcext:value-type="string">
            <text:p>Quel guerredon fait cil porroie iou de vous atendre : </text:p>
          </table:table-cell>
          <table:table-cell office:value-type="string" calcext:value-type="string">
            <text:p>Quel guerdon pourroye ie actendre de uous. </text:p>
          </table:table-cell>
          <table:table-cell office:value-type="string" calcext:value-type="string">
            <text:p>quel guerdon fait celuy pouroie ie auoir de uous </text:p>
          </table:table-cell>
          <table:table-cell office:value-type="string" calcext:value-type="string">
            <text:p>Que galardon me daredes dixo el cauallero </text:p>
          </table:table-cell>
          <table:table-cell office:value-type="string" calcext:value-type="string">
            <text:p>—E quale guiderdone potre io di voi atendere, </text:p>
          </table:table-cell>
          <table:table-cell table:number-columns-repeated="1016"/>
        </table:table-row>
        <table:table-row table:style-name="ro22">
          <table:table-cell office:value-type="string" calcext:value-type="string">
            <text:p>1235|1236|1237|1238|1239</text:p>
          </table:table-cell>
          <table:table-cell office:value-type="string" calcext:value-type="string">
            <text:p>se je por vos me desarmoie |et vos bailloie mes armes et mon cheval ? — |Certes, fet Lancelos, |tel com vos deviseriés. — |Se vos, fet il, el premier lieu </text:p>
          </table:table-cell>
          <table:table-cell office:value-type="string" calcext:value-type="string">
            <text:p>uus se ie uos bailloie mes armes et mon cheual. |Certes fait lanc̃. tel |com uous deuiserois. |Ce uous fait cil me creantes |que el premier lieu </text:p>
          </table:table-cell>
          <table:table-cell office:value-type="string" calcext:value-type="string">
            <text:p>se ie|por vous me desarmoie |et vous bailloie mes armes et mon cheual.|Certes fait lancelot tel |comme vous deuiseres. |Se vous fait cil el premier lieu </text:p>
          </table:table-cell>
          <table:table-cell office:value-type="string" calcext:value-type="string">
            <text:p>si ie pour uous me desarmoye |et uous balloye mes armes et mon cheual. |Certes fait lancelot tel |comme uous deuiseriez |Se uous me creancez que ou premier lieu </text:p>
          </table:table-cell>
          <table:table-cell office:value-type="string" calcext:value-type="string">
            <text:p>se ie me desarmoye |et uous bailloie mes armes |et mon cheual/ |certes fait lancelot: tel comme uous deuiseres/ |se fait il au premier lieu </text:p>
          </table:table-cell>
          <table:table-cell office:value-type="string" calcext:value-type="string">
            <text:p><text:span text:style-name="T4">si vos diese mis armas e mi cauallo porçierto dixo lançarote | tal qual vos supieredes deuisar  | </text:span>si vos me juraredes |dixo el Cauallero |que enel primer lugar </text:p>
          </table:table-cell>
          <table:table-cell office:value-type="string" calcext:value-type="string">
            <text:p>s’io per voi mi disarmasse |e vo donasse mio cavallo e mie armi? |—|Certo, sire, disse Lancellotto, |tale come diviserete. |— e vo', disse il cavaliere a l’arme nere, nel primaio luogo </text:p>
          </table:table-cell>
          <table:table-cell table:number-columns-repeated="1016"/>
        </table:table-row>
        <table:table-row table:style-name="ro16">
          <table:table-cell office:value-type="string" calcext:value-type="string">
            <text:p>1240|1241</text:p>
          </table:table-cell>
          <table:table-cell office:value-type="string" calcext:value-type="string">
            <text:p>ou je vos troverai armé, |por que je soie desarmés, me creantés a doner vos armes » Ie vos bailleroie les moies. — </text:p>
          </table:table-cell>
          <table:table-cell office:value-type="string" calcext:value-type="string">
            <text:p>ou ie uos troueroie arme |puis que ie fusse desarmes me donriez uos armes. le uous bailleroie les moiees. </text:p>
          </table:table-cell>
          <table:table-cell office:value-type="string" calcext:value-type="string">
            <text:p>ou iou vous trouerai arme me creantissies a baillier vos armes Iou vous bailleroie lez moies </text:p>
          </table:table-cell>
          <table:table-cell office:value-type="string" calcext:value-type="string">
            <text:p>que ie uous trouueray arme par ainsi que ie soye desarme |que uous me baillerez uoz armes ie uous bailleray les moyes. </text:p>
          </table:table-cell>
          <table:table-cell office:value-type="string" calcext:value-type="string">
            <text:p>ou ie uous trouueray arme me promettes a bailler uos armes ie uous bailleray les miennes </text:p>
          </table:table-cell>
          <table:table-cell office:value-type="string" calcext:value-type="string">
            <text:p>que vos fallare armado e yo fuere desarmado |me dedes vuestras armas |yo vos dare estas mis armas e mi cauallo </text:p>
          </table:table-cell>
          <table:table-cell office:value-type="string" calcext:value-type="string">
            <text:p>ov’io vo troverò armato per|ch’io sia disarmato mi volete dare vostre armi, |e ciò mi volete impromettere, io vo donerò le mie </text:p>
          </table:table-cell>
          <table:table-cell table:number-columns-repeated="1016"/>
        </table:table-row>
        <table:table-row table:style-name="ro17">
          <table:table-cell table:number-columns-repeated="7"/>
          <table:table-cell office:value-type="string" calcext:value-type="string">
            <text:p>che molto sono buone e difensaboli.</text:p>
          </table:table-cell>
          <table:table-cell table:number-columns-repeated="1016"/>
        </table:table-row>
        <table:table-row table:style-name="ro17">
          <table:table-cell office:value-type="string" calcext:value-type="string">
            <text:p>1242|1243</text:p>
          </table:table-cell>
          <table:table-cell office:value-type="string" calcext:value-type="string">
            <text:p>Certes, fet Lancelos, |si ferai je, </text:p>
          </table:table-cell>
          <table:table-cell office:value-type="string" calcext:value-type="string">
            <text:p>Certes fait cil |si ferai ge </text:p>
          </table:table-cell>
          <table:table-cell office:value-type="string" calcext:value-type="string">
            <text:p>Certes fait lancelot volentiers par ensi</text:p>
          </table:table-cell>
          <table:table-cell office:value-type="string" calcext:value-type="string">
            <text:p>Certes fait lancelot |si feray ie </text:p>
          </table:table-cell>
          <table:table-cell office:value-type="string" calcext:value-type="string">
            <text:p>Certes fait lancelot |si feray ie pourtant </text:p>
          </table:table-cell>
          <table:table-cell office:value-type="string" calcext:value-type="string">
            <text:p>Muy de grado |dixo lançarote </text:p>
          </table:table-cell>
          <table:table-cell office:value-type="string" calcext:value-type="string">
            <text:p>— Certo, disse Lancellotto, |si farò io, 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1244|1245</text:p>
          </table:table-cell>
          <table:table-cell office:value-type="string" calcext:value-type="string">
            <text:p>por que vos ne me truisiés combatant. » |</text:p>
          </table:table-cell>
          <table:table-cell office:value-type="string" calcext:value-type="string">
            <text:p>puis que uos ne me trussiez conbatant. </text:p>
          </table:table-cell>
          <table:table-cell office:value-type="string" calcext:value-type="string">
            <text:p>que vous ne me truisies combatant.</text:p>
          </table:table-cell>
          <table:table-cell office:value-type="string" calcext:value-type="string">
            <text:p>mais que uous ne me trouuez combatant.</text:p>
          </table:table-cell>
          <table:table-cell office:value-type="string" calcext:value-type="string">
            <text:p>que uous ne me trouues combatant/</text:p>
          </table:table-cell>
          <table:table-cell office:value-type="string" calcext:value-type="string">
            <text:p>ental que me non falledes conuatiendo</text:p>
          </table:table-cell>
          <table:table-cell office:value-type="string" calcext:value-type="string">
            <text:p>purché voi non mi troviate combattendo». |E que' dice |che si, dic’elli, </text:p>
          </table:table-cell>
          <table:table-cell table:number-columns-repeated="1016"/>
        </table:table-row>
        <table:table-row table:style-name="ro15">
          <table:table-cell table:number-columns-repeated="6"/>
          <table:table-cell office:value-type="string" calcext:value-type="string">
            <text:p>e luego selo juro</text:p>
          </table:table-cell>
          <table:table-cell office:value-type="string" calcext:value-type="string">
            <text:p>e Lancellotto gliel promette immantanente a donare. 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Et cil descent maintenant, </text:p>
          </table:table-cell>
          <table:table-cell office:value-type="string" calcext:value-type="string">
            <text:p>et cil descent maintenant </text:p>
          </table:table-cell>
          <table:table-cell office:value-type="string" calcext:value-type="string">
            <text:p>Et cil descent maintenant </text:p>
          </table:table-cell>
          <table:table-cell office:value-type="string" calcext:value-type="string">
            <text:p>Et il descent </text:p>
          </table:table-cell>
          <table:table-cell office:value-type="string" calcext:value-type="string">
            <text:p>et celuy deschent maintenant </text:p>
          </table:table-cell>
          <table:table-cell office:value-type="string" calcext:value-type="string">
            <text:p>entonçe desçendio el cauallero desu cauallo </text:p>
          </table:table-cell>
          <table:table-cell office:value-type="string" calcext:value-type="string">
            <text:p>sImmantanente discende il cavaliere </text:p>
          </table:table-cell>
          <table:table-cell table:number-columns-repeated="1016"/>
        </table:table-row>
        <table:table-row table:style-name="ro15">
          <table:table-cell office:value-type="float" office:value="1246" calcext:value-type="float">
            <text:p>1246</text:p>
          </table:table-cell>
          <table:table-cell office:value-type="string" calcext:value-type="string">
            <text:p>si se desarme et baille a Lancelot tot son hernois, </text:p>
          </table:table-cell>
          <table:table-cell office:value-type="string" calcext:value-type="string">
            <text:p>si se desarme. |et baille a lanc̃ son harnois.</text:p>
          </table:table-cell>
          <table:table-cell office:value-type="string" calcext:value-type="string">
            <text:p>si se desarme |et baille a lancelot tout son harnois. </text:p>
          </table:table-cell>
          <table:table-cell office:value-type="string" calcext:value-type="string">
            <text:p>si se desarme |et baille a lancelot tout son harnoys. </text:p>
          </table:table-cell>
          <table:table-cell office:value-type="string" calcext:value-type="string">
            <text:p>sy se desarme | et baille tout son harnois a lancelot </text:p>
          </table:table-cell>
          <table:table-cell office:value-type="string" calcext:value-type="string">
            <text:p>e desarmose e dio todas sus armas |e su Cauallo a Lançarote </text:p>
          </table:table-cell>
          <table:table-cell office:value-type="string" calcext:value-type="string">
            <text:p>e disarma |e dona a Lancellotto sue armi e suo arnese, </text:p>
          </table:table-cell>
          <table:table-cell table:number-columns-repeated="1016"/>
        </table:table-row>
        <table:table-row table:style-name="ro17">
          <table:table-cell office:value-type="float" office:value="1247" calcext:value-type="float">
            <text:p>1247</text:p>
          </table:table-cell>
          <table:table-cell office:value-type="string" calcext:value-type="string">
            <text:p>et il s’en appareille </text:p>
          </table:table-cell>
          <table:table-cell office:value-type="string" calcext:value-type="string">
            <text:p>et il sarme </text:p>
          </table:table-cell>
          <table:table-cell office:value-type="string" calcext:value-type="string">
            <text:p>Et il sen appareille tout maintenant </text:p>
          </table:table-cell>
          <table:table-cell office:value-type="string" calcext:value-type="string">
            <text:p>et il sappareille </text:p>
          </table:table-cell>
          <table:table-cell office:value-type="string" calcext:value-type="string">
            <text:p>et il sen appareille </text:p>
          </table:table-cell>
          <table:table-cell office:value-type="string" calcext:value-type="string">
            <text:p>e Lançarote se armo </text:p>
          </table:table-cell>
          <table:table-cell office:value-type="string" calcext:value-type="string">
            <text:p>ed e'se n’aparecchia, 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1248|1249|1250|1251</text:p>
          </table:table-cell>
          <table:table-cell office:value-type="string" calcext:value-type="string">
            <text:p>et monte en son cheval, |puis dist a son oste |qu’il s’en retort; Imes il dist |que non fera. « </text:p>
          </table:table-cell>
          <table:table-cell office:value-type="string" calcext:value-type="string">
            <text:p>et monte en son cheual. |Puis dit a son oste |quil sen retort |et il dit |que non fera. </text:p>
          </table:table-cell>
          <table:table-cell office:value-type="string" calcext:value-type="string">
            <text:p>et monte sor le cheual |et dist a son oste|quil sen retort </text:p>
          </table:table-cell>
          <table:table-cell office:value-type="string" calcext:value-type="string">
            <text:p>et monte a cheual puis dist a son hoste |quil sen retourne. |mais il dit |que non fera </text:p>
          </table:table-cell>
          <table:table-cell office:value-type="string" calcext:value-type="string">
            <text:p>et mente sus le cheual et fait retourner son hoste |et prent congie de luy. </text:p>
          </table:table-cell>
          <table:table-cell office:value-type="string" calcext:value-type="string">
            <text:p>e subio enel cauallo |e dixo asu huesped que se tornase |No fare dixo el huesped </text:p>
          </table:table-cell>
          <table:table-cell office:value-type="string" calcext:value-type="string">
            <text:p>si monta in suo cavallo, |poscia dice a suo oste |ch’elli |si ritorni, |e que' dice|che non farà. </text:p>
          </table:table-cell>
          <table:table-cell table:number-columns-repeated="1016"/>
        </table:table-row>
        <table:table-row table:style-name="ro16">
          <table:table-cell office:value-type="float" office:value="1252" calcext:value-type="float">
            <text:p>1252</text:p>
          </table:table-cell>
          <table:table-cell office:value-type="string" calcext:value-type="string">
            <text:p>Si ferois, fet Lancelos a lar je conoistrai bien les armes a celui </text:p>
          </table:table-cell>
          <table:table-cell office:value-type="string" calcext:value-type="string">
            <text:p>Si ferois fait lanc̃. |Car ie quenoistrai bien ciax as armes </text:p>
          </table:table-cell>
          <table:table-cell office:value-type="string" calcext:value-type="string">
            <text:p>quar iou connistera bien lez armes a celui </text:p>
          </table:table-cell>
          <table:table-cell office:value-type="string" calcext:value-type="string">
            <text:p>si ferez fait lancelot, |car ie cognoistray bien les armes de ceulx </text:p>
          </table:table-cell>
          <table:table-cell/>
          <table:table-cell office:value-type="string" calcext:value-type="string">
            <text:p>si faredes dixo lançarote |que yo conoçere vien el cauallero enlas armas </text:p>
          </table:table-cell>
          <table:table-cell office:value-type="string" calcext:value-type="string">
            <text:p>Si farete, disse Lancellotto, |ch’io conoscerò bene l’armi di colui a cui io vo cheggendo in quale che luogo 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1253|1254|1255|1256</text:p>
          </table:table-cell>
          <table:table-cell office:value-type="string" calcext:value-type="string">
            <text:p>que je vois querant en quelque lieu je les truisse. |Et cil dist, |puis qu’il velt, |s’en retornera: </text:p>
          </table:table-cell>
          <table:table-cell office:value-type="string" calcext:value-type="string">
            <text:p>que ie uois querant en quel que lieu |que ie les truisse. |et cil dit|puis quil le ueit il sen retornera. </text:p>
          </table:table-cell>
          <table:table-cell office:value-type="string" calcext:value-type="string">
            <text:p>qui iou vois querant. |Etr cil dist |que dont sen retornera il puis</text:p>
          </table:table-cell>
          <table:table-cell office:value-type="string" calcext:value-type="string">
            <text:p>que ie uoys querant en quelque lieu |que ie les trouue.|Et il dit |quil retournera </text:p>
          </table:table-cell>
          <table:table-cell table:style-name="ce3"/>
          <table:table-cell office:value-type="string" calcext:value-type="string">
            <text:p>que lleba en qualquier lugar |que el vaya yo me tornare dixo el huesped </text:p>
          </table:table-cell>
          <table:table-cell office:value-type="string" calcext:value-type="string">
            <text:p>ch’io il trovasse». |VE que' dice |che, poscia ch’elli vuole, |ch’elli si tornerà: </text:p>
          </table:table-cell>
          <table:table-cell table:number-columns-repeated="1016"/>
        </table:table-row>
        <table:table-row table:style-name="ro17">
          <table:table-cell office:value-type="float" office:value="1257" calcext:value-type="float">
            <text:p>1257</text:p>
          </table:table-cell>
          <table:table-cell office:value-type="string" calcext:value-type="string">
            <text:p>si s’en vet </text:p>
          </table:table-cell>
          <table:table-cell office:value-type="string" calcext:value-type="string">
            <text:p>Si sen ua </text:p>
          </table:table-cell>
          <table:table-cell office:value-type="string" calcext:value-type="string">
            <text:p>quil le veult. </text:p>
          </table:table-cell>
          <table:table-cell office:value-type="string" calcext:value-type="string">
            <text:p>puis quil le ueult. |si sen ua</text:p>
          </table:table-cell>
          <table:table-cell/>
          <table:table-cell office:value-type="string" calcext:value-type="string">
            <text:p>pues vos plaz </text:p>
          </table:table-cell>
          <table:table-cell office:value-type="string" calcext:value-type="string">
            <text:p>si se ne va </text:p>
          </table:table-cell>
          <table:table-cell table:number-columns-repeated="1016"/>
        </table:table-row>
        <table:table-row table:style-name="ro31">
          <table:table-cell office:value-type="string" calcext:value-type="string">
            <text:p>1258|1259|1260|1261</text:p>
          </table:table-cell>
          <table:table-cell office:value-type="string" calcext:value-type="string">
            <text:p>et enmaine o lui le chevalier |qui molt est liés de ce |que Lancelos li doit I. guerredon. |Et Lancelos aquelt son chemin aprés cels </text:p>
          </table:table-cell>
          <table:table-cell office:value-type="string" calcext:value-type="string">
            <text:p>et enmainne le cheualier auecque lui. |qui mout est liez de ce |que lanc̃ li doit guerredoner. |Et lanc̃ aquiet son chemin apres ciax </text:p>
          </table:table-cell>
          <table:table-cell office:value-type="string" calcext:value-type="string">
            <text:p>Si sen retorne atant et enmaine aueques lui le cheualier |qui moult est lies de ce |que lancelot! doit. j. guerredon. |Et lancelot |si acuelle son chemin |por aler apres chiaus </text:p>
          </table:table-cell>
          <table:table-cell office:value-type="string" calcext:value-type="string">
            <text:p>et emmaine auec luy le cheualier |qui est moult lie de ce |que lancelot luy doit ung. guerdon. |Et lancelot preut son chemin apres ceulx </text:p>
          </table:table-cell>
          <table:table-cell office:value-type="string" calcext:value-type="string">
            <text:p>lancelot print son chemin apres ceulx </text:p>
          </table:table-cell>
          <table:table-cell office:value-type="string" calcext:value-type="string">
            <text:p>E luego se torno |e llebo consigo el cauallero |quelas armas auia dado a lançarote |que yua muy alegre de aquello que lançarote le auia prometido |e lançarote se fue porel camino |enpos el cauallero </text:p>
          </table:table-cell>
          <table:table-cell office:value-type="string" calcext:value-type="string">
            <text:p>e mena con esso lui il cavaliere |che molto est lieto di ciò |che Lancellotto gli dee uno guiderdone. |E Lancellotto accoglie suo camino apresso coloro 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1262|1263|1264</text:p>
          </table:table-cell>
          <table:table-cell office:value-type="string" calcext:value-type="string">
            <text:p>que ? il sieut |tant |qu’il est venus el tertre en haut </text:p>
          </table:table-cell>
          <table:table-cell office:value-type="string" calcext:value-type="string">
            <text:p>que il sieut. |tant que il est uenus el haut tertre. </text:p>
          </table:table-cell>
          <table:table-cell office:value-type="string" calcext:value-type="string">
            <text:p>quil sieut. |Tant quil est uenus el tertre en haut. </text:p>
          </table:table-cell>
          <table:table-cell office:value-type="string" calcext:value-type="string">
            <text:p>quil suyt |tant |quil est uenu |ou tertre en hault.</text:p>
          </table:table-cell>
          <table:table-cell office:value-type="string" calcext:value-type="string">
            <text:p>qui sen uont tant |quil est uenu eu tertre en hault/ </text:p>
          </table:table-cell>
          <table:table-cell office:value-type="string" calcext:value-type="string">
            <text:p>e andubo tanto |fasta que paso porel otero </text:p>
          </table:table-cell>
          <table:table-cell office:value-type="string" calcext:value-type="string">
            <text:p>che seguita, |tanto ch’egli è Purchél penurche . Vjenhaj via venuto al poggio in alti. </text:p>
          </table:table-cell>
          <table:table-cell table:number-columns-repeated="1016"/>
        </table:table-row>
        <table:table-row table:style-name="ro22">
          <table:table-cell office:value-type="string" calcext:value-type="string">
            <text:p>1265|1266|1267|1268</text:p>
          </table:table-cell>
          <table:table-cell office:value-type="string" calcext:value-type="string">
            <text:p>et lors voit devant lui la forest|que l’en apele la forest des Trois Perilx, |et ce |por quoi ele fu ensi apelee devisera bien li contes ça avant. </text:p>
          </table:table-cell>
          <table:table-cell office:value-type="string" calcext:value-type="string">
            <text:p>et lors uoit deuant lui la forest des trois perilx. |et ce porquoi ele fu|ainsi apelee ce deuissera li contes sa auant. </text:p>
          </table:table-cell>
          <table:table-cell office:value-type="string" calcext:value-type="string">
            <text:p>Et lors uoit deuant lui la forest dez. iij. perieus:. |Et chou porcoi elle est ensi apelee deuisera bien li contes cha auant. </text:p>
          </table:table-cell>
          <table:table-cell office:value-type="string" calcext:value-type="string">
            <text:p>Et lors uoit deuant luy la fourest |quon appelle la fourest des troys perilz. |Et pour quoy elle fu ansi appellec uous deuisera bien le comte |cy apres. </text:p>
          </table:table-cell>
          <table:table-cell office:value-type="string" calcext:value-type="string">
            <text:p>et lors uoit deuant luy la forest des trois perilz|et ce |pour quoy elle est ainsy appellee deuisera bien le compte cy en auant. </text:p>
          </table:table-cell>
          <table:table-cell office:value-type="string" calcext:value-type="string">
            <text:p>e llego avna floresta |que llamauan la floresta delos tres pilares |e porque fue ella asi llamada este cuento lo deuisara aca adelante </text:p>
          </table:table-cell>
          <table:table-cell office:value-type="string" calcext:value-type="string">
            <text:p>Allora isguarda davanti lui,|si vide la foresta |che l’uomo chiama la foresta de' Tre Perigli, e ciò |perch’ella fu insi chiamata |vo diviserà il conto ben qua avanti. 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1269|1270|1271|1272</text:p>
          </table:table-cell>
          <table:table-cell office:value-type="string" calcext:value-type="string">
            <text:p>Quant il fu amont el tertre, |si esgarde devant lui, |mais il ne voit nul de cels |que il queroit, </text:p>
          </table:table-cell>
          <table:table-cell office:value-type="string" calcext:value-type="string">
            <text:p>Quant lanc̃. fu amon el tertre |si regarde |Mais il ne uoit deuant lui nus de ciax |que il guiert. </text:p>
          </table:table-cell>
          <table:table-cell office:value-type="string" calcext:value-type="string">
            <text:p>Quant lancelot fu amont el tertre |si regarda deuant lui |mais il ni uit nul de ceaus |que il queroit </text:p>
          </table:table-cell>
          <table:table-cell office:value-type="string" calcext:value-type="string">
            <text:p>Quant il fu amont ou tertre |si regarde deuant luy. |et il ne uoit nul de ceulx |quil queroit. </text:p>
          </table:table-cell>
          <table:table-cell office:value-type="string" calcext:value-type="string">
            <text:p>QUant il fust amonlt eu tertre |si regarde deuant luy </text:p>
          </table:table-cell>
          <table:table-cell office:value-type="string" calcext:value-type="string">
            <text:p>Quando el llego ala floresta |e no vido aquel enpos | quien yua </text:p>
          </table:table-cell>
          <table:table-cell office:value-type="string" calcext:value-type="string">
            <text:p>Sl oQuand’e fu montato nel poggio, |si isguarda davanti lui.|ma elli non vide nullo di quelli |ch’elli chiedea, 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1273|1274</text:p>
          </table:table-cell>
          <table:table-cell office:value-type="string" calcext:value-type="string">
            <text:p>kar il s’estoient ja ferus en la forest. |Et totes voies sieut il les esclos des chevals</text:p>
          </table:table-cell>
          <table:table-cell office:value-type="string" calcext:value-type="string">
            <text:p>Car il cestoient ia feru en la forest.|et totesuoiez sieut il les escloz des cheuaus. </text:p>
          </table:table-cell>
          <table:table-cell office:value-type="string" calcext:value-type="string">
            <text:p>quar il sestoient ia feru en la forest.|Et toutes voies sieut il lez esclos dez cheuaus </text:p>
          </table:table-cell>
          <table:table-cell office:value-type="string" calcext:value-type="string">
            <text:p>car ilz sestoient ia feruz en la foueest. a touteuoyes suyt il les escloz Des cheuaux </text:p>
          </table:table-cell>
          <table:table-cell office:value-type="string" calcext:value-type="string">
            <text:p>et suyst les pas des cheuaulx </text:p>
          </table:table-cell>
          <table:table-cell/>
          <table:table-cell office:value-type="string" calcext:value-type="string">
            <text:p>ché s’erano già messi nella foresta. |E nonperquanto tuttavia segue elli li scrosci de' cavalli 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1275|1276</text:p>
          </table:table-cell>
          <table:table-cell office:value-type="string" calcext:value-type="string">
            <text:p>tant que il vient a l’entree de la forest; |et lors encontre une damoisele tote chenue </text:p>
          </table:table-cell>
          <table:table-cell office:value-type="string" calcext:value-type="string">
            <text:p>tant que il uient en lentree |et lors encontre une dame tote chenuee. </text:p>
          </table:table-cell>
          <table:table-cell office:value-type="string" calcext:value-type="string">
            <text:p>tant quil est uenus a lentree de la ; forest. |Et lors encontra vne damoisele toute kenue </text:p>
          </table:table-cell>
          <table:table-cell office:value-type="string" calcext:value-type="string">
            <text:p>tant quil uient a lentree |Et lors encontra une dame toute chenue </text:p>
          </table:table-cell>
          <table:table-cell office:value-type="string" calcext:value-type="string">
            <text:p>tant quil uint a lentree de la forest/ |et lors encentra une damoiselle toute chanue </text:p>
          </table:table-cell>
          <table:table-cell office:value-type="string" calcext:value-type="string">
            <text:p>e fue entonçe porende muy triste entonçe encontro vna donçella envn muy fermoso palafren </text:p>
          </table:table-cell>
          <table:table-cell office:value-type="string" calcext:value-type="string">
            <text:p>tanto ch’egli è venuto all’entrata della foresta. |Allora incontrò elli una dama tutta canuta </text:p>
          </table:table-cell>
          <table:table-cell table:number-columns-repeated="1016"/>
        </table:table-row>
        <table:table-row table:style-name="ro24">
          <table:table-cell office:value-type="string" calcext:value-type="string">
            <text:p>1277|1278|1279|1280</text:p>
          </table:table-cell>
          <table:table-cell office:value-type="string" calcext:value-type="string">
            <text:p>qui chevalchoit molt cointement |et estoit tote deslie, ses treces par ses espaules comme pucele |et avoit en son chief l. chapel de roses, |kar c’estoit entor la Saint Johan. Il le salue </text:p>
          </table:table-cell>
          <table:table-cell office:value-type="string" calcext:value-type="string">
            <text:p>qui cheuauchyt mout coitement. |et ert tote desliie.ses tresces par ses espaules comme pucele. et auoit en son chief un chapelat de rosez. |Car cestoit Entor la feste saint iehen. Il la salue </text:p>
          </table:table-cell>
          <table:table-cell office:value-type="string" calcext:value-type="string">
            <text:p>qui cheualchoit moult noblement. |et auoit sez treches toutes desloies par sez espaulles comme pucele. |Et auoit en son chief chapel de roses |quar ce estoit entor la saint iehan : Il le salue|maintenant </text:p>
          </table:table-cell>
          <table:table-cell office:value-type="string" calcext:value-type="string">
            <text:p>qui cheuauchoit moult cointement. |et estoit toute desliee les treces sur les espaules comme pucelle. |et auoit en son chef ung chapel de |soucique |car cestoit entour la saint iehan Il la salue.</text:p>
          </table:table-cell>
          <table:table-cell office:value-type="string" calcext:value-type="string">
            <text:p>qui cheuauchoit menlt coinctement toute descheuelee/ ses tresches entre ses espaulles |comment une pucelle|et auoit sur son chief ung chapiau de roses/ il la sallue</text:p>
          </table:table-cell>
          <table:table-cell office:value-type="string" calcext:value-type="string">
            <text:p>que hera toda cana |e lleuaua los cauellos tendidos porlas espaldas |como si fuese muy moça |e traia vn capillejo de Rosas enla cabeça |Ca hera entonçe |por sant juan | e lançarote lo saluo </text:p>
          </table:table-cell>
          <table:table-cell office:value-type="string" calcext:value-type="string">
            <text:p>che cavalcava molto contamente, suo capelli isparti per sue spalle com’una pulcella, |e avea in suo capo uno capello di rose,|ché ciò era intorno il Santo Giovanni. Elli saluta 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quil la uit. </text:p>
          </table:table-cell>
          <table:table-cell table:number-columns-repeated="1020"/>
        </table:table-row>
        <table:table-row table:style-name="ro17">
          <table:table-cell office:value-type="float" office:value="1281" calcext:value-type="float">
            <text:p>1281</text:p>
          </table:table-cell>
          <table:table-cell table:number-columns-repeated="2" office:value-type="string" calcext:value-type="string">
            <text:p>et ele li dist </text:p>
          </table:table-cell>
          <table:table-cell office:value-type="string" calcext:value-type="string">
            <text:p>Et elle dist </text:p>
          </table:table-cell>
          <table:table-cell table:number-columns-repeated="2" office:value-type="string" calcext:value-type="string">
            <text:p>et elle luy dist </text:p>
          </table:table-cell>
          <table:table-cell office:value-type="string" calcext:value-type="string">
            <text:p>e ella lo torno sus saludes </text:p>
          </table:table-cell>
          <table:table-cell office:value-type="string" calcext:value-type="string">
            <text:p>ed ella gli dice </text:p>
          </table:table-cell>
          <table:table-cell table:number-columns-repeated="1016"/>
        </table:table-row>
        <table:table-row table:style-name="ro22">
          <table:table-cell office:value-type="string" calcext:value-type="string">
            <text:p>1282|1283</text:p>
          </table:table-cell>
          <table:table-cell office:value-type="string" calcext:value-type="string">
            <text:p>que bone aventure li doinst Diex. « Damoisele, fet il, me savriés vos a dire |quel part uns chevaliers o unes armes vermeilles s’en vet ? — </text:p>
          </table:table-cell>
          <table:table-cell office:value-type="string" calcext:value-type="string">
            <text:p>que bone auauture li doint diex. Dame fait lanc̃. me saurrez uos adire |quel part uns cheualiers a unes armes uermeilles sen ua. </text:p>
          </table:table-cell>
          <table:table-cell office:value-type="string" calcext:value-type="string">
            <text:p>que diex li donnast boine auenture. Damsolisele fait |sil me sauries vous enseignier |quel part vns cheualiers sen uait </text:p>
          </table:table-cell>
          <table:table-cell office:value-type="string" calcext:value-type="string">
            <text:p>que bonne auanture luy doint dieu damoisele fait il me scauriez uous a dire |quelle part sen ua ung cheualier a unes armes uermeilles </text:p>
          </table:table-cell>
          <table:table-cell office:value-type="string" calcext:value-type="string">
            <text:p>que bonne aduanture luy dennast dieu damoiselle fait il aues uous point ueu passer par cy ung cheualier a unes armes uermeilles. Eu nom dieu fait elle </text:p>
          </table:table-cell>
          <table:table-cell office:value-type="string" calcext:value-type="string">
            <text:p>Donçella dixo lançarote |saberme yades enseñar |por do va vn Cauallero devnas armas bermejas </text:p>
          </table:table-cell>
          <table:table-cell office:value-type="string" calcext:value-type="string">
            <text:p>che buona aventura gli doni lddio. Dama, disse Lancellotto, mi sapreste vo' dire in quale parti uno cavaliere a une armi vermiglie |se ne va? </text:p>
          </table:table-cell>
          <table:table-cell table:number-columns-repeated="1016"/>
        </table:table-row>
        <table:table-row table:style-name="ro31">
          <table:table-cell office:value-type="string" calcext:value-type="string">
            <text:p>1284|1285|1286|1287|1288</text:p>
          </table:table-cell>
          <table:table-cell office:value-type="string" calcext:value-type="string">
            <text:p>En non Diex, fet ele, je le vos enseigneroie bien, |se je voloie. — |Dites le moi, fet il, |par covent |que je soie vostre chevaliers el premier lieu </text:p>
          </table:table-cell>
          <table:table-cell office:value-type="string" calcext:value-type="string">
            <text:p>En nodieu fait ele ie le uos ensangneroie bien |ce ie uoloie. |Dites le moi fut il par couent |que ie soie uostres cheualiers el premier lieu</text:p>
          </table:table-cell>
          <table:table-cell office:value-type="string" calcext:value-type="string">
            <text:p>qui porte vnes armes uermeilles. Enon dieu fait elle iou le vous enseigneroie bien |se iou voloie. |Dites le moi fait il par tel couuent |que iou soie vos cheualiers el premier lieu</text:p>
          </table:table-cell>
          <table:table-cell office:value-type="string" calcext:value-type="string">
            <text:p>Certes fait elle ie le uous enseigneroye bien|si ie uouloye. Dictez le moy fait il par conuent |que ie soye uostre cheualier ou premier lieu </text:p>
          </table:table-cell>
          <table:table-cell office:value-type="string" calcext:value-type="string">
            <text:p>se ie uoulloie ie uous lenseigneroie bien dictes le moy fait il par tel conuenant |que ie soie uostre cheualier au premier lieu </text:p>
          </table:table-cell>
          <table:table-cell office:value-type="string" calcext:value-type="string">
            <text:p>Por dios dixo ella |yo voslo enseñare bien |si quisiere |dezidme dixo lançarote |Por tal conuenençia |que yo sea vuestro cauallero enel Primer lugar </text:p>
          </table:table-cell>
          <table:table-cell office:value-type="string" calcext:value-type="string">
            <text:p>—Al nome di Dio, diss’ella, |il voi insegnerei bene, |s’i' volesse. |— Ditelme, disse Lancellotto, |per convento |che sia vostro cavaliere nel primaio luogo </text:p>
          </table:table-cell>
          <table:table-cell table:number-columns-repeated="1016"/>
        </table:table-row>
        <table:table-row table:style-name="ro17">
          <table:table-cell office:value-type="float" office:value="1289" calcext:value-type="float">
            <text:p>1289</text:p>
          </table:table-cell>
          <table:table-cell office:value-type="string" calcext:value-type="string">
            <text:p>ou vos me requerrois. — </text:p>
          </table:table-cell>
          <table:table-cell office:value-type="string" calcext:value-type="string">
            <text:p>ou ie buos trouerai. </text:p>
          </table:table-cell>
          <table:table-cell office:value-type="string" calcext:value-type="string">
            <text:p>ou vous me requerres. </text:p>
          </table:table-cell>
          <table:table-cell office:value-type="string" calcext:value-type="string">
            <text:p>que uous me requerrez. </text:p>
          </table:table-cell>
          <table:table-cell office:value-type="string" calcext:value-type="string">
            <text:p>que uous me requerres/ </text:p>
          </table:table-cell>
          <table:table-cell office:value-type="string" calcext:value-type="string">
            <text:p>que me rrequerades </text:p>
          </table:table-cell>
          <table:table-cell office:value-type="string" calcext:value-type="string">
            <text:p>che vo me ne richiederete. </text:p>
          </table:table-cell>
          <table:table-cell table:number-columns-repeated="1016"/>
        </table:table-row>
        <table:table-row table:style-name="ro17">
          <table:table-cell office:value-type="float" office:value="1290" calcext:value-type="float">
            <text:p>1290</text:p>
          </table:table-cell>
          <table:table-cell office:value-type="string" calcext:value-type="string">
            <text:p>Se vos me creantés, fet ele,</text:p>
          </table:table-cell>
          <table:table-cell office:value-type="string" calcext:value-type="string">
            <text:p>Se uous me uoles creanter </text:p>
          </table:table-cell>
          <table:table-cell office:value-type="string" calcext:value-type="string">
            <text:p>Se vous me creantes fait elle </text:p>
          </table:table-cell>
          <table:table-cell office:value-type="string" calcext:value-type="string">
            <text:p>Se uous me creancez fait elle </text:p>
          </table:table-cell>
          <table:table-cell office:value-type="string" calcext:value-type="string">
            <text:p>se uous me promettes </text:p>
          </table:table-cell>
          <table:table-cell office:value-type="string" calcext:value-type="string">
            <text:p>Si vosme jurades |dixo la donçella </text:p>
          </table:table-cell>
          <table:table-cell office:value-type="string" calcext:value-type="string">
            <text:p>—?Se vo' mi giurate, disse la vecchia, </text:p>
          </table:table-cell>
          <table:table-cell table:number-columns-repeated="1016"/>
        </table:table-row>
        <table:table-row table:style-name="ro17">
          <table:table-cell office:value-type="float" office:value="1291" calcext:value-type="float">
            <text:p>1291</text:p>
          </table:table-cell>
          <table:table-cell office:value-type="string" calcext:value-type="string">
            <text:p>que vos me sievrois de quel hore </text:p>
          </table:table-cell>
          <table:table-cell office:value-type="string" calcext:value-type="string">
            <text:p>que uos me siere de quel hore </text:p>
          </table:table-cell>
          <table:table-cell office:value-type="string" calcext:value-type="string">
            <text:p>que vous me sieurres el premier lieu </text:p>
          </table:table-cell>
          <table:table-cell office:value-type="string" calcext:value-type="string">
            <text:p>que uous me suyurez a quelque heure</text:p>
          </table:table-cell>
          <table:table-cell office:value-type="string" calcext:value-type="string">
            <text:p>que au pre/ mier lieu </text:p>
          </table:table-cell>
          <table:table-cell office:value-type="string" calcext:value-type="string">
            <text:p>que vayades conmigo luego enla ora </text:p>
          </table:table-cell>
          <table:table-cell office:value-type="string" calcext:value-type="string">
            <text:p>che vo'mi seguirete di qualche ora </text:p>
          </table:table-cell>
          <table:table-cell table:number-columns-repeated="1016"/>
        </table:table-row>
        <table:table-row table:style-name="ro15">
          <table:table-cell office:value-type="float" office:value="1292" calcext:value-type="float">
            <text:p>1292</text:p>
          </table:table-cell>
          <table:table-cell office:value-type="string" calcext:value-type="string">
            <text:p>que vos en semoigne, je le vos enseignerai. » </text:p>
          </table:table-cell>
          <table:table-cell office:value-type="string" calcext:value-type="string">
            <text:p>que ie uus en semongne ; ie le uos en sangnerai. </text:p>
          </table:table-cell>
          <table:table-cell office:value-type="string" calcext:value-type="string">
            <text:p>ou iou vous en semondrai. iou le vous enseignerai. </text:p>
          </table:table-cell>
          <table:table-cell office:value-type="string" calcext:value-type="string">
            <text:p>que ie uous semondray. ie le uous enseigneray. </text:p>
          </table:table-cell>
          <table:table-cell office:value-type="string" calcext:value-type="string">
            <text:p>ou ie uous requesray uous me aideres ie uous lenseigneray/ </text:p>
          </table:table-cell>
          <table:table-cell office:value-type="string" calcext:value-type="string">
            <text:p><text:span text:style-name="T1">que vos llamare | </text:span>yo voslo mostrare</text:p>
          </table:table-cell>
          <table:table-cell office:value-type="string" calcext:value-type="string">
            <text:p>ch’i vo ne riglia, io il vo insegnerò». 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1293|1294</text:p>
          </table:table-cell>
          <table:table-cell office:value-type="string" calcext:value-type="string">
            <text:p>Et cil li creante, |dont il se repenti puis molt durement tel hore fu. « </text:p>
          </table:table-cell>
          <table:table-cell office:value-type="string" calcext:value-type="string">
            <text:p>et il li creante. |dont il se repanti |puis mout durement tel hore fu. </text:p>
          </table:table-cell>
          <table:table-cell office:value-type="string" calcext:value-type="string">
            <text:p>Et il li creante maintenant : |dont il fu|puis corocies |et moult se repenti tele heure fu. </text:p>
          </table:table-cell>
          <table:table-cell office:value-type="string" calcext:value-type="string">
            <text:p>Et il luy creance.|dont il se repenty |puis moult fort. </text:p>
          </table:table-cell>
          <table:table-cell office:value-type="string" calcext:value-type="string">
            <text:p>et il luy promet/ |denc depuys sen repentist/ </text:p>
          </table:table-cell>
          <table:table-cell office:value-type="string" calcext:value-type="string">
            <text:p><text:span text:style-name="T1">e lanzarote lo juro luego  | </text:span>donde el se arrepintio despues muy duramente tal ora fue</text:p>
          </table:table-cell>
          <table:table-cell office:value-type="string" calcext:value-type="string">
            <text:p>Ed e' lel giura immantanente, |donde si penté|poscia duramente tale ora fu. </text:p>
          </table:table-cell>
          <table:table-cell table:number-columns-repeated="1016"/>
        </table:table-row>
        <table:table-row table:style-name="ro21">
          <table:table-cell office:value-type="string" calcext:value-type="string">
            <text:p>1295|1296|1297|1298</text:p>
          </table:table-cell>
          <table:table-cell office:value-type="string" calcext:value-type="string">
            <text:p>Or alés, fet ele, tot cest chemin», |si li mostre I. sentier estroit |qui aloit al travers de la forest. « |Si ne tornés, fet ele, de nule part </text:p>
          </table:table-cell>
          <table:table-cell office:value-type="string" calcext:value-type="string">
            <text:p>Or uos en alez fait ele par|ci |si li mostre .i. estroit santier |qui aloit outre uers de la forest. |Si ne tornez de nule part. </text:p>
          </table:table-cell>
          <table:table-cell office:value-type="string" calcext:value-type="string">
            <text:p>Ore ales fait elle tout chest chemin |si li moustre. j. sentier estroit |qui aloit dentrauers la forest. |si ne tornes nulle part. </text:p>
          </table:table-cell>
          <table:table-cell office:value-type="string" calcext:value-type="string">
            <text:p>Se allez fait elle tout ce chenin. |si luy monstre ung sentier moult estroit |qui aloit a trauers de la fourest. |et luy dist |quil ne tourne ca ne la. </text:p>
          </table:table-cell>
          <table:table-cell office:value-type="string" calcext:value-type="string">
            <text:p>Or alles fait elle tout ce chemyn en trauers de la forest |sans tourner de nulle part. </text:p>
          </table:table-cell>
          <table:table-cell office:value-type="string" calcext:value-type="string">
            <text:p><text:span text:style-name="T1"> Vos yredes | </text:span>poreste camino |dixo la donzella |fasta que falledes vn sendero atrauieso dela floresta |e entonçe tomaredes aquel sendero </text:p>
          </table:table-cell>
          <table:table-cell office:value-type="string" calcext:value-type="string">
            <text:p>“Or andate, diss’ella, tutto questo camino», |si gli mostra uno sentieri stretto |ch’andava in traverso della foresta, |«sì non vi volgete, diss’ella, |i'nulla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3"/>
          <table:table-cell table:number-columns-repeated="1019"/>
        </table:table-row>
        <table:table-row table:style-name="ro21">
          <table:table-cell office:value-type="string" calcext:value-type="string">
            <text:p>1299|1300|1301</text:p>
          </table:table-cell>
          <table:table-cell office:value-type="string" calcext:value-type="string">
            <text:p>et quant vos avrois alé entor demie lieue, |si verrois delés I. vivier trois paveillons tendus. |La dedens troverois le chevalier </text:p>
          </table:table-cell>
          <table:table-cell office:value-type="string" calcext:value-type="string">
            <text:p>et quant uos aures ale entor demie lieue : |si uerres delez .i. uanier aux pauillons tandus. |La dedens troueres le cheualier </text:p>
          </table:table-cell>
          <table:table-cell office:value-type="string" calcext:value-type="string">
            <text:p>Et quant vous aures erre demie lieue. |si troueres. iiij. pauellons sor. j. uiuier tendus. et la dedens troueres le cheualier </text:p>
          </table:table-cell>
          <table:table-cell office:value-type="string" calcext:value-type="string">
            <text:p>Et quent uous serez fait elle alle entour demye lieue si uerrez de la ung mont quatre paueillons tenduz. |La dedans trouuerez le cheualier </text:p>
          </table:table-cell>
          <table:table-cell office:value-type="string" calcext:value-type="string">
            <text:p>Quant uous aures cheuauche enuiron demye lieue |si uerres de les une riuiere trois pauillons la dedens trouueres le cheualier </text:p>
          </table:table-cell>
          <table:table-cell office:value-type="string" calcext:value-type="string">
            <text:p>e desque hubieredes porel andado quanto vna legua fallaredes antevn nogal tres tiendas Armadas |e enla vna dellas fallaredes el Cauallero </text:p>
          </table:table-cell>
          <table:table-cell office:value-type="string" calcext:value-type="string">
            <text:p>parte,Se quando voi arete andato intorno a meza lega, |si vedrete dallato uno vivaio intorniati quatro padiglioni tenduti: di dentro troverete il cavaliere 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1302|1303</text:p>
          </table:table-cell>
          <table:table-cell office:value-type="string" calcext:value-type="string">
            <text:p>que vos querés |que l’en apele Arramant le Gros; </text:p>
          </table:table-cell>
          <table:table-cell office:value-type="string" calcext:value-type="string">
            <text:p>que uos queres |que len apele arramant le gros. </text:p>
          </table:table-cell>
          <table:table-cell office:value-type="string" calcext:value-type="string">
            <text:p>que vous queres |que on apele atramant le gros. </text:p>
          </table:table-cell>
          <table:table-cell office:value-type="string" calcext:value-type="string">
            <text:p>que uous querez |que len appelle arramant le grec. </text:p>
          </table:table-cell>
          <table:table-cell office:value-type="string" calcext:value-type="string">
            <text:p>que uous demandes |et len lappelle arrement le gras </text:p>
          </table:table-cell>
          <table:table-cell office:value-type="string" calcext:value-type="string">
            <text:p>que buscades aque llaman aramante el grueso </text:p>
          </table:table-cell>
          <table:table-cell office:value-type="string" calcext:value-type="string">
            <text:p>che vo' chiedete, |che l’uomo chiama Aramonte il Grosso,</text:p>
          </table:table-cell>
          <table:table-cell table:number-columns-repeated="1016"/>
        </table:table-row>
        <table:table-row table:style-name="ro17">
          <table:table-cell office:value-type="float" office:value="1304" calcext:value-type="float">
            <text:p>1304</text:p>
          </table:table-cell>
          <table:table-cell office:value-type="string" calcext:value-type="string">
            <text:p>si le conoistrois a ces enseignes </text:p>
          </table:table-cell>
          <table:table-cell office:value-type="string" calcext:value-type="string">
            <text:p>Si le quenoistres a ses ansangnes </text:p>
          </table:table-cell>
          <table:table-cell office:value-type="string" calcext:value-type="string">
            <text:p>si le connistres a ces enseignes </text:p>
          </table:table-cell>
          <table:table-cell office:value-type="string" calcext:value-type="string">
            <text:p>si le cognoistrez a ces enseignes </text:p>
          </table:table-cell>
          <table:table-cell office:value-type="string" calcext:value-type="string">
            <text:p>et le cengnoistres a telles enseignes </text:p>
          </table:table-cell>
          <table:table-cell office:value-type="string" calcext:value-type="string">
            <text:p>e vos lo conoçeredes </text:p>
          </table:table-cell>
          <table:table-cell office:value-type="string" calcext:value-type="string">
            <text:p>si 'l conoscerete a queste insegne, 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1305|1306</text:p>
          </table:table-cell>
          <table:table-cell office:value-type="string" calcext:value-type="string">
            <text:p>qu’il a en mi le front II. plaies. |Or vos en poés aler, </text:p>
          </table:table-cell>
          <table:table-cell office:value-type="string" calcext:value-type="string">
            <text:p>quil a el fronc .ii. plaieez. |Or uos en poez aler </text:p>
          </table:table-cell>
          <table:table-cell office:value-type="string" calcext:value-type="string">
            <text:p>quil a en mi le front. ij. plaies. |Or vous en poes aler fait elle</text:p>
          </table:table-cell>
          <table:table-cell office:value-type="string" calcext:value-type="string">
            <text:p>quil a deux playes enmy le front. |Se uous en pouez aller </text:p>
          </table:table-cell>
          <table:table-cell office:value-type="string" calcext:value-type="string">
            <text:p>quil ha deux playes au frent/ |or uous en poues aller </text:p>
          </table:table-cell>
          <table:table-cell office:value-type="string" calcext:value-type="string">
            <text:p>porestas señales en medio dela frente ados llagas agora vos podedes yr </text:p>
          </table:table-cell>
          <table:table-cell office:value-type="string" calcext:value-type="string">
            <text:p>ch’egli à nel miluogo del viso due colpi. |Or vo ne potete andare, </text:p>
          </table:table-cell>
          <table:table-cell table:number-columns-repeated="1016"/>
        </table:table-row>
        <table:table-row table:style-name="ro17">
          <table:table-cell office:value-type="float" office:value="1307" calcext:value-type="float">
            <text:p>1307</text:p>
          </table:table-cell>
          <table:table-cell office:value-type="string" calcext:value-type="string">
            <text:p>mais que vos m’aiés dit vostre nom. » </text:p>
          </table:table-cell>
          <table:table-cell office:value-type="string" calcext:value-type="string">
            <text:p>mais que uos mauez dit uostre non. </text:p>
          </table:table-cell>
          <table:table-cell office:value-type="string" calcext:value-type="string">
            <text:p>mais que vous me dites vostre non. </text:p>
          </table:table-cell>
          <table:table-cell office:value-type="string" calcext:value-type="string">
            <text:p>mais que uous mayez dit uostre nom. </text:p>
          </table:table-cell>
          <table:table-cell office:value-type="string" calcext:value-type="string">
            <text:p>mes que mayes dist uostre nen/ </text:p>
          </table:table-cell>
          <table:table-cell office:value-type="string" calcext:value-type="string">
            <text:p>mas anteme deçid como auedes nombre </text:p>
          </table:table-cell>
          <table:table-cell office:value-type="string" calcext:value-type="string">
            <text:p>ma' che vo' m’abiate detto vostro nome». 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1308|1309</text:p>
          </table:table-cell>
          <table:table-cell office:value-type="string" calcext:value-type="string">
            <text:p>Et il se nome molt a envis |et totes voies li dist </text:p>
          </table:table-cell>
          <table:table-cell office:value-type="string" calcext:value-type="string">
            <text:p>et il se nome mout a enuiz et totesuoiez dit il </text:p>
          </table:table-cell>
          <table:table-cell office:value-type="string" calcext:value-type="string">
            <text:p>Et il se nomme moult a enuis. |mais toutes voies li dist il </text:p>
          </table:table-cell>
          <table:table-cell office:value-type="string" calcext:value-type="string">
            <text:p>Et il se nomme a moult grant peine. |Et toutesuoyes luy dit il</text:p>
          </table:table-cell>
          <table:table-cell office:value-type="string" calcext:value-type="string">
            <text:p>et il se nomme monlt enuiz |et dist </text:p>
          </table:table-cell>
          <table:table-cell office:value-type="string" calcext:value-type="string">
            <text:p>e el se nombro mucho amidos |e dixo yo </text:p>
          </table:table-cell>
          <table:table-cell office:value-type="string" calcext:value-type="string">
            <text:p>Ed e' si noma molto ad invidia, |e tuttavia le diss’elli 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1310|1311|1312</text:p>
          </table:table-cell>
          <table:table-cell office:value-type="string" calcext:value-type="string">
            <text:p>qu’il a non Lancelot del Lac. « Alez a Dieu », fet ele.|Atant s’en part |et s’en vet tot le chemin </text:p>
          </table:table-cell>
          <table:table-cell office:value-type="string" calcext:value-type="string">
            <text:p>quil a non lanc̃ del lac. |si sen part atant.|et sen ua tout le chemin </text:p>
          </table:table-cell>
          <table:table-cell office:value-type="string" calcext:value-type="string">
            <text:p>quil a a non lancelot del lac. |A tant sen uait lancelot tout le chemin </text:p>
          </table:table-cell>
          <table:table-cell office:value-type="string" calcext:value-type="string">
            <text:p>quil a nom lancelot du lac. |Et il sem part a tant|et sen uait tout le chemin </text:p>
          </table:table-cell>
          <table:table-cell office:value-type="string" calcext:value-type="string">
            <text:p>quil a a nen lancelot du lac. |A tant sen ua lancelot tout le chemyn </text:p>
          </table:table-cell>
          <table:table-cell office:value-type="string" calcext:value-type="string">
            <text:p>he nombre Lançarote del lago Lançarote se partio luego dela donçella |e fuese Porel camino </text:p>
          </table:table-cell>
          <table:table-cell office:value-type="string" calcext:value-type="string">
            <text:p>ch’egli à nome Lancellotto di Lac. |Atanto si parte dalla vecchia |e se ne va tutto suo camino 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1313|1314</text:p>
          </table:table-cell>
          <table:table-cell office:value-type="string" calcext:value-type="string">
            <text:p>qu’ele li avoit enseigné, si grant aleure |com il plus puet del cheval traire,</text:p>
          </table:table-cell>
          <table:table-cell office:value-type="string" calcext:value-type="string">
            <text:p>que cele li auoit ensangnie. |Si grant aleure |comme il puet del cheual traire. </text:p>
          </table:table-cell>
          <table:table-cell office:value-type="string" calcext:value-type="string">
            <text:p>que elle li ot enseignie. si grant aleure |comme il puet del cheual traire. </text:p>
          </table:table-cell>
          <table:table-cell office:value-type="string" calcext:value-type="string">
            <text:p>quelle luy auoit enseigne si grant aleure </text:p>
          </table:table-cell>
          <table:table-cell office:value-type="string" calcext:value-type="string">
            <text:p>quelle luy a enseigne/ </text:p>
          </table:table-cell>
          <table:table-cell office:value-type="string" calcext:value-type="string">
            <text:p>que ella hauia mostrado |e yua tan apriesa |quanto el cauallo podia andar |e andubo asi </text:p>
          </table:table-cell>
          <table:table-cell office:value-type="string" calcext:value-type="string">
            <text:p>ch’ella l’avea insegnato, | sì grande andatura | come può del cavallo trarre, 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1315|1316</text:p>
          </table:table-cell>
          <table:table-cell office:value-type="string" calcext:value-type="string">
            <text:p>tant que il atainst les chevaliers |que il sievoit. </text:p>
          </table:table-cell>
          <table:table-cell office:value-type="string" calcext:value-type="string">
            <text:p>Et tantost ataint les cheualiers |que il suoit. </text:p>
          </table:table-cell>
          <table:table-cell office:value-type="string" calcext:value-type="string">
            <text:p>tant quil ataint lez cheualiers |as quil sieuoit. </text:p>
          </table:table-cell>
          <table:table-cell office:value-type="string" calcext:value-type="string">
            <text:p>tant quil ataint les cheualiers |qu il suyuoit. </text:p>
          </table:table-cell>
          <table:table-cell office:value-type="string" calcext:value-type="string">
            <text:p>tant quil attaint le cheualiee </text:p>
          </table:table-cell>
          <table:table-cell office:value-type="string" calcext:value-type="string">
            <text:p>fasta que alcanço los caualleros depos quien yba </text:p>
          </table:table-cell>
          <table:table-cell office:value-type="string" calcext:value-type="string">
            <text:p>e tanto ch’elli agiugne il cavaliere |ch’elli seguia. </text:p>
          </table:table-cell>
          <table:table-cell table:style-name="ce3"/>
          <table:table-cell table:number-columns-repeated="1015"/>
        </table:table-row>
        <table:table-row table:style-name="ro17">
          <table:table-cell office:value-type="float" office:value="1317" calcext:value-type="float">
            <text:p>1317</text:p>
          </table:table-cell>
          <table:table-cell office:value-type="string" calcext:value-type="string">
            <text:p>Et cil lor i escrie si haut </text:p>
          </table:table-cell>
          <table:table-cell office:value-type="string" calcext:value-type="string">
            <text:p>et il les escrie si haut </text:p>
          </table:table-cell>
          <table:table-cell office:value-type="string" calcext:value-type="string">
            <text:p>si lor escrie si haut </text:p>
          </table:table-cell>
          <table:table-cell office:value-type="string" calcext:value-type="string">
            <text:p>Et il leur escrie si hault </text:p>
          </table:table-cell>
          <table:table-cell office:value-type="string" calcext:value-type="string">
            <text:p>si luy escrie si hault </text:p>
          </table:table-cell>
          <table:table-cell office:value-type="string" calcext:value-type="string">
            <text:p>e el les començo a dar vozes </text:p>
          </table:table-cell>
          <table:table-cell table:number-columns-repeated="1017"/>
        </table:table-row>
        <table:table-row table:style-name="ro17">
          <table:table-cell office:value-type="float" office:value="1318" calcext:value-type="float">
            <text:p>1318</text:p>
          </table:table-cell>
          <table:table-cell office:value-type="string" calcext:value-type="string">
            <text:p>que bien porent oîr, </text:p>
          </table:table-cell>
          <table:table-cell office:value-type="string" calcext:value-type="string">
            <text:p>que bien le pueent entandre </text:p>
          </table:table-cell>
          <table:table-cell office:value-type="string" calcext:value-type="string">
            <text:p>que tout le porent bien oir. </text:p>
          </table:table-cell>
          <table:table-cell office:value-type="string" calcext:value-type="string">
            <text:p>que bien le peurent ouyr </text:p>
          </table:table-cell>
          <table:table-cell office:value-type="string" calcext:value-type="string">
            <text:p>que bien le peult ouir </text:p>
          </table:table-cell>
          <table:table-cell office:value-type="string" calcext:value-type="string">
            <text:p>de quanto vido |que le podian oyr </text:p>
          </table:table-cell>
          <table:table-cell table:style-name="ce3"/>
          <table:table-cell table:number-columns-repeated="1016"/>
        </table:table-row>
        <table:table-row table:style-name="ro31">
          <table:table-cell office:value-type="string" calcext:value-type="string">
            <text:p>1319|1320|1321|1322</text:p>
          </table:table-cell>
          <table:table-cell office:value-type="string" calcext:value-type="string">
            <text:p>et maintenant li vient acorant li uns d’eus, l’escu al col, le lance el poing, |et fu armés de totes armes. |Et Lancelos le fiert |si que pour le hauberc ne remaint </text:p>
          </table:table-cell>
          <table:table-cell office:value-type="string" calcext:value-type="string">
            <text:p>et maintenant li uient acorant li uns daus lescu au col la lance el poing. |et fu armes de toutes armes.|et lanc̃ le fiert |si que por le haubert ne remaint: </text:p>
          </table:table-cell>
          <table:table-cell office:value-type="string" calcext:value-type="string">
            <text:p>Et maintenant li vint a lencontre li vns daus a cheual lescu au col la lance el poing |et fu bien armes de toutes armes. |Et lancelot le fiert si durement. |que |por le hauberc ne remaint il mie </text:p>
          </table:table-cell>
          <table:table-cell office:value-type="string" calcext:value-type="string">
            <text:p>Et adonc luy uient courant lun deulx lescu au coul la lance ou poing. |et fu arme de toutes armes |Et lancelot le fiert |si que pour le haubert ne demeure </text:p>
          </table:table-cell>
          <table:table-cell office:value-type="string" calcext:value-type="string">
            <text:p>maintenant luy uient a lencontre lun de lautre lescu au col la lance au poing armes de toutes pieces/ |et lancelot le fiert si durement </text:p>
          </table:table-cell>
          <table:table-cell office:value-type="string" calcext:value-type="string">
            <text:p>e luego vino contrael vno delos caualleros el escudo al cuello |e la lança enla mano armado de todas armas |e lançarote lo yryo asi tan duramente 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1323|1324</text:p>
          </table:table-cell>
          <table:table-cell office:value-type="string" calcext:value-type="string">
            <text:p>qu’il ne li met par mi le cors le fer del glaive |si l’empaint bien com cil </text:p>
          </table:table-cell>
          <table:table-cell office:value-type="string" calcext:value-type="string">
            <text:p>que il ne li meste parmi le cors et le fer et la glauie. |Si lenpant bien comme cil </text:p>
          </table:table-cell>
          <table:table-cell office:value-type="string" calcext:value-type="string">
            <text:p>quil ne li mete parmi le cors le fer del glaiue. |si lempaint bien comme cil </text:p>
          </table:table-cell>
          <table:table-cell office:value-type="string" calcext:value-type="string">
            <text:p>quil ne luy mecte le fer du glayue parmy le corps. Il lempanit bien comme cil </text:p>
          </table:table-cell>
          <table:table-cell office:value-type="string" calcext:value-type="string">
            <text:p>quil luy met le fer du glaiue parmy le coprs </text:p>
          </table:table-cell>
          <table:table-cell office:value-type="string" calcext:value-type="string">
            <text:p>que porel escudo ni porla loriga no finco </text:p>
          </table:table-cell>
          <table:table-cell table:number-columns-repeated="1017"/>
        </table:table-row>
        <table:table-row table:style-name="ro16">
          <table:table-cell office:value-type="string" calcext:value-type="string">
            <text:p>1325|1326</text:p>
          </table:table-cell>
          <table:table-cell office:value-type="string" calcext:value-type="string">
            <text:p>qui assés ot et cuer et force: |si le porte del cheval a terre et retrait son glaive a lui; </text:p>
          </table:table-cell>
          <table:table-cell office:value-type="string" calcext:value-type="string">
            <text:p>qui auoit assez cuer |et force|Si le porte a terre. |et retrait son glaiue a lui. </text:p>
          </table:table-cell>
          <table:table-cell office:value-type="string" calcext:value-type="string">
            <text:p>qui ot asses cuer et force. |si le porte del cheual a terre. |puis traist son glaiue a soi. </text:p>
          </table:table-cell>
          <table:table-cell office:value-type="string" calcext:value-type="string">
            <text:p>qui auoit assez cuer et force |si le porte du cheual a terre |et retraict son glaiue a luy </text:p>
          </table:table-cell>
          <table:table-cell office:value-type="string" calcext:value-type="string">
            <text:p>si le porte a terre/ </text:p>
          </table:table-cell>
          <table:table-cell office:value-type="string" calcext:value-type="string">
            <text:p>quele no metiese la lança |pormedio del cuerpo e dio conel gran cayda en tierra |Como aquel que hera de Gran fuerça </text:p>
          </table:table-cell>
          <table:table-cell table:number-columns-repeated="1017"/>
        </table:table-row>
        <table:table-row table:style-name="ro16">
          <table:table-cell office:value-type="string" calcext:value-type="string">
            <text:p>1327|1328|1329</text:p>
          </table:table-cell>
          <table:table-cell office:value-type="string" calcext:value-type="string">
            <text:p>si voit I. autre venir tot appareillié de joster |et il nel refuse pas, |ains li torne le chief del cheval, </text:p>
          </table:table-cell>
          <table:table-cell office:value-type="string" calcext:value-type="string">
            <text:p>Si uoit un autre uenir a lui tout aparillie de ioster. |et il nel refuse pas. |ains li torne le chief del cheual. </text:p>
          </table:table-cell>
          <table:table-cell office:value-type="string" calcext:value-type="string">
            <text:p>si en reuoit vn autre venir tout apreste de iouster. |et il li torne le cheual. </text:p>
          </table:table-cell>
          <table:table-cell office:value-type="string" calcext:value-type="string">
            <text:p>Si uoit ueniir ung autre tout appareille de iouster. et il ne li refuse pas |ains luy tourne le chief du cheual.</text:p>
          </table:table-cell>
          <table:table-cell office:value-type="string" calcext:value-type="string">
            <text:p>et uoit ung aultre uenir tout prest de iouster |et il ne le reffuse pas/ </text:p>
          </table:table-cell>
          <table:table-cell office:value-type="string" calcext:value-type="string">
            <text:p>e Luego vino otro contrael aparejado de Justar |e lançarote no Rehuso |ante boluio la Cabeza del cauallo alla do lo vyo venir </text:p>
          </table:table-cell>
          <table:table-cell table:number-columns-repeated="1017"/>
        </table:table-row>
        <table:table-row table:style-name="ro3">
          <table:table-cell office:value-type="float" office:value="1330" calcext:value-type="float">
            <text:p>1330</text:p>
          </table:table-cell>
          <table:table-cell office:value-type="string" calcext:value-type="string">
            <text:p>et cil </text:p>
          </table:table-cell>
          <table:table-cell office:value-type="string" calcext:value-type="string">
            <text:p>et cil</text:p>
          </table:table-cell>
          <table:table-cell table:number-columns-repeated="2" office:value-type="string" calcext:value-type="string">
            <text:p>et cil </text:p>
          </table:table-cell>
          <table:table-cell office:value-type="string" calcext:value-type="string">
            <text:p>et celuy </text:p>
          </table:table-cell>
          <table:table-cell office:value-type="string" calcext:value-type="string">
            <text:p>e el cauallero </text:p>
          </table:table-cell>
          <table:table-cell table:number-columns-repeated="1017"/>
        </table:table-row>
        <table:table-row table:style-name="ro22">
          <table:table-cell office:value-type="string" calcext:value-type="string">
            <text:p>1331|1332|1333|1334</text:p>
          </table:table-cell>
          <table:table-cell office:value-type="string" calcext:value-type="string">
            <text:p>qui vint acorant li done tel cop en l’escu |que tote sa lance vole en pieces. |Et Lancelos, |qui un poi porta sa lance bas. l'ataint par desus l’arcon de la sele,</text:p>
          </table:table-cell>
          <table:table-cell office:value-type="string" calcext:value-type="string">
            <text:p>qui uint acorant li done tel cop sor lescu |que la lance uole tote en pieces. |et lanc̃. |qui tuit sa lance .i. pou bas le fiert par desus larson de la sele. </text:p>
          </table:table-cell>
          <table:table-cell office:value-type="string" calcext:value-type="string">
            <text:p>qui uenoit acorant li donne tel cop sor son escu |que sa lance vole em pieces. |Et il aporte la soie j. poi plus bas </text:p>
          </table:table-cell>
          <table:table-cell office:value-type="string" calcext:value-type="string">
            <text:p>qui uient courant luy donne tel cop sur lescu |que toute sa lance uole en pieces |Et lancelot |qui ung pou porta sa lance bas lactant par dessus larcon de la sele </text:p>
          </table:table-cell>
          <table:table-cell office:value-type="string" calcext:value-type="string">
            <text:p>qui uient accourant luy donne tel coup sur son escu |que sa lance uolle en pieces. |et lancelot porte la sienne ung pou plus bas |si la actaint </text:p>
          </table:table-cell>
          <table:table-cell office:value-type="string" calcext:value-type="string">
            <text:p><text:span text:style-name="T1">lo firio | </text:span>ansi que su lança le quebro En medio del escudo | e lançarote lo hirio |ansi vn poco baxo asi ençima del arçon dela silla  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1335|1336</text:p>
          </table:table-cell>
          <table:table-cell office:value-type="string" calcext:value-type="string">
            <text:p>si le fiert |si que les mailes del hauberc ne pueent soffrir le grant cop </text:p>
          </table:table-cell>
          <table:table-cell office:value-type="string" calcext:value-type="string">
            <text:p>Et le fiert|si que les maillez de haubert ne pue en soufrir le grant cop. </text:p>
          </table:table-cell>
          <table:table-cell office:value-type="string" calcext:value-type="string">
            <text:p>si le fiert si durement |que lez mailles del hauberc ne porent soffrir le cop. </text:p>
          </table:table-cell>
          <table:table-cell office:value-type="string" calcext:value-type="string">
            <text:p>si le fiert |si que les mailles du haubert ne peuent souffrir le grant coup. </text:p>
          </table:table-cell>
          <table:table-cell office:value-type="string" calcext:value-type="string">
            <text:p>et le fiert si durement |que les mailles du haubers ne peurent le coup souffrir </text:p>
          </table:table-cell>
          <table:table-cell office:value-type="string" calcext:value-type="string">
            <text:p>asi quela loriga no lo pudo defender </text:p>
          </table:table-cell>
          <table:table-cell table:style-name="ce3"/>
          <table:table-cell table:number-columns-repeated="1016"/>
        </table:table-row>
        <table:table-row table:style-name="ro18">
          <table:table-cell office:value-type="string" calcext:value-type="string">
            <text:p>1337|1338</text:p>
          </table:table-cell>
          <table:table-cell office:value-type="string" calcext:value-type="string">
            <text:p>que li glaives ne li voist par mi le cors |si que li fers pert d’autre part; </text:p>
          </table:table-cell>
          <table:table-cell office:value-type="string" calcext:value-type="string">
            <text:p>et li glaiuez li pert de lautre part. </text:p>
          </table:table-cell>
          <table:table-cell office:value-type="string" calcext:value-type="string">
            <text:p>que li glaiues ne li voist parmi le cors. |si quil pert de lautre part. </text:p>
          </table:table-cell>
          <table:table-cell office:value-type="string" calcext:value-type="string">
            <text:p>Et le glayue luy ua parmy oultre le corps. |si que le fer pert de lautre part. </text:p>
          </table:table-cell>
          <table:table-cell office:value-type="string" calcext:value-type="string">
            <text:p>que le glaiue ne lui uoit parmi le corps </text:p>
          </table:table-cell>
          <table:table-cell office:value-type="string" calcext:value-type="string">
            <text:p>quela lança no le metiese pormedio del cuerpo |asi que la Lança paresçio dela otra parte </text:p>
          </table:table-cell>
          <table:table-cell table:style-name="ce3"/>
          <table:table-cell table:number-columns-repeated="1016"/>
        </table:table-row>
        <table:table-row table:style-name="ro20">
          <table:table-cell office:value-type="string" calcext:value-type="string">
            <text:p>1339|1340|1341|1342</text:p>
          </table:table-cell>
          <table:table-cell office:value-type="string" calcext:value-type="string">
            <text:p>si l’empainst si durement|qu’il le porte a terre et lui et le cheval. |Et|lors dient cil </text:p>
          </table:table-cell>
          <table:table-cell office:value-type="string" calcext:value-type="string">
            <text:p>et il len paine si durement |que il porte et lui et le cheual ensanble a terre. |Et lors dient cil </text:p>
          </table:table-cell>
          <table:table-cell office:value-type="string" calcext:value-type="string">
            <text:p>Et il lempaint si durement |quil porte lui et le cheual a terre tout en. j. mont. |Lors dient cil </text:p>
          </table:table-cell>
          <table:table-cell office:value-type="string" calcext:value-type="string">
            <text:p>et il lempaint si fort |quil porte a terre luy et le cheual ensemble. |Et lors dient ceulx</text:p>
          </table:table-cell>
          <table:table-cell office:value-type="string" calcext:value-type="string">
            <text:p>si quil porte luy et le cheual a terre. |Et lors dient ceulx </text:p>
          </table:table-cell>
          <table:table-cell office:value-type="string" calcext:value-type="string">
            <text:p>e Dio conel e conel Cauallo envno en tierra |Mucho se Marauillaron los otros Caualleros desto e dixeron</text:p>
          </table:table-cell>
          <table:table-cell table:style-name="ce3"/>
          <table:table-cell table:number-columns-repeated="1016"/>
        </table:table-row>
        <table:table-row table:style-name="ro15">
          <table:table-cell office:value-type="string" calcext:value-type="string">
            <text:p>1343|1344</text:p>
          </table:table-cell>
          <table:table-cell office:value-type="string" calcext:value-type="string">
            <text:p>qui devant s’en aloient |que molt joste bien li chevaliers, </text:p>
          </table:table-cell>
          <table:table-cell office:value-type="string" calcext:value-type="string">
            <text:p>qui deuant sen aloret |que mout ioste bel li chrł </text:p>
          </table:table-cell>
          <table:table-cell office:value-type="string" calcext:value-type="string">
            <text:p>qui deuant sen uont |que bien iouste li cheualiers </text:p>
          </table:table-cell>
          <table:table-cell office:value-type="string" calcext:value-type="string">
            <text:p>qui deuant sen aloient |que moult iouste bien le cheualier </text:p>
          </table:table-cell>
          <table:table-cell office:value-type="string" calcext:value-type="string">
            <text:p>qui deuant sen alloient |que monlt iouste bien le cheualier. </text:p>
          </table:table-cell>
          <table:table-cell office:value-type="string" calcext:value-type="string">
            <text:p>que mucho Justaua bien el Cauallero </text:p>
          </table:table-cell>
          <table:table-cell table:style-name="ce3"/>
          <table:table-cell table:number-columns-repeated="1016"/>
        </table:table-row>
        <table:table-row table:style-name="ro20">
          <table:table-cell office:value-type="string" calcext:value-type="string">
            <text:p>1345|1346</text:p>
          </table:table-cell>
          <table:table-cell office:value-type="string" calcext:value-type="string">
            <text:p>quant. Il. de lor meillors compaignons a ensi abatus. |Et Lancelos laisse corre a els tos </text:p>
          </table:table-cell>
          <table:table-cell office:value-type="string" calcext:value-type="string">
            <text:p>que deus de nos mallors cheualiers a abatus.|et lanc̃ lait corre a aus </text:p>
          </table:table-cell>
          <table:table-cell office:value-type="string" calcext:value-type="string">
            <text:p>qui. ij . de lor compaignons a abatus. |Et lancelot laisse corre a aus tous </text:p>
          </table:table-cell>
          <table:table-cell office:value-type="string" calcext:value-type="string">
            <text:p>qui a ainsi abatu deux de leurs compaignons. |Et lancelot laisse courre es autres </text:p>
          </table:table-cell>
          <table:table-cell office:value-type="string" calcext:value-type="string">
            <text:p>Quant lancelot eust rompu sa lance il mest la maina lespee | et lesse courre uers les aultres </text:p>
          </table:table-cell>
          <table:table-cell office:value-type="string" calcext:value-type="string">
            <text:p>Que dos delos mejores Conpañeros auia derribado e lanzarote se lanço entonçe entre ellos </text:p>
          </table:table-cell>
          <table:table-cell table:style-name="ce3"/>
          <table:table-cell table:number-columns-repeated="1016"/>
        </table:table-row>
        <table:table-row table:style-name="ro20">
          <table:table-cell office:value-type="string" calcext:value-type="string">
            <text:p>1347|1348|1349</text:p>
          </table:table-cell>
          <table:table-cell office:value-type="string" calcext:value-type="string">
            <text:p>qui encore estoient nuef; |si ot l’espee traite, |por ce que ses glaives estoit brisiés al chevalier </text:p>
          </table:table-cell>
          <table:table-cell office:value-type="string" calcext:value-type="string">
            <text:p>qui encor estoient .ix. |Si trait lespee |que ses glaiues estoit abatus </text:p>
          </table:table-cell>
          <table:table-cell office:value-type="string" calcext:value-type="string">
            <text:p>quencore estoient. xij.|Si trait lespee |quar ses glaiues iert brisies au cheualier </text:p>
          </table:table-cell>
          <table:table-cell office:value-type="string" calcext:value-type="string">
            <text:p>qui estoient encor neuf |si eut lespee traicte par ce |que son glayue estoit brise au cheualier </text:p>
          </table:table-cell>
          <table:table-cell office:value-type="string" calcext:value-type="string">
            <text:p>qui estoient uingt.</text:p>
          </table:table-cell>
          <table:table-cell office:value-type="string" calcext:value-type="string">
            <text:p>que heran veinte |e el conla espada enla mano | que la lança hera quebrada </text:p>
          </table:table-cell>
          <table:table-cell table:style-name="ce3"/>
          <table:table-cell table:number-columns-repeated="1016"/>
        </table:table-row>
        <table:table-row table:style-name="ro17">
          <table:table-cell office:value-type="float" office:value="1350" calcext:value-type="float">
            <text:p>1350</text:p>
          </table:table-cell>
          <table:table-cell office:value-type="string" calcext:value-type="string">
            <text:p>qu’il ot derrainement abatu ; </text:p>
          </table:table-cell>
          <table:table-cell office:value-type="string" calcext:value-type="string">
            <text:p>et brisiez au daurien cheualier. </text:p>
          </table:table-cell>
          <table:table-cell office:value-type="string" calcext:value-type="string">
            <text:p>quil auoit daarrainement abatu. </text:p>
          </table:table-cell>
          <table:table-cell office:value-type="string" calcext:value-type="string">
            <text:p>quil auoit dernierement abatu </text:p>
          </table:table-cell>
          <table:table-cell table:style-name="ce3"/>
          <table:table-cell table:number-columns-repeated="1018"/>
        </table:table-row>
        <table:table-row table:style-name="ro17">
          <table:table-cell office:value-type="float" office:value="1351" calcext:value-type="float">
            <text:p>1351</text:p>
          </table:table-cell>
          <table:table-cell office:value-type="string" calcext:value-type="string">
            <text:p>si lor detrenche lor escus </text:p>
          </table:table-cell>
          <table:table-cell office:value-type="string" calcext:value-type="string">
            <text:p>Si lor detranche lor hiaumes </text:p>
          </table:table-cell>
          <table:table-cell office:value-type="string" calcext:value-type="string">
            <text:p>Si lor detrence escus </text:p>
          </table:table-cell>
          <table:table-cell office:value-type="string" calcext:value-type="string">
            <text:p>si leur detranche les escuz </text:p>
          </table:table-cell>
          <table:table-cell office:value-type="string" calcext:value-type="string">
            <text:p>si leur despiece escus </text:p>
          </table:table-cell>
          <table:table-cell office:value-type="string" calcext:value-type="string">
            <text:p>e començo a derribar escudos 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1352|1353</text:p>
          </table:table-cell>
          <table:table-cell office:value-type="string" calcext:value-type="string">
            <text:p>et lor depiece lor hialmes |et lor ront les haubers sor les bras et sor les espaules; </text:p>
          </table:table-cell>
          <table:table-cell office:value-type="string" calcext:value-type="string">
            <text:p>et lor uont Lor haubers sor. Les bras et sor les espaulez. </text:p>
          </table:table-cell>
          <table:table-cell office:value-type="string" calcext:value-type="string">
            <text:p>et lor pechoie heaumes. |et derront haubers. </text:p>
          </table:table-cell>
          <table:table-cell office:value-type="string" calcext:value-type="string">
            <text:p>et leur depiece leurs heaumes. |et leur derompt les haubers sur les braz et sur les espaules </text:p>
          </table:table-cell>
          <table:table-cell office:value-type="string" calcext:value-type="string">
            <text:p>et detrenche leurs heaulmes/ </text:p>
          </table:table-cell>
          <table:table-cell office:value-type="string" calcext:value-type="string">
            <text:p>e a cortar yelmos e lorigas ençima de braços e de espaldas 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1354|1355|1356</text:p>
          </table:table-cell>
          <table:table-cell office:value-type="string" calcext:value-type="string">
            <text:p>si fet tant par sa proesce |que tuit cil |qui le voient s’en merveillent. </text:p>
          </table:table-cell>
          <table:table-cell office:value-type="string" calcext:value-type="string">
            <text:p>Si fait tant par sa proesce |que tuit cil |qui le uoient sen esmaient et merueillent </text:p>
          </table:table-cell>
          <table:table-cell office:value-type="string" calcext:value-type="string">
            <text:p>si fait tant par sa proece |que tuit cil |qui Ie voient sen esmerueillent. </text:p>
          </table:table-cell>
          <table:table-cell office:value-type="string" calcext:value-type="string">
            <text:p>Si fait tant par sa prouesce |que tous ceulx |qui le uoyent sen merueillent. </text:p>
          </table:table-cell>
          <table:table-cell office:value-type="string" calcext:value-type="string">
            <text:p>et fist tant par sa proesse |que tous ceulx |qni le uoient en sont esmerueillies. </text:p>
          </table:table-cell>
          <table:table-cell office:value-type="string" calcext:value-type="string">
            <text:p>asi que tanto hizo Porsu proeza |que quantos lo vian se marauillauan ende mucho </text:p>
          </table:table-cell>
          <table:table-cell table:style-name="ce3"/>
          <table:table-cell table:number-columns-repeated="1016"/>
        </table:table-row>
        <table:table-row table:style-name="ro31">
          <table:table-cell office:value-type="string" calcext:value-type="string">
            <text:p>1357|1358|1359|1360|1361</text:p>
          </table:table-cell>
          <table:table-cell office:value-type="string" calcext:value-type="string">
            <text:p>Et la ou il voit le chevalier as armes vermeilles, |si nel mesconoist pas, |ains li adresce par mi els tos|et li done si grant cop par mi le hialme |que cil est si estordis </text:p>
          </table:table-cell>
          <table:table-cell office:value-type="string" calcext:value-type="string">
            <text:p>Et la ou il uoit le cheualier as armes uermeilles: |Si ne le mesquenoit pas ains li adresce parmi aus cous. |et li done si grant cop parmi le hiaume |que cil est si estordiz </text:p>
          </table:table-cell>
          <table:table-cell office:value-type="string" calcext:value-type="string">
            <text:p>Et la ou il voit le cheualier as armes uermeilles |si ne le mesconnut mie |ains li adrece le cheual parmi euls tous. |et li donne si grant cop parmi le heaume </text:p>
          </table:table-cell>
          <table:table-cell office:value-type="string" calcext:value-type="string">
            <text:p>et la|ou il uoit li cheualier es armes uermeilles |si ne le mescognoist pas |ains luy adrece parmy eulx tous |et luy donne si grant coup par le heaume |quil est si estourdy </text:p>
          </table:table-cell>
          <table:table-cell office:value-type="string" calcext:value-type="string">
            <text:p>Et la |ou il uoit le cheualier aux armes uermeilles |si luy adreche son cheual parmy tous eulx/ |et luy donne tel coup sus le heaulme </text:p>
          </table:table-cell>
          <table:table-cell office:value-type="string" calcext:value-type="string">
            <text:p>e Quando vido el Cauallero delas armas vermejas ende endereço contrael |e dixo esperad Cauallero |e diole vn tal golpe dela espada |de toda su fuerça sobre el yelmo | que dio conel en tierra estendido 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1362|1363</text:p>
          </table:table-cell>
          <table:table-cell office:value-type="string" calcext:value-type="string">
            <text:p>qu’il ne se puet es arçons tenir, |ains vole a terre. </text:p>
          </table:table-cell>
          <table:table-cell office:value-type="string" calcext:value-type="string">
            <text:p>quil ne se puet es arsos tenir ains uole a terre. </text:p>
          </table:table-cell>
          <table:table-cell office:value-type="string" calcext:value-type="string">
            <text:p>quil ne se puet tenir es archons. |ains cai a terre </text:p>
          </table:table-cell>
          <table:table-cell office:value-type="string" calcext:value-type="string">
            <text:p>quil ne puet tenir es arcons |ains uolt a terre. </text:p>
          </table:table-cell>
          <table:table-cell office:value-type="string" calcext:value-type="string">
            <text:p>quil ne se peult tenir aux archons/ |mes uolle a terre</text:p>
          </table:table-cell>
          <table:table-cell/>
          <table:table-cell table:style-name="ce3"/>
          <table:table-cell table:number-columns-repeated="1016"/>
        </table:table-row>
        <table:table-row table:style-name="ro20">
          <table:table-cell office:value-type="string" calcext:value-type="string">
            <text:p>1364|1365</text:p>
          </table:table-cell>
          <table:table-cell office:value-type="string" calcext:value-type="string">
            <text:p>Et Lancelos li va par desus le cors a cheval|tant que cil pert la vertu et la force tote. </text:p>
          </table:table-cell>
          <table:table-cell office:value-type="string" calcext:value-type="string">
            <text:p>et lanc̃ li ua par desus le cors A cheual |si que tout le cors li debrise. |et li faut la uertus et li forte tote </text:p>
          </table:table-cell>
          <table:table-cell office:value-type="string" calcext:value-type="string">
            <text:p>Et lancelot li uait par desor le cors. |tant que tout le debrise. </text:p>
          </table:table-cell>
          <table:table-cell office:value-type="string" calcext:value-type="string">
            <text:p>Et lancelot luy uait par dessus le corps tout a cheual. |tant quil par sa uertu et son alanie. </text:p>
          </table:table-cell>
          <table:table-cell office:value-type="string" calcext:value-type="string">
            <text:p>et lancelot luy ua denner si grant coup sus le col |tant|quil pert sa forche et sa uertu/ </text:p>
          </table:table-cell>
          <table:table-cell office:value-type="string" calcext:value-type="string">
            <text:p>e traxo al cauallo tantas vezes sobre el quelo dexo medio muerto </text:p>
          </table:table-cell>
          <table:table-cell table:style-name="ce3"/>
          <table:table-cell table:number-columns-repeated="1016"/>
        </table:table-row>
        <table:table-row table:style-name="ro18">
          <table:table-cell office:value-type="string" calcext:value-type="string">
            <text:p>1366|1367|1368</text:p>
          </table:table-cell>
          <table:table-cell office:value-type="string" calcext:value-type="string">
            <text:p>Et|lors sont li autre molt esmaié, |kar bien cuident </text:p>
          </table:table-cell>
          <table:table-cell office:value-type="string" calcext:value-type="string">
            <text:p>Lors sont tuit li autre esmaiet. |Car bien cuident </text:p>
          </table:table-cell>
          <table:table-cell office:value-type="string" calcext:value-type="string">
            <text:p>Lors sont li autre moult esmaie. |quar il quident </text:p>
          </table:table-cell>
          <table:table-cell office:value-type="string" calcext:value-type="string">
            <text:p>Et lors sont tous les autres moult esmayez. |car bien cuident </text:p>
          </table:table-cell>
          <table:table-cell office:value-type="string" calcext:value-type="string">
            <text:p>Lors sont les aultres bien esmayes |car il cuident </text:p>
          </table:table-cell>
          <table:table-cell office:value-type="string" calcext:value-type="string">
            <text:p>e quando los otros caualleros esto uieron fueron muy escaidos |Ca bien Cuydauan </text:p>
          </table:table-cell>
          <table:table-cell table:style-name="ce3"/>
          <table:table-cell table:number-columns-repeated="1016"/>
        </table:table-row>
        <table:table-row table:style-name="ro17">
          <table:table-cell office:value-type="string" calcext:value-type="string">
            <text:p>1369|1370</text:p>
          </table:table-cell>
          <table:table-cell office:value-type="string" calcext:value-type="string">
            <text:p>que cil soit mors |qui lor sires estoit; </text:p>
          </table:table-cell>
          <table:table-cell office:value-type="string" calcext:value-type="string">
            <text:p>que cil soit mors |qui lor sires estoit. </text:p>
          </table:table-cell>
          <table:table-cell office:value-type="string" calcext:value-type="string">
            <text:p>quil soit mors. |Et il estoit lor sires </text:p>
          </table:table-cell>
          <table:table-cell office:value-type="string" calcext:value-type="string">
            <text:p>que leur sire soit mort. </text:p>
          </table:table-cell>
          <table:table-cell office:value-type="string" calcext:value-type="string">
            <text:p>que leur maistre soit mort. </text:p>
          </table:table-cell>
          <table:table-cell office:value-type="string" calcext:value-type="string">
            <text:p>que su señor hera muerto </text:p>
          </table:table-cell>
          <table:table-cell table:style-name="ce3"/>
          <table:table-cell table:number-columns-repeated="1016"/>
        </table:table-row>
        <table:table-row table:style-name="ro15">
          <table:table-cell office:value-type="float" office:value="1371" calcext:value-type="float">
            <text:p>1371</text:p>
          </table:table-cell>
          <table:table-cell office:value-type="string" calcext:value-type="string">
            <text:p>si se metent en paine del vengier</text:p>
          </table:table-cell>
          <table:table-cell office:value-type="string" calcext:value-type="string">
            <text:p>Si ce mestent en painne de lui uangier. </text:p>
          </table:table-cell>
          <table:table-cell office:value-type="string" calcext:value-type="string">
            <text:p>si se metent en paine de lui uengier.</text:p>
          </table:table-cell>
          <table:table-cell office:value-type="string" calcext:value-type="string">
            <text:p>si se mectent en peine de le uanger </text:p>
          </table:table-cell>
          <table:table-cell office:value-type="string" calcext:value-type="string">
            <text:p>Si se mettent en paine de le uenger </text:p>
          </table:table-cell>
          <table:table-cell office:value-type="string" calcext:value-type="string">
            <text:p>e metieronse en auentura de muerte lo vengar </text:p>
          </table:table-cell>
          <table:table-cell table:style-name="ce3"/>
          <table:table-cell table:number-columns-repeated="1016"/>
        </table:table-row>
        <table:table-row table:style-name="ro15">
          <table:table-cell office:value-type="float" office:value="1372" calcext:value-type="float">
            <text:p>1372</text:p>
          </table:table-cell>
          <table:table-cell office:value-type="string" calcext:value-type="string">
            <text:p>et corent sus a Lancelot tuit ensamble. </text:p>
          </table:table-cell>
          <table:table-cell office:value-type="string" calcext:value-type="string">
            <text:p>et courent sus lanc̃. tuit. ensanble. </text:p>
          </table:table-cell>
          <table:table-cell office:value-type="string" calcext:value-type="string">
            <text:p>Si corent sus a lancelot </text:p>
          </table:table-cell>
          <table:table-cell office:value-type="string" calcext:value-type="string">
            <text:p>et courent sus a lancelot. </text:p>
          </table:table-cell>
          <table:table-cell office:value-type="string" calcext:value-type="string">
            <text:p>et courent sus a lancelot/ </text:p>
          </table:table-cell>
          <table:table-cell office:value-type="string" calcext:value-type="string">
            <text:p>e dexaronse yr ael muy determinadamente |e lançarote </text:p>
          </table:table-cell>
          <table:table-cell table:number-columns-repeated="1017"/>
        </table:table-row>
        <table:table-row table:style-name="ro17">
          <table:table-cell office:value-type="float" office:value="1373" calcext:value-type="float">
            <text:p>1373</text:p>
          </table:table-cell>
          <table:table-cell office:value-type="string" calcext:value-type="string">
            <text:p>Mais il nel truevent pas si esbahi </text:p>
          </table:table-cell>
          <table:table-cell office:value-type="string" calcext:value-type="string">
            <text:p>Mais ne le trueuent pas si esbahit : </text:p>
          </table:table-cell>
          <table:table-cell office:value-type="string" calcext:value-type="string">
            <text:p>mais il ne le trueuent pas esbahi.</text:p>
          </table:table-cell>
          <table:table-cell office:value-type="string" calcext:value-type="string">
            <text:p>mais ilz ne le treuuent pas si esbahy </text:p>
          </table:table-cell>
          <table:table-cell office:value-type="string" calcext:value-type="string">
            <text:p>mes ilz ne le treuuent pas esbahy </text:p>
          </table:table-cell>
          <table:table-cell office:value-type="string" calcext:value-type="string">
            <text:p>que desto no se espanto ni vn poco </text:p>
          </table:table-cell>
          <table:table-cell table:number-columns-repeated="1017"/>
        </table:table-row>
        <table:table-row table:style-name="ro16">
          <table:table-cell office:value-type="string" calcext:value-type="string">
            <text:p>1374|1375|1376|1377</text:p>
          </table:table-cell>
          <table:table-cell office:value-type="string" calcext:value-type="string">
            <text:p>qu’il ne soit tos pres de soi deffendre; |si lor abandone son escu |et tient l’espee |dont il lor done grans cops par la </text:p>
          </table:table-cell>
          <table:table-cell office:value-type="string" calcext:value-type="string">
            <text:p>que il ne soit tous pres de lui desfandre. |Si lor abandone son escu. |et ci ot lespec |dont il lor done grans cox. par la </text:p>
          </table:table-cell>
          <table:table-cell office:value-type="string" calcext:value-type="string">
            <text:p>Ains est pres de lui desfendre. |si lor abandonne son escu et lor donne grans cols la </text:p>
          </table:table-cell>
          <table:table-cell office:value-type="string" calcext:value-type="string">
            <text:p>quil ne soit tout pest de soy desfandre |si leur habandonne son escu |et tient lespee |dont il leur donne grans coups par la </text:p>
          </table:table-cell>
          <table:table-cell office:value-type="string" calcext:value-type="string">
            <text:p>mes est prest de se deffendre si leur habandonne son escu/ |et il ne a censuict cheualier a coup</text:p>
          </table:table-cell>
          <table:table-cell office:value-type="string" calcext:value-type="string">
            <text:p>Ca bien se cuydaua defender baldonaua a todos su escudo |e daba tales Golpes consu espada </text:p>
          </table:table-cell>
          <table:table-cell office:value-type="string" calcext:value-type="string">
            <text:p>donde loro piaga gran colpi là</text:p>
          </table:table-cell>
          <table:table-cell table:number-columns-repeated="1016"/>
        </table:table-row>
        <table:table-row table:style-name="ro16">
          <table:table-cell office:value-type="string" calcext:value-type="string">
            <text:p>1378|1379|1380</text:p>
          </table:table-cell>
          <table:table-cell office:value-type="string" calcext:value-type="string">
            <text:p>ou il les ataint, |ne onques por pooir |qu’il aient ne li porent tolir terre, </text:p>
          </table:table-cell>
          <table:table-cell office:value-type="string" calcext:value-type="string">
            <text:p>ou il les ataint. |et onques por pooir |quil aient ne li purent tolir terre </text:p>
          </table:table-cell>
          <table:table-cell office:value-type="string" calcext:value-type="string">
            <text:p>ou il lez puet ataindre. |Ne onques por pooir |que il eussent ne li porent tolir terre.</text:p>
          </table:table-cell>
          <table:table-cell office:value-type="string" calcext:value-type="string">
            <text:p>ou il les actaint. ne oncques pour pouoir |quilz ayent ne luy peurent tollir place. </text:p>
          </table:table-cell>
          <table:table-cell office:value-type="string" calcext:value-type="string">
            <text:p>quil ne luy face lespee sentir iusques en la char | ou quil ne le porte du cheual a terre.</text:p>
          </table:table-cell>
          <table:table-cell office:value-type="string" calcext:value-type="string">
            <text:p>Que aquel que alcançaua aderecho golpe le fazia sentir la espada enla carne desnuda |e daua conel del cauallo en tierra </text:p>
          </table:table-cell>
          <table:table-cell office:value-type="string" calcext:value-type="string">
            <text:p><text:span text:style-name="T1">ov'elli l’agiungono, |ené unque per podere  | </text:span>ch’elli abbiano no-lli possono torre terra, 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1381|1382|1383|1384</text:p>
          </table:table-cell>
          <table:table-cell office:value-type="string" calcext:value-type="string">
            <text:p>ains se met par mi els maintes fois, |quel gré |qu’il en aient. |Et de tant li avient il bien </text:p>
          </table:table-cell>
          <table:table-cell office:value-type="string" calcext:value-type="string">
            <text:p>ains sen ua parmi aus tous maintes fois. quel gre |que il auient. |et detant li auient il bien </text:p>
          </table:table-cell>
          <table:table-cell office:value-type="string" calcext:value-type="string">
            <text:p>Ains ua sor aus a force et mal gre auls. |Et de tant li auint il bien </text:p>
          </table:table-cell>
          <table:table-cell office:value-type="string" calcext:value-type="string">
            <text:p>ains sen uait manitefoiz parmy eulx quelque gre |quilz en ayent. |Et de tant luy aduient il bien</text:p>
          </table:table-cell>
          <table:table-cell office:value-type="string" calcext:value-type="string">
            <text:p><text:s/>Et les a si bien attournes </text:p>
          </table:table-cell>
          <table:table-cell office:value-type="string" calcext:value-type="string">
            <text:p>e les quebranto los yelmos enlas cabeças |e les cortaba piernas e braços |e asi que quanto alcançaua todo lisiaba </text:p>
          </table:table-cell>
          <table:table-cell office:value-type="string" calcext:value-type="string">
            <text:p><text:span text:style-name="T1">anzi si va per me' loro molte fiate, qualche grado | </text:span>che n’abbino. |E di tanto gli avenne elli bene </text:p>
          </table:table-cell>
          <table:table-cell table:number-columns-repeated="1016"/>
        </table:table-row>
        <table:table-row table:style-name="ro27">
          <table:table-cell office:value-type="string" calcext:value-type="string">
            <text:p>1385|1386|1387|1388|1389|1390</text:p>
          </table:table-cell>
          <table:table-cell office:value-type="string" calcext:value-type="string">
            <text:p>qu’il n’aconsieut chevalier a droit cop |qu’il ne face s’espee sentir en char nue |ou il nel port del cheval a terre: |si lor esrache les escus des cols et les hialmes des testes et lor decoupe poins et bras a |et se hurte en els de cors et de cheval »; |si en a V. si atornés </text:p>
          </table:table-cell>
          <table:table-cell office:value-type="string" calcext:value-type="string">
            <text:p>quil nataint cheualier a droit cop; |quil nel face santir en char nue. |ou il ne le port del cheual a terre |si lor esrache les escuz des cox et les hiaumes des testes |et lor decope et poins et bras |et se hurte en aus. de cors et de manbres. |Si en a .u. si accenes </text:p>
          </table:table-cell>
          <table:table-cell office:value-type="string" calcext:value-type="string">
            <text:p>quil nataint cheualier |a cop |quil ne li face lespee sentir en car nue. |ou il le porte del cheual a terre. |Si lor arache lez heaumes des testes et se hurte entreuls de cors et de cheual. |si en a. y. tels atornes </text:p>
          </table:table-cell>
          <table:table-cell office:value-type="string" calcext:value-type="string">
            <text:p>quil naconsuyt cheualier adroit cop |a qui il ne face sentir sespee en la char nue |ou quil ne le porte du cheual a terre |si leur arrache les escuz des couls et les heaumes des testes |et leͬ decoupe poins et braz. |Et se hurte a eulx de corps et de membres et du pis du cheual. |si en a u. |si atournez </text:p>
          </table:table-cell>
          <table:table-cell office:value-type="string" calcext:value-type="string">
            <text:p>quil en y a cinq gisans sur terre |tellement </text:p>
          </table:table-cell>
          <table:table-cell office:value-type="string" calcext:value-type="string">
            <text:p>Que delos golpes dela espada |que delos Pechos del caballo |e asi abia los çinco a tales partido </text:p>
          </table:table-cell>
          <table:table-cell office:value-type="string" calcext:value-type="string">
            <text:p>che non agiugne cavaliere a colpo |che non gli faccia sentire la spada nella carne ignuda, |e elli il porta del cavallo a terra: |si loro arappa gli scudi di collo e gli elmi di testa, |e lor colpa pugna e braccia, |e si percuote in loro di corpo e di cavallo e di braccia, |si n’à tali cinque atornati 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1391|1392</text:p>
          </table:table-cell>
          <table:table-cell office:value-type="string" calcext:value-type="string">
            <text:p>qu’il gisent a terre si conreé |qu’il n’ont pooir de relever. </text:p>
          </table:table-cell>
          <table:table-cell office:value-type="string" calcext:value-type="string">
            <text:p>quil non pooir de leuer eux. </text:p>
          </table:table-cell>
          <table:table-cell office:value-type="string" calcext:value-type="string">
            <text:p>que il gisent a terre. |et nont pooir de euls releuer. </text:p>
          </table:table-cell>
          <table:table-cell office:value-type="string" calcext:value-type="string">
            <text:p>quilz gisent a terre. |si conreez |quilz nont pouoir de soy releuer. </text:p>
          </table:table-cell>
          <table:table-cell office:value-type="string" calcext:value-type="string">
            <text:p>quilz ne se peuent releuer. </text:p>
          </table:table-cell>
          <table:table-cell office:value-type="string" calcext:value-type="string">
            <text:p>que non podian bollir pie ni mano tales yazian en tierra </text:p>
          </table:table-cell>
          <table:table-cell office:value-type="string" calcext:value-type="string">
            <text:p>che giacciono in terra si conci |che non ânno podere di lor rilevare. 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1393|1394</text:p>
          </table:table-cell>
          <table:table-cell office:value-type="string" calcext:value-type="string">
            <text:p>Quant li autre voient ce, |si lor est avis </text:p>
          </table:table-cell>
          <table:table-cell office:value-type="string" calcext:value-type="string">
            <text:p>Et quant li autre uoient ce; |si lor est auis </text:p>
          </table:table-cell>
          <table:table-cell office:value-type="string" calcext:value-type="string">
            <text:p>Et quant li autre uirent chou |si lor est auis. que</text:p>
          </table:table-cell>
          <table:table-cell office:value-type="string" calcext:value-type="string">
            <text:p>Et quant les autres uoyent ce |si leur est aduis </text:p>
          </table:table-cell>
          <table:table-cell office:value-type="string" calcext:value-type="string">
            <text:p>Et quant les aultres uoient |que leurs compaignons sont</text:p>
          </table:table-cell>
          <table:table-cell office:value-type="string" calcext:value-type="string">
            <text:p>e quando los Caualleros vieron las marauillas de armas | Que el façia</text:p>
          </table:table-cell>
          <table:table-cell office:value-type="string" calcext:value-type="string">
            <text:p>E quando gli altri vidono ciò, |si loro est aviso </text:p>
          </table:table-cell>
          <table:table-cell table:number-columns-repeated="1016"/>
        </table:table-row>
        <table:table-row table:style-name="ro21">
          <table:table-cell office:value-type="string" calcext:value-type="string">
            <text:p>1395|1396|1397</text:p>
          </table:table-cell>
          <table:table-cell office:value-type="string" calcext:value-type="string">
            <text:p>que, s’il i demorent plus, il n’em pueent eschaper sans morir |et por ce s’enfuient al plus tost |qu’il pueent vers la forest </text:p>
          </table:table-cell>
          <table:table-cell office:value-type="string" calcext:value-type="string">
            <text:p>que ce il i demeuret plus |quil nen pueent eschaper |sans mort. |Et por ce sen fuient au plus tost |que il pueent uers la </text:p>
          </table:table-cell>
          <table:table-cell office:value-type="string" calcext:value-type="string">
            <text:p>sil y demoroient plus |quil mi porroient durer sans mort. |si senfuient au plus tost |quil pueent vers la forest la </text:p>
          </table:table-cell>
          <table:table-cell office:value-type="string" calcext:value-type="string">
            <text:p>que silz y demouroient plus |quilz nen pourroient eschaper sans mourir. |Et par ce senfuyent ilz au plus test |quilz peuent uers la fourest la </text:p>
          </table:table-cell>
          <table:table-cell office:value-type="string" calcext:value-type="string">
            <text:p>ainsy traicties ilz sen fuyent au plus tost |quil peuent uers la forest la </text:p>
          </table:table-cell>
          <table:table-cell office:value-type="string" calcext:value-type="string">
            <text:p>luego vieron queles conuenia morir |si mas ay porfiasen entonçes començaron todos a fuir contrala floresta </text:p>
          </table:table-cell>
          <table:table-cell office:value-type="string" calcext:value-type="string">
            <text:p>che, s’elli vi dimorassono più, |e' non potranno scampare sanza morte: |perciò tornarono elli in fuga al più tosto |ch’elli poterono inverso la foresta, là </text:p>
          </table:table-cell>
          <table:table-cell table:number-columns-repeated="1016"/>
        </table:table-row>
        <table:table-row table:style-name="ro15">
          <table:table-cell office:value-type="float" office:value="1398" calcext:value-type="float">
            <text:p>1398</text:p>
          </table:table-cell>
          <table:table-cell office:value-type="string" calcext:value-type="string">
            <text:p>ou il la voient plus espesse. </text:p>
          </table:table-cell>
          <table:table-cell office:value-type="string" calcext:value-type="string">
            <text:p>ou il uoient plus espesce la forest. </text:p>
          </table:table-cell>
          <table:table-cell office:value-type="string" calcext:value-type="string">
            <text:p>ou il le virent plus espesse. </text:p>
          </table:table-cell>
          <table:table-cell office:value-type="string" calcext:value-type="string">
            <text:p>ou ilz la uoyent la plus espesse. </text:p>
          </table:table-cell>
          <table:table-cell office:value-type="string" calcext:value-type="string">
            <text:p>ou il la uirent plus espesse/ </text:p>
          </table:table-cell>
          <table:table-cell office:value-type="string" calcext:value-type="string">
            <text:p>ado vian la mayor espesura | Quanto los cauallos los podian llebar</text:p>
          </table:table-cell>
          <table:table-cell office:value-type="string" calcext:value-type="string">
            <text:p>ov'elli la vidono più spessa. </text:p>
          </table:table-cell>
          <table:table-cell table:number-columns-repeated="1016"/>
        </table:table-row>
        <table:table-row table:style-name="ro17">
          <table:table-cell office:value-type="float" office:value="1399" calcext:value-type="float">
            <text:p>1399</text:p>
          </table:table-cell>
          <table:table-cell office:value-type="string" calcext:value-type="string">
            <text:p>Et Lancelos ne les sieut mie granment, </text:p>
          </table:table-cell>
          <table:table-cell office:value-type="string" calcext:value-type="string">
            <text:p>et lanc̃. ne les sieut mie grant piece </text:p>
          </table:table-cell>
          <table:table-cell office:value-type="string" calcext:value-type="string">
            <text:p>Et lancelot ne lez porsieut mie. </text:p>
          </table:table-cell>
          <table:table-cell office:value-type="string" calcext:value-type="string">
            <text:p>Et lancelot ne les suyt pas granment </text:p>
          </table:table-cell>
          <table:table-cell office:value-type="string" calcext:value-type="string">
            <text:p>et lancelot ne les poursuyuist pas </text:p>
          </table:table-cell>
          <table:table-cell office:value-type="string" calcext:value-type="string">
            <text:p>Mas lan-çarote no los quiso seguir </text:p>
          </table:table-cell>
          <table:table-cell office:value-type="string" calcext:value-type="string">
            <text:p>E Lancellotto no gli segue mica gravemente, 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1400|1401</text:p>
          </table:table-cell>
          <table:table-cell office:value-type="string" calcext:value-type="string">
            <text:p>ains retorne al chevalier|qu’il ot abatu, celui as armes vermeilles, </text:p>
          </table:table-cell>
          <table:table-cell office:value-type="string" calcext:value-type="string">
            <text:p>ains sen retorne au cheualier |quil ot abatu. Celui as armes uermeilles. </text:p>
          </table:table-cell>
          <table:table-cell office:value-type="string" calcext:value-type="string">
            <text:p>ains sen retorne au cheualier |qui auoit lez armes uermelles. </text:p>
          </table:table-cell>
          <table:table-cell office:value-type="string" calcext:value-type="string">
            <text:p>ains retourne au cheualier aux armes uermeilles|quil auoit abatu. </text:p>
          </table:table-cell>
          <table:table-cell office:value-type="string" calcext:value-type="string">
            <text:p>ains retourne au cheualier |qui portoit les armes uermeilles/ </text:p>
          </table:table-cell>
          <table:table-cell office:value-type="string" calcext:value-type="string">
            <text:p>mas antes se fue al cauallero delas armas vermejas | que auia derribado </text:p>
          </table:table-cell>
          <table:table-cell office:value-type="string" calcext:value-type="string">
            <text:p>anzi ritorna al cavaliere |ch’elli ebbe abatuto, quelli alle armi vermiglie, </text:p>
          </table:table-cell>
          <table:table-cell table:number-columns-repeated="1016"/>
        </table:table-row>
        <table:table-row table:style-name="ro3">
          <table:table-cell office:value-type="float" office:value="1402" calcext:value-type="float">
            <text:p>1402</text:p>
          </table:table-cell>
          <table:table-cell office:value-type="string" calcext:value-type="string">
            <text:p>kar il voldra savoir </text:p>
          </table:table-cell>
          <table:table-cell office:value-type="string" calcext:value-type="string">
            <text:p>Car il uodra sauoir </text:p>
          </table:table-cell>
          <table:table-cell office:value-type="string" calcext:value-type="string">
            <text:p>Car il uaudra sauoir</text:p>
          </table:table-cell>
          <table:table-cell table:number-columns-repeated="2" office:value-type="string" calcext:value-type="string">
            <text:p>car il ueult scauoir </text:p>
          </table:table-cell>
          <table:table-cell office:value-type="string" calcext:value-type="string">
            <text:p>Por saber</text:p>
          </table:table-cell>
          <table:table-cell office:value-type="string" calcext:value-type="string">
            <text:p>ch’elli vorà sapere </text:p>
          </table:table-cell>
          <table:table-cell table:number-columns-repeated="1016"/>
        </table:table-row>
        <table:table-row table:style-name="ro3">
          <table:table-cell office:value-type="float" office:value="1403" calcext:value-type="float">
            <text:p>1403</text:p>
          </table:table-cell>
          <table:table-cell office:value-type="string" calcext:value-type="string">
            <text:p>qui il est. </text:p>
          </table:table-cell>
          <table:table-cell office:value-type="string" calcext:value-type="string">
            <text:p>qui il est</text:p>
          </table:table-cell>
          <table:table-cell office:value-type="string" calcext:value-type="string">
            <text:p>qui il est. </text:p>
          </table:table-cell>
          <table:table-cell office:value-type="string" calcext:value-type="string">
            <text:p>quil est. </text:p>
          </table:table-cell>
          <table:table-cell office:value-type="string" calcext:value-type="string">
            <text:p>qui il est/ </text:p>
          </table:table-cell>
          <table:table-cell office:value-type="string" calcext:value-type="string">
            <text:p>quien hera </text:p>
          </table:table-cell>
          <table:table-cell office:value-type="string" calcext:value-type="string">
            <text:p>chi egli è. 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1404|1405</text:p>
          </table:table-cell>
          <table:table-cell office:value-type="string" calcext:value-type="string">
            <text:p>Et quant il i est venus, |si trueve l’escuier </text:p>
          </table:table-cell>
          <table:table-cell office:value-type="string" calcext:value-type="string">
            <text:p>Et quant il i est uenu |si trueue lescuier </text:p>
          </table:table-cell>
          <table:table-cell office:value-type="string" calcext:value-type="string">
            <text:p>Et quant il y est uenus |si trueue lescuier</text:p>
          </table:table-cell>
          <table:table-cell office:value-type="string" calcext:value-type="string">
            <text:p>Et quant il est uenu |si treuue lescuier </text:p>
          </table:table-cell>
          <table:table-cell office:value-type="string" calcext:value-type="string">
            <text:p>et quant il est uenu il treuue lescuyer </text:p>
          </table:table-cell>
          <table:table-cell office:value-type="string" calcext:value-type="string">
            <text:p>e quando lançarote ay llego |luego fallo el escudero </text:p>
          </table:table-cell>
          <table:table-cell office:value-type="string" calcext:value-type="string">
            <text:p>E quand’e v’è venuto, |si vi truova lo scudieri </text:p>
          </table:table-cell>
          <table:table-cell table:number-columns-repeated="1016"/>
        </table:table-row>
        <table:table-row table:style-name="ro17">
          <table:table-cell table:number-columns-repeated="6"/>
          <table:table-cell office:value-type="string" calcext:value-type="string">
            <text:p>que ante el estaua enla tienda 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1406|1407</text:p>
          </table:table-cell>
          <table:table-cell office:value-type="string" calcext:value-type="string">
            <text:p>que il queroit, |que on avoit mis sor I. roncin, les mains liies triés le dos, </text:p>
          </table:table-cell>
          <table:table-cell office:value-type="string" calcext:value-type="string">
            <text:p>que il |que il queroit |que len auoit mis seur .i. roncin: les mains liees derier le dos . </text:p>
          </table:table-cell>
          <table:table-cell office:value-type="string" calcext:value-type="string">
            <text:p>quil queroit |et auoit lez mains loiies derriere son dos. </text:p>
          </table:table-cell>
          <table:table-cell office:value-type="string" calcext:value-type="string">
            <text:p>quil queroit |que len auoit mis sur ung roucin les mains liees derriere le dos. </text:p>
          </table:table-cell>
          <table:table-cell office:value-type="string" calcext:value-type="string">
            <text:p>quil queroit monte sus ung rouchin les mains liees derriere le dos. </text:p>
          </table:table-cell>
          <table:table-cell office:value-type="string" calcext:value-type="string">
            <text:p>que auia tomado |e estaua envn rroçin las manos atadas atras </text:p>
          </table:table-cell>
          <table:table-cell office:value-type="string" calcext:value-type="string">
            <text:p>ch’elli chiedea, |che l’uomo avea già messo sopr’un ronzino, le mani legate di dietro il dosso, </text:p>
          </table:table-cell>
          <table:table-cell table:number-columns-repeated="1016"/>
        </table:table-row>
        <table:table-row table:style-name="ro3">
          <table:table-cell office:value-type="float" office:value="1408" calcext:value-type="float">
            <text:p>1408</text:p>
          </table:table-cell>
          <table:table-cell office:value-type="string" calcext:value-type="string">
            <text:p>et vient a lui, </text:p>
          </table:table-cell>
          <table:table-cell office:value-type="string" calcext:value-type="string">
            <text:p>et il uient a lui </text:p>
          </table:table-cell>
          <table:table-cell office:value-type="string" calcext:value-type="string">
            <text:p>Et il vint a lui </text:p>
          </table:table-cell>
          <table:table-cell office:value-type="string" calcext:value-type="string">
            <text:p>et il uient a luy </text:p>
          </table:table-cell>
          <table:table-cell office:value-type="string" calcext:value-type="string">
            <text:p>sy uint a lui </text:p>
          </table:table-cell>
          <table:table-cell office:value-type="string" calcext:value-type="string">
            <text:p>e fue luego alo desatar </text:p>
          </table:table-cell>
          <table:table-cell office:value-type="string" calcext:value-type="string">
            <text:p>ed|e' viene a-llui, </text:p>
          </table:table-cell>
          <table:table-cell table:number-columns-repeated="1016"/>
        </table:table-row>
        <table:table-row table:style-name="ro3">
          <table:table-cell office:value-type="float" office:value="1409" calcext:value-type="float">
            <text:p>1409</text:p>
          </table:table-cell>
          <table:table-cell office:value-type="string" calcext:value-type="string">
            <text:p>si le deslie. </text:p>
          </table:table-cell>
          <table:table-cell office:value-type="string" calcext:value-type="string">
            <text:p>si les deslie.</text:p>
          </table:table-cell>
          <table:table-cell office:value-type="string" calcext:value-type="string">
            <text:p>si li desloie. </text:p>
          </table:table-cell>
          <table:table-cell office:value-type="string" calcext:value-type="string">
            <text:p>si le deslie. </text:p>
          </table:table-cell>
          <table:table-cell office:value-type="string" calcext:value-type="string">
            <text:p>et le deslie/ </text:p>
          </table:table-cell>
          <table:table-cell office:value-type="string" calcext:value-type="string">
            <text:p>e el escudero </text:p>
          </table:table-cell>
          <table:table-cell office:value-type="string" calcext:value-type="string">
            <text:p>si 'l dislega. </text:p>
          </table:table-cell>
          <table:table-cell table:number-columns-repeated="1016"/>
        </table:table-row>
        <table:table-row table:style-name="ro17">
          <table:table-cell office:value-type="float" office:value="1410" calcext:value-type="float">
            <text:p>1410</text:p>
          </table:table-cell>
          <table:table-cell office:value-type="string" calcext:value-type="string">
            <text:p>Et quant il se sent delivrés, </text:p>
          </table:table-cell>
          <table:table-cell office:value-type="string" calcext:value-type="string">
            <text:p>et quant ciz ce sent deliures </text:p>
          </table:table-cell>
          <table:table-cell office:value-type="string" calcext:value-type="string">
            <text:p>Quant li escuiers se sent deliures </text:p>
          </table:table-cell>
          <table:table-cell office:value-type="string" calcext:value-type="string">
            <text:p>Et quant il se sent deliure </text:p>
          </table:table-cell>
          <table:table-cell office:value-type="string" calcext:value-type="string">
            <text:p>et quant il est deliure </text:p>
          </table:table-cell>
          <table:table-cell office:value-type="string" calcext:value-type="string">
            <text:p>enque se vio libre </text:p>
          </table:table-cell>
          <table:table-cell office:value-type="string" calcext:value-type="string">
            <text:p>E quand’egli è dilivero. </text:p>
          </table:table-cell>
          <table:table-cell table:number-columns-repeated="1016"/>
        </table:table-row>
        <table:table-row table:style-name="ro17">
          <table:table-cell table:number-columns-repeated="3"/>
          <table:table-cell office:value-type="string" calcext:value-type="string">
            <text:p>si sen uient uers lancelot 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17">
          <table:table-cell office:value-type="float" office:value="1411" calcext:value-type="float">
            <text:p>1411</text:p>
          </table:table-cell>
          <table:table-cell office:value-type="string" calcext:value-type="string">
            <text:p>si li chiet as piés </text:p>
          </table:table-cell>
          <table:table-cell office:value-type="string" calcext:value-type="string">
            <text:p>si li chiet as piez. </text:p>
          </table:table-cell>
          <table:table-cell office:value-type="string" calcext:value-type="string">
            <text:p>si li chiet as pies</text:p>
          </table:table-cell>
          <table:table-cell office:value-type="string" calcext:value-type="string">
            <text:p>si luy cheit es piez </text:p>
          </table:table-cell>
          <table:table-cell table:style-name="ce3"/>
          <table:table-cell office:value-type="string" calcext:value-type="string">
            <text:p>hecho sele alos pies </text:p>
          </table:table-cell>
          <table:table-cell office:value-type="string" calcext:value-type="string">
            <text:p>si gli cade immantanente a' piedi, </text:p>
          </table:table-cell>
          <table:table-cell table:style-name="ce3"/>
          <table:table-cell table:number-columns-repeated="1015"/>
        </table:table-row>
        <table:table-row table:style-name="ro18">
          <table:table-cell office:value-type="string" calcext:value-type="string">
            <text:p>1412|1413</text:p>
          </table:table-cell>
          <table:table-cell office:value-type="string" calcext:value-type="string">
            <text:p>et le mercie de Dieu ; |et Lancelos descent, </text:p>
          </table:table-cell>
          <table:table-cell office:value-type="string" calcext:value-type="string">
            <text:p>et le mercie de dieu. |et lanc̃ dessent </text:p>
          </table:table-cell>
          <table:table-cell office:value-type="string" calcext:value-type="string">
            <text:p>et le mercie moult de dieu de la cortoisie |quil li auoit faite. |Et lancelot descent a pie </text:p>
          </table:table-cell>
          <table:table-cell office:value-type="string" calcext:value-type="string">
            <text:p>et le mercie Lancelot descent </text:p>
          </table:table-cell>
          <table:table-cell office:value-type="string" calcext:value-type="string">
            <text:p><text:span text:style-name="T1">si le mercie menlt   | </text:span>et lance. descent a terre </text:p>
          </table:table-cell>
          <table:table-cell office:value-type="string" calcext:value-type="string">
            <text:p><text:span text:style-name="T1">e agradesçio mucho a dios | porque asi lo auia librado  | </text:span>e lançarote desçendio del cauallo </text:p>
          </table:table-cell>
          <table:table-cell office:value-type="string" calcext:value-type="string">
            <text:p>si ne l merceda molto; |e Lancellotto|si discende a ppiè, </text:p>
          </table:table-cell>
          <table:table-cell table:number-columns-repeated="1016"/>
        </table:table-row>
        <table:table-row table:style-name="ro17">
          <table:table-cell office:value-type="float" office:value="1414" calcext:value-type="float">
            <text:p>1414</text:p>
          </table:table-cell>
          <table:table-cell office:value-type="string" calcext:value-type="string">
            <text:p>si li baille son cheval a garder. </text:p>
          </table:table-cell>
          <table:table-cell table:number-columns-repeated="2" office:value-type="string" calcext:value-type="string">
            <text:p>si li baille son cheual a garder. </text:p>
          </table:table-cell>
          <table:table-cell office:value-type="string" calcext:value-type="string">
            <text:p>et luy baille son cheual a garder. </text:p>
          </table:table-cell>
          <table:table-cell office:value-type="string" calcext:value-type="string">
            <text:p>et luy baille son cheual a garder/ </text:p>
          </table:table-cell>
          <table:table-cell office:value-type="string" calcext:value-type="string">
            <text:p>e diolo al escudero </text:p>
          </table:table-cell>
          <table:table-cell office:value-type="string" calcext:value-type="string">
            <text:p>si gli baglia suo cavallo a guardare; </text:p>
          </table:table-cell>
          <table:table-cell table:number-columns-repeated="1016"/>
        </table:table-row>
        <table:table-row table:style-name="ro17">
          <table:table-cell office:value-type="float" office:value="1415" calcext:value-type="float">
            <text:p>1415</text:p>
          </table:table-cell>
          <table:table-cell office:value-type="string" calcext:value-type="string">
            <text:p>puis vet al chevalier </text:p>
          </table:table-cell>
          <table:table-cell office:value-type="string" calcext:value-type="string">
            <text:p>et ua au cheualier </text:p>
          </table:table-cell>
          <table:table-cell office:value-type="string" calcext:value-type="string">
            <text:p>puis vint au cheualier </text:p>
          </table:table-cell>
          <table:table-cell office:value-type="string" calcext:value-type="string">
            <text:p>puis uait au cheualier </text:p>
          </table:table-cell>
          <table:table-cell office:value-type="string" calcext:value-type="string">
            <text:p>puys sen ua au cheualier </text:p>
          </table:table-cell>
          <table:table-cell office:value-type="string" calcext:value-type="string">
            <text:p>e fuese al cauallero </text:p>
          </table:table-cell>
          <table:table-cell office:value-type="string" calcext:value-type="string">
            <text:p>poscia va al cavaliere </text:p>
          </table:table-cell>
          <table:table-cell table:number-columns-repeated="1016"/>
        </table:table-row>
        <table:table-row table:style-name="ro18">
          <table:table-cell office:value-type="float" office:value="1416" calcext:value-type="float">
            <text:p>1416</text:p>
          </table:table-cell>
          <table:table-cell office:value-type="string" calcext:value-type="string">
            <text:p>qui ja s’estoit relevés en son seant, si estordis </text:p>
          </table:table-cell>
          <table:table-cell office:value-type="string" calcext:value-type="string">
            <text:p>qui ia cestoit releues en son ceant. |Si estordis </text:p>
          </table:table-cell>
          <table:table-cell office:value-type="string" calcext:value-type="string">
            <text:p>qui ia sestoit releues en son seant.|et estoit si estordis </text:p>
          </table:table-cell>
          <table:table-cell office:value-type="string" calcext:value-type="string">
            <text:p>qui ia sestoit releue en son seant si estourdy </text:p>
          </table:table-cell>
          <table:table-cell office:value-type="string" calcext:value-type="string">
            <text:p>qui ia estoit redrechie en son seant/ |si estourdy </text:p>
          </table:table-cell>
          <table:table-cell office:value-type="string" calcext:value-type="string">
            <text:p>que estaua ya ensu acuerdo |e se Reuoluia porse leuantar enpero estaua aun atordido </text:p>
          </table:table-cell>
          <table:table-cell office:value-type="string" calcext:value-type="string">
            <text:p>che già s’era rilevato in suo sedente, si stordito</text:p>
          </table:table-cell>
          <table:table-cell table:number-columns-repeated="1016"/>
        </table:table-row>
        <table:table-row table:style-name="ro3">
          <table:table-cell office:value-type="float" office:value="1417" calcext:value-type="float">
            <text:p>1417</text:p>
          </table:table-cell>
          <table:table-cell office:value-type="string" calcext:value-type="string">
            <text:p>qu’il ne veoit gote. </text:p>
          </table:table-cell>
          <table:table-cell office:value-type="string" calcext:value-type="string">
            <text:p>quil ne ueoit goute. </text:p>
          </table:table-cell>
          <table:table-cell office:value-type="string" calcext:value-type="string">
            <text:p>quil ne veoit goute. </text:p>
          </table:table-cell>
          <table:table-cell office:value-type="string" calcext:value-type="string">
            <text:p>qu il ne ueoit goute. </text:p>
          </table:table-cell>
          <table:table-cell office:value-type="string" calcext:value-type="string">
            <text:p>quil ne uoit goutte.</text:p>
          </table:table-cell>
          <table:table-cell office:value-type="string" calcext:value-type="string">
            <text:p>que no via ni aun gota </text:p>
          </table:table-cell>
          <table:table-cell office:value-type="string" calcext:value-type="string">
            <text:p>che non vedea nulla. </text:p>
          </table:table-cell>
          <table:table-cell table:number-columns-repeated="1016"/>
        </table:table-row>
        <table:table-row table:style-name="ro15">
          <table:table-cell office:value-type="float" office:value="1418" calcext:value-type="float">
            <text:p>1418</text:p>
          </table:table-cell>
          <table:table-cell office:value-type="string" calcext:value-type="string">
            <text:p>Et Lancelos li esrache le hialme de la teste si felenessement </text:p>
          </table:table-cell>
          <table:table-cell office:value-type="string" calcext:value-type="string">
            <text:p>Et lanc̃. li errache le hiaume de la teste si felenescement : </text:p>
          </table:table-cell>
          <table:table-cell office:value-type="string" calcext:value-type="string">
            <text:p>Et lancelot li errache le heaume de la teste si felenessement </text:p>
          </table:table-cell>
          <table:table-cell office:value-type="string" calcext:value-type="string">
            <text:p>Et lancelot luy errache le heaume de la teste si felonnessement </text:p>
          </table:table-cell>
          <table:table-cell office:value-type="string" calcext:value-type="string">
            <text:p>et lancelot luy arrache le heaulme de la teste si fellennessement </text:p>
          </table:table-cell>
          <table:table-cell office:value-type="string" calcext:value-type="string">
            <text:p>e lançarote quitole el yelmo dela cabeça tan rreçio </text:p>
          </table:table-cell>
          <table:table-cell office:value-type="string" calcext:value-type="string">
            <text:p>E Lancellotto gli arappa l’elmo della testa |si fellonessamente </text:p>
          </table:table-cell>
          <table:table-cell table:number-columns-repeated="1016"/>
        </table:table-row>
        <table:table-row table:style-name="ro24">
          <table:table-cell office:value-type="string" calcext:value-type="string">
            <text:p>1419|1420|1421|1422|1423|1424</text:p>
          </table:table-cell>
          <table:table-cell office:value-type="string" calcext:value-type="string">
            <text:p>que cil flatist à terre des paumes et de tot le viaire; |si saine del nes et del front trop durement. |Et Lancelos dist |qu’il l’ocirra, |s’i ne se tient por outré; |et cil est si esmaiés a </text:p>
          </table:table-cell>
          <table:table-cell office:value-type="string" calcext:value-type="string">
            <text:p>que ciz flatit a terre des paumes: et de tout le uiaire. |Si sainne dou nes et dou front trop durement. |et lanc̃. dit |quil locirra cil ne se tient por outres. |et cil tantost se repasme </text:p>
          </table:table-cell>
          <table:table-cell office:value-type="string" calcext:value-type="string">
            <text:p>quil flatist a terre tous pasmes.</text:p>
          </table:table-cell>
          <table:table-cell office:value-type="string" calcext:value-type="string">
            <text:p>quil flatist a terre dis paumes et de tout son uiaire |si seigne du front et du nes trop fort. |Et lancelot dit |qu il loccira|sil ne se tient pour oultre. |et il est si esuanouy </text:p>
          </table:table-cell>
          <table:table-cell office:value-type="string" calcext:value-type="string">
            <text:p>que celui flatist a terre des pausmes et des genoulx |et lui dit|quil le occira |sil ne se rent |Et celui est si esuanouy</text:p>
          </table:table-cell>
          <table:table-cell office:value-type="string" calcext:value-type="string">
            <text:p>que dio conel en tierra delas manos |e delas Rodillas |e al arrancar desollole las narizes e la frente |que la sangre le hizo ende salir muy fieramente |e dixole |si te no tienes por vencido |yo te matare |e el cauallero estaua atal </text:p>
          </table:table-cell>
          <table:table-cell office:value-type="string" calcext:value-type="string">
            <text:p>che quelli fretisce a terra d’amendune le palme e di tutta sua faccia, |si sanguina del naso e della fronte molto duramente. |E Lancellotto gli dice |che gli colperà il capo |se non si tiene per oltrato, |e quelli est si isvenuto </text:p>
          </table:table-cell>
          <table:table-cell table:number-columns-repeated="1016"/>
        </table:table-row>
        <table:table-row table:style-name="ro16">
          <table:table-cell office:value-type="string" calcext:value-type="string">
            <text:p>1425|1426|1427</text:p>
          </table:table-cell>
          <table:table-cell office:value-type="string" calcext:value-type="string">
            <text:p>qu’il ne li puet respondre, |ains gist pasmés adens |Et Lancelos le redrece, </text:p>
          </table:table-cell>
          <table:table-cell office:value-type="string" calcext:value-type="string">
            <text:p>que il ne li pot respondre ne dire mot auis iut toz pasmes endans. |et lanc̃. le redresce </text:p>
          </table:table-cell>
          <table:table-cell office:value-type="string" calcext:value-type="string">
            <text:p>Et lancelot le redrece </text:p>
          </table:table-cell>
          <table:table-cell office:value-type="string" calcext:value-type="string">
            <text:p>qu il ne luy puet respondre. |si ne dist mot, |ains gist tout pasme adens. |Et lancelot |si le redrece et le treuue </text:p>
          </table:table-cell>
          <table:table-cell office:value-type="string" calcext:value-type="string">
            <text:p>qu il ne lui peut respondre mot |ains gist tout pasme Lancelot le redrece </text:p>
          </table:table-cell>
          <table:table-cell office:value-type="string" calcext:value-type="string">
            <text:p>quele no podia rresponder |e asi estaua amortesçido |e lançarote catolo </text:p>
          </table:table-cell>
          <table:table-cell office:value-type="string" calcext:value-type="string">
            <text:p>che non gli può rispondere:|si non dice motto, |anzi giace tutto ispasimato, |Se Lancellotto il ridirizza,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1428|1429</text:p>
          </table:table-cell>
          <table:table-cell office:value-type="string" calcext:value-type="string">
            <text:p>si le trueve si ensanglenté |qu’il cuide bien </text:p>
          </table:table-cell>
          <table:table-cell office:value-type="string" calcext:value-type="string">
            <text:p>si le trueue. |Si ensanglantez |que il cuide bien </text:p>
          </table:table-cell>
          <table:table-cell office:value-type="string" calcext:value-type="string">
            <text:p><text:span text:style-name="T1">et le voit si sanglent  | </text:span>quil quide vraiement </text:p>
          </table:table-cell>
          <table:table-cell office:value-type="string" calcext:value-type="string">
            <text:p>si ensanglante|quil cuide bien </text:p>
          </table:table-cell>
          <table:table-cell office:value-type="string" calcext:value-type="string">
            <text:p>si le treuue si senglant |que bien cuide </text:p>
          </table:table-cell>
          <table:table-cell office:value-type="string" calcext:value-type="string">
            <text:p>e fallolo todo sangriento |e bien cuydo </text:p>
          </table:table-cell>
          <table:table-cell office:value-type="string" calcext:value-type="string">
            <text:p>si l truova si insanguinato |ch’elli crede bene </text:p>
          </table:table-cell>
          <table:table-cell table:number-columns-repeated="1016"/>
        </table:table-row>
        <table:table-row table:style-name="ro3">
          <table:table-cell office:value-type="float" office:value="1430" calcext:value-type="float">
            <text:p>1430</text:p>
          </table:table-cell>
          <table:table-cell office:value-type="string" calcext:value-type="string">
            <text:p>que il soit mors, </text:p>
          </table:table-cell>
          <table:table-cell office:value-type="string" calcext:value-type="string">
            <text:p>que il soit mors </text:p>
          </table:table-cell>
          <table:table-cell office:value-type="string" calcext:value-type="string">
            <text:p>quil soit mors. </text:p>
          </table:table-cell>
          <table:table-cell table:number-columns-repeated="2" office:value-type="string" calcext:value-type="string">
            <text:p>quil soit mort. </text:p>
          </table:table-cell>
          <table:table-cell office:value-type="string" calcext:value-type="string">
            <text:p>que hera muerto </text:p>
          </table:table-cell>
          <table:table-cell office:value-type="string" calcext:value-type="string">
            <text:p>ch’elli sia morto. </text:p>
          </table:table-cell>
          <table:table-cell table:number-columns-repeated="1016"/>
        </table:table-row>
        <table:table-row table:style-name="ro17">
          <table:table-cell office:value-type="float" office:value="1431" calcext:value-type="float">
            <text:p>1431</text:p>
          </table:table-cell>
          <table:table-cell office:value-type="string" calcext:value-type="string">
            <text:p>et lors se repent de ce </text:p>
          </table:table-cell>
          <table:table-cell office:value-type="string" calcext:value-type="string">
            <text:p>Et lors se repent de ce </text:p>
          </table:table-cell>
          <table:table-cell office:value-type="string" calcext:value-type="string">
            <text:p>Lors se repent de chou </text:p>
          </table:table-cell>
          <table:table-cell office:value-type="string" calcext:value-type="string">
            <text:p>Et lors si repent de ce</text:p>
          </table:table-cell>
          <table:table-cell office:value-type="string" calcext:value-type="string">
            <text:p>Lors se repent de ce </text:p>
          </table:table-cell>
          <table:table-cell office:value-type="string" calcext:value-type="string">
            <text:p>e mucho se arrepintio </text:p>
          </table:table-cell>
          <table:table-cell office:value-type="string" calcext:value-type="string">
            <text:p>eAllor|si ripente di ciò </text:p>
          </table:table-cell>
          <table:table-cell table:number-columns-repeated="1016"/>
        </table:table-row>
        <table:table-row table:style-name="ro17">
          <table:table-cell office:value-type="float" office:value="1432" calcext:value-type="float">
            <text:p>1432</text:p>
          </table:table-cell>
          <table:table-cell office:value-type="string" calcext:value-type="string">
            <text:p>que tant li avoit fet mal; </text:p>
          </table:table-cell>
          <table:table-cell office:value-type="string" calcext:value-type="string">
            <text:p>que tat li a fait mal. </text:p>
          </table:table-cell>
          <table:table-cell office:value-type="string" calcext:value-type="string">
            <text:p>que tant de mal li auoit fait. </text:p>
          </table:table-cell>
          <table:table-cell office:value-type="string" calcext:value-type="string">
            <text:p>que tant luy en a fait. </text:p>
          </table:table-cell>
          <table:table-cell office:value-type="string" calcext:value-type="string">
            <text:p>que il lui a tant meffait.</text:p>
          </table:table-cell>
          <table:table-cell office:value-type="string" calcext:value-type="string">
            <text:p>porque tan mal lo auia fecho </text:p>
          </table:table-cell>
          <table:table-cell office:value-type="string" calcext:value-type="string">
            <text:p>che tanto gli à mal fatto, </text:p>
          </table:table-cell>
          <table:table-cell table:number-columns-repeated="1016"/>
        </table:table-row>
        <table:table-row table:style-name="ro17">
          <table:table-cell office:value-type="float" office:value="1433" calcext:value-type="float">
            <text:p>1433</text:p>
          </table:table-cell>
          <table:table-cell office:value-type="string" calcext:value-type="string">
            <text:p>si s’asiet les lui por veoir </text:p>
          </table:table-cell>
          <table:table-cell office:value-type="string" calcext:value-type="string">
            <text:p>si saciet deles lui |por uoir </text:p>
          </table:table-cell>
          <table:table-cell office:value-type="string" calcext:value-type="string">
            <text:p>Si sassiet lez lui |pour sauoir </text:p>
          </table:table-cell>
          <table:table-cell office:value-type="string" calcext:value-type="string">
            <text:p>si sassiet pres de luy po᷑ ueoir </text:p>
          </table:table-cell>
          <table:table-cell office:value-type="string" calcext:value-type="string">
            <text:p>Si se rassiet emprez lui |pour ueoir </text:p>
          </table:table-cell>
          <table:table-cell office:value-type="string" calcext:value-type="string">
            <text:p>e tirose del todo |por verlo </text:p>
          </table:table-cell>
          <table:table-cell office:value-type="string" calcext:value-type="string">
            <text:p>si s’asiede dallato a lui |per vedere </text:p>
          </table:table-cell>
          <table:table-cell table:number-columns-repeated="1016"/>
        </table:table-row>
        <table:table-row table:style-name="ro3">
          <table:table-cell office:value-type="float" office:value="1434" calcext:value-type="float">
            <text:p>1434</text:p>
          </table:table-cell>
          <table:table-cell office:value-type="string" calcext:value-type="string">
            <text:p>que il fera. </text:p>
          </table:table-cell>
          <table:table-cell office:value-type="string" calcext:value-type="string">
            <text:p>que il fera.</text:p>
          </table:table-cell>
          <table:table-cell office:value-type="string" calcext:value-type="string">
            <text:p>que il fera. </text:p>
          </table:table-cell>
          <table:table-cell table:number-columns-repeated="2" office:value-type="string" calcext:value-type="string">
            <text:p>quil fera. </text:p>
          </table:table-cell>
          <table:table-cell office:value-type="string" calcext:value-type="string">
            <text:p>que aria </text:p>
          </table:table-cell>
          <table:table-cell office:value-type="string" calcext:value-type="string">
            <text:p>ch’elli farà, </text:p>
          </table:table-cell>
          <table:table-cell table:number-columns-repeated="1016"/>
        </table:table-row>
        <table:table-row table:style-name="ro18">
          <table:table-cell office:value-type="float" office:value="1435" calcext:value-type="float">
            <text:p>1435</text:p>
          </table:table-cell>
          <table:table-cell office:value-type="string" calcext:value-type="string">
            <text:p>Et ja se relevoient troi de cels </text:p>
          </table:table-cell>
          <table:table-cell office:value-type="string" calcext:value-type="string">
            <text:p>et ia se releuoient trois de ciax </text:p>
          </table:table-cell>
          <table:table-cell office:value-type="string" calcext:value-type="string">
            <text:p>Et ia se releuoient. iiij. de chiaus </text:p>
          </table:table-cell>
          <table:table-cell office:value-type="string" calcext:value-type="string">
            <text:p>et ia se releuoient troys de ceulx </text:p>
          </table:table-cell>
          <table:table-cell office:value-type="string" calcext:value-type="string">
            <text:p>et ia se releuoient trois de ceulx </text:p>
          </table:table-cell>
          <table:table-cell office:value-type="string" calcext:value-type="string">
            <text:p><text:span text:style-name="T1">e los tres caualleros  | </text:span>que ante derribara començaronse a Reboluer </text:p>
          </table:table-cell>
          <table:table-cell office:value-type="string" calcext:value-type="string">
            <text:p>e già si rilevavano tre di quelli 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1436|1437|1438</text:p>
          </table:table-cell>
          <table:table-cell office:value-type="string" calcext:value-type="string">
            <text:p>qui a terre avoient geu, |et Lancelos lor laisse core|et dit </text:p>
          </table:table-cell>
          <table:table-cell office:value-type="string" calcext:value-type="string">
            <text:p>qui a terre auoient ieu.|et lanc̃. lor laisse corre |et dit </text:p>
          </table:table-cell>
          <table:table-cell office:value-type="string" calcext:value-type="string">
            <text:p>qui auoient este abatu. |Et lancelot lor cort sus et dist </text:p>
          </table:table-cell>
          <table:table-cell office:value-type="string" calcext:value-type="string">
            <text:p>qui auoient geu a terre. |Et lancelot leur laisse courre |et dit </text:p>
          </table:table-cell>
          <table:table-cell office:value-type="string" calcext:value-type="string">
            <text:p>qui estoient a terre |et lors leur court sus lanceloi |et leur dit </text:p>
          </table:table-cell>
          <table:table-cell office:value-type="string" calcext:value-type="string">
            <text:p>e lançarote enquelo vido fue alla |e dixoles </text:p>
          </table:table-cell>
          <table:table-cell office:value-type="string" calcext:value-type="string">
            <text:p>che n terra avieno giaciuto. |E Lancellotto lor lascia correre |e dice </text:p>
          </table:table-cell>
          <table:table-cell table:number-columns-repeated="1016"/>
        </table:table-row>
        <table:table-row table:style-name="ro15">
          <table:table-cell office:value-type="float" office:value="1439" calcext:value-type="float">
            <text:p>1439</text:p>
          </table:table-cell>
          <table:table-cell office:value-type="string" calcext:value-type="string">
            <text:p>que mort sont</text:p>
          </table:table-cell>
          <table:table-cell office:value-type="string" calcext:value-type="string">
            <text:p>que mors sont cil ne se randent. |et quant cil le uoien uenir </text:p>
          </table:table-cell>
          <table:table-cell office:value-type="string" calcext:value-type="string">
            <text:p>que tout y morront</text:p>
          </table:table-cell>
          <table:table-cell office:value-type="string" calcext:value-type="string">
            <text:p>quil se rendent |ou il les occira.</text:p>
          </table:table-cell>
          <table:table-cell office:value-type="string" calcext:value-type="string">
            <text:p>que mors sont |se ilz </text:p>
          </table:table-cell>
          <table:table-cell office:value-type="string" calcext:value-type="string">
            <text:p>si vos no tenedes por vençidos yo vos matare</text:p>
          </table:table-cell>
          <table:table-cell office:value-type="string" calcext:value-type="string">
            <text:p>che morti</text:p>
          </table:table-cell>
          <table:table-cell table:number-columns-repeated="1016"/>
        </table:table-row>
        <table:table-row table:style-name="ro3" table:number-rows-repeated="362">
          <table:table-cell table:style-name="ce3"/>
          <table:table-cell table:number-columns-repeated="1023"/>
        </table:table-row>
        <table:table-row table:style-name="ro3" table:number-rows-repeated="10478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 style:data-style-name="N2" text:time-value="07:28:19.6877830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4-06-20T10:53:56.024416103</dc:date>
    <meta:editing-duration>PT5H43M43S</meta:editing-duration>
    <meta:editing-cycles>17</meta:editing-cycles>
    <meta:document-statistic meta:table-count="2" meta:cell-count="5370" meta:object-count="0"/>
  </office:meta>
</office:document-meta>
</file>